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MPC-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Long</text:p>
          </table:table-cell>
          <table:table-cell table:style-name="ce1" office:value-type="string">
            <text:p>sin</text:p>
          </table:table-cell>
          <table:table-cell table:style-name="ce1" office:value-type="string">
            <text:p>cos</text:p>
          </table:table-cell>
          <table:table-cell table:style-name="ce1" office:value-type="string">
            <text:p>Name</text:p>
          </table:table-cell>
        </table:table-row>
        <table:table-row table:style-name="ro1">
          <table:table-cell table:style-name="ce2" office:value-type="string">
            <text:p>000</text:p>
          </table:table-cell>
          <table:table-cell office:value-type="float" office:value="0">
            <text:p>0</text:p>
          </table:table-cell>
          <table:table-cell office:value-type="float" office:value="0.62411">
            <text:p>0.62411</text:p>
          </table:table-cell>
          <table:table-cell office:value-type="float" office:value="0.77873">
            <text:p>0.77873</text:p>
          </table:table-cell>
          <table:table-cell office:value-type="string">
            <text:p>Greenwich</text:p>
          </table:table-cell>
        </table:table-row>
        <table:table-row table:style-name="ro2">
          <table:table-cell table:style-name="ce2" office:value-type="string">
            <text:p>001</text:p>
          </table:table-cell>
          <table:table-cell office:value-type="float" office:value="0.1542">
            <text:p>0.1542</text:p>
          </table:table-cell>
          <table:table-cell office:value-type="float" office:value="0.62992">
            <text:p>0.62992</text:p>
          </table:table-cell>
          <table:table-cell office:value-type="float" office:value="0.77411">
            <text:p>0.77411</text:p>
          </table:table-cell>
          <table:table-cell office:value-type="string">
            <text:p>Crowborough</text:p>
          </table:table-cell>
        </table:table-row>
        <table:table-row table:style-name="ro1">
          <table:table-cell table:style-name="ce2" office:value-type="string">
            <text:p>002</text:p>
          </table:table-cell>
          <table:table-cell office:value-type="float" office:value="0.62">
            <text:p>0.62</text:p>
          </table:table-cell>
          <table:table-cell office:value-type="float" office:value="0.622">
            <text:p>0.622</text:p>
          </table:table-cell>
          <table:table-cell office:value-type="float" office:value="0.781">
            <text:p>0.781</text:p>
          </table:table-cell>
          <table:table-cell office:value-type="string">
            <text:p>Rayleigh</text:p>
          </table:table-cell>
        </table:table-row>
        <table:table-row table:style-name="ro2">
          <table:table-cell table:style-name="ce2" office:value-type="string">
            <text:p>003</text:p>
          </table:table-cell>
          <table:table-cell office:value-type="float" office:value="3.9">
            <text:p>3.9</text:p>
          </table:table-cell>
          <table:table-cell office:value-type="float" office:value="0.725">
            <text:p>0.725</text:p>
          </table:table-cell>
          <table:table-cell office:value-type="float" office:value="0.687">
            <text:p>0.687</text:p>
          </table:table-cell>
          <table:table-cell office:value-type="string">
            <text:p>Montpellier</text:p>
          </table:table-cell>
        </table:table-row>
        <table:table-row table:style-name="ro1">
          <table:table-cell table:style-name="ce2" office:value-type="string">
            <text:p>004</text:p>
          </table:table-cell>
          <table:table-cell office:value-type="float" office:value="1.4625">
            <text:p>1.4625</text:p>
          </table:table-cell>
          <table:table-cell office:value-type="float" office:value="0.7252">
            <text:p>0.7252</text:p>
          </table:table-cell>
          <table:table-cell office:value-type="float" office:value="0.68627">
            <text:p>0.68627</text:p>
          </table:table-cell>
          <table:table-cell office:value-type="string">
            <text:p>Toulouse</text:p>
          </table:table-cell>
        </table:table-row>
        <table:table-row table:style-name="ro2">
          <table:table-cell table:style-name="ce2" office:value-type="string">
            <text:p>005</text:p>
          </table:table-cell>
          <table:table-cell office:value-type="float" office:value="2.231">
            <text:p>2.231</text:p>
          </table:table-cell>
          <table:table-cell office:value-type="float" office:value="0.659891">
            <text:p>0.659891</text:p>
          </table:table-cell>
          <table:table-cell office:value-type="float" office:value="0.74887">
            <text:p>0.74887</text:p>
          </table:table-cell>
          <table:table-cell office:value-type="string">
            <text:p>Meudon</text:p>
          </table:table-cell>
        </table:table-row>
        <table:table-row table:style-name="ro2">
          <table:table-cell table:style-name="ce2" office:value-type="string">
            <text:p>006</text:p>
          </table:table-cell>
          <table:table-cell office:value-type="float" office:value="2.12417">
            <text:p>2.12417</text:p>
          </table:table-cell>
          <table:table-cell office:value-type="float" office:value="0.751042">
            <text:p>0.751042</text:p>
          </table:table-cell>
          <table:table-cell office:value-type="float" office:value="0.65812">
            <text:p>0.65812</text:p>
          </table:table-cell>
          <table:table-cell office:value-type="string">
            <text:p>Fabra Observatory, Barcelona</text:p>
          </table:table-cell>
        </table:table-row>
        <table:table-row table:style-name="ro1">
          <table:table-cell table:style-name="ce2" office:value-type="string">
            <text:p>007</text:p>
          </table:table-cell>
          <table:table-cell office:value-type="float" office:value="2.33675">
            <text:p>2.33675</text:p>
          </table:table-cell>
          <table:table-cell office:value-type="float" office:value="0.65947">
            <text:p>0.65947</text:p>
          </table:table-cell>
          <table:table-cell office:value-type="float" office:value="0.74922">
            <text:p>0.74922</text:p>
          </table:table-cell>
          <table:table-cell office:value-type="string">
            <text:p>Paris</text:p>
          </table:table-cell>
        </table:table-row>
        <table:table-row table:style-name="ro2">
          <table:table-cell table:style-name="ce2" office:value-type="string">
            <text:p>008</text:p>
          </table:table-cell>
          <table:table-cell office:value-type="float" office:value="3.0355">
            <text:p>3.0355</text:p>
          </table:table-cell>
          <table:table-cell office:value-type="float" office:value="0.80172">
            <text:p>0.80172</text:p>
          </table:table-cell>
          <table:table-cell office:value-type="float" office:value="0.59578">
            <text:p>0.59578</text:p>
          </table:table-cell>
          <table:table-cell office:value-type="string">
            <text:p>Algiers-Bouzareah</text:p>
          </table:table-cell>
        </table:table-row>
        <table:table-row table:style-name="ro2">
          <table:table-cell table:style-name="ce2" office:value-type="string">
            <text:p>009</text:p>
          </table:table-cell>
          <table:table-cell office:value-type="float" office:value="7.4417">
            <text:p>7.4417</text:p>
          </table:table-cell>
          <table:table-cell office:value-type="float" office:value="0.6838">
            <text:p>0.6838</text:p>
          </table:table-cell>
          <table:table-cell office:value-type="float" office:value="0.7272">
            <text:p>0.7272</text:p>
          </table:table-cell>
          <table:table-cell office:value-type="string">
            <text:p>Berne-Uecht</text:p>
          </table:table-cell>
        </table:table-row>
        <table:table-row table:style-name="ro2">
          <table:table-cell table:style-name="ce2" office:value-type="string">
            <text:p>010</text:p>
          </table:table-cell>
          <table:table-cell office:value-type="float" office:value="6.9267">
            <text:p>6.9267</text:p>
          </table:table-cell>
          <table:table-cell office:value-type="float" office:value="0.72368">
            <text:p>0.72368</text:p>
          </table:table-cell>
          <table:table-cell office:value-type="float" office:value="0.68811">
            <text:p>0.68811</text:p>
          </table:table-cell>
          <table:table-cell office:value-type="string">
            <text:p>Caussols</text:p>
          </table:table-cell>
        </table:table-row>
        <table:table-row table:style-name="ro2">
          <table:table-cell table:style-name="ce2" office:value-type="string">
            <text:p>011</text:p>
          </table:table-cell>
          <table:table-cell office:value-type="float" office:value="8.797">
            <text:p>8.797</text:p>
          </table:table-cell>
          <table:table-cell office:value-type="float" office:value="0.6791">
            <text:p>0.6791</text:p>
          </table:table-cell>
          <table:table-cell office:value-type="float" office:value="0.7315">
            <text:p>0.7315</text:p>
          </table:table-cell>
          <table:table-cell office:value-type="string">
            <text:p>Wetzikon</text:p>
          </table:table-cell>
        </table:table-row>
        <table:table-row table:style-name="ro2">
          <table:table-cell table:style-name="ce2" office:value-type="string">
            <text:p>012</text:p>
          </table:table-cell>
          <table:table-cell office:value-type="float" office:value="4.35821">
            <text:p>4.35821</text:p>
          </table:table-cell>
          <table:table-cell office:value-type="float" office:value="0.633333">
            <text:p>0.633333</text:p>
          </table:table-cell>
          <table:table-cell office:value-type="float" office:value="0.7713">
            <text:p>0.7713</text:p>
          </table:table-cell>
          <table:table-cell office:value-type="string">
            <text:p>Uccle</text:p>
          </table:table-cell>
        </table:table-row>
        <table:table-row table:style-name="ro1">
          <table:table-cell table:style-name="ce2" office:value-type="string">
            <text:p>013</text:p>
          </table:table-cell>
          <table:table-cell office:value-type="float" office:value="4.48397">
            <text:p>4.48397</text:p>
          </table:table-cell>
          <table:table-cell office:value-type="float" office:value="0.614813">
            <text:p>0.614813</text:p>
          </table:table-cell>
          <table:table-cell office:value-type="float" office:value="0.78602">
            <text:p>0.78602</text:p>
          </table:table-cell>
          <table:table-cell office:value-type="string">
            <text:p>Leiden</text:p>
          </table:table-cell>
        </table:table-row>
        <table:table-row table:style-name="ro1">
          <table:table-cell table:style-name="ce2" office:value-type="string">
            <text:p>014</text:p>
          </table:table-cell>
          <table:table-cell office:value-type="float" office:value="5.39509">
            <text:p>5.39509</text:p>
          </table:table-cell>
          <table:table-cell office:value-type="float" office:value="0.728859">
            <text:p>0.728859</text:p>
          </table:table-cell>
          <table:table-cell office:value-type="float" office:value="0.68238">
            <text:p>0.68238</text:p>
          </table:table-cell>
          <table:table-cell office:value-type="string">
            <text:p>Marseilles</text:p>
          </table:table-cell>
        </table:table-row>
        <table:table-row table:style-name="ro1">
          <table:table-cell table:style-name="ce2" office:value-type="string">
            <text:p>015</text:p>
          </table:table-cell>
          <table:table-cell office:value-type="float" office:value="5.12929">
            <text:p>5.12929</text:p>
          </table:table-cell>
          <table:table-cell office:value-type="float" office:value="0.61577">
            <text:p>0.61577</text:p>
          </table:table-cell>
          <table:table-cell office:value-type="float" office:value="0.78528">
            <text:p>0.78528</text:p>
          </table:table-cell>
          <table:table-cell office:value-type="string">
            <text:p>Utrecht</text:p>
          </table:table-cell>
        </table:table-row>
        <table:table-row table:style-name="ro2">
          <table:table-cell table:style-name="ce2" office:value-type="string">
            <text:p>016</text:p>
          </table:table-cell>
          <table:table-cell office:value-type="float" office:value="5.9893">
            <text:p>5.9893</text:p>
          </table:table-cell>
          <table:table-cell office:value-type="float" office:value="0.68006">
            <text:p>0.68006</text:p>
          </table:table-cell>
          <table:table-cell office:value-type="float" office:value="0.73076">
            <text:p>0.73076</text:p>
          </table:table-cell>
          <table:table-cell office:value-type="string">
            <text:p>Besancon</text:p>
          </table:table-cell>
        </table:table-row>
        <table:table-row table:style-name="ro2">
          <table:table-cell table:style-name="ce2" office:value-type="string">
            <text:p>017</text:p>
          </table:table-cell>
          <table:table-cell office:value-type="float" office:value="6.84924">
            <text:p>6.84924</text:p>
          </table:table-cell>
          <table:table-cell office:value-type="float" office:value="0.641946">
            <text:p>0.641946</text:p>
          </table:table-cell>
          <table:table-cell office:value-type="float" office:value="0.76428">
            <text:p>0.76428</text:p>
          </table:table-cell>
          <table:table-cell office:value-type="string">
            <text:p>Hoher List</text:p>
          </table:table-cell>
        </table:table-row>
        <table:table-row table:style-name="ro2">
          <table:table-cell table:style-name="ce2" office:value-type="string">
            <text:p>018</text:p>
          </table:table-cell>
          <table:table-cell office:value-type="float" office:value="6.7612">
            <text:p>6.7612</text:p>
          </table:table-cell>
          <table:table-cell office:value-type="float" office:value="0.62779">
            <text:p>0.62779</text:p>
          </table:table-cell>
          <table:table-cell office:value-type="float" office:value="0.77578">
            <text:p>0.77578</text:p>
          </table:table-cell>
          <table:table-cell office:value-type="string">
            <text:p>Dusseldorf-Bilk</text:p>
          </table:table-cell>
        </table:table-row>
        <table:table-row table:style-name="ro2">
          <table:table-cell table:style-name="ce2" office:value-type="string">
            <text:p>019</text:p>
          </table:table-cell>
          <table:table-cell office:value-type="float" office:value="6.9575">
            <text:p>6.9575</text:p>
          </table:table-cell>
          <table:table-cell office:value-type="float" office:value="0.68331">
            <text:p>0.68331</text:p>
          </table:table-cell>
          <table:table-cell office:value-type="float" office:value="0.72779">
            <text:p>0.72779</text:p>
          </table:table-cell>
          <table:table-cell office:value-type="string">
            <text:p>Neuchatel</text:p>
          </table:table-cell>
        </table:table-row>
        <table:table-row table:style-name="ro1">
          <table:table-cell table:style-name="ce2" office:value-type="string">
            <text:p>020</text:p>
          </table:table-cell>
          <table:table-cell office:value-type="float" office:value="7.3004">
            <text:p>7.3004</text:p>
          </table:table-cell>
          <table:table-cell office:value-type="float" office:value="0.72391">
            <text:p>0.72391</text:p>
          </table:table-cell>
          <table:table-cell office:value-type="float" office:value="0.68767">
            <text:p>0.68767</text:p>
          </table:table-cell>
          <table:table-cell office:value-type="string">
            <text:p>Nice</text:p>
          </table:table-cell>
        </table:table-row>
        <table:table-row table:style-name="ro2">
          <table:table-cell table:style-name="ce2" office:value-type="string">
            <text:p>021</text:p>
          </table:table-cell>
          <table:table-cell office:value-type="float" office:value="8.3855">
            <text:p>8.3855</text:p>
          </table:table-cell>
          <table:table-cell office:value-type="float" office:value="0.65701">
            <text:p>0.65701</text:p>
          </table:table-cell>
          <table:table-cell office:value-type="float" office:value="0.75138">
            <text:p>0.75138</text:p>
          </table:table-cell>
          <table:table-cell office:value-type="string">
            <text:p>Karlsruhe</text:p>
          </table:table-cell>
        </table:table-row>
        <table:table-row table:style-name="ro2">
          <table:table-cell table:style-name="ce2" office:value-type="string">
            <text:p>022</text:p>
          </table:table-cell>
          <table:table-cell office:value-type="float" office:value="7.7748">
            <text:p>7.7748</text:p>
          </table:table-cell>
          <table:table-cell office:value-type="float" office:value="0.7079">
            <text:p>0.7079</text:p>
          </table:table-cell>
          <table:table-cell office:value-type="float" office:value="0.70409">
            <text:p>0.70409</text:p>
          </table:table-cell>
          <table:table-cell office:value-type="string">
            <text:p>Pino Torinese</text:p>
          </table:table-cell>
        </table:table-row>
        <table:table-row table:style-name="ro2">
          <table:table-cell table:style-name="ce2" office:value-type="string">
            <text:p>023</text:p>
          </table:table-cell>
          <table:table-cell office:value-type="float" office:value="8.2625">
            <text:p>8.2625</text:p>
          </table:table-cell>
          <table:table-cell office:value-type="float" office:value="0.64299">
            <text:p>0.64299</text:p>
          </table:table-cell>
          <table:table-cell office:value-type="float" office:value="0.76335">
            <text:p>0.76335</text:p>
          </table:table-cell>
          <table:table-cell office:value-type="string">
            <text:p>Wiesbaden</text:p>
          </table:table-cell>
        </table:table-row>
        <table:table-row table:style-name="ro2">
          <table:table-cell table:style-name="ce2" office:value-type="string">
            <text:p>024</text:p>
          </table:table-cell>
          <table:table-cell office:value-type="float" office:value="8.7216">
            <text:p>8.7216</text:p>
          </table:table-cell>
          <table:table-cell office:value-type="float" office:value="0.65211">
            <text:p>0.65211</text:p>
          </table:table-cell>
          <table:table-cell office:value-type="float" office:value="0.7557">
            <text:p>0.7557</text:p>
          </table:table-cell>
          <table:table-cell office:value-type="string">
            <text:p>Heidelberg-Konigstuhl</text:p>
          </table:table-cell>
        </table:table-row>
        <table:table-row table:style-name="ro1">
          <table:table-cell table:style-name="ce2" office:value-type="string">
            <text:p>025</text:p>
          </table:table-cell>
          <table:table-cell office:value-type="float" office:value="9.1965">
            <text:p>9.1965</text:p>
          </table:table-cell>
          <table:table-cell office:value-type="float" office:value="0.660205">
            <text:p>0.660205</text:p>
          </table:table-cell>
          <table:table-cell office:value-type="float" office:value="0.74863">
            <text:p>0.74863</text:p>
          </table:table-cell>
          <table:table-cell office:value-type="string">
            <text:p>Stuttgart</text:p>
          </table:table-cell>
        </table:table-row>
        <table:table-row table:style-name="ro2">
          <table:table-cell table:style-name="ce2" office:value-type="string">
            <text:p>026</text:p>
          </table:table-cell>
          <table:table-cell office:value-type="float" office:value="7.46511">
            <text:p>7.46511</text:p>
          </table:table-cell>
          <table:table-cell office:value-type="float" office:value="0.684884">
            <text:p>0.684884</text:p>
          </table:table-cell>
          <table:table-cell office:value-type="float" office:value="0.7264">
            <text:p>0.7264</text:p>
          </table:table-cell>
          <table:table-cell office:value-type="string">
            <text:p>Berne-Zimmerwald</text:p>
          </table:table-cell>
        </table:table-row>
        <table:table-row table:style-name="ro1">
          <table:table-cell table:style-name="ce2" office:value-type="string">
            <text:p>027</text:p>
          </table:table-cell>
          <table:table-cell office:value-type="float" office:value="9.1912">
            <text:p>9.1912</text:p>
          </table:table-cell>
          <table:table-cell office:value-type="float" office:value="0.70254">
            <text:p>0.70254</text:p>
          </table:table-cell>
          <table:table-cell office:value-type="float" office:value="0.70929">
            <text:p>0.70929</text:p>
          </table:table-cell>
          <table:table-cell office:value-type="string">
            <text:p>Milan</text:p>
          </table:table-cell>
        </table:table-row>
        <table:table-row table:style-name="ro2">
          <table:table-cell table:style-name="ce2" office:value-type="string">
            <text:p>028</text:p>
          </table:table-cell>
          <table:table-cell office:value-type="float" office:value="9.9363">
            <text:p>9.9363</text:p>
          </table:table-cell>
          <table:table-cell office:value-type="float" office:value="0.64686">
            <text:p>0.64686</text:p>
          </table:table-cell>
          <table:table-cell office:value-type="float" office:value="0.76009">
            <text:p>0.76009</text:p>
          </table:table-cell>
          <table:table-cell office:value-type="string">
            <text:p>Wurzburg</text:p>
          </table:table-cell>
        </table:table-row>
        <table:table-row table:style-name="ro2">
          <table:table-cell table:style-name="ce2" office:value-type="string">
            <text:p>029</text:p>
          </table:table-cell>
          <table:table-cell office:value-type="float" office:value="10.2406">
            <text:p>10.2406</text:p>
          </table:table-cell>
          <table:table-cell office:value-type="float" office:value="0.5964">
            <text:p>0.5964</text:p>
          </table:table-cell>
          <table:table-cell office:value-type="float" office:value="0.8">
            <text:p>0.8</text:p>
          </table:table-cell>
          <table:table-cell office:value-type="string">
            <text:p>Hamburg-Bergedorf</text:p>
          </table:table-cell>
        </table:table-row>
        <table:table-row table:style-name="ro2">
          <table:table-cell table:style-name="ce2" office:value-type="string">
            <text:p>030</text:p>
          </table:table-cell>
          <table:table-cell office:value-type="float" office:value="11.25446">
            <text:p>11.25446</text:p>
          </table:table-cell>
          <table:table-cell office:value-type="float" office:value="0.723534">
            <text:p>0.723534</text:p>
          </table:table-cell>
          <table:table-cell office:value-type="float" office:value="0.68801">
            <text:p>0.68801</text:p>
          </table:table-cell>
          <table:table-cell office:value-type="string">
            <text:p>Arcetri Observatory, Florence</text:p>
          </table:table-cell>
        </table:table-row>
        <table:table-row table:style-name="ro2">
          <table:table-cell table:style-name="ce2" office:value-type="string">
            <text:p>031</text:p>
          </table:table-cell>
          <table:table-cell office:value-type="float" office:value="11.18985">
            <text:p>11.18985</text:p>
          </table:table-cell>
          <table:table-cell office:value-type="float" office:value="0.639061">
            <text:p>0.639061</text:p>
          </table:table-cell>
          <table:table-cell office:value-type="float" office:value="0.7667">
            <text:p>0.7667</text:p>
          </table:table-cell>
          <table:table-cell office:value-type="string">
            <text:p>Sonneberg</text:p>
          </table:table-cell>
        </table:table-row>
        <table:table-row table:style-name="ro1">
          <table:table-cell table:style-name="ce2" office:value-type="string">
            <text:p>032</text:p>
          </table:table-cell>
          <table:table-cell office:value-type="float" office:value="11.58295">
            <text:p>11.58295</text:p>
          </table:table-cell>
          <table:table-cell office:value-type="float" office:value="0.631624">
            <text:p>0.631624</text:p>
          </table:table-cell>
          <table:table-cell office:value-type="float" office:value="0.7727">
            <text:p>0.7727</text:p>
          </table:table-cell>
          <table:table-cell office:value-type="string">
            <text:p>Jena</text:p>
          </table:table-cell>
        </table:table-row>
        <table:table-row table:style-name="ro2">
          <table:table-cell table:style-name="ce2" office:value-type="string">
            <text:p>033</text:p>
          </table:table-cell>
          <table:table-cell office:value-type="float" office:value="11.71124">
            <text:p>11.71124</text:p>
          </table:table-cell>
          <table:table-cell office:value-type="float" office:value="0.6309">
            <text:p>0.6309</text:p>
          </table:table-cell>
          <table:table-cell office:value-type="float" office:value="0.77333">
            <text:p>0.77333</text:p>
          </table:table-cell>
          <table:table-cell office:value-type="string">
            <text:p>Karl Schwarzschild Observatory, Tautenburg</text:p>
          </table:table-cell>
        </table:table-row>
        <table:table-row table:style-name="ro1">
          <table:table-cell table:style-name="ce2" office:value-type="string">
            <text:p>034</text:p>
          </table:table-cell>
          <table:table-cell office:value-type="float" office:value="12.45246">
            <text:p>12.45246</text:p>
          </table:table-cell>
          <table:table-cell office:value-type="float" office:value="0.745176">
            <text:p>0.745176</text:p>
          </table:table-cell>
          <table:table-cell office:value-type="float" office:value="0.66465">
            <text:p>0.66465</text:p>
          </table:table-cell>
          <table:table-cell office:value-type="string">
            <text:p>Monte Mario Observatory, Rome</text:p>
          </table:table-cell>
        </table:table-row>
        <table:table-row table:style-name="ro1">
          <table:table-cell table:style-name="ce2" office:value-type="string">
            <text:p>035</text:p>
          </table:table-cell>
          <table:table-cell office:value-type="float" office:value="12.57592">
            <text:p>12.57592</text:p>
          </table:table-cell>
          <table:table-cell office:value-type="float" office:value="0.565008">
            <text:p>0.565008</text:p>
          </table:table-cell>
          <table:table-cell office:value-type="float" office:value="0.82232">
            <text:p>0.82232</text:p>
          </table:table-cell>
          <table:table-cell office:value-type="string">
            <text:p>Copenhagen</text:p>
          </table:table-cell>
        </table:table-row>
        <table:table-row table:style-name="ro2">
          <table:table-cell table:style-name="ce2" office:value-type="string">
            <text:p>036</text:p>
          </table:table-cell>
          <table:table-cell office:value-type="float" office:value="12.6504">
            <text:p>12.6504</text:p>
          </table:table-cell>
          <table:table-cell office:value-type="float" office:value="0.747247">
            <text:p>0.747247</text:p>
          </table:table-cell>
          <table:table-cell office:value-type="float" office:value="0.66242">
            <text:p>0.66242</text:p>
          </table:table-cell>
          <table:table-cell office:value-type="string">
            <text:p>Castel Gandolfo</text:p>
          </table:table-cell>
        </table:table-row>
        <table:table-row table:style-name="ro2">
          <table:table-cell table:style-name="ce2" office:value-type="string">
            <text:p>037</text:p>
          </table:table-cell>
          <table:table-cell office:value-type="float" office:value="13.7333">
            <text:p>13.7333</text:p>
          </table:table-cell>
          <table:table-cell office:value-type="float" office:value="0.7366">
            <text:p>0.7366</text:p>
          </table:table-cell>
          <table:table-cell office:value-type="float" office:value="0.67416">
            <text:p>0.67416</text:p>
          </table:table-cell>
          <table:table-cell office:value-type="string">
            <text:p>Collurania Observatory, Teramo</text:p>
          </table:table-cell>
        </table:table-row>
        <table:table-row table:style-name="ro1">
          <table:table-cell table:style-name="ce2" office:value-type="string">
            <text:p>038</text:p>
          </table:table-cell>
          <table:table-cell office:value-type="float" office:value="13.7704">
            <text:p>13.7704</text:p>
          </table:table-cell>
          <table:table-cell office:value-type="float" office:value="0.70033">
            <text:p>0.70033</text:p>
          </table:table-cell>
          <table:table-cell office:value-type="float" office:value="0.71144">
            <text:p>0.71144</text:p>
          </table:table-cell>
          <table:table-cell office:value-type="string">
            <text:p>Trieste</text:p>
          </table:table-cell>
        </table:table-row>
        <table:table-row table:style-name="ro1">
          <table:table-cell table:style-name="ce2" office:value-type="string">
            <text:p>039</text:p>
          </table:table-cell>
          <table:table-cell office:value-type="float" office:value="13.1874">
            <text:p>13.1874</text:p>
          </table:table-cell>
          <table:table-cell office:value-type="float" office:value="0.56485">
            <text:p>0.56485</text:p>
          </table:table-cell>
          <table:table-cell office:value-type="float" office:value="0.82243">
            <text:p>0.82243</text:p>
          </table:table-cell>
          <table:table-cell office:value-type="string">
            <text:p>Lund</text:p>
          </table:table-cell>
        </table:table-row>
        <table:table-row table:style-name="ro2">
          <table:table-cell table:style-name="ce2" office:value-type="string">
            <text:p>040</text:p>
          </table:table-cell>
          <table:table-cell office:value-type="float" office:value="13.7298">
            <text:p>13.7298</text:p>
          </table:table-cell>
          <table:table-cell office:value-type="float" office:value="0.63019">
            <text:p>0.63019</text:p>
          </table:table-cell>
          <table:table-cell office:value-type="float" office:value="0.77387">
            <text:p>0.77387</text:p>
          </table:table-cell>
          <table:table-cell office:value-type="string">
            <text:p>Lohrmann Institute, Dresden</text:p>
          </table:table-cell>
        </table:table-row>
        <table:table-row table:style-name="ro1">
          <table:table-cell table:style-name="ce2" office:value-type="string">
            <text:p>041</text:p>
          </table:table-cell>
          <table:table-cell office:value-type="float" office:value="11.38083">
            <text:p>11.38083</text:p>
          </table:table-cell>
          <table:table-cell office:value-type="float" office:value="0.679862">
            <text:p>0.679862</text:p>
          </table:table-cell>
          <table:table-cell office:value-type="float" office:value="0.73101">
            <text:p>0.73101</text:p>
          </table:table-cell>
          <table:table-cell office:value-type="string">
            <text:p>Innsbruck</text:p>
          </table:table-cell>
        </table:table-row>
        <table:table-row table:style-name="ro1">
          <table:table-cell table:style-name="ce2" office:value-type="string">
            <text:p>042</text:p>
          </table:table-cell>
          <table:table-cell office:value-type="float" office:value="13.06428">
            <text:p>13.06428</text:p>
          </table:table-cell>
          <table:table-cell office:value-type="float" office:value="0.611721">
            <text:p>0.611721</text:p>
          </table:table-cell>
          <table:table-cell office:value-type="float" office:value="0.78843">
            <text:p>0.78843</text:p>
          </table:table-cell>
          <table:table-cell office:value-type="string">
            <text:p>Potsdam</text:p>
          </table:table-cell>
        </table:table-row>
        <table:table-row table:style-name="ro2">
          <table:table-cell table:style-name="ce2" office:value-type="string">
            <text:p>043</text:p>
          </table:table-cell>
          <table:table-cell office:value-type="float" office:value="11.5286">
            <text:p>11.5286</text:p>
          </table:table-cell>
          <table:table-cell office:value-type="float" office:value="0.6977">
            <text:p>0.6977</text:p>
          </table:table-cell>
          <table:table-cell office:value-type="float" office:value="0.71422">
            <text:p>0.71422</text:p>
          </table:table-cell>
          <table:table-cell office:value-type="string">
            <text:p>Asiago Astrophysical Observatory, Padua</text:p>
          </table:table-cell>
        </table:table-row>
        <table:table-row table:style-name="ro2">
          <table:table-cell table:style-name="ce2" office:value-type="string">
            <text:p>044</text:p>
          </table:table-cell>
          <table:table-cell office:value-type="float" office:value="14.2559">
            <text:p>14.2559</text:p>
          </table:table-cell>
          <table:table-cell office:value-type="float" office:value="0.75738">
            <text:p>0.75738</text:p>
          </table:table-cell>
          <table:table-cell office:value-type="float" office:value="0.65082">
            <text:p>0.65082</text:p>
          </table:table-cell>
          <table:table-cell office:value-type="string">
            <text:p>Capodimonte Observatory, Naples</text:p>
          </table:table-cell>
        </table:table-row>
        <table:table-row table:style-name="ro1">
          <table:table-cell table:style-name="ce2" office:value-type="string">
            <text:p>045</text:p>
          </table:table-cell>
          <table:table-cell office:value-type="float" office:value="16.339">
            <text:p>16.339</text:p>
          </table:table-cell>
          <table:table-cell office:value-type="float" office:value="0.66739">
            <text:p>0.66739</text:p>
          </table:table-cell>
          <table:table-cell office:value-type="float" office:value="0.74227">
            <text:p>0.74227</text:p>
          </table:table-cell>
          <table:table-cell office:value-type="string">
            <text:p>Vienna (since 1879)</text:p>
          </table:table-cell>
        </table:table-row>
        <table:table-row table:style-name="ro2">
          <table:table-cell table:style-name="ce2" office:value-type="string">
            <text:p>046</text:p>
          </table:table-cell>
          <table:table-cell office:value-type="float" office:value="14.2881">
            <text:p>14.2881</text:p>
          </table:table-cell>
          <table:table-cell office:value-type="float" office:value="0.65922">
            <text:p>0.65922</text:p>
          </table:table-cell>
          <table:table-cell office:value-type="float" office:value="0.74965">
            <text:p>0.74965</text:p>
          </table:table-cell>
          <table:table-cell office:value-type="string">
            <text:p>Klet Observatory, Ceske Budejovice</text:p>
          </table:table-cell>
        </table:table-row>
        <table:table-row table:style-name="ro1">
          <table:table-cell table:style-name="ce2" office:value-type="string">
            <text:p>047</text:p>
          </table:table-cell>
          <table:table-cell office:value-type="float" office:value="16.8782">
            <text:p>16.8782</text:p>
          </table:table-cell>
          <table:table-cell office:value-type="float" office:value="0.61146">
            <text:p>0.61146</text:p>
          </table:table-cell>
          <table:table-cell office:value-type="float" office:value="0.78864">
            <text:p>0.78864</text:p>
          </table:table-cell>
          <table:table-cell office:value-type="string">
            <text:p>Poznan</text:p>
          </table:table-cell>
        </table:table-row>
        <table:table-row table:style-name="ro2">
          <table:table-cell table:style-name="ce2" office:value-type="string">
            <text:p>048</text:p>
          </table:table-cell>
          <table:table-cell office:value-type="float" office:value="15.8408">
            <text:p>15.8408</text:p>
          </table:table-cell>
          <table:table-cell office:value-type="float" office:value="0.641709">
            <text:p>0.641709</text:p>
          </table:table-cell>
          <table:table-cell office:value-type="float" office:value="0.76443">
            <text:p>0.76443</text:p>
          </table:table-cell>
          <table:table-cell office:value-type="string">
            <text:p>Hradec Kralove</text:p>
          </table:table-cell>
        </table:table-row>
        <table:table-row table:style-name="ro2">
          <table:table-cell table:style-name="ce2" office:value-type="string">
            <text:p>049</text:p>
          </table:table-cell>
          <table:table-cell office:value-type="float" office:value="17.6067">
            <text:p>17.6067</text:p>
          </table:table-cell>
          <table:table-cell office:value-type="float" office:value="0.5088">
            <text:p>0.5088</text:p>
          </table:table-cell>
          <table:table-cell office:value-type="float" office:value="0.858">
            <text:p>0.858</text:p>
          </table:table-cell>
          <table:table-cell office:value-type="string">
            <text:p>Uppsala-Kvistaberg</text:p>
          </table:table-cell>
        </table:table-row>
        <table:table-row table:style-name="ro1">
          <table:table-cell table:style-name="ce2" office:value-type="string">
            <text:p>050</text:p>
          </table:table-cell>
          <table:table-cell office:value-type="float" office:value="18.0582">
            <text:p>18.0582</text:p>
          </table:table-cell>
          <table:table-cell office:value-type="float" office:value="0.51118">
            <text:p>0.51118</text:p>
          </table:table-cell>
          <table:table-cell office:value-type="float" office:value="0.8566">
            <text:p>0.8566</text:p>
          </table:table-cell>
          <table:table-cell office:value-type="string">
            <text:p>Stockholm (before 1931)</text:p>
          </table:table-cell>
        </table:table-row>
        <table:table-row table:style-name="ro1">
          <table:table-cell table:style-name="ce2" office:value-type="string">
            <text:p>051</text:p>
          </table:table-cell>
          <table:table-cell office:value-type="float" office:value="18.4766">
            <text:p>18.4766</text:p>
          </table:table-cell>
          <table:table-cell office:value-type="float" office:value="0.83055">
            <text:p>0.83055</text:p>
          </table:table-cell>
          <table:table-cell office:value-type="float" office:value="-0.55508">
            <text:p>-0.55508</text:p>
          </table:table-cell>
          <table:table-cell office:value-type="string">
            <text:p>Cape</text:p>
          </table:table-cell>
        </table:table-row>
        <table:table-row table:style-name="ro2">
          <table:table-cell table:style-name="ce2" office:value-type="string">
            <text:p>052</text:p>
          </table:table-cell>
          <table:table-cell office:value-type="float" office:value="18.3083">
            <text:p>18.3083</text:p>
          </table:table-cell>
          <table:table-cell office:value-type="float" office:value="0.51224">
            <text:p>0.51224</text:p>
          </table:table-cell>
          <table:table-cell office:value-type="float" office:value="0.85597">
            <text:p>0.85597</text:p>
          </table:table-cell>
          <table:table-cell office:value-type="string">
            <text:p>Stockholm-Saltsjobaden</text:p>
          </table:table-cell>
        </table:table-row>
        <table:table-row table:style-name="ro2">
          <table:table-cell table:style-name="ce2" office:value-type="string">
            <text:p>053</text:p>
          </table:table-cell>
          <table:table-cell office:value-type="float" office:value="18.9642">
            <text:p>18.9642</text:p>
          </table:table-cell>
          <table:table-cell office:value-type="float" office:value="0.67688">
            <text:p>0.67688</text:p>
          </table:table-cell>
          <table:table-cell office:value-type="float" office:value="0.73373">
            <text:p>0.73373</text:p>
          </table:table-cell>
          <table:table-cell office:value-type="string">
            <text:p>Konkoly Observatory, Budapest (since 1934)</text:p>
          </table:table-cell>
        </table:table-row>
        <table:table-row table:style-name="ro2">
          <table:table-cell table:style-name="ce2" office:value-type="string">
            <text:p>054</text:p>
          </table:table-cell>
          <table:table-cell office:value-type="float" office:value="11.6654">
            <text:p>11.6654</text:p>
          </table:table-cell>
          <table:table-cell office:value-type="float" office:value="0.56595">
            <text:p>0.56595</text:p>
          </table:table-cell>
          <table:table-cell office:value-type="float" office:value="0.82169">
            <text:p>0.82169</text:p>
          </table:table-cell>
          <table:table-cell office:value-type="string">
            <text:p>Brorfelde</text:p>
          </table:table-cell>
        </table:table-row>
        <table:table-row table:style-name="ro2">
          <table:table-cell table:style-name="ce2" office:value-type="string">
            <text:p>055</text:p>
          </table:table-cell>
          <table:table-cell office:value-type="float" office:value="19.9596">
            <text:p>19.9596</text:p>
          </table:table-cell>
          <table:table-cell office:value-type="float" office:value="0.64321">
            <text:p>0.64321</text:p>
          </table:table-cell>
          <table:table-cell office:value-type="float" office:value="0.76316">
            <text:p>0.76316</text:p>
          </table:table-cell>
          <table:table-cell office:value-type="string">
            <text:p>Cracow</text:p>
          </table:table-cell>
        </table:table-row>
        <table:table-row table:style-name="ro2">
          <table:table-cell table:style-name="ce2" office:value-type="string">
            <text:p>056</text:p>
          </table:table-cell>
          <table:table-cell office:value-type="float" office:value="20.245">
            <text:p>20.245</text:p>
          </table:table-cell>
          <table:table-cell office:value-type="float" office:value="0.65501">
            <text:p>0.65501</text:p>
          </table:table-cell>
          <table:table-cell office:value-type="float" office:value="0.75346">
            <text:p>0.75346</text:p>
          </table:table-cell>
          <table:table-cell office:value-type="string">
            <text:p>Skalnate Pleso</text:p>
          </table:table-cell>
        </table:table-row>
        <table:table-row table:style-name="ro1">
          <table:table-cell table:style-name="ce2" office:value-type="string">
            <text:p>057</text:p>
          </table:table-cell>
          <table:table-cell office:value-type="float" office:value="20.5133">
            <text:p>20.5133</text:p>
          </table:table-cell>
          <table:table-cell office:value-type="float" office:value="0.71074">
            <text:p>0.71074</text:p>
          </table:table-cell>
          <table:table-cell office:value-type="float" office:value="0.70116">
            <text:p>0.70116</text:p>
          </table:table-cell>
          <table:table-cell office:value-type="string">
            <text:p>Belgrade</text:p>
          </table:table-cell>
        </table:table-row>
        <table:table-row table:style-name="ro2">
          <table:table-cell table:style-name="ce2" office:value-type="string">
            <text:p>058</text:p>
          </table:table-cell>
          <table:table-cell office:value-type="float" office:value="20.495">
            <text:p>20.495</text:p>
          </table:table-cell>
          <table:table-cell office:value-type="float" office:value="0.57897">
            <text:p>0.57897</text:p>
          </table:table-cell>
          <table:table-cell office:value-type="float" office:value="0.81262">
            <text:p>0.81262</text:p>
          </table:table-cell>
          <table:table-cell office:value-type="string">
            <text:p>Kaliningrad</text:p>
          </table:table-cell>
        </table:table-row>
        <table:table-row table:style-name="ro2">
          <table:table-cell table:style-name="ce2" office:value-type="string">
            <text:p>059</text:p>
          </table:table-cell>
          <table:table-cell office:value-type="float" office:value="20.2201">
            <text:p>20.2201</text:p>
          </table:table-cell>
          <table:table-cell office:value-type="float" office:value="0.655">
            <text:p>0.655</text:p>
          </table:table-cell>
          <table:table-cell office:value-type="float" office:value="0.75364">
            <text:p>0.75364</text:p>
          </table:table-cell>
          <table:table-cell office:value-type="string">
            <text:p>Lomnicky Stit</text:p>
          </table:table-cell>
        </table:table-row>
        <table:table-row table:style-name="ro2">
          <table:table-cell table:style-name="ce2" office:value-type="string">
            <text:p>060</text:p>
          </table:table-cell>
          <table:table-cell office:value-type="float" office:value="21.42">
            <text:p>21.42</text:p>
          </table:table-cell>
          <table:table-cell office:value-type="float" office:value="0.61572">
            <text:p>0.61572</text:p>
          </table:table-cell>
          <table:table-cell office:value-type="float" office:value="0.78535">
            <text:p>0.78535</text:p>
          </table:table-cell>
          <table:table-cell office:value-type="string">
            <text:p>Warsaw-Ostrowik</text:p>
          </table:table-cell>
        </table:table-row>
        <table:table-row table:style-name="ro2">
          <table:table-cell table:style-name="ce2" office:value-type="string">
            <text:p>061</text:p>
          </table:table-cell>
          <table:table-cell office:value-type="float" office:value="22.2985">
            <text:p>22.2985</text:p>
          </table:table-cell>
          <table:table-cell office:value-type="float" office:value="0.662142">
            <text:p>0.662142</text:p>
          </table:table-cell>
          <table:table-cell office:value-type="float" office:value="0.7469">
            <text:p>0.7469</text:p>
          </table:table-cell>
          <table:table-cell office:value-type="string">
            <text:p>Uzhgorod</text:p>
          </table:table-cell>
        </table:table-row>
        <table:table-row table:style-name="ro2">
          <table:table-cell table:style-name="ce2" office:value-type="string">
            <text:p>062</text:p>
          </table:table-cell>
          <table:table-cell office:value-type="float" office:value="22.2293">
            <text:p>22.2293</text:p>
          </table:table-cell>
          <table:table-cell office:value-type="float" office:value="0.4944">
            <text:p>0.4944</text:p>
          </table:table-cell>
          <table:table-cell office:value-type="float" office:value="0.86632">
            <text:p>0.86632</text:p>
          </table:table-cell>
          <table:table-cell office:value-type="string">
            <text:p>Turku</text:p>
          </table:table-cell>
        </table:table-row>
        <table:table-row table:style-name="ro2">
          <table:table-cell table:style-name="ce2" office:value-type="string">
            <text:p>063</text:p>
          </table:table-cell>
          <table:table-cell office:value-type="float" office:value="22.445">
            <text:p>22.445</text:p>
          </table:table-cell>
          <table:table-cell office:value-type="float" office:value="0.49496">
            <text:p>0.49496</text:p>
          </table:table-cell>
          <table:table-cell office:value-type="float" office:value="0.86601">
            <text:p>0.86601</text:p>
          </table:table-cell>
          <table:table-cell office:value-type="string">
            <text:p>Turku-Tuorla</text:p>
          </table:table-cell>
        </table:table-row>
        <table:table-row table:style-name="ro2">
          <table:table-cell table:style-name="ce2" office:value-type="string">
            <text:p>064</text:p>
          </table:table-cell>
          <table:table-cell office:value-type="float" office:value="22.75">
            <text:p>22.75</text:p>
          </table:table-cell>
          <table:table-cell office:value-type="float" office:value="0.49489">
            <text:p>0.49489</text:p>
          </table:table-cell>
          <table:table-cell office:value-type="float" office:value="0.86605">
            <text:p>0.86605</text:p>
          </table:table-cell>
          <table:table-cell office:value-type="string">
            <text:p>Turku-Kevola</text:p>
          </table:table-cell>
        </table:table-row>
        <table:table-row table:style-name="ro2">
          <table:table-cell table:style-name="ce2" office:value-type="string">
            <text:p>065</text:p>
          </table:table-cell>
          <table:table-cell office:value-type="float" office:value="12.63">
            <text:p>12.63</text:p>
          </table:table-cell>
          <table:table-cell office:value-type="float" office:value="0.673">
            <text:p>0.673</text:p>
          </table:table-cell>
          <table:table-cell office:value-type="float" office:value="0.739">
            <text:p>0.739</text:p>
          </table:table-cell>
          <table:table-cell office:value-type="string">
            <text:p>Traunstein</text:p>
          </table:table-cell>
        </table:table-row>
        <table:table-row table:style-name="ro1">
          <table:table-cell table:style-name="ce2" office:value-type="string">
            <text:p>066</text:p>
          </table:table-cell>
          <table:table-cell office:value-type="float" office:value="23.71817">
            <text:p>23.71817</text:p>
          </table:table-cell>
          <table:table-cell office:value-type="float" office:value="0.789321">
            <text:p>0.789321</text:p>
          </table:table-cell>
          <table:table-cell office:value-type="float" office:value="0.61194">
            <text:p>0.61194</text:p>
          </table:table-cell>
          <table:table-cell office:value-type="string">
            <text:p>Athens</text:p>
          </table:table-cell>
        </table:table-row>
        <table:table-row table:style-name="ro2">
          <table:table-cell table:style-name="ce2" office:value-type="string">
            <text:p>067</text:p>
          </table:table-cell>
          <table:table-cell office:value-type="float" office:value="24.0297">
            <text:p>24.0297</text:p>
          </table:table-cell>
          <table:table-cell office:value-type="float" office:value="0.64632">
            <text:p>0.64632</text:p>
          </table:table-cell>
          <table:table-cell office:value-type="float" office:value="0.76058">
            <text:p>0.76058</text:p>
          </table:table-cell>
          <table:table-cell office:value-type="string">
            <text:p>Lvov University Observatory</text:p>
          </table:table-cell>
        </table:table-row>
        <table:table-row table:style-name="ro2">
          <table:table-cell table:style-name="ce2" office:value-type="string">
            <text:p>068</text:p>
          </table:table-cell>
          <table:table-cell office:value-type="float" office:value="24.0142">
            <text:p>24.0142</text:p>
          </table:table-cell>
          <table:table-cell office:value-type="float" office:value="0.64627">
            <text:p>0.64627</text:p>
          </table:table-cell>
          <table:table-cell office:value-type="float" office:value="0.76062">
            <text:p>0.76062</text:p>
          </table:table-cell>
          <table:table-cell office:value-type="string">
            <text:p>Lvov Polytechnic Institute</text:p>
          </table:table-cell>
        </table:table-row>
        <table:table-row table:style-name="ro2">
          <table:table-cell table:style-name="ce2" office:value-type="string">
            <text:p>069</text:p>
          </table:table-cell>
          <table:table-cell office:value-type="float" office:value="24.4042">
            <text:p>24.4042</text:p>
          </table:table-cell>
          <table:table-cell office:value-type="float" office:value="0.54925">
            <text:p>0.54925</text:p>
          </table:table-cell>
          <table:table-cell office:value-type="float" office:value="0.83287">
            <text:p>0.83287</text:p>
          </table:table-cell>
          <table:table-cell office:value-type="string">
            <text:p>Baldone</text:p>
          </table:table-cell>
        </table:table-row>
        <table:table-row table:style-name="ro1">
          <table:table-cell table:style-name="ce2" office:value-type="string">
            <text:p>070</text:p>
          </table:table-cell>
          <table:table-cell office:value-type="float" office:value="25.2865">
            <text:p>25.2865</text:p>
          </table:table-cell>
          <table:table-cell office:value-type="float" office:value="0.5794">
            <text:p>0.5794</text:p>
          </table:table-cell>
          <table:table-cell office:value-type="float" office:value="0.81233">
            <text:p>0.81233</text:p>
          </table:table-cell>
          <table:table-cell office:value-type="string">
            <text:p>Vilnius (before 1939)</text:p>
          </table:table-cell>
        </table:table-row>
        <table:table-row table:style-name="ro2">
          <table:table-cell table:style-name="ce2" office:value-type="string">
            <text:p>071</text:p>
          </table:table-cell>
          <table:table-cell office:value-type="float" office:value="24.73782">
            <text:p>24.73782</text:p>
          </table:table-cell>
          <table:table-cell office:value-type="float" office:value="0.74803">
            <text:p>0.74803</text:p>
          </table:table-cell>
          <table:table-cell office:value-type="float" office:value="0.66185">
            <text:p>0.66185</text:p>
          </table:table-cell>
          <table:table-cell office:value-type="string">
            <text:p>NAO Rozhen, Smolyan</text:p>
          </table:table-cell>
        </table:table-row>
        <table:table-row table:style-name="ro2">
          <table:table-cell table:style-name="ce2" office:value-type="string">
            <text:p>072</text:p>
          </table:table-cell>
          <table:table-cell office:value-type="float" office:value="7.17">
            <text:p>7.17</text:p>
          </table:table-cell>
          <table:table-cell office:value-type="float" office:value="0.629">
            <text:p>0.629</text:p>
          </table:table-cell>
          <table:table-cell office:value-type="float" office:value="0.774">
            <text:p>0.774</text:p>
          </table:table-cell>
          <table:table-cell office:value-type="string">
            <text:p>Scheuren Observatory</text:p>
          </table:table-cell>
        </table:table-row>
        <table:table-row table:style-name="ro1">
          <table:table-cell table:style-name="ce2" office:value-type="string">
            <text:p>073</text:p>
          </table:table-cell>
          <table:table-cell office:value-type="float" office:value="26.0967">
            <text:p>26.0967</text:p>
          </table:table-cell>
          <table:table-cell office:value-type="float" office:value="0.71549">
            <text:p>0.71549</text:p>
          </table:table-cell>
          <table:table-cell office:value-type="float" office:value="0.6963">
            <text:p>0.6963</text:p>
          </table:table-cell>
          <table:table-cell office:value-type="string">
            <text:p>Bucharest</text:p>
          </table:table-cell>
        </table:table-row>
        <table:table-row table:style-name="ro2">
          <table:table-cell table:style-name="ce2" office:value-type="string">
            <text:p>074</text:p>
          </table:table-cell>
          <table:table-cell office:value-type="float" office:value="26.4058">
            <text:p>26.4058</text:p>
          </table:table-cell>
          <table:table-cell office:value-type="float" office:value="0.87518">
            <text:p>0.87518</text:p>
          </table:table-cell>
          <table:table-cell office:value-type="float" office:value="-0.48263">
            <text:p>-0.48263</text:p>
          </table:table-cell>
          <table:table-cell office:value-type="string">
            <text:p>Boyden Observatory, Bloemfontein</text:p>
          </table:table-cell>
        </table:table-row>
        <table:table-row table:style-name="ro2">
          <table:table-cell table:style-name="ce2" office:value-type="string">
            <text:p>075</text:p>
          </table:table-cell>
          <table:table-cell office:value-type="float" office:value="26.7216">
            <text:p>26.7216</text:p>
          </table:table-cell>
          <table:table-cell office:value-type="float" office:value="0.52557">
            <text:p>0.52557</text:p>
          </table:table-cell>
          <table:table-cell office:value-type="float" office:value="0.84791">
            <text:p>0.84791</text:p>
          </table:table-cell>
          <table:table-cell office:value-type="string">
            <text:p>Tartu</text:p>
          </table:table-cell>
        </table:table-row>
        <table:table-row table:style-name="ro2">
          <table:table-cell table:style-name="ce2" office:value-type="string">
            <text:p>076</text:p>
          </table:table-cell>
          <table:table-cell office:value-type="float" office:value="27.8768">
            <text:p>27.8768</text:p>
          </table:table-cell>
          <table:table-cell office:value-type="float" office:value="0.90127">
            <text:p>0.90127</text:p>
          </table:table-cell>
          <table:table-cell office:value-type="float" office:value="-0.43225">
            <text:p>-0.43225</text:p>
          </table:table-cell>
          <table:table-cell office:value-type="string">
            <text:p>Johannesburg-Hartbeespoort</text:p>
          </table:table-cell>
        </table:table-row>
        <table:table-row table:style-name="ro1">
          <table:table-cell table:style-name="ce2" office:value-type="string">
            <text:p>077</text:p>
          </table:table-cell>
          <table:table-cell office:value-type="float" office:value="28.0292">
            <text:p>28.0292</text:p>
          </table:table-cell>
          <table:table-cell office:value-type="float" office:value="0.89819">
            <text:p>0.89819</text:p>
          </table:table-cell>
          <table:table-cell office:value-type="float" office:value="-0.43876">
            <text:p>-0.43876</text:p>
          </table:table-cell>
          <table:table-cell office:value-type="string">
            <text:p>Yale-Columbia Station, Johannesburg</text:p>
          </table:table-cell>
        </table:table-row>
        <table:table-row table:style-name="ro1">
          <table:table-cell table:style-name="ce2" office:value-type="string">
            <text:p>078</text:p>
          </table:table-cell>
          <table:table-cell office:value-type="float" office:value="28.075">
            <text:p>28.075</text:p>
          </table:table-cell>
          <table:table-cell office:value-type="float" office:value="0.89824">
            <text:p>0.89824</text:p>
          </table:table-cell>
          <table:table-cell office:value-type="float" office:value="-0.43868">
            <text:p>-0.43868</text:p>
          </table:table-cell>
          <table:table-cell office:value-type="string">
            <text:p>Johannesburg</text:p>
          </table:table-cell>
        </table:table-row>
        <table:table-row table:style-name="ro1">
          <table:table-cell table:style-name="ce2" office:value-type="string">
            <text:p>079</text:p>
          </table:table-cell>
          <table:table-cell office:value-type="float" office:value="28.2288">
            <text:p>28.2288</text:p>
          </table:table-cell>
          <table:table-cell office:value-type="float" office:value="0.9012">
            <text:p>0.9012</text:p>
          </table:table-cell>
          <table:table-cell office:value-type="float" office:value="-0.43251">
            <text:p>-0.43251</text:p>
          </table:table-cell>
          <table:table-cell office:value-type="string">
            <text:p>Radcliffe Observatory, Pretoria</text:p>
          </table:table-cell>
        </table:table-row>
        <table:table-row table:style-name="ro1">
          <table:table-cell table:style-name="ce2" office:value-type="string">
            <text:p>080</text:p>
          </table:table-cell>
          <table:table-cell office:value-type="float" office:value="28.9667">
            <text:p>28.9667</text:p>
          </table:table-cell>
          <table:table-cell office:value-type="float" office:value="0.75566">
            <text:p>0.75566</text:p>
          </table:table-cell>
          <table:table-cell office:value-type="float" office:value="0.65278">
            <text:p>0.65278</text:p>
          </table:table-cell>
          <table:table-cell office:value-type="string">
            <text:p>Istanbul</text:p>
          </table:table-cell>
        </table:table-row>
        <table:table-row table:style-name="ro1">
          <table:table-cell table:style-name="ce2" office:value-type="string">
            <text:p>081</text:p>
          </table:table-cell>
          <table:table-cell office:value-type="float" office:value="27.8768">
            <text:p>27.8768</text:p>
          </table:table-cell>
          <table:table-cell office:value-type="float" office:value="0.90127">
            <text:p>0.90127</text:p>
          </table:table-cell>
          <table:table-cell office:value-type="float" office:value="-0.43225">
            <text:p>-0.43225</text:p>
          </table:table-cell>
          <table:table-cell office:value-type="string">
            <text:p>Leiden Station, Johannesburg</text:p>
          </table:table-cell>
        </table:table-row>
        <table:table-row table:style-name="ro2">
          <table:table-cell table:style-name="ce2" office:value-type="string">
            <text:p>082</text:p>
          </table:table-cell>
          <table:table-cell office:value-type="float" office:value="15.7561">
            <text:p>15.7561</text:p>
          </table:table-cell>
          <table:table-cell office:value-type="float" office:value="0.66929">
            <text:p>0.66929</text:p>
          </table:table-cell>
          <table:table-cell office:value-type="float" office:value="0.74063">
            <text:p>0.74063</text:p>
          </table:table-cell>
          <table:table-cell office:value-type="string">
            <text:p>St. Polten</text:p>
          </table:table-cell>
        </table:table-row>
        <table:table-row table:style-name="ro2">
          <table:table-cell table:style-name="ce2" office:value-type="string">
            <text:p>083</text:p>
          </table:table-cell>
          <table:table-cell office:value-type="float" office:value="30.5056">
            <text:p>30.5056</text:p>
          </table:table-cell>
          <table:table-cell office:value-type="float" office:value="0.63918">
            <text:p>0.63918</text:p>
          </table:table-cell>
          <table:table-cell office:value-type="float" office:value="0.76651">
            <text:p>0.76651</text:p>
          </table:table-cell>
          <table:table-cell office:value-type="string">
            <text:p>Golosseevo-Kiev</text:p>
          </table:table-cell>
        </table:table-row>
        <table:table-row table:style-name="ro2">
          <table:table-cell table:style-name="ce2" office:value-type="string">
            <text:p>084</text:p>
          </table:table-cell>
          <table:table-cell office:value-type="float" office:value="30.3274">
            <text:p>30.3274</text:p>
          </table:table-cell>
          <table:table-cell office:value-type="float" office:value="0.50471">
            <text:p>0.50471</text:p>
          </table:table-cell>
          <table:table-cell office:value-type="float" office:value="0.86041">
            <text:p>0.86041</text:p>
          </table:table-cell>
          <table:table-cell office:value-type="string">
            <text:p>Pulkovo</text:p>
          </table:table-cell>
        </table:table-row>
        <table:table-row table:style-name="ro1">
          <table:table-cell table:style-name="ce2" office:value-type="string">
            <text:p>085</text:p>
          </table:table-cell>
          <table:table-cell office:value-type="float" office:value="30.5023">
            <text:p>30.5023</text:p>
          </table:table-cell>
          <table:table-cell office:value-type="float" office:value="0.638">
            <text:p>0.638</text:p>
          </table:table-cell>
          <table:table-cell office:value-type="float" office:value="0.76749">
            <text:p>0.76749</text:p>
          </table:table-cell>
          <table:table-cell office:value-type="string">
            <text:p>Kiev</text:p>
          </table:table-cell>
        </table:table-row>
        <table:table-row table:style-name="ro1">
          <table:table-cell table:style-name="ce2" office:value-type="string">
            <text:p>086</text:p>
          </table:table-cell>
          <table:table-cell office:value-type="float" office:value="30.7582">
            <text:p>30.7582</text:p>
          </table:table-cell>
          <table:table-cell office:value-type="float" office:value="0.68987">
            <text:p>0.68987</text:p>
          </table:table-cell>
          <table:table-cell office:value-type="float" office:value="0.72152">
            <text:p>0.72152</text:p>
          </table:table-cell>
          <table:table-cell office:value-type="string">
            <text:p>Odessa</text:p>
          </table:table-cell>
        </table:table-row>
        <table:table-row table:style-name="ro2">
          <table:table-cell table:style-name="ce2" office:value-type="string">
            <text:p>087</text:p>
          </table:table-cell>
          <table:table-cell office:value-type="float" office:value="31.3411">
            <text:p>31.3411</text:p>
          </table:table-cell>
          <table:table-cell office:value-type="float" office:value="0.86799">
            <text:p>0.86799</text:p>
          </table:table-cell>
          <table:table-cell office:value-type="float" office:value="0.49495">
            <text:p>0.49495</text:p>
          </table:table-cell>
          <table:table-cell office:value-type="string">
            <text:p>Helwan</text:p>
          </table:table-cell>
        </table:table-row>
        <table:table-row table:style-name="ro2">
          <table:table-cell table:style-name="ce2" office:value-type="string">
            <text:p>088</text:p>
          </table:table-cell>
          <table:table-cell office:value-type="float" office:value="31.825">
            <text:p>31.825</text:p>
          </table:table-cell>
          <table:table-cell office:value-type="float" office:value="0.86741">
            <text:p>0.86741</text:p>
          </table:table-cell>
          <table:table-cell office:value-type="float" office:value="0.49608">
            <text:p>0.49608</text:p>
          </table:table-cell>
          <table:table-cell office:value-type="string">
            <text:p>Kottomia</text:p>
          </table:table-cell>
        </table:table-row>
        <table:table-row table:style-name="ro2">
          <table:table-cell table:style-name="ce2" office:value-type="string">
            <text:p>089</text:p>
          </table:table-cell>
          <table:table-cell office:value-type="float" office:value="31.9747">
            <text:p>31.9747</text:p>
          </table:table-cell>
          <table:table-cell office:value-type="float" office:value="0.68359">
            <text:p>0.68359</text:p>
          </table:table-cell>
          <table:table-cell office:value-type="float" office:value="0.72743">
            <text:p>0.72743</text:p>
          </table:table-cell>
          <table:table-cell office:value-type="string">
            <text:p>Nikolaev</text:p>
          </table:table-cell>
        </table:table-row>
        <table:table-row table:style-name="ro2">
          <table:table-cell table:style-name="ce2" office:value-type="string">
            <text:p>090</text:p>
          </table:table-cell>
          <table:table-cell office:value-type="float" office:value="8.25">
            <text:p>8.25</text:p>
          </table:table-cell>
          <table:table-cell office:value-type="float" office:value="0.645">
            <text:p>0.645</text:p>
          </table:table-cell>
          <table:table-cell office:value-type="float" office:value="0.762">
            <text:p>0.762</text:p>
          </table:table-cell>
          <table:table-cell office:value-type="string">
            <text:p>Mainz</text:p>
          </table:table-cell>
        </table:table-row>
        <table:table-row table:style-name="ro2">
          <table:table-cell table:style-name="ce2" office:value-type="string">
            <text:p>091</text:p>
          </table:table-cell>
          <table:table-cell office:value-type="float" office:value="4.20919">
            <text:p>4.20919</text:p>
          </table:table-cell>
          <table:table-cell office:value-type="float" office:value="0.70363">
            <text:p>0.70363</text:p>
          </table:table-cell>
          <table:table-cell office:value-type="float" office:value="0.70828">
            <text:p>0.70828</text:p>
          </table:table-cell>
          <table:table-cell office:value-type="string">
            <text:p>Observatoire de Nurol, Aurec sur Loire</text:p>
          </table:table-cell>
        </table:table-row>
        <table:table-row table:style-name="ro2">
          <table:table-cell table:style-name="ce2" office:value-type="string">
            <text:p>092</text:p>
          </table:table-cell>
          <table:table-cell office:value-type="float" office:value="18.5546">
            <text:p>18.5546</text:p>
          </table:table-cell>
          <table:table-cell office:value-type="float" office:value="0.60177">
            <text:p>0.60177</text:p>
          </table:table-cell>
          <table:table-cell office:value-type="float" office:value="0.79601">
            <text:p>0.79601</text:p>
          </table:table-cell>
          <table:table-cell office:value-type="string">
            <text:p>Torun-Piwnice</text:p>
          </table:table-cell>
        </table:table-row>
        <table:table-row table:style-name="ro2">
          <table:table-cell table:style-name="ce2" office:value-type="string">
            <text:p>093</text:p>
          </table:table-cell>
          <table:table-cell office:value-type="float" office:value="20.3647">
            <text:p>20.3647</text:p>
          </table:table-cell>
          <table:table-cell office:value-type="float" office:value="0.3537">
            <text:p>0.3537</text:p>
          </table:table-cell>
          <table:table-cell office:value-type="float" office:value="0.9322">
            <text:p>0.9322</text:p>
          </table:table-cell>
          <table:table-cell office:value-type="string">
            <text:p>Skibotn</text:p>
          </table:table-cell>
        </table:table-row>
        <table:table-row table:style-name="ro2">
          <table:table-cell table:style-name="ce2" office:value-type="string">
            <text:p>094</text:p>
          </table:table-cell>
          <table:table-cell office:value-type="float" office:value="33.9974">
            <text:p>33.9974</text:p>
          </table:table-cell>
          <table:table-cell office:value-type="float" office:value="0.71565">
            <text:p>0.71565</text:p>
          </table:table-cell>
          <table:table-cell office:value-type="float" office:value="0.6962">
            <text:p>0.6962</text:p>
          </table:table-cell>
          <table:table-cell office:value-type="string">
            <text:p>Crimea-Simeis</text:p>
          </table:table-cell>
        </table:table-row>
        <table:table-row table:style-name="ro2">
          <table:table-cell table:style-name="ce2" office:value-type="string">
            <text:p>095</text:p>
          </table:table-cell>
          <table:table-cell office:value-type="float" office:value="34.016">
            <text:p>34.016</text:p>
          </table:table-cell>
          <table:table-cell office:value-type="float" office:value="0.71172">
            <text:p>0.71172</text:p>
          </table:table-cell>
          <table:table-cell office:value-type="float" office:value="0.70024">
            <text:p>0.70024</text:p>
          </table:table-cell>
          <table:table-cell office:value-type="string">
            <text:p>Crimea-Nauchnij</text:p>
          </table:table-cell>
        </table:table-row>
        <table:table-row table:style-name="ro2">
          <table:table-cell table:style-name="ce2" office:value-type="string">
            <text:p>096</text:p>
          </table:table-cell>
          <table:table-cell office:value-type="float" office:value="9.4283">
            <text:p>9.4283</text:p>
          </table:table-cell>
          <table:table-cell office:value-type="float" office:value="0.69967">
            <text:p>0.69967</text:p>
          </table:table-cell>
          <table:table-cell office:value-type="float" office:value="0.71215">
            <text:p>0.71215</text:p>
          </table:table-cell>
          <table:table-cell office:value-type="string">
            <text:p>Merate</text:p>
          </table:table-cell>
        </table:table-row>
        <table:table-row table:style-name="ro2">
          <table:table-cell table:style-name="ce2" office:value-type="string">
            <text:p>097</text:p>
          </table:table-cell>
          <table:table-cell office:value-type="float" office:value="34.7625">
            <text:p>34.7625</text:p>
          </table:table-cell>
          <table:table-cell office:value-type="float" office:value="0.86165">
            <text:p>0.86165</text:p>
          </table:table-cell>
          <table:table-cell office:value-type="float" office:value="0.50608">
            <text:p>0.50608</text:p>
          </table:table-cell>
          <table:table-cell office:value-type="string">
            <text:p>Wise Observatory, Mitzpeh Ramon</text:p>
          </table:table-cell>
        </table:table-row>
        <table:table-row table:style-name="ro2">
          <table:table-cell table:style-name="ce2" office:value-type="string">
            <text:p>098</text:p>
          </table:table-cell>
          <table:table-cell office:value-type="float" office:value="11.5688">
            <text:p>11.5688</text:p>
          </table:table-cell>
          <table:table-cell office:value-type="float" office:value="0.6979">
            <text:p>0.6979</text:p>
          </table:table-cell>
          <table:table-cell office:value-type="float" office:value="0.7141">
            <text:p>0.7141</text:p>
          </table:table-cell>
          <table:table-cell office:value-type="string">
            <text:p>Asiago Observatory, Cima Ekar</text:p>
          </table:table-cell>
        </table:table-row>
        <table:table-row table:style-name="ro2">
          <table:table-cell table:style-name="ce2" office:value-type="string">
            <text:p>099</text:p>
          </table:table-cell>
          <table:table-cell office:value-type="float" office:value="25.53">
            <text:p>25.53</text:p>
          </table:table-cell>
          <table:table-cell office:value-type="float" office:value="0.483">
            <text:p>0.483</text:p>
          </table:table-cell>
          <table:table-cell office:value-type="float" office:value="0.873">
            <text:p>0.873</text:p>
          </table:table-cell>
          <table:table-cell office:value-type="string">
            <text:p>Lahti</text:p>
          </table:table-cell>
        </table:table-row>
        <table:table-row table:style-name="ro2">
          <table:table-cell table:style-name="ce2" office:value-type="string">
            <text:p>100</text:p>
          </table:table-cell>
          <table:table-cell office:value-type="float" office:value="24.13">
            <text:p>24.13</text:p>
          </table:table-cell>
          <table:table-cell office:value-type="float" office:value="0.462">
            <text:p>0.462</text:p>
          </table:table-cell>
          <table:table-cell office:value-type="float" office:value="0.884">
            <text:p>0.884</text:p>
          </table:table-cell>
          <table:table-cell office:value-type="string">
            <text:p>Ahtari</text:p>
          </table:table-cell>
        </table:table-row>
        <table:table-row table:style-name="ro1">
          <table:table-cell table:style-name="ce2" office:value-type="string">
            <text:p>101</text:p>
          </table:table-cell>
          <table:table-cell office:value-type="float" office:value="36.2322">
            <text:p>36.2322</text:p>
          </table:table-cell>
          <table:table-cell office:value-type="float" office:value="0.64403">
            <text:p>0.64403</text:p>
          </table:table-cell>
          <table:table-cell office:value-type="float" office:value="0.76246">
            <text:p>0.76246</text:p>
          </table:table-cell>
          <table:table-cell office:value-type="string">
            <text:p>Kharkov</text:p>
          </table:table-cell>
        </table:table-row>
        <table:table-row table:style-name="ro2">
          <table:table-cell table:style-name="ce2" office:value-type="string">
            <text:p>102</text:p>
          </table:table-cell>
          <table:table-cell office:value-type="float" office:value="36.75953">
            <text:p>36.75953</text:p>
          </table:table-cell>
          <table:table-cell office:value-type="float" office:value="0.564841">
            <text:p>0.564841</text:p>
          </table:table-cell>
          <table:table-cell office:value-type="float" office:value="0.82246">
            <text:p>0.82246</text:p>
          </table:table-cell>
          <table:table-cell office:value-type="string">
            <text:p>Zvenigorod</text:p>
          </table:table-cell>
        </table:table-row>
        <table:table-row table:style-name="ro1">
          <table:table-cell table:style-name="ce2" office:value-type="string">
            <text:p>103</text:p>
          </table:table-cell>
          <table:table-cell office:value-type="float" office:value="14.47">
            <text:p>14.47</text:p>
          </table:table-cell>
          <table:table-cell office:value-type="float" office:value="0.694">
            <text:p>0.694</text:p>
          </table:table-cell>
          <table:table-cell office:value-type="float" office:value="0.715">
            <text:p>0.715</text:p>
          </table:table-cell>
          <table:table-cell office:value-type="string">
            <text:p>Ljubljana</text:p>
          </table:table-cell>
        </table:table-row>
        <table:table-row table:style-name="ro2">
          <table:table-cell table:style-name="ce2" office:value-type="string">
            <text:p>104</text:p>
          </table:table-cell>
          <table:table-cell office:value-type="float" office:value="10.8042">
            <text:p>10.8042</text:p>
          </table:table-cell>
          <table:table-cell office:value-type="float" office:value="0.71985">
            <text:p>0.71985</text:p>
          </table:table-cell>
          <table:table-cell office:value-type="float" office:value="0.69202">
            <text:p>0.69202</text:p>
          </table:table-cell>
          <table:table-cell office:value-type="string">
            <text:p>San Marcello Pistoiese</text:p>
          </table:table-cell>
        </table:table-row>
        <table:table-row table:style-name="ro1">
          <table:table-cell table:style-name="ce2" office:value-type="string">
            <text:p>105</text:p>
          </table:table-cell>
          <table:table-cell office:value-type="float" office:value="37.5706">
            <text:p>37.5706</text:p>
          </table:table-cell>
          <table:table-cell office:value-type="float" office:value="0.56403">
            <text:p>0.56403</text:p>
          </table:table-cell>
          <table:table-cell office:value-type="float" office:value="0.82302">
            <text:p>0.82302</text:p>
          </table:table-cell>
          <table:table-cell office:value-type="string">
            <text:p>Moscow</text:p>
          </table:table-cell>
        </table:table-row>
        <table:table-row table:style-name="ro2">
          <table:table-cell table:style-name="ce2" office:value-type="string">
            <text:p>106</text:p>
          </table:table-cell>
          <table:table-cell office:value-type="float" office:value="14.0711">
            <text:p>14.0711</text:p>
          </table:table-cell>
          <table:table-cell office:value-type="float" office:value="0.69662">
            <text:p>0.69662</text:p>
          </table:table-cell>
          <table:table-cell office:value-type="float" office:value="0.71519">
            <text:p>0.71519</text:p>
          </table:table-cell>
          <table:table-cell office:value-type="string">
            <text:p>Crni Vrh</text:p>
          </table:table-cell>
        </table:table-row>
        <table:table-row table:style-name="ro2">
          <table:table-cell table:style-name="ce2" office:value-type="string">
            <text:p>107</text:p>
          </table:table-cell>
          <table:table-cell office:value-type="float" office:value="11.003">
            <text:p>11.003</text:p>
          </table:table-cell>
          <table:table-cell office:value-type="float" office:value="0.70998">
            <text:p>0.70998</text:p>
          </table:table-cell>
          <table:table-cell office:value-type="float" office:value="0.70186">
            <text:p>0.70186</text:p>
          </table:table-cell>
          <table:table-cell office:value-type="string">
            <text:p>Cavezzo</text:p>
          </table:table-cell>
        </table:table-row>
        <table:table-row table:style-name="ro2">
          <table:table-cell table:style-name="ce2" office:value-type="string">
            <text:p>108</text:p>
          </table:table-cell>
          <table:table-cell office:value-type="float" office:value="11.0278">
            <text:p>11.0278</text:p>
          </table:table-cell>
          <table:table-cell office:value-type="float" office:value="0.72367">
            <text:p>0.72367</text:p>
          </table:table-cell>
          <table:table-cell office:value-type="float" office:value="0.68784">
            <text:p>0.68784</text:p>
          </table:table-cell>
          <table:table-cell office:value-type="string">
            <text:p>Montelupo</text:p>
          </table:table-cell>
        </table:table-row>
        <table:table-row table:style-name="ro2">
          <table:table-cell table:style-name="ce2" office:value-type="string">
            <text:p>109</text:p>
          </table:table-cell>
          <table:table-cell office:value-type="float" office:value="3.0705">
            <text:p>3.0705</text:p>
          </table:table-cell>
          <table:table-cell office:value-type="float" office:value="0.80241">
            <text:p>0.80241</text:p>
          </table:table-cell>
          <table:table-cell office:value-type="float" office:value="0.59481">
            <text:p>0.59481</text:p>
          </table:table-cell>
          <table:table-cell office:value-type="string">
            <text:p>Algiers-Kouba</text:p>
          </table:table-cell>
        </table:table-row>
        <table:table-row table:style-name="ro1">
          <table:table-cell table:style-name="ce2" office:value-type="string">
            <text:p>110</text:p>
          </table:table-cell>
          <table:table-cell office:value-type="float" office:value="39.415">
            <text:p>39.415</text:p>
          </table:table-cell>
          <table:table-cell office:value-type="float" office:value="0.54316">
            <text:p>0.54316</text:p>
          </table:table-cell>
          <table:table-cell office:value-type="float" office:value="0.83683">
            <text:p>0.83683</text:p>
          </table:table-cell>
          <table:table-cell office:value-type="string">
            <text:p>Rostov</text:p>
          </table:table-cell>
        </table:table-row>
        <table:table-row table:style-name="ro2">
          <table:table-cell table:style-name="ce2" office:value-type="string">
            <text:p>111</text:p>
          </table:table-cell>
          <table:table-cell office:value-type="float" office:value="10.9721">
            <text:p>10.9721</text:p>
          </table:table-cell>
          <table:table-cell office:value-type="float" office:value="0.72439">
            <text:p>0.72439</text:p>
          </table:table-cell>
          <table:table-cell office:value-type="float" office:value="0.6871">
            <text:p>0.6871</text:p>
          </table:table-cell>
          <table:table-cell office:value-type="string">
            <text:p>Piazzano Observatory, Florence</text:p>
          </table:table-cell>
        </table:table-row>
        <table:table-row table:style-name="ro2">
          <table:table-cell table:style-name="ce2" office:value-type="string">
            <text:p>112</text:p>
          </table:table-cell>
          <table:table-cell office:value-type="float" office:value="10.9039">
            <text:p>10.9039</text:p>
          </table:table-cell>
          <table:table-cell office:value-type="float" office:value="0.70232">
            <text:p>0.70232</text:p>
          </table:table-cell>
          <table:table-cell office:value-type="float" office:value="0.7095">
            <text:p>0.7095</text:p>
          </table:table-cell>
          <table:table-cell office:value-type="string">
            <text:p>Pleiade Observatory, Verona</text:p>
          </table:table-cell>
        </table:table-row>
        <table:table-row table:style-name="ro2">
          <table:table-cell table:style-name="ce2" office:value-type="string">
            <text:p>113</text:p>
          </table:table-cell>
          <table:table-cell office:value-type="float" office:value="13.0166">
            <text:p>13.0166</text:p>
          </table:table-cell>
          <table:table-cell office:value-type="float" office:value="0.63502">
            <text:p>0.63502</text:p>
          </table:table-cell>
          <table:table-cell office:value-type="float" office:value="0.77001">
            <text:p>0.77001</text:p>
          </table:table-cell>
          <table:table-cell office:value-type="string">
            <text:p>Volkssternwarte Drebach, Schoenbrunn</text:p>
          </table:table-cell>
        </table:table-row>
        <table:table-row table:style-name="ro2">
          <table:table-cell table:style-name="ce2" office:value-type="string">
            <text:p>114</text:p>
          </table:table-cell>
          <table:table-cell office:value-type="float" office:value="41.4277">
            <text:p>41.4277</text:p>
          </table:table-cell>
          <table:table-cell office:value-type="float" office:value="0.72489">
            <text:p>0.72489</text:p>
          </table:table-cell>
          <table:table-cell office:value-type="float" office:value="0.68702">
            <text:p>0.68702</text:p>
          </table:table-cell>
          <table:table-cell office:value-type="string">
            <text:p>Engelhardt Observatory, Zelenchukskaya Station</text:p>
          </table:table-cell>
        </table:table-row>
        <table:table-row table:style-name="ro2">
          <table:table-cell table:style-name="ce2" office:value-type="string">
            <text:p>115</text:p>
          </table:table-cell>
          <table:table-cell office:value-type="float" office:value="41.4416">
            <text:p>41.4416</text:p>
          </table:table-cell>
          <table:table-cell office:value-type="float" office:value="0.72492">
            <text:p>0.72492</text:p>
          </table:table-cell>
          <table:table-cell office:value-type="float" office:value="0.68699">
            <text:p>0.68699</text:p>
          </table:table-cell>
          <table:table-cell office:value-type="string">
            <text:p>Zelenchukskaya</text:p>
          </table:table-cell>
        </table:table-row>
        <table:table-row table:style-name="ro2">
          <table:table-cell table:style-name="ce2" office:value-type="string">
            <text:p>116</text:p>
          </table:table-cell>
          <table:table-cell office:value-type="float" office:value="11.5958">
            <text:p>11.5958</text:p>
          </table:table-cell>
          <table:table-cell office:value-type="float" office:value="0.66893">
            <text:p>0.66893</text:p>
          </table:table-cell>
          <table:table-cell office:value-type="float" office:value="0.74094">
            <text:p>0.74094</text:p>
          </table:table-cell>
          <table:table-cell office:value-type="string">
            <text:p>Giesing</text:p>
          </table:table-cell>
        </table:table-row>
        <table:table-row table:style-name="ro2">
          <table:table-cell table:style-name="ce2" office:value-type="string">
            <text:p>117</text:p>
          </table:table-cell>
          <table:table-cell office:value-type="float" office:value="11.5385">
            <text:p>11.5385</text:p>
          </table:table-cell>
          <table:table-cell office:value-type="float" office:value="0.66897">
            <text:p>0.66897</text:p>
          </table:table-cell>
          <table:table-cell office:value-type="float" office:value="0.74092">
            <text:p>0.74092</text:p>
          </table:table-cell>
          <table:table-cell office:value-type="string">
            <text:p>Sendling</text:p>
          </table:table-cell>
        </table:table-row>
        <table:table-row table:style-name="ro2">
          <table:table-cell table:style-name="ce2" office:value-type="string">
            <text:p>118</text:p>
          </table:table-cell>
          <table:table-cell office:value-type="float" office:value="17.274">
            <text:p>17.274</text:p>
          </table:table-cell>
          <table:table-cell office:value-type="float" office:value="0.66558">
            <text:p>0.66558</text:p>
          </table:table-cell>
          <table:table-cell office:value-type="float" office:value="0.74394">
            <text:p>0.74394</text:p>
          </table:table-cell>
          <table:table-cell office:value-type="string">
            <text:p>Astronomical and Geophysical Observatory, Modra</text:p>
          </table:table-cell>
        </table:table-row>
        <table:table-row table:style-name="ro2">
          <table:table-cell table:style-name="ce2" office:value-type="string">
            <text:p>119</text:p>
          </table:table-cell>
          <table:table-cell office:value-type="float" office:value="42.82">
            <text:p>42.82</text:p>
          </table:table-cell>
          <table:table-cell office:value-type="float" office:value="0.74731">
            <text:p>0.74731</text:p>
          </table:table-cell>
          <table:table-cell office:value-type="float" office:value="0.66262">
            <text:p>0.66262</text:p>
          </table:table-cell>
          <table:table-cell office:value-type="string">
            <text:p>Abastuman</text:p>
          </table:table-cell>
        </table:table-row>
        <table:table-row table:style-name="ro2">
          <table:table-cell table:style-name="ce2" office:value-type="string">
            <text:p>120</text:p>
          </table:table-cell>
          <table:table-cell office:value-type="float" office:value="13.7261">
            <text:p>13.7261</text:p>
          </table:table-cell>
          <table:table-cell office:value-type="float" office:value="0.70489">
            <text:p>0.70489</text:p>
          </table:table-cell>
          <table:table-cell office:value-type="float" office:value="0.70699">
            <text:p>0.70699</text:p>
          </table:table-cell>
          <table:table-cell office:value-type="string">
            <text:p>Visnjan</text:p>
          </table:table-cell>
        </table:table-row>
        <table:table-row table:style-name="ro2">
          <table:table-cell table:style-name="ce2" office:value-type="string">
            <text:p>121</text:p>
          </table:table-cell>
          <table:table-cell office:value-type="float" office:value="36.9369">
            <text:p>36.9369</text:p>
          </table:table-cell>
          <table:table-cell office:value-type="float" office:value="0.64883">
            <text:p>0.64883</text:p>
          </table:table-cell>
          <table:table-cell office:value-type="float" office:value="0.75842">
            <text:p>0.75842</text:p>
          </table:table-cell>
          <table:table-cell office:value-type="string">
            <text:p>Kharkov University, Chuguevskaya Station</text:p>
          </table:table-cell>
        </table:table-row>
        <table:table-row table:style-name="ro2">
          <table:table-cell table:style-name="ce2" office:value-type="string">
            <text:p>122</text:p>
          </table:table-cell>
          <table:table-cell office:value-type="float" office:value="3.5035">
            <text:p>3.5035</text:p>
          </table:table-cell>
          <table:table-cell office:value-type="float" office:value="0.72017">
            <text:p>0.72017</text:p>
          </table:table-cell>
          <table:table-cell office:value-type="float" office:value="0.69176">
            <text:p>0.69176</text:p>
          </table:table-cell>
          <table:table-cell office:value-type="string">
            <text:p>Pises Observatory</text:p>
          </table:table-cell>
        </table:table-row>
        <table:table-row table:style-name="ro2">
          <table:table-cell table:style-name="ce2" office:value-type="string">
            <text:p>123</text:p>
          </table:table-cell>
          <table:table-cell office:value-type="float" office:value="44.2917">
            <text:p>44.2917</text:p>
          </table:table-cell>
          <table:table-cell office:value-type="float" office:value="0.76352">
            <text:p>0.76352</text:p>
          </table:table-cell>
          <table:table-cell office:value-type="float" office:value="0.64398">
            <text:p>0.64398</text:p>
          </table:table-cell>
          <table:table-cell office:value-type="string">
            <text:p>Byurakan</text:p>
          </table:table-cell>
        </table:table-row>
        <table:table-row table:style-name="ro2">
          <table:table-cell table:style-name="ce2" office:value-type="string">
            <text:p>124</text:p>
          </table:table-cell>
          <table:table-cell office:value-type="float" office:value="2.255">
            <text:p>2.255</text:p>
          </table:table-cell>
          <table:table-cell office:value-type="float" office:value="0.72534">
            <text:p>0.72534</text:p>
          </table:table-cell>
          <table:table-cell office:value-type="float" office:value="0.68612">
            <text:p>0.68612</text:p>
          </table:table-cell>
          <table:table-cell office:value-type="string">
            <text:p>Castres</text:p>
          </table:table-cell>
        </table:table-row>
        <table:table-row table:style-name="ro1">
          <table:table-cell table:style-name="ce2" office:value-type="string">
            <text:p>125</text:p>
          </table:table-cell>
          <table:table-cell office:value-type="float" office:value="44.7895">
            <text:p>44.7895</text:p>
          </table:table-cell>
          <table:table-cell office:value-type="float" office:value="0.747594">
            <text:p>0.747594</text:p>
          </table:table-cell>
          <table:table-cell office:value-type="float" office:value="0.66202">
            <text:p>0.66202</text:p>
          </table:table-cell>
          <table:table-cell office:value-type="string">
            <text:p>Tbilisi</text:p>
          </table:table-cell>
        </table:table-row>
        <table:table-row table:style-name="ro2">
          <table:table-cell table:style-name="ce2" office:value-type="string">
            <text:p>126</text:p>
          </table:table-cell>
          <table:table-cell office:value-type="float" office:value="9.7903">
            <text:p>9.7903</text:p>
          </table:table-cell>
          <table:table-cell office:value-type="float" office:value="0.71893">
            <text:p>0.71893</text:p>
          </table:table-cell>
          <table:table-cell office:value-type="float" office:value="0.69283">
            <text:p>0.69283</text:p>
          </table:table-cell>
          <table:table-cell office:value-type="string">
            <text:p>Monte Viseggi</text:p>
          </table:table-cell>
        </table:table-row>
        <table:table-row table:style-name="ro2">
          <table:table-cell table:style-name="ce2" office:value-type="string">
            <text:p>127</text:p>
          </table:table-cell>
          <table:table-cell office:value-type="float" office:value="6.9797">
            <text:p>6.9797</text:p>
          </table:table-cell>
          <table:table-cell office:value-type="float" office:value="0.63385">
            <text:p>0.63385</text:p>
          </table:table-cell>
          <table:table-cell office:value-type="float" office:value="0.77088">
            <text:p>0.77088</text:p>
          </table:table-cell>
          <table:table-cell office:value-type="string">
            <text:p>Bornheim</text:p>
          </table:table-cell>
        </table:table-row>
        <table:table-row table:style-name="ro1">
          <table:table-cell table:style-name="ce2" office:value-type="string">
            <text:p>128</text:p>
          </table:table-cell>
          <table:table-cell office:value-type="float" office:value="46.00661">
            <text:p>46.00661</text:p>
          </table:table-cell>
          <table:table-cell office:value-type="float" office:value="0.623279">
            <text:p>0.623279</text:p>
          </table:table-cell>
          <table:table-cell office:value-type="float" office:value="0.77939">
            <text:p>0.77939</text:p>
          </table:table-cell>
          <table:table-cell office:value-type="string">
            <text:p>Saratov</text:p>
          </table:table-cell>
        </table:table-row>
        <table:table-row table:style-name="ro2">
          <table:table-cell table:style-name="ce2" office:value-type="string">
            <text:p>129</text:p>
          </table:table-cell>
          <table:table-cell office:value-type="float" office:value="45.92">
            <text:p>45.92</text:p>
          </table:table-cell>
          <table:table-cell office:value-type="float" office:value="0.777">
            <text:p>0.777</text:p>
          </table:table-cell>
          <table:table-cell office:value-type="float" office:value="0.628">
            <text:p>0.628</text:p>
          </table:table-cell>
          <table:table-cell office:value-type="string">
            <text:p>Ordubad</text:p>
          </table:table-cell>
        </table:table-row>
        <table:table-row table:style-name="ro2">
          <table:table-cell table:style-name="ce2" office:value-type="string">
            <text:p>130</text:p>
          </table:table-cell>
          <table:table-cell office:value-type="float" office:value="10.2407">
            <text:p>10.2407</text:p>
          </table:table-cell>
          <table:table-cell office:value-type="float" office:value="0.700125">
            <text:p>0.700125</text:p>
          </table:table-cell>
          <table:table-cell office:value-type="float" office:value="0.7118">
            <text:p>0.7118</text:p>
          </table:table-cell>
          <table:table-cell office:value-type="string">
            <text:p>Lumezzane</text:p>
          </table:table-cell>
        </table:table-row>
        <table:table-row table:style-name="ro2">
          <table:table-cell table:style-name="ce2" office:value-type="string">
            <text:p>131</text:p>
          </table:table-cell>
          <table:table-cell office:value-type="float" office:value="4.725">
            <text:p>4.725</text:p>
          </table:table-cell>
          <table:table-cell office:value-type="float" office:value="0.7123">
            <text:p>0.7123</text:p>
          </table:table-cell>
          <table:table-cell office:value-type="float" office:value="0.6996">
            <text:p>0.6996</text:p>
          </table:table-cell>
          <table:table-cell office:value-type="string">
            <text:p>Observatoire de l'Ardeche</text:p>
          </table:table-cell>
        </table:table-row>
        <table:table-row table:style-name="ro2">
          <table:table-cell table:style-name="ce2" office:value-type="string">
            <text:p>132</text:p>
          </table:table-cell>
          <table:table-cell office:value-type="float" office:value="5.2461">
            <text:p>5.2461</text:p>
          </table:table-cell>
          <table:table-cell office:value-type="float" office:value="0.71919">
            <text:p>0.71919</text:p>
          </table:table-cell>
          <table:table-cell office:value-type="float" office:value="0.6926">
            <text:p>0.6926</text:p>
          </table:table-cell>
          <table:table-cell office:value-type="string">
            <text:p>Bedoin</text:p>
          </table:table-cell>
        </table:table-row>
        <table:table-row table:style-name="ro2">
          <table:table-cell table:style-name="ce2" office:value-type="string">
            <text:p>133</text:p>
          </table:table-cell>
          <table:table-cell office:value-type="float" office:value="5.0906">
            <text:p>5.0906</text:p>
          </table:table-cell>
          <table:table-cell office:value-type="float" office:value="0.72819">
            <text:p>0.72819</text:p>
          </table:table-cell>
          <table:table-cell office:value-type="float" office:value="0.68309">
            <text:p>0.68309</text:p>
          </table:table-cell>
          <table:table-cell office:value-type="string">
            <text:p>Les Tardieux</text:p>
          </table:table-cell>
        </table:table-row>
        <table:table-row table:style-name="ro2">
          <table:table-cell table:style-name="ce2" office:value-type="string">
            <text:p>134</text:p>
          </table:table-cell>
          <table:table-cell office:value-type="float" office:value="11.4842">
            <text:p>11.4842</text:p>
          </table:table-cell>
          <table:table-cell office:value-type="float" office:value="0.6316">
            <text:p>0.6316</text:p>
          </table:table-cell>
          <table:table-cell office:value-type="float" office:value="0.77277">
            <text:p>0.77277</text:p>
          </table:table-cell>
          <table:table-cell office:value-type="string">
            <text:p>Groszschwabhausen</text:p>
          </table:table-cell>
        </table:table-row>
        <table:table-row table:style-name="ro2">
          <table:table-cell table:style-name="ce2" office:value-type="string">
            <text:p>135</text:p>
          </table:table-cell>
          <table:table-cell office:value-type="float" office:value="49.121">
            <text:p>49.121</text:p>
          </table:table-cell>
          <table:table-cell office:value-type="float" office:value="0.56353">
            <text:p>0.56353</text:p>
          </table:table-cell>
          <table:table-cell office:value-type="float" office:value="0.82334">
            <text:p>0.82334</text:p>
          </table:table-cell>
          <table:table-cell office:value-type="string">
            <text:p>Kasan</text:p>
          </table:table-cell>
        </table:table-row>
        <table:table-row table:style-name="ro2">
          <table:table-cell table:style-name="ce2" office:value-type="string">
            <text:p>136</text:p>
          </table:table-cell>
          <table:table-cell office:value-type="float" office:value="48.8156">
            <text:p>48.8156</text:p>
          </table:table-cell>
          <table:table-cell office:value-type="float" office:value="0.56282">
            <text:p>0.56282</text:p>
          </table:table-cell>
          <table:table-cell office:value-type="float" office:value="0.82383">
            <text:p>0.82383</text:p>
          </table:table-cell>
          <table:table-cell office:value-type="string">
            <text:p>Engelhardt Observatory, Kasan</text:p>
          </table:table-cell>
        </table:table-row>
        <table:table-row table:style-name="ro2">
          <table:table-cell table:style-name="ce2" office:value-type="string">
            <text:p>137</text:p>
          </table:table-cell>
          <table:table-cell office:value-type="float" office:value="34.8147">
            <text:p>34.8147</text:p>
          </table:table-cell>
          <table:table-cell office:value-type="float" office:value="0.84821">
            <text:p>0.84821</text:p>
          </table:table-cell>
          <table:table-cell office:value-type="float" office:value="0.5279">
            <text:p>0.5279</text:p>
          </table:table-cell>
          <table:table-cell office:value-type="string">
            <text:p>Givatayim Observatory</text:p>
          </table:table-cell>
        </table:table-row>
        <table:table-row table:style-name="ro2">
          <table:table-cell table:style-name="ce2" office:value-type="string">
            <text:p>138</text:p>
          </table:table-cell>
          <table:table-cell office:value-type="float" office:value="7.5717">
            <text:p>7.5717</text:p>
          </table:table-cell>
          <table:table-cell office:value-type="float" office:value="0.6755">
            <text:p>0.6755</text:p>
          </table:table-cell>
          <table:table-cell office:value-type="float" office:value="0.73494">
            <text:p>0.73494</text:p>
          </table:table-cell>
          <table:table-cell office:value-type="string">
            <text:p>Village-Neuf</text:p>
          </table:table-cell>
        </table:table-row>
        <table:table-row table:style-name="ro2">
          <table:table-cell table:style-name="ce2" office:value-type="string">
            <text:p>139</text:p>
          </table:table-cell>
          <table:table-cell office:value-type="float" office:value="7.1108">
            <text:p>7.1108</text:p>
          </table:table-cell>
          <table:table-cell office:value-type="float" office:value="0.72526">
            <text:p>0.72526</text:p>
          </table:table-cell>
          <table:table-cell office:value-type="float" office:value="0.68618">
            <text:p>0.68618</text:p>
          </table:table-cell>
          <table:table-cell office:value-type="string">
            <text:p>Antibes</text:p>
          </table:table-cell>
        </table:table-row>
        <table:table-row table:style-name="ro2">
          <table:table-cell table:style-name="ce2" office:value-type="string">
            <text:p>140</text:p>
          </table:table-cell>
          <table:table-cell office:value-type="float" office:value="3.6294">
            <text:p>3.6294</text:p>
          </table:table-cell>
          <table:table-cell office:value-type="float" office:value="0.69945">
            <text:p>0.69945</text:p>
          </table:table-cell>
          <table:table-cell office:value-type="float" office:value="0.71241">
            <text:p>0.71241</text:p>
          </table:table-cell>
          <table:table-cell office:value-type="string">
            <text:p>Augerolles</text:p>
          </table:table-cell>
        </table:table-row>
        <table:table-row table:style-name="ro2">
          <table:table-cell table:style-name="ce2" office:value-type="string">
            <text:p>141</text:p>
          </table:table-cell>
          <table:table-cell office:value-type="float" office:value="7.3672">
            <text:p>7.3672</text:p>
          </table:table-cell>
          <table:table-cell office:value-type="float" office:value="0.65646">
            <text:p>0.65646</text:p>
          </table:table-cell>
          <table:table-cell office:value-type="float" office:value="0.75189">
            <text:p>0.75189</text:p>
          </table:table-cell>
          <table:table-cell office:value-type="string">
            <text:p>Hottviller</text:p>
          </table:table-cell>
        </table:table-row>
        <table:table-row table:style-name="ro2">
          <table:table-cell table:style-name="ce2" office:value-type="string">
            <text:p>142</text:p>
          </table:table-cell>
          <table:table-cell office:value-type="float" office:value="7.1874">
            <text:p>7.1874</text:p>
          </table:table-cell>
          <table:table-cell office:value-type="float" office:value="0.62156">
            <text:p>0.62156</text:p>
          </table:table-cell>
          <table:table-cell office:value-type="float" office:value="0.78075">
            <text:p>0.78075</text:p>
          </table:table-cell>
          <table:table-cell office:value-type="string">
            <text:p>Sinsen</text:p>
          </table:table-cell>
        </table:table-row>
        <table:table-row table:style-name="ro2">
          <table:table-cell table:style-name="ce2" office:value-type="string">
            <text:p>143</text:p>
          </table:table-cell>
          <table:table-cell office:value-type="float" office:value="9.02406">
            <text:p>9.02406</text:p>
          </table:table-cell>
          <table:table-cell office:value-type="float" office:value="0.692986">
            <text:p>0.692986</text:p>
          </table:table-cell>
          <table:table-cell office:value-type="float" office:value="0.71859">
            <text:p>0.71859</text:p>
          </table:table-cell>
          <table:table-cell office:value-type="string">
            <text:p>Gnosca</text:p>
          </table:table-cell>
        </table:table-row>
        <table:table-row table:style-name="ro1">
          <table:table-cell table:style-name="ce2" office:value-type="string">
            <text:p>144</text:p>
          </table:table-cell>
          <table:table-cell office:value-type="float" office:value="1.666">
            <text:p>1.666</text:p>
          </table:table-cell>
          <table:table-cell office:value-type="float" office:value="0.65549">
            <text:p>0.65549</text:p>
          </table:table-cell>
          <table:table-cell office:value-type="float" office:value="0.75268">
            <text:p>0.75268</text:p>
          </table:table-cell>
          <table:table-cell office:value-type="string">
            <text:p>Bray et Lu</text:p>
          </table:table-cell>
        </table:table-row>
        <table:table-row table:style-name="ro2">
          <table:table-cell table:style-name="ce2" office:value-type="string">
            <text:p>145</text:p>
          </table:table-cell>
          <table:table-cell office:value-type="float" office:value="4.5597">
            <text:p>4.5597</text:p>
          </table:table-cell>
          <table:table-cell office:value-type="float" office:value="0.62734">
            <text:p>0.62734</text:p>
          </table:table-cell>
          <table:table-cell office:value-type="float" office:value="0.77614">
            <text:p>0.77614</text:p>
          </table:table-cell>
          <table:table-cell office:value-type="string">
            <text:p>'s-Gravenwezel</text:p>
          </table:table-cell>
        </table:table-row>
        <table:table-row table:style-name="ro2">
          <table:table-cell table:style-name="ce2" office:value-type="string">
            <text:p>146</text:p>
          </table:table-cell>
          <table:table-cell office:value-type="float" office:value="10.6673">
            <text:p>10.6673</text:p>
          </table:table-cell>
          <table:table-cell office:value-type="float" office:value="0.71715">
            <text:p>0.71715</text:p>
          </table:table-cell>
          <table:table-cell office:value-type="float" office:value="0.69487">
            <text:p>0.69487</text:p>
          </table:table-cell>
          <table:table-cell office:value-type="string">
            <text:p>Frignano</text:p>
          </table:table-cell>
        </table:table-row>
        <table:table-row table:style-name="ro2">
          <table:table-cell table:style-name="ce2" office:value-type="string">
            <text:p>147</text:p>
          </table:table-cell>
          <table:table-cell office:value-type="float" office:value="8.57391">
            <text:p>8.57391</text:p>
          </table:table-cell>
          <table:table-cell office:value-type="float" office:value="0.70043">
            <text:p>0.70043</text:p>
          </table:table-cell>
          <table:table-cell office:value-type="float" office:value="0.71139">
            <text:p>0.71139</text:p>
          </table:table-cell>
          <table:table-cell office:value-type="string">
            <text:p>Osservatorio Astronomico di Suno</text:p>
          </table:table-cell>
        </table:table-row>
        <table:table-row table:style-name="ro2">
          <table:table-cell table:style-name="ce2" office:value-type="string">
            <text:p>148</text:p>
          </table:table-cell>
          <table:table-cell office:value-type="float" office:value="2.0375">
            <text:p>2.0375</text:p>
          </table:table-cell>
          <table:table-cell office:value-type="float" office:value="0.72481">
            <text:p>0.72481</text:p>
          </table:table-cell>
          <table:table-cell office:value-type="float" office:value="0.68667">
            <text:p>0.68667</text:p>
          </table:table-cell>
          <table:table-cell office:value-type="string">
            <text:p>Guitalens</text:p>
          </table:table-cell>
        </table:table-row>
        <table:table-row table:style-name="ro2">
          <table:table-cell table:style-name="ce2" office:value-type="string">
            <text:p>149</text:p>
          </table:table-cell>
          <table:table-cell office:value-type="float" office:value="4.2236">
            <text:p>4.2236</text:p>
          </table:table-cell>
          <table:table-cell office:value-type="float" office:value="0.65403">
            <text:p>0.65403</text:p>
          </table:table-cell>
          <table:table-cell office:value-type="float" office:value="0.75396">
            <text:p>0.75396</text:p>
          </table:table-cell>
          <table:table-cell office:value-type="string">
            <text:p>Beine-Nauroy</text:p>
          </table:table-cell>
        </table:table-row>
        <table:table-row table:style-name="ro2">
          <table:table-cell table:style-name="ce2" office:value-type="string">
            <text:p>150</text:p>
          </table:table-cell>
          <table:table-cell office:value-type="float" office:value="2.1572">
            <text:p>2.1572</text:p>
          </table:table-cell>
          <table:table-cell office:value-type="float" office:value="0.65806">
            <text:p>0.65806</text:p>
          </table:table-cell>
          <table:table-cell office:value-type="float" office:value="0.75045">
            <text:p>0.75045</text:p>
          </table:table-cell>
          <table:table-cell office:value-type="string">
            <text:p>Maisons Laffitte</text:p>
          </table:table-cell>
        </table:table-row>
        <table:table-row table:style-name="ro2">
          <table:table-cell table:style-name="ce2" office:value-type="string">
            <text:p>151</text:p>
          </table:table-cell>
          <table:table-cell office:value-type="float" office:value="8.744">
            <text:p>8.744</text:p>
          </table:table-cell>
          <table:table-cell office:value-type="float" office:value="0.67719">
            <text:p>0.67719</text:p>
          </table:table-cell>
          <table:table-cell office:value-type="float" office:value="0.73346">
            <text:p>0.73346</text:p>
          </table:table-cell>
          <table:table-cell office:value-type="string">
            <text:p>Eschenberg Observatory, Winterthur</text:p>
          </table:table-cell>
        </table:table-row>
        <table:table-row table:style-name="ro2">
          <table:table-cell table:style-name="ce2" office:value-type="string">
            <text:p>152</text:p>
          </table:table-cell>
          <table:table-cell office:value-type="float" office:value="25.5633">
            <text:p>25.5633</text:p>
          </table:table-cell>
          <table:table-cell office:value-type="float" office:value="0.57036">
            <text:p>0.57036</text:p>
          </table:table-cell>
          <table:table-cell office:value-type="float" office:value="0.81868">
            <text:p>0.81868</text:p>
          </table:table-cell>
          <table:table-cell office:value-type="string">
            <text:p>Moletai Astronomical Observatory</text:p>
          </table:table-cell>
        </table:table-row>
        <table:table-row table:style-name="ro2">
          <table:table-cell table:style-name="ce2" office:value-type="string">
            <text:p>153</text:p>
          </table:table-cell>
          <table:table-cell office:value-type="float" office:value="9.1747">
            <text:p>9.1747</text:p>
          </table:table-cell>
          <table:table-cell office:value-type="float" office:value="0.6608">
            <text:p>0.6608</text:p>
          </table:table-cell>
          <table:table-cell office:value-type="float" office:value="0.74814">
            <text:p>0.74814</text:p>
          </table:table-cell>
          <table:table-cell office:value-type="string">
            <text:p>Stuttgart-Hoffeld</text:p>
          </table:table-cell>
        </table:table-row>
        <table:table-row table:style-name="ro2">
          <table:table-cell table:style-name="ce2" office:value-type="string">
            <text:p>154</text:p>
          </table:table-cell>
          <table:table-cell office:value-type="float" office:value="12.1043">
            <text:p>12.1043</text:p>
          </table:table-cell>
          <table:table-cell office:value-type="float" office:value="0.68923">
            <text:p>0.68923</text:p>
          </table:table-cell>
          <table:table-cell office:value-type="float" office:value="0.7225">
            <text:p>0.7225</text:p>
          </table:table-cell>
          <table:table-cell office:value-type="string">
            <text:p>Cortina</text:p>
          </table:table-cell>
        </table:table-row>
        <table:table-row table:style-name="ro2">
          <table:table-cell table:style-name="ce2" office:value-type="string">
            <text:p>155</text:p>
          </table:table-cell>
          <table:table-cell office:value-type="float" office:value="10.1971">
            <text:p>10.1971</text:p>
          </table:table-cell>
          <table:table-cell office:value-type="float" office:value="0.55864">
            <text:p>0.55864</text:p>
          </table:table-cell>
          <table:table-cell office:value-type="float" office:value="0.82664">
            <text:p>0.82664</text:p>
          </table:table-cell>
          <table:table-cell office:value-type="string">
            <text:p>Ole Romer Observatory, Aarhus</text:p>
          </table:table-cell>
        </table:table-row>
        <table:table-row table:style-name="ro2">
          <table:table-cell table:style-name="ce2" office:value-type="string">
            <text:p>156</text:p>
          </table:table-cell>
          <table:table-cell office:value-type="float" office:value="15.0858">
            <text:p>15.0858</text:p>
          </table:table-cell>
          <table:table-cell office:value-type="float" office:value="0.79431">
            <text:p>0.79431</text:p>
          </table:table-cell>
          <table:table-cell office:value-type="float" office:value="0.60549">
            <text:p>0.60549</text:p>
          </table:table-cell>
          <table:table-cell office:value-type="string">
            <text:p>Catania Astrophysical Observatory</text:p>
          </table:table-cell>
        </table:table-row>
        <table:table-row table:style-name="ro2">
          <table:table-cell table:style-name="ce2" office:value-type="string">
            <text:p>157</text:p>
          </table:table-cell>
          <table:table-cell office:value-type="float" office:value="12.8117">
            <text:p>12.8117</text:p>
          </table:table-cell>
          <table:table-cell office:value-type="float" office:value="0.74166">
            <text:p>0.74166</text:p>
          </table:table-cell>
          <table:table-cell office:value-type="float" office:value="0.66864">
            <text:p>0.66864</text:p>
          </table:table-cell>
          <table:table-cell office:value-type="string">
            <text:p>Frasso Sabino</text:p>
          </table:table-cell>
        </table:table-row>
        <table:table-row table:style-name="ro2">
          <table:table-cell table:style-name="ce2" office:value-type="string">
            <text:p>158</text:p>
          </table:table-cell>
          <table:table-cell office:value-type="float" office:value="7.6033">
            <text:p>7.6033</text:p>
          </table:table-cell>
          <table:table-cell office:value-type="float" office:value="0.69871">
            <text:p>0.69871</text:p>
          </table:table-cell>
          <table:table-cell office:value-type="float" office:value="0.71333">
            <text:p>0.71333</text:p>
          </table:table-cell>
          <table:table-cell office:value-type="string">
            <text:p>Promiod</text:p>
          </table:table-cell>
        </table:table-row>
        <table:table-row table:style-name="ro2">
          <table:table-cell table:style-name="ce2" office:value-type="string">
            <text:p>159</text:p>
          </table:table-cell>
          <table:table-cell office:value-type="float" office:value="10.5153">
            <text:p>10.5153</text:p>
          </table:table-cell>
          <table:table-cell office:value-type="float" office:value="0.72065">
            <text:p>0.72065</text:p>
          </table:table-cell>
          <table:table-cell office:value-type="float" office:value="0.69115">
            <text:p>0.69115</text:p>
          </table:table-cell>
          <table:table-cell office:value-type="string">
            <text:p>Monte Agliale</text:p>
          </table:table-cell>
        </table:table-row>
        <table:table-row table:style-name="ro2">
          <table:table-cell table:style-name="ce2" office:value-type="string">
            <text:p>160</text:p>
          </table:table-cell>
          <table:table-cell office:value-type="float" office:value="10.84144">
            <text:p>10.84144</text:p>
          </table:table-cell>
          <table:table-cell office:value-type="float" office:value="0.722651">
            <text:p>0.722651</text:p>
          </table:table-cell>
          <table:table-cell office:value-type="float" office:value="0.68891">
            <text:p>0.68891</text:p>
          </table:table-cell>
          <table:table-cell office:value-type="string">
            <text:p>Castelmartini</text:p>
          </table:table-cell>
        </table:table-row>
        <table:table-row table:style-name="ro2">
          <table:table-cell table:style-name="ce2" office:value-type="string">
            <text:p>161</text:p>
          </table:table-cell>
          <table:table-cell office:value-type="float" office:value="8.1605">
            <text:p>8.1605</text:p>
          </table:table-cell>
          <table:table-cell office:value-type="float" office:value="0.70725">
            <text:p>0.70725</text:p>
          </table:table-cell>
          <table:table-cell office:value-type="float" office:value="0.70467">
            <text:p>0.70467</text:p>
          </table:table-cell>
          <table:table-cell office:value-type="string">
            <text:p>Cerrina Tololo Observatory</text:p>
          </table:table-cell>
        </table:table-row>
        <table:table-row table:style-name="ro2">
          <table:table-cell table:style-name="ce2" office:value-type="string">
            <text:p>162</text:p>
          </table:table-cell>
          <table:table-cell office:value-type="float" office:value="15.7805">
            <text:p>15.7805</text:p>
          </table:table-cell>
          <table:table-cell office:value-type="float" office:value="0.75988">
            <text:p>0.75988</text:p>
          </table:table-cell>
          <table:table-cell office:value-type="float" office:value="0.64808">
            <text:p>0.64808</text:p>
          </table:table-cell>
          <table:table-cell office:value-type="string">
            <text:p>Potenza</text:p>
          </table:table-cell>
        </table:table-row>
        <table:table-row table:style-name="ro2">
          <table:table-cell table:style-name="ce2" office:value-type="string">
            <text:p>163</text:p>
          </table:table-cell>
          <table:table-cell office:value-type="float" office:value="6.1492">
            <text:p>6.1492</text:p>
          </table:table-cell>
          <table:table-cell office:value-type="float" office:value="0.65017">
            <text:p>0.65017</text:p>
          </table:table-cell>
          <table:table-cell office:value-type="float" office:value="0.75731">
            <text:p>0.75731</text:p>
          </table:table-cell>
          <table:table-cell office:value-type="string">
            <text:p>Roeser Observatory, Luxembourg</text:p>
          </table:table-cell>
        </table:table-row>
        <table:table-row table:style-name="ro2">
          <table:table-cell table:style-name="ce2" office:value-type="string">
            <text:p>164</text:p>
          </table:table-cell>
          <table:table-cell office:value-type="float" office:value="6.8861">
            <text:p>6.8861</text:p>
          </table:table-cell>
          <table:table-cell office:value-type="float" office:value="0.66631">
            <text:p>0.66631</text:p>
          </table:table-cell>
          <table:table-cell office:value-type="float" office:value="0.74325">
            <text:p>0.74325</text:p>
          </table:table-cell>
          <table:table-cell office:value-type="string">
            <text:p>St. Michel sur Meurthe</text:p>
          </table:table-cell>
        </table:table-row>
        <table:table-row table:style-name="ro2">
          <table:table-cell table:style-name="ce2" office:value-type="string">
            <text:p>165</text:p>
          </table:table-cell>
          <table:table-cell office:value-type="float" office:value="1.7553">
            <text:p>1.7553</text:p>
          </table:table-cell>
          <table:table-cell office:value-type="float" office:value="0.74984">
            <text:p>0.74984</text:p>
          </table:table-cell>
          <table:table-cell office:value-type="float" office:value="0.65946">
            <text:p>0.65946</text:p>
          </table:table-cell>
          <table:table-cell office:value-type="string">
            <text:p>Piera Observatory, Barcelona</text:p>
          </table:table-cell>
        </table:table-row>
        <table:table-row table:style-name="ro2">
          <table:table-cell table:style-name="ce2" office:value-type="string">
            <text:p>166</text:p>
          </table:table-cell>
          <table:table-cell office:value-type="float" office:value="16.0117">
            <text:p>16.0117</text:p>
          </table:table-cell>
          <table:table-cell office:value-type="float" office:value="0.6373">
            <text:p>0.6373</text:p>
          </table:table-cell>
          <table:table-cell office:value-type="float" office:value="0.76812">
            <text:p>0.76812</text:p>
          </table:table-cell>
          <table:table-cell office:value-type="string">
            <text:p>Upice</text:p>
          </table:table-cell>
        </table:table-row>
        <table:table-row table:style-name="ro2">
          <table:table-cell table:style-name="ce2" office:value-type="string">
            <text:p>167</text:p>
          </table:table-cell>
          <table:table-cell office:value-type="float" office:value="8.5727">
            <text:p>8.5727</text:p>
          </table:table-cell>
          <table:table-cell office:value-type="float" office:value="0.67662">
            <text:p>0.67662</text:p>
          </table:table-cell>
          <table:table-cell office:value-type="float" office:value="0.73398">
            <text:p>0.73398</text:p>
          </table:table-cell>
          <table:table-cell office:value-type="string">
            <text:p>Bulach Observatory</text:p>
          </table:table-cell>
        </table:table-row>
        <table:table-row table:style-name="ro2">
          <table:table-cell table:style-name="ce2" office:value-type="string">
            <text:p>168</text:p>
          </table:table-cell>
          <table:table-cell office:value-type="float" office:value="59.5472">
            <text:p>59.5472</text:p>
          </table:table-cell>
          <table:table-cell office:value-type="float" office:value="0.54541">
            <text:p>0.54541</text:p>
          </table:table-cell>
          <table:table-cell office:value-type="float" office:value="0.83541">
            <text:p>0.83541</text:p>
          </table:table-cell>
          <table:table-cell office:value-type="string">
            <text:p>Kourovskaya</text:p>
          </table:table-cell>
        </table:table-row>
        <table:table-row table:style-name="ro2">
          <table:table-cell table:style-name="ce2" office:value-type="string">
            <text:p>169</text:p>
          </table:table-cell>
          <table:table-cell office:value-type="float" office:value="8.4016">
            <text:p>8.4016</text:p>
          </table:table-cell>
          <table:table-cell office:value-type="float" office:value="0.70737">
            <text:p>0.70737</text:p>
          </table:table-cell>
          <table:table-cell office:value-type="float" office:value="0.70453">
            <text:p>0.70453</text:p>
          </table:table-cell>
          <table:table-cell office:value-type="string">
            <text:p>Airali Observatory</text:p>
          </table:table-cell>
        </table:table-row>
        <table:table-row table:style-name="ro2">
          <table:table-cell table:style-name="ce2" office:value-type="string">
            <text:p>170</text:p>
          </table:table-cell>
          <table:table-cell office:value-type="float" office:value="1.9206">
            <text:p>1.9206</text:p>
          </table:table-cell>
          <table:table-cell office:value-type="float" office:value="0.75217">
            <text:p>0.75217</text:p>
          </table:table-cell>
          <table:table-cell office:value-type="float" office:value="0.65711">
            <text:p>0.65711</text:p>
          </table:table-cell>
          <table:table-cell office:value-type="string">
            <text:p>Observatorio de Begues</text:p>
          </table:table-cell>
        </table:table-row>
        <table:table-row table:style-name="ro2">
          <table:table-cell table:style-name="ce2" office:value-type="string">
            <text:p>171</text:p>
          </table:table-cell>
          <table:table-cell office:value-type="float" office:value="14.4697">
            <text:p>14.4697</text:p>
          </table:table-cell>
          <table:table-cell office:value-type="float" office:value="0.81089">
            <text:p>0.81089</text:p>
          </table:table-cell>
          <table:table-cell office:value-type="float" office:value="0.58327">
            <text:p>0.58327</text:p>
          </table:table-cell>
          <table:table-cell office:value-type="string">
            <text:p>Flarestar Observatory, San Gwann</text:p>
          </table:table-cell>
        </table:table-row>
        <table:table-row table:style-name="ro2">
          <table:table-cell table:style-name="ce2" office:value-type="string">
            <text:p>172</text:p>
          </table:table-cell>
          <table:table-cell office:value-type="float" office:value="7.0364">
            <text:p>7.0364</text:p>
          </table:table-cell>
          <table:table-cell office:value-type="float" office:value="0.68593">
            <text:p>0.68593</text:p>
          </table:table-cell>
          <table:table-cell office:value-type="float" office:value="0.72539">
            <text:p>0.72539</text:p>
          </table:table-cell>
          <table:table-cell office:value-type="string">
            <text:p>Onnens</text:p>
          </table:table-cell>
        </table:table-row>
        <table:table-row table:style-name="ro2">
          <table:table-cell table:style-name="ce2" office:value-type="string">
            <text:p>173</text:p>
          </table:table-cell>
          <table:table-cell office:value-type="float" office:value="55.5061">
            <text:p>55.5061</text:p>
          </table:table-cell>
          <table:table-cell office:value-type="float" office:value="0.93464">
            <text:p>0.93464</text:p>
          </table:table-cell>
          <table:table-cell office:value-type="float" office:value="-0.35447">
            <text:p>-0.35447</text:p>
          </table:table-cell>
          <table:table-cell office:value-type="string">
            <text:p>St. Clotilde, Reunion</text:p>
          </table:table-cell>
        </table:table-row>
        <table:table-row table:style-name="ro2">
          <table:table-cell table:style-name="ce2" office:value-type="string">
            <text:p>174</text:p>
          </table:table-cell>
          <table:table-cell office:value-type="float" office:value="25.5131">
            <text:p>25.5131</text:p>
          </table:table-cell>
          <table:table-cell office:value-type="float" office:value="0.46536">
            <text:p>0.46536</text:p>
          </table:table-cell>
          <table:table-cell office:value-type="float" office:value="0.88219">
            <text:p>0.88219</text:p>
          </table:table-cell>
          <table:table-cell office:value-type="string">
            <text:p>Nyrola Observatory, Jyvaskyla</text:p>
          </table:table-cell>
        </table:table-row>
        <table:table-row table:style-name="ro2">
          <table:table-cell table:style-name="ce2" office:value-type="string">
            <text:p>175</text:p>
          </table:table-cell>
          <table:table-cell office:value-type="float" office:value="7.6083">
            <text:p>7.6083</text:p>
          </table:table-cell>
          <table:table-cell office:value-type="float" office:value="0.6932">
            <text:p>0.6932</text:p>
          </table:table-cell>
          <table:table-cell office:value-type="float" office:value="0.7188">
            <text:p>0.7188</text:p>
          </table:table-cell>
          <table:table-cell office:value-type="string">
            <text:p>F.-X. Bagnoud Observatory, St-Luc</text:p>
          </table:table-cell>
        </table:table-row>
        <table:table-row table:style-name="ro2">
          <table:table-cell table:style-name="ce2" office:value-type="string">
            <text:p>176</text:p>
          </table:table-cell>
          <table:table-cell office:value-type="float" office:value="2.8225">
            <text:p>2.8225</text:p>
          </table:table-cell>
          <table:table-cell office:value-type="float" office:value="0.77098">
            <text:p>0.77098</text:p>
          </table:table-cell>
          <table:table-cell office:value-type="float" office:value="0.63475">
            <text:p>0.63475</text:p>
          </table:table-cell>
          <table:table-cell office:value-type="string">
            <text:p>Observatorio Astronomico de Consell</text:p>
          </table:table-cell>
        </table:table-row>
        <table:table-row table:style-name="ro2">
          <table:table-cell table:style-name="ce2" office:value-type="string">
            <text:p>177</text:p>
          </table:table-cell>
          <table:table-cell office:value-type="float" office:value="3.9414">
            <text:p>3.9414</text:p>
          </table:table-cell>
          <table:table-cell office:value-type="float" office:value="0.72477">
            <text:p>0.72477</text:p>
          </table:table-cell>
          <table:table-cell office:value-type="float" office:value="0.68669">
            <text:p>0.68669</text:p>
          </table:table-cell>
          <table:table-cell office:value-type="string">
            <text:p>Le Cres</text:p>
          </table:table-cell>
        </table:table-row>
        <table:table-row table:style-name="ro2">
          <table:table-cell table:style-name="ce2" office:value-type="string">
            <text:p>178</text:p>
          </table:table-cell>
          <table:table-cell office:value-type="float" office:value="6.1344">
            <text:p>6.1344</text:p>
          </table:table-cell>
          <table:table-cell office:value-type="float" office:value="0.69423">
            <text:p>0.69423</text:p>
          </table:table-cell>
          <table:table-cell office:value-type="float" office:value="0.71745">
            <text:p>0.71745</text:p>
          </table:table-cell>
          <table:table-cell office:value-type="string">
            <text:p>Collonges</text:p>
          </table:table-cell>
        </table:table-row>
        <table:table-row table:style-name="ro2">
          <table:table-cell table:style-name="ce2" office:value-type="string">
            <text:p>179</text:p>
          </table:table-cell>
          <table:table-cell office:value-type="float" office:value="9.0175">
            <text:p>9.0175</text:p>
          </table:table-cell>
          <table:table-cell office:value-type="float" office:value="0.69694">
            <text:p>0.69694</text:p>
          </table:table-cell>
          <table:table-cell office:value-type="float" office:value="0.71507">
            <text:p>0.71507</text:p>
          </table:table-cell>
          <table:table-cell office:value-type="string">
            <text:p>Monte Generoso</text:p>
          </table:table-cell>
        </table:table-row>
        <table:table-row table:style-name="ro2">
          <table:table-cell table:style-name="ce2" office:value-type="string">
            <text:p>180</text:p>
          </table:table-cell>
          <table:table-cell office:value-type="float" office:value="3.9519">
            <text:p>3.9519</text:p>
          </table:table-cell>
          <table:table-cell office:value-type="float" office:value="0.72571">
            <text:p>0.72571</text:p>
          </table:table-cell>
          <table:table-cell office:value-type="float" office:value="0.6857">
            <text:p>0.6857</text:p>
          </table:table-cell>
          <table:table-cell office:value-type="string">
            <text:p>Mauguio</text:p>
          </table:table-cell>
        </table:table-row>
        <table:table-row table:style-name="ro2">
          <table:table-cell table:style-name="ce2" office:value-type="string">
            <text:p>181</text:p>
          </table:table-cell>
          <table:table-cell office:value-type="float" office:value="55.41">
            <text:p>55.41</text:p>
          </table:table-cell>
          <table:table-cell office:value-type="float" office:value="0.93288">
            <text:p>0.93288</text:p>
          </table:table-cell>
          <table:table-cell office:value-type="float" office:value="-0.35941">
            <text:p>-0.35941</text:p>
          </table:table-cell>
          <table:table-cell office:value-type="string">
            <text:p>Observatoire des Makes, Saint-Louis</text:p>
          </table:table-cell>
        </table:table-row>
        <table:table-row table:style-name="ro1">
          <table:table-cell table:style-name="ce2" office:value-type="string">
            <text:p>182</text:p>
          </table:table-cell>
          <table:table-cell office:value-type="float" office:value="55.2586">
            <text:p>55.2586</text:p>
          </table:table-cell>
          <table:table-cell office:value-type="float" office:value="0.93394">
            <text:p>0.93394</text:p>
          </table:table-cell>
          <table:table-cell office:value-type="float" office:value="-0.35634">
            <text:p>-0.35634</text:p>
          </table:table-cell>
          <table:table-cell office:value-type="string">
            <text:p>St. Paul, Reunion</text:p>
          </table:table-cell>
        </table:table-row>
        <table:table-row table:style-name="ro2">
          <table:table-cell table:style-name="ce2" office:value-type="string">
            <text:p>183</text:p>
          </table:table-cell>
          <table:table-cell office:value-type="float" office:value="41.42">
            <text:p>41.42</text:p>
          </table:table-cell>
          <table:table-cell office:value-type="float" office:value="0.72496">
            <text:p>0.72496</text:p>
          </table:table-cell>
          <table:table-cell office:value-type="float" office:value="0.68695">
            <text:p>0.68695</text:p>
          </table:table-cell>
          <table:table-cell office:value-type="string">
            <text:p>Starlab Observatory, Karachay-Cherkessia</text:p>
          </table:table-cell>
        </table:table-row>
        <table:table-row table:style-name="ro2">
          <table:table-cell table:style-name="ce2" office:value-type="string">
            <text:p>184</text:p>
          </table:table-cell>
          <table:table-cell office:value-type="float" office:value="6.0361">
            <text:p>6.0361</text:p>
          </table:table-cell>
          <table:table-cell office:value-type="float" office:value="0.72081">
            <text:p>0.72081</text:p>
          </table:table-cell>
          <table:table-cell office:value-type="float" office:value="0.69097">
            <text:p>0.69097</text:p>
          </table:table-cell>
          <table:table-cell office:value-type="string">
            <text:p>Valmeca Observatory, Puimichel</text:p>
          </table:table-cell>
        </table:table-row>
        <table:table-row table:style-name="ro2">
          <table:table-cell table:style-name="ce2" office:value-type="string">
            <text:p>185</text:p>
          </table:table-cell>
          <table:table-cell office:value-type="float" office:value="7.4219">
            <text:p>7.4219</text:p>
          </table:table-cell>
          <table:table-cell office:value-type="float" office:value="0.67876">
            <text:p>0.67876</text:p>
          </table:table-cell>
          <table:table-cell office:value-type="float" office:value="0.732">
            <text:p>0.732</text:p>
          </table:table-cell>
          <table:table-cell office:value-type="string">
            <text:p>Observatoire Astronomique Jurassien-Vicques</text:p>
          </table:table-cell>
        </table:table-row>
        <table:table-row table:style-name="ro2">
          <table:table-cell table:style-name="ce2" office:value-type="string">
            <text:p>186</text:p>
          </table:table-cell>
          <table:table-cell office:value-type="float" office:value="66.8821">
            <text:p>66.8821</text:p>
          </table:table-cell>
          <table:table-cell office:value-type="float" office:value="0.77679">
            <text:p>0.77679</text:p>
          </table:table-cell>
          <table:table-cell office:value-type="float" office:value="0.62781">
            <text:p>0.62781</text:p>
          </table:table-cell>
          <table:table-cell office:value-type="string">
            <text:p>Kitab</text:p>
          </table:table-cell>
        </table:table-row>
        <table:table-row table:style-name="ro2">
          <table:table-cell table:style-name="ce2" office:value-type="string">
            <text:p>187</text:p>
          </table:table-cell>
          <table:table-cell office:value-type="float" office:value="17.0733">
            <text:p>17.0733</text:p>
          </table:table-cell>
          <table:table-cell office:value-type="float" office:value="0.61314">
            <text:p>0.61314</text:p>
          </table:table-cell>
          <table:table-cell office:value-type="float" office:value="0.78735">
            <text:p>0.78735</text:p>
          </table:table-cell>
          <table:table-cell office:value-type="string">
            <text:p>Astronomical Observatory, Borowiec</text:p>
          </table:table-cell>
        </table:table-row>
        <table:table-row table:style-name="ro2">
          <table:table-cell table:style-name="ce2" office:value-type="string">
            <text:p>188</text:p>
          </table:table-cell>
          <table:table-cell office:value-type="float" office:value="66.89555">
            <text:p>66.89555</text:p>
          </table:table-cell>
          <table:table-cell office:value-type="float" office:value="0.782059">
            <text:p>0.782059</text:p>
          </table:table-cell>
          <table:table-cell office:value-type="float" office:value="0.62176">
            <text:p>0.62176</text:p>
          </table:table-cell>
          <table:table-cell office:value-type="string">
            <text:p>Majdanak</text:p>
          </table:table-cell>
        </table:table-row>
        <table:table-row table:style-name="ro1">
          <table:table-cell table:style-name="ce2" office:value-type="string">
            <text:p>189</text:p>
          </table:table-cell>
          <table:table-cell office:value-type="float" office:value="6.1514">
            <text:p>6.1514</text:p>
          </table:table-cell>
          <table:table-cell office:value-type="float" office:value="0.6934">
            <text:p>0.6934</text:p>
          </table:table-cell>
          <table:table-cell office:value-type="float" office:value="0.71823">
            <text:p>0.71823</text:p>
          </table:table-cell>
          <table:table-cell office:value-type="string">
            <text:p>Geneva (before 1967)</text:p>
          </table:table-cell>
        </table:table-row>
        <table:table-row table:style-name="ro2">
          <table:table-cell table:style-name="ce2" office:value-type="string">
            <text:p>190</text:p>
          </table:table-cell>
          <table:table-cell office:value-type="float" office:value="68.6819">
            <text:p>68.6819</text:p>
          </table:table-cell>
          <table:table-cell office:value-type="float" office:value="0.78382">
            <text:p>0.78382</text:p>
          </table:table-cell>
          <table:table-cell office:value-type="float" office:value="0.61909">
            <text:p>0.61909</text:p>
          </table:table-cell>
          <table:table-cell office:value-type="string">
            <text:p>Gissar</text:p>
          </table:table-cell>
        </table:table-row>
        <table:table-row table:style-name="ro1">
          <table:table-cell table:style-name="ce2" office:value-type="string">
            <text:p>191</text:p>
          </table:table-cell>
          <table:table-cell office:value-type="float" office:value="68.7811">
            <text:p>68.7811</text:p>
          </table:table-cell>
          <table:table-cell office:value-type="float" office:value="0.78306">
            <text:p>0.78306</text:p>
          </table:table-cell>
          <table:table-cell office:value-type="float" office:value="0.62006">
            <text:p>0.62006</text:p>
          </table:table-cell>
          <table:table-cell office:value-type="string">
            <text:p>Dushanbe</text:p>
          </table:table-cell>
        </table:table-row>
        <table:table-row table:style-name="ro1">
          <table:table-cell table:style-name="ce2" office:value-type="string">
            <text:p>192</text:p>
          </table:table-cell>
          <table:table-cell office:value-type="float" office:value="69.2936">
            <text:p>69.2936</text:p>
          </table:table-cell>
          <table:table-cell office:value-type="float" office:value="0.75213">
            <text:p>0.75213</text:p>
          </table:table-cell>
          <table:table-cell office:value-type="float" office:value="0.65692">
            <text:p>0.65692</text:p>
          </table:table-cell>
          <table:table-cell office:value-type="string">
            <text:p>Tashkent</text:p>
          </table:table-cell>
        </table:table-row>
        <table:table-row table:style-name="ro2">
          <table:table-cell table:style-name="ce2" office:value-type="string">
            <text:p>193</text:p>
          </table:table-cell>
          <table:table-cell office:value-type="float" office:value="69.2178">
            <text:p>69.2178</text:p>
          </table:table-cell>
          <table:table-cell office:value-type="float" office:value="0.78648">
            <text:p>0.78648</text:p>
          </table:table-cell>
          <table:table-cell office:value-type="float" office:value="0.6161">
            <text:p>0.6161</text:p>
          </table:table-cell>
          <table:table-cell office:value-type="string">
            <text:p>Sanglok</text:p>
          </table:table-cell>
        </table:table-row>
        <table:table-row table:style-name="ro2">
          <table:table-cell table:style-name="ce2" office:value-type="string">
            <text:p>194</text:p>
          </table:table-cell>
          <table:table-cell office:value-type="float" office:value="18.0094">
            <text:p>18.0094</text:p>
          </table:table-cell>
          <table:table-cell office:value-type="float" office:value="0.91807">
            <text:p>0.91807</text:p>
          </table:table-cell>
          <table:table-cell office:value-type="float" office:value="-0.39579">
            <text:p>-0.39579</text:p>
          </table:table-cell>
          <table:table-cell office:value-type="string">
            <text:p>Tivoli</text:p>
          </table:table-cell>
        </table:table-row>
        <table:table-row table:style-name="ro2">
          <table:table-cell table:style-name="ce2" office:value-type="string">
            <text:p>195</text:p>
          </table:table-cell>
          <table:table-cell office:value-type="float" office:value="11.4492">
            <text:p>11.4492</text:p>
          </table:table-cell>
          <table:table-cell office:value-type="float" office:value="0.66804">
            <text:p>0.66804</text:p>
          </table:table-cell>
          <table:table-cell office:value-type="float" office:value="0.74174">
            <text:p>0.74174</text:p>
          </table:table-cell>
          <table:table-cell office:value-type="string">
            <text:p>Untermenzing Observatory, Munich</text:p>
          </table:table-cell>
        </table:table-row>
        <table:table-row table:style-name="ro2">
          <table:table-cell table:style-name="ce2" office:value-type="string">
            <text:p>196</text:p>
          </table:table-cell>
          <table:table-cell office:value-type="float" office:value="7.3331">
            <text:p>7.3331</text:p>
          </table:table-cell>
          <table:table-cell office:value-type="float" office:value="0.65296">
            <text:p>0.65296</text:p>
          </table:table-cell>
          <table:table-cell office:value-type="float" office:value="0.7549">
            <text:p>0.7549</text:p>
          </table:table-cell>
          <table:table-cell office:value-type="string">
            <text:p>Homburg-Erbach</text:p>
          </table:table-cell>
        </table:table-row>
        <table:table-row table:style-name="ro2">
          <table:table-cell table:style-name="ce2" office:value-type="string">
            <text:p>197</text:p>
          </table:table-cell>
          <table:table-cell office:value-type="float" office:value="12.1836">
            <text:p>12.1836</text:p>
          </table:table-cell>
          <table:table-cell office:value-type="float" office:value="0.71739">
            <text:p>0.71739</text:p>
          </table:table-cell>
          <table:table-cell office:value-type="float" office:value="0.69434">
            <text:p>0.69434</text:p>
          </table:table-cell>
          <table:table-cell office:value-type="string">
            <text:p>Bastia</text:p>
          </table:table-cell>
        </table:table-row>
        <table:table-row table:style-name="ro2">
          <table:table-cell table:style-name="ce2" office:value-type="string">
            <text:p>198</text:p>
          </table:table-cell>
          <table:table-cell office:value-type="float" office:value="8.75674">
            <text:p>8.75674</text:p>
          </table:table-cell>
          <table:table-cell office:value-type="float" office:value="0.662195">
            <text:p>0.662195</text:p>
          </table:table-cell>
          <table:table-cell office:value-type="float" office:value="0.74692">
            <text:p>0.74692</text:p>
          </table:table-cell>
          <table:table-cell office:value-type="string">
            <text:p>Wildberg</text:p>
          </table:table-cell>
        </table:table-row>
        <table:table-row table:style-name="ro2">
          <table:table-cell table:style-name="ce2" office:value-type="string">
            <text:p>199</text:p>
          </table:table-cell>
          <table:table-cell office:value-type="float" office:value="2.438">
            <text:p>2.438</text:p>
          </table:table-cell>
          <table:table-cell office:value-type="float" office:value="0.66659">
            <text:p>0.66659</text:p>
          </table:table-cell>
          <table:table-cell office:value-type="float" office:value="0.74294">
            <text:p>0.74294</text:p>
          </table:table-cell>
          <table:table-cell office:value-type="string">
            <text:p>Buthiers</text:p>
          </table:table-cell>
        </table:table-row>
        <table:table-row table:style-name="ro2">
          <table:table-cell table:style-name="ce2" office:value-type="string">
            <text:p>200</text:p>
          </table:table-cell>
          <table:table-cell office:value-type="float" office:value="4.3036">
            <text:p>4.3036</text:p>
          </table:table-cell>
          <table:table-cell office:value-type="float" office:value="0.63385">
            <text:p>0.63385</text:p>
          </table:table-cell>
          <table:table-cell office:value-type="float" office:value="0.77088">
            <text:p>0.77088</text:p>
          </table:table-cell>
          <table:table-cell office:value-type="string">
            <text:p>Beersel Hills Observatory</text:p>
          </table:table-cell>
        </table:table-row>
        <table:table-row table:style-name="ro2">
          <table:table-cell table:style-name="ce2" office:value-type="string">
            <text:p>201</text:p>
          </table:table-cell>
          <table:table-cell office:value-type="float" office:value="7.6033">
            <text:p>7.6033</text:p>
          </table:table-cell>
          <table:table-cell office:value-type="float" office:value="0.69871">
            <text:p>0.69871</text:p>
          </table:table-cell>
          <table:table-cell office:value-type="float" office:value="0.71332">
            <text:p>0.71332</text:p>
          </table:table-cell>
          <table:table-cell office:value-type="string">
            <text:p>Jonathan B. Postel Observatory</text:p>
          </table:table-cell>
        </table:table-row>
        <table:table-row table:style-name="ro2">
          <table:table-cell table:style-name="ce2" office:value-type="string">
            <text:p>202</text:p>
          </table:table-cell>
          <table:table-cell office:value-type="float" office:value="5.8997">
            <text:p>5.8997</text:p>
          </table:table-cell>
          <table:table-cell office:value-type="float" office:value="0.73137">
            <text:p>0.73137</text:p>
          </table:table-cell>
          <table:table-cell office:value-type="float" office:value="0.67971">
            <text:p>0.67971</text:p>
          </table:table-cell>
          <table:table-cell office:value-type="string">
            <text:p>Tamaris Observatoire, La Seyne sur Mer</text:p>
          </table:table-cell>
        </table:table-row>
        <table:table-row table:style-name="ro2">
          <table:table-cell table:style-name="ce2" office:value-type="string">
            <text:p>203</text:p>
          </table:table-cell>
          <table:table-cell office:value-type="float" office:value="8.9964">
            <text:p>8.9964</text:p>
          </table:table-cell>
          <table:table-cell office:value-type="float" office:value="0.7016">
            <text:p>0.7016</text:p>
          </table:table-cell>
          <table:table-cell office:value-type="float" office:value="0.71022">
            <text:p>0.71022</text:p>
          </table:table-cell>
          <table:table-cell office:value-type="string">
            <text:p>GiaGa Observatory</text:p>
          </table:table-cell>
        </table:table-row>
        <table:table-row table:style-name="ro2">
          <table:table-cell table:style-name="ce2" office:value-type="string">
            <text:p>204</text:p>
          </table:table-cell>
          <table:table-cell office:value-type="float" office:value="8.7708">
            <text:p>8.7708</text:p>
          </table:table-cell>
          <table:table-cell office:value-type="float" office:value="0.69765">
            <text:p>0.69765</text:p>
          </table:table-cell>
          <table:table-cell office:value-type="float" office:value="0.7143">
            <text:p>0.7143</text:p>
          </table:table-cell>
          <table:table-cell office:value-type="string">
            <text:p>Schiaparelli Observatory</text:p>
          </table:table-cell>
        </table:table-row>
        <table:table-row table:style-name="ro2">
          <table:table-cell table:style-name="ce2" office:value-type="string">
            <text:p>205</text:p>
          </table:table-cell>
          <table:table-cell office:value-type="float" office:value="11.2731">
            <text:p>11.2731</text:p>
          </table:table-cell>
          <table:table-cell office:value-type="float" office:value="0.71478">
            <text:p>0.71478</text:p>
          </table:table-cell>
          <table:table-cell office:value-type="float" office:value="0.69703">
            <text:p>0.69703</text:p>
          </table:table-cell>
          <table:table-cell office:value-type="string">
            <text:p>Obs. Casalecchio di Reno, Bologna</text:p>
          </table:table-cell>
        </table:table-row>
        <table:table-row table:style-name="ro2">
          <table:table-cell table:style-name="ce2" office:value-type="string">
            <text:p>206</text:p>
          </table:table-cell>
          <table:table-cell office:value-type="float" office:value="10.5667">
            <text:p>10.5667</text:p>
          </table:table-cell>
          <table:table-cell office:value-type="float" office:value="0.4922">
            <text:p>0.4922</text:p>
          </table:table-cell>
          <table:table-cell office:value-type="float" office:value="0.8677">
            <text:p>0.8677</text:p>
          </table:table-cell>
          <table:table-cell office:value-type="string">
            <text:p>Haagaar Observatory, Eina</text:p>
          </table:table-cell>
        </table:table-row>
        <table:table-row table:style-name="ro2">
          <table:table-cell table:style-name="ce2" office:value-type="string">
            <text:p>207</text:p>
          </table:table-cell>
          <table:table-cell office:value-type="float" office:value="9.3065">
            <text:p>9.3065</text:p>
          </table:table-cell>
          <table:table-cell office:value-type="float" office:value="0.70156">
            <text:p>0.70156</text:p>
          </table:table-cell>
          <table:table-cell office:value-type="float" office:value="0.71025">
            <text:p>0.71025</text:p>
          </table:table-cell>
          <table:table-cell office:value-type="string">
            <text:p>Osservatorio Antonio Grosso</text:p>
          </table:table-cell>
        </table:table-row>
        <table:table-row table:style-name="ro2">
          <table:table-cell table:style-name="ce2" office:value-type="string">
            <text:p>208</text:p>
          </table:table-cell>
          <table:table-cell office:value-type="float" office:value="9.5875">
            <text:p>9.5875</text:p>
          </table:table-cell>
          <table:table-cell office:value-type="float" office:value="0.70893">
            <text:p>0.70893</text:p>
          </table:table-cell>
          <table:table-cell office:value-type="float" office:value="0.70294">
            <text:p>0.70294</text:p>
          </table:table-cell>
          <table:table-cell office:value-type="string">
            <text:p>Rivalta</text:p>
          </table:table-cell>
        </table:table-row>
        <table:table-row table:style-name="ro2">
          <table:table-cell table:style-name="ce2" office:value-type="string">
            <text:p>209</text:p>
          </table:table-cell>
          <table:table-cell office:value-type="float" office:value="11.5688">
            <text:p>11.5688</text:p>
          </table:table-cell>
          <table:table-cell office:value-type="float" office:value="0.6979">
            <text:p>0.6979</text:p>
          </table:table-cell>
          <table:table-cell office:value-type="float" office:value="0.7141">
            <text:p>0.7141</text:p>
          </table:table-cell>
          <table:table-cell office:value-type="string">
            <text:p>Asiago Observatory, Cima Ekar-ADAS</text:p>
          </table:table-cell>
        </table:table-row>
        <table:table-row table:style-name="ro2">
          <table:table-cell table:style-name="ce2" office:value-type="string">
            <text:p>210</text:p>
          </table:table-cell>
          <table:table-cell office:value-type="float" office:value="76.9573">
            <text:p>76.9573</text:p>
          </table:table-cell>
          <table:table-cell office:value-type="float" office:value="0.73042">
            <text:p>0.73042</text:p>
          </table:table-cell>
          <table:table-cell office:value-type="float" office:value="0.68104">
            <text:p>0.68104</text:p>
          </table:table-cell>
          <table:table-cell office:value-type="string">
            <text:p>Alma-Ata</text:p>
          </table:table-cell>
        </table:table-row>
        <table:table-row table:style-name="ro2">
          <table:table-cell table:style-name="ce2" office:value-type="string">
            <text:p>211</text:p>
          </table:table-cell>
          <table:table-cell office:value-type="float" office:value="11.1764">
            <text:p>11.1764</text:p>
          </table:table-cell>
          <table:table-cell office:value-type="float" office:value="0.72338">
            <text:p>0.72338</text:p>
          </table:table-cell>
          <table:table-cell office:value-type="float" office:value="0.68815">
            <text:p>0.68815</text:p>
          </table:table-cell>
          <table:table-cell office:value-type="string">
            <text:p>Scandicci</text:p>
          </table:table-cell>
        </table:table-row>
        <table:table-row table:style-name="ro2">
          <table:table-cell table:style-name="ce2" office:value-type="string">
            <text:p>212</text:p>
          </table:table-cell>
          <table:table-cell office:value-type="float" office:value="355.35747">
            <text:p>355.35747</text:p>
          </table:table-cell>
          <table:table-cell office:value-type="float" office:value="0.803253">
            <text:p>0.803253</text:p>
          </table:table-cell>
          <table:table-cell office:value-type="float" office:value="0.5937">
            <text:p>0.5937</text:p>
          </table:table-cell>
          <table:table-cell office:value-type="string">
            <text:p>Observatorio La Dehesilla</text:p>
          </table:table-cell>
        </table:table-row>
        <table:table-row table:style-name="ro2">
          <table:table-cell table:style-name="ce2" office:value-type="string">
            <text:p>213</text:p>
          </table:table-cell>
          <table:table-cell office:value-type="float" office:value="2.38539">
            <text:p>2.38539</text:p>
          </table:table-cell>
          <table:table-cell office:value-type="float" office:value="0.749843">
            <text:p>0.749843</text:p>
          </table:table-cell>
          <table:table-cell office:value-type="float" office:value="0.65942">
            <text:p>0.65942</text:p>
          </table:table-cell>
          <table:table-cell office:value-type="string">
            <text:p>Observatorio Montcabre</text:p>
          </table:table-cell>
        </table:table-row>
        <table:table-row table:style-name="ro2">
          <table:table-cell table:style-name="ce2" office:value-type="string">
            <text:p>214</text:p>
          </table:table-cell>
          <table:table-cell office:value-type="float" office:value="11.6569">
            <text:p>11.6569</text:p>
          </table:table-cell>
          <table:table-cell office:value-type="float" office:value="0.66709">
            <text:p>0.66709</text:p>
          </table:table-cell>
          <table:table-cell office:value-type="float" office:value="0.74258">
            <text:p>0.74258</text:p>
          </table:table-cell>
          <table:table-cell office:value-type="string">
            <text:p>Garching Observatory</text:p>
          </table:table-cell>
        </table:table-row>
        <table:table-row table:style-name="ro2">
          <table:table-cell table:style-name="ce2" office:value-type="string">
            <text:p>215</text:p>
          </table:table-cell>
          <table:table-cell office:value-type="float" office:value="10.7328">
            <text:p>10.7328</text:p>
          </table:table-cell>
          <table:table-cell office:value-type="float" office:value="0.67021">
            <text:p>0.67021</text:p>
          </table:table-cell>
          <table:table-cell office:value-type="float" office:value="0.73981">
            <text:p>0.73981</text:p>
          </table:table-cell>
          <table:table-cell office:value-type="string">
            <text:p>Buchloe</text:p>
          </table:table-cell>
        </table:table-row>
        <table:table-row table:style-name="ro2">
          <table:table-cell table:style-name="ce2" office:value-type="string">
            <text:p>216</text:p>
          </table:table-cell>
          <table:table-cell office:value-type="float" office:value="5.6914">
            <text:p>5.6914</text:p>
          </table:table-cell>
          <table:table-cell office:value-type="float" office:value="0.65732">
            <text:p>0.65732</text:p>
          </table:table-cell>
          <table:table-cell office:value-type="float" office:value="0.75114">
            <text:p>0.75114</text:p>
          </table:table-cell>
          <table:table-cell office:value-type="string">
            <text:p>Observatoire des Cote de Meuse</text:p>
          </table:table-cell>
        </table:table-row>
        <table:table-row table:style-name="ro2">
          <table:table-cell table:style-name="ce2" office:value-type="string">
            <text:p>217</text:p>
          </table:table-cell>
          <table:table-cell office:value-type="float" office:value="77.87114">
            <text:p>77.87114</text:p>
          </table:table-cell>
          <table:table-cell office:value-type="float" office:value="0.730114">
            <text:p>0.730114</text:p>
          </table:table-cell>
          <table:table-cell office:value-type="float" office:value="0.68164">
            <text:p>0.68164</text:p>
          </table:table-cell>
          <table:table-cell office:value-type="string">
            <text:p>Assah</text:p>
          </table:table-cell>
        </table:table-row>
        <table:table-row table:style-name="ro1">
          <table:table-cell table:style-name="ce2" office:value-type="string">
            <text:p>218</text:p>
          </table:table-cell>
          <table:table-cell office:value-type="float" office:value="78.4541">
            <text:p>78.4541</text:p>
          </table:table-cell>
          <table:table-cell office:value-type="float" office:value="0.95444">
            <text:p>0.95444</text:p>
          </table:table-cell>
          <table:table-cell office:value-type="float" office:value="0.29768">
            <text:p>0.29768</text:p>
          </table:table-cell>
          <table:table-cell office:value-type="string">
            <text:p>Hyderabad</text:p>
          </table:table-cell>
        </table:table-row>
        <table:table-row table:style-name="ro2">
          <table:table-cell table:style-name="ce2" office:value-type="string">
            <text:p>219</text:p>
          </table:table-cell>
          <table:table-cell office:value-type="float" office:value="78.7283">
            <text:p>78.7283</text:p>
          </table:table-cell>
          <table:table-cell office:value-type="float" office:value="0.95618">
            <text:p>0.95618</text:p>
          </table:table-cell>
          <table:table-cell office:value-type="float" office:value="0.29216">
            <text:p>0.29216</text:p>
          </table:table-cell>
          <table:table-cell office:value-type="string">
            <text:p>Japal-Rangapur</text:p>
          </table:table-cell>
        </table:table-row>
        <table:table-row table:style-name="ro2">
          <table:table-cell table:style-name="ce2" office:value-type="string">
            <text:p>220</text:p>
          </table:table-cell>
          <table:table-cell office:value-type="float" office:value="78.8263">
            <text:p>78.8263</text:p>
          </table:table-cell>
          <table:table-cell office:value-type="float" office:value="0.97627">
            <text:p>0.97627</text:p>
          </table:table-cell>
          <table:table-cell office:value-type="float" office:value="0.21634">
            <text:p>0.21634</text:p>
          </table:table-cell>
          <table:table-cell office:value-type="string">
            <text:p>Vainu Bappu Observatory, Kavalur</text:p>
          </table:table-cell>
        </table:table-row>
        <table:table-row table:style-name="ro2">
          <table:table-cell table:style-name="ce2" office:value-type="string">
            <text:p>221</text:p>
          </table:table-cell>
          <table:table-cell office:value-type="float" office:value="16.3631">
            <text:p>16.3631</text:p>
          </table:table-cell>
          <table:table-cell office:value-type="float" office:value="0.9196">
            <text:p>0.9196</text:p>
          </table:table-cell>
          <table:table-cell office:value-type="float" office:value="-0.39228">
            <text:p>-0.39228</text:p>
          </table:table-cell>
          <table:table-cell office:value-type="string">
            <text:p>IAS Observatory, Hakos</text:p>
          </table:table-cell>
        </table:table-row>
        <table:table-row table:style-name="ro2">
          <table:table-cell table:style-name="ce2" office:value-type="string">
            <text:p>222</text:p>
          </table:table-cell>
          <table:table-cell office:value-type="float" office:value="2.4939">
            <text:p>2.4939</text:p>
          </table:table-cell>
          <table:table-cell office:value-type="float" office:value="0.66113">
            <text:p>0.66113</text:p>
          </table:table-cell>
          <table:table-cell office:value-type="float" office:value="0.74777">
            <text:p>0.74777</text:p>
          </table:table-cell>
          <table:table-cell office:value-type="string">
            <text:p>Yerres-Canotiers</text:p>
          </table:table-cell>
        </table:table-row>
        <table:table-row table:style-name="ro1">
          <table:table-cell table:style-name="ce2" office:value-type="string">
            <text:p>223</text:p>
          </table:table-cell>
          <table:table-cell office:value-type="float" office:value="80.2464">
            <text:p>80.2464</text:p>
          </table:table-cell>
          <table:table-cell office:value-type="float" office:value="0.97427">
            <text:p>0.97427</text:p>
          </table:table-cell>
          <table:table-cell office:value-type="float" office:value="0.22465">
            <text:p>0.22465</text:p>
          </table:table-cell>
          <table:table-cell office:value-type="string">
            <text:p>Madras</text:p>
          </table:table-cell>
        </table:table-row>
        <table:table-row table:style-name="ro2">
          <table:table-cell table:style-name="ce2" office:value-type="string">
            <text:p>224</text:p>
          </table:table-cell>
          <table:table-cell office:value-type="float" office:value="7.50171">
            <text:p>7.50171</text:p>
          </table:table-cell>
          <table:table-cell office:value-type="float" office:value="0.673178">
            <text:p>0.673178</text:p>
          </table:table-cell>
          <table:table-cell office:value-type="float" office:value="0.73704">
            <text:p>0.73704</text:p>
          </table:table-cell>
          <table:table-cell office:value-type="string">
            <text:p>Ottmarsheim</text:p>
          </table:table-cell>
        </table:table-row>
        <table:table-row table:style-name="ro2">
          <table:table-cell table:style-name="ce2" office:value-type="string">
            <text:p>225</text:p>
          </table:table-cell>
          <table:table-cell office:value-type="float" office:value="288.825">
            <text:p>288.825</text:p>
          </table:table-cell>
          <table:table-cell office:value-type="float" office:value="0.7298">
            <text:p>0.7298</text:p>
          </table:table-cell>
          <table:table-cell office:value-type="float" office:value="0.6814">
            <text:p>0.6814</text:p>
          </table:table-cell>
          <table:table-cell office:value-type="string">
            <text:p>Northwood Ridge Observatory</text:p>
          </table:table-cell>
        </table:table-row>
        <table:table-row table:style-name="ro2">
          <table:table-cell table:style-name="ce2" office:value-type="string">
            <text:p>226</text:p>
          </table:table-cell>
          <table:table-cell office:value-type="float" office:value="11.8858">
            <text:p>11.8858</text:p>
          </table:table-cell>
          <table:table-cell office:value-type="float" office:value="0.70293">
            <text:p>0.70293</text:p>
          </table:table-cell>
          <table:table-cell office:value-type="float" office:value="0.70888">
            <text:p>0.70888</text:p>
          </table:table-cell>
          <table:table-cell office:value-type="string">
            <text:p>Guido Ruggieri Observatory, Padua</text:p>
          </table:table-cell>
        </table:table-row>
        <table:table-row table:style-name="ro2">
          <table:table-cell table:style-name="ce2" office:value-type="string">
            <text:p>227</text:p>
          </table:table-cell>
          <table:table-cell office:value-type="float" office:value="281.2853">
            <text:p>281.2853</text:p>
          </table:table-cell>
          <table:table-cell office:value-type="float" office:value="0.73683">
            <text:p>0.73683</text:p>
          </table:table-cell>
          <table:table-cell office:value-type="float" office:value="0.67392">
            <text:p>0.67392</text:p>
          </table:table-cell>
          <table:table-cell office:value-type="string">
            <text:p>OrbitJet Observatory, Colden</text:p>
          </table:table-cell>
        </table:table-row>
        <table:table-row table:style-name="ro2">
          <table:table-cell table:style-name="ce2" office:value-type="string">
            <text:p>228</text:p>
          </table:table-cell>
          <table:table-cell office:value-type="float" office:value="13.875">
            <text:p>13.875</text:p>
          </table:table-cell>
          <table:table-cell office:value-type="float" office:value="0.70038">
            <text:p>0.70038</text:p>
          </table:table-cell>
          <table:table-cell office:value-type="float" office:value="0.71147">
            <text:p>0.71147</text:p>
          </table:table-cell>
          <table:table-cell office:value-type="string">
            <text:p>Bruno Zugna Observatory, Trieste</text:p>
          </table:table-cell>
        </table:table-row>
        <table:table-row table:style-name="ro2">
          <table:table-cell table:style-name="ce2" office:value-type="string">
            <text:p>229</text:p>
          </table:table-cell>
          <table:table-cell office:value-type="float" office:value="14.9743">
            <text:p>14.9743</text:p>
          </table:table-cell>
          <table:table-cell office:value-type="float" office:value="0.75936">
            <text:p>0.75936</text:p>
          </table:table-cell>
          <table:table-cell office:value-type="float" office:value="0.64857">
            <text:p>0.64857</text:p>
          </table:table-cell>
          <table:table-cell office:value-type="string">
            <text:p>G. C. Gloriosi Astronomical Observatory, Salerno</text:p>
          </table:table-cell>
        </table:table-row>
        <table:table-row table:style-name="ro2">
          <table:table-cell table:style-name="ce2" office:value-type="string">
            <text:p>230</text:p>
          </table:table-cell>
          <table:table-cell office:value-type="float" office:value="12.0133">
            <text:p>12.0133</text:p>
          </table:table-cell>
          <table:table-cell office:value-type="float" office:value="0.6744">
            <text:p>0.6744</text:p>
          </table:table-cell>
          <table:table-cell office:value-type="float" office:value="0.7363">
            <text:p>0.7363</text:p>
          </table:table-cell>
          <table:table-cell office:value-type="string">
            <text:p>Mt. Wendelstein Observatory</text:p>
          </table:table-cell>
        </table:table-row>
        <table:table-row table:style-name="ro2">
          <table:table-cell table:style-name="ce2" office:value-type="string">
            <text:p>231</text:p>
          </table:table-cell>
          <table:table-cell office:value-type="float" office:value="5.3983">
            <text:p>5.3983</text:p>
          </table:table-cell>
          <table:table-cell office:value-type="float" office:value="0.64403">
            <text:p>0.64403</text:p>
          </table:table-cell>
          <table:table-cell office:value-type="float" office:value="0.76253">
            <text:p>0.76253</text:p>
          </table:table-cell>
          <table:table-cell office:value-type="string">
            <text:p>Vesqueville</text:p>
          </table:table-cell>
        </table:table-row>
        <table:table-row table:style-name="ro2">
          <table:table-cell table:style-name="ce2" office:value-type="string">
            <text:p>232</text:p>
          </table:table-cell>
          <table:table-cell office:value-type="float" office:value="1.3317">
            <text:p>1.3317</text:p>
          </table:table-cell>
          <table:table-cell office:value-type="float" office:value="0.75">
            <text:p>0.75</text:p>
          </table:table-cell>
          <table:table-cell office:value-type="float" office:value="0.6593">
            <text:p>0.6593</text:p>
          </table:table-cell>
          <table:table-cell office:value-type="string">
            <text:p>Masquefa Observatory</text:p>
          </table:table-cell>
        </table:table-row>
        <table:table-row table:style-name="ro2">
          <table:table-cell table:style-name="ce2" office:value-type="string">
            <text:p>233</text:p>
          </table:table-cell>
          <table:table-cell office:value-type="float" office:value="10.5403">
            <text:p>10.5403</text:p>
          </table:table-cell>
          <table:table-cell office:value-type="float" office:value="0.72226">
            <text:p>0.72226</text:p>
          </table:table-cell>
          <table:table-cell office:value-type="float" office:value="0.68931">
            <text:p>0.68931</text:p>
          </table:table-cell>
          <table:table-cell office:value-type="string">
            <text:p>Sauro Donati Astronomical Observatory, San Vito</text:p>
          </table:table-cell>
        </table:table-row>
        <table:table-row table:style-name="ro2">
          <table:table-cell table:style-name="ce2" office:value-type="string">
            <text:p>234</text:p>
          </table:table-cell>
          <table:table-cell office:value-type="float" office:value="1.12833">
            <text:p>1.12833</text:p>
          </table:table-cell>
          <table:table-cell office:value-type="float" office:value="0.614951">
            <text:p>0.614951</text:p>
          </table:table-cell>
          <table:table-cell office:value-type="float" office:value="0.78593">
            <text:p>0.78593</text:p>
          </table:table-cell>
          <table:table-cell office:value-type="string">
            <text:p>Coddenham Observatory</text:p>
          </table:table-cell>
        </table:table-row>
        <table:table-row table:style-name="ro2">
          <table:table-cell table:style-name="ce2" office:value-type="string">
            <text:p>235</text:p>
          </table:table-cell>
          <table:table-cell office:value-type="float" office:value="13.11352">
            <text:p>13.11352</text:p>
          </table:table-cell>
          <table:table-cell office:value-type="float" office:value="0.696669">
            <text:p>0.696669</text:p>
          </table:table-cell>
          <table:table-cell office:value-type="float" office:value="0.71499">
            <text:p>0.71499</text:p>
          </table:table-cell>
          <table:table-cell office:value-type="string">
            <text:p>CAST Observatory, Talmassons</text:p>
          </table:table-cell>
        </table:table-row>
        <table:table-row table:style-name="ro1">
          <table:table-cell table:style-name="ce2" office:value-type="string">
            <text:p>236</text:p>
          </table:table-cell>
          <table:table-cell office:value-type="float" office:value="84.9465">
            <text:p>84.9465</text:p>
          </table:table-cell>
          <table:table-cell office:value-type="float" office:value="0.5537">
            <text:p>0.5537</text:p>
          </table:table-cell>
          <table:table-cell office:value-type="float" office:value="0.82995">
            <text:p>0.82995</text:p>
          </table:table-cell>
          <table:table-cell office:value-type="string">
            <text:p>Tomsk</text:p>
          </table:table-cell>
        </table:table-row>
        <table:table-row table:style-name="ro2">
          <table:table-cell table:style-name="ce2" office:value-type="string">
            <text:p>237</text:p>
          </table:table-cell>
          <table:table-cell office:value-type="float" office:value="2.7333">
            <text:p>2.7333</text:p>
          </table:table-cell>
          <table:table-cell office:value-type="float" office:value="0.6822">
            <text:p>0.6822</text:p>
          </table:table-cell>
          <table:table-cell office:value-type="float" office:value="0.7288">
            <text:p>0.7288</text:p>
          </table:table-cell>
          <table:table-cell office:value-type="string">
            <text:p>Baugy</text:p>
          </table:table-cell>
        </table:table-row>
        <table:table-row table:style-name="ro2">
          <table:table-cell table:style-name="ce2" office:value-type="string">
            <text:p>238</text:p>
          </table:table-cell>
          <table:table-cell office:value-type="float" office:value="10.9094">
            <text:p>10.9094</text:p>
          </table:table-cell>
          <table:table-cell office:value-type="float" office:value="0.50204">
            <text:p>0.50204</text:p>
          </table:table-cell>
          <table:table-cell office:value-type="float" office:value="0.86197">
            <text:p>0.86197</text:p>
          </table:table-cell>
          <table:table-cell office:value-type="string">
            <text:p>Grorudalen Optical Observatory</text:p>
          </table:table-cell>
        </table:table-row>
        <table:table-row table:style-name="ro2">
          <table:table-cell table:style-name="ce2" office:value-type="string">
            <text:p>239</text:p>
          </table:table-cell>
          <table:table-cell office:value-type="float" office:value="8.4114">
            <text:p>8.4114</text:p>
          </table:table-cell>
          <table:table-cell office:value-type="float" office:value="0.64506">
            <text:p>0.64506</text:p>
          </table:table-cell>
          <table:table-cell office:value-type="float" office:value="0.76159">
            <text:p>0.76159</text:p>
          </table:table-cell>
          <table:table-cell office:value-type="string">
            <text:p>Trebur</text:p>
          </table:table-cell>
        </table:table-row>
        <table:table-row table:style-name="ro2">
          <table:table-cell table:style-name="ce2" office:value-type="string">
            <text:p>240</text:p>
          </table:table-cell>
          <table:table-cell office:value-type="float" office:value="8.83317">
            <text:p>8.83317</text:p>
          </table:table-cell>
          <table:table-cell office:value-type="float" office:value="0.662308">
            <text:p>0.662308</text:p>
          </table:table-cell>
          <table:table-cell office:value-type="float" office:value="0.74683">
            <text:p>0.74683</text:p>
          </table:table-cell>
          <table:table-cell office:value-type="string">
            <text:p>Herrenberg Sternwarte</text:p>
          </table:table-cell>
        </table:table-row>
        <table:table-row table:style-name="ro2">
          <table:table-cell table:style-name="ce2" office:value-type="string">
            <text:p>241</text:p>
          </table:table-cell>
          <table:table-cell office:value-type="float" office:value="13.47">
            <text:p>13.47</text:p>
          </table:table-cell>
          <table:table-cell office:value-type="float" office:value="0.66465">
            <text:p>0.66465</text:p>
          </table:table-cell>
          <table:table-cell office:value-type="float" office:value="0.74474">
            <text:p>0.74474</text:p>
          </table:table-cell>
          <table:table-cell office:value-type="string">
            <text:p>Schaerding</text:p>
          </table:table-cell>
        </table:table-row>
        <table:table-row table:style-name="ro2">
          <table:table-cell table:style-name="ce2" office:value-type="string">
            <text:p>242</text:p>
          </table:table-cell>
          <table:table-cell office:value-type="float" office:value="1.6956">
            <text:p>1.6956</text:p>
          </table:table-cell>
          <table:table-cell office:value-type="float" office:value="0.72681">
            <text:p>0.72681</text:p>
          </table:table-cell>
          <table:table-cell office:value-type="float" office:value="0.6846">
            <text:p>0.6846</text:p>
          </table:table-cell>
          <table:table-cell office:value-type="string">
            <text:p>Varennes</text:p>
          </table:table-cell>
        </table:table-row>
        <table:table-row table:style-name="ro2">
          <table:table-cell table:style-name="ce2" office:value-type="string">
            <text:p>243</text:p>
          </table:table-cell>
          <table:table-cell office:value-type="float" office:value="9.413">
            <text:p>9.413</text:p>
          </table:table-cell>
          <table:table-cell office:value-type="float" office:value="0.59572">
            <text:p>0.59572</text:p>
          </table:table-cell>
          <table:table-cell office:value-type="float" office:value="0.8005">
            <text:p>0.8005</text:p>
          </table:table-cell>
          <table:table-cell office:value-type="string">
            <text:p>Umbrella Observatory, Fredenbeck</text:p>
          </table:table-cell>
        </table:table-row>
        <table:table-row table:style-name="ro2">
          <table:table-cell table:style-name="ce2" office:value-type="string">
            <text:p>2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eocentric Occultation Observation</text:p>
          </table:table-cell>
        </table:table-row>
        <table:table-row table:style-name="ro2">
          <table:table-cell table:style-name="ce2" office:value-type="string">
            <text:p>245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Spitzer Space Telescope</text:p>
          </table:table-cell>
        </table:table-row>
        <table:table-row table:style-name="ro2">
          <table:table-cell table:style-name="ce2" office:value-type="string">
            <text:p>246</text:p>
          </table:table-cell>
          <table:table-cell office:value-type="float" office:value="14.2881">
            <text:p>14.2881</text:p>
          </table:table-cell>
          <table:table-cell office:value-type="float" office:value="0.65922">
            <text:p>0.65922</text:p>
          </table:table-cell>
          <table:table-cell office:value-type="float" office:value="0.74965">
            <text:p>0.74965</text:p>
          </table:table-cell>
          <table:table-cell office:value-type="string">
            <text:p>Klet Observatory-KLENOT</text:p>
          </table:table-cell>
        </table:table-row>
        <table:table-row table:style-name="ro1">
          <table:table-cell table:style-name="ce2" office:value-type="string">
            <text:p>247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Roving Observer</text:p>
          </table:table-cell>
        </table:table-row>
        <table:table-row table:style-name="ro2">
          <table:table-cell table:style-name="ce2" office:value-type="string">
            <text:p>2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ipparcos</text:p>
          </table:table-cell>
        </table:table-row>
        <table:table-row table:style-name="ro1">
          <table:table-cell table:style-name="ce2" office:value-type="string">
            <text:p>249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SOHO</text:p>
          </table:table-cell>
        </table:table-row>
        <table:table-row table:style-name="ro1">
          <table:table-cell table:style-name="ce2" office:value-type="string">
            <text:p>250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Hubble Space Telescope</text:p>
          </table:table-cell>
        </table:table-row>
        <table:table-row table:style-name="ro2">
          <table:table-cell table:style-name="ce2" office:value-type="string">
            <text:p>251</text:p>
          </table:table-cell>
          <table:table-cell office:value-type="float" office:value="293.24692">
            <text:p>293.24692</text:p>
          </table:table-cell>
          <table:table-cell office:value-type="float" office:value="0.949577">
            <text:p>0.949577</text:p>
          </table:table-cell>
          <table:table-cell office:value-type="float" office:value="0.31273">
            <text:p>0.31273</text:p>
          </table:table-cell>
          <table:table-cell office:value-type="string">
            <text:p>Arecibo</text:p>
          </table:table-cell>
        </table:table-row>
        <table:table-row table:style-name="ro2">
          <table:table-cell table:style-name="ce2" office:value-type="string">
            <text:p>252</text:p>
          </table:table-cell>
          <table:table-cell office:value-type="float" office:value="243.20512">
            <text:p>243.20512</text:p>
          </table:table-cell>
          <table:table-cell office:value-type="float" office:value="0.817719">
            <text:p>0.817719</text:p>
          </table:table-cell>
          <table:table-cell office:value-type="float" office:value="0.57397">
            <text:p>0.57397</text:p>
          </table:table-cell>
          <table:table-cell office:value-type="string">
            <text:p>Goldstone DSS 13, Fort Irwin</text:p>
          </table:table-cell>
        </table:table-row>
        <table:table-row table:style-name="ro2">
          <table:table-cell table:style-name="ce2" office:value-type="string">
            <text:p>253</text:p>
          </table:table-cell>
          <table:table-cell office:value-type="float" office:value="243.11047">
            <text:p>243.11047</text:p>
          </table:table-cell>
          <table:table-cell office:value-type="float" office:value="0.815913">
            <text:p>0.815913</text:p>
          </table:table-cell>
          <table:table-cell office:value-type="float" office:value="0.57651">
            <text:p>0.57651</text:p>
          </table:table-cell>
          <table:table-cell office:value-type="string">
            <text:p>Goldstone DSS 14, Fort Irwin</text:p>
          </table:table-cell>
        </table:table-row>
        <table:table-row table:style-name="ro2">
          <table:table-cell table:style-name="ce2" office:value-type="string">
            <text:p>254</text:p>
          </table:table-cell>
          <table:table-cell office:value-type="float" office:value="288.51128">
            <text:p>288.51128</text:p>
          </table:table-cell>
          <table:table-cell office:value-type="float" office:value="0.736973">
            <text:p>0.736973</text:p>
          </table:table-cell>
          <table:table-cell office:value-type="float" office:value="0.67369">
            <text:p>0.67369</text:p>
          </table:table-cell>
          <table:table-cell office:value-type="string">
            <text:p>Haystack, Westford</text:p>
          </table:table-cell>
        </table:table-row>
        <table:table-row table:style-name="ro2">
          <table:table-cell table:style-name="ce2" office:value-type="string">
            <text:p>255</text:p>
          </table:table-cell>
          <table:table-cell office:value-type="float" office:value="33.18689">
            <text:p>33.18689</text:p>
          </table:table-cell>
          <table:table-cell office:value-type="float" office:value="0.705965">
            <text:p>0.705965</text:p>
          </table:table-cell>
          <table:table-cell office:value-type="float" office:value="0.70588">
            <text:p>0.70588</text:p>
          </table:table-cell>
          <table:table-cell office:value-type="string">
            <text:p>Evpatoria</text:p>
          </table:table-cell>
        </table:table-row>
        <table:table-row table:style-name="ro1">
          <table:table-cell table:style-name="ce2" office:value-type="string">
            <text:p>256</text:p>
          </table:table-cell>
          <table:table-cell office:value-type="float" office:value="280.16017">
            <text:p>280.16017</text:p>
          </table:table-cell>
          <table:table-cell office:value-type="float" office:value="0.784451">
            <text:p>0.784451</text:p>
          </table:table-cell>
          <table:table-cell office:value-type="float" office:value="0.61832">
            <text:p>0.61832</text:p>
          </table:table-cell>
          <table:table-cell office:value-type="string">
            <text:p>Green Bank</text:p>
          </table:table-cell>
        </table:table-row>
        <table:table-row table:style-name="ro2">
          <table:table-cell table:style-name="ce2" office:value-type="string">
            <text:p>257</text:p>
          </table:table-cell>
          <table:table-cell office:value-type="float" office:value="243.12461">
            <text:p>243.12461</text:p>
          </table:table-cell>
          <table:table-cell office:value-type="float" office:value="0.816796">
            <text:p>0.816796</text:p>
          </table:table-cell>
          <table:table-cell office:value-type="float" office:value="0.57525">
            <text:p>0.57525</text:p>
          </table:table-cell>
          <table:table-cell office:value-type="string">
            <text:p>Goldstone DSS 25, Fort Irwin</text:p>
          </table:table-cell>
        </table:table-row>
        <table:table-row table:style-name="ro2">
          <table:table-cell table:style-name="ce2" office:value-type="string">
            <text:p>259</text:p>
          </table:table-cell>
          <table:table-cell office:value-type="float" office:value="19.22586">
            <text:p>19.22586</text:p>
          </table:table-cell>
          <table:table-cell office:value-type="float" office:value="0.349828">
            <text:p>0.349828</text:p>
          </table:table-cell>
          <table:table-cell office:value-type="float" office:value="0.93368">
            <text:p>0.93368</text:p>
          </table:table-cell>
          <table:table-cell office:value-type="string">
            <text:p>EISCAT Tromso UHF</text:p>
          </table:table-cell>
        </table:table-row>
        <table:table-row table:style-name="ro2">
          <table:table-cell table:style-name="ce2" office:value-type="string">
            <text:p>260</text:p>
          </table:table-cell>
          <table:table-cell office:value-type="float" office:value="149.0661">
            <text:p>149.0661</text:p>
          </table:table-cell>
          <table:table-cell office:value-type="float" office:value="0.8556">
            <text:p>0.8556</text:p>
          </table:table-cell>
          <table:table-cell office:value-type="float" office:value="-0.51626">
            <text:p>-0.51626</text:p>
          </table:table-cell>
          <table:table-cell office:value-type="string">
            <text:p>Siding Spring Observatory-DSS</text:p>
          </table:table-cell>
        </table:table-row>
        <table:table-row table:style-name="ro2">
          <table:table-cell table:style-name="ce2" office:value-type="string">
            <text:p>261</text:p>
          </table:table-cell>
          <table:table-cell office:value-type="float" office:value="243.14022">
            <text:p>243.14022</text:p>
          </table:table-cell>
          <table:table-cell office:value-type="float" office:value="0.836325">
            <text:p>0.836325</text:p>
          </table:table-cell>
          <table:table-cell office:value-type="float" office:value="0.54687">
            <text:p>0.54687</text:p>
          </table:table-cell>
          <table:table-cell office:value-type="string">
            <text:p>Palomar Mountain-DSS</text:p>
          </table:table-cell>
        </table:table-row>
        <table:table-row table:style-name="ro2">
          <table:table-cell table:style-name="ce2" office:value-type="string">
            <text:p>262</text:p>
          </table:table-cell>
          <table:table-cell office:value-type="float" office:value="289.26626">
            <text:p>289.26626</text:p>
          </table:table-cell>
          <table:table-cell office:value-type="float" office:value="0.87344">
            <text:p>0.87344</text:p>
          </table:table-cell>
          <table:table-cell office:value-type="float" office:value="-0.48605">
            <text:p>-0.48605</text:p>
          </table:table-cell>
          <table:table-cell office:value-type="string">
            <text:p>European Southern Observatory, La Silla-DSS</text:p>
          </table:table-cell>
        </table:table-row>
        <table:table-row table:style-name="ro1">
          <table:table-cell table:style-name="ce2" office:value-type="string">
            <text:p>266</text:p>
          </table:table-cell>
          <table:table-cell office:value-type="float" office:value="204.52344">
            <text:p>204.52344</text:p>
          </table:table-cell>
          <table:table-cell office:value-type="float" office:value="0.941701">
            <text:p>0.941701</text:p>
          </table:table-cell>
          <table:table-cell office:value-type="float" office:value="0.33723">
            <text:p>0.33723</text:p>
          </table:table-cell>
          <table:table-cell office:value-type="string">
            <text:p>New Horizons KBO Search-Subaru</text:p>
          </table:table-cell>
        </table:table-row>
        <table:table-row table:style-name="ro2">
          <table:table-cell table:style-name="ce2" office:value-type="string">
            <text:p>267</text:p>
          </table:table-cell>
          <table:table-cell office:value-type="float" office:value="204.53044">
            <text:p>204.53044</text:p>
          </table:table-cell>
          <table:table-cell office:value-type="float" office:value="0.941705">
            <text:p>0.941705</text:p>
          </table:table-cell>
          <table:table-cell office:value-type="float" office:value="0.33723">
            <text:p>0.33723</text:p>
          </table:table-cell>
          <table:table-cell office:value-type="string">
            <text:p>New Horizons KBO Search-CFHT</text:p>
          </table:table-cell>
        </table:table-row>
        <table:table-row table:style-name="ro1">
          <table:table-cell table:style-name="ce2" office:value-type="string">
            <text:p>268</text:p>
          </table:table-cell>
          <table:table-cell office:value-type="float" office:value="289.30803">
            <text:p>289.30803</text:p>
          </table:table-cell>
          <table:table-cell office:value-type="float" office:value="0.875516">
            <text:p>0.875516</text:p>
          </table:table-cell>
          <table:table-cell office:value-type="float" office:value="-0.48234">
            <text:p>-0.48234</text:p>
          </table:table-cell>
          <table:table-cell office:value-type="string">
            <text:p>New Horizons KBO Search-Magellan/Clay</text:p>
          </table:table-cell>
        </table:table-row>
        <table:table-row table:style-name="ro2">
          <table:table-cell table:style-name="ce2" office:value-type="string">
            <text:p>269</text:p>
          </table:table-cell>
          <table:table-cell office:value-type="float" office:value="289.30914">
            <text:p>289.30914</text:p>
          </table:table-cell>
          <table:table-cell office:value-type="float" office:value="0.87551">
            <text:p>0.87551</text:p>
          </table:table-cell>
          <table:table-cell office:value-type="float" office:value="-0.48234">
            <text:p>-0.48234</text:p>
          </table:table-cell>
          <table:table-cell office:value-type="string">
            <text:p>New Horizons KBO Search-Magellan/Baade</text:p>
          </table:table-cell>
        </table:table-row>
        <table:table-row table:style-name="ro2">
          <table:table-cell table:style-name="ce2" office:value-type="string">
            <text:p>279</text:p>
          </table:table-cell>
          <table:table-cell office:value-type="float" office:value="10.72822">
            <text:p>10.72822</text:p>
          </table:table-cell>
          <table:table-cell office:value-type="float" office:value="0.631526">
            <text:p>0.631526</text:p>
          </table:table-cell>
          <table:table-cell office:value-type="float" office:value="0.77282">
            <text:p>0.77282</text:p>
          </table:table-cell>
          <table:table-cell office:value-type="string">
            <text:p>Seeberg Observatory, Gotha (1787-1857)</text:p>
          </table:table-cell>
        </table:table-row>
        <table:table-row table:style-name="ro2">
          <table:table-cell table:style-name="ce2" office:value-type="string">
            <text:p>280</text:p>
          </table:table-cell>
          <table:table-cell office:value-type="float" office:value="8.9118">
            <text:p>8.9118</text:p>
          </table:table-cell>
          <table:table-cell office:value-type="float" office:value="0.60114">
            <text:p>0.60114</text:p>
          </table:table-cell>
          <table:table-cell office:value-type="float" office:value="0.79646">
            <text:p>0.79646</text:p>
          </table:table-cell>
          <table:table-cell office:value-type="string">
            <text:p>Lilienthal</text:p>
          </table:table-cell>
        </table:table-row>
        <table:table-row table:style-name="ro1">
          <table:table-cell table:style-name="ce2" office:value-type="string">
            <text:p>281</text:p>
          </table:table-cell>
          <table:table-cell office:value-type="float" office:value="11.3522">
            <text:p>11.3522</text:p>
          </table:table-cell>
          <table:table-cell office:value-type="float" office:value="0.71448">
            <text:p>0.71448</text:p>
          </table:table-cell>
          <table:table-cell office:value-type="float" office:value="0.69733">
            <text:p>0.69733</text:p>
          </table:table-cell>
          <table:table-cell office:value-type="string">
            <text:p>Bologna</text:p>
          </table:table-cell>
        </table:table-row>
        <table:table-row table:style-name="ro2">
          <table:table-cell table:style-name="ce2" office:value-type="string">
            <text:p>282</text:p>
          </table:table-cell>
          <table:table-cell office:value-type="float" office:value="4.3603">
            <text:p>4.3603</text:p>
          </table:table-cell>
          <table:table-cell office:value-type="float" office:value="0.72245">
            <text:p>0.72245</text:p>
          </table:table-cell>
          <table:table-cell office:value-type="float" office:value="0.68912">
            <text:p>0.68912</text:p>
          </table:table-cell>
          <table:table-cell office:value-type="string">
            <text:p>Nimes</text:p>
          </table:table-cell>
        </table:table-row>
        <table:table-row table:style-name="ro1">
          <table:table-cell table:style-name="ce2" office:value-type="string">
            <text:p>283</text:p>
          </table:table-cell>
          <table:table-cell office:value-type="float" office:value="8.8163">
            <text:p>8.8163</text:p>
          </table:table-cell>
          <table:table-cell office:value-type="float" office:value="0.60204">
            <text:p>0.60204</text:p>
          </table:table-cell>
          <table:table-cell office:value-type="float" office:value="0.79579">
            <text:p>0.79579</text:p>
          </table:table-cell>
          <table:table-cell office:value-type="string">
            <text:p>Bremen</text:p>
          </table:table-cell>
        </table:table-row>
        <table:table-row table:style-name="ro2">
          <table:table-cell table:style-name="ce2" office:value-type="string">
            <text:p>284</text:p>
          </table:table-cell>
          <table:table-cell office:value-type="float" office:value="15.8311">
            <text:p>15.8311</text:p>
          </table:table-cell>
          <table:table-cell office:value-type="float" office:value="0.60536">
            <text:p>0.60536</text:p>
          </table:table-cell>
          <table:table-cell office:value-type="float" office:value="0.79329">
            <text:p>0.79329</text:p>
          </table:table-cell>
          <table:table-cell office:value-type="string">
            <text:p>Driesen</text:p>
          </table:table-cell>
        </table:table-row>
        <table:table-row table:style-name="ro2">
          <table:table-cell table:style-name="ce2" office:value-type="string">
            <text:p>285</text:p>
          </table:table-cell>
          <table:table-cell office:value-type="float" office:value="2.3708">
            <text:p>2.3708</text:p>
          </table:table-cell>
          <table:table-cell office:value-type="float" office:value="0.66135">
            <text:p>0.66135</text:p>
          </table:table-cell>
          <table:table-cell office:value-type="float" office:value="0.74759">
            <text:p>0.74759</text:p>
          </table:table-cell>
          <table:table-cell office:value-type="string">
            <text:p>Flammarion Observatory, Juvisy</text:p>
          </table:table-cell>
        </table:table-row>
        <table:table-row table:style-name="ro1">
          <table:table-cell table:style-name="ce2" office:value-type="string">
            <text:p>286</text:p>
          </table:table-cell>
          <table:table-cell office:value-type="float" office:value="102.7883">
            <text:p>102.7883</text:p>
          </table:table-cell>
          <table:table-cell office:value-type="float" office:value="0.90694">
            <text:p>0.90694</text:p>
          </table:table-cell>
          <table:table-cell office:value-type="float" office:value="0.42057">
            <text:p>0.42057</text:p>
          </table:table-cell>
          <table:table-cell office:value-type="string">
            <text:p>Yunnan Observatory</text:p>
          </table:table-cell>
        </table:table-row>
        <table:table-row table:style-name="ro2">
          <table:table-cell table:style-name="ce2" office:value-type="string">
            <text:p>290</text:p>
          </table:table-cell>
          <table:table-cell office:value-type="float" office:value="250.10799">
            <text:p>250.10799</text:p>
          </table:table-cell>
          <table:table-cell office:value-type="float" office:value="0.842743">
            <text:p>0.842743</text:p>
          </table:table-cell>
          <table:table-cell office:value-type="float" office:value="0.53743">
            <text:p>0.53743</text:p>
          </table:table-cell>
          <table:table-cell office:value-type="string">
            <text:p>Mt. Graham-VATT</text:p>
          </table:table-cell>
        </table:table-row>
        <table:table-row table:style-name="ro2">
          <table:table-cell table:style-name="ce2" office:value-type="string">
            <text:p>291</text:p>
          </table:table-cell>
          <table:table-cell office:value-type="float" office:value="248.4009">
            <text:p>248.4009</text:p>
          </table:table-cell>
          <table:table-cell office:value-type="float" office:value="0.84947">
            <text:p>0.84947</text:p>
          </table:table-cell>
          <table:table-cell office:value-type="float" office:value="0.52647">
            <text:p>0.52647</text:p>
          </table:table-cell>
          <table:table-cell office:value-type="string">
            <text:p>LPL/Spacewatch II</text:p>
          </table:table-cell>
        </table:table-row>
        <table:table-row table:style-name="ro1">
          <table:table-cell table:style-name="ce2" office:value-type="string">
            <text:p>292</text:p>
          </table:table-cell>
          <table:table-cell office:value-type="float" office:value="285.1058">
            <text:p>285.1058</text:p>
          </table:table-cell>
          <table:table-cell office:value-type="float" office:value="0.7663">
            <text:p>0.7663</text:p>
          </table:table-cell>
          <table:table-cell office:value-type="float" office:value="0.64033">
            <text:p>0.64033</text:p>
          </table:table-cell>
          <table:table-cell office:value-type="string">
            <text:p>Burlington, New Jersey</text:p>
          </table:table-cell>
        </table:table-row>
        <table:table-row table:style-name="ro1">
          <table:table-cell table:style-name="ce2" office:value-type="string">
            <text:p>293</text:p>
          </table:table-cell>
          <table:table-cell office:value-type="float" office:value="285.5899">
            <text:p>285.5899</text:p>
          </table:table-cell>
          <table:table-cell office:value-type="float" office:value="0.76936">
            <text:p>0.76936</text:p>
          </table:table-cell>
          <table:table-cell office:value-type="float" office:value="0.63668">
            <text:p>0.63668</text:p>
          </table:table-cell>
          <table:table-cell office:value-type="string">
            <text:p>Burlington remote site</text:p>
          </table:table-cell>
        </table:table-row>
        <table:table-row table:style-name="ro1">
          <table:table-cell table:style-name="ce2" office:value-type="string">
            <text:p>294</text:p>
          </table:table-cell>
          <table:table-cell office:value-type="float" office:value="285.8467">
            <text:p>285.8467</text:p>
          </table:table-cell>
          <table:table-cell office:value-type="float" office:value="0.76031">
            <text:p>0.76031</text:p>
          </table:table-cell>
          <table:table-cell office:value-type="float" office:value="0.64739">
            <text:p>0.64739</text:p>
          </table:table-cell>
          <table:table-cell office:value-type="string">
            <text:p>Astrophysical Obs., College of Staten Island</text:p>
          </table:table-cell>
        </table:table-row>
        <table:table-row table:style-name="ro1">
          <table:table-cell table:style-name="ce2" office:value-type="string">
            <text:p>295</text:p>
          </table:table-cell>
          <table:table-cell office:value-type="float" office:value="283">
            <text:p>283</text:p>
          </table:table-cell>
          <table:table-cell office:value-type="float" office:value="0.7789">
            <text:p>0.7789</text:p>
          </table:table-cell>
          <table:table-cell office:value-type="float" office:value="0.6251">
            <text:p>0.6251</text:p>
          </table:table-cell>
          <table:table-cell office:value-type="string">
            <text:p>Catholic University Observatory, Washington</text:p>
          </table:table-cell>
        </table:table-row>
        <table:table-row table:style-name="ro1">
          <table:table-cell table:style-name="ce2" office:value-type="string">
            <text:p>296</text:p>
          </table:table-cell>
          <table:table-cell office:value-type="float" office:value="286.2515">
            <text:p>286.2515</text:p>
          </table:table-cell>
          <table:table-cell office:value-type="float" office:value="0.7365">
            <text:p>0.7365</text:p>
          </table:table-cell>
          <table:table-cell office:value-type="float" office:value="0.6742">
            <text:p>0.6742</text:p>
          </table:table-cell>
          <table:table-cell office:value-type="string">
            <text:p>Dudley Observatory, Albany (after 1893)</text:p>
          </table:table-cell>
        </table:table-row>
        <table:table-row table:style-name="ro1">
          <table:table-cell table:style-name="ce2" office:value-type="string">
            <text:p>297</text:p>
          </table:table-cell>
          <table:table-cell office:value-type="float" office:value="286.819">
            <text:p>286.819</text:p>
          </table:table-cell>
          <table:table-cell office:value-type="float" office:value="0.7203">
            <text:p>0.7203</text:p>
          </table:table-cell>
          <table:table-cell office:value-type="float" office:value="0.6913">
            <text:p>0.6913</text:p>
          </table:table-cell>
          <table:table-cell office:value-type="string">
            <text:p>Middlebury</text:p>
          </table:table-cell>
        </table:table-row>
        <table:table-row table:style-name="ro2">
          <table:table-cell table:style-name="ce2" office:value-type="string">
            <text:p>298</text:p>
          </table:table-cell>
          <table:table-cell office:value-type="float" office:value="287.3408">
            <text:p>287.3408</text:p>
          </table:table-cell>
          <table:table-cell office:value-type="float" office:value="0.74943">
            <text:p>0.74943</text:p>
          </table:table-cell>
          <table:table-cell office:value-type="float" office:value="0.65988">
            <text:p>0.65988</text:p>
          </table:table-cell>
          <table:table-cell office:value-type="string">
            <text:p>Van Vleck Observatory</text:p>
          </table:table-cell>
        </table:table-row>
        <table:table-row table:style-name="ro2">
          <table:table-cell table:style-name="ce2" office:value-type="string">
            <text:p>299</text:p>
          </table:table-cell>
          <table:table-cell office:value-type="float" office:value="107.616">
            <text:p>107.616</text:p>
          </table:table-cell>
          <table:table-cell office:value-type="float" office:value="0.99316">
            <text:p>0.99316</text:p>
          </table:table-cell>
          <table:table-cell office:value-type="float" office:value="-0.11808">
            <text:p>-0.11808</text:p>
          </table:table-cell>
          <table:table-cell office:value-type="string">
            <text:p>Bosscha Observatory, Lembang</text:p>
          </table:table-cell>
        </table:table-row>
        <table:table-row table:style-name="ro2">
          <table:table-cell table:style-name="ce2" office:value-type="string">
            <text:p>300</text:p>
          </table:table-cell>
          <table:table-cell office:value-type="float" office:value="133.54444">
            <text:p>133.54444</text:p>
          </table:table-cell>
          <table:table-cell office:value-type="float" office:value="0.82337">
            <text:p>0.82337</text:p>
          </table:table-cell>
          <table:table-cell office:value-type="float" office:value="0.56572">
            <text:p>0.56572</text:p>
          </table:table-cell>
          <table:table-cell office:value-type="string">
            <text:p>Bisei Spaceguard Center-BATTeRS</text:p>
          </table:table-cell>
        </table:table-row>
        <table:table-row table:style-name="ro2">
          <table:table-cell table:style-name="ce2" office:value-type="string">
            <text:p>301</text:p>
          </table:table-cell>
          <table:table-cell office:value-type="float" office:value="288.8467">
            <text:p>288.8467</text:p>
          </table:table-cell>
          <table:table-cell office:value-type="float" office:value="0.70279">
            <text:p>0.70279</text:p>
          </table:table-cell>
          <table:table-cell office:value-type="float" office:value="0.70926">
            <text:p>0.70926</text:p>
          </table:table-cell>
          <table:table-cell office:value-type="string">
            <text:p>Mont Megantic</text:p>
          </table:table-cell>
        </table:table-row>
        <table:table-row table:style-name="ro1">
          <table:table-cell table:style-name="ce2" office:value-type="string">
            <text:p>302</text:p>
          </table:table-cell>
          <table:table-cell office:value-type="float" office:value="288.88">
            <text:p>288.88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string">
            <text:p>University of the Andes station</text:p>
          </table:table-cell>
        </table:table-row>
        <table:table-row table:style-name="ro2">
          <table:table-cell table:style-name="ce2" office:value-type="string">
            <text:p>303</text:p>
          </table:table-cell>
          <table:table-cell office:value-type="float" office:value="289.1296">
            <text:p>289.1296</text:p>
          </table:table-cell>
          <table:table-cell office:value-type="float" office:value="0.9889">
            <text:p>0.9889</text:p>
          </table:table-cell>
          <table:table-cell office:value-type="float" office:value="0.15185">
            <text:p>0.15185</text:p>
          </table:table-cell>
          <table:table-cell office:value-type="string">
            <text:p>OAN de Llano del Hato, Merida</text:p>
          </table:table-cell>
        </table:table-row>
        <table:table-row table:style-name="ro2">
          <table:table-cell table:style-name="ce2" office:value-type="string">
            <text:p>304</text:p>
          </table:table-cell>
          <table:table-cell office:value-type="float" office:value="289.298">
            <text:p>289.298</text:p>
          </table:table-cell>
          <table:table-cell office:value-type="float" office:value="0.87559">
            <text:p>0.87559</text:p>
          </table:table-cell>
          <table:table-cell office:value-type="float" office:value="-0.48217">
            <text:p>-0.48217</text:p>
          </table:table-cell>
          <table:table-cell office:value-type="string">
            <text:p>Las Campanas Observatory</text:p>
          </table:table-cell>
        </table:table-row>
        <table:table-row table:style-name="ro2">
          <table:table-cell table:style-name="ce2" office:value-type="string">
            <text:p>305</text:p>
          </table:table-cell>
          <table:table-cell office:value-type="float" office:value="109.5514">
            <text:p>109.5514</text:p>
          </table:table-cell>
          <table:table-cell office:value-type="float" office:value="0.82066">
            <text:p>0.82066</text:p>
          </table:table-cell>
          <table:table-cell office:value-type="float" office:value="0.56963">
            <text:p>0.56963</text:p>
          </table:table-cell>
          <table:table-cell office:value-type="string">
            <text:p>Purple Mountain, Hainan Island station</text:p>
          </table:table-cell>
        </table:table-row>
        <table:table-row table:style-name="ro2">
          <table:table-cell table:style-name="ce2" office:value-type="string">
            <text:p>306</text:p>
          </table:table-cell>
          <table:table-cell office:value-type="float" office:value="290.6769">
            <text:p>290.6769</text:p>
          </table:table-cell>
          <table:table-cell office:value-type="float" office:value="0.98477">
            <text:p>0.98477</text:p>
          </table:table-cell>
          <table:table-cell office:value-type="float" office:value="0.17381">
            <text:p>0.17381</text:p>
          </table:table-cell>
          <table:table-cell office:value-type="string">
            <text:p>Observatorio Taya Beixo, Barquisimeto</text:p>
          </table:table-cell>
        </table:table-row>
        <table:table-row table:style-name="ro2">
          <table:table-cell table:style-name="ce2" office:value-type="string">
            <text:p>309</text:p>
          </table:table-cell>
          <table:table-cell office:value-type="float" office:value="289.59569">
            <text:p>289.59569</text:p>
          </table:table-cell>
          <table:table-cell office:value-type="float" office:value="0.909943">
            <text:p>0.909943</text:p>
          </table:table-cell>
          <table:table-cell office:value-type="float" office:value="-0.41433">
            <text:p>-0.41433</text:p>
          </table:table-cell>
          <table:table-cell office:value-type="string">
            <text:p>Cerro Paranal</text:p>
          </table:table-cell>
        </table:table-row>
        <table:table-row table:style-name="ro2">
          <table:table-cell table:style-name="ce2" office:value-type="string">
            <text:p>312</text:p>
          </table:table-cell>
          <table:table-cell office:value-type="float" office:value="112.334">
            <text:p>112.334</text:p>
          </table:table-cell>
          <table:table-cell office:value-type="float" office:value="0.9574">
            <text:p>0.9574</text:p>
          </table:table-cell>
          <table:table-cell office:value-type="float" office:value="0.2877">
            <text:p>0.2877</text:p>
          </table:table-cell>
          <table:table-cell office:value-type="string">
            <text:p>Tsingtao field station, Xisha Islands</text:p>
          </table:table-cell>
        </table:table-row>
        <table:table-row table:style-name="ro2">
          <table:table-cell table:style-name="ce2" office:value-type="string">
            <text:p>318</text:p>
          </table:table-cell>
          <table:table-cell office:value-type="float" office:value="115.691">
            <text:p>115.691</text:p>
          </table:table-cell>
          <table:table-cell office:value-type="float" office:value="0.85206">
            <text:p>0.85206</text:p>
          </table:table-cell>
          <table:table-cell office:value-type="float" office:value="-0.5217">
            <text:p>-0.5217</text:p>
          </table:table-cell>
          <table:table-cell office:value-type="string">
            <text:p>Quinns Rock</text:p>
          </table:table-cell>
        </table:table-row>
        <table:table-row table:style-name="ro1">
          <table:table-cell table:style-name="ce2" office:value-type="string">
            <text:p>319</text:p>
          </table:table-cell>
          <table:table-cell office:value-type="float" office:value="116.135">
            <text:p>116.135</text:p>
          </table:table-cell>
          <table:table-cell office:value-type="float" office:value="0.84883">
            <text:p>0.84883</text:p>
          </table:table-cell>
          <table:table-cell office:value-type="float" office:value="-0.52702">
            <text:p>-0.52702</text:p>
          </table:table-cell>
          <table:table-cell office:value-type="string">
            <text:p>Perth Observatory, Perth-Lowell Telescope</text:p>
          </table:table-cell>
        </table:table-row>
        <table:table-row table:style-name="ro2">
          <table:table-cell table:style-name="ce2" office:value-type="string">
            <text:p>320</text:p>
          </table:table-cell>
          <table:table-cell office:value-type="float" office:value="116.4381">
            <text:p>116.4381</text:p>
          </table:table-cell>
          <table:table-cell office:value-type="float" office:value="0.85859">
            <text:p>0.85859</text:p>
          </table:table-cell>
          <table:table-cell office:value-type="float" office:value="-0.51102">
            <text:p>-0.51102</text:p>
          </table:table-cell>
          <table:table-cell office:value-type="string">
            <text:p>Chiro Observatory</text:p>
          </table:table-cell>
        </table:table-row>
        <table:table-row table:style-name="ro2">
          <table:table-cell table:style-name="ce2" office:value-type="string">
            <text:p>321</text:p>
          </table:table-cell>
          <table:table-cell office:value-type="float" office:value="115.7571">
            <text:p>115.7571</text:p>
          </table:table-cell>
          <table:table-cell office:value-type="float" office:value="0.85078">
            <text:p>0.85078</text:p>
          </table:table-cell>
          <table:table-cell office:value-type="float" office:value="-0.52378">
            <text:p>-0.52378</text:p>
          </table:table-cell>
          <table:table-cell office:value-type="string">
            <text:p>Craigie</text:p>
          </table:table-cell>
        </table:table-row>
        <table:table-row table:style-name="ro2">
          <table:table-cell table:style-name="ce2" office:value-type="string">
            <text:p>322</text:p>
          </table:table-cell>
          <table:table-cell office:value-type="float" office:value="116.134">
            <text:p>116.134</text:p>
          </table:table-cell>
          <table:table-cell office:value-type="float" office:value="0.84882">
            <text:p>0.84882</text:p>
          </table:table-cell>
          <table:table-cell office:value-type="float" office:value="-0.52703">
            <text:p>-0.52703</text:p>
          </table:table-cell>
          <table:table-cell office:value-type="string">
            <text:p>Perth Observatory, Bickley-MCT</text:p>
          </table:table-cell>
        </table:table-row>
        <table:table-row table:style-name="ro2">
          <table:table-cell table:style-name="ce2" office:value-type="string">
            <text:p>323</text:p>
          </table:table-cell>
          <table:table-cell office:value-type="float" office:value="116.135">
            <text:p>116.135</text:p>
          </table:table-cell>
          <table:table-cell office:value-type="float" office:value="0.84882">
            <text:p>0.84882</text:p>
          </table:table-cell>
          <table:table-cell office:value-type="float" office:value="-0.52703">
            <text:p>-0.52703</text:p>
          </table:table-cell>
          <table:table-cell office:value-type="string">
            <text:p>Perth Observatory, Bickley</text:p>
          </table:table-cell>
        </table:table-row>
        <table:table-row table:style-name="ro2">
          <table:table-cell table:style-name="ce2" office:value-type="string">
            <text:p>324</text:p>
          </table:table-cell>
          <table:table-cell office:value-type="float" office:value="116.3277">
            <text:p>116.3277</text:p>
          </table:table-cell>
          <table:table-cell office:value-type="float" office:value="0.76598">
            <text:p>0.76598</text:p>
          </table:table-cell>
          <table:table-cell office:value-type="float" office:value="0.64072">
            <text:p>0.64072</text:p>
          </table:table-cell>
          <table:table-cell office:value-type="string">
            <text:p>Peking Observatory, Shaho Station</text:p>
          </table:table-cell>
        </table:table-row>
        <table:table-row table:style-name="ro2">
          <table:table-cell table:style-name="ce2" office:value-type="string">
            <text:p>327</text:p>
          </table:table-cell>
          <table:table-cell office:value-type="float" office:value="117.575">
            <text:p>117.575</text:p>
          </table:table-cell>
          <table:table-cell office:value-type="float" office:value="0.76278">
            <text:p>0.76278</text:p>
          </table:table-cell>
          <table:table-cell office:value-type="float" office:value="0.6447">
            <text:p>0.6447</text:p>
          </table:table-cell>
          <table:table-cell office:value-type="string">
            <text:p>Peking Observatory, Xinglong Station</text:p>
          </table:table-cell>
        </table:table-row>
        <table:table-row table:style-name="ro2">
          <table:table-cell table:style-name="ce2" office:value-type="string">
            <text:p>330</text:p>
          </table:table-cell>
          <table:table-cell office:value-type="float" office:value="118.8209">
            <text:p>118.8209</text:p>
          </table:table-cell>
          <table:table-cell office:value-type="float" office:value="0.84828">
            <text:p>0.84828</text:p>
          </table:table-cell>
          <table:table-cell office:value-type="float" office:value="0.52788">
            <text:p>0.52788</text:p>
          </table:table-cell>
          <table:table-cell office:value-type="string">
            <text:p>Purple Mountain Observatory, Nanking</text:p>
          </table:table-cell>
        </table:table-row>
        <table:table-row table:style-name="ro1">
          <table:table-cell table:style-name="ce2" office:value-type="string">
            <text:p>333</text:p>
          </table:table-cell>
          <table:table-cell office:value-type="float" office:value="249.5236">
            <text:p>249.5236</text:p>
          </table:table-cell>
          <table:table-cell office:value-type="float" office:value="0.84936">
            <text:p>0.84936</text:p>
          </table:table-cell>
          <table:table-cell office:value-type="float" office:value="0.52642">
            <text:p>0.52642</text:p>
          </table:table-cell>
          <table:table-cell office:value-type="string">
            <text:p>Desert Eagle Observatory</text:p>
          </table:table-cell>
        </table:table-row>
        <table:table-row table:style-name="ro2">
          <table:table-cell table:style-name="ce2" office:value-type="string">
            <text:p>334</text:p>
          </table:table-cell>
          <table:table-cell office:value-type="float" office:value="120.3196">
            <text:p>120.3196</text:p>
          </table:table-cell>
          <table:table-cell office:value-type="float" office:value="0.80925">
            <text:p>0.80925</text:p>
          </table:table-cell>
          <table:table-cell office:value-type="float" office:value="0.58552">
            <text:p>0.58552</text:p>
          </table:table-cell>
          <table:table-cell office:value-type="string">
            <text:p>Tsingtao</text:p>
          </table:table-cell>
        </table:table-row>
        <table:table-row table:style-name="ro2">
          <table:table-cell table:style-name="ce2" office:value-type="string">
            <text:p>337</text:p>
          </table:table-cell>
          <table:table-cell office:value-type="float" office:value="121.1843">
            <text:p>121.1843</text:p>
          </table:table-cell>
          <table:table-cell office:value-type="float" office:value="0.85708">
            <text:p>0.85708</text:p>
          </table:table-cell>
          <table:table-cell office:value-type="float" office:value="0.51348">
            <text:p>0.51348</text:p>
          </table:table-cell>
          <table:table-cell office:value-type="string">
            <text:p>Sheshan, formerly Zo-Se</text:p>
          </table:table-cell>
        </table:table-row>
        <table:table-row table:style-name="ro2">
          <table:table-cell table:style-name="ce2" office:value-type="string">
            <text:p>340</text:p>
          </table:table-cell>
          <table:table-cell office:value-type="float" office:value="135.4853">
            <text:p>135.4853</text:p>
          </table:table-cell>
          <table:table-cell office:value-type="float" office:value="0.82199">
            <text:p>0.82199</text:p>
          </table:table-cell>
          <table:table-cell office:value-type="float" office:value="0.56762">
            <text:p>0.56762</text:p>
          </table:table-cell>
          <table:table-cell office:value-type="string">
            <text:p>Toyonaka</text:p>
          </table:table-cell>
        </table:table-row>
        <table:table-row table:style-name="ro2">
          <table:table-cell table:style-name="ce2" office:value-type="string">
            <text:p>341</text:p>
          </table:table-cell>
          <table:table-cell office:value-type="float" office:value="137.9486">
            <text:p>137.9486</text:p>
          </table:table-cell>
          <table:table-cell office:value-type="float" office:value="0.80669">
            <text:p>0.80669</text:p>
          </table:table-cell>
          <table:table-cell office:value-type="float" office:value="0.58923">
            <text:p>0.58923</text:p>
          </table:table-cell>
          <table:table-cell office:value-type="string">
            <text:p>Akashina</text:p>
          </table:table-cell>
        </table:table-row>
        <table:table-row table:style-name="ro2">
          <table:table-cell table:style-name="ce2" office:value-type="string">
            <text:p>342</text:p>
          </table:table-cell>
          <table:table-cell office:value-type="float" office:value="134.3189">
            <text:p>134.3189</text:p>
          </table:table-cell>
          <table:table-cell office:value-type="float" office:value="0.83425">
            <text:p>0.83425</text:p>
          </table:table-cell>
          <table:table-cell office:value-type="float" office:value="0.54955">
            <text:p>0.54955</text:p>
          </table:table-cell>
          <table:table-cell office:value-type="string">
            <text:p>Shishikui</text:p>
          </table:table-cell>
        </table:table-row>
        <table:table-row table:style-name="ro2">
          <table:table-cell table:style-name="ce2" office:value-type="string">
            <text:p>343</text:p>
          </table:table-cell>
          <table:table-cell office:value-type="float" office:value="127.1258">
            <text:p>127.1258</text:p>
          </table:table-cell>
          <table:table-cell office:value-type="float" office:value="0.78688">
            <text:p>0.78688</text:p>
          </table:table-cell>
          <table:table-cell office:value-type="float" office:value="0.61507">
            <text:p>0.61507</text:p>
          </table:table-cell>
          <table:table-cell office:value-type="string">
            <text:p>Younchun</text:p>
          </table:table-cell>
        </table:table-row>
        <table:table-row table:style-name="ro2">
          <table:table-cell table:style-name="ce2" office:value-type="string">
            <text:p>344</text:p>
          </table:table-cell>
          <table:table-cell office:value-type="float" office:value="128.9767">
            <text:p>128.9767</text:p>
          </table:table-cell>
          <table:table-cell office:value-type="float" office:value="0.80841">
            <text:p>0.80841</text:p>
          </table:table-cell>
          <table:table-cell office:value-type="float" office:value="0.58695">
            <text:p>0.58695</text:p>
          </table:table-cell>
          <table:table-cell office:value-type="string">
            <text:p>Bohyunsan Optical Astronomy Observatory</text:p>
          </table:table-cell>
        </table:table-row>
        <table:table-row table:style-name="ro2">
          <table:table-cell table:style-name="ce2" office:value-type="string">
            <text:p>345</text:p>
          </table:table-cell>
          <table:table-cell office:value-type="float" office:value="128.4575">
            <text:p>128.4575</text:p>
          </table:table-cell>
          <table:table-cell office:value-type="float" office:value="0.80046">
            <text:p>0.80046</text:p>
          </table:table-cell>
          <table:table-cell office:value-type="float" office:value="0.59773">
            <text:p>0.59773</text:p>
          </table:table-cell>
          <table:table-cell office:value-type="string">
            <text:p>Sobaeksan Optical Astronomy Observatory</text:p>
          </table:table-cell>
        </table:table-row>
        <table:table-row table:style-name="ro1">
          <table:table-cell table:style-name="ce2" office:value-type="string">
            <text:p>346</text:p>
          </table:table-cell>
          <table:table-cell office:value-type="float" office:value="127.3854">
            <text:p>127.3854</text:p>
          </table:table-cell>
          <table:table-cell office:value-type="float" office:value="0.80474">
            <text:p>0.80474</text:p>
          </table:table-cell>
          <table:table-cell office:value-type="float" office:value="0.59166">
            <text:p>0.59166</text:p>
          </table:table-cell>
          <table:table-cell office:value-type="string">
            <text:p>KNUE Astronomical Observatory</text:p>
          </table:table-cell>
        </table:table-row>
        <table:table-row table:style-name="ro2">
          <table:table-cell table:style-name="ce2" office:value-type="string">
            <text:p>347</text:p>
          </table:table-cell>
          <table:table-cell office:value-type="float" office:value="139.9086">
            <text:p>139.9086</text:p>
          </table:table-cell>
          <table:table-cell office:value-type="float" office:value="0.80417">
            <text:p>0.80417</text:p>
          </table:table-cell>
          <table:table-cell office:value-type="float" office:value="0.59244">
            <text:p>0.59244</text:p>
          </table:table-cell>
          <table:table-cell office:value-type="string">
            <text:p>Utsunomiya-Imaizumi</text:p>
          </table:table-cell>
        </table:table-row>
        <table:table-row table:style-name="ro2">
          <table:table-cell table:style-name="ce2" office:value-type="string">
            <text:p>348</text:p>
          </table:table-cell>
          <table:table-cell office:value-type="float" office:value="135.2669">
            <text:p>135.2669</text:p>
          </table:table-cell>
          <table:table-cell office:value-type="float" office:value="0.81698">
            <text:p>0.81698</text:p>
          </table:table-cell>
          <table:table-cell office:value-type="float" office:value="0.57475">
            <text:p>0.57475</text:p>
          </table:table-cell>
          <table:table-cell office:value-type="string">
            <text:p>Ayabe</text:p>
          </table:table-cell>
        </table:table-row>
        <table:table-row table:style-name="ro2">
          <table:table-cell table:style-name="ce2" office:value-type="string">
            <text:p>349</text:p>
          </table:table-cell>
          <table:table-cell office:value-type="float" office:value="139.56622">
            <text:p>139.56622</text:p>
          </table:table-cell>
          <table:table-cell office:value-type="float" office:value="0.810402">
            <text:p>0.810402</text:p>
          </table:table-cell>
          <table:table-cell office:value-type="float" office:value="0.58391">
            <text:p>0.58391</text:p>
          </table:table-cell>
          <table:table-cell office:value-type="string">
            <text:p>Ageo</text:p>
          </table:table-cell>
        </table:table-row>
        <table:table-row table:style-name="ro2">
          <table:table-cell table:style-name="ce2" office:value-type="string">
            <text:p>350</text:p>
          </table:table-cell>
          <table:table-cell office:value-type="float" office:value="139.2635">
            <text:p>139.2635</text:p>
          </table:table-cell>
          <table:table-cell office:value-type="float" office:value="0.80504">
            <text:p>0.80504</text:p>
          </table:table-cell>
          <table:table-cell office:value-type="float" office:value="0.59132">
            <text:p>0.59132</text:p>
          </table:table-cell>
          <table:table-cell office:value-type="string">
            <text:p>Kurohone</text:p>
          </table:table-cell>
        </table:table-row>
        <table:table-row table:style-name="ro2">
          <table:table-cell table:style-name="ce2" office:value-type="string">
            <text:p>351</text:p>
          </table:table-cell>
          <table:table-cell office:value-type="float" office:value="135.8678">
            <text:p>135.8678</text:p>
          </table:table-cell>
          <table:table-cell office:value-type="float" office:value="0.81939">
            <text:p>0.81939</text:p>
          </table:table-cell>
          <table:table-cell office:value-type="float" office:value="0.57135">
            <text:p>0.57135</text:p>
          </table:table-cell>
          <table:table-cell office:value-type="string">
            <text:p>Sakamoto</text:p>
          </table:table-cell>
        </table:table-row>
        <table:table-row table:style-name="ro2">
          <table:table-cell table:style-name="ce2" office:value-type="string">
            <text:p>352</text:p>
          </table:table-cell>
          <table:table-cell office:value-type="float" office:value="136.1778">
            <text:p>136.1778</text:p>
          </table:table-cell>
          <table:table-cell office:value-type="float" office:value="0.82061">
            <text:p>0.82061</text:p>
          </table:table-cell>
          <table:table-cell office:value-type="float" office:value="0.56963">
            <text:p>0.56963</text:p>
          </table:table-cell>
          <table:table-cell office:value-type="string">
            <text:p>Konan</text:p>
          </table:table-cell>
        </table:table-row>
        <table:table-row table:style-name="ro2">
          <table:table-cell table:style-name="ce2" office:value-type="string">
            <text:p>353</text:p>
          </table:table-cell>
          <table:table-cell office:value-type="float" office:value="135.0648">
            <text:p>135.0648</text:p>
          </table:table-cell>
          <table:table-cell office:value-type="float" office:value="0.82265">
            <text:p>0.82265</text:p>
          </table:table-cell>
          <table:table-cell office:value-type="float" office:value="0.56669">
            <text:p>0.56669</text:p>
          </table:table-cell>
          <table:table-cell office:value-type="string">
            <text:p>Nishi Kobe</text:p>
          </table:table-cell>
        </table:table-row>
        <table:table-row table:style-name="ro2">
          <table:table-cell table:style-name="ce2" office:value-type="string">
            <text:p>354</text:p>
          </table:table-cell>
          <table:table-cell office:value-type="float" office:value="140.0206">
            <text:p>140.0206</text:p>
          </table:table-cell>
          <table:table-cell office:value-type="float" office:value="0.80109">
            <text:p>0.80109</text:p>
          </table:table-cell>
          <table:table-cell office:value-type="float" office:value="0.59674">
            <text:p>0.59674</text:p>
          </table:table-cell>
          <table:table-cell office:value-type="string">
            <text:p>Kawachi</text:p>
          </table:table-cell>
        </table:table-row>
        <table:table-row table:style-name="ro2">
          <table:table-cell table:style-name="ce2" office:value-type="string">
            <text:p>355</text:p>
          </table:table-cell>
          <table:table-cell office:value-type="float" office:value="139.2133">
            <text:p>139.2133</text:p>
          </table:table-cell>
          <table:table-cell office:value-type="float" office:value="0.81618">
            <text:p>0.81618</text:p>
          </table:table-cell>
          <table:table-cell office:value-type="float" office:value="0.5759">
            <text:p>0.5759</text:p>
          </table:table-cell>
          <table:table-cell office:value-type="string">
            <text:p>Hadano</text:p>
          </table:table-cell>
        </table:table-row>
        <table:table-row table:style-name="ro2">
          <table:table-cell table:style-name="ce2" office:value-type="string">
            <text:p>356</text:p>
          </table:table-cell>
          <table:table-cell office:value-type="float" office:value="141.0867">
            <text:p>141.0867</text:p>
          </table:table-cell>
          <table:table-cell office:value-type="float" office:value="0.78319">
            <text:p>0.78319</text:p>
          </table:table-cell>
          <table:table-cell office:value-type="float" office:value="0.6197">
            <text:p>0.6197</text:p>
          </table:table-cell>
          <table:table-cell office:value-type="string">
            <text:p>Kogota</text:p>
          </table:table-cell>
        </table:table-row>
        <table:table-row table:style-name="ro2">
          <table:table-cell table:style-name="ce2" office:value-type="string">
            <text:p>357</text:p>
          </table:table-cell>
          <table:table-cell office:value-type="float" office:value="140.0064">
            <text:p>140.0064</text:p>
          </table:table-cell>
          <table:table-cell office:value-type="float" office:value="0.80807">
            <text:p>0.80807</text:p>
          </table:table-cell>
          <table:table-cell office:value-type="float" office:value="0.58712">
            <text:p>0.58712</text:p>
          </table:table-cell>
          <table:table-cell office:value-type="string">
            <text:p>Shimotsuma</text:p>
          </table:table-cell>
        </table:table-row>
        <table:table-row table:style-name="ro2">
          <table:table-cell table:style-name="ce2" office:value-type="string">
            <text:p>358</text:p>
          </table:table-cell>
          <table:table-cell office:value-type="float" office:value="140.1586">
            <text:p>140.1586</text:p>
          </table:table-cell>
          <table:table-cell office:value-type="float" office:value="0.78856">
            <text:p>0.78856</text:p>
          </table:table-cell>
          <table:table-cell office:value-type="float" office:value="0.61296">
            <text:p>0.61296</text:p>
          </table:table-cell>
          <table:table-cell office:value-type="string">
            <text:p>Nanyo</text:p>
          </table:table-cell>
        </table:table-row>
        <table:table-row table:style-name="ro2">
          <table:table-cell table:style-name="ce2" office:value-type="string">
            <text:p>359</text:p>
          </table:table-cell>
          <table:table-cell office:value-type="float" office:value="135.1719">
            <text:p>135.1719</text:p>
          </table:table-cell>
          <table:table-cell office:value-type="float" office:value="0.82782">
            <text:p>0.82782</text:p>
          </table:table-cell>
          <table:table-cell office:value-type="float" office:value="0.55912">
            <text:p>0.55912</text:p>
          </table:table-cell>
          <table:table-cell office:value-type="string">
            <text:p>Wakayama</text:p>
          </table:table-cell>
        </table:table-row>
        <table:table-row table:style-name="ro2">
          <table:table-cell table:style-name="ce2" office:value-type="string">
            <text:p>360</text:p>
          </table:table-cell>
          <table:table-cell office:value-type="float" office:value="132.9442">
            <text:p>132.9442</text:p>
          </table:table-cell>
          <table:table-cell office:value-type="float" office:value="0.83314">
            <text:p>0.83314</text:p>
          </table:table-cell>
          <table:table-cell office:value-type="float" office:value="0.55138">
            <text:p>0.55138</text:p>
          </table:table-cell>
          <table:table-cell office:value-type="string">
            <text:p>Kuma Kogen</text:p>
          </table:table-cell>
        </table:table-row>
        <table:table-row table:style-name="ro2">
          <table:table-cell table:style-name="ce2" office:value-type="string">
            <text:p>361</text:p>
          </table:table-cell>
          <table:table-cell office:value-type="float" office:value="134.8933">
            <text:p>134.8933</text:p>
          </table:table-cell>
          <table:table-cell office:value-type="float" office:value="0.82649">
            <text:p>0.82649</text:p>
          </table:table-cell>
          <table:table-cell office:value-type="float" office:value="0.56106">
            <text:p>0.56106</text:p>
          </table:table-cell>
          <table:table-cell office:value-type="string">
            <text:p>Sumoto</text:p>
          </table:table-cell>
        </table:table-row>
        <table:table-row table:style-name="ro1">
          <table:table-cell table:style-name="ce2" office:value-type="string">
            <text:p>362</text:p>
          </table:table-cell>
          <table:table-cell office:value-type="float" office:value="140.655">
            <text:p>140.655</text:p>
          </table:table-cell>
          <table:table-cell office:value-type="float" office:value="0.73673">
            <text:p>0.73673</text:p>
          </table:table-cell>
          <table:table-cell office:value-type="float" office:value="0.67398">
            <text:p>0.67398</text:p>
          </table:table-cell>
          <table:table-cell office:value-type="string">
            <text:p>Ray Observatory</text:p>
          </table:table-cell>
        </table:table-row>
        <table:table-row table:style-name="ro2">
          <table:table-cell table:style-name="ce2" office:value-type="string">
            <text:p>363</text:p>
          </table:table-cell>
          <table:table-cell office:value-type="float" office:value="130.7703">
            <text:p>130.7703</text:p>
          </table:table-cell>
          <table:table-cell office:value-type="float" office:value="0.83416">
            <text:p>0.83416</text:p>
          </table:table-cell>
          <table:table-cell office:value-type="float" office:value="0.54967">
            <text:p>0.54967</text:p>
          </table:table-cell>
          <table:table-cell office:value-type="string">
            <text:p>Yamada</text:p>
          </table:table-cell>
        </table:table-row>
        <table:table-row table:style-name="ro1">
          <table:table-cell table:style-name="ce2" office:value-type="string">
            <text:p>364</text:p>
          </table:table-cell>
          <table:table-cell office:value-type="float" office:value="130.5747">
            <text:p>130.5747</text:p>
          </table:table-cell>
          <table:table-cell office:value-type="float" office:value="0.85213">
            <text:p>0.85213</text:p>
          </table:table-cell>
          <table:table-cell office:value-type="float" office:value="0.52164">
            <text:p>0.52164</text:p>
          </table:table-cell>
          <table:table-cell office:value-type="string">
            <text:p>YCPM Kagoshima Station</text:p>
          </table:table-cell>
        </table:table-row>
        <table:table-row table:style-name="ro2">
          <table:table-cell table:style-name="ce2" office:value-type="string">
            <text:p>365</text:p>
          </table:table-cell>
          <table:table-cell office:value-type="float" office:value="135.9579">
            <text:p>135.9579</text:p>
          </table:table-cell>
          <table:table-cell office:value-type="float" office:value="0.82597">
            <text:p>0.82597</text:p>
          </table:table-cell>
          <table:table-cell office:value-type="float" office:value="0.56196">
            <text:p>0.56196</text:p>
          </table:table-cell>
          <table:table-cell office:value-type="string">
            <text:p>Uto Observatory</text:p>
          </table:table-cell>
        </table:table-row>
        <table:table-row table:style-name="ro2">
          <table:table-cell table:style-name="ce2" office:value-type="string">
            <text:p>366</text:p>
          </table:table-cell>
          <table:table-cell office:value-type="float" office:value="138.3003">
            <text:p>138.3003</text:p>
          </table:table-cell>
          <table:table-cell office:value-type="float" office:value="0.81147">
            <text:p>0.81147</text:p>
          </table:table-cell>
          <table:table-cell office:value-type="float" office:value="0.58267">
            <text:p>0.58267</text:p>
          </table:table-cell>
          <table:table-cell office:value-type="string">
            <text:p>Miyasaka Observatory</text:p>
          </table:table-cell>
        </table:table-row>
        <table:table-row table:style-name="ro2">
          <table:table-cell table:style-name="ce2" office:value-type="string">
            <text:p>367</text:p>
          </table:table-cell>
          <table:table-cell office:value-type="float" office:value="133.167">
            <text:p>133.167</text:p>
          </table:table-cell>
          <table:table-cell office:value-type="float" office:value="0.81504">
            <text:p>0.81504</text:p>
          </table:table-cell>
          <table:table-cell office:value-type="float" office:value="0.57747">
            <text:p>0.57747</text:p>
          </table:table-cell>
          <table:table-cell office:value-type="string">
            <text:p>Yatsuka</text:p>
          </table:table-cell>
        </table:table-row>
        <table:table-row table:style-name="ro2">
          <table:table-cell table:style-name="ce2" office:value-type="string">
            <text:p>368</text:p>
          </table:table-cell>
          <table:table-cell office:value-type="float" office:value="138.8117">
            <text:p>138.8117</text:p>
          </table:table-cell>
          <table:table-cell office:value-type="float" office:value="0.81213">
            <text:p>0.81213</text:p>
          </table:table-cell>
          <table:table-cell office:value-type="float" office:value="0.58191">
            <text:p>0.58191</text:p>
          </table:table-cell>
          <table:table-cell office:value-type="string">
            <text:p>Ochiai</text:p>
          </table:table-cell>
        </table:table-row>
        <table:table-row table:style-name="ro2">
          <table:table-cell table:style-name="ce2" office:value-type="string">
            <text:p>369</text:p>
          </table:table-cell>
          <table:table-cell office:value-type="float" office:value="139.15">
            <text:p>139.15</text:p>
          </table:table-cell>
          <table:table-cell office:value-type="float" office:value="0.8101">
            <text:p>0.8101</text:p>
          </table:table-cell>
          <table:table-cell office:value-type="float" office:value="0.5844">
            <text:p>0.5844</text:p>
          </table:table-cell>
          <table:table-cell office:value-type="string">
            <text:p>Chichibu</text:p>
          </table:table-cell>
        </table:table-row>
        <table:table-row table:style-name="ro2">
          <table:table-cell table:style-name="ce2" office:value-type="string">
            <text:p>370</text:p>
          </table:table-cell>
          <table:table-cell office:value-type="float" office:value="133.5273">
            <text:p>133.5273</text:p>
          </table:table-cell>
          <table:table-cell office:value-type="float" office:value="0.83424">
            <text:p>0.83424</text:p>
          </table:table-cell>
          <table:table-cell office:value-type="float" office:value="0.54956">
            <text:p>0.54956</text:p>
          </table:table-cell>
          <table:table-cell office:value-type="string">
            <text:p>Kochi</text:p>
          </table:table-cell>
        </table:table-row>
        <table:table-row table:style-name="ro1">
          <table:table-cell table:style-name="ce2" office:value-type="string">
            <text:p>371</text:p>
          </table:table-cell>
          <table:table-cell office:value-type="float" office:value="133.5965">
            <text:p>133.5965</text:p>
          </table:table-cell>
          <table:table-cell office:value-type="float" office:value="0.82433">
            <text:p>0.82433</text:p>
          </table:table-cell>
          <table:table-cell office:value-type="float" office:value="0.56431">
            <text:p>0.56431</text:p>
          </table:table-cell>
          <table:table-cell office:value-type="string">
            <text:p>Tokyo-Okayama</text:p>
          </table:table-cell>
        </table:table-row>
        <table:table-row table:style-name="ro2">
          <table:table-cell table:style-name="ce2" office:value-type="string">
            <text:p>372</text:p>
          </table:table-cell>
          <table:table-cell office:value-type="float" office:value="133.8276">
            <text:p>133.8276</text:p>
          </table:table-cell>
          <table:table-cell office:value-type="float" office:value="0.8345">
            <text:p>0.8345</text:p>
          </table:table-cell>
          <table:table-cell office:value-type="float" office:value="0.5492">
            <text:p>0.5492</text:p>
          </table:table-cell>
          <table:table-cell office:value-type="string">
            <text:p>Geisei</text:p>
          </table:table-cell>
        </table:table-row>
        <table:table-row table:style-name="ro2">
          <table:table-cell table:style-name="ce2" office:value-type="string">
            <text:p>373</text:p>
          </table:table-cell>
          <table:table-cell office:value-type="float" office:value="135.3397">
            <text:p>135.3397</text:p>
          </table:table-cell>
          <table:table-cell office:value-type="float" office:value="0.82866">
            <text:p>0.82866</text:p>
          </table:table-cell>
          <table:table-cell office:value-type="float" office:value="0.55797">
            <text:p>0.55797</text:p>
          </table:table-cell>
          <table:table-cell office:value-type="string">
            <text:p>Oishi</text:p>
          </table:table-cell>
        </table:table-row>
        <table:table-row table:style-name="ro2">
          <table:table-cell table:style-name="ce2" office:value-type="string">
            <text:p>374</text:p>
          </table:table-cell>
          <table:table-cell office:value-type="float" office:value="134.7196">
            <text:p>134.7196</text:p>
          </table:table-cell>
          <table:table-cell office:value-type="float" office:value="0.81915">
            <text:p>0.81915</text:p>
          </table:table-cell>
          <table:table-cell office:value-type="float" office:value="0.57174">
            <text:p>0.57174</text:p>
          </table:table-cell>
          <table:table-cell office:value-type="string">
            <text:p>Minami-Oda Observatory</text:p>
          </table:table-cell>
        </table:table-row>
        <table:table-row table:style-name="ro2">
          <table:table-cell table:style-name="ce2" office:value-type="string">
            <text:p>375</text:p>
          </table:table-cell>
          <table:table-cell office:value-type="float" office:value="134.8708">
            <text:p>134.8708</text:p>
          </table:table-cell>
          <table:table-cell office:value-type="float" office:value="0.8206">
            <text:p>0.8206</text:p>
          </table:table-cell>
          <table:table-cell office:value-type="float" office:value="0.5697">
            <text:p>0.5697</text:p>
          </table:table-cell>
          <table:table-cell office:value-type="string">
            <text:p>Uzurano</text:p>
          </table:table-cell>
        </table:table-row>
        <table:table-row table:style-name="ro2">
          <table:table-cell table:style-name="ce2" office:value-type="string">
            <text:p>376</text:p>
          </table:table-cell>
          <table:table-cell office:value-type="float" office:value="139.0392">
            <text:p>139.0392</text:p>
          </table:table-cell>
          <table:table-cell office:value-type="float" office:value="0.81321">
            <text:p>0.81321</text:p>
          </table:table-cell>
          <table:table-cell office:value-type="float" office:value="0.58022">
            <text:p>0.58022</text:p>
          </table:table-cell>
          <table:table-cell office:value-type="string">
            <text:p>Uenohara</text:p>
          </table:table-cell>
        </table:table-row>
        <table:table-row table:style-name="ro2">
          <table:table-cell table:style-name="ce2" office:value-type="string">
            <text:p>377</text:p>
          </table:table-cell>
          <table:table-cell office:value-type="float" office:value="135.7933">
            <text:p>135.7933</text:p>
          </table:table-cell>
          <table:table-cell office:value-type="float" office:value="0.82014">
            <text:p>0.82014</text:p>
          </table:table-cell>
          <table:table-cell office:value-type="float" office:value="0.57031">
            <text:p>0.57031</text:p>
          </table:table-cell>
          <table:table-cell office:value-type="string">
            <text:p>Kwasan Observatory, Kyoto</text:p>
          </table:table-cell>
        </table:table-row>
        <table:table-row table:style-name="ro2">
          <table:table-cell table:style-name="ce2" office:value-type="string">
            <text:p>378</text:p>
          </table:table-cell>
          <table:table-cell office:value-type="float" office:value="136.0142">
            <text:p>136.0142</text:p>
          </table:table-cell>
          <table:table-cell office:value-type="float" office:value="0.82437">
            <text:p>0.82437</text:p>
          </table:table-cell>
          <table:table-cell office:value-type="float" office:value="0.56426">
            <text:p>0.56426</text:p>
          </table:table-cell>
          <table:table-cell office:value-type="string">
            <text:p>Murou</text:p>
          </table:table-cell>
        </table:table-row>
        <table:table-row table:style-name="ro2">
          <table:table-cell table:style-name="ce2" office:value-type="string">
            <text:p>379</text:p>
          </table:table-cell>
          <table:table-cell office:value-type="float" office:value="137.6279">
            <text:p>137.6279</text:p>
          </table:table-cell>
          <table:table-cell office:value-type="float" office:value="0.823">
            <text:p>0.823</text:p>
          </table:table-cell>
          <table:table-cell office:value-type="float" office:value="0.56613">
            <text:p>0.56613</text:p>
          </table:table-cell>
          <table:table-cell office:value-type="string">
            <text:p>Hamamatsu-Yuto</text:p>
          </table:table-cell>
        </table:table-row>
        <table:table-row table:style-name="ro2">
          <table:table-cell table:style-name="ce2" office:value-type="string">
            <text:p>380</text:p>
          </table:table-cell>
          <table:table-cell office:value-type="float" office:value="137.0349">
            <text:p>137.0349</text:p>
          </table:table-cell>
          <table:table-cell office:value-type="float" office:value="0.8219">
            <text:p>0.8219</text:p>
          </table:table-cell>
          <table:table-cell office:value-type="float" office:value="0.56772">
            <text:p>0.56772</text:p>
          </table:table-cell>
          <table:table-cell office:value-type="string">
            <text:p>Ishiki</text:p>
          </table:table-cell>
        </table:table-row>
        <table:table-row table:style-name="ro2">
          <table:table-cell table:style-name="ce2" office:value-type="string">
            <text:p>381</text:p>
          </table:table-cell>
          <table:table-cell office:value-type="float" office:value="137.6283">
            <text:p>137.6283</text:p>
          </table:table-cell>
          <table:table-cell office:value-type="float" office:value="0.8122">
            <text:p>0.8122</text:p>
          </table:table-cell>
          <table:table-cell office:value-type="float" office:value="0.58173">
            <text:p>0.58173</text:p>
          </table:table-cell>
          <table:table-cell office:value-type="string">
            <text:p>Tokyo-Kiso</text:p>
          </table:table-cell>
        </table:table-row>
        <table:table-row table:style-name="ro2">
          <table:table-cell table:style-name="ce2" office:value-type="string">
            <text:p>382</text:p>
          </table:table-cell>
          <table:table-cell office:value-type="float" office:value="137.5553">
            <text:p>137.5553</text:p>
          </table:table-cell>
          <table:table-cell office:value-type="float" office:value="0.80915">
            <text:p>0.80915</text:p>
          </table:table-cell>
          <table:table-cell office:value-type="float" office:value="0.58639">
            <text:p>0.58639</text:p>
          </table:table-cell>
          <table:table-cell office:value-type="string">
            <text:p>Tokyo-Norikura</text:p>
          </table:table-cell>
        </table:table-row>
        <table:table-row table:style-name="ro2">
          <table:table-cell table:style-name="ce2" office:value-type="string">
            <text:p>383</text:p>
          </table:table-cell>
          <table:table-cell office:value-type="float" office:value="137.8959">
            <text:p>137.8959</text:p>
          </table:table-cell>
          <table:table-cell office:value-type="float" office:value="0.80218">
            <text:p>0.80218</text:p>
          </table:table-cell>
          <table:table-cell office:value-type="float" office:value="0.59526">
            <text:p>0.59526</text:p>
          </table:table-cell>
          <table:table-cell office:value-type="string">
            <text:p>Chirorin</text:p>
          </table:table-cell>
        </table:table-row>
        <table:table-row table:style-name="ro2">
          <table:table-cell table:style-name="ce2" office:value-type="string">
            <text:p>384</text:p>
          </table:table-cell>
          <table:table-cell office:value-type="float" office:value="138.1792">
            <text:p>138.1792</text:p>
          </table:table-cell>
          <table:table-cell office:value-type="float" office:value="0.8219">
            <text:p>0.8219</text:p>
          </table:table-cell>
          <table:table-cell office:value-type="float" office:value="0.5678">
            <text:p>0.5678</text:p>
          </table:table-cell>
          <table:table-cell office:value-type="string">
            <text:p>Shimada</text:p>
          </table:table-cell>
        </table:table-row>
        <table:table-row table:style-name="ro2">
          <table:table-cell table:style-name="ce2" office:value-type="string">
            <text:p>385</text:p>
          </table:table-cell>
          <table:table-cell office:value-type="float" office:value="138.468">
            <text:p>138.468</text:p>
          </table:table-cell>
          <table:table-cell office:value-type="float" office:value="0.82039">
            <text:p>0.82039</text:p>
          </table:table-cell>
          <table:table-cell office:value-type="float" office:value="0.56997">
            <text:p>0.56997</text:p>
          </table:table-cell>
          <table:table-cell office:value-type="string">
            <text:p>Nihondaira Observatory</text:p>
          </table:table-cell>
        </table:table-row>
        <table:table-row table:style-name="ro2">
          <table:table-cell table:style-name="ce2" office:value-type="string">
            <text:p>386</text:p>
          </table:table-cell>
          <table:table-cell office:value-type="float" office:value="138.3217">
            <text:p>138.3217</text:p>
          </table:table-cell>
          <table:table-cell office:value-type="float" office:value="0.81121">
            <text:p>0.81121</text:p>
          </table:table-cell>
          <table:table-cell office:value-type="float" office:value="0.58309">
            <text:p>0.58309</text:p>
          </table:table-cell>
          <table:table-cell office:value-type="string">
            <text:p>Yatsugatake-Kobuchizawa</text:p>
          </table:table-cell>
        </table:table-row>
        <table:table-row table:style-name="ro2">
          <table:table-cell table:style-name="ce2" office:value-type="string">
            <text:p>387</text:p>
          </table:table-cell>
          <table:table-cell office:value-type="float" office:value="139.1944">
            <text:p>139.1944</text:p>
          </table:table-cell>
          <table:table-cell office:value-type="float" office:value="0.81">
            <text:p>0.81</text:p>
          </table:table-cell>
          <table:table-cell office:value-type="float" office:value="0.58469">
            <text:p>0.58469</text:p>
          </table:table-cell>
          <table:table-cell office:value-type="string">
            <text:p>Tokyo-Dodaira</text:p>
          </table:table-cell>
        </table:table-row>
        <table:table-row table:style-name="ro2">
          <table:table-cell table:style-name="ce2" office:value-type="string">
            <text:p>388</text:p>
          </table:table-cell>
          <table:table-cell office:value-type="float" office:value="139.5421">
            <text:p>139.5421</text:p>
          </table:table-cell>
          <table:table-cell office:value-type="float" office:value="0.8133">
            <text:p>0.8133</text:p>
          </table:table-cell>
          <table:table-cell office:value-type="float" office:value="0.57991">
            <text:p>0.57991</text:p>
          </table:table-cell>
          <table:table-cell office:value-type="string">
            <text:p>Tokyo-Mitaka</text:p>
          </table:table-cell>
        </table:table-row>
        <table:table-row table:style-name="ro1">
          <table:table-cell table:style-name="ce2" office:value-type="string">
            <text:p>389</text:p>
          </table:table-cell>
          <table:table-cell office:value-type="float" office:value="139.7447">
            <text:p>139.7447</text:p>
          </table:table-cell>
          <table:table-cell office:value-type="float" office:value="0.81347">
            <text:p>0.81347</text:p>
          </table:table-cell>
          <table:table-cell office:value-type="float" office:value="0.57965">
            <text:p>0.57965</text:p>
          </table:table-cell>
          <table:table-cell office:value-type="string">
            <text:p>Tokyo (before 1938)</text:p>
          </table:table-cell>
        </table:table-row>
        <table:table-row table:style-name="ro2">
          <table:table-cell table:style-name="ce2" office:value-type="string">
            <text:p>390</text:p>
          </table:table-cell>
          <table:table-cell office:value-type="float" office:value="139.8725">
            <text:p>139.8725</text:p>
          </table:table-cell>
          <table:table-cell office:value-type="float" office:value="0.80425">
            <text:p>0.80425</text:p>
          </table:table-cell>
          <table:table-cell office:value-type="float" office:value="0.59234">
            <text:p>0.59234</text:p>
          </table:table-cell>
          <table:table-cell office:value-type="string">
            <text:p>Utsunomiya</text:p>
          </table:table-cell>
        </table:table-row>
        <table:table-row table:style-name="ro2">
          <table:table-cell table:style-name="ce2" office:value-type="string">
            <text:p>391</text:p>
          </table:table-cell>
          <table:table-cell office:value-type="float" office:value="140.77843">
            <text:p>140.77843</text:p>
          </table:table-cell>
          <table:table-cell office:value-type="float" office:value="0.786177">
            <text:p>0.786177</text:p>
          </table:table-cell>
          <table:table-cell office:value-type="float" office:value="0.61596">
            <text:p>0.61596</text:p>
          </table:table-cell>
          <table:table-cell office:value-type="string">
            <text:p>Sendai Observatory, Ayashi Station</text:p>
          </table:table-cell>
        </table:table-row>
        <table:table-row table:style-name="ro1">
          <table:table-cell table:style-name="ce2" office:value-type="string">
            <text:p>392</text:p>
          </table:table-cell>
          <table:table-cell office:value-type="float" office:value="141.3667">
            <text:p>141.3667</text:p>
          </table:table-cell>
          <table:table-cell office:value-type="float" office:value="0.73355">
            <text:p>0.73355</text:p>
          </table:table-cell>
          <table:table-cell office:value-type="float" office:value="0.67741">
            <text:p>0.67741</text:p>
          </table:table-cell>
          <table:table-cell office:value-type="string">
            <text:p>JCPM Sapporo Station</text:p>
          </table:table-cell>
        </table:table-row>
        <table:table-row table:style-name="ro2">
          <table:table-cell table:style-name="ce2" office:value-type="string">
            <text:p>393</text:p>
          </table:table-cell>
          <table:table-cell office:value-type="float" office:value="140.1292">
            <text:p>140.1292</text:p>
          </table:table-cell>
          <table:table-cell office:value-type="float" office:value="0.809">
            <text:p>0.809</text:p>
          </table:table-cell>
          <table:table-cell office:value-type="float" office:value="0.5858">
            <text:p>0.5858</text:p>
          </table:table-cell>
          <table:table-cell office:value-type="string">
            <text:p>JCPM Sakura Station</text:p>
          </table:table-cell>
        </table:table-row>
        <table:table-row table:style-name="ro2">
          <table:table-cell table:style-name="ce2" office:value-type="string">
            <text:p>394</text:p>
          </table:table-cell>
          <table:table-cell office:value-type="float" office:value="142.3208">
            <text:p>142.3208</text:p>
          </table:table-cell>
          <table:table-cell office:value-type="float" office:value="0.70692">
            <text:p>0.70692</text:p>
          </table:table-cell>
          <table:table-cell office:value-type="float" office:value="0.70493">
            <text:p>0.70493</text:p>
          </table:table-cell>
          <table:table-cell office:value-type="string">
            <text:p>JCPM Hamatonbetsu Station</text:p>
          </table:table-cell>
        </table:table-row>
        <table:table-row table:style-name="ro2">
          <table:table-cell table:style-name="ce2" office:value-type="string">
            <text:p>395</text:p>
          </table:table-cell>
          <table:table-cell office:value-type="float" office:value="142.3583">
            <text:p>142.3583</text:p>
          </table:table-cell>
          <table:table-cell office:value-type="float" office:value="0.7224">
            <text:p>0.7224</text:p>
          </table:table-cell>
          <table:table-cell office:value-type="float" office:value="0.6891">
            <text:p>0.6891</text:p>
          </table:table-cell>
          <table:table-cell office:value-type="string">
            <text:p>Tokyo-Asahikawa</text:p>
          </table:table-cell>
        </table:table-row>
        <table:table-row table:style-name="ro2">
          <table:table-cell table:style-name="ce2" office:value-type="string">
            <text:p>396</text:p>
          </table:table-cell>
          <table:table-cell office:value-type="float" office:value="142.4208">
            <text:p>142.4208</text:p>
          </table:table-cell>
          <table:table-cell office:value-type="float" office:value="0.7236">
            <text:p>0.7236</text:p>
          </table:table-cell>
          <table:table-cell office:value-type="float" office:value="0.6879">
            <text:p>0.6879</text:p>
          </table:table-cell>
          <table:table-cell office:value-type="string">
            <text:p>Asahikawa</text:p>
          </table:table-cell>
        </table:table-row>
        <table:table-row table:style-name="ro1">
          <table:table-cell table:style-name="ce2" office:value-type="string">
            <text:p>397</text:p>
          </table:table-cell>
          <table:table-cell office:value-type="float" office:value="141.4761">
            <text:p>141.4761</text:p>
          </table:table-cell>
          <table:table-cell office:value-type="float" office:value="0.7321">
            <text:p>0.7321</text:p>
          </table:table-cell>
          <table:table-cell office:value-type="float" office:value="0.67892">
            <text:p>0.67892</text:p>
          </table:table-cell>
          <table:table-cell office:value-type="string">
            <text:p>Sapporo Science Center</text:p>
          </table:table-cell>
        </table:table-row>
        <table:table-row table:style-name="ro2">
          <table:table-cell table:style-name="ce2" office:value-type="string">
            <text:p>398</text:p>
          </table:table-cell>
          <table:table-cell office:value-type="float" office:value="139.108">
            <text:p>139.108</text:p>
          </table:table-cell>
          <table:table-cell office:value-type="float" office:value="0.8087">
            <text:p>0.8087</text:p>
          </table:table-cell>
          <table:table-cell office:value-type="float" office:value="0.5863">
            <text:p>0.5863</text:p>
          </table:table-cell>
          <table:table-cell office:value-type="string">
            <text:p>Nagatoro</text:p>
          </table:table-cell>
        </table:table-row>
        <table:table-row table:style-name="ro2">
          <table:table-cell table:style-name="ce2" office:value-type="string">
            <text:p>399</text:p>
          </table:table-cell>
          <table:table-cell office:value-type="float" office:value="144.59">
            <text:p>144.59</text:p>
          </table:table-cell>
          <table:table-cell office:value-type="float" office:value="0.73158">
            <text:p>0.73158</text:p>
          </table:table-cell>
          <table:table-cell office:value-type="float" office:value="0.6795">
            <text:p>0.6795</text:p>
          </table:table-cell>
          <table:table-cell office:value-type="string">
            <text:p>Kushiro</text:p>
          </table:table-cell>
        </table:table-row>
        <table:table-row table:style-name="ro2">
          <table:table-cell table:style-name="ce2" office:value-type="string">
            <text:p>400</text:p>
          </table:table-cell>
          <table:table-cell office:value-type="float" office:value="143.7827">
            <text:p>143.7827</text:p>
          </table:table-cell>
          <table:table-cell office:value-type="float" office:value="0.72344">
            <text:p>0.72344</text:p>
          </table:table-cell>
          <table:table-cell office:value-type="float" office:value="0.68811">
            <text:p>0.68811</text:p>
          </table:table-cell>
          <table:table-cell office:value-type="string">
            <text:p>Kitami</text:p>
          </table:table-cell>
        </table:table-row>
        <table:table-row table:style-name="ro2">
          <table:table-cell table:style-name="ce2" office:value-type="string">
            <text:p>401</text:p>
          </table:table-cell>
          <table:table-cell office:value-type="float" office:value="139.4208">
            <text:p>139.4208</text:p>
          </table:table-cell>
          <table:table-cell office:value-type="float" office:value="0.8088">
            <text:p>0.8088</text:p>
          </table:table-cell>
          <table:table-cell office:value-type="float" office:value="0.5861">
            <text:p>0.5861</text:p>
          </table:table-cell>
          <table:table-cell office:value-type="string">
            <text:p>Oosato</text:p>
          </table:table-cell>
        </table:table-row>
        <table:table-row table:style-name="ro2">
          <table:table-cell table:style-name="ce2" office:value-type="string">
            <text:p>402</text:p>
          </table:table-cell>
          <table:table-cell office:value-type="float" office:value="136.3078">
            <text:p>136.3078</text:p>
          </table:table-cell>
          <table:table-cell office:value-type="float" office:value="0.818">
            <text:p>0.818</text:p>
          </table:table-cell>
          <table:table-cell office:value-type="float" office:value="0.57335">
            <text:p>0.57335</text:p>
          </table:table-cell>
          <table:table-cell office:value-type="string">
            <text:p>Dynic Astronomical Observatory</text:p>
          </table:table-cell>
        </table:table-row>
        <table:table-row table:style-name="ro2">
          <table:table-cell table:style-name="ce2" office:value-type="string">
            <text:p>403</text:p>
          </table:table-cell>
          <table:table-cell office:value-type="float" office:value="137.0556">
            <text:p>137.0556</text:p>
          </table:table-cell>
          <table:table-cell office:value-type="float" office:value="0.81593">
            <text:p>0.81593</text:p>
          </table:table-cell>
          <table:table-cell office:value-type="float" office:value="0.57625">
            <text:p>0.57625</text:p>
          </table:table-cell>
          <table:table-cell office:value-type="string">
            <text:p>Kani</text:p>
          </table:table-cell>
        </table:table-row>
        <table:table-row table:style-name="ro2">
          <table:table-cell table:style-name="ce2" office:value-type="string">
            <text:p>404</text:p>
          </table:table-cell>
          <table:table-cell office:value-type="float" office:value="140.9292">
            <text:p>140.9292</text:p>
          </table:table-cell>
          <table:table-cell office:value-type="float" office:value="0.7909">
            <text:p>0.7909</text:p>
          </table:table-cell>
          <table:table-cell office:value-type="float" office:value="0.6099">
            <text:p>0.6099</text:p>
          </table:table-cell>
          <table:table-cell office:value-type="string">
            <text:p>Yamamoto</text:p>
          </table:table-cell>
        </table:table-row>
        <table:table-row table:style-name="ro2">
          <table:table-cell table:style-name="ce2" office:value-type="string">
            <text:p>405</text:p>
          </table:table-cell>
          <table:table-cell office:value-type="float" office:value="139.3292">
            <text:p>139.3292</text:p>
          </table:table-cell>
          <table:table-cell office:value-type="float" office:value="0.8069">
            <text:p>0.8069</text:p>
          </table:table-cell>
          <table:table-cell office:value-type="float" office:value="0.5887">
            <text:p>0.5887</text:p>
          </table:table-cell>
          <table:table-cell office:value-type="string">
            <text:p>Kamihoriguchi</text:p>
          </table:table-cell>
        </table:table-row>
        <table:table-row table:style-name="ro2">
          <table:table-cell table:style-name="ce2" office:value-type="string">
            <text:p>406</text:p>
          </table:table-cell>
          <table:table-cell office:value-type="float" office:value="141.8233">
            <text:p>141.8233</text:p>
          </table:table-cell>
          <table:table-cell office:value-type="float" office:value="0.72946">
            <text:p>0.72946</text:p>
          </table:table-cell>
          <table:table-cell office:value-type="float" office:value="0.68174">
            <text:p>0.68174</text:p>
          </table:table-cell>
          <table:table-cell office:value-type="string">
            <text:p>Bibai</text:p>
          </table:table-cell>
        </table:table-row>
        <table:table-row table:style-name="ro2">
          <table:table-cell table:style-name="ce2" office:value-type="string">
            <text:p>407</text:p>
          </table:table-cell>
          <table:table-cell office:value-type="float" office:value="140.3099">
            <text:p>140.3099</text:p>
          </table:table-cell>
          <table:table-cell office:value-type="float" office:value="0.78426">
            <text:p>0.78426</text:p>
          </table:table-cell>
          <table:table-cell office:value-type="float" office:value="0.61837">
            <text:p>0.61837</text:p>
          </table:table-cell>
          <table:table-cell office:value-type="string">
            <text:p>Kahoku</text:p>
          </table:table-cell>
        </table:table-row>
        <table:table-row table:style-name="ro2">
          <table:table-cell table:style-name="ce2" office:value-type="string">
            <text:p>408</text:p>
          </table:table-cell>
          <table:table-cell office:value-type="float" office:value="138.1747">
            <text:p>138.1747</text:p>
          </table:table-cell>
          <table:table-cell office:value-type="float" office:value="0.81121">
            <text:p>0.81121</text:p>
          </table:table-cell>
          <table:table-cell office:value-type="float" office:value="0.58328">
            <text:p>0.58328</text:p>
          </table:table-cell>
          <table:table-cell office:value-type="string">
            <text:p>Nyukasa</text:p>
          </table:table-cell>
        </table:table-row>
        <table:table-row table:style-name="ro2">
          <table:table-cell table:style-name="ce2" office:value-type="string">
            <text:p>409</text:p>
          </table:table-cell>
          <table:table-cell office:value-type="float" office:value="139.5211">
            <text:p>139.5211</text:p>
          </table:table-cell>
          <table:table-cell office:value-type="float" office:value="0.81234">
            <text:p>0.81234</text:p>
          </table:table-cell>
          <table:table-cell office:value-type="float" office:value="0.58124">
            <text:p>0.58124</text:p>
          </table:table-cell>
          <table:table-cell office:value-type="string">
            <text:p>Kiyose and Mizuho</text:p>
          </table:table-cell>
        </table:table-row>
        <table:table-row table:style-name="ro2">
          <table:table-cell table:style-name="ce2" office:value-type="string">
            <text:p>410</text:p>
          </table:table-cell>
          <table:table-cell office:value-type="float" office:value="134.891">
            <text:p>134.891</text:p>
          </table:table-cell>
          <table:table-cell office:value-type="float" office:value="0.81883">
            <text:p>0.81883</text:p>
          </table:table-cell>
          <table:table-cell office:value-type="float" office:value="0.57222">
            <text:p>0.57222</text:p>
          </table:table-cell>
          <table:table-cell office:value-type="string">
            <text:p>Sengamine</text:p>
          </table:table-cell>
        </table:table-row>
        <table:table-row table:style-name="ro2">
          <table:table-cell table:style-name="ce2" office:value-type="string">
            <text:p>411</text:p>
          </table:table-cell>
          <table:table-cell office:value-type="float" office:value="139.417">
            <text:p>139.417</text:p>
          </table:table-cell>
          <table:table-cell office:value-type="float" office:value="0.80739">
            <text:p>0.80739</text:p>
          </table:table-cell>
          <table:table-cell office:value-type="float" office:value="0.58805">
            <text:p>0.58805</text:p>
          </table:table-cell>
          <table:table-cell office:value-type="string">
            <text:p>Oizumi</text:p>
          </table:table-cell>
        </table:table-row>
        <table:table-row table:style-name="ro2">
          <table:table-cell table:style-name="ce2" office:value-type="string">
            <text:p>412</text:p>
          </table:table-cell>
          <table:table-cell office:value-type="float" office:value="140.5991">
            <text:p>140.5991</text:p>
          </table:table-cell>
          <table:table-cell office:value-type="float" office:value="0.80011">
            <text:p>0.80011</text:p>
          </table:table-cell>
          <table:table-cell office:value-type="float" office:value="0.59803">
            <text:p>0.59803</text:p>
          </table:table-cell>
          <table:table-cell office:value-type="string">
            <text:p>Iwaki</text:p>
          </table:table-cell>
        </table:table-row>
        <table:table-row table:style-name="ro1">
          <table:table-cell table:style-name="ce2" office:value-type="string">
            <text:p>413</text:p>
          </table:table-cell>
          <table:table-cell office:value-type="float" office:value="149.06608">
            <text:p>149.06608</text:p>
          </table:table-cell>
          <table:table-cell office:value-type="float" office:value="0.855595">
            <text:p>0.855595</text:p>
          </table:table-cell>
          <table:table-cell office:value-type="float" office:value="-0.51626">
            <text:p>-0.51626</text:p>
          </table:table-cell>
          <table:table-cell office:value-type="string">
            <text:p>Siding Spring Observatory</text:p>
          </table:table-cell>
        </table:table-row>
        <table:table-row table:style-name="ro2">
          <table:table-cell table:style-name="ce2" office:value-type="string">
            <text:p>414</text:p>
          </table:table-cell>
          <table:table-cell office:value-type="float" office:value="149.0077">
            <text:p>149.0077</text:p>
          </table:table-cell>
          <table:table-cell office:value-type="float" office:value="0.81694">
            <text:p>0.81694</text:p>
          </table:table-cell>
          <table:table-cell office:value-type="float" office:value="-0.57499">
            <text:p>-0.57499</text:p>
          </table:table-cell>
          <table:table-cell office:value-type="string">
            <text:p>Mount Stromlo</text:p>
          </table:table-cell>
        </table:table-row>
        <table:table-row table:style-name="ro2">
          <table:table-cell table:style-name="ce2" office:value-type="string">
            <text:p>415</text:p>
          </table:table-cell>
          <table:table-cell office:value-type="float" office:value="149.0636">
            <text:p>149.0636</text:p>
          </table:table-cell>
          <table:table-cell office:value-type="float" office:value="0.81615">
            <text:p>0.81615</text:p>
          </table:table-cell>
          <table:table-cell office:value-type="float" office:value="-0.57606">
            <text:p>-0.57606</text:p>
          </table:table-cell>
          <table:table-cell office:value-type="string">
            <text:p>Kambah</text:p>
          </table:table-cell>
        </table:table-row>
        <table:table-row table:style-name="ro1">
          <table:table-cell table:style-name="ce2" office:value-type="string">
            <text:p>416</text:p>
          </table:table-cell>
          <table:table-cell office:value-type="float" office:value="149.1336">
            <text:p>149.1336</text:p>
          </table:table-cell>
          <table:table-cell office:value-type="float" office:value="0.81701">
            <text:p>0.81701</text:p>
          </table:table-cell>
          <table:table-cell office:value-type="float" office:value="-0.57485">
            <text:p>-0.57485</text:p>
          </table:table-cell>
          <table:table-cell office:value-type="string">
            <text:p>Barton</text:p>
          </table:table-cell>
        </table:table-row>
        <table:table-row table:style-name="ro2">
          <table:table-cell table:style-name="ce2" office:value-type="string">
            <text:p>417</text:p>
          </table:table-cell>
          <table:table-cell office:value-type="float" office:value="137.1371">
            <text:p>137.1371</text:p>
          </table:table-cell>
          <table:table-cell office:value-type="float" office:value="0.79611">
            <text:p>0.79611</text:p>
          </table:table-cell>
          <table:table-cell office:value-type="float" office:value="0.60317">
            <text:p>0.60317</text:p>
          </table:table-cell>
          <table:table-cell office:value-type="string">
            <text:p>Yanagida Astronomical Observatory</text:p>
          </table:table-cell>
        </table:table-row>
        <table:table-row table:style-name="ro2">
          <table:table-cell table:style-name="ce2" office:value-type="string">
            <text:p>418</text:p>
          </table:table-cell>
          <table:table-cell office:value-type="float" office:value="150.94034">
            <text:p>150.94034</text:p>
          </table:table-cell>
          <table:table-cell office:value-type="float" office:value="0.857259">
            <text:p>0.857259</text:p>
          </table:table-cell>
          <table:table-cell office:value-type="float" office:value="-0.51329">
            <text:p>-0.51329</text:p>
          </table:table-cell>
          <table:table-cell office:value-type="string">
            <text:p>Tamworth</text:p>
          </table:table-cell>
        </table:table-row>
        <table:table-row table:style-name="ro1">
          <table:table-cell table:style-name="ce2" office:value-type="string">
            <text:p>419</text:p>
          </table:table-cell>
          <table:table-cell office:value-type="float" office:value="150.8329">
            <text:p>150.8329</text:p>
          </table:table-cell>
          <table:table-cell office:value-type="float" office:value="0.8337">
            <text:p>0.8337</text:p>
          </table:table-cell>
          <table:table-cell office:value-type="float" office:value="-0.55038">
            <text:p>-0.55038</text:p>
          </table:table-cell>
          <table:table-cell office:value-type="string">
            <text:p>Windsor</text:p>
          </table:table-cell>
        </table:table-row>
        <table:table-row table:style-name="ro1">
          <table:table-cell table:style-name="ce2" office:value-type="string">
            <text:p>420</text:p>
          </table:table-cell>
          <table:table-cell office:value-type="float" office:value="151.205">
            <text:p>151.205</text:p>
          </table:table-cell>
          <table:table-cell office:value-type="float" office:value="0.83126">
            <text:p>0.83126</text:p>
          </table:table-cell>
          <table:table-cell office:value-type="float" office:value="-0.55404">
            <text:p>-0.55404</text:p>
          </table:table-cell>
          <table:table-cell office:value-type="string">
            <text:p>Sydney</text:p>
          </table:table-cell>
        </table:table-row>
        <table:table-row table:style-name="ro2">
          <table:table-cell table:style-name="ce2" office:value-type="string">
            <text:p>421</text:p>
          </table:table-cell>
          <table:table-cell office:value-type="float" office:value="133.765">
            <text:p>133.765</text:p>
          </table:table-cell>
          <table:table-cell office:value-type="float" office:value="0.83244">
            <text:p>0.83244</text:p>
          </table:table-cell>
          <table:table-cell office:value-type="float" office:value="0.55262">
            <text:p>0.55262</text:p>
          </table:table-cell>
          <table:table-cell office:value-type="string">
            <text:p>Mt. Kajigamori, Otoyo</text:p>
          </table:table-cell>
        </table:table-row>
        <table:table-row table:style-name="ro2">
          <table:table-cell table:style-name="ce2" office:value-type="string">
            <text:p>422</text:p>
          </table:table-cell>
          <table:table-cell office:value-type="float" office:value="151.0461">
            <text:p>151.0461</text:p>
          </table:table-cell>
          <table:table-cell office:value-type="float" office:value="0.85503">
            <text:p>0.85503</text:p>
          </table:table-cell>
          <table:table-cell office:value-type="float" office:value="-0.51709">
            <text:p>-0.51709</text:p>
          </table:table-cell>
          <table:table-cell office:value-type="string">
            <text:p>Loomberah</text:p>
          </table:table-cell>
        </table:table-row>
        <table:table-row table:style-name="ro2">
          <table:table-cell table:style-name="ce2" office:value-type="string">
            <text:p>423</text:p>
          </table:table-cell>
          <table:table-cell office:value-type="float" office:value="151.12473">
            <text:p>151.12473</text:p>
          </table:table-cell>
          <table:table-cell office:value-type="float" office:value="0.831807">
            <text:p>0.831807</text:p>
          </table:table-cell>
          <table:table-cell office:value-type="float" office:value="-0.55322">
            <text:p>-0.55322</text:p>
          </table:table-cell>
          <table:table-cell office:value-type="string">
            <text:p>North Ryde</text:p>
          </table:table-cell>
        </table:table-row>
        <table:table-row table:style-name="ro2">
          <table:table-cell table:style-name="ce2" office:value-type="string">
            <text:p>424</text:p>
          </table:table-cell>
          <table:table-cell office:value-type="float" office:value="149.0658">
            <text:p>149.0658</text:p>
          </table:table-cell>
          <table:table-cell office:value-type="float" office:value="0.81758">
            <text:p>0.81758</text:p>
          </table:table-cell>
          <table:table-cell office:value-type="float" office:value="-0.57405">
            <text:p>-0.57405</text:p>
          </table:table-cell>
          <table:table-cell office:value-type="string">
            <text:p>Macquarie</text:p>
          </table:table-cell>
        </table:table-row>
        <table:table-row table:style-name="ro1">
          <table:table-cell table:style-name="ce2" office:value-type="string">
            <text:p>425</text:p>
          </table:table-cell>
          <table:table-cell office:value-type="float" office:value="152.9316">
            <text:p>152.9316</text:p>
          </table:table-cell>
          <table:table-cell office:value-type="float" office:value="0.88796">
            <text:p>0.88796</text:p>
          </table:table-cell>
          <table:table-cell office:value-type="float" office:value="-0.45843">
            <text:p>-0.45843</text:p>
          </table:table-cell>
          <table:table-cell office:value-type="string">
            <text:p>Taylor Range Observatory, Brisbane</text:p>
          </table:table-cell>
        </table:table-row>
        <table:table-row table:style-name="ro2">
          <table:table-cell table:style-name="ce2" office:value-type="string">
            <text:p>426</text:p>
          </table:table-cell>
          <table:table-cell office:value-type="float" office:value="136.8217">
            <text:p>136.8217</text:p>
          </table:table-cell>
          <table:table-cell office:value-type="float" office:value="0.85618">
            <text:p>0.85618</text:p>
          </table:table-cell>
          <table:table-cell office:value-type="float" office:value="-0.51498">
            <text:p>-0.51498</text:p>
          </table:table-cell>
          <table:table-cell office:value-type="string">
            <text:p>Woomera</text:p>
          </table:table-cell>
        </table:table-row>
        <table:table-row table:style-name="ro2">
          <table:table-cell table:style-name="ce2" office:value-type="string">
            <text:p>427</text:p>
          </table:table-cell>
          <table:table-cell office:value-type="float" office:value="138.7283">
            <text:p>138.7283</text:p>
          </table:table-cell>
          <table:table-cell office:value-type="float" office:value="0.82667">
            <text:p>0.82667</text:p>
          </table:table-cell>
          <table:table-cell office:value-type="float" office:value="-0.56084">
            <text:p>-0.56084</text:p>
          </table:table-cell>
          <table:table-cell office:value-type="string">
            <text:p>Stockport</text:p>
          </table:table-cell>
        </table:table-row>
        <table:table-row table:style-name="ro1">
          <table:table-cell table:style-name="ce2" office:value-type="string">
            <text:p>428</text:p>
          </table:table-cell>
          <table:table-cell office:value-type="float" office:value="153.397">
            <text:p>153.397</text:p>
          </table:table-cell>
          <table:table-cell office:value-type="float" office:value="0.88271">
            <text:p>0.88271</text:p>
          </table:table-cell>
          <table:table-cell office:value-type="float" office:value="-0.46837">
            <text:p>-0.46837</text:p>
          </table:table-cell>
          <table:table-cell office:value-type="string">
            <text:p>Reedy Creek</text:p>
          </table:table-cell>
        </table:table-row>
        <table:table-row table:style-name="ro1">
          <table:table-cell table:style-name="ce2" office:value-type="string">
            <text:p>429</text:p>
          </table:table-cell>
          <table:table-cell office:value-type="float" office:value="149.04">
            <text:p>149.04</text:p>
          </table:table-cell>
          <table:table-cell office:value-type="float" office:value="0.81761">
            <text:p>0.81761</text:p>
          </table:table-cell>
          <table:table-cell office:value-type="float" office:value="-0.57402">
            <text:p>-0.57402</text:p>
          </table:table-cell>
          <table:table-cell office:value-type="string">
            <text:p>Hawker</text:p>
          </table:table-cell>
        </table:table-row>
        <table:table-row table:style-name="ro2">
          <table:table-cell table:style-name="ce2" office:value-type="string">
            <text:p>430</text:p>
          </table:table-cell>
          <table:table-cell office:value-type="float" office:value="149.2123">
            <text:p>149.2123</text:p>
          </table:table-cell>
          <table:table-cell office:value-type="float" office:value="0.8555">
            <text:p>0.8555</text:p>
          </table:table-cell>
          <table:table-cell office:value-type="float" office:value="-0.51623">
            <text:p>-0.51623</text:p>
          </table:table-cell>
          <table:table-cell office:value-type="string">
            <text:p>Rainbow Observatory, near Coonabarabran</text:p>
          </table:table-cell>
        </table:table-row>
        <table:table-row table:style-name="ro2">
          <table:table-cell table:style-name="ce2" office:value-type="string">
            <text:p>431</text:p>
          </table:table-cell>
          <table:table-cell office:value-type="float" office:value="149.7578">
            <text:p>149.7578</text:p>
          </table:table-cell>
          <table:table-cell office:value-type="float" office:value="0.83548">
            <text:p>0.83548</text:p>
          </table:table-cell>
          <table:table-cell office:value-type="float" office:value="-0.54793">
            <text:p>-0.54793</text:p>
          </table:table-cell>
          <table:table-cell office:value-type="string">
            <text:p>Mt. Tarana Observatory, Bathurst</text:p>
          </table:table-cell>
        </table:table-row>
        <table:table-row table:style-name="ro2">
          <table:table-cell table:style-name="ce2" office:value-type="string">
            <text:p>432</text:p>
          </table:table-cell>
          <table:table-cell office:value-type="float" office:value="153.08222">
            <text:p>153.08222</text:p>
          </table:table-cell>
          <table:table-cell office:value-type="float" office:value="0.86379">
            <text:p>0.86379</text:p>
          </table:table-cell>
          <table:table-cell office:value-type="float" office:value="-0.50216">
            <text:p>-0.50216</text:p>
          </table:table-cell>
          <table:table-cell office:value-type="string">
            <text:p>Boambee</text:p>
          </table:table-cell>
        </table:table-row>
        <table:table-row table:style-name="ro2">
          <table:table-cell table:style-name="ce2" office:value-type="string">
            <text:p>433</text:p>
          </table:table-cell>
          <table:table-cell office:value-type="float" office:value="152.1078">
            <text:p>152.1078</text:p>
          </table:table-cell>
          <table:table-cell office:value-type="float" office:value="0.84197">
            <text:p>0.84197</text:p>
          </table:table-cell>
          <table:table-cell office:value-type="float" office:value="-0.53771">
            <text:p>-0.53771</text:p>
          </table:table-cell>
          <table:table-cell office:value-type="string">
            <text:p>Bagnall Beach Observatory</text:p>
          </table:table-cell>
        </table:table-row>
        <table:table-row table:style-name="ro1">
          <table:table-cell table:style-name="ce2" office:value-type="string">
            <text:p>434</text:p>
          </table:table-cell>
          <table:table-cell office:value-type="float" office:value="10.9206">
            <text:p>10.9206</text:p>
          </table:table-cell>
          <table:table-cell office:value-type="float" office:value="0.70765">
            <text:p>0.70765</text:p>
          </table:table-cell>
          <table:table-cell office:value-type="float" office:value="0.70419">
            <text:p>0.70419</text:p>
          </table:table-cell>
          <table:table-cell office:value-type="string">
            <text:p>S. Benedetto Po</text:p>
          </table:table-cell>
        </table:table-row>
        <table:table-row table:style-name="ro2">
          <table:table-cell table:style-name="ce2" office:value-type="string">
            <text:p>435</text:p>
          </table:table-cell>
          <table:table-cell office:value-type="float" office:value="11.8936">
            <text:p>11.8936</text:p>
          </table:table-cell>
          <table:table-cell office:value-type="float" office:value="0.7033">
            <text:p>0.7033</text:p>
          </table:table-cell>
          <table:table-cell office:value-type="float" office:value="0.70852">
            <text:p>0.70852</text:p>
          </table:table-cell>
          <table:table-cell office:value-type="string">
            <text:p>G. Colombo Astronomical Observatory, Padua</text:p>
          </table:table-cell>
        </table:table-row>
        <table:table-row table:style-name="ro2">
          <table:table-cell table:style-name="ce2" office:value-type="string">
            <text:p>436</text:p>
          </table:table-cell>
          <table:table-cell office:value-type="float" office:value="11.3356">
            <text:p>11.3356</text:p>
          </table:table-cell>
          <table:table-cell office:value-type="float" office:value="0.71658">
            <text:p>0.71658</text:p>
          </table:table-cell>
          <table:table-cell office:value-type="float" office:value="0.69528">
            <text:p>0.69528</text:p>
          </table:table-cell>
          <table:table-cell office:value-type="string">
            <text:p>Osservatorio di Livergnano</text:p>
          </table:table-cell>
        </table:table-row>
        <table:table-row table:style-name="ro2">
          <table:table-cell table:style-name="ce2" office:value-type="string">
            <text:p>437</text:p>
          </table:table-cell>
          <table:table-cell office:value-type="float" office:value="284.6971">
            <text:p>284.6971</text:p>
          </table:table-cell>
          <table:table-cell office:value-type="float" office:value="0.767">
            <text:p>0.767</text:p>
          </table:table-cell>
          <table:table-cell office:value-type="float" office:value="0.63953">
            <text:p>0.63953</text:p>
          </table:table-cell>
          <table:table-cell office:value-type="string">
            <text:p>Haverford</text:p>
          </table:table-cell>
        </table:table-row>
        <table:table-row table:style-name="ro1">
          <table:table-cell table:style-name="ce2" office:value-type="string">
            <text:p>438</text:p>
          </table:table-cell>
          <table:table-cell office:value-type="float" office:value="287.3621">
            <text:p>287.3621</text:p>
          </table:table-cell>
          <table:table-cell office:value-type="float" office:value="0.74059">
            <text:p>0.74059</text:p>
          </table:table-cell>
          <table:table-cell office:value-type="float" office:value="0.66978">
            <text:p>0.66978</text:p>
          </table:table-cell>
          <table:table-cell office:value-type="string">
            <text:p>Smith College Observatory, Northampton</text:p>
          </table:table-cell>
        </table:table-row>
        <table:table-row table:style-name="ro1">
          <table:table-cell table:style-name="ce2" office:value-type="string">
            <text:p>439</text:p>
          </table:table-cell>
          <table:table-cell office:value-type="float" office:value="253.2539">
            <text:p>253.2539</text:p>
          </table:table-cell>
          <table:table-cell office:value-type="float" office:value="0.81156">
            <text:p>0.81156</text:p>
          </table:table-cell>
          <table:table-cell office:value-type="float" office:value="0.58288">
            <text:p>0.58288</text:p>
          </table:table-cell>
          <table:table-cell office:value-type="string">
            <text:p>ROTSE-III, Los Alamos</text:p>
          </table:table-cell>
        </table:table-row>
        <table:table-row table:style-name="ro2">
          <table:table-cell table:style-name="ce2" office:value-type="string">
            <text:p>440</text:p>
          </table:table-cell>
          <table:table-cell office:value-type="float" office:value="278.6842">
            <text:p>278.6842</text:p>
          </table:table-cell>
          <table:table-cell office:value-type="float" office:value="0.73025">
            <text:p>0.73025</text:p>
          </table:table-cell>
          <table:table-cell office:value-type="float" office:value="0.68097">
            <text:p>0.68097</text:p>
          </table:table-cell>
          <table:table-cell office:value-type="string">
            <text:p>Elginfield Observatory</text:p>
          </table:table-cell>
        </table:table-row>
        <table:table-row table:style-name="ro2">
          <table:table-cell table:style-name="ce2" office:value-type="string">
            <text:p>441</text:p>
          </table:table-cell>
          <table:table-cell office:value-type="float" office:value="357.1697">
            <text:p>357.1697</text:p>
          </table:table-cell>
          <table:table-cell office:value-type="float" office:value="0.55559">
            <text:p>0.55559</text:p>
          </table:table-cell>
          <table:table-cell office:value-type="float" office:value="0.82867">
            <text:p>0.82867</text:p>
          </table:table-cell>
          <table:table-cell office:value-type="string">
            <text:p>Swilken Brae, St. Andrews</text:p>
          </table:table-cell>
        </table:table-row>
        <table:table-row table:style-name="ro2">
          <table:table-cell table:style-name="ce2" office:value-type="string">
            <text:p>442</text:p>
          </table:table-cell>
          <table:table-cell office:value-type="float" office:value="357.4822">
            <text:p>357.4822</text:p>
          </table:table-cell>
          <table:table-cell office:value-type="float" office:value="0.7477">
            <text:p>0.7477</text:p>
          </table:table-cell>
          <table:table-cell office:value-type="float" office:value="0.6619">
            <text:p>0.6619</text:p>
          </table:table-cell>
          <table:table-cell office:value-type="string">
            <text:p>Gualba Observatory</text:p>
          </table:table-cell>
        </table:table-row>
        <table:table-row table:style-name="ro2">
          <table:table-cell table:style-name="ce2" office:value-type="string">
            <text:p>443</text:p>
          </table:table-cell>
          <table:table-cell office:value-type="float" office:value="301.4656">
            <text:p>301.4656</text:p>
          </table:table-cell>
          <table:table-cell office:value-type="float" office:value="0.8237">
            <text:p>0.8237</text:p>
          </table:table-cell>
          <table:table-cell office:value-type="float" office:value="-0.56513">
            <text:p>-0.56513</text:p>
          </table:table-cell>
          <table:table-cell office:value-type="string">
            <text:p>Obs. Astronomico Plomer, Buenos Aires</text:p>
          </table:table-cell>
        </table:table-row>
        <table:table-row table:style-name="ro1">
          <table:table-cell table:style-name="ce2" office:value-type="string">
            <text:p>444</text:p>
          </table:table-cell>
          <table:table-cell office:value-type="float" office:value="243.2794">
            <text:p>243.2794</text:p>
          </table:table-cell>
          <table:table-cell office:value-type="float" office:value="0.83507">
            <text:p>0.83507</text:p>
          </table:table-cell>
          <table:table-cell office:value-type="float" office:value="0.54868">
            <text:p>0.54868</text:p>
          </table:table-cell>
          <table:table-cell office:value-type="string">
            <text:p>Star Cruiser Observatory</text:p>
          </table:table-cell>
        </table:table-row>
        <table:table-row table:style-name="ro2">
          <table:table-cell table:style-name="ce2" office:value-type="string">
            <text:p>445</text:p>
          </table:table-cell>
          <table:table-cell office:value-type="float" office:value="359.42">
            <text:p>359.42</text:p>
          </table:table-cell>
          <table:table-cell office:value-type="float" office:value="0.7802">
            <text:p>0.7802</text:p>
          </table:table-cell>
          <table:table-cell office:value-type="float" office:value="0.6235">
            <text:p>0.6235</text:p>
          </table:table-cell>
          <table:table-cell office:value-type="string">
            <text:p>Observatorio d'Ontinyent</text:p>
          </table:table-cell>
        </table:table-row>
        <table:table-row table:style-name="ro2">
          <table:table-cell table:style-name="ce2" office:value-type="string">
            <text:p>446</text:p>
          </table:table-cell>
          <table:table-cell office:value-type="float" office:value="262.1666">
            <text:p>262.1666</text:p>
          </table:table-cell>
          <table:table-cell office:value-type="float" office:value="0.87049">
            <text:p>0.87049</text:p>
          </table:table-cell>
          <table:table-cell office:value-type="float" office:value="0.49058">
            <text:p>0.49058</text:p>
          </table:table-cell>
          <table:table-cell office:value-type="string">
            <text:p>Kingsnake Observatory, Seguin</text:p>
          </table:table-cell>
        </table:table-row>
        <table:table-row table:style-name="ro1">
          <table:table-cell table:style-name="ce2" office:value-type="string">
            <text:p>447</text:p>
          </table:table-cell>
          <table:table-cell office:value-type="float" office:value="255.2056">
            <text:p>255.2056</text:p>
          </table:table-cell>
          <table:table-cell office:value-type="float" office:value="0.77154">
            <text:p>0.77154</text:p>
          </table:table-cell>
          <table:table-cell office:value-type="float" office:value="0.63448">
            <text:p>0.63448</text:p>
          </table:table-cell>
          <table:table-cell office:value-type="string">
            <text:p>Centennial Observatory</text:p>
          </table:table-cell>
        </table:table-row>
        <table:table-row table:style-name="ro2">
          <table:table-cell table:style-name="ce2" office:value-type="string">
            <text:p>448</text:p>
          </table:table-cell>
          <table:table-cell office:value-type="float" office:value="253.2801">
            <text:p>253.2801</text:p>
          </table:table-cell>
          <table:table-cell office:value-type="float" office:value="0.84543">
            <text:p>0.84543</text:p>
          </table:table-cell>
          <table:table-cell office:value-type="float" office:value="0.53268">
            <text:p>0.53268</text:p>
          </table:table-cell>
          <table:table-cell office:value-type="string">
            <text:p>Desert Moon Observatory, Las Cruces</text:p>
          </table:table-cell>
        </table:table-row>
        <table:table-row table:style-name="ro1">
          <table:table-cell table:style-name="ce2" office:value-type="string">
            <text:p>449</text:p>
          </table:table-cell>
          <table:table-cell office:value-type="float" office:value="279.6503">
            <text:p>279.6503</text:p>
          </table:table-cell>
          <table:table-cell office:value-type="float" office:value="0.82617">
            <text:p>0.82617</text:p>
          </table:table-cell>
          <table:table-cell office:value-type="float" office:value="0.56156">
            <text:p>0.56156</text:p>
          </table:table-cell>
          <table:table-cell office:value-type="string">
            <text:p>Griffin Hunter Observatory, Bethune</text:p>
          </table:table-cell>
        </table:table-row>
        <table:table-row table:style-name="ro1">
          <table:table-cell table:style-name="ce2" office:value-type="string">
            <text:p>450</text:p>
          </table:table-cell>
          <table:table-cell office:value-type="float" office:value="279.3339">
            <text:p>279.3339</text:p>
          </table:table-cell>
          <table:table-cell office:value-type="float" office:value="0.81857">
            <text:p>0.81857</text:p>
          </table:table-cell>
          <table:table-cell office:value-type="float" office:value="0.57254">
            <text:p>0.57254</text:p>
          </table:table-cell>
          <table:table-cell office:value-type="string">
            <text:p>Carla Jane Observatory, Charlotte</text:p>
          </table:table-cell>
        </table:table-row>
        <table:table-row table:style-name="ro2">
          <table:table-cell table:style-name="ce2" office:value-type="string">
            <text:p>451</text:p>
          </table:table-cell>
          <table:table-cell office:value-type="float" office:value="262.7569">
            <text:p>262.7569</text:p>
          </table:table-cell>
          <table:table-cell office:value-type="float" office:value="0.79447">
            <text:p>0.79447</text:p>
          </table:table-cell>
          <table:table-cell office:value-type="float" office:value="0.60536">
            <text:p>0.60536</text:p>
          </table:table-cell>
          <table:table-cell office:value-type="string">
            <text:p>West Skies Observatory, Mulvane</text:p>
          </table:table-cell>
        </table:table-row>
        <table:table-row table:style-name="ro1">
          <table:table-cell table:style-name="ce2" office:value-type="string">
            <text:p>452</text:p>
          </table:table-cell>
          <table:table-cell office:value-type="float" office:value="279.1063">
            <text:p>279.1063</text:p>
          </table:table-cell>
          <table:table-cell office:value-type="float" office:value="0.898">
            <text:p>0.898</text:p>
          </table:table-cell>
          <table:table-cell office:value-type="float" office:value="0.4385">
            <text:p>0.4385</text:p>
          </table:table-cell>
          <table:table-cell office:value-type="string">
            <text:p>Big Cypress Observatory, Fort Lauderdale</text:p>
          </table:table-cell>
        </table:table-row>
        <table:table-row table:style-name="ro1">
          <table:table-cell table:style-name="ce2" office:value-type="string">
            <text:p>453</text:p>
          </table:table-cell>
          <table:table-cell office:value-type="float" office:value="242.1331">
            <text:p>242.1331</text:p>
          </table:table-cell>
          <table:table-cell office:value-type="float" office:value="0.8203">
            <text:p>0.8203</text:p>
          </table:table-cell>
          <table:table-cell office:value-type="float" office:value="0.57021">
            <text:p>0.57021</text:p>
          </table:table-cell>
          <table:table-cell office:value-type="string">
            <text:p>Edwards Raven Observatory</text:p>
          </table:table-cell>
        </table:table-row>
        <table:table-row table:style-name="ro1">
          <table:table-cell table:style-name="ce2" office:value-type="string">
            <text:p>454</text:p>
          </table:table-cell>
          <table:table-cell office:value-type="float" office:value="283.37678">
            <text:p>283.37678</text:p>
          </table:table-cell>
          <table:table-cell office:value-type="float" office:value="0.774542">
            <text:p>0.774542</text:p>
          </table:table-cell>
          <table:table-cell office:value-type="float" office:value="0.63042">
            <text:p>0.63042</text:p>
          </table:table-cell>
          <table:table-cell office:value-type="string">
            <text:p>Maryland Space Grant Consortium Observatory</text:p>
          </table:table-cell>
        </table:table-row>
        <table:table-row table:style-name="ro1">
          <table:table-cell table:style-name="ce2" office:value-type="string">
            <text:p>455</text:p>
          </table:table-cell>
          <table:table-cell office:value-type="float" office:value="237.9636">
            <text:p>237.9636</text:p>
          </table:table-cell>
          <table:table-cell office:value-type="float" office:value="0.78912">
            <text:p>0.78912</text:p>
          </table:table-cell>
          <table:table-cell office:value-type="float" office:value="0.61218">
            <text:p>0.61218</text:p>
          </table:table-cell>
          <table:table-cell office:value-type="string">
            <text:p>CBA Concord</text:p>
          </table:table-cell>
        </table:table-row>
        <table:table-row table:style-name="ro2">
          <table:table-cell table:style-name="ce2" office:value-type="string">
            <text:p>456</text:p>
          </table:table-cell>
          <table:table-cell office:value-type="float" office:value="358.8278">
            <text:p>358.8278</text:p>
          </table:table-cell>
          <table:table-cell office:value-type="float" office:value="0.61348">
            <text:p>0.61348</text:p>
          </table:table-cell>
          <table:table-cell office:value-type="float" office:value="0.78709">
            <text:p>0.78709</text:p>
          </table:table-cell>
          <table:table-cell office:value-type="string">
            <text:p>Daventry Observatory</text:p>
          </table:table-cell>
        </table:table-row>
        <table:table-row table:style-name="ro2">
          <table:table-cell table:style-name="ce2" office:value-type="string">
            <text:p>457</text:p>
          </table:table-cell>
          <table:table-cell office:value-type="float" office:value="18.3403">
            <text:p>18.3403</text:p>
          </table:table-cell>
          <table:table-cell office:value-type="float" office:value="0.66221">
            <text:p>0.66221</text:p>
          </table:table-cell>
          <table:table-cell office:value-type="float" office:value="0.74685">
            <text:p>0.74685</text:p>
          </table:table-cell>
          <table:table-cell office:value-type="string">
            <text:p>Partizanske</text:p>
          </table:table-cell>
        </table:table-row>
        <table:table-row table:style-name="ro2">
          <table:table-cell table:style-name="ce2" office:value-type="string">
            <text:p>458</text:p>
          </table:table-cell>
          <table:table-cell office:value-type="float" office:value="355.9806">
            <text:p>355.9806</text:p>
          </table:table-cell>
          <table:table-cell office:value-type="float" office:value="0.75992">
            <text:p>0.75992</text:p>
          </table:table-cell>
          <table:table-cell office:value-type="float" office:value="0.64805">
            <text:p>0.64805</text:p>
          </table:table-cell>
          <table:table-cell office:value-type="string">
            <text:p>Guadarrama Observatory</text:p>
          </table:table-cell>
        </table:table-row>
        <table:table-row table:style-name="ro1">
          <table:table-cell table:style-name="ce2" office:value-type="string">
            <text:p>459</text:p>
          </table:table-cell>
          <table:table-cell office:value-type="float" office:value="288.1172">
            <text:p>288.1172</text:p>
          </table:table-cell>
          <table:table-cell office:value-type="float" office:value="0.72607">
            <text:p>0.72607</text:p>
          </table:table-cell>
          <table:table-cell office:value-type="float" office:value="0.68538">
            <text:p>0.68538</text:p>
          </table:table-cell>
          <table:table-cell office:value-type="string">
            <text:p>Smith River Observatory, Danbury</text:p>
          </table:table-cell>
        </table:table-row>
        <table:table-row table:style-name="ro1">
          <table:table-cell table:style-name="ce2" office:value-type="string">
            <text:p>460</text:p>
          </table:table-cell>
          <table:table-cell office:value-type="float" office:value="265.9981">
            <text:p>265.9981</text:p>
          </table:table-cell>
          <table:table-cell office:value-type="float" office:value="0.8301">
            <text:p>0.8301</text:p>
          </table:table-cell>
          <table:table-cell office:value-type="float" office:value="0.55579">
            <text:p>0.55579</text:p>
          </table:table-cell>
          <table:table-cell office:value-type="string">
            <text:p>Area 52 Observatory, Nashville</text:p>
          </table:table-cell>
        </table:table-row>
        <table:table-row table:style-name="ro2">
          <table:table-cell table:style-name="ce2" office:value-type="string">
            <text:p>461</text:p>
          </table:table-cell>
          <table:table-cell office:value-type="float" office:value="19.8943">
            <text:p>19.8943</text:p>
          </table:table-cell>
          <table:table-cell office:value-type="float" office:value="0.67153">
            <text:p>0.67153</text:p>
          </table:table-cell>
          <table:table-cell office:value-type="float" office:value="0.73869">
            <text:p>0.73869</text:p>
          </table:table-cell>
          <table:table-cell office:value-type="string">
            <text:p>University of Szeged, Piszkesteto Stn. (Konkoly)</text:p>
          </table:table-cell>
        </table:table-row>
        <table:table-row table:style-name="ro2">
          <table:table-cell table:style-name="ce2" office:value-type="string">
            <text:p>462</text:p>
          </table:table-cell>
          <table:table-cell office:value-type="float" office:value="283.0842">
            <text:p>283.0842</text:p>
          </table:table-cell>
          <table:table-cell office:value-type="float" office:value="0.77905">
            <text:p>0.77905</text:p>
          </table:table-cell>
          <table:table-cell office:value-type="float" office:value="0.62488">
            <text:p>0.62488</text:p>
          </table:table-cell>
          <table:table-cell office:value-type="string">
            <text:p>Mount Belleview Observatory</text:p>
          </table:table-cell>
        </table:table-row>
        <table:table-row table:style-name="ro2">
          <table:table-cell table:style-name="ce2" office:value-type="string">
            <text:p>463</text:p>
          </table:table-cell>
          <table:table-cell office:value-type="float" office:value="254.7375">
            <text:p>254.7375</text:p>
          </table:table-cell>
          <table:table-cell office:value-type="float" office:value="0.76726">
            <text:p>0.76726</text:p>
          </table:table-cell>
          <table:table-cell office:value-type="float" office:value="0.63959">
            <text:p>0.63959</text:p>
          </table:table-cell>
          <table:table-cell office:value-type="string">
            <text:p>Sommers-Bausch Observatory, Boulder</text:p>
          </table:table-cell>
        </table:table-row>
        <table:table-row table:style-name="ro1">
          <table:table-cell table:style-name="ce2" office:value-type="string">
            <text:p>464</text:p>
          </table:table-cell>
          <table:table-cell office:value-type="float" office:value="288.5013">
            <text:p>288.5013</text:p>
          </table:table-cell>
          <table:table-cell office:value-type="float" office:value="0.75109">
            <text:p>0.75109</text:p>
          </table:table-cell>
          <table:table-cell office:value-type="float" office:value="0.65799">
            <text:p>0.65799</text:p>
          </table:table-cell>
          <table:table-cell office:value-type="string">
            <text:p>Toby Point Observatory, Narragansett</text:p>
          </table:table-cell>
        </table:table-row>
        <table:table-row table:style-name="ro2">
          <table:table-cell table:style-name="ce2" office:value-type="string">
            <text:p>465</text:p>
          </table:table-cell>
          <table:table-cell office:value-type="float" office:value="174.7801">
            <text:p>174.7801</text:p>
          </table:table-cell>
          <table:table-cell office:value-type="float" office:value="0.80166">
            <text:p>0.80166</text:p>
          </table:table-cell>
          <table:table-cell office:value-type="float" office:value="-0.59578">
            <text:p>-0.59578</text:p>
          </table:table-cell>
          <table:table-cell office:value-type="string">
            <text:p>Takapuna</text:p>
          </table:table-cell>
        </table:table-row>
        <table:table-row table:style-name="ro1">
          <table:table-cell table:style-name="ce2" office:value-type="string">
            <text:p>466</text:p>
          </table:table-cell>
          <table:table-cell office:value-type="float" office:value="174.8487">
            <text:p>174.8487</text:p>
          </table:table-cell>
          <table:table-cell office:value-type="float" office:value="0.8002">
            <text:p>0.8002</text:p>
          </table:table-cell>
          <table:table-cell office:value-type="float" office:value="-0.5977">
            <text:p>-0.5977</text:p>
          </table:table-cell>
          <table:table-cell office:value-type="string">
            <text:p>Mount Molehill Observatory, Auckland</text:p>
          </table:table-cell>
        </table:table-row>
        <table:table-row table:style-name="ro1">
          <table:table-cell table:style-name="ce2" office:value-type="string">
            <text:p>467</text:p>
          </table:table-cell>
          <table:table-cell office:value-type="float" office:value="174.7766">
            <text:p>174.7766</text:p>
          </table:table-cell>
          <table:table-cell office:value-type="float" office:value="0.80058">
            <text:p>0.80058</text:p>
          </table:table-cell>
          <table:table-cell office:value-type="float" office:value="-0.59724">
            <text:p>-0.59724</text:p>
          </table:table-cell>
          <table:table-cell office:value-type="string">
            <text:p>Auckland Observatory</text:p>
          </table:table-cell>
        </table:table-row>
        <table:table-row table:style-name="ro2">
          <table:table-cell table:style-name="ce2" office:value-type="string">
            <text:p>468</text:p>
          </table:table-cell>
          <table:table-cell office:value-type="float" office:value="13.3296">
            <text:p>13.3296</text:p>
          </table:table-cell>
          <table:table-cell office:value-type="float" office:value="0.74652">
            <text:p>0.74652</text:p>
          </table:table-cell>
          <table:table-cell office:value-type="float" office:value="0.66349">
            <text:p>0.66349</text:p>
          </table:table-cell>
          <table:table-cell office:value-type="string">
            <text:p>Astronomical Observatory, Campo Catino</text:p>
          </table:table-cell>
        </table:table-row>
        <table:table-row table:style-name="ro2">
          <table:table-cell table:style-name="ce2" office:value-type="string">
            <text:p>469</text:p>
          </table:table-cell>
          <table:table-cell office:value-type="float" office:value="7.382">
            <text:p>7.382</text:p>
          </table:table-cell>
          <table:table-cell office:value-type="float" office:value="0.67873">
            <text:p>0.67873</text:p>
          </table:table-cell>
          <table:table-cell office:value-type="float" office:value="0.73205">
            <text:p>0.73205</text:p>
          </table:table-cell>
          <table:table-cell office:value-type="string">
            <text:p>Courroux</text:p>
          </table:table-cell>
        </table:table-row>
        <table:table-row table:style-name="ro2">
          <table:table-cell table:style-name="ce2" office:value-type="string">
            <text:p>470</text:p>
          </table:table-cell>
          <table:table-cell office:value-type="float" office:value="13.32756">
            <text:p>13.32756</text:p>
          </table:table-cell>
          <table:table-cell office:value-type="float" office:value="0.749268">
            <text:p>0.749268</text:p>
          </table:table-cell>
          <table:table-cell office:value-type="float" office:value="0.66008">
            <text:p>0.66008</text:p>
          </table:table-cell>
          <table:table-cell office:value-type="string">
            <text:p>Ceccano</text:p>
          </table:table-cell>
        </table:table-row>
        <table:table-row table:style-name="ro2">
          <table:table-cell table:style-name="ce2" office:value-type="string">
            <text:p>471</text:p>
          </table:table-cell>
          <table:table-cell office:value-type="float" office:value="8.2389">
            <text:p>8.2389</text:p>
          </table:table-cell>
          <table:table-cell office:value-type="float" office:value="0.56364">
            <text:p>0.56364</text:p>
          </table:table-cell>
          <table:table-cell office:value-type="float" office:value="0.82325">
            <text:p>0.82325</text:p>
          </table:table-cell>
          <table:table-cell office:value-type="string">
            <text:p>Houstrup</text:p>
          </table:table-cell>
        </table:table-row>
        <table:table-row table:style-name="ro2">
          <table:table-cell table:style-name="ce2" office:value-type="string">
            <text:p>472</text:p>
          </table:table-cell>
          <table:table-cell office:value-type="float" office:value="6.3203">
            <text:p>6.3203</text:p>
          </table:table-cell>
          <table:table-cell office:value-type="float" office:value="0.71225">
            <text:p>0.71225</text:p>
          </table:table-cell>
          <table:table-cell office:value-type="float" office:value="0.69998">
            <text:p>0.69998</text:p>
          </table:table-cell>
          <table:table-cell office:value-type="string">
            <text:p>Merlette</text:p>
          </table:table-cell>
        </table:table-row>
        <table:table-row table:style-name="ro2">
          <table:table-cell table:style-name="ce2" office:value-type="string">
            <text:p>473</text:p>
          </table:table-cell>
          <table:table-cell office:value-type="float" office:value="13.31661">
            <text:p>13.31661</text:p>
          </table:table-cell>
          <table:table-cell office:value-type="float" office:value="0.694793">
            <text:p>0.694793</text:p>
          </table:table-cell>
          <table:table-cell office:value-type="float" office:value="0.71682">
            <text:p>0.71682</text:p>
          </table:table-cell>
          <table:table-cell office:value-type="string">
            <text:p>Remanzacco</text:p>
          </table:table-cell>
        </table:table-row>
        <table:table-row table:style-name="ro2">
          <table:table-cell table:style-name="ce2" office:value-type="string">
            <text:p>474</text:p>
          </table:table-cell>
          <table:table-cell office:value-type="float" office:value="170.46496">
            <text:p>170.46496</text:p>
          </table:table-cell>
          <table:table-cell office:value-type="float" office:value="0.720773">
            <text:p>0.720773</text:p>
          </table:table-cell>
          <table:table-cell office:value-type="float" office:value="-0.69107">
            <text:p>-0.69107</text:p>
          </table:table-cell>
          <table:table-cell office:value-type="string">
            <text:p>Mount John Observatory, Lake Tekapo</text:p>
          </table:table-cell>
        </table:table-row>
        <table:table-row table:style-name="ro1">
          <table:table-cell table:style-name="ce2" office:value-type="string">
            <text:p>475</text:p>
          </table:table-cell>
          <table:table-cell office:value-type="float" office:value="7.6965">
            <text:p>7.6965</text:p>
          </table:table-cell>
          <table:table-cell office:value-type="float" office:value="0.70747">
            <text:p>0.70747</text:p>
          </table:table-cell>
          <table:table-cell office:value-type="float" office:value="0.70443">
            <text:p>0.70443</text:p>
          </table:table-cell>
          <table:table-cell office:value-type="string">
            <text:p>Turin (before 1913)</text:p>
          </table:table-cell>
        </table:table-row>
        <table:table-row table:style-name="ro2">
          <table:table-cell table:style-name="ce2" office:value-type="string">
            <text:p>476</text:p>
          </table:table-cell>
          <table:table-cell office:value-type="float" office:value="7.14044">
            <text:p>7.14044</text:p>
          </table:table-cell>
          <table:table-cell office:value-type="float" office:value="0.706594">
            <text:p>0.706594</text:p>
          </table:table-cell>
          <table:table-cell office:value-type="float" office:value="0.70535">
            <text:p>0.70535</text:p>
          </table:table-cell>
          <table:table-cell office:value-type="string">
            <text:p>Grange Observatory, Bussoleno</text:p>
          </table:table-cell>
        </table:table-row>
        <table:table-row table:style-name="ro2">
          <table:table-cell table:style-name="ce2" office:value-type="string">
            <text:p>477</text:p>
          </table:table-cell>
          <table:table-cell office:value-type="float" office:value="0.4856">
            <text:p>0.4856</text:p>
          </table:table-cell>
          <table:table-cell office:value-type="float" office:value="0.62103">
            <text:p>0.62103</text:p>
          </table:table-cell>
          <table:table-cell office:value-type="float" office:value="0.78117">
            <text:p>0.78117</text:p>
          </table:table-cell>
          <table:table-cell office:value-type="string">
            <text:p>Galleywood</text:p>
          </table:table-cell>
        </table:table-row>
        <table:table-row table:style-name="ro2">
          <table:table-cell table:style-name="ce2" office:value-type="string">
            <text:p>478</text:p>
          </table:table-cell>
          <table:table-cell office:value-type="float" office:value="3.0896">
            <text:p>3.0896</text:p>
          </table:table-cell>
          <table:table-cell office:value-type="float" office:value="0.72548">
            <text:p>0.72548</text:p>
          </table:table-cell>
          <table:table-cell office:value-type="float" office:value="0.68597">
            <text:p>0.68597</text:p>
          </table:table-cell>
          <table:table-cell office:value-type="string">
            <text:p>Lamalou-les-Bains</text:p>
          </table:table-cell>
        </table:table-row>
        <table:table-row table:style-name="ro2">
          <table:table-cell table:style-name="ce2" office:value-type="string">
            <text:p>479</text:p>
          </table:table-cell>
          <table:table-cell office:value-type="float" office:value="6.0505">
            <text:p>6.0505</text:p>
          </table:table-cell>
          <table:table-cell office:value-type="float" office:value="0.7302">
            <text:p>0.7302</text:p>
          </table:table-cell>
          <table:table-cell office:value-type="float" office:value="0.68096">
            <text:p>0.68096</text:p>
          </table:table-cell>
          <table:table-cell office:value-type="string">
            <text:p>Sollies-Pont</text:p>
          </table:table-cell>
        </table:table-row>
        <table:table-row table:style-name="ro2">
          <table:table-cell table:style-name="ce2" office:value-type="string">
            <text:p>480</text:p>
          </table:table-cell>
          <table:table-cell office:value-type="float" office:value="0.7733">
            <text:p>0.7733</text:p>
          </table:table-cell>
          <table:table-cell office:value-type="float" office:value="0.61466">
            <text:p>0.61466</text:p>
          </table:table-cell>
          <table:table-cell office:value-type="float" office:value="0.78616">
            <text:p>0.78616</text:p>
          </table:table-cell>
          <table:table-cell office:value-type="string">
            <text:p>Cockfield</text:p>
          </table:table-cell>
        </table:table-row>
        <table:table-row table:style-name="ro2">
          <table:table-cell table:style-name="ce2" office:value-type="string">
            <text:p>481</text:p>
          </table:table-cell>
          <table:table-cell office:value-type="float" office:value="7.93">
            <text:p>7.93</text:p>
          </table:table-cell>
          <table:table-cell office:value-type="float" office:value="0.596">
            <text:p>0.596</text:p>
          </table:table-cell>
          <table:table-cell office:value-type="float" office:value="0.8">
            <text:p>0.8</text:p>
          </table:table-cell>
          <table:table-cell office:value-type="string">
            <text:p>Moorwarfen</text:p>
          </table:table-cell>
        </table:table-row>
        <table:table-row table:style-name="ro1">
          <table:table-cell table:style-name="ce2" office:value-type="string">
            <text:p>482</text:p>
          </table:table-cell>
          <table:table-cell office:value-type="float" office:value="357.1854">
            <text:p>357.1854</text:p>
          </table:table-cell>
          <table:table-cell office:value-type="float" office:value="0.5556">
            <text:p>0.5556</text:p>
          </table:table-cell>
          <table:table-cell office:value-type="float" office:value="0.82866">
            <text:p>0.82866</text:p>
          </table:table-cell>
          <table:table-cell office:value-type="string">
            <text:p>St. Andrews</text:p>
          </table:table-cell>
        </table:table-row>
        <table:table-row table:style-name="ro1">
          <table:table-cell table:style-name="ce2" office:value-type="string">
            <text:p>483</text:p>
          </table:table-cell>
          <table:table-cell office:value-type="float" office:value="173.8036">
            <text:p>173.8036</text:p>
          </table:table-cell>
          <table:table-cell office:value-type="float" office:value="0.74734">
            <text:p>0.74734</text:p>
          </table:table-cell>
          <table:table-cell office:value-type="float" office:value="-0.66254">
            <text:p>-0.66254</text:p>
          </table:table-cell>
          <table:table-cell office:value-type="string">
            <text:p>Carter Observatory, Black Birch Station</text:p>
          </table:table-cell>
        </table:table-row>
        <table:table-row table:style-name="ro1">
          <table:table-cell table:style-name="ce2" office:value-type="string">
            <text:p>484</text:p>
          </table:table-cell>
          <table:table-cell office:value-type="float" office:value="174.7594">
            <text:p>174.7594</text:p>
          </table:table-cell>
          <table:table-cell office:value-type="float" office:value="0.75191">
            <text:p>0.75191</text:p>
          </table:table-cell>
          <table:table-cell office:value-type="float" office:value="-0.65706">
            <text:p>-0.65706</text:p>
          </table:table-cell>
          <table:table-cell office:value-type="string">
            <text:p>Happy Valley, Wellington</text:p>
          </table:table-cell>
        </table:table-row>
        <table:table-row table:style-name="ro1">
          <table:table-cell table:style-name="ce2" office:value-type="string">
            <text:p>485</text:p>
          </table:table-cell>
          <table:table-cell office:value-type="float" office:value="174.7654">
            <text:p>174.7654</text:p>
          </table:table-cell>
          <table:table-cell office:value-type="float" office:value="0.75256">
            <text:p>0.75256</text:p>
          </table:table-cell>
          <table:table-cell office:value-type="float" office:value="-0.65635">
            <text:p>-0.65635</text:p>
          </table:table-cell>
          <table:table-cell office:value-type="string">
            <text:p>Carter Observatory, Wellington</text:p>
          </table:table-cell>
        </table:table-row>
        <table:table-row table:style-name="ro1">
          <table:table-cell table:style-name="ce2" office:value-type="string">
            <text:p>486</text:p>
          </table:table-cell>
          <table:table-cell office:value-type="float" office:value="175.47">
            <text:p>175.47</text:p>
          </table:table-cell>
          <table:table-cell office:value-type="float" office:value="0.765">
            <text:p>0.765</text:p>
          </table:table-cell>
          <table:table-cell office:value-type="float" office:value="-0.643">
            <text:p>-0.643</text:p>
          </table:table-cell>
          <table:table-cell office:value-type="string">
            <text:p>Palmerston North</text:p>
          </table:table-cell>
        </table:table-row>
        <table:table-row table:style-name="ro2">
          <table:table-cell table:style-name="ce2" office:value-type="string">
            <text:p>487</text:p>
          </table:table-cell>
          <table:table-cell office:value-type="float" office:value="355.4444">
            <text:p>355.4444</text:p>
          </table:table-cell>
          <table:table-cell office:value-type="float" office:value="0.56858">
            <text:p>0.56858</text:p>
          </table:table-cell>
          <table:table-cell office:value-type="float" office:value="0.81989">
            <text:p>0.81989</text:p>
          </table:table-cell>
          <table:table-cell office:value-type="string">
            <text:p>Macnairston Observatory</text:p>
          </table:table-cell>
        </table:table-row>
        <table:table-row table:style-name="ro1">
          <table:table-cell table:style-name="ce2" office:value-type="string">
            <text:p>488</text:p>
          </table:table-cell>
          <table:table-cell office:value-type="float" office:value="358.3664">
            <text:p>358.3664</text:p>
          </table:table-cell>
          <table:table-cell office:value-type="float" office:value="0.57486">
            <text:p>0.57486</text:p>
          </table:table-cell>
          <table:table-cell office:value-type="float" office:value="0.81553">
            <text:p>0.81553</text:p>
          </table:table-cell>
          <table:table-cell office:value-type="string">
            <text:p>Newcastle-upon-Tyne</text:p>
          </table:table-cell>
        </table:table-row>
        <table:table-row table:style-name="ro2">
          <table:table-cell table:style-name="ce2" office:value-type="string">
            <text:p>489</text:p>
          </table:table-cell>
          <table:table-cell office:value-type="float" office:value="359.87">
            <text:p>359.87</text:p>
          </table:table-cell>
          <table:table-cell office:value-type="float" office:value="0.612">
            <text:p>0.612</text:p>
          </table:table-cell>
          <table:table-cell office:value-type="float" office:value="0.788">
            <text:p>0.788</text:p>
          </table:table-cell>
          <table:table-cell office:value-type="string">
            <text:p>Hemingford Abbots</text:p>
          </table:table-cell>
        </table:table-row>
        <table:table-row table:style-name="ro2">
          <table:table-cell table:style-name="ce2" office:value-type="string">
            <text:p>490</text:p>
          </table:table-cell>
          <table:table-cell office:value-type="float" office:value="358">
            <text:p>358</text:p>
          </table:table-cell>
          <table:table-cell office:value-type="float" office:value="0.633">
            <text:p>0.633</text:p>
          </table:table-cell>
          <table:table-cell office:value-type="float" office:value="0.772">
            <text:p>0.772</text:p>
          </table:table-cell>
          <table:table-cell office:value-type="string">
            <text:p>Wimborne Minster</text:p>
          </table:table-cell>
        </table:table-row>
        <table:table-row table:style-name="ro2">
          <table:table-cell table:style-name="ce2" office:value-type="string">
            <text:p>491</text:p>
          </table:table-cell>
          <table:table-cell office:value-type="float" office:value="356.9">
            <text:p>356.9</text:p>
          </table:table-cell>
          <table:table-cell office:value-type="float" office:value="0.76131">
            <text:p>0.76131</text:p>
          </table:table-cell>
          <table:table-cell office:value-type="float" office:value="0.64644">
            <text:p>0.64644</text:p>
          </table:table-cell>
          <table:table-cell office:value-type="string">
            <text:p>Centro Astronomico de Yebes</text:p>
          </table:table-cell>
        </table:table-row>
        <table:table-row table:style-name="ro2">
          <table:table-cell table:style-name="ce2" office:value-type="string">
            <text:p>492</text:p>
          </table:table-cell>
          <table:table-cell office:value-type="float" office:value="358.47">
            <text:p>358.47</text:p>
          </table:table-cell>
          <table:table-cell office:value-type="float" office:value="0.605">
            <text:p>0.605</text:p>
          </table:table-cell>
          <table:table-cell office:value-type="float" office:value="0.795">
            <text:p>0.795</text:p>
          </table:table-cell>
          <table:table-cell office:value-type="string">
            <text:p>Mickleover</text:p>
          </table:table-cell>
        </table:table-row>
        <table:table-row table:style-name="ro2">
          <table:table-cell table:style-name="ce2" office:value-type="string">
            <text:p>493</text:p>
          </table:table-cell>
          <table:table-cell office:value-type="float" office:value="357.4542">
            <text:p>357.4542</text:p>
          </table:table-cell>
          <table:table-cell office:value-type="float" office:value="0.79753">
            <text:p>0.79753</text:p>
          </table:table-cell>
          <table:table-cell office:value-type="float" office:value="0.60182">
            <text:p>0.60182</text:p>
          </table:table-cell>
          <table:table-cell office:value-type="string">
            <text:p>Calar Alto</text:p>
          </table:table-cell>
        </table:table-row>
        <table:table-row table:style-name="ro2">
          <table:table-cell table:style-name="ce2" office:value-type="string">
            <text:p>494</text:p>
          </table:table-cell>
          <table:table-cell office:value-type="float" office:value="357.8361">
            <text:p>357.8361</text:p>
          </table:table-cell>
          <table:table-cell office:value-type="float" office:value="0.61126">
            <text:p>0.61126</text:p>
          </table:table-cell>
          <table:table-cell office:value-type="float" office:value="0.78879">
            <text:p>0.78879</text:p>
          </table:table-cell>
          <table:table-cell office:value-type="string">
            <text:p>Stakenbridge</text:p>
          </table:table-cell>
        </table:table-row>
        <table:table-row table:style-name="ro2">
          <table:table-cell table:style-name="ce2" office:value-type="string">
            <text:p>495</text:p>
          </table:table-cell>
          <table:table-cell office:value-type="float" office:value="357.66">
            <text:p>357.66</text:p>
          </table:table-cell>
          <table:table-cell office:value-type="float" office:value="0.598">
            <text:p>0.598</text:p>
          </table:table-cell>
          <table:table-cell office:value-type="float" office:value="0.8">
            <text:p>0.8</text:p>
          </table:table-cell>
          <table:table-cell office:value-type="string">
            <text:p>Altrincham</text:p>
          </table:table-cell>
        </table:table-row>
        <table:table-row table:style-name="ro2">
          <table:table-cell table:style-name="ce2" office:value-type="string">
            <text:p>496</text:p>
          </table:table-cell>
          <table:table-cell office:value-type="float" office:value="358.686">
            <text:p>358.686</text:p>
          </table:table-cell>
          <table:table-cell office:value-type="float" office:value="0.6311">
            <text:p>0.6311</text:p>
          </table:table-cell>
          <table:table-cell office:value-type="float" office:value="0.7731">
            <text:p>0.7731</text:p>
          </table:table-cell>
          <table:table-cell office:value-type="string">
            <text:p>Bishopstoke</text:p>
          </table:table-cell>
        </table:table-row>
        <table:table-row table:style-name="ro2">
          <table:table-cell table:style-name="ce2" office:value-type="string">
            <text:p>497</text:p>
          </table:table-cell>
          <table:table-cell office:value-type="float" office:value="359.3">
            <text:p>359.3</text:p>
          </table:table-cell>
          <table:table-cell office:value-type="float" office:value="0.626">
            <text:p>0.626</text:p>
          </table:table-cell>
          <table:table-cell office:value-type="float" office:value="0.776">
            <text:p>0.776</text:p>
          </table:table-cell>
          <table:table-cell office:value-type="string">
            <text:p>Ascot-Loudwater</text:p>
          </table:table-cell>
        </table:table-row>
        <table:table-row table:style-name="ro1">
          <table:table-cell table:style-name="ce2" office:value-type="string">
            <text:p>498</text:p>
          </table:table-cell>
          <table:table-cell office:value-type="float" office:value="359.2581">
            <text:p>359.2581</text:p>
          </table:table-cell>
          <table:table-cell office:value-type="float" office:value="0.61334">
            <text:p>0.61334</text:p>
          </table:table-cell>
          <table:table-cell office:value-type="float" office:value="0.78718">
            <text:p>0.78718</text:p>
          </table:table-cell>
          <table:table-cell office:value-type="string">
            <text:p>Earls Barton</text:p>
          </table:table-cell>
        </table:table-row>
        <table:table-row table:style-name="ro2">
          <table:table-cell table:style-name="ce2" office:value-type="string">
            <text:p>499</text:p>
          </table:table-cell>
          <table:table-cell office:value-type="float" office:value="359.7924">
            <text:p>359.7924</text:p>
          </table:table-cell>
          <table:table-cell office:value-type="float" office:value="0.62558">
            <text:p>0.62558</text:p>
          </table:table-cell>
          <table:table-cell office:value-type="float" office:value="0.77755">
            <text:p>0.77755</text:p>
          </table:table-cell>
          <table:table-cell office:value-type="string">
            <text:p>Cheam</text:p>
          </table:table-cell>
        </table:table-row>
        <table:table-row table:style-name="ro1">
          <table:table-cell table:style-name="ce2" office:value-type="string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eocentric</text:p>
          </table:table-cell>
        </table:table-row>
        <table:table-row table:style-name="ro2">
          <table:table-cell table:style-name="ce2" office:value-type="string">
            <text:p>501</text:p>
          </table:table-cell>
          <table:table-cell office:value-type="float" office:value="0.3475">
            <text:p>0.3475</text:p>
          </table:table-cell>
          <table:table-cell office:value-type="float" office:value="0.63237">
            <text:p>0.63237</text:p>
          </table:table-cell>
          <table:table-cell office:value-type="float" office:value="0.77208">
            <text:p>0.77208</text:p>
          </table:table-cell>
          <table:table-cell office:value-type="string">
            <text:p>Herstmonceux</text:p>
          </table:table-cell>
        </table:table-row>
        <table:table-row table:style-name="ro2">
          <table:table-cell table:style-name="ce2" office:value-type="string">
            <text:p>502</text:p>
          </table:table-cell>
          <table:table-cell office:value-type="float" office:value="0.85">
            <text:p>0.85</text:p>
          </table:table-cell>
          <table:table-cell office:value-type="float" office:value="0.617">
            <text:p>0.617</text:p>
          </table:table-cell>
          <table:table-cell office:value-type="float" office:value="0.783">
            <text:p>0.783</text:p>
          </table:table-cell>
          <table:table-cell office:value-type="string">
            <text:p>Colchester</text:p>
          </table:table-cell>
        </table:table-row>
        <table:table-row table:style-name="ro1">
          <table:table-cell table:style-name="ce2" office:value-type="string">
            <text:p>503</text:p>
          </table:table-cell>
          <table:table-cell office:value-type="float" office:value="0.0948">
            <text:p>0.0948</text:p>
          </table:table-cell>
          <table:table-cell office:value-type="float" office:value="0.614">
            <text:p>0.614</text:p>
          </table:table-cell>
          <table:table-cell office:value-type="float" office:value="0.78667">
            <text:p>0.78667</text:p>
          </table:table-cell>
          <table:table-cell office:value-type="string">
            <text:p>Cambridge</text:p>
          </table:table-cell>
        </table:table-row>
        <table:table-row table:style-name="ro2">
          <table:table-cell table:style-name="ce2" office:value-type="string">
            <text:p>504</text:p>
          </table:table-cell>
          <table:table-cell office:value-type="float" office:value="4.3944">
            <text:p>4.3944</text:p>
          </table:table-cell>
          <table:table-cell office:value-type="float" office:value="0.68553">
            <text:p>0.68553</text:p>
          </table:table-cell>
          <table:table-cell office:value-type="float" office:value="0.7257">
            <text:p>0.7257</text:p>
          </table:table-cell>
          <table:table-cell office:value-type="string">
            <text:p>Le Creusot</text:p>
          </table:table-cell>
        </table:table-row>
        <table:table-row table:style-name="ro2">
          <table:table-cell table:style-name="ce2" office:value-type="string">
            <text:p>505</text:p>
          </table:table-cell>
          <table:table-cell office:value-type="float" office:value="4.5639">
            <text:p>4.5639</text:p>
          </table:table-cell>
          <table:table-cell office:value-type="float" office:value="0.6229">
            <text:p>0.6229</text:p>
          </table:table-cell>
          <table:table-cell office:value-type="float" office:value="0.7797">
            <text:p>0.7797</text:p>
          </table:table-cell>
          <table:table-cell office:value-type="string">
            <text:p>Simon Stevin</text:p>
          </table:table-cell>
        </table:table-row>
        <table:table-row table:style-name="ro2">
          <table:table-cell table:style-name="ce2" office:value-type="string">
            <text:p>506</text:p>
          </table:table-cell>
          <table:table-cell office:value-type="float" office:value="9.96">
            <text:p>9.96</text:p>
          </table:table-cell>
          <table:table-cell office:value-type="float" office:value="0.598">
            <text:p>0.598</text:p>
          </table:table-cell>
          <table:table-cell office:value-type="float" office:value="0.797">
            <text:p>0.797</text:p>
          </table:table-cell>
          <table:table-cell office:value-type="string">
            <text:p>Bendestorf</text:p>
          </table:table-cell>
        </table:table-row>
        <table:table-row table:style-name="ro2">
          <table:table-cell table:style-name="ce2" office:value-type="string">
            <text:p>507</text:p>
          </table:table-cell>
          <table:table-cell office:value-type="float" office:value="5.22">
            <text:p>5.22</text:p>
          </table:table-cell>
          <table:table-cell office:value-type="float" office:value="0.617">
            <text:p>0.617</text:p>
          </table:table-cell>
          <table:table-cell office:value-type="float" office:value="0.783">
            <text:p>0.783</text:p>
          </table:table-cell>
          <table:table-cell office:value-type="string">
            <text:p>Nyenheim</text:p>
          </table:table-cell>
        </table:table-row>
        <table:table-row table:style-name="ro2">
          <table:table-cell table:style-name="ce2" office:value-type="string">
            <text:p>508</text:p>
          </table:table-cell>
          <table:table-cell office:value-type="float" office:value="5.29">
            <text:p>5.29</text:p>
          </table:table-cell>
          <table:table-cell office:value-type="float" office:value="0.617">
            <text:p>0.617</text:p>
          </table:table-cell>
          <table:table-cell office:value-type="float" office:value="0.783">
            <text:p>0.783</text:p>
          </table:table-cell>
          <table:table-cell office:value-type="string">
            <text:p>Zeist</text:p>
          </table:table-cell>
        </table:table-row>
        <table:table-row table:style-name="ro2">
          <table:table-cell table:style-name="ce2" office:value-type="string">
            <text:p>509</text:p>
          </table:table-cell>
          <table:table-cell office:value-type="float" office:value="5.87">
            <text:p>5.87</text:p>
          </table:table-cell>
          <table:table-cell office:value-type="float" office:value="0.732">
            <text:p>0.732</text:p>
          </table:table-cell>
          <table:table-cell office:value-type="float" office:value="0.68">
            <text:p>0.68</text:p>
          </table:table-cell>
          <table:table-cell office:value-type="string">
            <text:p>La Seyne sur Mer</text:p>
          </table:table-cell>
        </table:table-row>
        <table:table-row table:style-name="ro2">
          <table:table-cell table:style-name="ce2" office:value-type="string">
            <text:p>510</text:p>
          </table:table-cell>
          <table:table-cell office:value-type="float" office:value="8.0256">
            <text:p>8.0256</text:p>
          </table:table-cell>
          <table:table-cell office:value-type="float" office:value="0.63185">
            <text:p>0.63185</text:p>
          </table:table-cell>
          <table:table-cell office:value-type="float" office:value="0.77257">
            <text:p>0.77257</text:p>
          </table:table-cell>
          <table:table-cell office:value-type="string">
            <text:p>Siegen</text:p>
          </table:table-cell>
        </table:table-row>
        <table:table-row table:style-name="ro2">
          <table:table-cell table:style-name="ce2" office:value-type="string">
            <text:p>511</text:p>
          </table:table-cell>
          <table:table-cell office:value-type="float" office:value="5.7157">
            <text:p>5.7157</text:p>
          </table:table-cell>
          <table:table-cell office:value-type="float" office:value="0.7214">
            <text:p>0.7214</text:p>
          </table:table-cell>
          <table:table-cell office:value-type="float" office:value="0.69034">
            <text:p>0.69034</text:p>
          </table:table-cell>
          <table:table-cell office:value-type="string">
            <text:p>Haute Provence</text:p>
          </table:table-cell>
        </table:table-row>
        <table:table-row table:style-name="ro1">
          <table:table-cell table:style-name="ce2" office:value-type="string">
            <text:p>512</text:p>
          </table:table-cell>
          <table:table-cell office:value-type="float" office:value="4.4893">
            <text:p>4.4893</text:p>
          </table:table-cell>
          <table:table-cell office:value-type="float" office:value="0.61477">
            <text:p>0.61477</text:p>
          </table:table-cell>
          <table:table-cell office:value-type="float" office:value="0.78606">
            <text:p>0.78606</text:p>
          </table:table-cell>
          <table:table-cell office:value-type="string">
            <text:p>Leiden (before 1860)</text:p>
          </table:table-cell>
        </table:table-row>
        <table:table-row table:style-name="ro1">
          <table:table-cell table:style-name="ce2" office:value-type="string">
            <text:p>513</text:p>
          </table:table-cell>
          <table:table-cell office:value-type="float" office:value="4.7855">
            <text:p>4.7855</text:p>
          </table:table-cell>
          <table:table-cell office:value-type="float" office:value="0.69971">
            <text:p>0.69971</text:p>
          </table:table-cell>
          <table:table-cell office:value-type="float" office:value="0.71209">
            <text:p>0.71209</text:p>
          </table:table-cell>
          <table:table-cell office:value-type="string">
            <text:p>Lyons</text:p>
          </table:table-cell>
        </table:table-row>
        <table:table-row table:style-name="ro2">
          <table:table-cell table:style-name="ce2" office:value-type="string">
            <text:p>514</text:p>
          </table:table-cell>
          <table:table-cell office:value-type="float" office:value="8.438">
            <text:p>8.438</text:p>
          </table:table-cell>
          <table:table-cell office:value-type="float" office:value="0.6513">
            <text:p>0.6513</text:p>
          </table:table-cell>
          <table:table-cell office:value-type="float" office:value="0.7563">
            <text:p>0.7563</text:p>
          </table:table-cell>
          <table:table-cell office:value-type="string">
            <text:p>Mundenheim (1907-1913)</text:p>
          </table:table-cell>
        </table:table-row>
        <table:table-row table:style-name="ro2">
          <table:table-cell table:style-name="ce2" office:value-type="string">
            <text:p>515</text:p>
          </table:table-cell>
          <table:table-cell office:value-type="float" office:value="7.4956">
            <text:p>7.4956</text:p>
          </table:table-cell>
          <table:table-cell office:value-type="float" office:value="0.64656">
            <text:p>0.64656</text:p>
          </table:table-cell>
          <table:table-cell office:value-type="float" office:value="0.76038">
            <text:p>0.76038</text:p>
          </table:table-cell>
          <table:table-cell office:value-type="string">
            <text:p>Volkssternwarte Dhaun, near Kirn</text:p>
          </table:table-cell>
        </table:table-row>
        <table:table-row table:style-name="ro1">
          <table:table-cell table:style-name="ce2" office:value-type="string">
            <text:p>516</text:p>
          </table:table-cell>
          <table:table-cell office:value-type="float" office:value="9.97321">
            <text:p>9.97321</text:p>
          </table:table-cell>
          <table:table-cell office:value-type="float" office:value="0.595399">
            <text:p>0.595399</text:p>
          </table:table-cell>
          <table:table-cell office:value-type="float" office:value="0.80074">
            <text:p>0.80074</text:p>
          </table:table-cell>
          <table:table-cell office:value-type="string">
            <text:p>Hamburg (before 1909)</text:p>
          </table:table-cell>
        </table:table-row>
        <table:table-row table:style-name="ro1">
          <table:table-cell table:style-name="ce2" office:value-type="string">
            <text:p>517</text:p>
          </table:table-cell>
          <table:table-cell office:value-type="float" office:value="6.1358">
            <text:p>6.1358</text:p>
          </table:table-cell>
          <table:table-cell office:value-type="float" office:value="0.69201">
            <text:p>0.69201</text:p>
          </table:table-cell>
          <table:table-cell office:value-type="float" office:value="0.71957">
            <text:p>0.71957</text:p>
          </table:table-cell>
          <table:table-cell office:value-type="string">
            <text:p>Geneva (from 1967)</text:p>
          </table:table-cell>
        </table:table-row>
        <table:table-row table:style-name="ro1">
          <table:table-cell table:style-name="ce2" office:value-type="string">
            <text:p>518</text:p>
          </table:table-cell>
          <table:table-cell office:value-type="float" office:value="9.9727">
            <text:p>9.9727</text:p>
          </table:table-cell>
          <table:table-cell office:value-type="float" office:value="0.59545">
            <text:p>0.59545</text:p>
          </table:table-cell>
          <table:table-cell office:value-type="float" office:value="0.80071">
            <text:p>0.80071</text:p>
          </table:table-cell>
          <table:table-cell office:value-type="string">
            <text:p>Marine Observatory, Hamburg</text:p>
          </table:table-cell>
        </table:table-row>
        <table:table-row table:style-name="ro2">
          <table:table-cell table:style-name="ce2" office:value-type="string">
            <text:p>519</text:p>
          </table:table-cell>
          <table:table-cell office:value-type="float" office:value="8.29">
            <text:p>8.29</text:p>
          </table:table-cell>
          <table:table-cell office:value-type="float" office:value="0.626">
            <text:p>0.626</text:p>
          </table:table-cell>
          <table:table-cell office:value-type="float" office:value="0.776">
            <text:p>0.776</text:p>
          </table:table-cell>
          <table:table-cell office:value-type="string">
            <text:p>Meschede</text:p>
          </table:table-cell>
        </table:table-row>
        <table:table-row table:style-name="ro1">
          <table:table-cell table:style-name="ce2" office:value-type="string">
            <text:p>520</text:p>
          </table:table-cell>
          <table:table-cell office:value-type="float" office:value="7.0966">
            <text:p>7.0966</text:p>
          </table:table-cell>
          <table:table-cell office:value-type="float" office:value="0.63427">
            <text:p>0.63427</text:p>
          </table:table-cell>
          <table:table-cell office:value-type="float" office:value="0.77053">
            <text:p>0.77053</text:p>
          </table:table-cell>
          <table:table-cell office:value-type="string">
            <text:p>Bonn</text:p>
          </table:table-cell>
        </table:table-row>
        <table:table-row table:style-name="ro2">
          <table:table-cell table:style-name="ce2" office:value-type="string">
            <text:p>521</text:p>
          </table:table-cell>
          <table:table-cell office:value-type="float" office:value="10.88794">
            <text:p>10.88794</text:p>
          </table:table-cell>
          <table:table-cell office:value-type="float" office:value="0.645624">
            <text:p>0.645624</text:p>
          </table:table-cell>
          <table:table-cell office:value-type="float" office:value="0.76115">
            <text:p>0.76115</text:p>
          </table:table-cell>
          <table:table-cell office:value-type="string">
            <text:p>Remeis Observatory, Bamberg</text:p>
          </table:table-cell>
        </table:table-row>
        <table:table-row table:style-name="ro1">
          <table:table-cell table:style-name="ce2" office:value-type="string">
            <text:p>522</text:p>
          </table:table-cell>
          <table:table-cell office:value-type="float" office:value="7.7677">
            <text:p>7.7677</text:p>
          </table:table-cell>
          <table:table-cell office:value-type="float" office:value="0.66279">
            <text:p>0.66279</text:p>
          </table:table-cell>
          <table:table-cell office:value-type="float" office:value="0.74633">
            <text:p>0.74633</text:p>
          </table:table-cell>
          <table:table-cell office:value-type="string">
            <text:p>Strasbourg</text:p>
          </table:table-cell>
        </table:table-row>
        <table:table-row table:style-name="ro1">
          <table:table-cell table:style-name="ce2" office:value-type="string">
            <text:p>523</text:p>
          </table:table-cell>
          <table:table-cell office:value-type="float" office:value="8.6512">
            <text:p>8.6512</text:p>
          </table:table-cell>
          <table:table-cell office:value-type="float" office:value="0.64251">
            <text:p>0.64251</text:p>
          </table:table-cell>
          <table:table-cell office:value-type="float" office:value="0.76374">
            <text:p>0.76374</text:p>
          </table:table-cell>
          <table:table-cell office:value-type="string">
            <text:p>Frankfurt</text:p>
          </table:table-cell>
        </table:table-row>
        <table:table-row table:style-name="ro1">
          <table:table-cell table:style-name="ce2" office:value-type="string">
            <text:p>524</text:p>
          </table:table-cell>
          <table:table-cell office:value-type="float" office:value="8.4605">
            <text:p>8.4605</text:p>
          </table:table-cell>
          <table:table-cell office:value-type="float" office:value="0.6509">
            <text:p>0.6509</text:p>
          </table:table-cell>
          <table:table-cell office:value-type="float" office:value="0.7566">
            <text:p>0.7566</text:p>
          </table:table-cell>
          <table:table-cell office:value-type="string">
            <text:p>Mannheim</text:p>
          </table:table-cell>
        </table:table-row>
        <table:table-row table:style-name="ro2">
          <table:table-cell table:style-name="ce2" office:value-type="string">
            <text:p>525</text:p>
          </table:table-cell>
          <table:table-cell office:value-type="float" office:value="8.7708">
            <text:p>8.7708</text:p>
          </table:table-cell>
          <table:table-cell office:value-type="float" office:value="0.6331">
            <text:p>0.6331</text:p>
          </table:table-cell>
          <table:table-cell office:value-type="float" office:value="0.7715">
            <text:p>0.7715</text:p>
          </table:table-cell>
          <table:table-cell office:value-type="string">
            <text:p>Marburg</text:p>
          </table:table-cell>
        </table:table-row>
        <table:table-row table:style-name="ro1">
          <table:table-cell table:style-name="ce2" office:value-type="string">
            <text:p>526</text:p>
          </table:table-cell>
          <table:table-cell office:value-type="float" office:value="10.1477">
            <text:p>10.1477</text:p>
          </table:table-cell>
          <table:table-cell office:value-type="float" office:value="0.58426">
            <text:p>0.58426</text:p>
          </table:table-cell>
          <table:table-cell office:value-type="float" office:value="0.80886">
            <text:p>0.80886</text:p>
          </table:table-cell>
          <table:table-cell office:value-type="string">
            <text:p>Kiel</text:p>
          </table:table-cell>
        </table:table-row>
        <table:table-row table:style-name="ro2">
          <table:table-cell table:style-name="ce2" office:value-type="string">
            <text:p>527</text:p>
          </table:table-cell>
          <table:table-cell office:value-type="float" office:value="9.9431">
            <text:p>9.9431</text:p>
          </table:table-cell>
          <table:table-cell office:value-type="float" office:value="0.5955">
            <text:p>0.5955</text:p>
          </table:table-cell>
          <table:table-cell office:value-type="float" office:value="0.8007">
            <text:p>0.8007</text:p>
          </table:table-cell>
          <table:table-cell office:value-type="string">
            <text:p>Altona</text:p>
          </table:table-cell>
        </table:table-row>
        <table:table-row table:style-name="ro2">
          <table:table-cell table:style-name="ce2" office:value-type="string">
            <text:p>528</text:p>
          </table:table-cell>
          <table:table-cell office:value-type="float" office:value="9.9426">
            <text:p>9.9426</text:p>
          </table:table-cell>
          <table:table-cell office:value-type="float" office:value="0.6234">
            <text:p>0.6234</text:p>
          </table:table-cell>
          <table:table-cell office:value-type="float" office:value="0.77931">
            <text:p>0.77931</text:p>
          </table:table-cell>
          <table:table-cell office:value-type="string">
            <text:p>Gottingen</text:p>
          </table:table-cell>
        </table:table-row>
        <table:table-row table:style-name="ro2">
          <table:table-cell table:style-name="ce2" office:value-type="string">
            <text:p>529</text:p>
          </table:table-cell>
          <table:table-cell office:value-type="float" office:value="10.7229">
            <text:p>10.7229</text:p>
          </table:table-cell>
          <table:table-cell office:value-type="float" office:value="0.50259">
            <text:p>0.50259</text:p>
          </table:table-cell>
          <table:table-cell office:value-type="float" office:value="0.86163">
            <text:p>0.86163</text:p>
          </table:table-cell>
          <table:table-cell office:value-type="string">
            <text:p>Christiania</text:p>
          </table:table-cell>
        </table:table-row>
        <table:table-row table:style-name="ro2">
          <table:table-cell table:style-name="ce2" office:value-type="string">
            <text:p>530</text:p>
          </table:table-cell>
          <table:table-cell office:value-type="float" office:value="10.6898">
            <text:p>10.6898</text:p>
          </table:table-cell>
          <table:table-cell office:value-type="float" office:value="0.5911">
            <text:p>0.5911</text:p>
          </table:table-cell>
          <table:table-cell office:value-type="float" office:value="0.8039">
            <text:p>0.8039</text:p>
          </table:table-cell>
          <table:table-cell office:value-type="string">
            <text:p>Lubeck</text:p>
          </table:table-cell>
        </table:table-row>
        <table:table-row table:style-name="ro2">
          <table:table-cell table:style-name="ce2" office:value-type="string">
            <text:p>531</text:p>
          </table:table-cell>
          <table:table-cell office:value-type="float" office:value="12.4797">
            <text:p>12.4797</text:p>
          </table:table-cell>
          <table:table-cell office:value-type="float" office:value="0.74545">
            <text:p>0.74545</text:p>
          </table:table-cell>
          <table:table-cell office:value-type="float" office:value="0.66434">
            <text:p>0.66434</text:p>
          </table:table-cell>
          <table:table-cell office:value-type="string">
            <text:p>Collegio Romano, Rome</text:p>
          </table:table-cell>
        </table:table-row>
        <table:table-row table:style-name="ro1">
          <table:table-cell table:style-name="ce2" office:value-type="string">
            <text:p>532</text:p>
          </table:table-cell>
          <table:table-cell office:value-type="float" office:value="11.6084">
            <text:p>11.6084</text:p>
          </table:table-cell>
          <table:table-cell office:value-type="float" office:value="0.66853">
            <text:p>0.66853</text:p>
          </table:table-cell>
          <table:table-cell office:value-type="float" office:value="0.7413">
            <text:p>0.7413</text:p>
          </table:table-cell>
          <table:table-cell office:value-type="string">
            <text:p>Munich</text:p>
          </table:table-cell>
        </table:table-row>
        <table:table-row table:style-name="ro2">
          <table:table-cell table:style-name="ce2" office:value-type="string">
            <text:p>533</text:p>
          </table:table-cell>
          <table:table-cell office:value-type="float" office:value="11.8715">
            <text:p>11.8715</text:p>
          </table:table-cell>
          <table:table-cell office:value-type="float" office:value="0.70335">
            <text:p>0.70335</text:p>
          </table:table-cell>
          <table:table-cell office:value-type="float" office:value="0.70847">
            <text:p>0.70847</text:p>
          </table:table-cell>
          <table:table-cell office:value-type="string">
            <text:p>Padua</text:p>
          </table:table-cell>
        </table:table-row>
        <table:table-row table:style-name="ro1">
          <table:table-cell table:style-name="ce2" office:value-type="string">
            <text:p>534</text:p>
          </table:table-cell>
          <table:table-cell office:value-type="float" office:value="12.3913">
            <text:p>12.3913</text:p>
          </table:table-cell>
          <table:table-cell office:value-type="float" office:value="0.62606">
            <text:p>0.62606</text:p>
          </table:table-cell>
          <table:table-cell office:value-type="float" office:value="0.77719">
            <text:p>0.77719</text:p>
          </table:table-cell>
          <table:table-cell office:value-type="string">
            <text:p>Leipzig (since 1861)</text:p>
          </table:table-cell>
        </table:table-row>
        <table:table-row table:style-name="ro1">
          <table:table-cell table:style-name="ce2" office:value-type="string">
            <text:p>535</text:p>
          </table:table-cell>
          <table:table-cell office:value-type="float" office:value="13.3578">
            <text:p>13.3578</text:p>
          </table:table-cell>
          <table:table-cell office:value-type="float" office:value="0.78782">
            <text:p>0.78782</text:p>
          </table:table-cell>
          <table:table-cell office:value-type="float" office:value="0.61386">
            <text:p>0.61386</text:p>
          </table:table-cell>
          <table:table-cell office:value-type="string">
            <text:p>Palermo</text:p>
          </table:table-cell>
        </table:table-row>
        <table:table-row table:style-name="ro2">
          <table:table-cell table:style-name="ce2" office:value-type="string">
            <text:p>536</text:p>
          </table:table-cell>
          <table:table-cell office:value-type="float" office:value="13.1062">
            <text:p>13.1062</text:p>
          </table:table-cell>
          <table:table-cell office:value-type="float" office:value="0.61135">
            <text:p>0.61135</text:p>
          </table:table-cell>
          <table:table-cell office:value-type="float" office:value="0.78873">
            <text:p>0.78873</text:p>
          </table:table-cell>
          <table:table-cell office:value-type="string">
            <text:p>Berlin-Babelsberg</text:p>
          </table:table-cell>
        </table:table-row>
        <table:table-row table:style-name="ro1">
          <table:table-cell table:style-name="ce2" office:value-type="string">
            <text:p>537</text:p>
          </table:table-cell>
          <table:table-cell office:value-type="float" office:value="13.3642">
            <text:p>13.3642</text:p>
          </table:table-cell>
          <table:table-cell office:value-type="float" office:value="0.6097">
            <text:p>0.6097</text:p>
          </table:table-cell>
          <table:table-cell office:value-type="float" office:value="0.79">
            <text:p>0.79</text:p>
          </table:table-cell>
          <table:table-cell office:value-type="string">
            <text:p>Urania Observatory, Berlin</text:p>
          </table:table-cell>
        </table:table-row>
        <table:table-row table:style-name="ro2">
          <table:table-cell table:style-name="ce2" office:value-type="string">
            <text:p>538</text:p>
          </table:table-cell>
          <table:table-cell office:value-type="float" office:value="13.8461">
            <text:p>13.8461</text:p>
          </table:table-cell>
          <table:table-cell office:value-type="float" office:value="0.70998">
            <text:p>0.70998</text:p>
          </table:table-cell>
          <table:table-cell office:value-type="float" office:value="0.70187">
            <text:p>0.70187</text:p>
          </table:table-cell>
          <table:table-cell office:value-type="string">
            <text:p>Pola</text:p>
          </table:table-cell>
        </table:table-row>
        <table:table-row table:style-name="ro2">
          <table:table-cell table:style-name="ce2" office:value-type="string">
            <text:p>539</text:p>
          </table:table-cell>
          <table:table-cell office:value-type="float" office:value="14.1316">
            <text:p>14.1316</text:p>
          </table:table-cell>
          <table:table-cell office:value-type="float" office:value="0.66968">
            <text:p>0.66968</text:p>
          </table:table-cell>
          <table:table-cell office:value-type="float" office:value="0.74024">
            <text:p>0.74024</text:p>
          </table:table-cell>
          <table:table-cell office:value-type="string">
            <text:p>Kremsmunster</text:p>
          </table:table-cell>
        </table:table-row>
        <table:table-row table:style-name="ro2">
          <table:table-cell table:style-name="ce2" office:value-type="string">
            <text:p>540</text:p>
          </table:table-cell>
          <table:table-cell office:value-type="float" office:value="14.2753">
            <text:p>14.2753</text:p>
          </table:table-cell>
          <table:table-cell office:value-type="float" office:value="0.6647">
            <text:p>0.6647</text:p>
          </table:table-cell>
          <table:table-cell office:value-type="float" office:value="0.74477">
            <text:p>0.74477</text:p>
          </table:table-cell>
          <table:table-cell office:value-type="string">
            <text:p>Linz</text:p>
          </table:table-cell>
        </table:table-row>
        <table:table-row table:style-name="ro1">
          <table:table-cell table:style-name="ce2" office:value-type="string">
            <text:p>541</text:p>
          </table:table-cell>
          <table:table-cell office:value-type="float" office:value="14.3953">
            <text:p>14.3953</text:p>
          </table:table-cell>
          <table:table-cell office:value-type="float" office:value="0.64306">
            <text:p>0.64306</text:p>
          </table:table-cell>
          <table:table-cell office:value-type="float" office:value="0.76331">
            <text:p>0.76331</text:p>
          </table:table-cell>
          <table:table-cell office:value-type="string">
            <text:p>Prague</text:p>
          </table:table-cell>
        </table:table-row>
        <table:table-row table:style-name="ro2">
          <table:table-cell table:style-name="ce2" office:value-type="string">
            <text:p>542</text:p>
          </table:table-cell>
          <table:table-cell office:value-type="float" office:value="13.0374">
            <text:p>13.0374</text:p>
          </table:table-cell>
          <table:table-cell office:value-type="float" office:value="0.6091">
            <text:p>0.6091</text:p>
          </table:table-cell>
          <table:table-cell office:value-type="float" office:value="0.7904">
            <text:p>0.7904</text:p>
          </table:table-cell>
          <table:table-cell office:value-type="string">
            <text:p>Falkensee</text:p>
          </table:table-cell>
        </table:table-row>
        <table:table-row table:style-name="ro1">
          <table:table-cell table:style-name="ce2" office:value-type="string">
            <text:p>543</text:p>
          </table:table-cell>
          <table:table-cell office:value-type="float" office:value="12.3688">
            <text:p>12.3688</text:p>
          </table:table-cell>
          <table:table-cell office:value-type="float" office:value="0.626">
            <text:p>0.626</text:p>
          </table:table-cell>
          <table:table-cell office:value-type="float" office:value="0.7772">
            <text:p>0.7772</text:p>
          </table:table-cell>
          <table:table-cell office:value-type="string">
            <text:p>Leipzig (before 1861)</text:p>
          </table:table-cell>
        </table:table-row>
        <table:table-row table:style-name="ro2">
          <table:table-cell table:style-name="ce2" office:value-type="string">
            <text:p>544</text:p>
          </table:table-cell>
          <table:table-cell office:value-type="float" office:value="13.35131">
            <text:p>13.35131</text:p>
          </table:table-cell>
          <table:table-cell office:value-type="float" office:value="0.610644">
            <text:p>0.610644</text:p>
          </table:table-cell>
          <table:table-cell office:value-type="float" office:value="0.78926">
            <text:p>0.78926</text:p>
          </table:table-cell>
          <table:table-cell office:value-type="string">
            <text:p>Wilhelm Foerster Observatory, Berlin</text:p>
          </table:table-cell>
        </table:table-row>
        <table:table-row table:style-name="ro1">
          <table:table-cell table:style-name="ce2" office:value-type="string">
            <text:p>545</text:p>
          </table:table-cell>
          <table:table-cell office:value-type="float" office:value="16.3817">
            <text:p>16.3817</text:p>
          </table:table-cell>
          <table:table-cell office:value-type="float" office:value="0.66767">
            <text:p>0.66767</text:p>
          </table:table-cell>
          <table:table-cell office:value-type="float" office:value="0.742">
            <text:p>0.742</text:p>
          </table:table-cell>
          <table:table-cell office:value-type="string">
            <text:p>Vienna (before 1879)</text:p>
          </table:table-cell>
        </table:table-row>
        <table:table-row table:style-name="ro2">
          <table:table-cell table:style-name="ce2" office:value-type="string">
            <text:p>546</text:p>
          </table:table-cell>
          <table:table-cell office:value-type="float" office:value="16.3549">
            <text:p>16.3549</text:p>
          </table:table-cell>
          <table:table-cell office:value-type="float" office:value="0.6676">
            <text:p>0.6676</text:p>
          </table:table-cell>
          <table:table-cell office:value-type="float" office:value="0.74207">
            <text:p>0.74207</text:p>
          </table:table-cell>
          <table:table-cell office:value-type="string">
            <text:p>Oppolzer Observatory, Vienna</text:p>
          </table:table-cell>
        </table:table-row>
        <table:table-row table:style-name="ro2">
          <table:table-cell table:style-name="ce2" office:value-type="string">
            <text:p>547</text:p>
          </table:table-cell>
          <table:table-cell office:value-type="float" office:value="17.0363">
            <text:p>17.0363</text:p>
          </table:table-cell>
          <table:table-cell office:value-type="float" office:value="0.62904">
            <text:p>0.62904</text:p>
          </table:table-cell>
          <table:table-cell office:value-type="float" office:value="0.77479">
            <text:p>0.77479</text:p>
          </table:table-cell>
          <table:table-cell office:value-type="string">
            <text:p>Breslau</text:p>
          </table:table-cell>
        </table:table-row>
        <table:table-row table:style-name="ro1">
          <table:table-cell table:style-name="ce2" office:value-type="string">
            <text:p>548</text:p>
          </table:table-cell>
          <table:table-cell office:value-type="float" office:value="13.395">
            <text:p>13.395</text:p>
          </table:table-cell>
          <table:table-cell office:value-type="float" office:value="0.60999">
            <text:p>0.60999</text:p>
          </table:table-cell>
          <table:table-cell office:value-type="float" office:value="0.78976">
            <text:p>0.78976</text:p>
          </table:table-cell>
          <table:table-cell office:value-type="string">
            <text:p>Berlin (1835-1913)</text:p>
          </table:table-cell>
        </table:table-row>
        <table:table-row table:style-name="ro2">
          <table:table-cell table:style-name="ce2" office:value-type="string">
            <text:p>549</text:p>
          </table:table-cell>
          <table:table-cell office:value-type="float" office:value="17.6257">
            <text:p>17.6257</text:p>
          </table:table-cell>
          <table:table-cell office:value-type="float" office:value="0.50341">
            <text:p>0.50341</text:p>
          </table:table-cell>
          <table:table-cell office:value-type="float" office:value="0.86116">
            <text:p>0.86116</text:p>
          </table:table-cell>
          <table:table-cell office:value-type="string">
            <text:p>Uppsala</text:p>
          </table:table-cell>
        </table:table-row>
        <table:table-row table:style-name="ro2">
          <table:table-cell table:style-name="ce2" office:value-type="string">
            <text:p>550</text:p>
          </table:table-cell>
          <table:table-cell office:value-type="float" office:value="11.4196">
            <text:p>11.4196</text:p>
          </table:table-cell>
          <table:table-cell office:value-type="float" office:value="0.5943">
            <text:p>0.5943</text:p>
          </table:table-cell>
          <table:table-cell office:value-type="float" office:value="0.8015">
            <text:p>0.8015</text:p>
          </table:table-cell>
          <table:table-cell office:value-type="string">
            <text:p>Schwerin</text:p>
          </table:table-cell>
        </table:table-row>
        <table:table-row table:style-name="ro2">
          <table:table-cell table:style-name="ce2" office:value-type="string">
            <text:p>551</text:p>
          </table:table-cell>
          <table:table-cell office:value-type="float" office:value="18.1895">
            <text:p>18.1895</text:p>
          </table:table-cell>
          <table:table-cell office:value-type="float" office:value="0.67201">
            <text:p>0.67201</text:p>
          </table:table-cell>
          <table:table-cell office:value-type="float" office:value="0.73808">
            <text:p>0.73808</text:p>
          </table:table-cell>
          <table:table-cell office:value-type="string">
            <text:p>Hurbanovo, formerly O'Gyalla</text:p>
          </table:table-cell>
        </table:table-row>
        <table:table-row table:style-name="ro2">
          <table:table-cell table:style-name="ce2" office:value-type="string">
            <text:p>552</text:p>
          </table:table-cell>
          <table:table-cell office:value-type="float" office:value="11.3418">
            <text:p>11.3418</text:p>
          </table:table-cell>
          <table:table-cell office:value-type="float" office:value="0.71485">
            <text:p>0.71485</text:p>
          </table:table-cell>
          <table:table-cell office:value-type="float" office:value="0.697">
            <text:p>0.697</text:p>
          </table:table-cell>
          <table:table-cell office:value-type="string">
            <text:p>Osservatorio S. Vittore, Bologna</text:p>
          </table:table-cell>
        </table:table-row>
        <table:table-row table:style-name="ro2">
          <table:table-cell table:style-name="ce2" office:value-type="string">
            <text:p>553</text:p>
          </table:table-cell>
          <table:table-cell office:value-type="float" office:value="18.9938">
            <text:p>18.9938</text:p>
          </table:table-cell>
          <table:table-cell office:value-type="float" office:value="0.64002">
            <text:p>0.64002</text:p>
          </table:table-cell>
          <table:table-cell office:value-type="float" office:value="0.76574">
            <text:p>0.76574</text:p>
          </table:table-cell>
          <table:table-cell office:value-type="string">
            <text:p>Chorzow</text:p>
          </table:table-cell>
        </table:table-row>
        <table:table-row table:style-name="ro2">
          <table:table-cell table:style-name="ce2" office:value-type="string">
            <text:p>554</text:p>
          </table:table-cell>
          <table:table-cell office:value-type="float" office:value="8.4">
            <text:p>8.4</text:p>
          </table:table-cell>
          <table:table-cell office:value-type="float" office:value="0.638">
            <text:p>0.638</text:p>
          </table:table-cell>
          <table:table-cell office:value-type="float" office:value="0.769">
            <text:p>0.769</text:p>
          </table:table-cell>
          <table:table-cell office:value-type="string">
            <text:p>Burgsolms Observatory, Wetzlar</text:p>
          </table:table-cell>
        </table:table-row>
        <table:table-row table:style-name="ro2">
          <table:table-cell table:style-name="ce2" office:value-type="string">
            <text:p>555</text:p>
          </table:table-cell>
          <table:table-cell office:value-type="float" office:value="19.8263">
            <text:p>19.8263</text:p>
          </table:table-cell>
          <table:table-cell office:value-type="float" office:value="0.64336">
            <text:p>0.64336</text:p>
          </table:table-cell>
          <table:table-cell office:value-type="float" office:value="0.76306">
            <text:p>0.76306</text:p>
          </table:table-cell>
          <table:table-cell office:value-type="string">
            <text:p>Cracow-Fort Skala</text:p>
          </table:table-cell>
        </table:table-row>
        <table:table-row table:style-name="ro2">
          <table:table-cell table:style-name="ce2" office:value-type="string">
            <text:p>556</text:p>
          </table:table-cell>
          <table:table-cell office:value-type="float" office:value="11.26">
            <text:p>11.26</text:p>
          </table:table-cell>
          <table:table-cell office:value-type="float" office:value="0.675">
            <text:p>0.675</text:p>
          </table:table-cell>
          <table:table-cell office:value-type="float" office:value="0.734">
            <text:p>0.734</text:p>
          </table:table-cell>
          <table:table-cell office:value-type="string">
            <text:p>Reintal, near Munich</text:p>
          </table:table-cell>
        </table:table-row>
        <table:table-row table:style-name="ro2">
          <table:table-cell table:style-name="ce2" office:value-type="string">
            <text:p>557</text:p>
          </table:table-cell>
          <table:table-cell office:value-type="float" office:value="14.7837">
            <text:p>14.7837</text:p>
          </table:table-cell>
          <table:table-cell office:value-type="float" office:value="0.6453">
            <text:p>0.6453</text:p>
          </table:table-cell>
          <table:table-cell office:value-type="float" office:value="0.76148">
            <text:p>0.76148</text:p>
          </table:table-cell>
          <table:table-cell office:value-type="string">
            <text:p>Ondrejov</text:p>
          </table:table-cell>
        </table:table-row>
        <table:table-row table:style-name="ro1">
          <table:table-cell table:style-name="ce2" office:value-type="string">
            <text:p>558</text:p>
          </table:table-cell>
          <table:table-cell office:value-type="float" office:value="21.0303">
            <text:p>21.0303</text:p>
          </table:table-cell>
          <table:table-cell office:value-type="float" office:value="0.61396">
            <text:p>0.61396</text:p>
          </table:table-cell>
          <table:table-cell office:value-type="float" office:value="0.78672">
            <text:p>0.78672</text:p>
          </table:table-cell>
          <table:table-cell office:value-type="string">
            <text:p>Warsaw</text:p>
          </table:table-cell>
        </table:table-row>
        <table:table-row table:style-name="ro1">
          <table:table-cell table:style-name="ce2" office:value-type="string">
            <text:p>559</text:p>
          </table:table-cell>
          <table:table-cell office:value-type="float" office:value="14.98">
            <text:p>14.98</text:p>
          </table:table-cell>
          <table:table-cell office:value-type="float" office:value="0.793">
            <text:p>0.793</text:p>
          </table:table-cell>
          <table:table-cell office:value-type="float" office:value="0.607">
            <text:p>0.607</text:p>
          </table:table-cell>
          <table:table-cell office:value-type="string">
            <text:p>Serra La Nave</text:p>
          </table:table-cell>
        </table:table-row>
        <table:table-row table:style-name="ro2">
          <table:table-cell table:style-name="ce2" office:value-type="string">
            <text:p>560</text:p>
          </table:table-cell>
          <table:table-cell office:value-type="float" office:value="10.931">
            <text:p>10.931</text:p>
          </table:table-cell>
          <table:table-cell office:value-type="float" office:value="0.703262">
            <text:p>0.703262</text:p>
          </table:table-cell>
          <table:table-cell office:value-type="float" office:value="0.70856">
            <text:p>0.70856</text:p>
          </table:table-cell>
          <table:table-cell office:value-type="string">
            <text:p>Madonna di Dossobuono</text:p>
          </table:table-cell>
        </table:table-row>
        <table:table-row table:style-name="ro2">
          <table:table-cell table:style-name="ce2" office:value-type="string">
            <text:p>561</text:p>
          </table:table-cell>
          <table:table-cell office:value-type="float" office:value="19.8943">
            <text:p>19.8943</text:p>
          </table:table-cell>
          <table:table-cell office:value-type="float" office:value="0.67153">
            <text:p>0.67153</text:p>
          </table:table-cell>
          <table:table-cell office:value-type="float" office:value="0.73869">
            <text:p>0.73869</text:p>
          </table:table-cell>
          <table:table-cell office:value-type="string">
            <text:p>Piszkesteto Stn. (Konkoly)</text:p>
          </table:table-cell>
        </table:table-row>
        <table:table-row table:style-name="ro2">
          <table:table-cell table:style-name="ce2" office:value-type="string">
            <text:p>562</text:p>
          </table:table-cell>
          <table:table-cell office:value-type="float" office:value="15.9236">
            <text:p>15.9236</text:p>
          </table:table-cell>
          <table:table-cell office:value-type="float" office:value="0.66938">
            <text:p>0.66938</text:p>
          </table:table-cell>
          <table:table-cell office:value-type="float" office:value="0.74062">
            <text:p>0.74062</text:p>
          </table:table-cell>
          <table:table-cell office:value-type="string">
            <text:p>Figl Observatory, Vienna</text:p>
          </table:table-cell>
        </table:table-row>
        <table:table-row table:style-name="ro2">
          <table:table-cell table:style-name="ce2" office:value-type="string">
            <text:p>563</text:p>
          </table:table-cell>
          <table:table-cell office:value-type="float" office:value="13.6">
            <text:p>13.6</text:p>
          </table:table-cell>
          <table:table-cell office:value-type="float" office:value="0.671">
            <text:p>0.671</text:p>
          </table:table-cell>
          <table:table-cell office:value-type="float" office:value="0.739">
            <text:p>0.739</text:p>
          </table:table-cell>
          <table:table-cell office:value-type="string">
            <text:p>Seewalchen</text:p>
          </table:table-cell>
        </table:table-row>
        <table:table-row table:style-name="ro2">
          <table:table-cell table:style-name="ce2" office:value-type="string">
            <text:p>564</text:p>
          </table:table-cell>
          <table:table-cell office:value-type="float" office:value="11.19">
            <text:p>11.19</text:p>
          </table:table-cell>
          <table:table-cell office:value-type="float" office:value="0.671">
            <text:p>0.671</text:p>
          </table:table-cell>
          <table:table-cell office:value-type="float" office:value="0.741">
            <text:p>0.741</text:p>
          </table:table-cell>
          <table:table-cell office:value-type="string">
            <text:p>Herrsching</text:p>
          </table:table-cell>
        </table:table-row>
        <table:table-row table:style-name="ro2">
          <table:table-cell table:style-name="ce2" office:value-type="string">
            <text:p>565</text:p>
          </table:table-cell>
          <table:table-cell office:value-type="float" office:value="10.1344">
            <text:p>10.1344</text:p>
          </table:table-cell>
          <table:table-cell office:value-type="float" office:value="0.70437">
            <text:p>0.70437</text:p>
          </table:table-cell>
          <table:table-cell office:value-type="float" office:value="0.70746">
            <text:p>0.70746</text:p>
          </table:table-cell>
          <table:table-cell office:value-type="string">
            <text:p>Bassano Bresciano</text:p>
          </table:table-cell>
        </table:table-row>
        <table:table-row table:style-name="ro1">
          <table:table-cell table:style-name="ce2" office:value-type="string">
            <text:p>566</text:p>
          </table:table-cell>
          <table:table-cell office:value-type="float" office:value="203.7424">
            <text:p>203.7424</text:p>
          </table:table-cell>
          <table:table-cell office:value-type="float" office:value="0.93623">
            <text:p>0.93623</text:p>
          </table:table-cell>
          <table:table-cell office:value-type="float" office:value="0.35156">
            <text:p>0.35156</text:p>
          </table:table-cell>
          <table:table-cell office:value-type="string">
            <text:p>Haleakala-NEAT/GEODSS</text:p>
          </table:table-cell>
        </table:table-row>
        <table:table-row table:style-name="ro2">
          <table:table-cell table:style-name="ce2" office:value-type="string">
            <text:p>567</text:p>
          </table:table-cell>
          <table:table-cell office:value-type="float" office:value="12.7117">
            <text:p>12.7117</text:p>
          </table:table-cell>
          <table:table-cell office:value-type="float" office:value="0.69783">
            <text:p>0.69783</text:p>
          </table:table-cell>
          <table:table-cell office:value-type="float" office:value="0.71387">
            <text:p>0.71387</text:p>
          </table:table-cell>
          <table:table-cell office:value-type="string">
            <text:p>Chions</text:p>
          </table:table-cell>
        </table:table-row>
        <table:table-row table:style-name="ro2">
          <table:table-cell table:style-name="ce2" office:value-type="string">
            <text:p>568</text:p>
          </table:table-cell>
          <table:table-cell office:value-type="float" office:value="204.5278">
            <text:p>204.5278</text:p>
          </table:table-cell>
          <table:table-cell office:value-type="float" office:value="0.94171">
            <text:p>0.94171</text:p>
          </table:table-cell>
          <table:table-cell office:value-type="float" office:value="0.33725">
            <text:p>0.33725</text:p>
          </table:table-cell>
          <table:table-cell office:value-type="string">
            <text:p>Mauna Kea</text:p>
          </table:table-cell>
        </table:table-row>
        <table:table-row table:style-name="ro1">
          <table:table-cell table:style-name="ce2" office:value-type="string">
            <text:p>569</text:p>
          </table:table-cell>
          <table:table-cell office:value-type="float" office:value="24.9587">
            <text:p>24.9587</text:p>
          </table:table-cell>
          <table:table-cell office:value-type="float" office:value="0.49891">
            <text:p>0.49891</text:p>
          </table:table-cell>
          <table:table-cell office:value-type="float" office:value="0.86375">
            <text:p>0.86375</text:p>
          </table:table-cell>
          <table:table-cell office:value-type="string">
            <text:p>Helsinki</text:p>
          </table:table-cell>
        </table:table-row>
        <table:table-row table:style-name="ro1">
          <table:table-cell table:style-name="ce2" office:value-type="string">
            <text:p>570</text:p>
          </table:table-cell>
          <table:table-cell office:value-type="float" office:value="25.299">
            <text:p>25.299</text:p>
          </table:table-cell>
          <table:table-cell office:value-type="float" office:value="0.5794">
            <text:p>0.5794</text:p>
          </table:table-cell>
          <table:table-cell office:value-type="float" office:value="0.8123">
            <text:p>0.8123</text:p>
          </table:table-cell>
          <table:table-cell office:value-type="string">
            <text:p>Vilnius (since 1939)</text:p>
          </table:table-cell>
        </table:table-row>
        <table:table-row table:style-name="ro2">
          <table:table-cell table:style-name="ce2" office:value-type="string">
            <text:p>571</text:p>
          </table:table-cell>
          <table:table-cell office:value-type="float" office:value="10.63">
            <text:p>10.63</text:p>
          </table:table-cell>
          <table:table-cell office:value-type="float" office:value="0.704">
            <text:p>0.704</text:p>
          </table:table-cell>
          <table:table-cell office:value-type="float" office:value="0.708">
            <text:p>0.708</text:p>
          </table:table-cell>
          <table:table-cell office:value-type="string">
            <text:p>Cavriana</text:p>
          </table:table-cell>
        </table:table-row>
        <table:table-row table:style-name="ro1">
          <table:table-cell table:style-name="ce2" office:value-type="string">
            <text:p>572</text:p>
          </table:table-cell>
          <table:table-cell office:value-type="float" office:value="6.89">
            <text:p>6.89</text:p>
          </table:table-cell>
          <table:table-cell office:value-type="float" office:value="0.631">
            <text:p>0.631</text:p>
          </table:table-cell>
          <table:table-cell office:value-type="float" office:value="0.772">
            <text:p>0.772</text:p>
          </table:table-cell>
          <table:table-cell office:value-type="string">
            <text:p>Cologne</text:p>
          </table:table-cell>
        </table:table-row>
        <table:table-row table:style-name="ro2">
          <table:table-cell table:style-name="ce2" office:value-type="string">
            <text:p>573</text:p>
          </table:table-cell>
          <table:table-cell office:value-type="float" office:value="9.6612">
            <text:p>9.6612</text:p>
          </table:table-cell>
          <table:table-cell office:value-type="float" office:value="0.6145">
            <text:p>0.6145</text:p>
          </table:table-cell>
          <table:table-cell office:value-type="float" office:value="0.7862">
            <text:p>0.7862</text:p>
          </table:table-cell>
          <table:table-cell office:value-type="string">
            <text:p>Eldagsen</text:p>
          </table:table-cell>
        </table:table-row>
        <table:table-row table:style-name="ro2">
          <table:table-cell table:style-name="ce2" office:value-type="string">
            <text:p>574</text:p>
          </table:table-cell>
          <table:table-cell office:value-type="float" office:value="10.27">
            <text:p>10.27</text:p>
          </table:table-cell>
          <table:table-cell office:value-type="float" office:value="0.704">
            <text:p>0.704</text:p>
          </table:table-cell>
          <table:table-cell office:value-type="float" office:value="0.708">
            <text:p>0.708</text:p>
          </table:table-cell>
          <table:table-cell office:value-type="string">
            <text:p>Gottolengo</text:p>
          </table:table-cell>
        </table:table-row>
        <table:table-row table:style-name="ro2">
          <table:table-cell table:style-name="ce2" office:value-type="string">
            <text:p>575</text:p>
          </table:table-cell>
          <table:table-cell office:value-type="float" office:value="6.808">
            <text:p>6.808</text:p>
          </table:table-cell>
          <table:table-cell office:value-type="float" office:value="0.68219">
            <text:p>0.68219</text:p>
          </table:table-cell>
          <table:table-cell office:value-type="float" office:value="0.72894">
            <text:p>0.72894</text:p>
          </table:table-cell>
          <table:table-cell office:value-type="string">
            <text:p>La Chaux de Fonds</text:p>
          </table:table-cell>
        </table:table-row>
        <table:table-row table:style-name="ro2">
          <table:table-cell table:style-name="ce2" office:value-type="string">
            <text:p>576</text:p>
          </table:table-cell>
          <table:table-cell office:value-type="float" office:value="0.38">
            <text:p>0.38</text:p>
          </table:table-cell>
          <table:table-cell office:value-type="float" office:value="0.631">
            <text:p>0.631</text:p>
          </table:table-cell>
          <table:table-cell office:value-type="float" office:value="0.774">
            <text:p>0.774</text:p>
          </table:table-cell>
          <table:table-cell office:value-type="string">
            <text:p>Burwash</text:p>
          </table:table-cell>
        </table:table-row>
        <table:table-row table:style-name="ro2">
          <table:table-cell table:style-name="ce2" office:value-type="string">
            <text:p>577</text:p>
          </table:table-cell>
          <table:table-cell office:value-type="float" office:value="7.5">
            <text:p>7.5</text:p>
          </table:table-cell>
          <table:table-cell office:value-type="float" office:value="0.678">
            <text:p>0.678</text:p>
          </table:table-cell>
          <table:table-cell office:value-type="float" office:value="0.734">
            <text:p>0.734</text:p>
          </table:table-cell>
          <table:table-cell office:value-type="string">
            <text:p>Metzerlen Observatory</text:p>
          </table:table-cell>
        </table:table-row>
        <table:table-row table:style-name="ro1">
          <table:table-cell table:style-name="ce2" office:value-type="string">
            <text:p>578</text:p>
          </table:table-cell>
          <table:table-cell office:value-type="float" office:value="27.99">
            <text:p>27.99</text:p>
          </table:table-cell>
          <table:table-cell office:value-type="float" office:value="0.898">
            <text:p>0.898</text:p>
          </table:table-cell>
          <table:table-cell office:value-type="float" office:value="-0.439">
            <text:p>-0.439</text:p>
          </table:table-cell>
          <table:table-cell office:value-type="string">
            <text:p>Linden Observatory</text:p>
          </table:table-cell>
        </table:table-row>
        <table:table-row table:style-name="ro2">
          <table:table-cell table:style-name="ce2" office:value-type="string">
            <text:p>579</text:p>
          </table:table-cell>
          <table:table-cell office:value-type="float" office:value="8.85">
            <text:p>8.85</text:p>
          </table:table-cell>
          <table:table-cell office:value-type="float" office:value="0.711">
            <text:p>0.711</text:p>
          </table:table-cell>
          <table:table-cell office:value-type="float" office:value="0.701">
            <text:p>0.701</text:p>
          </table:table-cell>
          <table:table-cell office:value-type="string">
            <text:p>Novi Ligure</text:p>
          </table:table-cell>
        </table:table-row>
        <table:table-row table:style-name="ro2">
          <table:table-cell table:style-name="ce2" office:value-type="string">
            <text:p>580</text:p>
          </table:table-cell>
          <table:table-cell office:value-type="float" office:value="15.4936">
            <text:p>15.4936</text:p>
          </table:table-cell>
          <table:table-cell office:value-type="float" office:value="0.68242">
            <text:p>0.68242</text:p>
          </table:table-cell>
          <table:table-cell office:value-type="float" office:value="0.72862">
            <text:p>0.72862</text:p>
          </table:table-cell>
          <table:table-cell office:value-type="string">
            <text:p>Graz</text:p>
          </table:table-cell>
        </table:table-row>
        <table:table-row table:style-name="ro2">
          <table:table-cell table:style-name="ce2" office:value-type="string">
            <text:p>581</text:p>
          </table:table-cell>
          <table:table-cell office:value-type="float" office:value="22.8">
            <text:p>22.8</text:p>
          </table:table-cell>
          <table:table-cell office:value-type="float" office:value="0.83">
            <text:p>0.83</text:p>
          </table:table-cell>
          <table:table-cell office:value-type="float" office:value="-0.556">
            <text:p>-0.556</text:p>
          </table:table-cell>
          <table:table-cell office:value-type="string">
            <text:p>Sedgefield</text:p>
          </table:table-cell>
        </table:table-row>
        <table:table-row table:style-name="ro1">
          <table:table-cell table:style-name="ce2" office:value-type="string">
            <text:p>582</text:p>
          </table:table-cell>
          <table:table-cell office:value-type="float" office:value="1.2408">
            <text:p>1.2408</text:p>
          </table:table-cell>
          <table:table-cell office:value-type="float" office:value="0.61682">
            <text:p>0.61682</text:p>
          </table:table-cell>
          <table:table-cell office:value-type="float" office:value="0.78447">
            <text:p>0.78447</text:p>
          </table:table-cell>
          <table:table-cell office:value-type="string">
            <text:p>Orwell Park</text:p>
          </table:table-cell>
        </table:table-row>
        <table:table-row table:style-name="ro2">
          <table:table-cell table:style-name="ce2" office:value-type="string">
            <text:p>583</text:p>
          </table:table-cell>
          <table:table-cell office:value-type="float" office:value="30.2717">
            <text:p>30.2717</text:p>
          </table:table-cell>
          <table:table-cell office:value-type="float" office:value="0.69087">
            <text:p>0.69087</text:p>
          </table:table-cell>
          <table:table-cell office:value-type="float" office:value="0.72056">
            <text:p>0.72056</text:p>
          </table:table-cell>
          <table:table-cell office:value-type="string">
            <text:p>Odessa-Mayaki</text:p>
          </table:table-cell>
        </table:table-row>
        <table:table-row table:style-name="ro1">
          <table:table-cell table:style-name="ce2" office:value-type="string">
            <text:p>584</text:p>
          </table:table-cell>
          <table:table-cell office:value-type="float" office:value="30.2946">
            <text:p>30.2946</text:p>
          </table:table-cell>
          <table:table-cell office:value-type="float" office:value="0.50213">
            <text:p>0.50213</text:p>
          </table:table-cell>
          <table:table-cell office:value-type="float" office:value="0.86189">
            <text:p>0.86189</text:p>
          </table:table-cell>
          <table:table-cell office:value-type="string">
            <text:p>Leningrad</text:p>
          </table:table-cell>
        </table:table-row>
        <table:table-row table:style-name="ro2">
          <table:table-cell table:style-name="ce2" office:value-type="string">
            <text:p>585</text:p>
          </table:table-cell>
          <table:table-cell office:value-type="float" office:value="30.4978">
            <text:p>30.4978</text:p>
          </table:table-cell>
          <table:table-cell office:value-type="float" office:value="0.6392">
            <text:p>0.6392</text:p>
          </table:table-cell>
          <table:table-cell office:value-type="float" office:value="0.7665">
            <text:p>0.7665</text:p>
          </table:table-cell>
          <table:table-cell office:value-type="string">
            <text:p>Kyiv comet station</text:p>
          </table:table-cell>
        </table:table-row>
        <table:table-row table:style-name="ro2">
          <table:table-cell table:style-name="ce2" office:value-type="string">
            <text:p>586</text:p>
          </table:table-cell>
          <table:table-cell office:value-type="float" office:value="0.1423">
            <text:p>0.1423</text:p>
          </table:table-cell>
          <table:table-cell office:value-type="float" office:value="0.73358">
            <text:p>0.73358</text:p>
          </table:table-cell>
          <table:table-cell office:value-type="float" office:value="0.67799">
            <text:p>0.67799</text:p>
          </table:table-cell>
          <table:table-cell office:value-type="string">
            <text:p>Pic du Midi</text:p>
          </table:table-cell>
        </table:table-row>
        <table:table-row table:style-name="ro2">
          <table:table-cell table:style-name="ce2" office:value-type="string">
            <text:p>587</text:p>
          </table:table-cell>
          <table:table-cell office:value-type="float" office:value="9.23025">
            <text:p>9.23025</text:p>
          </table:table-cell>
          <table:table-cell office:value-type="float" office:value="0.697442">
            <text:p>0.697442</text:p>
          </table:table-cell>
          <table:table-cell office:value-type="float" office:value="0.71448">
            <text:p>0.71448</text:p>
          </table:table-cell>
          <table:table-cell office:value-type="string">
            <text:p>Sormano</text:p>
          </table:table-cell>
        </table:table-row>
        <table:table-row table:style-name="ro2">
          <table:table-cell table:style-name="ce2" office:value-type="string">
            <text:p>588</text:p>
          </table:table-cell>
          <table:table-cell office:value-type="float" office:value="11.25">
            <text:p>11.25</text:p>
          </table:table-cell>
          <table:table-cell office:value-type="float" office:value="0.715">
            <text:p>0.715</text:p>
          </table:table-cell>
          <table:table-cell office:value-type="float" office:value="0.697">
            <text:p>0.697</text:p>
          </table:table-cell>
          <table:table-cell office:value-type="string">
            <text:p>Eremo di Tizzano</text:p>
          </table:table-cell>
        </table:table-row>
        <table:table-row table:style-name="ro2">
          <table:table-cell table:style-name="ce2" office:value-type="string">
            <text:p>589</text:p>
          </table:table-cell>
          <table:table-cell office:value-type="float" office:value="12.64369">
            <text:p>12.64369</text:p>
          </table:table-cell>
          <table:table-cell office:value-type="float" office:value="0.738223">
            <text:p>0.738223</text:p>
          </table:table-cell>
          <table:table-cell office:value-type="float" office:value="0.67238">
            <text:p>0.67238</text:p>
          </table:table-cell>
          <table:table-cell office:value-type="string">
            <text:p>Santa Lucia Stroncone</text:p>
          </table:table-cell>
        </table:table-row>
        <table:table-row table:style-name="ro2">
          <table:table-cell table:style-name="ce2" office:value-type="string">
            <text:p>590</text:p>
          </table:table-cell>
          <table:table-cell office:value-type="float" office:value="7.46">
            <text:p>7.46</text:p>
          </table:table-cell>
          <table:table-cell office:value-type="float" office:value="0.678">
            <text:p>0.678</text:p>
          </table:table-cell>
          <table:table-cell office:value-type="float" office:value="0.734">
            <text:p>0.734</text:p>
          </table:table-cell>
          <table:table-cell office:value-type="string">
            <text:p>Metzerlen</text:p>
          </table:table-cell>
        </table:table-row>
        <table:table-row table:style-name="ro2">
          <table:table-cell table:style-name="ce2" office:value-type="string">
            <text:p>591</text:p>
          </table:table-cell>
          <table:table-cell office:value-type="float" office:value="9.6258">
            <text:p>9.6258</text:p>
          </table:table-cell>
          <table:table-cell office:value-type="float" office:value="0.60995">
            <text:p>0.60995</text:p>
          </table:table-cell>
          <table:table-cell office:value-type="float" office:value="0.78979">
            <text:p>0.78979</text:p>
          </table:table-cell>
          <table:table-cell office:value-type="string">
            <text:p>Resse Observatory</text:p>
          </table:table-cell>
        </table:table-row>
        <table:table-row table:style-name="ro1">
          <table:table-cell table:style-name="ce2" office:value-type="string">
            <text:p>592</text:p>
          </table:table-cell>
          <table:table-cell office:value-type="float" office:value="7.02114">
            <text:p>7.02114</text:p>
          </table:table-cell>
          <table:table-cell office:value-type="float" office:value="0.628245">
            <text:p>0.628245</text:p>
          </table:table-cell>
          <table:table-cell office:value-type="float" office:value="0.77543">
            <text:p>0.77543</text:p>
          </table:table-cell>
          <table:table-cell office:value-type="string">
            <text:p>Solingen</text:p>
          </table:table-cell>
        </table:table-row>
        <table:table-row table:style-name="ro2">
          <table:table-cell table:style-name="ce2" office:value-type="string">
            <text:p>593</text:p>
          </table:table-cell>
          <table:table-cell office:value-type="float" office:value="11.17">
            <text:p>11.17</text:p>
          </table:table-cell>
          <table:table-cell office:value-type="float" office:value="0.739">
            <text:p>0.739</text:p>
          </table:table-cell>
          <table:table-cell office:value-type="float" office:value="0.671">
            <text:p>0.671</text:p>
          </table:table-cell>
          <table:table-cell office:value-type="string">
            <text:p>Monte Argentario</text:p>
          </table:table-cell>
        </table:table-row>
        <table:table-row table:style-name="ro2">
          <table:table-cell table:style-name="ce2" office:value-type="string">
            <text:p>594</text:p>
          </table:table-cell>
          <table:table-cell office:value-type="float" office:value="13.2033">
            <text:p>13.2033</text:p>
          </table:table-cell>
          <table:table-cell office:value-type="float" office:value="0.74497">
            <text:p>0.74497</text:p>
          </table:table-cell>
          <table:table-cell office:value-type="float" office:value="0.66529">
            <text:p>0.66529</text:p>
          </table:table-cell>
          <table:table-cell office:value-type="string">
            <text:p>Monte Autore</text:p>
          </table:table-cell>
        </table:table-row>
        <table:table-row table:style-name="ro2">
          <table:table-cell table:style-name="ce2" office:value-type="string">
            <text:p>595</text:p>
          </table:table-cell>
          <table:table-cell office:value-type="float" office:value="13.52578">
            <text:p>13.52578</text:p>
          </table:table-cell>
          <table:table-cell office:value-type="float" office:value="0.696925">
            <text:p>0.696925</text:p>
          </table:table-cell>
          <table:table-cell office:value-type="float" office:value="0.71474">
            <text:p>0.71474</text:p>
          </table:table-cell>
          <table:table-cell office:value-type="string">
            <text:p>Farra d'Isonzo</text:p>
          </table:table-cell>
        </table:table-row>
        <table:table-row table:style-name="ro2">
          <table:table-cell table:style-name="ce2" office:value-type="string">
            <text:p>596</text:p>
          </table:table-cell>
          <table:table-cell office:value-type="float" office:value="12.6183">
            <text:p>12.6183</text:p>
          </table:table-cell>
          <table:table-cell office:value-type="float" office:value="0.74446">
            <text:p>0.74446</text:p>
          </table:table-cell>
          <table:table-cell office:value-type="float" office:value="0.66545">
            <text:p>0.66545</text:p>
          </table:table-cell>
          <table:table-cell office:value-type="string">
            <text:p>Colleverde di Guidonia</text:p>
          </table:table-cell>
        </table:table-row>
        <table:table-row table:style-name="ro2">
          <table:table-cell table:style-name="ce2" office:value-type="string">
            <text:p>597</text:p>
          </table:table-cell>
          <table:table-cell office:value-type="float" office:value="9.6631">
            <text:p>9.6631</text:p>
          </table:table-cell>
          <table:table-cell office:value-type="float" office:value="0.61461">
            <text:p>0.61461</text:p>
          </table:table-cell>
          <table:table-cell office:value-type="float" office:value="0.78621">
            <text:p>0.78621</text:p>
          </table:table-cell>
          <table:table-cell office:value-type="string">
            <text:p>Springe</text:p>
          </table:table-cell>
        </table:table-row>
        <table:table-row table:style-name="ro2">
          <table:table-cell table:style-name="ce2" office:value-type="string">
            <text:p>598</text:p>
          </table:table-cell>
          <table:table-cell office:value-type="float" office:value="11.33409">
            <text:p>11.33409</text:p>
          </table:table-cell>
          <table:table-cell office:value-type="float" office:value="0.717444">
            <text:p>0.717444</text:p>
          </table:table-cell>
          <table:table-cell office:value-type="float" office:value="0.69444">
            <text:p>0.69444</text:p>
          </table:table-cell>
          <table:table-cell office:value-type="string">
            <text:p>Loiano</text:p>
          </table:table-cell>
        </table:table-row>
        <table:table-row table:style-name="ro2">
          <table:table-cell table:style-name="ce2" office:value-type="string">
            <text:p>599</text:p>
          </table:table-cell>
          <table:table-cell office:value-type="float" office:value="13.55764">
            <text:p>13.55764</text:p>
          </table:table-cell>
          <table:table-cell office:value-type="float" office:value="0.739311">
            <text:p>0.739311</text:p>
          </table:table-cell>
          <table:table-cell office:value-type="float" office:value="0.6716">
            <text:p>0.6716</text:p>
          </table:table-cell>
          <table:table-cell office:value-type="string">
            <text:p>Campo Imperatore-CINEOS</text:p>
          </table:table-cell>
        </table:table-row>
        <table:table-row table:style-name="ro1">
          <table:table-cell table:style-name="ce2" office:value-type="string">
            <text:p>600</text:p>
          </table:table-cell>
          <table:table-cell office:value-type="float" office:value="11.4708">
            <text:p>11.4708</text:p>
          </table:table-cell>
          <table:table-cell office:value-type="float" office:value="0.71618">
            <text:p>0.71618</text:p>
          </table:table-cell>
          <table:table-cell office:value-type="float" office:value="0.69564">
            <text:p>0.69564</text:p>
          </table:table-cell>
          <table:table-cell office:value-type="string">
            <text:p>TLC Observatory, Bologna</text:p>
          </table:table-cell>
        </table:table-row>
        <table:table-row table:style-name="ro2">
          <table:table-cell table:style-name="ce2" office:value-type="string">
            <text:p>601</text:p>
          </table:table-cell>
          <table:table-cell office:value-type="float" office:value="13.7281">
            <text:p>13.7281</text:p>
          </table:table-cell>
          <table:table-cell office:value-type="float" office:value="0.63009">
            <text:p>0.63009</text:p>
          </table:table-cell>
          <table:table-cell office:value-type="float" office:value="0.77394">
            <text:p>0.77394</text:p>
          </table:table-cell>
          <table:table-cell office:value-type="string">
            <text:p>Engelhardt Observatory, Dresden</text:p>
          </table:table-cell>
        </table:table-row>
        <table:table-row table:style-name="ro1">
          <table:table-cell table:style-name="ce2" office:value-type="string">
            <text:p>602</text:p>
          </table:table-cell>
          <table:table-cell office:value-type="float" office:value="16.3854">
            <text:p>16.3854</text:p>
          </table:table-cell>
          <table:table-cell office:value-type="float" office:value="0.66764">
            <text:p>0.66764</text:p>
          </table:table-cell>
          <table:table-cell office:value-type="float" office:value="0.74203">
            <text:p>0.74203</text:p>
          </table:table-cell>
          <table:table-cell office:value-type="string">
            <text:p>Urania Observatory, Vienna</text:p>
          </table:table-cell>
        </table:table-row>
        <table:table-row table:style-name="ro2">
          <table:table-cell table:style-name="ce2" office:value-type="string">
            <text:p>603</text:p>
          </table:table-cell>
          <table:table-cell office:value-type="float" office:value="10.13">
            <text:p>10.13</text:p>
          </table:table-cell>
          <table:table-cell office:value-type="float" office:value="0.58622">
            <text:p>0.58622</text:p>
          </table:table-cell>
          <table:table-cell office:value-type="float" office:value="0.80745">
            <text:p>0.80745</text:p>
          </table:table-cell>
          <table:table-cell office:value-type="string">
            <text:p>Bothkamp</text:p>
          </table:table-cell>
        </table:table-row>
        <table:table-row table:style-name="ro2">
          <table:table-cell table:style-name="ce2" office:value-type="string">
            <text:p>604</text:p>
          </table:table-cell>
          <table:table-cell office:value-type="float" office:value="13.47524">
            <text:p>13.47524</text:p>
          </table:table-cell>
          <table:table-cell office:value-type="float" office:value="0.610235">
            <text:p>0.610235</text:p>
          </table:table-cell>
          <table:table-cell office:value-type="float" office:value="0.78957">
            <text:p>0.78957</text:p>
          </table:table-cell>
          <table:table-cell office:value-type="string">
            <text:p>Archenhold Sternwarte, Berlin-Treptow</text:p>
          </table:table-cell>
        </table:table-row>
        <table:table-row table:style-name="ro1">
          <table:table-cell table:style-name="ce2" office:value-type="string">
            <text:p>605</text:p>
          </table:table-cell>
          <table:table-cell office:value-type="float" office:value="7.113">
            <text:p>7.113</text:p>
          </table:table-cell>
          <table:table-cell office:value-type="float" office:value="0.62142">
            <text:p>0.62142</text:p>
          </table:table-cell>
          <table:table-cell office:value-type="float" office:value="0.78086">
            <text:p>0.78086</text:p>
          </table:table-cell>
          <table:table-cell office:value-type="string">
            <text:p>Marl</text:p>
          </table:table-cell>
        </table:table-row>
        <table:table-row table:style-name="ro2">
          <table:table-cell table:style-name="ce2" office:value-type="string">
            <text:p>606</text:p>
          </table:table-cell>
          <table:table-cell office:value-type="float" office:value="9.9956">
            <text:p>9.9956</text:p>
          </table:table-cell>
          <table:table-cell office:value-type="float" office:value="0.59353">
            <text:p>0.59353</text:p>
          </table:table-cell>
          <table:table-cell office:value-type="float" office:value="0.80212">
            <text:p>0.80212</text:p>
          </table:table-cell>
          <table:table-cell office:value-type="string">
            <text:p>Norderstedt</text:p>
          </table:table-cell>
        </table:table-row>
        <table:table-row table:style-name="ro2">
          <table:table-cell table:style-name="ce2" office:value-type="string">
            <text:p>607</text:p>
          </table:table-cell>
          <table:table-cell office:value-type="float" office:value="8">
            <text:p>8</text:p>
          </table:table-cell>
          <table:table-cell office:value-type="float" office:value="0.6277">
            <text:p>0.6277</text:p>
          </table:table-cell>
          <table:table-cell office:value-type="float" office:value="0.776">
            <text:p>0.776</text:p>
          </table:table-cell>
          <table:table-cell office:value-type="string">
            <text:p>Hagen Observatory, Ronkhausen</text:p>
          </table:table-cell>
        </table:table-row>
        <table:table-row table:style-name="ro1">
          <table:table-cell table:style-name="ce2" office:value-type="string">
            <text:p>608</text:p>
          </table:table-cell>
          <table:table-cell office:value-type="float" office:value="203.742">
            <text:p>203.742</text:p>
          </table:table-cell>
          <table:table-cell office:value-type="float" office:value="0.93623">
            <text:p>0.93623</text:p>
          </table:table-cell>
          <table:table-cell office:value-type="float" office:value="0.35156">
            <text:p>0.35156</text:p>
          </table:table-cell>
          <table:table-cell office:value-type="string">
            <text:p>Haleakala-AMOS</text:p>
          </table:table-cell>
        </table:table-row>
        <table:table-row table:style-name="ro2">
          <table:table-cell table:style-name="ce2" office:value-type="string">
            <text:p>609</text:p>
          </table:table-cell>
          <table:table-cell office:value-type="float" office:value="12.8533">
            <text:p>12.8533</text:p>
          </table:table-cell>
          <table:table-cell office:value-type="float" office:value="0.73772">
            <text:p>0.73772</text:p>
          </table:table-cell>
          <table:table-cell office:value-type="float" office:value="0.67314">
            <text:p>0.67314</text:p>
          </table:table-cell>
          <table:table-cell office:value-type="string">
            <text:p>Osservatorio Polino</text:p>
          </table:table-cell>
        </table:table-row>
        <table:table-row table:style-name="ro2">
          <table:table-cell table:style-name="ce2" office:value-type="string">
            <text:p>610</text:p>
          </table:table-cell>
          <table:table-cell office:value-type="float" office:value="11.3431">
            <text:p>11.3431</text:p>
          </table:table-cell>
          <table:table-cell office:value-type="float" office:value="0.71577">
            <text:p>0.71577</text:p>
          </table:table-cell>
          <table:table-cell office:value-type="float" office:value="0.69604">
            <text:p>0.69604</text:p>
          </table:table-cell>
          <table:table-cell office:value-type="string">
            <text:p>Pianoro</text:p>
          </table:table-cell>
        </table:table-row>
        <table:table-row table:style-name="ro2">
          <table:table-cell table:style-name="ce2" office:value-type="string">
            <text:p>611</text:p>
          </table:table-cell>
          <table:table-cell office:value-type="float" office:value="8.6531">
            <text:p>8.6531</text:p>
          </table:table-cell>
          <table:table-cell office:value-type="float" office:value="0.64877">
            <text:p>0.64877</text:p>
          </table:table-cell>
          <table:table-cell office:value-type="float" office:value="0.75848">
            <text:p>0.75848</text:p>
          </table:table-cell>
          <table:table-cell office:value-type="string">
            <text:p>Starkenburg Sternwarte, Heppenheim</text:p>
          </table:table-cell>
        </table:table-row>
        <table:table-row table:style-name="ro2">
          <table:table-cell table:style-name="ce2" office:value-type="string">
            <text:p>612</text:p>
          </table:table-cell>
          <table:table-cell office:value-type="float" office:value="7.1">
            <text:p>7.1</text:p>
          </table:table-cell>
          <table:table-cell office:value-type="float" office:value="0.625">
            <text:p>0.625</text:p>
          </table:table-cell>
          <table:table-cell office:value-type="float" office:value="0.778">
            <text:p>0.778</text:p>
          </table:table-cell>
          <table:table-cell office:value-type="string">
            <text:p>Lenkerbeck</text:p>
          </table:table-cell>
        </table:table-row>
        <table:table-row table:style-name="ro2">
          <table:table-cell table:style-name="ce2" office:value-type="string">
            <text:p>613</text:p>
          </table:table-cell>
          <table:table-cell office:value-type="float" office:value="7.0709">
            <text:p>7.0709</text:p>
          </table:table-cell>
          <table:table-cell office:value-type="float" office:value="0.62504">
            <text:p>0.62504</text:p>
          </table:table-cell>
          <table:table-cell office:value-type="float" office:value="0.778">
            <text:p>0.778</text:p>
          </table:table-cell>
          <table:table-cell office:value-type="string">
            <text:p>Heisingen</text:p>
          </table:table-cell>
        </table:table-row>
        <table:table-row table:style-name="ro2">
          <table:table-cell table:style-name="ce2" office:value-type="string">
            <text:p>614</text:p>
          </table:table-cell>
          <table:table-cell office:value-type="float" office:value="2.467">
            <text:p>2.467</text:p>
          </table:table-cell>
          <table:table-cell office:value-type="float" office:value="0.6621">
            <text:p>0.6621</text:p>
          </table:table-cell>
          <table:table-cell office:value-type="float" office:value="0.7469">
            <text:p>0.7469</text:p>
          </table:table-cell>
          <table:table-cell office:value-type="string">
            <text:p>Soisy-sur-Seine</text:p>
          </table:table-cell>
        </table:table-row>
        <table:table-row table:style-name="ro2">
          <table:table-cell table:style-name="ce2" office:value-type="string">
            <text:p>615</text:p>
          </table:table-cell>
          <table:table-cell office:value-type="float" office:value="6.9067">
            <text:p>6.9067</text:p>
          </table:table-cell>
          <table:table-cell office:value-type="float" office:value="0.71233">
            <text:p>0.71233</text:p>
          </table:table-cell>
          <table:table-cell office:value-type="float" office:value="0.70014">
            <text:p>0.70014</text:p>
          </table:table-cell>
          <table:table-cell office:value-type="string">
            <text:p>St. Veran</text:p>
          </table:table-cell>
        </table:table-row>
        <table:table-row table:style-name="ro1">
          <table:table-cell table:style-name="ce2" office:value-type="string">
            <text:p>616</text:p>
          </table:table-cell>
          <table:table-cell office:value-type="float" office:value="16.58348">
            <text:p>16.58348</text:p>
          </table:table-cell>
          <table:table-cell office:value-type="float" office:value="0.654655">
            <text:p>0.654655</text:p>
          </table:table-cell>
          <table:table-cell office:value-type="float" office:value="0.75346">
            <text:p>0.75346</text:p>
          </table:table-cell>
          <table:table-cell office:value-type="string">
            <text:p>Brno</text:p>
          </table:table-cell>
        </table:table-row>
        <table:table-row table:style-name="ro2">
          <table:table-cell table:style-name="ce2" office:value-type="string">
            <text:p>617</text:p>
          </table:table-cell>
          <table:table-cell office:value-type="float" office:value="2.5725">
            <text:p>2.5725</text:p>
          </table:table-cell>
          <table:table-cell office:value-type="float" office:value="0.66496">
            <text:p>0.66496</text:p>
          </table:table-cell>
          <table:table-cell office:value-type="float" office:value="0.74437">
            <text:p>0.74437</text:p>
          </table:table-cell>
          <table:table-cell office:value-type="string">
            <text:p>Arbonne la Foret</text:p>
          </table:table-cell>
        </table:table-row>
        <table:table-row table:style-name="ro2">
          <table:table-cell table:style-name="ce2" office:value-type="string">
            <text:p>618</text:p>
          </table:table-cell>
          <table:table-cell office:value-type="float" office:value="5.0077">
            <text:p>5.0077</text:p>
          </table:table-cell>
          <table:table-cell office:value-type="float" office:value="0.7275">
            <text:p>0.7275</text:p>
          </table:table-cell>
          <table:table-cell office:value-type="float" office:value="0.68382">
            <text:p>0.68382</text:p>
          </table:table-cell>
          <table:table-cell office:value-type="string">
            <text:p>Martigues</text:p>
          </table:table-cell>
        </table:table-row>
        <table:table-row table:style-name="ro2">
          <table:table-cell table:style-name="ce2" office:value-type="string">
            <text:p>619</text:p>
          </table:table-cell>
          <table:table-cell office:value-type="float" office:value="2.09013">
            <text:p>2.09013</text:p>
          </table:table-cell>
          <table:table-cell office:value-type="float" office:value="0.749506">
            <text:p>0.749506</text:p>
          </table:table-cell>
          <table:table-cell office:value-type="float" office:value="0.65982">
            <text:p>0.65982</text:p>
          </table:table-cell>
          <table:table-cell office:value-type="string">
            <text:p>Sabadell</text:p>
          </table:table-cell>
        </table:table-row>
        <table:table-row table:style-name="ro2">
          <table:table-cell table:style-name="ce2" office:value-type="string">
            <text:p>620</text:p>
          </table:table-cell>
          <table:table-cell office:value-type="float" office:value="2.9517">
            <text:p>2.9517</text:p>
          </table:table-cell>
          <table:table-cell office:value-type="float" office:value="0.7711">
            <text:p>0.7711</text:p>
          </table:table-cell>
          <table:table-cell office:value-type="float" office:value="0.63463">
            <text:p>0.63463</text:p>
          </table:table-cell>
          <table:table-cell office:value-type="string">
            <text:p>Observatorio Astronomico de Mallorca</text:p>
          </table:table-cell>
        </table:table-row>
        <table:table-row table:style-name="ro2">
          <table:table-cell table:style-name="ce2" office:value-type="string">
            <text:p>621</text:p>
          </table:table-cell>
          <table:table-cell office:value-type="float" office:value="7.48503">
            <text:p>7.48503</text:p>
          </table:table-cell>
          <table:table-cell office:value-type="float" office:value="0.629461">
            <text:p>0.629461</text:p>
          </table:table-cell>
          <table:table-cell office:value-type="float" office:value="0.7745">
            <text:p>0.7745</text:p>
          </table:table-cell>
          <table:table-cell office:value-type="string">
            <text:p>Bergisch Gladbach</text:p>
          </table:table-cell>
        </table:table-row>
        <table:table-row table:style-name="ro2">
          <table:table-cell table:style-name="ce2" office:value-type="string">
            <text:p>622</text:p>
          </table:table-cell>
          <table:table-cell office:value-type="float" office:value="7.568">
            <text:p>7.568</text:p>
          </table:table-cell>
          <table:table-cell office:value-type="float" office:value="0.68778">
            <text:p>0.68778</text:p>
          </table:table-cell>
          <table:table-cell office:value-type="float" office:value="0.72358">
            <text:p>0.72358</text:p>
          </table:table-cell>
          <table:table-cell office:value-type="string">
            <text:p>Oberwichtrach</text:p>
          </table:table-cell>
        </table:table-row>
        <table:table-row table:style-name="ro1">
          <table:table-cell table:style-name="ce2" office:value-type="string">
            <text:p>623</text:p>
          </table:table-cell>
          <table:table-cell office:value-type="float" office:value="5.5667">
            <text:p>5.5667</text:p>
          </table:table-cell>
          <table:table-cell office:value-type="float" office:value="0.63577">
            <text:p>0.63577</text:p>
          </table:table-cell>
          <table:table-cell office:value-type="float" office:value="0.76932">
            <text:p>0.76932</text:p>
          </table:table-cell>
          <table:table-cell office:value-type="string">
            <text:p>Liege</text:p>
          </table:table-cell>
        </table:table-row>
        <table:table-row table:style-name="ro2">
          <table:table-cell table:style-name="ce2" office:value-type="string">
            <text:p>624</text:p>
          </table:table-cell>
          <table:table-cell office:value-type="float" office:value="9.6167">
            <text:p>9.6167</text:p>
          </table:table-cell>
          <table:table-cell office:value-type="float" office:value="0.64723">
            <text:p>0.64723</text:p>
          </table:table-cell>
          <table:table-cell office:value-type="float" office:value="0.75977">
            <text:p>0.75977</text:p>
          </table:table-cell>
          <table:table-cell office:value-type="string">
            <text:p>Dertingen</text:p>
          </table:table-cell>
        </table:table-row>
        <table:table-row table:style-name="ro2">
          <table:table-cell table:style-name="ce2" office:value-type="string">
            <text:p>625</text:p>
          </table:table-cell>
          <table:table-cell office:value-type="float" office:value="203.5683">
            <text:p>203.5683</text:p>
          </table:table-cell>
          <table:table-cell office:value-type="float" office:value="0.93557">
            <text:p>0.93557</text:p>
          </table:table-cell>
          <table:table-cell office:value-type="float" office:value="0.35201">
            <text:p>0.35201</text:p>
          </table:table-cell>
          <table:table-cell office:value-type="string">
            <text:p>Kihei-AMOS Remote Maui Experimental Site</text:p>
          </table:table-cell>
        </table:table-row>
        <table:table-row table:style-name="ro2">
          <table:table-cell table:style-name="ce2" office:value-type="string">
            <text:p>626</text:p>
          </table:table-cell>
          <table:table-cell office:value-type="float" office:value="4.9864">
            <text:p>4.9864</text:p>
          </table:table-cell>
          <table:table-cell office:value-type="float" office:value="0.62847">
            <text:p>0.62847</text:p>
          </table:table-cell>
          <table:table-cell office:value-type="float" office:value="0.77524">
            <text:p>0.77524</text:p>
          </table:table-cell>
          <table:table-cell office:value-type="string">
            <text:p>Geel</text:p>
          </table:table-cell>
        </table:table-row>
        <table:table-row table:style-name="ro2">
          <table:table-cell table:style-name="ce2" office:value-type="string">
            <text:p>627</text:p>
          </table:table-cell>
          <table:table-cell office:value-type="float" office:value="5.2146">
            <text:p>5.2146</text:p>
          </table:table-cell>
          <table:table-cell office:value-type="float" office:value="0.72002">
            <text:p>0.72002</text:p>
          </table:table-cell>
          <table:table-cell office:value-type="float" office:value="0.69168">
            <text:p>0.69168</text:p>
          </table:table-cell>
          <table:table-cell office:value-type="string">
            <text:p>Blauvac</text:p>
          </table:table-cell>
        </table:table-row>
        <table:table-row table:style-name="ro2">
          <table:table-cell table:style-name="ce2" office:value-type="string">
            <text:p>628</text:p>
          </table:table-cell>
          <table:table-cell office:value-type="float" office:value="6.8442">
            <text:p>6.8442</text:p>
          </table:table-cell>
          <table:table-cell office:value-type="float" office:value="0.62477">
            <text:p>0.62477</text:p>
          </table:table-cell>
          <table:table-cell office:value-type="float" office:value="0.7782">
            <text:p>0.7782</text:p>
          </table:table-cell>
          <table:table-cell office:value-type="string">
            <text:p>Mulheim-Ruhr</text:p>
          </table:table-cell>
        </table:table-row>
        <table:table-row table:style-name="ro2">
          <table:table-cell table:style-name="ce2" office:value-type="string">
            <text:p>629</text:p>
          </table:table-cell>
          <table:table-cell office:value-type="float" office:value="20.1511">
            <text:p>20.1511</text:p>
          </table:table-cell>
          <table:table-cell office:value-type="float" office:value="0.69273">
            <text:p>0.69273</text:p>
          </table:table-cell>
          <table:table-cell office:value-type="float" office:value="0.7188">
            <text:p>0.7188</text:p>
          </table:table-cell>
          <table:table-cell office:value-type="string">
            <text:p>Szeged Observatory</text:p>
          </table:table-cell>
        </table:table-row>
        <table:table-row table:style-name="ro2">
          <table:table-cell table:style-name="ce2" office:value-type="string">
            <text:p>630</text:p>
          </table:table-cell>
          <table:table-cell office:value-type="float" office:value="7.2367">
            <text:p>7.2367</text:p>
          </table:table-cell>
          <table:table-cell office:value-type="float" office:value="0.67051">
            <text:p>0.67051</text:p>
          </table:table-cell>
          <table:table-cell office:value-type="float" office:value="0.73951">
            <text:p>0.73951</text:p>
          </table:table-cell>
          <table:table-cell office:value-type="string">
            <text:p>Osenbach</text:p>
          </table:table-cell>
        </table:table-row>
        <table:table-row table:style-name="ro2">
          <table:table-cell table:style-name="ce2" office:value-type="string">
            <text:p>631</text:p>
          </table:table-cell>
          <table:table-cell office:value-type="float" office:value="10.02">
            <text:p>10.02</text:p>
          </table:table-cell>
          <table:table-cell office:value-type="float" office:value="0.596">
            <text:p>0.596</text:p>
          </table:table-cell>
          <table:table-cell office:value-type="float" office:value="0.8">
            <text:p>0.8</text:p>
          </table:table-cell>
          <table:table-cell office:value-type="string">
            <text:p>Hamburg-Georgswerder</text:p>
          </table:table-cell>
        </table:table-row>
        <table:table-row table:style-name="ro2">
          <table:table-cell table:style-name="ce2" office:value-type="string">
            <text:p>632</text:p>
          </table:table-cell>
          <table:table-cell office:value-type="float" office:value="11.1739">
            <text:p>11.1739</text:p>
          </table:table-cell>
          <table:table-cell office:value-type="float" office:value="0.7238">
            <text:p>0.7238</text:p>
          </table:table-cell>
          <table:table-cell office:value-type="float" office:value="0.68773">
            <text:p>0.68773</text:p>
          </table:table-cell>
          <table:table-cell office:value-type="string">
            <text:p>San Polo A Mosciano</text:p>
          </table:table-cell>
        </table:table-row>
        <table:table-row table:style-name="ro2">
          <table:table-cell table:style-name="ce2" office:value-type="string">
            <text:p>633</text:p>
          </table:table-cell>
          <table:table-cell office:value-type="float" office:value="9.9339">
            <text:p>9.9339</text:p>
          </table:table-cell>
          <table:table-cell office:value-type="float" office:value="0.7193">
            <text:p>0.7193</text:p>
          </table:table-cell>
          <table:table-cell office:value-type="float" office:value="0.69238">
            <text:p>0.69238</text:p>
          </table:table-cell>
          <table:table-cell office:value-type="string">
            <text:p>Romito</text:p>
          </table:table-cell>
        </table:table-row>
        <table:table-row table:style-name="ro2">
          <table:table-cell table:style-name="ce2" office:value-type="string">
            <text:p>634</text:p>
          </table:table-cell>
          <table:table-cell office:value-type="float" office:value="5.1456">
            <text:p>5.1456</text:p>
          </table:table-cell>
          <table:table-cell office:value-type="float" office:value="0.70182">
            <text:p>0.70182</text:p>
          </table:table-cell>
          <table:table-cell office:value-type="float" office:value="0.71007">
            <text:p>0.71007</text:p>
          </table:table-cell>
          <table:table-cell office:value-type="string">
            <text:p>Crolles</text:p>
          </table:table-cell>
        </table:table-row>
        <table:table-row table:style-name="ro2">
          <table:table-cell table:style-name="ce2" office:value-type="string">
            <text:p>635</text:p>
          </table:table-cell>
          <table:table-cell office:value-type="float" office:value="2.9019">
            <text:p>2.9019</text:p>
          </table:table-cell>
          <table:table-cell office:value-type="float" office:value="0.73605">
            <text:p>0.73605</text:p>
          </table:table-cell>
          <table:table-cell office:value-type="float" office:value="0.67467">
            <text:p>0.67467</text:p>
          </table:table-cell>
          <table:table-cell office:value-type="string">
            <text:p>Pergignan</text:p>
          </table:table-cell>
        </table:table-row>
        <table:table-row table:style-name="ro1">
          <table:table-cell table:style-name="ce2" office:value-type="string">
            <text:p>636</text:p>
          </table:table-cell>
          <table:table-cell office:value-type="float" office:value="6.9794">
            <text:p>6.9794</text:p>
          </table:table-cell>
          <table:table-cell office:value-type="float" office:value="0.62524">
            <text:p>0.62524</text:p>
          </table:table-cell>
          <table:table-cell office:value-type="float" office:value="0.77783">
            <text:p>0.77783</text:p>
          </table:table-cell>
          <table:table-cell office:value-type="string">
            <text:p>Essen</text:p>
          </table:table-cell>
        </table:table-row>
        <table:table-row table:style-name="ro2">
          <table:table-cell table:style-name="ce2" office:value-type="string">
            <text:p>637</text:p>
          </table:table-cell>
          <table:table-cell office:value-type="float" office:value="10.0903">
            <text:p>10.0903</text:p>
          </table:table-cell>
          <table:table-cell office:value-type="float" office:value="0.59326">
            <text:p>0.59326</text:p>
          </table:table-cell>
          <table:table-cell office:value-type="float" office:value="0.80232">
            <text:p>0.80232</text:p>
          </table:table-cell>
          <table:table-cell office:value-type="string">
            <text:p>Hamburg-Himmelsmoor</text:p>
          </table:table-cell>
        </table:table-row>
        <table:table-row table:style-name="ro2">
          <table:table-cell table:style-name="ce2" office:value-type="string">
            <text:p>638</text:p>
          </table:table-cell>
          <table:table-cell office:value-type="float" office:value="8.8933">
            <text:p>8.8933</text:p>
          </table:table-cell>
          <table:table-cell office:value-type="float" office:value="0.61778">
            <text:p>0.61778</text:p>
          </table:table-cell>
          <table:table-cell office:value-type="float" office:value="0.78374">
            <text:p>0.78374</text:p>
          </table:table-cell>
          <table:table-cell office:value-type="string">
            <text:p>Detmold</text:p>
          </table:table-cell>
        </table:table-row>
        <table:table-row table:style-name="ro1">
          <table:table-cell table:style-name="ce2" office:value-type="string">
            <text:p>639</text:p>
          </table:table-cell>
          <table:table-cell office:value-type="float" office:value="13.7233">
            <text:p>13.7233</text:p>
          </table:table-cell>
          <table:table-cell office:value-type="float" office:value="0.62933">
            <text:p>0.62933</text:p>
          </table:table-cell>
          <table:table-cell office:value-type="float" office:value="0.77456">
            <text:p>0.77456</text:p>
          </table:table-cell>
          <table:table-cell office:value-type="string">
            <text:p>Dresden</text:p>
          </table:table-cell>
        </table:table-row>
        <table:table-row table:style-name="ro2">
          <table:table-cell table:style-name="ce2" office:value-type="string">
            <text:p>640</text:p>
          </table:table-cell>
          <table:table-cell office:value-type="float" office:value="13.5996">
            <text:p>13.5996</text:p>
          </table:table-cell>
          <table:table-cell office:value-type="float" office:value="0.6429">
            <text:p>0.6429</text:p>
          </table:table-cell>
          <table:table-cell office:value-type="float" office:value="0.7634">
            <text:p>0.7634</text:p>
          </table:table-cell>
          <table:table-cell office:value-type="string">
            <text:p>Senftenberger Sternwarte</text:p>
          </table:table-cell>
        </table:table-row>
        <table:table-row table:style-name="ro2">
          <table:table-cell table:style-name="ce2" office:value-type="string">
            <text:p>641</text:p>
          </table:table-cell>
          <table:table-cell office:value-type="float" office:value="20.0272">
            <text:p>20.0272</text:p>
          </table:table-cell>
          <table:table-cell office:value-type="float" office:value="0.82468">
            <text:p>0.82468</text:p>
          </table:table-cell>
          <table:table-cell office:value-type="float" office:value="-0.56374">
            <text:p>-0.56374</text:p>
          </table:table-cell>
          <table:table-cell office:value-type="string">
            <text:p>Overberg</text:p>
          </table:table-cell>
        </table:table-row>
        <table:table-row table:style-name="ro1">
          <table:table-cell table:style-name="ce2" office:value-type="string">
            <text:p>642</text:p>
          </table:table-cell>
          <table:table-cell office:value-type="float" office:value="236.685">
            <text:p>236.685</text:p>
          </table:table-cell>
          <table:table-cell office:value-type="float" office:value="0.6648">
            <text:p>0.6648</text:p>
          </table:table-cell>
          <table:table-cell office:value-type="float" office:value="0.7445">
            <text:p>0.7445</text:p>
          </table:table-cell>
          <table:table-cell office:value-type="string">
            <text:p>Oak Bay, Victoria</text:p>
          </table:table-cell>
        </table:table-row>
        <table:table-row table:style-name="ro2">
          <table:table-cell table:style-name="ce2" office:value-type="string">
            <text:p>643</text:p>
          </table:table-cell>
          <table:table-cell office:value-type="float" office:value="243.2794">
            <text:p>243.2794</text:p>
          </table:table-cell>
          <table:table-cell office:value-type="float" office:value="0.83507">
            <text:p>0.83507</text:p>
          </table:table-cell>
          <table:table-cell office:value-type="float" office:value="0.54868">
            <text:p>0.54868</text:p>
          </table:table-cell>
          <table:table-cell office:value-type="string">
            <text:p>OCA-Anza Observatory</text:p>
          </table:table-cell>
        </table:table-row>
        <table:table-row table:style-name="ro1">
          <table:table-cell table:style-name="ce2" office:value-type="string">
            <text:p>644</text:p>
          </table:table-cell>
          <table:table-cell office:value-type="float" office:value="243.14022">
            <text:p>243.14022</text:p>
          </table:table-cell>
          <table:table-cell office:value-type="float" office:value="0.836325">
            <text:p>0.836325</text:p>
          </table:table-cell>
          <table:table-cell office:value-type="float" office:value="0.54687">
            <text:p>0.54687</text:p>
          </table:table-cell>
          <table:table-cell office:value-type="string">
            <text:p>Palomar Mountain/NEAT</text:p>
          </table:table-cell>
        </table:table-row>
        <table:table-row table:style-name="ro1">
          <table:table-cell table:style-name="ce2" office:value-type="string">
            <text:p>645</text:p>
          </table:table-cell>
          <table:table-cell office:value-type="float" office:value="254.17942">
            <text:p>254.17942</text:p>
          </table:table-cell>
          <table:table-cell office:value-type="float" office:value="0.841945">
            <text:p>0.841945</text:p>
          </table:table-cell>
          <table:table-cell office:value-type="float" office:value="0.53856">
            <text:p>0.53856</text:p>
          </table:table-cell>
          <table:table-cell office:value-type="string">
            <text:p>Apache Point-Sloan Digital Sky Survey</text:p>
          </table:table-cell>
        </table:table-row>
        <table:table-row table:style-name="ro2">
          <table:table-cell table:style-name="ce2" office:value-type="string">
            <text:p>646</text:p>
          </table:table-cell>
          <table:table-cell office:value-type="float" office:value="242.4369">
            <text:p>242.4369</text:p>
          </table:table-cell>
          <table:table-cell office:value-type="float" office:value="0.82999">
            <text:p>0.82999</text:p>
          </table:table-cell>
          <table:table-cell office:value-type="float" office:value="0.55603">
            <text:p>0.55603</text:p>
          </table:table-cell>
          <table:table-cell office:value-type="string">
            <text:p>Santana Observatory, Rancho Cucamonga</text:p>
          </table:table-cell>
        </table:table-row>
        <table:table-row table:style-name="ro1">
          <table:table-cell table:style-name="ce2" office:value-type="string">
            <text:p>647</text:p>
          </table:table-cell>
          <table:table-cell office:value-type="float" office:value="245.9683">
            <text:p>245.9683</text:p>
          </table:table-cell>
          <table:table-cell office:value-type="float" office:value="0.6337">
            <text:p>0.6337</text:p>
          </table:table-cell>
          <table:table-cell office:value-type="float" office:value="0.7712">
            <text:p>0.7712</text:p>
          </table:table-cell>
          <table:table-cell office:value-type="string">
            <text:p>Stone Finder Observatory, Calgary</text:p>
          </table:table-cell>
        </table:table-row>
        <table:table-row table:style-name="ro2">
          <table:table-cell table:style-name="ce2" office:value-type="string">
            <text:p>648</text:p>
          </table:table-cell>
          <table:table-cell office:value-type="float" office:value="249.39822">
            <text:p>249.39822</text:p>
          </table:table-cell>
          <table:table-cell office:value-type="float" office:value="0.852115">
            <text:p>0.852115</text:p>
          </table:table-cell>
          <table:table-cell office:value-type="float" office:value="0.52205">
            <text:p>0.52205</text:p>
          </table:table-cell>
          <table:table-cell office:value-type="string">
            <text:p>Winer Observatory, Sonoita</text:p>
          </table:table-cell>
        </table:table-row>
        <table:table-row table:style-name="ro2">
          <table:table-cell table:style-name="ce2" office:value-type="string">
            <text:p>649</text:p>
          </table:table-cell>
          <table:table-cell office:value-type="float" office:value="265.3003">
            <text:p>265.3003</text:p>
          </table:table-cell>
          <table:table-cell office:value-type="float" office:value="0.78207">
            <text:p>0.78207</text:p>
          </table:table-cell>
          <table:table-cell office:value-type="float" office:value="0.62117">
            <text:p>0.62117</text:p>
          </table:table-cell>
          <table:table-cell office:value-type="string">
            <text:p>Powell Observatory, Louisburg</text:p>
          </table:table-cell>
        </table:table-row>
        <table:table-row table:style-name="ro2">
          <table:table-cell table:style-name="ce2" office:value-type="string">
            <text:p>650</text:p>
          </table:table-cell>
          <table:table-cell office:value-type="float" office:value="242.9028">
            <text:p>242.9028</text:p>
          </table:table-cell>
          <table:table-cell office:value-type="float" office:value="0.8351">
            <text:p>0.8351</text:p>
          </table:table-cell>
          <table:table-cell office:value-type="float" office:value="0.54836">
            <text:p>0.54836</text:p>
          </table:table-cell>
          <table:table-cell office:value-type="string">
            <text:p>Temecula</text:p>
          </table:table-cell>
        </table:table-row>
        <table:table-row table:style-name="ro1">
          <table:table-cell table:style-name="ce2" office:value-type="string">
            <text:p>651</text:p>
          </table:table-cell>
          <table:table-cell office:value-type="float" office:value="249.41916">
            <text:p>249.41916</text:p>
          </table:table-cell>
          <table:table-cell office:value-type="float" office:value="0.852069">
            <text:p>0.852069</text:p>
          </table:table-cell>
          <table:table-cell office:value-type="float" office:value="0.52212">
            <text:p>0.52212</text:p>
          </table:table-cell>
          <table:table-cell office:value-type="string">
            <text:p>Grasslands Observatory, Tucson</text:p>
          </table:table-cell>
        </table:table-row>
        <table:table-row table:style-name="ro1">
          <table:table-cell table:style-name="ce2" office:value-type="string">
            <text:p>652</text:p>
          </table:table-cell>
          <table:table-cell office:value-type="float" office:value="245.9333">
            <text:p>245.9333</text:p>
          </table:table-cell>
          <table:table-cell office:value-type="float" office:value="0.6291">
            <text:p>0.6291</text:p>
          </table:table-cell>
          <table:table-cell office:value-type="float" office:value="0.7749">
            <text:p>0.7749</text:p>
          </table:table-cell>
          <table:table-cell office:value-type="string">
            <text:p>Rock Finder Observatory, Calgary</text:p>
          </table:table-cell>
        </table:table-row>
        <table:table-row table:style-name="ro1">
          <table:table-cell table:style-name="ce2" office:value-type="string">
            <text:p>653</text:p>
          </table:table-cell>
          <table:table-cell office:value-type="float" office:value="237.8678">
            <text:p>237.8678</text:p>
          </table:table-cell>
          <table:table-cell office:value-type="float" office:value="0.68091">
            <text:p>0.68091</text:p>
          </table:table-cell>
          <table:table-cell office:value-type="float" office:value="0.72996">
            <text:p>0.72996</text:p>
          </table:table-cell>
          <table:table-cell office:value-type="string">
            <text:p>Torus Observatory, Buckley</text:p>
          </table:table-cell>
        </table:table-row>
        <table:table-row table:style-name="ro2">
          <table:table-cell table:style-name="ce2" office:value-type="string">
            <text:p>654</text:p>
          </table:table-cell>
          <table:table-cell office:value-type="float" office:value="242.31841">
            <text:p>242.31841</text:p>
          </table:table-cell>
          <table:table-cell office:value-type="float" office:value="0.826471">
            <text:p>0.826471</text:p>
          </table:table-cell>
          <table:table-cell office:value-type="float" office:value="0.56172">
            <text:p>0.56172</text:p>
          </table:table-cell>
          <table:table-cell office:value-type="string">
            <text:p>Table Mountain Observatory, Wrightwood-PHMC</text:p>
          </table:table-cell>
        </table:table-row>
        <table:table-row table:style-name="ro2">
          <table:table-cell table:style-name="ce2" office:value-type="string">
            <text:p>655</text:p>
          </table:table-cell>
          <table:table-cell office:value-type="float" office:value="236.383">
            <text:p>236.383</text:p>
          </table:table-cell>
          <table:table-cell office:value-type="float" office:value="0.6656">
            <text:p>0.6656</text:p>
          </table:table-cell>
          <table:table-cell office:value-type="float" office:value="0.7438">
            <text:p>0.7438</text:p>
          </table:table-cell>
          <table:table-cell office:value-type="string">
            <text:p>Sooke</text:p>
          </table:table-cell>
        </table:table-row>
        <table:table-row table:style-name="ro1">
          <table:table-cell table:style-name="ce2" office:value-type="string">
            <text:p>656</text:p>
          </table:table-cell>
          <table:table-cell office:value-type="float" office:value="236.3921">
            <text:p>236.3921</text:p>
          </table:table-cell>
          <table:table-cell office:value-type="float" office:value="0.6658">
            <text:p>0.6658</text:p>
          </table:table-cell>
          <table:table-cell office:value-type="float" office:value="0.74367">
            <text:p>0.74367</text:p>
          </table:table-cell>
          <table:table-cell office:value-type="string">
            <text:p>Victoria</text:p>
          </table:table-cell>
        </table:table-row>
        <table:table-row table:style-name="ro2">
          <table:table-cell table:style-name="ce2" office:value-type="string">
            <text:p>657</text:p>
          </table:table-cell>
          <table:table-cell office:value-type="float" office:value="236.6903">
            <text:p>236.6903</text:p>
          </table:table-cell>
          <table:table-cell office:value-type="float" office:value="0.66437">
            <text:p>0.66437</text:p>
          </table:table-cell>
          <table:table-cell office:value-type="float" office:value="0.74491">
            <text:p>0.74491</text:p>
          </table:table-cell>
          <table:table-cell office:value-type="string">
            <text:p>Climenhaga Observatory, Victoria</text:p>
          </table:table-cell>
        </table:table-row>
        <table:table-row table:style-name="ro1">
          <table:table-cell table:style-name="ce2" office:value-type="string">
            <text:p>658</text:p>
          </table:table-cell>
          <table:table-cell office:value-type="float" office:value="236.583">
            <text:p>236.583</text:p>
          </table:table-cell>
          <table:table-cell office:value-type="float" office:value="0.663631">
            <text:p>0.663631</text:p>
          </table:table-cell>
          <table:table-cell office:value-type="float" office:value="0.7456">
            <text:p>0.7456</text:p>
          </table:table-cell>
          <table:table-cell office:value-type="string">
            <text:p>National Research Council of Canada</text:p>
          </table:table-cell>
        </table:table-row>
        <table:table-row table:style-name="ro2">
          <table:table-cell table:style-name="ce2" office:value-type="string">
            <text:p>659</text:p>
          </table:table-cell>
          <table:table-cell office:value-type="float" office:value="237.0514">
            <text:p>237.0514</text:p>
          </table:table-cell>
          <table:table-cell office:value-type="float" office:value="0.66257">
            <text:p>0.66257</text:p>
          </table:table-cell>
          <table:table-cell office:value-type="float" office:value="0.7465">
            <text:p>0.7465</text:p>
          </table:table-cell>
          <table:table-cell office:value-type="string">
            <text:p>Heron Cove Observatory, Orcas</text:p>
          </table:table-cell>
        </table:table-row>
        <table:table-row table:style-name="ro2">
          <table:table-cell table:style-name="ce2" office:value-type="string">
            <text:p>660</text:p>
          </table:table-cell>
          <table:table-cell office:value-type="float" office:value="237.7379">
            <text:p>237.7379</text:p>
          </table:table-cell>
          <table:table-cell office:value-type="float" office:value="0.79038">
            <text:p>0.79038</text:p>
          </table:table-cell>
          <table:table-cell office:value-type="float" office:value="0.61059">
            <text:p>0.61059</text:p>
          </table:table-cell>
          <table:table-cell office:value-type="string">
            <text:p>Leuschner Observatory, Berkeley</text:p>
          </table:table-cell>
        </table:table-row>
        <table:table-row table:style-name="ro2">
          <table:table-cell table:style-name="ce2" office:value-type="string">
            <text:p>661</text:p>
          </table:table-cell>
          <table:table-cell office:value-type="float" office:value="245.7117">
            <text:p>245.7117</text:p>
          </table:table-cell>
          <table:table-cell office:value-type="float" office:value="0.63251">
            <text:p>0.63251</text:p>
          </table:table-cell>
          <table:table-cell office:value-type="float" office:value="0.77222">
            <text:p>0.77222</text:p>
          </table:table-cell>
          <table:table-cell office:value-type="string">
            <text:p>Rothney Astrophysical Observatory, Priddis</text:p>
          </table:table-cell>
        </table:table-row>
        <table:table-row table:style-name="ro1">
          <table:table-cell table:style-name="ce2" office:value-type="string">
            <text:p>662</text:p>
          </table:table-cell>
          <table:table-cell office:value-type="float" office:value="238.3545">
            <text:p>238.3545</text:p>
          </table:table-cell>
          <table:table-cell office:value-type="float" office:value="0.79619">
            <text:p>0.79619</text:p>
          </table:table-cell>
          <table:table-cell office:value-type="float" office:value="0.60335">
            <text:p>0.60335</text:p>
          </table:table-cell>
          <table:table-cell office:value-type="string">
            <text:p>Lick Observatory, Mount Hamilton</text:p>
          </table:table-cell>
        </table:table-row>
        <table:table-row table:style-name="ro1">
          <table:table-cell table:style-name="ce2" office:value-type="string">
            <text:p>663</text:p>
          </table:table-cell>
          <table:table-cell office:value-type="float" office:value="248.3136">
            <text:p>248.3136</text:p>
          </table:table-cell>
          <table:table-cell office:value-type="float" office:value="0.83483">
            <text:p>0.83483</text:p>
          </table:table-cell>
          <table:table-cell office:value-type="float" office:value="0.54879">
            <text:p>0.54879</text:p>
          </table:table-cell>
          <table:table-cell office:value-type="string">
            <text:p>Red Mountain Observatory</text:p>
          </table:table-cell>
        </table:table-row>
        <table:table-row table:style-name="ro2">
          <table:table-cell table:style-name="ce2" office:value-type="string">
            <text:p>664</text:p>
          </table:table-cell>
          <table:table-cell office:value-type="float" office:value="239.2775">
            <text:p>239.2775</text:p>
          </table:table-cell>
          <table:table-cell office:value-type="float" office:value="0.684">
            <text:p>0.684</text:p>
          </table:table-cell>
          <table:table-cell office:value-type="float" office:value="0.7273">
            <text:p>0.7273</text:p>
          </table:table-cell>
          <table:table-cell office:value-type="string">
            <text:p>Manastash Ridge Observatory</text:p>
          </table:table-cell>
        </table:table-row>
        <table:table-row table:style-name="ro1">
          <table:table-cell table:style-name="ce2" office:value-type="string">
            <text:p>665</text:p>
          </table:table-cell>
          <table:table-cell office:value-type="float" office:value="240.9903">
            <text:p>240.9903</text:p>
          </table:table-cell>
          <table:table-cell office:value-type="float" office:value="0.82215">
            <text:p>0.82215</text:p>
          </table:table-cell>
          <table:table-cell office:value-type="float" office:value="0.56781">
            <text:p>0.56781</text:p>
          </table:table-cell>
          <table:table-cell office:value-type="string">
            <text:p>Wallis Observatory</text:p>
          </table:table-cell>
        </table:table-row>
        <table:table-row table:style-name="ro2">
          <table:table-cell table:style-name="ce2" office:value-type="string">
            <text:p>666</text:p>
          </table:table-cell>
          <table:table-cell office:value-type="float" office:value="241.1692">
            <text:p>241.1692</text:p>
          </table:table-cell>
          <table:table-cell office:value-type="float" office:value="0.827">
            <text:p>0.827</text:p>
          </table:table-cell>
          <table:table-cell office:value-type="float" office:value="0.5604">
            <text:p>0.5604</text:p>
          </table:table-cell>
          <table:table-cell office:value-type="string">
            <text:p>Moorpark College Observatory</text:p>
          </table:table-cell>
        </table:table-row>
        <table:table-row table:style-name="ro2">
          <table:table-cell table:style-name="ce2" office:value-type="string">
            <text:p>667</text:p>
          </table:table-cell>
          <table:table-cell office:value-type="float" office:value="240.00921">
            <text:p>240.00921</text:p>
          </table:table-cell>
          <table:table-cell office:value-type="float" office:value="0.684483">
            <text:p>0.684483</text:p>
          </table:table-cell>
          <table:table-cell office:value-type="float" office:value="0.72662">
            <text:p>0.72662</text:p>
          </table:table-cell>
          <table:table-cell office:value-type="string">
            <text:p>Wanapum Dam</text:p>
          </table:table-cell>
        </table:table-row>
        <table:table-row table:style-name="ro2">
          <table:table-cell table:style-name="ce2" office:value-type="string">
            <text:p>668</text:p>
          </table:table-cell>
          <table:table-cell office:value-type="float" office:value="240.82">
            <text:p>240.82</text:p>
          </table:table-cell>
          <table:table-cell office:value-type="float" office:value="0.821">
            <text:p>0.821</text:p>
          </table:table-cell>
          <table:table-cell office:value-type="float" office:value="0.568">
            <text:p>0.568</text:p>
          </table:table-cell>
          <table:table-cell office:value-type="string">
            <text:p>San Emigdio Peak</text:p>
          </table:table-cell>
        </table:table-row>
        <table:table-row table:style-name="ro2">
          <table:table-cell table:style-name="ce2" office:value-type="string">
            <text:p>669</text:p>
          </table:table-cell>
          <table:table-cell office:value-type="float" office:value="240.82">
            <text:p>240.82</text:p>
          </table:table-cell>
          <table:table-cell office:value-type="float" office:value="0.826">
            <text:p>0.826</text:p>
          </table:table-cell>
          <table:table-cell office:value-type="float" office:value="0.563">
            <text:p>0.563</text:p>
          </table:table-cell>
          <table:table-cell office:value-type="string">
            <text:p>Ojai</text:p>
          </table:table-cell>
        </table:table-row>
        <table:table-row table:style-name="ro2">
          <table:table-cell table:style-name="ce2" office:value-type="string">
            <text:p>670</text:p>
          </table:table-cell>
          <table:table-cell office:value-type="float" office:value="240.9558">
            <text:p>240.9558</text:p>
          </table:table-cell>
          <table:table-cell office:value-type="float" office:value="0.82775">
            <text:p>0.82775</text:p>
          </table:table-cell>
          <table:table-cell office:value-type="float" office:value="0.55922">
            <text:p>0.55922</text:p>
          </table:table-cell>
          <table:table-cell office:value-type="string">
            <text:p>Camarillo</text:p>
          </table:table-cell>
        </table:table-row>
        <table:table-row table:style-name="ro1">
          <table:table-cell table:style-name="ce2" office:value-type="string">
            <text:p>671</text:p>
          </table:table-cell>
          <table:table-cell office:value-type="float" office:value="242.0022">
            <text:p>242.0022</text:p>
          </table:table-cell>
          <table:table-cell office:value-type="float" office:value="0.82719">
            <text:p>0.82719</text:p>
          </table:table-cell>
          <table:table-cell office:value-type="float" office:value="0.56052">
            <text:p>0.56052</text:p>
          </table:table-cell>
          <table:table-cell office:value-type="string">
            <text:p>Stony Ridge</text:p>
          </table:table-cell>
        </table:table-row>
        <table:table-row table:style-name="ro1">
          <table:table-cell table:style-name="ce2" office:value-type="string">
            <text:p>672</text:p>
          </table:table-cell>
          <table:table-cell office:value-type="float" office:value="241.9436">
            <text:p>241.9436</text:p>
          </table:table-cell>
          <table:table-cell office:value-type="float" office:value="0.82794">
            <text:p>0.82794</text:p>
          </table:table-cell>
          <table:table-cell office:value-type="float" office:value="0.55942">
            <text:p>0.55942</text:p>
          </table:table-cell>
          <table:table-cell office:value-type="string">
            <text:p>Mount Wilson</text:p>
          </table:table-cell>
        </table:table-row>
        <table:table-row table:style-name="ro2">
          <table:table-cell table:style-name="ce2" office:value-type="string">
            <text:p>673</text:p>
          </table:table-cell>
          <table:table-cell office:value-type="float" office:value="242.31783">
            <text:p>242.31783</text:p>
          </table:table-cell>
          <table:table-cell office:value-type="float" office:value="0.826474">
            <text:p>0.826474</text:p>
          </table:table-cell>
          <table:table-cell office:value-type="float" office:value="0.56172">
            <text:p>0.56172</text:p>
          </table:table-cell>
          <table:table-cell office:value-type="string">
            <text:p>Table Mountain Observatory, Wrightwood</text:p>
          </table:table-cell>
        </table:table-row>
        <table:table-row table:style-name="ro2">
          <table:table-cell table:style-name="ce2" office:value-type="string">
            <text:p>674</text:p>
          </table:table-cell>
          <table:table-cell office:value-type="float" office:value="242.33605">
            <text:p>242.33605</text:p>
          </table:table-cell>
          <table:table-cell office:value-type="float" office:value="0.826464">
            <text:p>0.826464</text:p>
          </table:table-cell>
          <table:table-cell office:value-type="float" office:value="0.56173">
            <text:p>0.56173</text:p>
          </table:table-cell>
          <table:table-cell office:value-type="string">
            <text:p>Ford Observatory, Wrightwood</text:p>
          </table:table-cell>
        </table:table-row>
        <table:table-row table:style-name="ro1">
          <table:table-cell table:style-name="ce2" office:value-type="string">
            <text:p>675</text:p>
          </table:table-cell>
          <table:table-cell office:value-type="float" office:value="243.13746">
            <text:p>243.13746</text:p>
          </table:table-cell>
          <table:table-cell office:value-type="float" office:value="0.836357">
            <text:p>0.836357</text:p>
          </table:table-cell>
          <table:table-cell office:value-type="float" office:value="0.54683">
            <text:p>0.54683</text:p>
          </table:table-cell>
          <table:table-cell office:value-type="string">
            <text:p>Palomar Mountain</text:p>
          </table:table-cell>
        </table:table-row>
        <table:table-row table:style-name="ro1">
          <table:table-cell table:style-name="ce2" office:value-type="string">
            <text:p>676</text:p>
          </table:table-cell>
          <table:table-cell office:value-type="float" office:value="242.3907">
            <text:p>242.3907</text:p>
          </table:table-cell>
          <table:table-cell office:value-type="float" office:value="0.83553">
            <text:p>0.83553</text:p>
          </table:table-cell>
          <table:table-cell office:value-type="float" office:value="0.54762">
            <text:p>0.54762</text:p>
          </table:table-cell>
          <table:table-cell office:value-type="string">
            <text:p>San Clemente</text:p>
          </table:table-cell>
        </table:table-row>
        <table:table-row table:style-name="ro1">
          <table:table-cell table:style-name="ce2" office:value-type="string">
            <text:p>677</text:p>
          </table:table-cell>
          <table:table-cell office:value-type="float" office:value="242.8281">
            <text:p>242.8281</text:p>
          </table:table-cell>
          <table:table-cell office:value-type="float" office:value="0.82746">
            <text:p>0.82746</text:p>
          </table:table-cell>
          <table:table-cell office:value-type="float" office:value="0.56012">
            <text:p>0.56012</text:p>
          </table:table-cell>
          <table:table-cell office:value-type="string">
            <text:p>Lake Arrowhead</text:p>
          </table:table-cell>
        </table:table-row>
        <table:table-row table:style-name="ro1">
          <table:table-cell table:style-name="ce2" office:value-type="string">
            <text:p>678</text:p>
          </table:table-cell>
          <table:table-cell office:value-type="float" office:value="248.2597">
            <text:p>248.2597</text:p>
          </table:table-cell>
          <table:table-cell office:value-type="float" office:value="0.83352">
            <text:p>0.83352</text:p>
          </table:table-cell>
          <table:table-cell office:value-type="float" office:value="0.55083">
            <text:p>0.55083</text:p>
          </table:table-cell>
          <table:table-cell office:value-type="string">
            <text:p>Fountain Hills</text:p>
          </table:table-cell>
        </table:table-row>
        <table:table-row table:style-name="ro2">
          <table:table-cell table:style-name="ce2" office:value-type="string">
            <text:p>679</text:p>
          </table:table-cell>
          <table:table-cell office:value-type="float" office:value="244.5367">
            <text:p>244.5367</text:p>
          </table:table-cell>
          <table:table-cell office:value-type="float" office:value="0.85792">
            <text:p>0.85792</text:p>
          </table:table-cell>
          <table:table-cell office:value-type="float" office:value="0.51292">
            <text:p>0.51292</text:p>
          </table:table-cell>
          <table:table-cell office:value-type="string">
            <text:p>San Pedro Martir</text:p>
          </table:table-cell>
        </table:table-row>
        <table:table-row table:style-name="ro1">
          <table:table-cell table:style-name="ce2" office:value-type="string">
            <text:p>680</text:p>
          </table:table-cell>
          <table:table-cell office:value-type="float" office:value="244.78">
            <text:p>244.78</text:p>
          </table:table-cell>
          <table:table-cell office:value-type="float" office:value="0.833">
            <text:p>0.833</text:p>
          </table:table-cell>
          <table:table-cell office:value-type="float" office:value="0.554">
            <text:p>0.554</text:p>
          </table:table-cell>
          <table:table-cell office:value-type="string">
            <text:p>Los Angeles</text:p>
          </table:table-cell>
        </table:table-row>
        <table:table-row table:style-name="ro1">
          <table:table-cell table:style-name="ce2" office:value-type="string">
            <text:p>681</text:p>
          </table:table-cell>
          <table:table-cell office:value-type="float" office:value="245.8858">
            <text:p>245.8858</text:p>
          </table:table-cell>
          <table:table-cell office:value-type="float" office:value="0.62954">
            <text:p>0.62954</text:p>
          </table:table-cell>
          <table:table-cell office:value-type="float" office:value="0.77459">
            <text:p>0.77459</text:p>
          </table:table-cell>
          <table:table-cell office:value-type="string">
            <text:p>Calgary</text:p>
          </table:table-cell>
        </table:table-row>
        <table:table-row table:style-name="ro2">
          <table:table-cell table:style-name="ce2" office:value-type="string">
            <text:p>682</text:p>
          </table:table-cell>
          <table:table-cell office:value-type="float" office:value="247.6381">
            <text:p>247.6381</text:p>
          </table:table-cell>
          <table:table-cell office:value-type="float" office:value="0.79932">
            <text:p>0.79932</text:p>
          </table:table-cell>
          <table:table-cell office:value-type="float" office:value="0.59932">
            <text:p>0.59932</text:p>
          </table:table-cell>
          <table:table-cell office:value-type="string">
            <text:p>Kanab</text:p>
          </table:table-cell>
        </table:table-row>
        <table:table-row table:style-name="ro2">
          <table:table-cell table:style-name="ce2" office:value-type="string">
            <text:p>683</text:p>
          </table:table-cell>
          <table:table-cell office:value-type="float" office:value="248.9182">
            <text:p>248.9182</text:p>
          </table:table-cell>
          <table:table-cell office:value-type="float" office:value="0.84751">
            <text:p>0.84751</text:p>
          </table:table-cell>
          <table:table-cell office:value-type="float" office:value="0.52922">
            <text:p>0.52922</text:p>
          </table:table-cell>
          <table:table-cell office:value-type="string">
            <text:p>Goodricke-Pigott Observatory, Tucson</text:p>
          </table:table-cell>
        </table:table-row>
        <table:table-row table:style-name="ro1">
          <table:table-cell table:style-name="ce2" office:value-type="string">
            <text:p>684</text:p>
          </table:table-cell>
          <table:table-cell office:value-type="float" office:value="247.51">
            <text:p>247.51</text:p>
          </table:table-cell>
          <table:table-cell office:value-type="float" office:value="0.82512">
            <text:p>0.82512</text:p>
          </table:table-cell>
          <table:table-cell office:value-type="float" office:value="0.56356">
            <text:p>0.56356</text:p>
          </table:table-cell>
          <table:table-cell office:value-type="string">
            <text:p>Prescott</text:p>
          </table:table-cell>
        </table:table-row>
        <table:table-row table:style-name="ro1">
          <table:table-cell table:style-name="ce2" office:value-type="string">
            <text:p>685</text:p>
          </table:table-cell>
          <table:table-cell office:value-type="float" office:value="247.84">
            <text:p>247.84</text:p>
          </table:table-cell>
          <table:table-cell office:value-type="float" office:value="0.816">
            <text:p>0.816</text:p>
          </table:table-cell>
          <table:table-cell office:value-type="float" office:value="0.575">
            <text:p>0.575</text:p>
          </table:table-cell>
          <table:table-cell office:value-type="string">
            <text:p>Williams</text:p>
          </table:table-cell>
        </table:table-row>
        <table:table-row table:style-name="ro2">
          <table:table-cell table:style-name="ce2" office:value-type="string">
            <text:p>686</text:p>
          </table:table-cell>
          <table:table-cell office:value-type="float" office:value="249.2092">
            <text:p>249.2092</text:p>
          </table:table-cell>
          <table:table-cell office:value-type="float" office:value="0.84512">
            <text:p>0.84512</text:p>
          </table:table-cell>
          <table:table-cell office:value-type="float" office:value="0.53359">
            <text:p>0.53359</text:p>
          </table:table-cell>
          <table:table-cell office:value-type="string">
            <text:p>U. of Minn. Infrared Obs., Mt. Lemmon</text:p>
          </table:table-cell>
        </table:table-row>
        <table:table-row table:style-name="ro1">
          <table:table-cell table:style-name="ce2" office:value-type="string">
            <text:p>687</text:p>
          </table:table-cell>
          <table:table-cell office:value-type="float" office:value="248.3473">
            <text:p>248.3473</text:p>
          </table:table-cell>
          <table:table-cell office:value-type="float" office:value="0.81848">
            <text:p>0.81848</text:p>
          </table:table-cell>
          <table:table-cell office:value-type="float" office:value="0.57318">
            <text:p>0.57318</text:p>
          </table:table-cell>
          <table:table-cell office:value-type="string">
            <text:p>Northern Arizona University, Flagstaff</text:p>
          </table:table-cell>
        </table:table-row>
        <table:table-row table:style-name="ro1">
          <table:table-cell table:style-name="ce2" office:value-type="string">
            <text:p>688</text:p>
          </table:table-cell>
          <table:table-cell office:value-type="float" office:value="248.4645">
            <text:p>248.4645</text:p>
          </table:table-cell>
          <table:table-cell office:value-type="float" office:value="0.81938">
            <text:p>0.81938</text:p>
          </table:table-cell>
          <table:table-cell office:value-type="float" office:value="0.57193">
            <text:p>0.57193</text:p>
          </table:table-cell>
          <table:table-cell office:value-type="string">
            <text:p>Lowell Observatory, Anderson Mesa Station</text:p>
          </table:table-cell>
        </table:table-row>
        <table:table-row table:style-name="ro1">
          <table:table-cell table:style-name="ce2" office:value-type="string">
            <text:p>689</text:p>
          </table:table-cell>
          <table:table-cell office:value-type="float" office:value="248.2601">
            <text:p>248.2601</text:p>
          </table:table-cell>
          <table:table-cell office:value-type="float" office:value="0.81851">
            <text:p>0.81851</text:p>
          </table:table-cell>
          <table:table-cell office:value-type="float" office:value="0.57319">
            <text:p>0.57319</text:p>
          </table:table-cell>
          <table:table-cell office:value-type="string">
            <text:p>U.S. Naval Observatory, Flagstaff</text:p>
          </table:table-cell>
        </table:table-row>
        <table:table-row table:style-name="ro1">
          <table:table-cell table:style-name="ce2" office:value-type="string">
            <text:p>690</text:p>
          </table:table-cell>
          <table:table-cell office:value-type="float" office:value="248.3367">
            <text:p>248.3367</text:p>
          </table:table-cell>
          <table:table-cell office:value-type="float" office:value="0.81832">
            <text:p>0.81832</text:p>
          </table:table-cell>
          <table:table-cell office:value-type="float" office:value="0.57344">
            <text:p>0.57344</text:p>
          </table:table-cell>
          <table:table-cell office:value-type="string">
            <text:p>Lowell Observatory, Flagstaff</text:p>
          </table:table-cell>
        </table:table-row>
        <table:table-row table:style-name="ro2">
          <table:table-cell table:style-name="ce2" office:value-type="string">
            <text:p>691</text:p>
          </table:table-cell>
          <table:table-cell office:value-type="float" office:value="248.401">
            <text:p>248.401</text:p>
          </table:table-cell>
          <table:table-cell office:value-type="float" office:value="0.84951">
            <text:p>0.84951</text:p>
          </table:table-cell>
          <table:table-cell office:value-type="float" office:value="0.52642">
            <text:p>0.52642</text:p>
          </table:table-cell>
          <table:table-cell office:value-type="string">
            <text:p>Steward Observatory, Kitt Peak-Spacewatch</text:p>
          </table:table-cell>
        </table:table-row>
        <table:table-row table:style-name="ro1">
          <table:table-cell table:style-name="ce2" office:value-type="string">
            <text:p>692</text:p>
          </table:table-cell>
          <table:table-cell office:value-type="float" office:value="249.0513">
            <text:p>249.0513</text:p>
          </table:table-cell>
          <table:table-cell office:value-type="float" office:value="0.84679">
            <text:p>0.84679</text:p>
          </table:table-cell>
          <table:table-cell office:value-type="float" office:value="0.53036">
            <text:p>0.53036</text:p>
          </table:table-cell>
          <table:table-cell office:value-type="string">
            <text:p>Steward Observatory, Tucson</text:p>
          </table:table-cell>
        </table:table-row>
        <table:table-row table:style-name="ro1">
          <table:table-cell table:style-name="ce2" office:value-type="string">
            <text:p>693</text:p>
          </table:table-cell>
          <table:table-cell office:value-type="float" office:value="249.26745">
            <text:p>249.26745</text:p>
          </table:table-cell>
          <table:table-cell office:value-type="float" office:value="0.845317">
            <text:p>0.845317</text:p>
          </table:table-cell>
          <table:table-cell office:value-type="float" office:value="0.53321">
            <text:p>0.53321</text:p>
          </table:table-cell>
          <table:table-cell office:value-type="string">
            <text:p>Catalina Station, Tucson</text:p>
          </table:table-cell>
        </table:table-row>
        <table:table-row table:style-name="ro2">
          <table:table-cell table:style-name="ce2" office:value-type="string">
            <text:p>694</text:p>
          </table:table-cell>
          <table:table-cell office:value-type="float" office:value="248.9943">
            <text:p>248.9943</text:p>
          </table:table-cell>
          <table:table-cell office:value-type="float" office:value="0.847">
            <text:p>0.847</text:p>
          </table:table-cell>
          <table:table-cell office:value-type="float" office:value="0.53009">
            <text:p>0.53009</text:p>
          </table:table-cell>
          <table:table-cell office:value-type="string">
            <text:p>Tumamoc Hill, Tucson</text:p>
          </table:table-cell>
        </table:table-row>
        <table:table-row table:style-name="ro2">
          <table:table-cell table:style-name="ce2" office:value-type="string">
            <text:p>695</text:p>
          </table:table-cell>
          <table:table-cell office:value-type="float" office:value="248.40533">
            <text:p>248.40533</text:p>
          </table:table-cell>
          <table:table-cell office:value-type="float" office:value="0.849504">
            <text:p>0.849504</text:p>
          </table:table-cell>
          <table:table-cell office:value-type="float" office:value="0.52642">
            <text:p>0.52642</text:p>
          </table:table-cell>
          <table:table-cell office:value-type="string">
            <text:p>Kitt Peak</text:p>
          </table:table-cell>
        </table:table-row>
        <table:table-row table:style-name="ro1">
          <table:table-cell table:style-name="ce2" office:value-type="string">
            <text:p>696</text:p>
          </table:table-cell>
          <table:table-cell office:value-type="float" office:value="249.1154">
            <text:p>249.1154</text:p>
          </table:table-cell>
          <table:table-cell office:value-type="float" office:value="0.85205">
            <text:p>0.85205</text:p>
          </table:table-cell>
          <table:table-cell office:value-type="float" office:value="0.52249">
            <text:p>0.52249</text:p>
          </table:table-cell>
          <table:table-cell office:value-type="string">
            <text:p>Whipple Observatory, Mt. Hopkins</text:p>
          </table:table-cell>
        </table:table-row>
        <table:table-row table:style-name="ro2">
          <table:table-cell table:style-name="ce2" office:value-type="string">
            <text:p>697</text:p>
          </table:table-cell>
          <table:table-cell office:value-type="float" office:value="248.3842">
            <text:p>248.3842</text:p>
          </table:table-cell>
          <table:table-cell office:value-type="float" office:value="0.84956">
            <text:p>0.84956</text:p>
          </table:table-cell>
          <table:table-cell office:value-type="float" office:value="0.52629">
            <text:p>0.52629</text:p>
          </table:table-cell>
          <table:table-cell office:value-type="string">
            <text:p>Kitt Peak, McGraw-Hill</text:p>
          </table:table-cell>
        </table:table-row>
        <table:table-row table:style-name="ro1">
          <table:table-cell table:style-name="ce2" office:value-type="string">
            <text:p>698</text:p>
          </table:table-cell>
          <table:table-cell office:value-type="float" office:value="249.26736">
            <text:p>249.26736</text:p>
          </table:table-cell>
          <table:table-cell office:value-type="float" office:value="0.845316">
            <text:p>0.845316</text:p>
          </table:table-cell>
          <table:table-cell office:value-type="float" office:value="0.53321">
            <text:p>0.53321</text:p>
          </table:table-cell>
          <table:table-cell office:value-type="string">
            <text:p>Mt. Bigelow</text:p>
          </table:table-cell>
        </table:table-row>
        <table:table-row table:style-name="ro2">
          <table:table-cell table:style-name="ce2" office:value-type="string">
            <text:p>699</text:p>
          </table:table-cell>
          <table:table-cell office:value-type="float" office:value="248.46331">
            <text:p>248.46331</text:p>
          </table:table-cell>
          <table:table-cell office:value-type="float" office:value="0.81938">
            <text:p>0.81938</text:p>
          </table:table-cell>
          <table:table-cell office:value-type="float" office:value="0.57193">
            <text:p>0.57193</text:p>
          </table:table-cell>
          <table:table-cell office:value-type="string">
            <text:p>Lowell Observatory-LONEOS</text:p>
          </table:table-cell>
        </table:table-row>
        <table:table-row table:style-name="ro2">
          <table:table-cell table:style-name="ce2" office:value-type="string">
            <text:p>700</text:p>
          </table:table-cell>
          <table:table-cell office:value-type="float" office:value="250.3817">
            <text:p>250.3817</text:p>
          </table:table-cell>
          <table:table-cell office:value-type="float" office:value="0.80656">
            <text:p>0.80656</text:p>
          </table:table-cell>
          <table:table-cell office:value-type="float" office:value="0.5896">
            <text:p>0.5896</text:p>
          </table:table-cell>
          <table:table-cell office:value-type="string">
            <text:p>Chinle</text:p>
          </table:table-cell>
        </table:table-row>
        <table:table-row table:style-name="ro1">
          <table:table-cell table:style-name="ce2" office:value-type="string">
            <text:p>701</text:p>
          </table:table-cell>
          <table:table-cell office:value-type="float" office:value="249.79716">
            <text:p>249.79716</text:p>
          </table:table-cell>
          <table:table-cell office:value-type="float" office:value="0.853823">
            <text:p>0.853823</text:p>
          </table:table-cell>
          <table:table-cell office:value-type="float" office:value="0.51922">
            <text:p>0.51922</text:p>
          </table:table-cell>
          <table:table-cell office:value-type="string">
            <text:p>Junk Bond Observatory, Sierra Vista</text:p>
          </table:table-cell>
        </table:table-row>
        <table:table-row table:style-name="ro1">
          <table:table-cell table:style-name="ce2" office:value-type="string">
            <text:p>702</text:p>
          </table:table-cell>
          <table:table-cell office:value-type="float" office:value="252.8117">
            <text:p>252.8117</text:p>
          </table:table-cell>
          <table:table-cell office:value-type="float" office:value="0.8305">
            <text:p>0.8305</text:p>
          </table:table-cell>
          <table:table-cell office:value-type="float" office:value="0.5561">
            <text:p>0.5561</text:p>
          </table:table-cell>
          <table:table-cell office:value-type="string">
            <text:p>Joint Obs. for cometary research, Socorro</text:p>
          </table:table-cell>
        </table:table-row>
        <table:table-row table:style-name="ro1">
          <table:table-cell table:style-name="ce2" office:value-type="string">
            <text:p>703</text:p>
          </table:table-cell>
          <table:table-cell office:value-type="float" office:value="249.26736">
            <text:p>249.26736</text:p>
          </table:table-cell>
          <table:table-cell office:value-type="float" office:value="0.845315">
            <text:p>0.845315</text:p>
          </table:table-cell>
          <table:table-cell office:value-type="float" office:value="0.53321">
            <text:p>0.53321</text:p>
          </table:table-cell>
          <table:table-cell office:value-type="string">
            <text:p>Catalina Sky Survey</text:p>
          </table:table-cell>
        </table:table-row>
        <table:table-row table:style-name="ro1">
          <table:table-cell table:style-name="ce2" office:value-type="string">
            <text:p>704</text:p>
          </table:table-cell>
          <table:table-cell office:value-type="float" office:value="253.34093">
            <text:p>253.34093</text:p>
          </table:table-cell>
          <table:table-cell office:value-type="float" office:value="0.831869">
            <text:p>0.831869</text:p>
          </table:table-cell>
          <table:table-cell office:value-type="float" office:value="0.55354">
            <text:p>0.55354</text:p>
          </table:table-cell>
          <table:table-cell office:value-type="string">
            <text:p>Lincoln Laboratory ETS, New Mexico</text:p>
          </table:table-cell>
        </table:table-row>
        <table:table-row table:style-name="ro1">
          <table:table-cell table:style-name="ce2" office:value-type="string">
            <text:p>705</text:p>
          </table:table-cell>
          <table:table-cell office:value-type="float" office:value="254.17942">
            <text:p>254.17942</text:p>
          </table:table-cell>
          <table:table-cell office:value-type="float" office:value="0.841945">
            <text:p>0.841945</text:p>
          </table:table-cell>
          <table:table-cell office:value-type="float" office:value="0.53856">
            <text:p>0.53856</text:p>
          </table:table-cell>
          <table:table-cell office:value-type="string">
            <text:p>Apache Point</text:p>
          </table:table-cell>
        </table:table-row>
        <table:table-row table:style-name="ro2">
          <table:table-cell table:style-name="ce2" office:value-type="string">
            <text:p>706</text:p>
          </table:table-cell>
          <table:table-cell office:value-type="float" office:value="253.9366">
            <text:p>253.9366</text:p>
          </table:table-cell>
          <table:table-cell office:value-type="float" office:value="0.78294">
            <text:p>0.78294</text:p>
          </table:table-cell>
          <table:table-cell office:value-type="float" office:value="0.62043">
            <text:p>0.62043</text:p>
          </table:table-cell>
          <table:table-cell office:value-type="string">
            <text:p>Salida</text:p>
          </table:table-cell>
        </table:table-row>
        <table:table-row table:style-name="ro2">
          <table:table-cell table:style-name="ce2" office:value-type="string">
            <text:p>707</text:p>
          </table:table-cell>
          <table:table-cell office:value-type="float" office:value="254.56">
            <text:p>254.56</text:p>
          </table:table-cell>
          <table:table-cell office:value-type="float" office:value="0.774">
            <text:p>0.774</text:p>
          </table:table-cell>
          <table:table-cell office:value-type="float" office:value="0.633">
            <text:p>0.633</text:p>
          </table:table-cell>
          <table:table-cell office:value-type="string">
            <text:p>Chamberlin field station</text:p>
          </table:table-cell>
        </table:table-row>
        <table:table-row table:style-name="ro2">
          <table:table-cell table:style-name="ce2" office:value-type="string">
            <text:p>708</text:p>
          </table:table-cell>
          <table:table-cell office:value-type="float" office:value="255.0475">
            <text:p>255.0475</text:p>
          </table:table-cell>
          <table:table-cell office:value-type="float" office:value="0.77092">
            <text:p>0.77092</text:p>
          </table:table-cell>
          <table:table-cell office:value-type="float" office:value="0.6352">
            <text:p>0.6352</text:p>
          </table:table-cell>
          <table:table-cell office:value-type="string">
            <text:p>Chamberlin Observatory, Denver</text:p>
          </table:table-cell>
        </table:table-row>
        <table:table-row table:style-name="ro2">
          <table:table-cell table:style-name="ce2" office:value-type="string">
            <text:p>709</text:p>
          </table:table-cell>
          <table:table-cell office:value-type="float" office:value="254.22882">
            <text:p>254.22882</text:p>
          </table:table-cell>
          <table:table-cell office:value-type="float" office:value="0.84025">
            <text:p>0.84025</text:p>
          </table:table-cell>
          <table:table-cell office:value-type="float" office:value="0.54109">
            <text:p>0.54109</text:p>
          </table:table-cell>
          <table:table-cell office:value-type="string">
            <text:p>W &amp; B Observatory, Cloudcroft</text:p>
          </table:table-cell>
        </table:table-row>
        <table:table-row table:style-name="ro2">
          <table:table-cell table:style-name="ce2" office:value-type="string">
            <text:p>710</text:p>
          </table:table-cell>
          <table:table-cell office:value-type="float" office:value="254.7336">
            <text:p>254.7336</text:p>
          </table:table-cell>
          <table:table-cell office:value-type="float" office:value="0.7798">
            <text:p>0.7798</text:p>
          </table:table-cell>
          <table:table-cell office:value-type="float" office:value="0.62458">
            <text:p>0.62458</text:p>
          </table:table-cell>
          <table:table-cell office:value-type="string">
            <text:p>MPO Observatory, Florissant</text:p>
          </table:table-cell>
        </table:table-row>
        <table:table-row table:style-name="ro1">
          <table:table-cell table:style-name="ce2" office:value-type="string">
            <text:p>711</text:p>
          </table:table-cell>
          <table:table-cell office:value-type="float" office:value="255.9785">
            <text:p>255.9785</text:p>
          </table:table-cell>
          <table:table-cell office:value-type="float" office:value="0.86114">
            <text:p>0.86114</text:p>
          </table:table-cell>
          <table:table-cell office:value-type="float" office:value="0.50731">
            <text:p>0.50731</text:p>
          </table:table-cell>
          <table:table-cell office:value-type="string">
            <text:p>McDonald Observatory, Fort Davis</text:p>
          </table:table-cell>
        </table:table-row>
        <table:table-row table:style-name="ro1">
          <table:table-cell table:style-name="ce2" office:value-type="string">
            <text:p>712</text:p>
          </table:table-cell>
          <table:table-cell office:value-type="float" office:value="255.11867">
            <text:p>255.11867</text:p>
          </table:table-cell>
          <table:table-cell office:value-type="float" office:value="0.778365">
            <text:p>0.778365</text:p>
          </table:table-cell>
          <table:table-cell office:value-type="float" office:value="0.62625">
            <text:p>0.62625</text:p>
          </table:table-cell>
          <table:table-cell office:value-type="string">
            <text:p>USAF Academy Observatory, Colorado Springs</text:p>
          </table:table-cell>
        </table:table-row>
        <table:table-row table:style-name="ro1">
          <table:table-cell table:style-name="ce2" office:value-type="string">
            <text:p>713</text:p>
          </table:table-cell>
          <table:table-cell office:value-type="float" office:value="254.9897">
            <text:p>254.9897</text:p>
          </table:table-cell>
          <table:table-cell office:value-type="float" office:value="0.76865">
            <text:p>0.76865</text:p>
          </table:table-cell>
          <table:table-cell office:value-type="float" office:value="0.63793">
            <text:p>0.63793</text:p>
          </table:table-cell>
          <table:table-cell office:value-type="string">
            <text:p>Thornton</text:p>
          </table:table-cell>
        </table:table-row>
        <table:table-row table:style-name="ro2">
          <table:table-cell table:style-name="ce2" office:value-type="string">
            <text:p>714</text:p>
          </table:table-cell>
          <table:table-cell office:value-type="float" office:value="246.8173">
            <text:p>246.8173</text:p>
          </table:table-cell>
          <table:table-cell office:value-type="float" office:value="0.82444">
            <text:p>0.82444</text:p>
          </table:table-cell>
          <table:table-cell office:value-type="float" office:value="0.56439">
            <text:p>0.56439</text:p>
          </table:table-cell>
          <table:table-cell office:value-type="string">
            <text:p>Bagdad</text:p>
          </table:table-cell>
        </table:table-row>
        <table:table-row table:style-name="ro2">
          <table:table-cell table:style-name="ce2" office:value-type="string">
            <text:p>715</text:p>
          </table:table-cell>
          <table:table-cell office:value-type="float" office:value="253.2759">
            <text:p>253.2759</text:p>
          </table:table-cell>
          <table:table-cell office:value-type="float" office:value="0.84546">
            <text:p>0.84546</text:p>
          </table:table-cell>
          <table:table-cell office:value-type="float" office:value="0.53264">
            <text:p>0.53264</text:p>
          </table:table-cell>
          <table:table-cell office:value-type="string">
            <text:p>Jornada Observatory, Las Cruces</text:p>
          </table:table-cell>
        </table:table-row>
        <table:table-row table:style-name="ro1">
          <table:table-cell table:style-name="ce2" office:value-type="string">
            <text:p>716</text:p>
          </table:table-cell>
          <table:table-cell office:value-type="float" office:value="255.2489">
            <text:p>255.2489</text:p>
          </table:table-cell>
          <table:table-cell office:value-type="float" office:value="0.77753">
            <text:p>0.77753</text:p>
          </table:table-cell>
          <table:table-cell office:value-type="float" office:value="0.62731">
            <text:p>0.62731</text:p>
          </table:table-cell>
          <table:table-cell office:value-type="string">
            <text:p>Palmer Divide Observatory, Colorado Springs</text:p>
          </table:table-cell>
        </table:table-row>
        <table:table-row table:style-name="ro1">
          <table:table-cell table:style-name="ce2" office:value-type="string">
            <text:p>717</text:p>
          </table:table-cell>
          <table:table-cell office:value-type="float" office:value="256.0481">
            <text:p>256.0481</text:p>
          </table:table-cell>
          <table:table-cell office:value-type="float" office:value="0.8616">
            <text:p>0.8616</text:p>
          </table:table-cell>
          <table:table-cell office:value-type="float" office:value="0.50636">
            <text:p>0.50636</text:p>
          </table:table-cell>
          <table:table-cell office:value-type="string">
            <text:p>Prude Ranch</text:p>
          </table:table-cell>
        </table:table-row>
        <table:table-row table:style-name="ro2">
          <table:table-cell table:style-name="ce2" office:value-type="string">
            <text:p>718</text:p>
          </table:table-cell>
          <table:table-cell office:value-type="float" office:value="247.7042">
            <text:p>247.7042</text:p>
          </table:table-cell>
          <table:table-cell office:value-type="float" office:value="0.76004">
            <text:p>0.76004</text:p>
          </table:table-cell>
          <table:table-cell office:value-type="float" office:value="0.64802">
            <text:p>0.64802</text:p>
          </table:table-cell>
          <table:table-cell office:value-type="string">
            <text:p>Tooele</text:p>
          </table:table-cell>
        </table:table-row>
        <table:table-row table:style-name="ro2">
          <table:table-cell table:style-name="ce2" office:value-type="string">
            <text:p>719</text:p>
          </table:table-cell>
          <table:table-cell office:value-type="float" office:value="253.08608">
            <text:p>253.08608</text:p>
          </table:table-cell>
          <table:table-cell office:value-type="float" office:value="0.829384">
            <text:p>0.829384</text:p>
          </table:table-cell>
          <table:table-cell office:value-type="float" office:value="0.5572">
            <text:p>0.5572</text:p>
          </table:table-cell>
          <table:table-cell office:value-type="string">
            <text:p>Etscorn Observatory</text:p>
          </table:table-cell>
        </table:table-row>
        <table:table-row table:style-name="ro2">
          <table:table-cell table:style-name="ce2" office:value-type="string">
            <text:p>720</text:p>
          </table:table-cell>
          <table:table-cell office:value-type="float" office:value="259.6261">
            <text:p>259.6261</text:p>
          </table:table-cell>
          <table:table-cell office:value-type="float" office:value="0.90216">
            <text:p>0.90216</text:p>
          </table:table-cell>
          <table:table-cell office:value-type="float" office:value="0.43018">
            <text:p>0.43018</text:p>
          </table:table-cell>
          <table:table-cell office:value-type="string">
            <text:p>Universidad de Monterrey</text:p>
          </table:table-cell>
        </table:table-row>
        <table:table-row table:style-name="ro1">
          <table:table-cell table:style-name="ce2" office:value-type="string">
            <text:p>721</text:p>
          </table:table-cell>
          <table:table-cell office:value-type="float" office:value="259.7312">
            <text:p>259.7312</text:p>
          </table:table-cell>
          <table:table-cell office:value-type="float" office:value="0.76271">
            <text:p>0.76271</text:p>
          </table:table-cell>
          <table:table-cell office:value-type="float" office:value="0.64476">
            <text:p>0.64476</text:p>
          </table:table-cell>
          <table:table-cell office:value-type="string">
            <text:p>Lime Creek</text:p>
          </table:table-cell>
        </table:table-row>
        <table:table-row table:style-name="ro1">
          <table:table-cell table:style-name="ce2" office:value-type="string">
            <text:p>722</text:p>
          </table:table-cell>
          <table:table-cell office:value-type="float" office:value="264.4192">
            <text:p>264.4192</text:p>
          </table:table-cell>
          <table:table-cell office:value-type="float" office:value="0.87017">
            <text:p>0.87017</text:p>
          </table:table-cell>
          <table:table-cell office:value-type="float" office:value="0.4911">
            <text:p>0.4911</text:p>
          </table:table-cell>
          <table:table-cell office:value-type="string">
            <text:p>Missouri City</text:p>
          </table:table-cell>
        </table:table-row>
        <table:table-row table:style-name="ro1">
          <table:table-cell table:style-name="ce2" office:value-type="string">
            <text:p>723</text:p>
          </table:table-cell>
          <table:table-cell office:value-type="float" office:value="263.33">
            <text:p>263.33</text:p>
          </table:table-cell>
          <table:table-cell office:value-type="float" office:value="0.82134">
            <text:p>0.82134</text:p>
          </table:table-cell>
          <table:table-cell office:value-type="float" office:value="0.56861">
            <text:p>0.56861</text:p>
          </table:table-cell>
          <table:table-cell office:value-type="string">
            <text:p>Cottonwood Observatory, Ada</text:p>
          </table:table-cell>
        </table:table-row>
        <table:table-row table:style-name="ro2">
          <table:table-cell table:style-name="ce2" office:value-type="string">
            <text:p>724</text:p>
          </table:table-cell>
          <table:table-cell office:value-type="float" office:value="260.8053">
            <text:p>260.8053</text:p>
          </table:table-cell>
          <table:table-cell office:value-type="float" office:value="0.94388">
            <text:p>0.94388</text:p>
          </table:table-cell>
          <table:table-cell office:value-type="float" office:value="0.33026">
            <text:p>0.33026</text:p>
          </table:table-cell>
          <table:table-cell office:value-type="string">
            <text:p>National Observatory, Tacubaya</text:p>
          </table:table-cell>
        </table:table-row>
        <table:table-row table:style-name="ro1">
          <table:table-cell table:style-name="ce2" office:value-type="string">
            <text:p>725</text:p>
          </table:table-cell>
          <table:table-cell office:value-type="float" office:value="261.3453">
            <text:p>261.3453</text:p>
          </table:table-cell>
          <table:table-cell office:value-type="float" office:value="0.86883">
            <text:p>0.86883</text:p>
          </table:table-cell>
          <table:table-cell office:value-type="float" office:value="0.49358">
            <text:p>0.49358</text:p>
          </table:table-cell>
          <table:table-cell office:value-type="string">
            <text:p>Fair Oaks Ranch</text:p>
          </table:table-cell>
        </table:table-row>
        <table:table-row table:style-name="ro2">
          <table:table-cell table:style-name="ce2" office:value-type="string">
            <text:p>726</text:p>
          </table:table-cell>
          <table:table-cell office:value-type="float" office:value="265.6933">
            <text:p>265.6933</text:p>
          </table:table-cell>
          <table:table-cell office:value-type="float" office:value="0.69024">
            <text:p>0.69024</text:p>
          </table:table-cell>
          <table:table-cell office:value-type="float" office:value="0.7212">
            <text:p>0.7212</text:p>
          </table:table-cell>
          <table:table-cell office:value-type="string">
            <text:p>Brainerd</text:p>
          </table:table-cell>
        </table:table-row>
        <table:table-row table:style-name="ro1">
          <table:table-cell table:style-name="ce2" office:value-type="string">
            <text:p>727</text:p>
          </table:table-cell>
          <table:table-cell office:value-type="float" office:value="262.53872">
            <text:p>262.53872</text:p>
          </table:table-cell>
          <table:table-cell office:value-type="float" office:value="0.813941">
            <text:p>0.813941</text:p>
          </table:table-cell>
          <table:table-cell office:value-type="float" office:value="0.57909">
            <text:p>0.57909</text:p>
          </table:table-cell>
          <table:table-cell office:value-type="string">
            <text:p>Zeno Observatory, Edmond</text:p>
          </table:table-cell>
        </table:table-row>
        <table:table-row table:style-name="ro1">
          <table:table-cell table:style-name="ce2" office:value-type="string">
            <text:p>728</text:p>
          </table:table-cell>
          <table:table-cell office:value-type="float" office:value="262.6084">
            <text:p>262.6084</text:p>
          </table:table-cell>
          <table:table-cell office:value-type="float" office:value="0.8861">
            <text:p>0.8861</text:p>
          </table:table-cell>
          <table:table-cell office:value-type="float" office:value="0.46194">
            <text:p>0.46194</text:p>
          </table:table-cell>
          <table:table-cell office:value-type="string">
            <text:p>Corpus Christi</text:p>
          </table:table-cell>
        </table:table-row>
        <table:table-row table:style-name="ro2">
          <table:table-cell table:style-name="ce2" office:value-type="string">
            <text:p>729</text:p>
          </table:table-cell>
          <table:table-cell office:value-type="float" office:value="262.87858">
            <text:p>262.87858</text:p>
          </table:table-cell>
          <table:table-cell office:value-type="float" office:value="0.648804">
            <text:p>0.648804</text:p>
          </table:table-cell>
          <table:table-cell office:value-type="float" office:value="0.75845">
            <text:p>0.75845</text:p>
          </table:table-cell>
          <table:table-cell office:value-type="string">
            <text:p>Glenlea Astronomical Observatory, Winnipeg</text:p>
          </table:table-cell>
        </table:table-row>
        <table:table-row table:style-name="ro1">
          <table:table-cell table:style-name="ce2" office:value-type="string">
            <text:p>730</text:p>
          </table:table-cell>
          <table:table-cell office:value-type="float" office:value="262.84143">
            <text:p>262.84143</text:p>
          </table:table-cell>
          <table:table-cell office:value-type="float" office:value="0.671544">
            <text:p>0.671544</text:p>
          </table:table-cell>
          <table:table-cell office:value-type="float" office:value="0.73853">
            <text:p>0.73853</text:p>
          </table:table-cell>
          <table:table-cell office:value-type="string">
            <text:p>University of North Dakota, Grand Forks</text:p>
          </table:table-cell>
        </table:table-row>
        <table:table-row table:style-name="ro2">
          <table:table-cell table:style-name="ce2" office:value-type="string">
            <text:p>731</text:p>
          </table:table-cell>
          <table:table-cell office:value-type="float" office:value="272.6711">
            <text:p>272.6711</text:p>
          </table:table-cell>
          <table:table-cell office:value-type="float" office:value="0.7729">
            <text:p>0.7729</text:p>
          </table:table-cell>
          <table:table-cell office:value-type="float" office:value="0.63244">
            <text:p>0.63244</text:p>
          </table:table-cell>
          <table:table-cell office:value-type="string">
            <text:p>Rose-Hulman Observatory, Terre Haute</text:p>
          </table:table-cell>
        </table:table-row>
        <table:table-row table:style-name="ro1">
          <table:table-cell table:style-name="ce2" office:value-type="string">
            <text:p>732</text:p>
          </table:table-cell>
          <table:table-cell office:value-type="float" office:value="263.23">
            <text:p>263.23</text:p>
          </table:table-cell>
          <table:table-cell office:value-type="float" office:value="0.95591">
            <text:p>0.95591</text:p>
          </table:table-cell>
          <table:table-cell office:value-type="float" office:value="0.29359">
            <text:p>0.29359</text:p>
          </table:table-cell>
          <table:table-cell office:value-type="string">
            <text:p>Oaxaca</text:p>
          </table:table-cell>
        </table:table-row>
        <table:table-row table:style-name="ro1">
          <table:table-cell table:style-name="ce2" office:value-type="string">
            <text:p>733</text:p>
          </table:table-cell>
          <table:table-cell office:value-type="float" office:value="263.3546">
            <text:p>263.3546</text:p>
          </table:table-cell>
          <table:table-cell office:value-type="float" office:value="0.83802">
            <text:p>0.83802</text:p>
          </table:table-cell>
          <table:table-cell office:value-type="float" office:value="0.54387">
            <text:p>0.54387</text:p>
          </table:table-cell>
          <table:table-cell office:value-type="string">
            <text:p>Allen, Texas</text:p>
          </table:table-cell>
        </table:table-row>
        <table:table-row table:style-name="ro2">
          <table:table-cell table:style-name="ce2" office:value-type="string">
            <text:p>734</text:p>
          </table:table-cell>
          <table:table-cell office:value-type="float" office:value="263.9986">
            <text:p>263.9986</text:p>
          </table:table-cell>
          <table:table-cell office:value-type="float" office:value="0.77943">
            <text:p>0.77943</text:p>
          </table:table-cell>
          <table:table-cell office:value-type="float" office:value="0.62449">
            <text:p>0.62449</text:p>
          </table:table-cell>
          <table:table-cell office:value-type="string">
            <text:p>Farpoint Observatory, Eskridge</text:p>
          </table:table-cell>
        </table:table-row>
        <table:table-row table:style-name="ro2">
          <table:table-cell table:style-name="ce2" office:value-type="string">
            <text:p>735</text:p>
          </table:table-cell>
          <table:table-cell office:value-type="float" office:value="264.4064">
            <text:p>264.4064</text:p>
          </table:table-cell>
          <table:table-cell office:value-type="float" office:value="0.872133">
            <text:p>0.872133</text:p>
          </table:table-cell>
          <table:table-cell office:value-type="float" office:value="0.48763">
            <text:p>0.48763</text:p>
          </table:table-cell>
          <table:table-cell office:value-type="string">
            <text:p>George Observatory, Needville</text:p>
          </table:table-cell>
        </table:table-row>
        <table:table-row table:style-name="ro1">
          <table:table-cell table:style-name="ce2" office:value-type="string">
            <text:p>736</text:p>
          </table:table-cell>
          <table:table-cell office:value-type="float" office:value="263.3357">
            <text:p>263.3357</text:p>
          </table:table-cell>
          <table:table-cell office:value-type="float" office:value="0.87006">
            <text:p>0.87006</text:p>
          </table:table-cell>
          <table:table-cell office:value-type="float" office:value="0.49132">
            <text:p>0.49132</text:p>
          </table:table-cell>
          <table:table-cell office:value-type="string">
            <text:p>Houston</text:p>
          </table:table-cell>
        </table:table-row>
        <table:table-row table:style-name="ro2">
          <table:table-cell table:style-name="ce2" office:value-type="string">
            <text:p>737</text:p>
          </table:table-cell>
          <table:table-cell office:value-type="float" office:value="275.6633">
            <text:p>275.6633</text:p>
          </table:table-cell>
          <table:table-cell office:value-type="float" office:value="0.8282">
            <text:p>0.8282</text:p>
          </table:table-cell>
          <table:table-cell office:value-type="float" office:value="0.5586">
            <text:p>0.5586</text:p>
          </table:table-cell>
          <table:table-cell office:value-type="string">
            <text:p>New Bullpen Observatory, Alpharetta</text:p>
          </table:table-cell>
        </table:table-row>
        <table:table-row table:style-name="ro1">
          <table:table-cell table:style-name="ce2" office:value-type="string">
            <text:p>738</text:p>
          </table:table-cell>
          <table:table-cell office:value-type="float" office:value="267.6733">
            <text:p>267.6733</text:p>
          </table:table-cell>
          <table:table-cell office:value-type="float" office:value="0.7788">
            <text:p>0.7788</text:p>
          </table:table-cell>
          <table:table-cell office:value-type="float" office:value="0.6252">
            <text:p>0.6252</text:p>
          </table:table-cell>
          <table:table-cell office:value-type="string">
            <text:p>Observatory of the State University of Missouri</text:p>
          </table:table-cell>
        </table:table-row>
        <table:table-row table:style-name="ro2">
          <table:table-cell table:style-name="ce2" office:value-type="string">
            <text:p>739</text:p>
          </table:table-cell>
          <table:table-cell office:value-type="float" office:value="265.244">
            <text:p>265.244</text:p>
          </table:table-cell>
          <table:table-cell office:value-type="float" office:value="0.77965">
            <text:p>0.77965</text:p>
          </table:table-cell>
          <table:table-cell office:value-type="float" office:value="0.62419">
            <text:p>0.62419</text:p>
          </table:table-cell>
          <table:table-cell office:value-type="string">
            <text:p>Sunflower Observatory, Olathe</text:p>
          </table:table-cell>
        </table:table-row>
        <table:table-row table:style-name="ro2">
          <table:table-cell table:style-name="ce2" office:value-type="string">
            <text:p>740</text:p>
          </table:table-cell>
          <table:table-cell office:value-type="float" office:value="265.3383">
            <text:p>265.3383</text:p>
          </table:table-cell>
          <table:table-cell office:value-type="float" office:value="0.8511">
            <text:p>0.8511</text:p>
          </table:table-cell>
          <table:table-cell office:value-type="float" office:value="0.5233">
            <text:p>0.5233</text:p>
          </table:table-cell>
          <table:table-cell office:value-type="string">
            <text:p>SFA Observatory, Nacogdoches</text:p>
          </table:table-cell>
        </table:table-row>
        <table:table-row table:style-name="ro2">
          <table:table-cell table:style-name="ce2" office:value-type="string">
            <text:p>741</text:p>
          </table:table-cell>
          <table:table-cell office:value-type="float" office:value="266.8503">
            <text:p>266.8503</text:p>
          </table:table-cell>
          <table:table-cell office:value-type="float" office:value="0.71493">
            <text:p>0.71493</text:p>
          </table:table-cell>
          <table:table-cell office:value-type="float" office:value="0.69692">
            <text:p>0.69692</text:p>
          </table:table-cell>
          <table:table-cell office:value-type="string">
            <text:p>Goodsell Observatory, Northfield</text:p>
          </table:table-cell>
        </table:table-row>
        <table:table-row table:style-name="ro1">
          <table:table-cell table:style-name="ce2" office:value-type="string">
            <text:p>742</text:p>
          </table:table-cell>
          <table:table-cell office:value-type="float" office:value="266.31216">
            <text:p>266.31216</text:p>
          </table:table-cell>
          <table:table-cell office:value-type="float" office:value="0.748989">
            <text:p>0.748989</text:p>
          </table:table-cell>
          <table:table-cell office:value-type="float" office:value="0.66042">
            <text:p>0.66042</text:p>
          </table:table-cell>
          <table:table-cell office:value-type="string">
            <text:p>Drake University, Des Moines</text:p>
          </table:table-cell>
        </table:table-row>
        <table:table-row table:style-name="ro1">
          <table:table-cell table:style-name="ce2" office:value-type="string">
            <text:p>743</text:p>
          </table:table-cell>
          <table:table-cell office:value-type="float" office:value="267.76148">
            <text:p>267.76148</text:p>
          </table:table-cell>
          <table:table-cell office:value-type="float" office:value="0.708545">
            <text:p>0.708545</text:p>
          </table:table-cell>
          <table:table-cell office:value-type="float" office:value="0.70338">
            <text:p>0.70338</text:p>
          </table:table-cell>
          <table:table-cell office:value-type="string">
            <text:p>University of Minnesota, Minneapolis</text:p>
          </table:table-cell>
        </table:table-row>
        <table:table-row table:style-name="ro2">
          <table:table-cell table:style-name="ce2" office:value-type="string">
            <text:p>744</text:p>
          </table:table-cell>
          <table:table-cell office:value-type="float" office:value="273.8378">
            <text:p>273.8378</text:p>
          </table:table-cell>
          <table:table-cell office:value-type="float" office:value="0.76884">
            <text:p>0.76884</text:p>
          </table:table-cell>
          <table:table-cell office:value-type="float" office:value="0.63735">
            <text:p>0.63735</text:p>
          </table:table-cell>
          <table:table-cell office:value-type="string">
            <text:p>Doyan Rose Observatory, Indianapolis</text:p>
          </table:table-cell>
        </table:table-row>
        <table:table-row table:style-name="ro2">
          <table:table-cell table:style-name="ce2" office:value-type="string">
            <text:p>745</text:p>
          </table:table-cell>
          <table:table-cell office:value-type="float" office:value="267.1747">
            <text:p>267.1747</text:p>
          </table:table-cell>
          <table:table-cell office:value-type="float" office:value="0.77569">
            <text:p>0.77569</text:p>
          </table:table-cell>
          <table:table-cell office:value-type="float" office:value="0.62906">
            <text:p>0.62906</text:p>
          </table:table-cell>
          <table:table-cell office:value-type="string">
            <text:p>Morrison Obervatory, Glasgow</text:p>
          </table:table-cell>
        </table:table-row>
        <table:table-row table:style-name="ro1">
          <table:table-cell table:style-name="ce2" office:value-type="string">
            <text:p>746</text:p>
          </table:table-cell>
          <table:table-cell office:value-type="float" office:value="275.2254">
            <text:p>275.2254</text:p>
          </table:table-cell>
          <table:table-cell office:value-type="float" office:value="0.72551">
            <text:p>0.72551</text:p>
          </table:table-cell>
          <table:table-cell office:value-type="float" office:value="0.68597">
            <text:p>0.68597</text:p>
          </table:table-cell>
          <table:table-cell office:value-type="string">
            <text:p>Brooks Observatory, Mt. Pleasant</text:p>
          </table:table-cell>
        </table:table-row>
        <table:table-row table:style-name="ro1">
          <table:table-cell table:style-name="ce2" office:value-type="string">
            <text:p>747</text:p>
          </table:table-cell>
          <table:table-cell office:value-type="float" office:value="268.9292">
            <text:p>268.9292</text:p>
          </table:table-cell>
          <table:table-cell office:value-type="float" office:value="0.86373">
            <text:p>0.86373</text:p>
          </table:table-cell>
          <table:table-cell office:value-type="float" office:value="0.50227">
            <text:p>0.50227</text:p>
          </table:table-cell>
          <table:table-cell office:value-type="string">
            <text:p>Highland Road Park Observatory</text:p>
          </table:table-cell>
        </table:table-row>
        <table:table-row table:style-name="ro1">
          <table:table-cell table:style-name="ce2" office:value-type="string">
            <text:p>748</text:p>
          </table:table-cell>
          <table:table-cell office:value-type="float" office:value="268.468">
            <text:p>268.468</text:p>
          </table:table-cell>
          <table:table-cell office:value-type="float" office:value="0.75014">
            <text:p>0.75014</text:p>
          </table:table-cell>
          <table:table-cell office:value-type="float" office:value="0.65912">
            <text:p>0.65912</text:p>
          </table:table-cell>
          <table:table-cell office:value-type="string">
            <text:p>Van Allen Observatory, Iowa City</text:p>
          </table:table-cell>
        </table:table-row>
        <table:table-row table:style-name="ro1">
          <table:table-cell table:style-name="ce2" office:value-type="string">
            <text:p>749</text:p>
          </table:table-cell>
          <table:table-cell office:value-type="float" office:value="276.1642">
            <text:p>276.1642</text:p>
          </table:table-cell>
          <table:table-cell office:value-type="float" office:value="0.82795">
            <text:p>0.82795</text:p>
          </table:table-cell>
          <table:table-cell office:value-type="float" office:value="0.55902">
            <text:p>0.55902</text:p>
          </table:table-cell>
          <table:table-cell office:value-type="string">
            <text:p>Oakwood</text:p>
          </table:table-cell>
        </table:table-row>
        <table:table-row table:style-name="ro1">
          <table:table-cell table:style-name="ce2" office:value-type="string">
            <text:p>750</text:p>
          </table:table-cell>
          <table:table-cell office:value-type="float" office:value="268.7282">
            <text:p>268.7282</text:p>
          </table:table-cell>
          <table:table-cell office:value-type="float" office:value="0.71059">
            <text:p>0.71059</text:p>
          </table:table-cell>
          <table:table-cell office:value-type="float" office:value="0.70131">
            <text:p>0.70131</text:p>
          </table:table-cell>
          <table:table-cell office:value-type="string">
            <text:p>Hobbs Observatory, Fall Creek</text:p>
          </table:table-cell>
        </table:table-row>
        <table:table-row table:style-name="ro1">
          <table:table-cell table:style-name="ce2" office:value-type="string">
            <text:p>751</text:p>
          </table:table-cell>
          <table:table-cell office:value-type="float" office:value="269.2439">
            <text:p>269.2439</text:p>
          </table:table-cell>
          <table:table-cell office:value-type="float" office:value="0.78038">
            <text:p>0.78038</text:p>
          </table:table-cell>
          <table:table-cell office:value-type="float" office:value="0.62324">
            <text:p>0.62324</text:p>
          </table:table-cell>
          <table:table-cell office:value-type="string">
            <text:p>Lake Saint Louis</text:p>
          </table:table-cell>
        </table:table-row>
        <table:table-row table:style-name="ro1">
          <table:table-cell table:style-name="ce2" office:value-type="string">
            <text:p>752</text:p>
          </table:table-cell>
          <table:table-cell office:value-type="float" office:value="275.4647">
            <text:p>275.4647</text:p>
          </table:table-cell>
          <table:table-cell office:value-type="float" office:value="0.82278">
            <text:p>0.82278</text:p>
          </table:table-cell>
          <table:table-cell office:value-type="float" office:value="0.56659">
            <text:p>0.56659</text:p>
          </table:table-cell>
          <table:table-cell office:value-type="string">
            <text:p>Puckett Observatory, Mountain Town</text:p>
          </table:table-cell>
        </table:table-row>
        <table:table-row table:style-name="ro1">
          <table:table-cell table:style-name="ce2" office:value-type="string">
            <text:p>753</text:p>
          </table:table-cell>
          <table:table-cell office:value-type="float" office:value="270.59069">
            <text:p>270.59069</text:p>
          </table:table-cell>
          <table:table-cell office:value-type="float" office:value="0.731622">
            <text:p>0.731622</text:p>
          </table:table-cell>
          <table:table-cell office:value-type="float" office:value="0.67949">
            <text:p>0.67949</text:p>
          </table:table-cell>
          <table:table-cell office:value-type="string">
            <text:p>Washburn Observatory, Madison</text:p>
          </table:table-cell>
        </table:table-row>
        <table:table-row table:style-name="ro1">
          <table:table-cell table:style-name="ce2" office:value-type="string">
            <text:p>754</text:p>
          </table:table-cell>
          <table:table-cell office:value-type="float" office:value="271.4432">
            <text:p>271.4432</text:p>
          </table:table-cell>
          <table:table-cell office:value-type="float" office:value="0.73762">
            <text:p>0.73762</text:p>
          </table:table-cell>
          <table:table-cell office:value-type="float" office:value="0.67303">
            <text:p>0.67303</text:p>
          </table:table-cell>
          <table:table-cell office:value-type="string">
            <text:p>Yerkes Observatory, Williams Bay</text:p>
          </table:table-cell>
        </table:table-row>
        <table:table-row table:style-name="ro2">
          <table:table-cell table:style-name="ce2" office:value-type="string">
            <text:p>755</text:p>
          </table:table-cell>
          <table:table-cell office:value-type="float" office:value="274.6478">
            <text:p>274.6478</text:p>
          </table:table-cell>
          <table:table-cell office:value-type="float" office:value="0.73353">
            <text:p>0.73353</text:p>
          </table:table-cell>
          <table:table-cell office:value-type="float" office:value="0.67743">
            <text:p>0.67743</text:p>
          </table:table-cell>
          <table:table-cell office:value-type="string">
            <text:p>Optec Observatory</text:p>
          </table:table-cell>
        </table:table-row>
        <table:table-row table:style-name="ro1">
          <table:table-cell table:style-name="ce2" office:value-type="string">
            <text:p>756</text:p>
          </table:table-cell>
          <table:table-cell office:value-type="float" office:value="272.3257">
            <text:p>272.3257</text:p>
          </table:table-cell>
          <table:table-cell office:value-type="float" office:value="0.74361">
            <text:p>0.74361</text:p>
          </table:table-cell>
          <table:table-cell office:value-type="float" office:value="0.66641">
            <text:p>0.66641</text:p>
          </table:table-cell>
          <table:table-cell office:value-type="string">
            <text:p>Dearborn Observatory, Evanston</text:p>
          </table:table-cell>
        </table:table-row>
        <table:table-row table:style-name="ro1">
          <table:table-cell table:style-name="ce2" office:value-type="string">
            <text:p>757</text:p>
          </table:table-cell>
          <table:table-cell office:value-type="float" office:value="280.005">
            <text:p>280.005</text:p>
          </table:table-cell>
          <table:table-cell office:value-type="float" office:value="0.8096">
            <text:p>0.8096</text:p>
          </table:table-cell>
          <table:table-cell office:value-type="float" office:value="0.5851">
            <text:p>0.5851</text:p>
          </table:table-cell>
          <table:table-cell office:value-type="string">
            <text:p>High Point</text:p>
          </table:table-cell>
        </table:table-row>
        <table:table-row table:style-name="ro1">
          <table:table-cell table:style-name="ce2" office:value-type="string">
            <text:p>758</text:p>
          </table:table-cell>
          <table:table-cell office:value-type="float" office:value="279.2379">
            <text:p>279.2379</text:p>
          </table:table-cell>
          <table:table-cell office:value-type="float" office:value="0.88044">
            <text:p>0.88044</text:p>
          </table:table-cell>
          <table:table-cell office:value-type="float" office:value="0.47257">
            <text:p>0.47257</text:p>
          </table:table-cell>
          <table:table-cell office:value-type="string">
            <text:p>BCC Observatory, Cocoa</text:p>
          </table:table-cell>
        </table:table-row>
        <table:table-row table:style-name="ro1">
          <table:table-cell table:style-name="ce2" office:value-type="string">
            <text:p>759</text:p>
          </table:table-cell>
          <table:table-cell office:value-type="float" office:value="273.1947">
            <text:p>273.1947</text:p>
          </table:table-cell>
          <table:table-cell office:value-type="float" office:value="0.80946">
            <text:p>0.80946</text:p>
          </table:table-cell>
          <table:table-cell office:value-type="float" office:value="0.5853">
            <text:p>0.5853</text:p>
          </table:table-cell>
          <table:table-cell office:value-type="string">
            <text:p>Nashville</text:p>
          </table:table-cell>
        </table:table-row>
        <table:table-row table:style-name="ro1">
          <table:table-cell table:style-name="ce2" office:value-type="string">
            <text:p>760</text:p>
          </table:table-cell>
          <table:table-cell office:value-type="float" office:value="273.6048">
            <text:p>273.6048</text:p>
          </table:table-cell>
          <table:table-cell office:value-type="float" office:value="0.77216">
            <text:p>0.77216</text:p>
          </table:table-cell>
          <table:table-cell office:value-type="float" office:value="0.63337">
            <text:p>0.63337</text:p>
          </table:table-cell>
          <table:table-cell office:value-type="string">
            <text:p>Goethe Link Observatory, Brooklyn</text:p>
          </table:table-cell>
        </table:table-row>
        <table:table-row table:style-name="ro2">
          <table:table-cell table:style-name="ce2" office:value-type="string">
            <text:p>761</text:p>
          </table:table-cell>
          <table:table-cell office:value-type="float" office:value="277.6456">
            <text:p>277.6456</text:p>
          </table:table-cell>
          <table:table-cell office:value-type="float" office:value="0.88138">
            <text:p>0.88138</text:p>
          </table:table-cell>
          <table:table-cell office:value-type="float" office:value="0.47083">
            <text:p>0.47083</text:p>
          </table:table-cell>
          <table:table-cell office:value-type="string">
            <text:p>Zephyrhills</text:p>
          </table:table-cell>
        </table:table-row>
        <table:table-row table:style-name="ro2">
          <table:table-cell table:style-name="ce2" office:value-type="string">
            <text:p>762</text:p>
          </table:table-cell>
          <table:table-cell office:value-type="float" office:value="274.2008">
            <text:p>274.2008</text:p>
          </table:table-cell>
          <table:table-cell office:value-type="float" office:value="0.70885">
            <text:p>0.70885</text:p>
          </table:table-cell>
          <table:table-cell office:value-type="float" office:value="0.70304">
            <text:p>0.70304</text:p>
          </table:table-cell>
          <table:table-cell office:value-type="string">
            <text:p>Four Winds Observatory, Lake Leelanau</text:p>
          </table:table-cell>
        </table:table-row>
        <table:table-row table:style-name="ro1">
          <table:table-cell table:style-name="ce2" office:value-type="string">
            <text:p>763</text:p>
          </table:table-cell>
          <table:table-cell office:value-type="float" office:value="280.4658">
            <text:p>280.4658</text:p>
          </table:table-cell>
          <table:table-cell office:value-type="float" office:value="0.72157">
            <text:p>0.72157</text:p>
          </table:table-cell>
          <table:table-cell office:value-type="float" office:value="0.69009">
            <text:p>0.69009</text:p>
          </table:table-cell>
          <table:table-cell office:value-type="string">
            <text:p>King City</text:p>
          </table:table-cell>
        </table:table-row>
        <table:table-row table:style-name="ro1">
          <table:table-cell table:style-name="ce2" office:value-type="string">
            <text:p>764</text:p>
          </table:table-cell>
          <table:table-cell office:value-type="float" office:value="275.1439">
            <text:p>275.1439</text:p>
          </table:table-cell>
          <table:table-cell office:value-type="float" office:value="0.83264">
            <text:p>0.83264</text:p>
          </table:table-cell>
          <table:table-cell office:value-type="float" office:value="0.55205">
            <text:p>0.55205</text:p>
          </table:table-cell>
          <table:table-cell office:value-type="string">
            <text:p>Puckett Observatory, Stone Mountain</text:p>
          </table:table-cell>
        </table:table-row>
        <table:table-row table:style-name="ro1">
          <table:table-cell table:style-name="ce2" office:value-type="string">
            <text:p>765</text:p>
          </table:table-cell>
          <table:table-cell office:value-type="float" office:value="275.5775">
            <text:p>275.5775</text:p>
          </table:table-cell>
          <table:table-cell office:value-type="float" office:value="0.77669">
            <text:p>0.77669</text:p>
          </table:table-cell>
          <table:table-cell office:value-type="float" office:value="0.62784">
            <text:p>0.62784</text:p>
          </table:table-cell>
          <table:table-cell office:value-type="string">
            <text:p>Cincinnati</text:p>
          </table:table-cell>
        </table:table-row>
        <table:table-row table:style-name="ro1">
          <table:table-cell table:style-name="ce2" office:value-type="string">
            <text:p>766</text:p>
          </table:table-cell>
          <table:table-cell office:value-type="float" office:value="275.5167">
            <text:p>275.5167</text:p>
          </table:table-cell>
          <table:table-cell office:value-type="float" office:value="0.736">
            <text:p>0.736</text:p>
          </table:table-cell>
          <table:table-cell office:value-type="float" office:value="0.67477">
            <text:p>0.67477</text:p>
          </table:table-cell>
          <table:table-cell office:value-type="string">
            <text:p>Michigan State University Obs., East Lansing</text:p>
          </table:table-cell>
        </table:table-row>
        <table:table-row table:style-name="ro1">
          <table:table-cell table:style-name="ce2" office:value-type="string">
            <text:p>767</text:p>
          </table:table-cell>
          <table:table-cell office:value-type="float" office:value="276.2697">
            <text:p>276.2697</text:p>
          </table:table-cell>
          <table:table-cell office:value-type="float" office:value="0.74102">
            <text:p>0.74102</text:p>
          </table:table-cell>
          <table:table-cell office:value-type="float" office:value="0.6693">
            <text:p>0.6693</text:p>
          </table:table-cell>
          <table:table-cell office:value-type="string">
            <text:p>Ann Arbor</text:p>
          </table:table-cell>
        </table:table-row>
        <table:table-row table:style-name="ro1">
          <table:table-cell table:style-name="ce2" office:value-type="string">
            <text:p>768</text:p>
          </table:table-cell>
          <table:table-cell office:value-type="float" office:value="272.325">
            <text:p>272.325</text:p>
          </table:table-cell>
          <table:table-cell office:value-type="float" office:value="0.74359">
            <text:p>0.74359</text:p>
          </table:table-cell>
          <table:table-cell office:value-type="float" office:value="0.66643">
            <text:p>0.66643</text:p>
          </table:table-cell>
          <table:table-cell office:value-type="string">
            <text:p>Dearborn Observatory</text:p>
          </table:table-cell>
        </table:table-row>
        <table:table-row table:style-name="ro2">
          <table:table-cell table:style-name="ce2" office:value-type="string">
            <text:p>769</text:p>
          </table:table-cell>
          <table:table-cell office:value-type="float" office:value="276.9892">
            <text:p>276.9892</text:p>
          </table:table-cell>
          <table:table-cell office:value-type="float" office:value="0.76716">
            <text:p>0.76716</text:p>
          </table:table-cell>
          <table:table-cell office:value-type="float" office:value="0.63936">
            <text:p>0.63936</text:p>
          </table:table-cell>
          <table:table-cell office:value-type="string">
            <text:p>McMillin Observatory, Columbus</text:p>
          </table:table-cell>
        </table:table-row>
        <table:table-row table:style-name="ro1">
          <table:table-cell table:style-name="ce2" office:value-type="string">
            <text:p>770</text:p>
          </table:table-cell>
          <table:table-cell office:value-type="float" office:value="274.0786">
            <text:p>274.0786</text:p>
          </table:table-cell>
          <table:table-cell office:value-type="float" office:value="0.77573">
            <text:p>0.77573</text:p>
          </table:table-cell>
          <table:table-cell office:value-type="float" office:value="0.629">
            <text:p>0.629</text:p>
          </table:table-cell>
          <table:table-cell office:value-type="string">
            <text:p>Crescent Moon Observatory, Columbus</text:p>
          </table:table-cell>
        </table:table-row>
        <table:table-row table:style-name="ro2">
          <table:table-cell table:style-name="ce2" office:value-type="string">
            <text:p>771</text:p>
          </table:table-cell>
          <table:table-cell office:value-type="float" office:value="277.57">
            <text:p>277.57</text:p>
          </table:table-cell>
          <table:table-cell office:value-type="float" office:value="0.922">
            <text:p>0.922</text:p>
          </table:table-cell>
          <table:table-cell office:value-type="float" office:value="0.389">
            <text:p>0.389</text:p>
          </table:table-cell>
          <table:table-cell office:value-type="string">
            <text:p>Boyeros Observatory, Havana</text:p>
          </table:table-cell>
        </table:table-row>
        <table:table-row table:style-name="ro2">
          <table:table-cell table:style-name="ce2" office:value-type="string">
            <text:p>772</text:p>
          </table:table-cell>
          <table:table-cell office:value-type="float" office:value="284.0865">
            <text:p>284.0865</text:p>
          </table:table-cell>
          <table:table-cell office:value-type="float" office:value="0.70517">
            <text:p>0.70517</text:p>
          </table:table-cell>
          <table:table-cell office:value-type="float" office:value="0.70669">
            <text:p>0.70669</text:p>
          </table:table-cell>
          <table:table-cell office:value-type="string">
            <text:p>Boltwood Observatory, Stittsville</text:p>
          </table:table-cell>
        </table:table-row>
        <table:table-row table:style-name="ro2">
          <table:table-cell table:style-name="ce2" office:value-type="string">
            <text:p>773</text:p>
          </table:table-cell>
          <table:table-cell office:value-type="float" office:value="278.4318">
            <text:p>278.4318</text:p>
          </table:table-cell>
          <table:table-cell office:value-type="float" office:value="0.74966">
            <text:p>0.74966</text:p>
          </table:table-cell>
          <table:table-cell office:value-type="float" office:value="0.65966">
            <text:p>0.65966</text:p>
          </table:table-cell>
          <table:table-cell office:value-type="string">
            <text:p>Warner and Swasey Observatory, Cleveland</text:p>
          </table:table-cell>
        </table:table-row>
        <table:table-row table:style-name="ro2">
          <table:table-cell table:style-name="ce2" office:value-type="string">
            <text:p>774</text:p>
          </table:table-cell>
          <table:table-cell office:value-type="float" office:value="278.925">
            <text:p>278.925</text:p>
          </table:table-cell>
          <table:table-cell office:value-type="float" office:value="0.74905">
            <text:p>0.74905</text:p>
          </table:table-cell>
          <table:table-cell office:value-type="float" office:value="0.66039">
            <text:p>0.66039</text:p>
          </table:table-cell>
          <table:table-cell office:value-type="string">
            <text:p>Warner and Swasey Nassau Station, Chardon</text:p>
          </table:table-cell>
        </table:table-row>
        <table:table-row table:style-name="ro1">
          <table:table-cell table:style-name="ce2" office:value-type="string">
            <text:p>775</text:p>
          </table:table-cell>
          <table:table-cell office:value-type="float" office:value="284.6168">
            <text:p>284.6168</text:p>
          </table:table-cell>
          <table:table-cell office:value-type="float" office:value="0.76029">
            <text:p>0.76029</text:p>
          </table:table-cell>
          <table:table-cell office:value-type="float" office:value="0.64743">
            <text:p>0.64743</text:p>
          </table:table-cell>
          <table:table-cell office:value-type="string">
            <text:p>Sayre Observatory, South Bethlehem</text:p>
          </table:table-cell>
        </table:table-row>
        <table:table-row table:style-name="ro1">
          <table:table-cell table:style-name="ce2" office:value-type="string">
            <text:p>776</text:p>
          </table:table-cell>
          <table:table-cell office:value-type="float" office:value="284.4669">
            <text:p>284.4669</text:p>
          </table:table-cell>
          <table:table-cell office:value-type="float" office:value="0.73472">
            <text:p>0.73472</text:p>
          </table:table-cell>
          <table:table-cell office:value-type="float" office:value="0.67619">
            <text:p>0.67619</text:p>
          </table:table-cell>
          <table:table-cell office:value-type="string">
            <text:p>Foggy Bottom, Hamilton</text:p>
          </table:table-cell>
        </table:table-row>
        <table:table-row table:style-name="ro1">
          <table:table-cell table:style-name="ce2" office:value-type="string">
            <text:p>777</text:p>
          </table:table-cell>
          <table:table-cell office:value-type="float" office:value="280.6017">
            <text:p>280.6017</text:p>
          </table:table-cell>
          <table:table-cell office:value-type="float" office:value="0.72454">
            <text:p>0.72454</text:p>
          </table:table-cell>
          <table:table-cell office:value-type="float" office:value="0.68695">
            <text:p>0.68695</text:p>
          </table:table-cell>
          <table:table-cell office:value-type="string">
            <text:p>Toronto</text:p>
          </table:table-cell>
        </table:table-row>
        <table:table-row table:style-name="ro1">
          <table:table-cell table:style-name="ce2" office:value-type="string">
            <text:p>778</text:p>
          </table:table-cell>
          <table:table-cell office:value-type="float" office:value="279.9778">
            <text:p>279.9778</text:p>
          </table:table-cell>
          <table:table-cell office:value-type="float" office:value="0.76172">
            <text:p>0.76172</text:p>
          </table:table-cell>
          <table:table-cell office:value-type="float" office:value="0.64582">
            <text:p>0.64582</text:p>
          </table:table-cell>
          <table:table-cell office:value-type="string">
            <text:p>Allegheny Observatory, Pittsburgh</text:p>
          </table:table-cell>
        </table:table-row>
        <table:table-row table:style-name="ro1">
          <table:table-cell table:style-name="ce2" office:value-type="string">
            <text:p>779</text:p>
          </table:table-cell>
          <table:table-cell office:value-type="float" office:value="280.5779">
            <text:p>280.5779</text:p>
          </table:table-cell>
          <table:table-cell office:value-type="float" office:value="0.72219">
            <text:p>0.72219</text:p>
          </table:table-cell>
          <table:table-cell office:value-type="float" office:value="0.68943">
            <text:p>0.68943</text:p>
          </table:table-cell>
          <table:table-cell office:value-type="string">
            <text:p>David Dunlap Observatory, Richmond Hill</text:p>
          </table:table-cell>
        </table:table-row>
        <table:table-row table:style-name="ro1">
          <table:table-cell table:style-name="ce2" office:value-type="string">
            <text:p>780</text:p>
          </table:table-cell>
          <table:table-cell office:value-type="float" office:value="281.4778">
            <text:p>281.4778</text:p>
          </table:table-cell>
          <table:table-cell office:value-type="float" office:value="0.78868">
            <text:p>0.78868</text:p>
          </table:table-cell>
          <table:table-cell office:value-type="float" office:value="0.6128">
            <text:p>0.6128</text:p>
          </table:table-cell>
          <table:table-cell office:value-type="string">
            <text:p>Leander McCormick Observatory, Charlottesville</text:p>
          </table:table-cell>
        </table:table-row>
        <table:table-row table:style-name="ro1">
          <table:table-cell table:style-name="ce2" office:value-type="string">
            <text:p>781</text:p>
          </table:table-cell>
          <table:table-cell office:value-type="float" office:value="281.5075">
            <text:p>281.5075</text:p>
          </table:table-cell>
          <table:table-cell office:value-type="float" office:value="1.00045">
            <text:p>1.00045</text:p>
          </table:table-cell>
          <table:table-cell office:value-type="float" office:value="-0.00405">
            <text:p>-0.00405</text:p>
          </table:table-cell>
          <table:table-cell office:value-type="string">
            <text:p>Quito</text:p>
          </table:table-cell>
        </table:table-row>
        <table:table-row table:style-name="ro2">
          <table:table-cell table:style-name="ce2" office:value-type="string">
            <text:p>782</text:p>
          </table:table-cell>
          <table:table-cell office:value-type="float" office:value="281.65">
            <text:p>281.65</text:p>
          </table:table-cell>
          <table:table-cell office:value-type="float" office:value="0.999">
            <text:p>0.999</text:p>
          </table:table-cell>
          <table:table-cell office:value-type="float" office:value="0">
            <text:p>0</text:p>
          </table:table-cell>
          <table:table-cell office:value-type="string">
            <text:p>Quito, comet astrograph station</text:p>
          </table:table-cell>
        </table:table-row>
        <table:table-row table:style-name="ro2">
          <table:table-cell table:style-name="ce2" office:value-type="string">
            <text:p>783</text:p>
          </table:table-cell>
          <table:table-cell office:value-type="float" office:value="282.02">
            <text:p>282.02</text:p>
          </table:table-cell>
          <table:table-cell office:value-type="float" office:value="0.783">
            <text:p>0.783</text:p>
          </table:table-cell>
          <table:table-cell office:value-type="float" office:value="0.622">
            <text:p>0.622</text:p>
          </table:table-cell>
          <table:table-cell office:value-type="string">
            <text:p>Rixeyville</text:p>
          </table:table-cell>
        </table:table-row>
        <table:table-row table:style-name="ro2">
          <table:table-cell table:style-name="ce2" office:value-type="string">
            <text:p>784</text:p>
          </table:table-cell>
          <table:table-cell office:value-type="float" office:value="282.2146">
            <text:p>282.2146</text:p>
          </table:table-cell>
          <table:table-cell office:value-type="float" office:value="0.7414">
            <text:p>0.7414</text:p>
          </table:table-cell>
          <table:table-cell office:value-type="float" office:value="0.66895">
            <text:p>0.66895</text:p>
          </table:table-cell>
          <table:table-cell office:value-type="string">
            <text:p>Stull Observatory, Alfred University</text:p>
          </table:table-cell>
        </table:table-row>
        <table:table-row table:style-name="ro1">
          <table:table-cell table:style-name="ce2" office:value-type="string">
            <text:p>785</text:p>
          </table:table-cell>
          <table:table-cell office:value-type="float" office:value="285.3542">
            <text:p>285.3542</text:p>
          </table:table-cell>
          <table:table-cell office:value-type="float" office:value="0.76323">
            <text:p>0.76323</text:p>
          </table:table-cell>
          <table:table-cell office:value-type="float" office:value="0.64397">
            <text:p>0.64397</text:p>
          </table:table-cell>
          <table:table-cell office:value-type="string">
            <text:p>Fitz-Randolph Observatory, Princeton</text:p>
          </table:table-cell>
        </table:table-row>
        <table:table-row table:style-name="ro1">
          <table:table-cell table:style-name="ce2" office:value-type="string">
            <text:p>786</text:p>
          </table:table-cell>
          <table:table-cell office:value-type="float" office:value="282.9345">
            <text:p>282.9345</text:p>
          </table:table-cell>
          <table:table-cell office:value-type="float" office:value="0.77906">
            <text:p>0.77906</text:p>
          </table:table-cell>
          <table:table-cell office:value-type="float" office:value="0.62487">
            <text:p>0.62487</text:p>
          </table:table-cell>
          <table:table-cell office:value-type="string">
            <text:p>U.S. Naval Obs., Washington (since 1893)</text:p>
          </table:table-cell>
        </table:table-row>
        <table:table-row table:style-name="ro1">
          <table:table-cell table:style-name="ce2" office:value-type="string">
            <text:p>787</text:p>
          </table:table-cell>
          <table:table-cell office:value-type="float" office:value="282.9494">
            <text:p>282.9494</text:p>
          </table:table-cell>
          <table:table-cell office:value-type="float" office:value="0.77934">
            <text:p>0.77934</text:p>
          </table:table-cell>
          <table:table-cell office:value-type="float" office:value="0.62451">
            <text:p>0.62451</text:p>
          </table:table-cell>
          <table:table-cell office:value-type="string">
            <text:p>U.S. Naval Obs., Washington (before 1893)</text:p>
          </table:table-cell>
        </table:table-row>
        <table:table-row table:style-name="ro1">
          <table:table-cell table:style-name="ce2" office:value-type="string">
            <text:p>788</text:p>
          </table:table-cell>
          <table:table-cell office:value-type="float" office:value="284.3667">
            <text:p>284.3667</text:p>
          </table:table-cell>
          <table:table-cell office:value-type="float" office:value="0.76953">
            <text:p>0.76953</text:p>
          </table:table-cell>
          <table:table-cell office:value-type="float" office:value="0.6365">
            <text:p>0.6365</text:p>
          </table:table-cell>
          <table:table-cell office:value-type="string">
            <text:p>Mount Cuba Observatory, Wilmington</text:p>
          </table:table-cell>
        </table:table-row>
        <table:table-row table:style-name="ro2">
          <table:table-cell table:style-name="ce2" office:value-type="string">
            <text:p>789</text:p>
          </table:table-cell>
          <table:table-cell office:value-type="float" office:value="284.594">
            <text:p>284.594</text:p>
          </table:table-cell>
          <table:table-cell office:value-type="float" office:value="0.73188">
            <text:p>0.73188</text:p>
          </table:table-cell>
          <table:table-cell office:value-type="float" office:value="0.67922">
            <text:p>0.67922</text:p>
          </table:table-cell>
          <table:table-cell office:value-type="string">
            <text:p>Litchfield Observatory, Clinton</text:p>
          </table:table-cell>
        </table:table-row>
        <table:table-row table:style-name="ro1">
          <table:table-cell table:style-name="ce2" office:value-type="string">
            <text:p>790</text:p>
          </table:table-cell>
          <table:table-cell office:value-type="float" office:value="284.2835">
            <text:p>284.2835</text:p>
          </table:table-cell>
          <table:table-cell office:value-type="float" office:value="0.70343">
            <text:p>0.70343</text:p>
          </table:table-cell>
          <table:table-cell office:value-type="float" office:value="0.7084">
            <text:p>0.7084</text:p>
          </table:table-cell>
          <table:table-cell office:value-type="string">
            <text:p>Dominion Observatory, Ottawa</text:p>
          </table:table-cell>
        </table:table-row>
        <table:table-row table:style-name="ro1">
          <table:table-cell table:style-name="ce2" office:value-type="string">
            <text:p>791</text:p>
          </table:table-cell>
          <table:table-cell office:value-type="float" office:value="284.5236">
            <text:p>284.5236</text:p>
          </table:table-cell>
          <table:table-cell office:value-type="float" office:value="0.76713">
            <text:p>0.76713</text:p>
          </table:table-cell>
          <table:table-cell office:value-type="float" office:value="0.63937">
            <text:p>0.63937</text:p>
          </table:table-cell>
          <table:table-cell office:value-type="string">
            <text:p>Flower and Cook Observatory, Philadelphia</text:p>
          </table:table-cell>
        </table:table-row>
        <table:table-row table:style-name="ro2">
          <table:table-cell table:style-name="ce2" office:value-type="string">
            <text:p>792</text:p>
          </table:table-cell>
          <table:table-cell office:value-type="float" office:value="288.3">
            <text:p>288.3</text:p>
          </table:table-cell>
          <table:table-cell office:value-type="float" office:value="0.753">
            <text:p>0.753</text:p>
          </table:table-cell>
          <table:table-cell office:value-type="float" office:value="0.657">
            <text:p>0.657</text:p>
          </table:table-cell>
          <table:table-cell office:value-type="string">
            <text:p>University of Rhode Island, Quonochontaug</text:p>
          </table:table-cell>
        </table:table-row>
        <table:table-row table:style-name="ro1">
          <table:table-cell table:style-name="ce2" office:value-type="string">
            <text:p>793</text:p>
          </table:table-cell>
          <table:table-cell office:value-type="float" office:value="286.22">
            <text:p>286.22</text:p>
          </table:table-cell>
          <table:table-cell office:value-type="float" office:value="0.7366">
            <text:p>0.7366</text:p>
          </table:table-cell>
          <table:table-cell office:value-type="float" office:value="0.67407">
            <text:p>0.67407</text:p>
          </table:table-cell>
          <table:table-cell office:value-type="string">
            <text:p>Dudley Observatory, Albany (before 1893)</text:p>
          </table:table-cell>
        </table:table-row>
        <table:table-row table:style-name="ro1">
          <table:table-cell table:style-name="ce2" office:value-type="string">
            <text:p>794</text:p>
          </table:table-cell>
          <table:table-cell office:value-type="float" office:value="286.11">
            <text:p>286.11</text:p>
          </table:table-cell>
          <table:table-cell office:value-type="float" office:value="0.74789">
            <text:p>0.74789</text:p>
          </table:table-cell>
          <table:table-cell office:value-type="float" office:value="0.66161">
            <text:p>0.66161</text:p>
          </table:table-cell>
          <table:table-cell office:value-type="string">
            <text:p>Vassar College Observatory, Poughkeepsie</text:p>
          </table:table-cell>
        </table:table-row>
        <table:table-row table:style-name="ro1">
          <table:table-cell table:style-name="ce2" office:value-type="string">
            <text:p>795</text:p>
          </table:table-cell>
          <table:table-cell office:value-type="float" office:value="286.0123">
            <text:p>286.0123</text:p>
          </table:table-cell>
          <table:table-cell office:value-type="float" office:value="0.7589">
            <text:p>0.7589</text:p>
          </table:table-cell>
          <table:table-cell office:value-type="float" office:value="0.6491">
            <text:p>0.6491</text:p>
          </table:table-cell>
          <table:table-cell office:value-type="string">
            <text:p>Rutherford</text:p>
          </table:table-cell>
        </table:table-row>
        <table:table-row table:style-name="ro1">
          <table:table-cell table:style-name="ce2" office:value-type="string">
            <text:p>796</text:p>
          </table:table-cell>
          <table:table-cell office:value-type="float" office:value="286.45">
            <text:p>286.45</text:p>
          </table:table-cell>
          <table:table-cell office:value-type="float" office:value="0.755">
            <text:p>0.755</text:p>
          </table:table-cell>
          <table:table-cell office:value-type="float" office:value="0.654">
            <text:p>0.654</text:p>
          </table:table-cell>
          <table:table-cell office:value-type="string">
            <text:p>Stamford</text:p>
          </table:table-cell>
        </table:table-row>
        <table:table-row table:style-name="ro1">
          <table:table-cell table:style-name="ce2" office:value-type="string">
            <text:p>797</text:p>
          </table:table-cell>
          <table:table-cell office:value-type="float" office:value="287.0751">
            <text:p>287.0751</text:p>
          </table:table-cell>
          <table:table-cell office:value-type="float" office:value="0.75218">
            <text:p>0.75218</text:p>
          </table:table-cell>
          <table:table-cell office:value-type="float" office:value="0.65676">
            <text:p>0.65676</text:p>
          </table:table-cell>
          <table:table-cell office:value-type="string">
            <text:p>Yale Observatory, New Haven</text:p>
          </table:table-cell>
        </table:table-row>
        <table:table-row table:style-name="ro1">
          <table:table-cell table:style-name="ce2" office:value-type="string">
            <text:p>798</text:p>
          </table:table-cell>
          <table:table-cell office:value-type="float" office:value="287.0154">
            <text:p>287.0154</text:p>
          </table:table-cell>
          <table:table-cell office:value-type="float" office:value="0.75093">
            <text:p>0.75093</text:p>
          </table:table-cell>
          <table:table-cell office:value-type="float" office:value="0.65822">
            <text:p>0.65822</text:p>
          </table:table-cell>
          <table:table-cell office:value-type="string">
            <text:p>Yale Observatory, Bethany</text:p>
          </table:table-cell>
        </table:table-row>
        <table:table-row table:style-name="ro1">
          <table:table-cell table:style-name="ce2" office:value-type="string">
            <text:p>799</text:p>
          </table:table-cell>
          <table:table-cell office:value-type="float" office:value="288.865">
            <text:p>288.865</text:p>
          </table:table-cell>
          <table:table-cell office:value-type="float" office:value="0.73896">
            <text:p>0.73896</text:p>
          </table:table-cell>
          <table:table-cell office:value-type="float" office:value="0.6715">
            <text:p>0.6715</text:p>
          </table:table-cell>
          <table:table-cell office:value-type="string">
            <text:p>Winchester</text:p>
          </table:table-cell>
        </table:table-row>
        <table:table-row table:style-name="ro1">
          <table:table-cell table:style-name="ce2" office:value-type="string">
            <text:p>800</text:p>
          </table:table-cell>
          <table:table-cell office:value-type="float" office:value="288.4511">
            <text:p>288.4511</text:p>
          </table:table-cell>
          <table:table-cell office:value-type="float" office:value="0.96006">
            <text:p>0.96006</text:p>
          </table:table-cell>
          <table:table-cell office:value-type="float" office:value="-0.28021">
            <text:p>-0.28021</text:p>
          </table:table-cell>
          <table:table-cell office:value-type="string">
            <text:p>Harvard Observatory, Arequipa</text:p>
          </table:table-cell>
        </table:table-row>
        <table:table-row table:style-name="ro1">
          <table:table-cell table:style-name="ce2" office:value-type="string">
            <text:p>801</text:p>
          </table:table-cell>
          <table:table-cell office:value-type="float" office:value="288.44233">
            <text:p>288.44233</text:p>
          </table:table-cell>
          <table:table-cell office:value-type="float" office:value="0.738364">
            <text:p>0.738364</text:p>
          </table:table-cell>
          <table:table-cell office:value-type="float" office:value="0.67218">
            <text:p>0.67218</text:p>
          </table:table-cell>
          <table:table-cell office:value-type="string">
            <text:p>Oak Ridge Observatory</text:p>
          </table:table-cell>
        </table:table-row>
        <table:table-row table:style-name="ro1">
          <table:table-cell table:style-name="ce2" office:value-type="string">
            <text:p>802</text:p>
          </table:table-cell>
          <table:table-cell office:value-type="float" office:value="288.87164">
            <text:p>288.87164</text:p>
          </table:table-cell>
          <table:table-cell office:value-type="float" office:value="0.739802">
            <text:p>0.739802</text:p>
          </table:table-cell>
          <table:table-cell office:value-type="float" office:value="0.67057">
            <text:p>0.67057</text:p>
          </table:table-cell>
          <table:table-cell office:value-type="string">
            <text:p>Harvard Observatory, Cambridge</text:p>
          </table:table-cell>
        </table:table-row>
        <table:table-row table:style-name="ro2">
          <table:table-cell table:style-name="ce2" office:value-type="string">
            <text:p>803</text:p>
          </table:table-cell>
          <table:table-cell office:value-type="float" office:value="288.9167">
            <text:p>288.9167</text:p>
          </table:table-cell>
          <table:table-cell office:value-type="float" office:value="0.74543">
            <text:p>0.74543</text:p>
          </table:table-cell>
          <table:table-cell office:value-type="float" office:value="0.66436">
            <text:p>0.66436</text:p>
          </table:table-cell>
          <table:table-cell office:value-type="string">
            <text:p>Taunton</text:p>
          </table:table-cell>
        </table:table-row>
        <table:table-row table:style-name="ro1">
          <table:table-cell table:style-name="ce2" office:value-type="string">
            <text:p>804</text:p>
          </table:table-cell>
          <table:table-cell office:value-type="float" office:value="289.3121">
            <text:p>289.3121</text:p>
          </table:table-cell>
          <table:table-cell office:value-type="float" office:value="0.83421">
            <text:p>0.83421</text:p>
          </table:table-cell>
          <table:table-cell office:value-type="float" office:value="-0.54976">
            <text:p>-0.54976</text:p>
          </table:table-cell>
          <table:table-cell office:value-type="string">
            <text:p>Santiago-San Bernardo</text:p>
          </table:table-cell>
        </table:table-row>
        <table:table-row table:style-name="ro2">
          <table:table-cell table:style-name="ce2" office:value-type="string">
            <text:p>805</text:p>
          </table:table-cell>
          <table:table-cell office:value-type="float" office:value="288.98">
            <text:p>288.98</text:p>
          </table:table-cell>
          <table:table-cell office:value-type="float" office:value="0.83997">
            <text:p>0.83997</text:p>
          </table:table-cell>
          <table:table-cell office:value-type="float" office:value="-0.54145">
            <text:p>-0.54145</text:p>
          </table:table-cell>
          <table:table-cell office:value-type="string">
            <text:p>Santiago-Cerro El Roble</text:p>
          </table:table-cell>
        </table:table-row>
        <table:table-row table:style-name="ro2">
          <table:table-cell table:style-name="ce2" office:value-type="string">
            <text:p>806</text:p>
          </table:table-cell>
          <table:table-cell office:value-type="float" office:value="289.4513">
            <text:p>289.4513</text:p>
          </table:table-cell>
          <table:table-cell office:value-type="float" office:value="0.83584">
            <text:p>0.83584</text:p>
          </table:table-cell>
          <table:table-cell office:value-type="float" office:value="-0.54738">
            <text:p>-0.54738</text:p>
          </table:table-cell>
          <table:table-cell office:value-type="string">
            <text:p>Santiago-Cerro Calan</text:p>
          </table:table-cell>
        </table:table-row>
        <table:table-row table:style-name="ro2">
          <table:table-cell table:style-name="ce2" office:value-type="string">
            <text:p>807</text:p>
          </table:table-cell>
          <table:table-cell office:value-type="float" office:value="289.1941">
            <text:p>289.1941</text:p>
          </table:table-cell>
          <table:table-cell office:value-type="float" office:value="0.8656">
            <text:p>0.8656</text:p>
          </table:table-cell>
          <table:table-cell office:value-type="float" office:value="-0.4998">
            <text:p>-0.4998</text:p>
          </table:table-cell>
          <table:table-cell office:value-type="string">
            <text:p>Cerro Tololo Observatory, La Serena</text:p>
          </table:table-cell>
        </table:table-row>
        <table:table-row table:style-name="ro2">
          <table:table-cell table:style-name="ce2" office:value-type="string">
            <text:p>808</text:p>
          </table:table-cell>
          <table:table-cell office:value-type="float" office:value="290.6708">
            <text:p>290.6708</text:p>
          </table:table-cell>
          <table:table-cell office:value-type="float" office:value="0.85098">
            <text:p>0.85098</text:p>
          </table:table-cell>
          <table:table-cell office:value-type="float" office:value="-0.52414">
            <text:p>-0.52414</text:p>
          </table:table-cell>
          <table:table-cell office:value-type="string">
            <text:p>El Leoncito</text:p>
          </table:table-cell>
        </table:table-row>
        <table:table-row table:style-name="ro2">
          <table:table-cell table:style-name="ce2" office:value-type="string">
            <text:p>809</text:p>
          </table:table-cell>
          <table:table-cell office:value-type="float" office:value="289.26626">
            <text:p>289.26626</text:p>
          </table:table-cell>
          <table:table-cell office:value-type="float" office:value="0.87344">
            <text:p>0.87344</text:p>
          </table:table-cell>
          <table:table-cell office:value-type="float" office:value="-0.48605">
            <text:p>-0.48605</text:p>
          </table:table-cell>
          <table:table-cell office:value-type="string">
            <text:p>European Southern Observatory, La Silla</text:p>
          </table:table-cell>
        </table:table-row>
        <table:table-row table:style-name="ro2">
          <table:table-cell table:style-name="ce2" office:value-type="string">
            <text:p>810</text:p>
          </table:table-cell>
          <table:table-cell office:value-type="float" office:value="288.5154">
            <text:p>288.5154</text:p>
          </table:table-cell>
          <table:table-cell office:value-type="float" office:value="0.73712">
            <text:p>0.73712</text:p>
          </table:table-cell>
          <table:table-cell office:value-type="float" office:value="0.67352">
            <text:p>0.67352</text:p>
          </table:table-cell>
          <table:table-cell office:value-type="string">
            <text:p>Wallace Observatory, Westford</text:p>
          </table:table-cell>
        </table:table-row>
        <table:table-row table:style-name="ro1">
          <table:table-cell table:style-name="ce2" office:value-type="string">
            <text:p>811</text:p>
          </table:table-cell>
          <table:table-cell office:value-type="float" office:value="289.89565">
            <text:p>289.89565</text:p>
          </table:table-cell>
          <table:table-cell office:value-type="float" office:value="0.752586">
            <text:p>0.752586</text:p>
          </table:table-cell>
          <table:table-cell office:value-type="float" office:value="0.65628">
            <text:p>0.65628</text:p>
          </table:table-cell>
          <table:table-cell office:value-type="string">
            <text:p>Maria Mitchell Observatory, Nantucket</text:p>
          </table:table-cell>
        </table:table-row>
        <table:table-row table:style-name="ro2">
          <table:table-cell table:style-name="ce2" office:value-type="string">
            <text:p>812</text:p>
          </table:table-cell>
          <table:table-cell office:value-type="float" office:value="288.4543">
            <text:p>288.4543</text:p>
          </table:table-cell>
          <table:table-cell office:value-type="float" office:value="0.83992">
            <text:p>0.83992</text:p>
          </table:table-cell>
          <table:table-cell office:value-type="float" office:value="-0.54093">
            <text:p>-0.54093</text:p>
          </table:table-cell>
          <table:table-cell office:value-type="string">
            <text:p>Vina del Mar</text:p>
          </table:table-cell>
        </table:table-row>
        <table:table-row table:style-name="ro1">
          <table:table-cell table:style-name="ce2" office:value-type="string">
            <text:p>813</text:p>
          </table:table-cell>
          <table:table-cell office:value-type="float" office:value="289.3083">
            <text:p>289.3083</text:p>
          </table:table-cell>
          <table:table-cell office:value-type="float" office:value="0.83533">
            <text:p>0.83533</text:p>
          </table:table-cell>
          <table:table-cell office:value-type="float" office:value="-0.54805">
            <text:p>-0.54805</text:p>
          </table:table-cell>
          <table:table-cell office:value-type="string">
            <text:p>Santiago-Quinta Normal (1862-1920)</text:p>
          </table:table-cell>
        </table:table-row>
        <table:table-row table:style-name="ro2">
          <table:table-cell table:style-name="ce2" office:value-type="string">
            <text:p>814</text:p>
          </table:table-cell>
          <table:table-cell office:value-type="float" office:value="288.41917">
            <text:p>288.41917</text:p>
          </table:table-cell>
          <table:table-cell office:value-type="float" office:value="0.746007">
            <text:p>0.746007</text:p>
          </table:table-cell>
          <table:table-cell office:value-type="float" office:value="0.66373">
            <text:p>0.66373</text:p>
          </table:table-cell>
          <table:table-cell office:value-type="string">
            <text:p>North Scituate</text:p>
          </table:table-cell>
        </table:table-row>
        <table:table-row table:style-name="ro1">
          <table:table-cell table:style-name="ce2" office:value-type="string">
            <text:p>815</text:p>
          </table:table-cell>
          <table:table-cell office:value-type="float" office:value="289.3479">
            <text:p>289.3479</text:p>
          </table:table-cell>
          <table:table-cell office:value-type="float" office:value="0.83539">
            <text:p>0.83539</text:p>
          </table:table-cell>
          <table:table-cell office:value-type="float" office:value="-0.54799">
            <text:p>-0.54799</text:p>
          </table:table-cell>
          <table:table-cell office:value-type="string">
            <text:p>Santiago-Santa Lucia (1849-1861)</text:p>
          </table:table-cell>
        </table:table-row>
        <table:table-row table:style-name="ro1">
          <table:table-cell table:style-name="ce2" office:value-type="string">
            <text:p>816</text:p>
          </table:table-cell>
          <table:table-cell office:value-type="float" office:value="285.7583">
            <text:p>285.7583</text:p>
          </table:table-cell>
          <table:table-cell office:value-type="float" office:value="0.71645">
            <text:p>0.71645</text:p>
          </table:table-cell>
          <table:table-cell office:value-type="float" office:value="0.69542">
            <text:p>0.69542</text:p>
          </table:table-cell>
          <table:table-cell office:value-type="string">
            <text:p>Rand Observatory</text:p>
          </table:table-cell>
        </table:table-row>
        <table:table-row table:style-name="ro2">
          <table:table-cell table:style-name="ce2" office:value-type="string">
            <text:p>817</text:p>
          </table:table-cell>
          <table:table-cell office:value-type="float" office:value="288.6104">
            <text:p>288.6104</text:p>
          </table:table-cell>
          <table:table-cell office:value-type="float" office:value="0.74018">
            <text:p>0.74018</text:p>
          </table:table-cell>
          <table:table-cell office:value-type="float" office:value="0.67017">
            <text:p>0.67017</text:p>
          </table:table-cell>
          <table:table-cell office:value-type="string">
            <text:p>Sudbury</text:p>
          </table:table-cell>
        </table:table-row>
        <table:table-row table:style-name="ro2">
          <table:table-cell table:style-name="ce2" office:value-type="string">
            <text:p>818</text:p>
          </table:table-cell>
          <table:table-cell office:value-type="float" office:value="286.4167">
            <text:p>286.4167</text:p>
          </table:table-cell>
          <table:table-cell office:value-type="float" office:value="0.704">
            <text:p>0.704</text:p>
          </table:table-cell>
          <table:table-cell office:value-type="float" office:value="0.7079">
            <text:p>0.7079</text:p>
          </table:table-cell>
          <table:table-cell office:value-type="string">
            <text:p>Gemeaux Observatory, Laval</text:p>
          </table:table-cell>
        </table:table-row>
        <table:table-row table:style-name="ro2">
          <table:table-cell table:style-name="ce2" office:value-type="string">
            <text:p>819</text:p>
          </table:table-cell>
          <table:table-cell office:value-type="float" office:value="284.385">
            <text:p>284.385</text:p>
          </table:table-cell>
          <table:table-cell office:value-type="float" office:value="0.6972">
            <text:p>0.6972</text:p>
          </table:table-cell>
          <table:table-cell office:value-type="float" office:value="0.71451">
            <text:p>0.71451</text:p>
          </table:table-cell>
          <table:table-cell office:value-type="string">
            <text:p>Val-des-Bois</text:p>
          </table:table-cell>
        </table:table-row>
        <table:table-row table:style-name="ro2">
          <table:table-cell table:style-name="ce2" office:value-type="string">
            <text:p>820</text:p>
          </table:table-cell>
          <table:table-cell office:value-type="float" office:value="295.37581">
            <text:p>295.37581</text:p>
          </table:table-cell>
          <table:table-cell office:value-type="float" office:value="0.930491">
            <text:p>0.930491</text:p>
          </table:table-cell>
          <table:table-cell office:value-type="float" office:value="-0.36587">
            <text:p>-0.36587</text:p>
          </table:table-cell>
          <table:table-cell office:value-type="string">
            <text:p>Tarija</text:p>
          </table:table-cell>
        </table:table-row>
        <table:table-row table:style-name="ro2">
          <table:table-cell table:style-name="ce2" office:value-type="string">
            <text:p>821</text:p>
          </table:table-cell>
          <table:table-cell office:value-type="float" office:value="295.45041">
            <text:p>295.45041</text:p>
          </table:table-cell>
          <table:table-cell office:value-type="float" office:value="0.852688">
            <text:p>0.852688</text:p>
          </table:table-cell>
          <table:table-cell office:value-type="float" office:value="-0.52103">
            <text:p>-0.52103</text:p>
          </table:table-cell>
          <table:table-cell office:value-type="string">
            <text:p>Cordoba-Bosque Alegre</text:p>
          </table:table-cell>
        </table:table-row>
        <table:table-row table:style-name="ro1">
          <table:table-cell table:style-name="ce2" office:value-type="string">
            <text:p>822</text:p>
          </table:table-cell>
          <table:table-cell office:value-type="float" office:value="295.80137">
            <text:p>295.80137</text:p>
          </table:table-cell>
          <table:table-cell office:value-type="float" office:value="0.854203">
            <text:p>0.854203</text:p>
          </table:table-cell>
          <table:table-cell office:value-type="float" office:value="-0.51832">
            <text:p>-0.51832</text:p>
          </table:table-cell>
          <table:table-cell office:value-type="string">
            <text:p>Cordoba</text:p>
          </table:table-cell>
        </table:table-row>
        <table:table-row table:style-name="ro1">
          <table:table-cell table:style-name="ce2" office:value-type="string">
            <text:p>823</text:p>
          </table:table-cell>
          <table:table-cell office:value-type="float" office:value="288.1691">
            <text:p>288.1691</text:p>
          </table:table-cell>
          <table:table-cell office:value-type="float" office:value="0.73715">
            <text:p>0.73715</text:p>
          </table:table-cell>
          <table:table-cell office:value-type="float" office:value="0.67354">
            <text:p>0.67354</text:p>
          </table:table-cell>
          <table:table-cell office:value-type="string">
            <text:p>Fitchburg</text:p>
          </table:table-cell>
        </table:table-row>
        <table:table-row table:style-name="ro1">
          <table:table-cell table:style-name="ce2" office:value-type="string">
            <text:p>824</text:p>
          </table:table-cell>
          <table:table-cell office:value-type="float" office:value="285.7528">
            <text:p>285.7528</text:p>
          </table:table-cell>
          <table:table-cell office:value-type="float" office:value="0.71641">
            <text:p>0.71641</text:p>
          </table:table-cell>
          <table:table-cell office:value-type="float" office:value="0.69546">
            <text:p>0.69546</text:p>
          </table:table-cell>
          <table:table-cell office:value-type="string">
            <text:p>Lake Clear</text:p>
          </table:table-cell>
        </table:table-row>
        <table:table-row table:style-name="ro1">
          <table:table-cell table:style-name="ce2" office:value-type="string">
            <text:p>825</text:p>
          </table:table-cell>
          <table:table-cell office:value-type="float" office:value="288.2595">
            <text:p>288.2595</text:p>
          </table:table-cell>
          <table:table-cell office:value-type="float" office:value="0.74033">
            <text:p>0.74033</text:p>
          </table:table-cell>
          <table:table-cell office:value-type="float" office:value="0.67003">
            <text:p>0.67003</text:p>
          </table:table-cell>
          <table:table-cell office:value-type="string">
            <text:p>Granville</text:p>
          </table:table-cell>
        </table:table-row>
        <table:table-row table:style-name="ro2">
          <table:table-cell table:style-name="ce2" office:value-type="string">
            <text:p>826</text:p>
          </table:table-cell>
          <table:table-cell office:value-type="float" office:value="288.2282">
            <text:p>288.2282</text:p>
          </table:table-cell>
          <table:table-cell office:value-type="float" office:value="0.69312">
            <text:p>0.69312</text:p>
          </table:table-cell>
          <table:table-cell office:value-type="float" office:value="0.71843">
            <text:p>0.71843</text:p>
          </table:table-cell>
          <table:table-cell office:value-type="string">
            <text:p>Plessissville</text:p>
          </table:table-cell>
        </table:table-row>
        <table:table-row table:style-name="ro2">
          <table:table-cell table:style-name="ce2" office:value-type="string">
            <text:p>827</text:p>
          </table:table-cell>
          <table:table-cell office:value-type="float" office:value="287.5393">
            <text:p>287.5393</text:p>
          </table:table-cell>
          <table:table-cell office:value-type="float" office:value="0.6619">
            <text:p>0.6619</text:p>
          </table:table-cell>
          <table:table-cell office:value-type="float" office:value="0.7471">
            <text:p>0.7471</text:p>
          </table:table-cell>
          <table:table-cell office:value-type="string">
            <text:p>Saint-Felicien</text:p>
          </table:table-cell>
        </table:table-row>
        <table:table-row table:style-name="ro2">
          <table:table-cell table:style-name="ce2" office:value-type="string">
            <text:p>828</text:p>
          </table:table-cell>
          <table:table-cell office:value-type="float" office:value="288.9758">
            <text:p>288.9758</text:p>
          </table:table-cell>
          <table:table-cell office:value-type="float" office:value="0.74656">
            <text:p>0.74656</text:p>
          </table:table-cell>
          <table:table-cell office:value-type="float" office:value="0.6631">
            <text:p>0.6631</text:p>
          </table:table-cell>
          <table:table-cell office:value-type="string">
            <text:p>Assonet</text:p>
          </table:table-cell>
        </table:table-row>
        <table:table-row table:style-name="ro2">
          <table:table-cell table:style-name="ce2" office:value-type="string">
            <text:p>829</text:p>
          </table:table-cell>
          <table:table-cell office:value-type="float" office:value="290.6979">
            <text:p>290.6979</text:p>
          </table:table-cell>
          <table:table-cell office:value-type="float" office:value="0.85102">
            <text:p>0.85102</text:p>
          </table:table-cell>
          <table:table-cell office:value-type="float" office:value="-0.52411">
            <text:p>-0.52411</text:p>
          </table:table-cell>
          <table:table-cell office:value-type="string">
            <text:p>Complejo Astronomico El Leoncito</text:p>
          </table:table-cell>
        </table:table-row>
        <table:table-row table:style-name="ro1">
          <table:table-cell table:style-name="ce2" office:value-type="string">
            <text:p>830</text:p>
          </table:table-cell>
          <table:table-cell office:value-type="float" office:value="288.5697">
            <text:p>288.5697</text:p>
          </table:table-cell>
          <table:table-cell office:value-type="float" office:value="0.73491">
            <text:p>0.73491</text:p>
          </table:table-cell>
          <table:table-cell office:value-type="float" office:value="0.6759">
            <text:p>0.6759</text:p>
          </table:table-cell>
          <table:table-cell office:value-type="string">
            <text:p>Hudson</text:p>
          </table:table-cell>
        </table:table-row>
        <table:table-row table:style-name="ro1">
          <table:table-cell table:style-name="ce2" office:value-type="string">
            <text:p>831</text:p>
          </table:table-cell>
          <table:table-cell office:value-type="float" office:value="277.4134">
            <text:p>277.4134</text:p>
          </table:table-cell>
          <table:table-cell office:value-type="float" office:value="0.87191">
            <text:p>0.87191</text:p>
          </table:table-cell>
          <table:table-cell office:value-type="float" office:value="0.48804">
            <text:p>0.48804</text:p>
          </table:table-cell>
          <table:table-cell office:value-type="string">
            <text:p>Rosemary Hill Observatory, University of Florida</text:p>
          </table:table-cell>
        </table:table-row>
        <table:table-row table:style-name="ro2">
          <table:table-cell table:style-name="ce2" office:value-type="string">
            <text:p>832</text:p>
          </table:table-cell>
          <table:table-cell office:value-type="float" office:value="283.185">
            <text:p>283.185</text:p>
          </table:table-cell>
          <table:table-cell office:value-type="float" office:value="0.7653">
            <text:p>0.7653</text:p>
          </table:table-cell>
          <table:table-cell office:value-type="float" office:value="0.6416">
            <text:p>0.6416</text:p>
          </table:table-cell>
          <table:table-cell office:value-type="string">
            <text:p>Etters</text:p>
          </table:table-cell>
        </table:table-row>
        <table:table-row table:style-name="ro2">
          <table:table-cell table:style-name="ce2" office:value-type="string">
            <text:p>833</text:p>
          </table:table-cell>
          <table:table-cell office:value-type="float" office:value="301.4633">
            <text:p>301.4633</text:p>
          </table:table-cell>
          <table:table-cell office:value-type="float" office:value="0.82373">
            <text:p>0.82373</text:p>
          </table:table-cell>
          <table:table-cell office:value-type="float" office:value="-0.56508">
            <text:p>-0.56508</text:p>
          </table:table-cell>
          <table:table-cell office:value-type="string">
            <text:p>Obs. Astronomico de Mercedes, Buenos Aires</text:p>
          </table:table-cell>
        </table:table-row>
        <table:table-row table:style-name="ro2">
          <table:table-cell table:style-name="ce2" office:value-type="string">
            <text:p>834</text:p>
          </table:table-cell>
          <table:table-cell office:value-type="float" office:value="301.5654">
            <text:p>301.5654</text:p>
          </table:table-cell>
          <table:table-cell office:value-type="float" office:value="0.82398">
            <text:p>0.82398</text:p>
          </table:table-cell>
          <table:table-cell office:value-type="float" office:value="-0.56473">
            <text:p>-0.56473</text:p>
          </table:table-cell>
          <table:table-cell office:value-type="string">
            <text:p>Buenos Aires-AAAA</text:p>
          </table:table-cell>
        </table:table-row>
        <table:table-row table:style-name="ro2">
          <table:table-cell table:style-name="ce2" office:value-type="string">
            <text:p>835</text:p>
          </table:table-cell>
          <table:table-cell office:value-type="float" office:value="288.6428">
            <text:p>288.6428</text:p>
          </table:table-cell>
          <table:table-cell office:value-type="float" office:value="0.73709">
            <text:p>0.73709</text:p>
          </table:table-cell>
          <table:table-cell office:value-type="float" office:value="0.67354">
            <text:p>0.67354</text:p>
          </table:table-cell>
          <table:table-cell office:value-type="string">
            <text:p>Drum Hill Station, Chelmsford</text:p>
          </table:table-cell>
        </table:table-row>
        <table:table-row table:style-name="ro1">
          <table:table-cell table:style-name="ce2" office:value-type="string">
            <text:p>836</text:p>
          </table:table-cell>
          <table:table-cell office:value-type="float" office:value="288.5011">
            <text:p>288.5011</text:p>
          </table:table-cell>
          <table:table-cell office:value-type="float" office:value="0.74708">
            <text:p>0.74708</text:p>
          </table:table-cell>
          <table:table-cell office:value-type="float" office:value="0.66252">
            <text:p>0.66252</text:p>
          </table:table-cell>
          <table:table-cell office:value-type="string">
            <text:p>Furnace Brook Observatory, Cranston</text:p>
          </table:table-cell>
        </table:table-row>
        <table:table-row table:style-name="ro1">
          <table:table-cell table:style-name="ce2" office:value-type="string">
            <text:p>837</text:p>
          </table:table-cell>
          <table:table-cell office:value-type="float" office:value="279.7553">
            <text:p>279.7553</text:p>
          </table:table-cell>
          <table:table-cell office:value-type="float" office:value="0.89228">
            <text:p>0.89228</text:p>
          </table:table-cell>
          <table:table-cell office:value-type="float" office:value="0.44996">
            <text:p>0.44996</text:p>
          </table:table-cell>
          <table:table-cell office:value-type="string">
            <text:p>Jupiter</text:p>
          </table:table-cell>
        </table:table-row>
        <table:table-row table:style-name="ro1">
          <table:table-cell table:style-name="ce2" office:value-type="string">
            <text:p>838</text:p>
          </table:table-cell>
          <table:table-cell office:value-type="float" office:value="275.8628">
            <text:p>275.8628</text:p>
          </table:table-cell>
          <table:table-cell office:value-type="float" office:value="0.77">
            <text:p>0.77</text:p>
          </table:table-cell>
          <table:table-cell office:value-type="float" office:value="0.63596">
            <text:p>0.63596</text:p>
          </table:table-cell>
          <table:table-cell office:value-type="string">
            <text:p>Dayton</text:p>
          </table:table-cell>
        </table:table-row>
        <table:table-row table:style-name="ro2">
          <table:table-cell table:style-name="ce2" office:value-type="string">
            <text:p>839</text:p>
          </table:table-cell>
          <table:table-cell office:value-type="float" office:value="302.0678">
            <text:p>302.0678</text:p>
          </table:table-cell>
          <table:table-cell office:value-type="float" office:value="0.82097">
            <text:p>0.82097</text:p>
          </table:table-cell>
          <table:table-cell office:value-type="float" office:value="-0.56906">
            <text:p>-0.56906</text:p>
          </table:table-cell>
          <table:table-cell office:value-type="string">
            <text:p>La Plata</text:p>
          </table:table-cell>
        </table:table-row>
        <table:table-row table:style-name="ro1">
          <table:table-cell table:style-name="ce2" office:value-type="string">
            <text:p>840</text:p>
          </table:table-cell>
          <table:table-cell office:value-type="float" office:value="276.2833">
            <text:p>276.2833</text:p>
          </table:table-cell>
          <table:table-cell office:value-type="float" office:value="0.73235">
            <text:p>0.73235</text:p>
          </table:table-cell>
          <table:table-cell office:value-type="float" office:value="0.6787">
            <text:p>0.6787</text:p>
          </table:table-cell>
          <table:table-cell office:value-type="string">
            <text:p>Flint</text:p>
          </table:table-cell>
        </table:table-row>
        <table:table-row table:style-name="ro2">
          <table:table-cell table:style-name="ce2" office:value-type="string">
            <text:p>841</text:p>
          </table:table-cell>
          <table:table-cell office:value-type="float" office:value="279.44233">
            <text:p>279.44233</text:p>
          </table:table-cell>
          <table:table-cell office:value-type="float" office:value="0.796229">
            <text:p>0.796229</text:p>
          </table:table-cell>
          <table:table-cell office:value-type="float" office:value="0.60322">
            <text:p>0.60322</text:p>
          </table:table-cell>
          <table:table-cell office:value-type="string">
            <text:p>Martin Observatory, Blacksburg</text:p>
          </table:table-cell>
        </table:table-row>
        <table:table-row table:style-name="ro1">
          <table:table-cell table:style-name="ce2" office:value-type="string">
            <text:p>842</text:p>
          </table:table-cell>
          <table:table-cell office:value-type="float" office:value="282.7678">
            <text:p>282.7678</text:p>
          </table:table-cell>
          <table:table-cell office:value-type="float" office:value="0.76901">
            <text:p>0.76901</text:p>
          </table:table-cell>
          <table:table-cell office:value-type="float" office:value="0.63713">
            <text:p>0.63713</text:p>
          </table:table-cell>
          <table:table-cell office:value-type="string">
            <text:p>Gettysburg College Observatory</text:p>
          </table:table-cell>
        </table:table-row>
        <table:table-row table:style-name="ro1">
          <table:table-cell table:style-name="ce2" office:value-type="string">
            <text:p>843</text:p>
          </table:table-cell>
          <table:table-cell office:value-type="float" office:value="273.0648">
            <text:p>273.0648</text:p>
          </table:table-cell>
          <table:table-cell office:value-type="float" office:value="0.82481">
            <text:p>0.82481</text:p>
          </table:table-cell>
          <table:table-cell office:value-type="float" office:value="0.56357">
            <text:p>0.56357</text:p>
          </table:table-cell>
          <table:table-cell office:value-type="string">
            <text:p>Emerald Lane Observatory, Decatur</text:p>
          </table:table-cell>
        </table:table-row>
        <table:table-row table:style-name="ro2">
          <table:table-cell table:style-name="ce2" office:value-type="string">
            <text:p>844</text:p>
          </table:table-cell>
          <table:table-cell office:value-type="float" office:value="303.80982">
            <text:p>303.80982</text:p>
          </table:table-cell>
          <table:table-cell office:value-type="float" office:value="0.822499">
            <text:p>0.822499</text:p>
          </table:table-cell>
          <table:table-cell office:value-type="float" office:value="-0.56688">
            <text:p>-0.56688</text:p>
          </table:table-cell>
          <table:table-cell office:value-type="string">
            <text:p>Observatorio Astronomico Los Molinos</text:p>
          </table:table-cell>
        </table:table-row>
        <table:table-row table:style-name="ro1">
          <table:table-cell table:style-name="ce2" office:value-type="string">
            <text:p>845</text:p>
          </table:table-cell>
          <table:table-cell office:value-type="float" office:value="283.5058">
            <text:p>283.5058</text:p>
          </table:table-cell>
          <table:table-cell office:value-type="float" office:value="0.73942">
            <text:p>0.73942</text:p>
          </table:table-cell>
          <table:table-cell office:value-type="float" office:value="0.67107">
            <text:p>0.67107</text:p>
          </table:table-cell>
          <table:table-cell office:value-type="string">
            <text:p>Ford Observatory, Ithaca</text:p>
          </table:table-cell>
        </table:table-row>
        <table:table-row table:style-name="ro2">
          <table:table-cell table:style-name="ce2" office:value-type="string">
            <text:p>846</text:p>
          </table:table-cell>
          <table:table-cell office:value-type="float" office:value="269.65501">
            <text:p>269.65501</text:p>
          </table:table-cell>
          <table:table-cell office:value-type="float" office:value="0.779842">
            <text:p>0.779842</text:p>
          </table:table-cell>
          <table:table-cell office:value-type="float" office:value="0.62392">
            <text:p>0.62392</text:p>
          </table:table-cell>
          <table:table-cell office:value-type="string">
            <text:p>Principia Astronomical Observatory, Elsah</text:p>
          </table:table-cell>
        </table:table-row>
        <table:table-row table:style-name="ro2">
          <table:table-cell table:style-name="ce2" office:value-type="string">
            <text:p>847</text:p>
          </table:table-cell>
          <table:table-cell office:value-type="float" office:value="275.975">
            <text:p>275.975</text:p>
          </table:table-cell>
          <table:table-cell office:value-type="float" office:value="0.7078">
            <text:p>0.7078</text:p>
          </table:table-cell>
          <table:table-cell office:value-type="float" office:value="0.7041">
            <text:p>0.7041</text:p>
          </table:table-cell>
          <table:table-cell office:value-type="string">
            <text:p>Lunar Cafe Observator, Flint</text:p>
          </table:table-cell>
        </table:table-row>
        <table:table-row table:style-name="ro2">
          <table:table-cell table:style-name="ce2" office:value-type="string">
            <text:p>848</text:p>
          </table:table-cell>
          <table:table-cell office:value-type="float" office:value="237.0219">
            <text:p>237.0219</text:p>
          </table:table-cell>
          <table:table-cell office:value-type="float" office:value="0.72412">
            <text:p>0.72412</text:p>
          </table:table-cell>
          <table:table-cell office:value-type="float" office:value="0.68741">
            <text:p>0.68741</text:p>
          </table:table-cell>
          <table:table-cell office:value-type="string">
            <text:p>Tenagra Observatory, Cottage Grove</text:p>
          </table:table-cell>
        </table:table-row>
        <table:table-row table:style-name="ro2">
          <table:table-cell table:style-name="ce2" office:value-type="string">
            <text:p>849</text:p>
          </table:table-cell>
          <table:table-cell office:value-type="float" office:value="265.1694">
            <text:p>265.1694</text:p>
          </table:table-cell>
          <table:table-cell office:value-type="float" office:value="0.77927">
            <text:p>0.77927</text:p>
          </table:table-cell>
          <table:table-cell office:value-type="float" office:value="0.62467">
            <text:p>0.62467</text:p>
          </table:table-cell>
          <table:table-cell office:value-type="string">
            <text:p>Everstar Observatory, Olathe</text:p>
          </table:table-cell>
        </table:table-row>
        <table:table-row table:style-name="ro2">
          <table:table-cell table:style-name="ce2" office:value-type="string">
            <text:p>850</text:p>
          </table:table-cell>
          <table:table-cell office:value-type="float" office:value="274.0802">
            <text:p>274.0802</text:p>
          </table:table-cell>
          <table:table-cell office:value-type="float" office:value="0.8181">
            <text:p>0.8181</text:p>
          </table:table-cell>
          <table:table-cell office:value-type="float" office:value="0.57333">
            <text:p>0.57333</text:p>
          </table:table-cell>
          <table:table-cell office:value-type="string">
            <text:p>Cordell-Lorenz Observatory, Sewanee</text:p>
          </table:table-cell>
        </table:table-row>
        <table:table-row table:style-name="ro2">
          <table:table-cell table:style-name="ce2" office:value-type="string">
            <text:p>851</text:p>
          </table:table-cell>
          <table:table-cell office:value-type="float" office:value="296.4189">
            <text:p>296.4189</text:p>
          </table:table-cell>
          <table:table-cell office:value-type="float" office:value="0.71284">
            <text:p>0.71284</text:p>
          </table:table-cell>
          <table:table-cell office:value-type="float" office:value="0.699">
            <text:p>0.699</text:p>
          </table:table-cell>
          <table:table-cell office:value-type="string">
            <text:p>Burke-Gaffney Observatory, Halifax</text:p>
          </table:table-cell>
        </table:table-row>
        <table:table-row table:style-name="ro1">
          <table:table-cell table:style-name="ce2" office:value-type="string">
            <text:p>852</text:p>
          </table:table-cell>
          <table:table-cell office:value-type="float" office:value="269.405">
            <text:p>269.405</text:p>
          </table:table-cell>
          <table:table-cell office:value-type="float" office:value="0.7805">
            <text:p>0.7805</text:p>
          </table:table-cell>
          <table:table-cell office:value-type="float" office:value="0.6231">
            <text:p>0.6231</text:p>
          </table:table-cell>
          <table:table-cell office:value-type="string">
            <text:p>River Moss Observatory, St. Peters</text:p>
          </table:table-cell>
        </table:table-row>
        <table:table-row table:style-name="ro1">
          <table:table-cell table:style-name="ce2" office:value-type="string">
            <text:p>853</text:p>
          </table:table-cell>
          <table:table-cell office:value-type="float" office:value="249.1517">
            <text:p>249.1517</text:p>
          </table:table-cell>
          <table:table-cell office:value-type="float" office:value="0.84365">
            <text:p>0.84365</text:p>
          </table:table-cell>
          <table:table-cell office:value-type="float" office:value="0.53544">
            <text:p>0.53544</text:p>
          </table:table-cell>
          <table:table-cell office:value-type="string">
            <text:p>Biosphere 2 Observatory</text:p>
          </table:table-cell>
        </table:table-row>
        <table:table-row table:style-name="ro2">
          <table:table-cell table:style-name="ce2" office:value-type="string">
            <text:p>854</text:p>
          </table:table-cell>
          <table:table-cell office:value-type="float" office:value="249.17995">
            <text:p>249.17995</text:p>
          </table:table-cell>
          <table:table-cell office:value-type="float" office:value="0.846183">
            <text:p>0.846183</text:p>
          </table:table-cell>
          <table:table-cell office:value-type="float" office:value="0.53135">
            <text:p>0.53135</text:p>
          </table:table-cell>
          <table:table-cell office:value-type="string">
            <text:p>Sabino Canyon Observatory, Tucson</text:p>
          </table:table-cell>
        </table:table-row>
        <table:table-row table:style-name="ro2">
          <table:table-cell table:style-name="ce2" office:value-type="string">
            <text:p>855</text:p>
          </table:table-cell>
          <table:table-cell office:value-type="float" office:value="266.5383">
            <text:p>266.5383</text:p>
          </table:table-cell>
          <table:table-cell office:value-type="float" office:value="0.7093">
            <text:p>0.7093</text:p>
          </table:table-cell>
          <table:table-cell office:value-type="float" office:value="0.7026">
            <text:p>0.7026</text:p>
          </table:table-cell>
          <table:table-cell office:value-type="string">
            <text:p>Wayside Observatory, Minnetonka</text:p>
          </table:table-cell>
        </table:table-row>
        <table:table-row table:style-name="ro1">
          <table:table-cell table:style-name="ce2" office:value-type="string">
            <text:p>856</text:p>
          </table:table-cell>
          <table:table-cell office:value-type="float" office:value="242.554">
            <text:p>242.554</text:p>
          </table:table-cell>
          <table:table-cell office:value-type="float" office:value="0.83">
            <text:p>0.83</text:p>
          </table:table-cell>
          <table:table-cell office:value-type="float" office:value="0.556">
            <text:p>0.556</text:p>
          </table:table-cell>
          <table:table-cell office:value-type="string">
            <text:p>Riverside</text:p>
          </table:table-cell>
        </table:table-row>
        <table:table-row table:style-name="ro2">
          <table:table-cell table:style-name="ce2" office:value-type="string">
            <text:p>857</text:p>
          </table:table-cell>
          <table:table-cell office:value-type="float" office:value="249.3992">
            <text:p>249.3992</text:p>
          </table:table-cell>
          <table:table-cell office:value-type="float" office:value="0.85213">
            <text:p>0.85213</text:p>
          </table:table-cell>
          <table:table-cell office:value-type="float" office:value="0.52204">
            <text:p>0.52204</text:p>
          </table:table-cell>
          <table:table-cell office:value-type="string">
            <text:p>Iowa Robotic Observatory, Sonoita</text:p>
          </table:table-cell>
        </table:table-row>
        <table:table-row table:style-name="ro2">
          <table:table-cell table:style-name="ce2" office:value-type="string">
            <text:p>858</text:p>
          </table:table-cell>
          <table:table-cell office:value-type="float" office:value="253.78">
            <text:p>253.78</text:p>
          </table:table-cell>
          <table:table-cell office:value-type="float" office:value="0.8194">
            <text:p>0.8194</text:p>
          </table:table-cell>
          <table:table-cell office:value-type="float" office:value="0.5719">
            <text:p>0.5719</text:p>
          </table:table-cell>
          <table:table-cell office:value-type="string">
            <text:p>Tebbutt Observatory, Edgewood</text:p>
          </table:table-cell>
        </table:table-row>
        <table:table-row table:style-name="ro2">
          <table:table-cell table:style-name="ce2" office:value-type="string">
            <text:p>859</text:p>
          </table:table-cell>
          <table:table-cell office:value-type="float" office:value="316.3097">
            <text:p>316.3097</text:p>
          </table:table-cell>
          <table:table-cell office:value-type="float" office:value="0.94132">
            <text:p>0.94132</text:p>
          </table:table-cell>
          <table:table-cell office:value-type="float" office:value="-0.33707">
            <text:p>-0.33707</text:p>
          </table:table-cell>
          <table:table-cell office:value-type="string">
            <text:p>Wykrota Observatory-CEAMIG</text:p>
          </table:table-cell>
        </table:table-row>
        <table:table-row table:style-name="ro2">
          <table:table-cell table:style-name="ce2" office:value-type="string">
            <text:p>860</text:p>
          </table:table-cell>
          <table:table-cell office:value-type="float" office:value="313.0347">
            <text:p>313.0347</text:p>
          </table:table-cell>
          <table:table-cell office:value-type="float" office:value="0.92108">
            <text:p>0.92108</text:p>
          </table:table-cell>
          <table:table-cell office:value-type="float" office:value="-0.38842">
            <text:p>-0.38842</text:p>
          </table:table-cell>
          <table:table-cell office:value-type="string">
            <text:p>Valinhos</text:p>
          </table:table-cell>
        </table:table-row>
        <table:table-row table:style-name="ro2">
          <table:table-cell table:style-name="ce2" office:value-type="string">
            <text:p>861</text:p>
          </table:table-cell>
          <table:table-cell office:value-type="float" office:value="312.9204">
            <text:p>312.9204</text:p>
          </table:table-cell>
          <table:table-cell office:value-type="float" office:value="0.92253">
            <text:p>0.92253</text:p>
          </table:table-cell>
          <table:table-cell office:value-type="float" office:value="-0.38487">
            <text:p>-0.38487</text:p>
          </table:table-cell>
          <table:table-cell office:value-type="string">
            <text:p>Barao Geraldo</text:p>
          </table:table-cell>
        </table:table-row>
        <table:table-row table:style-name="ro2">
          <table:table-cell table:style-name="ce2" office:value-type="string">
            <text:p>862</text:p>
          </table:table-cell>
          <table:table-cell office:value-type="float" office:value="138.5262">
            <text:p>138.5262</text:p>
          </table:table-cell>
          <table:table-cell office:value-type="float" office:value="0.80861">
            <text:p>0.80861</text:p>
          </table:table-cell>
          <table:table-cell office:value-type="float" office:value="0.58658">
            <text:p>0.58658</text:p>
          </table:table-cell>
          <table:table-cell office:value-type="string">
            <text:p>Saku</text:p>
          </table:table-cell>
        </table:table-row>
        <table:table-row table:style-name="ro2">
          <table:table-cell table:style-name="ce2" office:value-type="string">
            <text:p>863</text:p>
          </table:table-cell>
          <table:table-cell office:value-type="float" office:value="137.18">
            <text:p>137.18</text:p>
          </table:table-cell>
          <table:table-cell office:value-type="float" office:value="0.807">
            <text:p>0.807</text:p>
          </table:table-cell>
          <table:table-cell office:value-type="float" office:value="0.588">
            <text:p>0.588</text:p>
          </table:table-cell>
          <table:table-cell office:value-type="string">
            <text:p>Furukawa</text:p>
          </table:table-cell>
        </table:table-row>
        <table:table-row table:style-name="ro2">
          <table:table-cell table:style-name="ce2" office:value-type="string">
            <text:p>864</text:p>
          </table:table-cell>
          <table:table-cell office:value-type="float" office:value="130.7533">
            <text:p>130.7533</text:p>
          </table:table-cell>
          <table:table-cell office:value-type="float" office:value="0.84257">
            <text:p>0.84257</text:p>
          </table:table-cell>
          <table:table-cell office:value-type="float" office:value="0.5368">
            <text:p>0.5368</text:p>
          </table:table-cell>
          <table:table-cell office:value-type="string">
            <text:p>Kumamoto</text:p>
          </table:table-cell>
        </table:table-row>
        <table:table-row table:style-name="ro2">
          <table:table-cell table:style-name="ce2" office:value-type="string">
            <text:p>865</text:p>
          </table:table-cell>
          <table:table-cell office:value-type="float" office:value="285.8792">
            <text:p>285.8792</text:p>
          </table:table-cell>
          <table:table-cell office:value-type="float" office:value="0.74765">
            <text:p>0.74765</text:p>
          </table:table-cell>
          <table:table-cell office:value-type="float" office:value="0.66189">
            <text:p>0.66189</text:p>
          </table:table-cell>
          <table:table-cell office:value-type="string">
            <text:p>Emmy Observatory, New Paltz</text:p>
          </table:table-cell>
        </table:table-row>
        <table:table-row table:style-name="ro1">
          <table:table-cell table:style-name="ce2" office:value-type="string">
            <text:p>866</text:p>
          </table:table-cell>
          <table:table-cell office:value-type="float" office:value="283.51">
            <text:p>283.51</text:p>
          </table:table-cell>
          <table:table-cell office:value-type="float" office:value="0.7784">
            <text:p>0.7784</text:p>
          </table:table-cell>
          <table:table-cell office:value-type="float" office:value="0.6257">
            <text:p>0.6257</text:p>
          </table:table-cell>
          <table:table-cell office:value-type="string">
            <text:p>U.S. Naval Academy, Michelson</text:p>
          </table:table-cell>
        </table:table-row>
        <table:table-row table:style-name="ro2">
          <table:table-cell table:style-name="ce2" office:value-type="string">
            <text:p>867</text:p>
          </table:table-cell>
          <table:table-cell office:value-type="float" office:value="134.1222">
            <text:p>134.1222</text:p>
          </table:table-cell>
          <table:table-cell office:value-type="float" office:value="0.81671">
            <text:p>0.81671</text:p>
          </table:table-cell>
          <table:table-cell office:value-type="float" office:value="0.57522">
            <text:p>0.57522</text:p>
          </table:table-cell>
          <table:table-cell office:value-type="string">
            <text:p>Saji Observatory</text:p>
          </table:table-cell>
        </table:table-row>
        <table:table-row table:style-name="ro2">
          <table:table-cell table:style-name="ce2" office:value-type="string">
            <text:p>868</text:p>
          </table:table-cell>
          <table:table-cell office:value-type="float" office:value="135.1359">
            <text:p>135.1359</text:p>
          </table:table-cell>
          <table:table-cell office:value-type="float" office:value="0.83066">
            <text:p>0.83066</text:p>
          </table:table-cell>
          <table:table-cell office:value-type="float" office:value="0.55492">
            <text:p>0.55492</text:p>
          </table:table-cell>
          <table:table-cell office:value-type="string">
            <text:p>Hidaka Observatory</text:p>
          </table:table-cell>
        </table:table-row>
        <table:table-row table:style-name="ro2">
          <table:table-cell table:style-name="ce2" office:value-type="string">
            <text:p>869</text:p>
          </table:table-cell>
          <table:table-cell office:value-type="float" office:value="133.4298">
            <text:p>133.4298</text:p>
          </table:table-cell>
          <table:table-cell office:value-type="float" office:value="0.8348">
            <text:p>0.8348</text:p>
          </table:table-cell>
          <table:table-cell office:value-type="float" office:value="0.5487">
            <text:p>0.5487</text:p>
          </table:table-cell>
          <table:table-cell office:value-type="string">
            <text:p>Tosa</text:p>
          </table:table-cell>
        </table:table-row>
        <table:table-row table:style-name="ro1">
          <table:table-cell table:style-name="ce2" office:value-type="string">
            <text:p>870</text:p>
          </table:table-cell>
          <table:table-cell office:value-type="float" office:value="313.17">
            <text:p>313.17</text:p>
          </table:table-cell>
          <table:table-cell office:value-type="float" office:value="0.934">
            <text:p>0.934</text:p>
          </table:table-cell>
          <table:table-cell office:value-type="float" office:value="-0.359">
            <text:p>-0.359</text:p>
          </table:table-cell>
          <table:table-cell office:value-type="string">
            <text:p>Campinas</text:p>
          </table:table-cell>
        </table:table-row>
        <table:table-row table:style-name="ro2">
          <table:table-cell table:style-name="ce2" office:value-type="string">
            <text:p>871</text:p>
          </table:table-cell>
          <table:table-cell office:value-type="float" office:value="134.3925">
            <text:p>134.3925</text:p>
          </table:table-cell>
          <table:table-cell office:value-type="float" office:value="0.82256">
            <text:p>0.82256</text:p>
          </table:table-cell>
          <table:table-cell office:value-type="float" office:value="0.56678">
            <text:p>0.56678</text:p>
          </table:table-cell>
          <table:table-cell office:value-type="string">
            <text:p>Akou</text:p>
          </table:table-cell>
        </table:table-row>
        <table:table-row table:style-name="ro2">
          <table:table-cell table:style-name="ce2" office:value-type="string">
            <text:p>872</text:p>
          </table:table-cell>
          <table:table-cell office:value-type="float" office:value="134.2411">
            <text:p>134.2411</text:p>
          </table:table-cell>
          <table:table-cell office:value-type="float" office:value="0.82904">
            <text:p>0.82904</text:p>
          </table:table-cell>
          <table:table-cell office:value-type="float" office:value="0.55734">
            <text:p>0.55734</text:p>
          </table:table-cell>
          <table:table-cell office:value-type="string">
            <text:p>Tokushima</text:p>
          </table:table-cell>
        </table:table-row>
        <table:table-row table:style-name="ro2">
          <table:table-cell table:style-name="ce2" office:value-type="string">
            <text:p>873</text:p>
          </table:table-cell>
          <table:table-cell office:value-type="float" office:value="133.7717">
            <text:p>133.7717</text:p>
          </table:table-cell>
          <table:table-cell office:value-type="float" office:value="0.8241">
            <text:p>0.8241</text:p>
          </table:table-cell>
          <table:table-cell office:value-type="float" office:value="0.56455">
            <text:p>0.56455</text:p>
          </table:table-cell>
          <table:table-cell office:value-type="string">
            <text:p>Kurashiki Observatory</text:p>
          </table:table-cell>
        </table:table-row>
        <table:table-row table:style-name="ro2">
          <table:table-cell table:style-name="ce2" office:value-type="string">
            <text:p>874</text:p>
          </table:table-cell>
          <table:table-cell office:value-type="float" office:value="314.41735">
            <text:p>314.41735</text:p>
          </table:table-cell>
          <table:table-cell office:value-type="float" office:value="0.924359">
            <text:p>0.924359</text:p>
          </table:table-cell>
          <table:table-cell office:value-type="float" office:value="-0.38098">
            <text:p>-0.38098</text:p>
          </table:table-cell>
          <table:table-cell office:value-type="string">
            <text:p>Itajuba</text:p>
          </table:table-cell>
        </table:table-row>
        <table:table-row table:style-name="ro2">
          <table:table-cell table:style-name="ce2" office:value-type="string">
            <text:p>875</text:p>
          </table:table-cell>
          <table:table-cell office:value-type="float" office:value="139.2353">
            <text:p>139.2353</text:p>
          </table:table-cell>
          <table:table-cell office:value-type="float" office:value="0.80896">
            <text:p>0.80896</text:p>
          </table:table-cell>
          <table:table-cell office:value-type="float" office:value="0.58593">
            <text:p>0.58593</text:p>
          </table:table-cell>
          <table:table-cell office:value-type="string">
            <text:p>Yorii</text:p>
          </table:table-cell>
        </table:table-row>
        <table:table-row table:style-name="ro2">
          <table:table-cell table:style-name="ce2" office:value-type="string">
            <text:p>876</text:p>
          </table:table-cell>
          <table:table-cell office:value-type="float" office:value="139.2467">
            <text:p>139.2467</text:p>
          </table:table-cell>
          <table:table-cell office:value-type="float" office:value="0.80762">
            <text:p>0.80762</text:p>
          </table:table-cell>
          <table:table-cell office:value-type="float" office:value="0.58774">
            <text:p>0.58774</text:p>
          </table:table-cell>
          <table:table-cell office:value-type="string">
            <text:p>Honjo</text:p>
          </table:table-cell>
        </table:table-row>
        <table:table-row table:style-name="ro2">
          <table:table-cell table:style-name="ce2" office:value-type="string">
            <text:p>877</text:p>
          </table:table-cell>
          <table:table-cell office:value-type="float" office:value="139.0828">
            <text:p>139.0828</text:p>
          </table:table-cell>
          <table:table-cell office:value-type="float" office:value="0.81194">
            <text:p>0.81194</text:p>
          </table:table-cell>
          <table:table-cell office:value-type="float" office:value="0.58196">
            <text:p>0.58196</text:p>
          </table:table-cell>
          <table:table-cell office:value-type="string">
            <text:p>Okutama</text:p>
          </table:table-cell>
        </table:table-row>
        <table:table-row table:style-name="ro2">
          <table:table-cell table:style-name="ce2" office:value-type="string">
            <text:p>878</text:p>
          </table:table-cell>
          <table:table-cell office:value-type="float" office:value="136.9142">
            <text:p>136.9142</text:p>
          </table:table-cell>
          <table:table-cell office:value-type="float" office:value="0.82019">
            <text:p>0.82019</text:p>
          </table:table-cell>
          <table:table-cell office:value-type="float" office:value="0.57019">
            <text:p>0.57019</text:p>
          </table:table-cell>
          <table:table-cell office:value-type="string">
            <text:p>Kagiya</text:p>
          </table:table-cell>
        </table:table-row>
        <table:table-row table:style-name="ro2">
          <table:table-cell table:style-name="ce2" office:value-type="string">
            <text:p>879</text:p>
          </table:table-cell>
          <table:table-cell office:value-type="float" office:value="137.3535">
            <text:p>137.3535</text:p>
          </table:table-cell>
          <table:table-cell office:value-type="float" office:value="0.8197">
            <text:p>0.8197</text:p>
          </table:table-cell>
          <table:table-cell office:value-type="float" office:value="0.57099">
            <text:p>0.57099</text:p>
          </table:table-cell>
          <table:table-cell office:value-type="string">
            <text:p>Tokai</text:p>
          </table:table-cell>
        </table:table-row>
        <table:table-row table:style-name="ro2">
          <table:table-cell table:style-name="ce2" office:value-type="string">
            <text:p>880</text:p>
          </table:table-cell>
          <table:table-cell office:value-type="float" office:value="316.7771">
            <text:p>316.7771</text:p>
          </table:table-cell>
          <table:table-cell office:value-type="float" office:value="0.92169">
            <text:p>0.92169</text:p>
          </table:table-cell>
          <table:table-cell office:value-type="float" office:value="-0.38664">
            <text:p>-0.38664</text:p>
          </table:table-cell>
          <table:table-cell office:value-type="string">
            <text:p>Rio de Janeiro</text:p>
          </table:table-cell>
        </table:table-row>
        <table:table-row table:style-name="ro1">
          <table:table-cell table:style-name="ce2" office:value-type="string">
            <text:p>881</text:p>
          </table:table-cell>
          <table:table-cell office:value-type="float" office:value="137.2571">
            <text:p>137.2571</text:p>
          </table:table-cell>
          <table:table-cell office:value-type="float" office:value="0.81872">
            <text:p>0.81872</text:p>
          </table:table-cell>
          <table:table-cell office:value-type="float" office:value="0.5723">
            <text:p>0.5723</text:p>
          </table:table-cell>
          <table:table-cell office:value-type="string">
            <text:p>Toyota</text:p>
          </table:table-cell>
        </table:table-row>
        <table:table-row table:style-name="ro2">
          <table:table-cell table:style-name="ce2" office:value-type="string">
            <text:p>882</text:p>
          </table:table-cell>
          <table:table-cell office:value-type="float" office:value="137.3558">
            <text:p>137.3558</text:p>
          </table:table-cell>
          <table:table-cell office:value-type="float" office:value="0.81842">
            <text:p>0.81842</text:p>
          </table:table-cell>
          <table:table-cell office:value-type="float" office:value="0.57281">
            <text:p>0.57281</text:p>
          </table:table-cell>
          <table:table-cell office:value-type="string">
            <text:p>JCPM Oi Station</text:p>
          </table:table-cell>
        </table:table-row>
        <table:table-row table:style-name="ro2">
          <table:table-cell table:style-name="ce2" office:value-type="string">
            <text:p>883</text:p>
          </table:table-cell>
          <table:table-cell office:value-type="float" office:value="138.4215">
            <text:p>138.4215</text:p>
          </table:table-cell>
          <table:table-cell office:value-type="float" office:value="0.81986">
            <text:p>0.81986</text:p>
          </table:table-cell>
          <table:table-cell office:value-type="float" office:value="0.57065">
            <text:p>0.57065</text:p>
          </table:table-cell>
          <table:table-cell office:value-type="string">
            <text:p>Shizuoka</text:p>
          </table:table-cell>
        </table:table-row>
        <table:table-row table:style-name="ro2">
          <table:table-cell table:style-name="ce2" office:value-type="string">
            <text:p>884</text:p>
          </table:table-cell>
          <table:table-cell office:value-type="float" office:value="138.0792">
            <text:p>138.0792</text:p>
          </table:table-cell>
          <table:table-cell office:value-type="float" office:value="0.8187">
            <text:p>0.8187</text:p>
          </table:table-cell>
          <table:table-cell office:value-type="float" office:value="0.5724">
            <text:p>0.5724</text:p>
          </table:table-cell>
          <table:table-cell office:value-type="string">
            <text:p>Kawane</text:p>
          </table:table-cell>
        </table:table-row>
        <table:table-row table:style-name="ro2">
          <table:table-cell table:style-name="ce2" office:value-type="string">
            <text:p>885</text:p>
          </table:table-cell>
          <table:table-cell office:value-type="float" office:value="138.4667">
            <text:p>138.4667</text:p>
          </table:table-cell>
          <table:table-cell office:value-type="float" office:value="0.82049">
            <text:p>0.82049</text:p>
          </table:table-cell>
          <table:table-cell office:value-type="float" office:value="0.56975">
            <text:p>0.56975</text:p>
          </table:table-cell>
          <table:table-cell office:value-type="string">
            <text:p>JCPM Yakiimo Station</text:p>
          </table:table-cell>
        </table:table-row>
        <table:table-row table:style-name="ro2">
          <table:table-cell table:style-name="ce2" office:value-type="string">
            <text:p>886</text:p>
          </table:table-cell>
          <table:table-cell office:value-type="float" office:value="138.9367">
            <text:p>138.9367</text:p>
          </table:table-cell>
          <table:table-cell office:value-type="float" office:value="0.81836">
            <text:p>0.81836</text:p>
          </table:table-cell>
          <table:table-cell office:value-type="float" office:value="0.5728">
            <text:p>0.5728</text:p>
          </table:table-cell>
          <table:table-cell office:value-type="string">
            <text:p>Mishima</text:p>
          </table:table-cell>
        </table:table-row>
        <table:table-row table:style-name="ro2">
          <table:table-cell table:style-name="ce2" office:value-type="string">
            <text:p>887</text:p>
          </table:table-cell>
          <table:table-cell office:value-type="float" office:value="139.3367">
            <text:p>139.3367</text:p>
          </table:table-cell>
          <table:table-cell office:value-type="float" office:value="0.80745">
            <text:p>0.80745</text:p>
          </table:table-cell>
          <table:table-cell office:value-type="float" office:value="0.58798">
            <text:p>0.58798</text:p>
          </table:table-cell>
          <table:table-cell office:value-type="string">
            <text:p>Ojima</text:p>
          </table:table-cell>
        </table:table-row>
        <table:table-row table:style-name="ro2">
          <table:table-cell table:style-name="ce2" office:value-type="string">
            <text:p>888</text:p>
          </table:table-cell>
          <table:table-cell office:value-type="float" office:value="138.9952">
            <text:p>138.9952</text:p>
          </table:table-cell>
          <table:table-cell office:value-type="float" office:value="0.81885">
            <text:p>0.81885</text:p>
          </table:table-cell>
          <table:table-cell office:value-type="float" office:value="0.57217">
            <text:p>0.57217</text:p>
          </table:table-cell>
          <table:table-cell office:value-type="string">
            <text:p>Gekko</text:p>
          </table:table-cell>
        </table:table-row>
        <table:table-row table:style-name="ro2">
          <table:table-cell table:style-name="ce2" office:value-type="string">
            <text:p>889</text:p>
          </table:table-cell>
          <table:table-cell office:value-type="float" office:value="140.1427">
            <text:p>140.1427</text:p>
          </table:table-cell>
          <table:table-cell office:value-type="float" office:value="0.80322">
            <text:p>0.80322</text:p>
          </table:table-cell>
          <table:table-cell office:value-type="float" office:value="0.59372">
            <text:p>0.59372</text:p>
          </table:table-cell>
          <table:table-cell office:value-type="string">
            <text:p>Karasuyama</text:p>
          </table:table-cell>
        </table:table-row>
        <table:table-row table:style-name="ro1">
          <table:table-cell table:style-name="ce2" office:value-type="string">
            <text:p>890</text:p>
          </table:table-cell>
          <table:table-cell office:value-type="float" office:value="140.25">
            <text:p>140.25</text:p>
          </table:table-cell>
          <table:table-cell office:value-type="float" office:value="0.8108">
            <text:p>0.8108</text:p>
          </table:table-cell>
          <table:table-cell office:value-type="float" office:value="0.5834">
            <text:p>0.5834</text:p>
          </table:table-cell>
          <table:table-cell office:value-type="string">
            <text:p>JCPM Tone Station</text:p>
          </table:table-cell>
        </table:table-row>
        <table:table-row table:style-name="ro2">
          <table:table-cell table:style-name="ce2" office:value-type="string">
            <text:p>891</text:p>
          </table:table-cell>
          <table:table-cell office:value-type="float" office:value="140.8633">
            <text:p>140.8633</text:p>
          </table:table-cell>
          <table:table-cell office:value-type="float" office:value="0.78606">
            <text:p>0.78606</text:p>
          </table:table-cell>
          <table:table-cell office:value-type="float" office:value="0.61609">
            <text:p>0.61609</text:p>
          </table:table-cell>
          <table:table-cell office:value-type="string">
            <text:p>JCPM Kimachi Station</text:p>
          </table:table-cell>
        </table:table-row>
        <table:table-row table:style-name="ro2">
          <table:table-cell table:style-name="ce2" office:value-type="string">
            <text:p>892</text:p>
          </table:table-cell>
          <table:table-cell office:value-type="float" office:value="139.4753">
            <text:p>139.4753</text:p>
          </table:table-cell>
          <table:table-cell office:value-type="float" office:value="0.80852">
            <text:p>0.80852</text:p>
          </table:table-cell>
          <table:table-cell office:value-type="float" office:value="0.5865">
            <text:p>0.5865</text:p>
          </table:table-cell>
          <table:table-cell office:value-type="string">
            <text:p>YGCO Hoshikawa and Nagano Stations</text:p>
          </table:table-cell>
        </table:table-row>
        <table:table-row table:style-name="ro1">
          <table:table-cell table:style-name="ce2" office:value-type="string">
            <text:p>893</text:p>
          </table:table-cell>
          <table:table-cell office:value-type="float" office:value="140.86222">
            <text:p>140.86222</text:p>
          </table:table-cell>
          <table:table-cell office:value-type="float" office:value="0.786233">
            <text:p>0.786233</text:p>
          </table:table-cell>
          <table:table-cell office:value-type="float" office:value="0.61587">
            <text:p>0.61587</text:p>
          </table:table-cell>
          <table:table-cell office:value-type="string">
            <text:p>Sendai Municipal Observatory</text:p>
          </table:table-cell>
        </table:table-row>
        <table:table-row table:style-name="ro2">
          <table:table-cell table:style-name="ce2" office:value-type="string">
            <text:p>894</text:p>
          </table:table-cell>
          <table:table-cell office:value-type="float" office:value="138.4476">
            <text:p>138.4476</text:p>
          </table:table-cell>
          <table:table-cell office:value-type="float" office:value="0.81113">
            <text:p>0.81113</text:p>
          </table:table-cell>
          <table:table-cell office:value-type="float" office:value="0.58321">
            <text:p>0.58321</text:p>
          </table:table-cell>
          <table:table-cell office:value-type="string">
            <text:p>Kiyosato</text:p>
          </table:table-cell>
        </table:table-row>
        <table:table-row table:style-name="ro2">
          <table:table-cell table:style-name="ce2" office:value-type="string">
            <text:p>895</text:p>
          </table:table-cell>
          <table:table-cell office:value-type="float" office:value="140.7203">
            <text:p>140.7203</text:p>
          </table:table-cell>
          <table:table-cell office:value-type="float" office:value="0.78573">
            <text:p>0.78573</text:p>
          </table:table-cell>
          <table:table-cell office:value-type="float" office:value="0.61658">
            <text:p>0.61658</text:p>
          </table:table-cell>
          <table:table-cell office:value-type="string">
            <text:p>Hatamae</text:p>
          </table:table-cell>
        </table:table-row>
        <table:table-row table:style-name="ro2">
          <table:table-cell table:style-name="ce2" office:value-type="string">
            <text:p>896</text:p>
          </table:table-cell>
          <table:table-cell office:value-type="float" office:value="138.3678">
            <text:p>138.3678</text:p>
          </table:table-cell>
          <table:table-cell office:value-type="float" office:value="0.81132">
            <text:p>0.81132</text:p>
          </table:table-cell>
          <table:table-cell office:value-type="float" office:value="0.58292">
            <text:p>0.58292</text:p>
          </table:table-cell>
          <table:table-cell office:value-type="string">
            <text:p>Yatsugatake South Base Observatory</text:p>
          </table:table-cell>
        </table:table-row>
        <table:table-row table:style-name="ro2">
          <table:table-cell table:style-name="ce2" office:value-type="string">
            <text:p>897</text:p>
          </table:table-cell>
          <table:table-cell office:value-type="float" office:value="139.4929">
            <text:p>139.4929</text:p>
          </table:table-cell>
          <table:table-cell office:value-type="float" office:value="0.80797">
            <text:p>0.80797</text:p>
          </table:table-cell>
          <table:table-cell office:value-type="float" office:value="0.58725">
            <text:p>0.58725</text:p>
          </table:table-cell>
          <table:table-cell office:value-type="string">
            <text:p>YGCO Chiyoda Station</text:p>
          </table:table-cell>
        </table:table-row>
        <table:table-row table:style-name="ro2">
          <table:table-cell table:style-name="ce2" office:value-type="string">
            <text:p>898</text:p>
          </table:table-cell>
          <table:table-cell office:value-type="float" office:value="138.1883">
            <text:p>138.1883</text:p>
          </table:table-cell>
          <table:table-cell office:value-type="float" office:value="0.82107">
            <text:p>0.82107</text:p>
          </table:table-cell>
          <table:table-cell office:value-type="float" office:value="0.56899">
            <text:p>0.56899</text:p>
          </table:table-cell>
          <table:table-cell office:value-type="string">
            <text:p>Fujieda</text:p>
          </table:table-cell>
        </table:table-row>
        <table:table-row table:style-name="ro1">
          <table:table-cell table:style-name="ce2" office:value-type="string">
            <text:p>899</text:p>
          </table:table-cell>
          <table:table-cell office:value-type="float" office:value="142.55">
            <text:p>142.55</text:p>
          </table:table-cell>
          <table:table-cell office:value-type="float" office:value="0.7224">
            <text:p>0.7224</text:p>
          </table:table-cell>
          <table:table-cell office:value-type="float" office:value="0.6891">
            <text:p>0.6891</text:p>
          </table:table-cell>
          <table:table-cell office:value-type="string">
            <text:p>Toma</text:p>
          </table:table-cell>
        </table:table-row>
        <table:table-row table:style-name="ro2">
          <table:table-cell table:style-name="ce2" office:value-type="string">
            <text:p>900</text:p>
          </table:table-cell>
          <table:table-cell office:value-type="float" office:value="135.98994">
            <text:p>135.98994</text:p>
          </table:table-cell>
          <table:table-cell office:value-type="float" office:value="0.819572">
            <text:p>0.819572</text:p>
          </table:table-cell>
          <table:table-cell office:value-type="float" office:value="0.57108">
            <text:p>0.57108</text:p>
          </table:table-cell>
          <table:table-cell office:value-type="string">
            <text:p>Moriyama</text:p>
          </table:table-cell>
        </table:table-row>
        <table:table-row table:style-name="ro2">
          <table:table-cell table:style-name="ce2" office:value-type="string">
            <text:p>901</text:p>
          </table:table-cell>
          <table:table-cell office:value-type="float" office:value="137.0877">
            <text:p>137.0877</text:p>
          </table:table-cell>
          <table:table-cell office:value-type="float" office:value="0.81664">
            <text:p>0.81664</text:p>
          </table:table-cell>
          <table:table-cell office:value-type="float" office:value="0.57525">
            <text:p>0.57525</text:p>
          </table:table-cell>
          <table:table-cell office:value-type="string">
            <text:p>Tajimi</text:p>
          </table:table-cell>
        </table:table-row>
        <table:table-row table:style-name="ro2">
          <table:table-cell table:style-name="ce2" office:value-type="string">
            <text:p>902</text:p>
          </table:table-cell>
          <table:table-cell office:value-type="float" office:value="132.2208">
            <text:p>132.2208</text:p>
          </table:table-cell>
          <table:table-cell office:value-type="float" office:value="0.82775">
            <text:p>0.82775</text:p>
          </table:table-cell>
          <table:table-cell office:value-type="float" office:value="0.55922">
            <text:p>0.55922</text:p>
          </table:table-cell>
          <table:table-cell office:value-type="string">
            <text:p>Ootake</text:p>
          </table:table-cell>
        </table:table-row>
        <table:table-row table:style-name="ro2">
          <table:table-cell table:style-name="ce2" office:value-type="string">
            <text:p>903</text:p>
          </table:table-cell>
          <table:table-cell office:value-type="float" office:value="135.1769">
            <text:p>135.1769</text:p>
          </table:table-cell>
          <table:table-cell office:value-type="float" office:value="0.81738">
            <text:p>0.81738</text:p>
          </table:table-cell>
          <table:table-cell office:value-type="float" office:value="0.57418">
            <text:p>0.57418</text:p>
          </table:table-cell>
          <table:table-cell office:value-type="string">
            <text:p>Fukuchiyama and Kannabe</text:p>
          </table:table-cell>
        </table:table-row>
        <table:table-row table:style-name="ro2">
          <table:table-cell table:style-name="ce2" office:value-type="string">
            <text:p>904</text:p>
          </table:table-cell>
          <table:table-cell office:value-type="float" office:value="135.12">
            <text:p>135.12</text:p>
          </table:table-cell>
          <table:table-cell office:value-type="float" office:value="0.824">
            <text:p>0.824</text:p>
          </table:table-cell>
          <table:table-cell office:value-type="float" office:value="0.565">
            <text:p>0.565</text:p>
          </table:table-cell>
          <table:table-cell office:value-type="string">
            <text:p>Go-Chome and Kobe-Suma</text:p>
          </table:table-cell>
        </table:table-row>
        <table:table-row table:style-name="ro2">
          <table:table-cell table:style-name="ce2" office:value-type="string">
            <text:p>905</text:p>
          </table:table-cell>
          <table:table-cell office:value-type="float" office:value="135.9246">
            <text:p>135.9246</text:p>
          </table:table-cell>
          <table:table-cell office:value-type="float" office:value="0.83368">
            <text:p>0.83368</text:p>
          </table:table-cell>
          <table:table-cell office:value-type="float" office:value="0.5504">
            <text:p>0.5504</text:p>
          </table:table-cell>
          <table:table-cell office:value-type="string">
            <text:p>Nachi-Katsuura Observatory</text:p>
          </table:table-cell>
        </table:table-row>
        <table:table-row table:style-name="ro2">
          <table:table-cell table:style-name="ce2" office:value-type="string">
            <text:p>906</text:p>
          </table:table-cell>
          <table:table-cell office:value-type="float" office:value="145.667">
            <text:p>145.667</text:p>
          </table:table-cell>
          <table:table-cell office:value-type="float" office:value="0.8113">
            <text:p>0.8113</text:p>
          </table:table-cell>
          <table:table-cell office:value-type="float" office:value="-0.5837">
            <text:p>-0.5837</text:p>
          </table:table-cell>
          <table:table-cell office:value-type="string">
            <text:p>Cobram</text:p>
          </table:table-cell>
        </table:table-row>
        <table:table-row table:style-name="ro1">
          <table:table-cell table:style-name="ce2" office:value-type="string">
            <text:p>907</text:p>
          </table:table-cell>
          <table:table-cell office:value-type="float" office:value="144.9758">
            <text:p>144.9758</text:p>
          </table:table-cell>
          <table:table-cell office:value-type="float" office:value="0.79082">
            <text:p>0.79082</text:p>
          </table:table-cell>
          <table:table-cell office:value-type="float" office:value="-0.61001">
            <text:p>-0.61001</text:p>
          </table:table-cell>
          <table:table-cell office:value-type="string">
            <text:p>Melbourne</text:p>
          </table:table-cell>
        </table:table-row>
        <table:table-row table:style-name="ro2">
          <table:table-cell table:style-name="ce2" office:value-type="string">
            <text:p>908</text:p>
          </table:table-cell>
          <table:table-cell office:value-type="float" office:value="137.2467">
            <text:p>137.2467</text:p>
          </table:table-cell>
          <table:table-cell office:value-type="float" office:value="0.80352">
            <text:p>0.80352</text:p>
          </table:table-cell>
          <table:table-cell office:value-type="float" office:value="0.5933">
            <text:p>0.5933</text:p>
          </table:table-cell>
          <table:table-cell office:value-type="string">
            <text:p>Toyama</text:p>
          </table:table-cell>
        </table:table-row>
        <table:table-row table:style-name="ro2">
          <table:table-cell table:style-name="ce2" office:value-type="string">
            <text:p>909</text:p>
          </table:table-cell>
          <table:table-cell office:value-type="float" office:value="237.8717">
            <text:p>237.8717</text:p>
          </table:table-cell>
          <table:table-cell office:value-type="float" office:value="0.6711">
            <text:p>0.6711</text:p>
          </table:table-cell>
          <table:table-cell office:value-type="float" office:value="0.7389">
            <text:p>0.7389</text:p>
          </table:table-cell>
          <table:table-cell office:value-type="string">
            <text:p>Snohomish Hilltop Observatory</text:p>
          </table:table-cell>
        </table:table-row>
        <table:table-row table:style-name="ro2">
          <table:table-cell table:style-name="ce2" office:value-type="string">
            <text:p>910</text:p>
          </table:table-cell>
          <table:table-cell office:value-type="float" office:value="6.9267">
            <text:p>6.9267</text:p>
          </table:table-cell>
          <table:table-cell office:value-type="float" office:value="0.72368">
            <text:p>0.72368</text:p>
          </table:table-cell>
          <table:table-cell office:value-type="float" office:value="0.68811">
            <text:p>0.68811</text:p>
          </table:table-cell>
          <table:table-cell office:value-type="string">
            <text:p>Caussols-ODAS</text:p>
          </table:table-cell>
        </table:table-row>
        <table:table-row table:style-name="ro1">
          <table:table-cell table:style-name="ce2" office:value-type="string">
            <text:p>911</text:p>
          </table:table-cell>
          <table:table-cell office:value-type="float" office:value="282.9233">
            <text:p>282.9233</text:p>
          </table:table-cell>
          <table:table-cell office:value-type="float" office:value="0.7429">
            <text:p>0.7429</text:p>
          </table:table-cell>
          <table:table-cell office:value-type="float" office:value="0.6672">
            <text:p>0.6672</text:p>
          </table:table-cell>
          <table:table-cell office:value-type="string">
            <text:p>Collins Observatory, Corning Community College</text:p>
          </table:table-cell>
        </table:table-row>
        <table:table-row table:style-name="ro1">
          <table:table-cell table:style-name="ce2" office:value-type="string">
            <text:p>912</text:p>
          </table:table-cell>
          <table:table-cell office:value-type="float" office:value="288.2342">
            <text:p>288.2342</text:p>
          </table:table-cell>
          <table:table-cell office:value-type="float" office:value="0.74769">
            <text:p>0.74769</text:p>
          </table:table-cell>
          <table:table-cell office:value-type="float" office:value="0.66186">
            <text:p>0.66186</text:p>
          </table:table-cell>
          <table:table-cell office:value-type="string">
            <text:p>Carbuncle Hill Observatory, Greene</text:p>
          </table:table-cell>
        </table:table-row>
        <table:table-row table:style-name="ro2">
          <table:table-cell table:style-name="ce2" office:value-type="string">
            <text:p>913</text:p>
          </table:table-cell>
          <table:table-cell office:value-type="float" office:value="303.8161">
            <text:p>303.8161</text:p>
          </table:table-cell>
          <table:table-cell office:value-type="float" office:value="0.82093">
            <text:p>0.82093</text:p>
          </table:table-cell>
          <table:table-cell office:value-type="float" office:value="-0.56912">
            <text:p>-0.56912</text:p>
          </table:table-cell>
          <table:table-cell office:value-type="string">
            <text:p>Observatorio Kappa Crucis, Montevideo</text:p>
          </table:table-cell>
        </table:table-row>
        <table:table-row table:style-name="ro2">
          <table:table-cell table:style-name="ce2" office:value-type="string">
            <text:p>914</text:p>
          </table:table-cell>
          <table:table-cell office:value-type="float" office:value="288.0108">
            <text:p>288.0108</text:p>
          </table:table-cell>
          <table:table-cell office:value-type="float" office:value="0.73809">
            <text:p>0.73809</text:p>
          </table:table-cell>
          <table:table-cell office:value-type="float" office:value="0.67254">
            <text:p>0.67254</text:p>
          </table:table-cell>
          <table:table-cell office:value-type="string">
            <text:p>Underwood Observatory, Hubbardston</text:p>
          </table:table-cell>
        </table:table-row>
        <table:table-row table:style-name="ro2">
          <table:table-cell table:style-name="ce2" office:value-type="string">
            <text:p>915</text:p>
          </table:table-cell>
          <table:table-cell office:value-type="float" office:value="261.8789">
            <text:p>261.8789</text:p>
          </table:table-cell>
          <table:table-cell office:value-type="float" office:value="0.86861">
            <text:p>0.86861</text:p>
          </table:table-cell>
          <table:table-cell office:value-type="float" office:value="0.49393">
            <text:p>0.49393</text:p>
          </table:table-cell>
          <table:table-cell office:value-type="string">
            <text:p>River Oaks Observatory, New Braunfels</text:p>
          </table:table-cell>
        </table:table-row>
        <table:table-row table:style-name="ro2">
          <table:table-cell table:style-name="ce2" office:value-type="string">
            <text:p>916</text:p>
          </table:table-cell>
          <table:table-cell office:value-type="float" office:value="272.6836">
            <text:p>272.6836</text:p>
          </table:table-cell>
          <table:table-cell office:value-type="float" office:value="0.77287">
            <text:p>0.77287</text:p>
          </table:table-cell>
          <table:table-cell office:value-type="float" office:value="0.63248">
            <text:p>0.63248</text:p>
          </table:table-cell>
          <table:table-cell office:value-type="string">
            <text:p>Oakley Observatory, Terre Haute</text:p>
          </table:table-cell>
        </table:table-row>
        <table:table-row table:style-name="ro1">
          <table:table-cell table:style-name="ce2" office:value-type="string">
            <text:p>917</text:p>
          </table:table-cell>
          <table:table-cell office:value-type="float" office:value="237.5522">
            <text:p>237.5522</text:p>
          </table:table-cell>
          <table:table-cell office:value-type="float" office:value="0.6814">
            <text:p>0.6814</text:p>
          </table:table-cell>
          <table:table-cell office:value-type="float" office:value="0.72948">
            <text:p>0.72948</text:p>
          </table:table-cell>
          <table:table-cell office:value-type="string">
            <text:p>Pacific Lutheran University Keck Observatory</text:p>
          </table:table-cell>
        </table:table-row>
        <table:table-row table:style-name="ro1">
          <table:table-cell table:style-name="ce2" office:value-type="string">
            <text:p>918</text:p>
          </table:table-cell>
          <table:table-cell office:value-type="float" office:value="257.8694">
            <text:p>257.8694</text:p>
          </table:table-cell>
          <table:table-cell office:value-type="float" office:value="0.72071">
            <text:p>0.72071</text:p>
          </table:table-cell>
          <table:table-cell office:value-type="float" office:value="0.6911">
            <text:p>0.6911</text:p>
          </table:table-cell>
          <table:table-cell office:value-type="string">
            <text:p>Badlands Observatory, Quinn</text:p>
          </table:table-cell>
        </table:table-row>
        <table:table-row table:style-name="ro1">
          <table:table-cell table:style-name="ce2" office:value-type="string">
            <text:p>919</text:p>
          </table:table-cell>
          <table:table-cell office:value-type="float" office:value="248.3183">
            <text:p>248.3183</text:p>
          </table:table-cell>
          <table:table-cell office:value-type="float" office:value="0.8419">
            <text:p>0.8419</text:p>
          </table:table-cell>
          <table:table-cell office:value-type="float" office:value="0.5379">
            <text:p>0.5379</text:p>
          </table:table-cell>
          <table:table-cell office:value-type="string">
            <text:p>Desert Beaver Observatory</text:p>
          </table:table-cell>
        </table:table-row>
        <table:table-row table:style-name="ro1">
          <table:table-cell table:style-name="ce2" office:value-type="string">
            <text:p>920</text:p>
          </table:table-cell>
          <table:table-cell office:value-type="float" office:value="282.3353">
            <text:p>282.3353</text:p>
          </table:table-cell>
          <table:table-cell office:value-type="float" office:value="0.73161">
            <text:p>0.73161</text:p>
          </table:table-cell>
          <table:table-cell office:value-type="float" office:value="0.67947">
            <text:p>0.67947</text:p>
          </table:table-cell>
          <table:table-cell office:value-type="string">
            <text:p>RIT Observatory, Rochester</text:p>
          </table:table-cell>
        </table:table-row>
        <table:table-row table:style-name="ro2">
          <table:table-cell table:style-name="ce2" office:value-type="string">
            <text:p>921</text:p>
          </table:table-cell>
          <table:table-cell office:value-type="float" office:value="254.4725">
            <text:p>254.4725</text:p>
          </table:table-cell>
          <table:table-cell office:value-type="float" office:value="0.83988">
            <text:p>0.83988</text:p>
          </table:table-cell>
          <table:table-cell office:value-type="float" office:value="0.54159">
            <text:p>0.54159</text:p>
          </table:table-cell>
          <table:table-cell office:value-type="string">
            <text:p>SW Institute for Space Research, Cloudcroft</text:p>
          </table:table-cell>
        </table:table-row>
        <table:table-row table:style-name="ro1">
          <table:table-cell table:style-name="ce2" office:value-type="string">
            <text:p>922</text:p>
          </table:table-cell>
          <table:table-cell office:value-type="float" office:value="272.8333">
            <text:p>272.8333</text:p>
          </table:table-cell>
          <table:table-cell office:value-type="float" office:value="0.82335">
            <text:p>0.82335</text:p>
          </table:table-cell>
          <table:table-cell office:value-type="float" office:value="0.56569">
            <text:p>0.56569</text:p>
          </table:table-cell>
          <table:table-cell office:value-type="string">
            <text:p>Timberland Observatory, Decatur</text:p>
          </table:table-cell>
        </table:table-row>
        <table:table-row table:style-name="ro1">
          <table:table-cell table:style-name="ce2" office:value-type="string">
            <text:p>923</text:p>
          </table:table-cell>
          <table:table-cell office:value-type="float" office:value="284.63">
            <text:p>284.63</text:p>
          </table:table-cell>
          <table:table-cell office:value-type="float" office:value="0.76655">
            <text:p>0.76655</text:p>
          </table:table-cell>
          <table:table-cell office:value-type="float" office:value="0.64006">
            <text:p>0.64006</text:p>
          </table:table-cell>
          <table:table-cell office:value-type="string">
            <text:p>The Bradstreet Observatory, St. Davids</text:p>
          </table:table-cell>
        </table:table-row>
        <table:table-row table:style-name="ro2">
          <table:table-cell table:style-name="ce2" office:value-type="string">
            <text:p>924</text:p>
          </table:table-cell>
          <table:table-cell office:value-type="float" office:value="287.6769">
            <text:p>287.6769</text:p>
          </table:table-cell>
          <table:table-cell office:value-type="float" office:value="0.68988">
            <text:p>0.68988</text:p>
          </table:table-cell>
          <table:table-cell office:value-type="float" office:value="0.7215">
            <text:p>0.7215</text:p>
          </table:table-cell>
          <table:table-cell office:value-type="string">
            <text:p>Observatoire du Cegep de Trois-Rivieres</text:p>
          </table:table-cell>
        </table:table-row>
        <table:table-row table:style-name="ro2">
          <table:table-cell table:style-name="ce2" office:value-type="string">
            <text:p>925</text:p>
          </table:table-cell>
          <table:table-cell office:value-type="float" office:value="249.8589">
            <text:p>249.8589</text:p>
          </table:table-cell>
          <table:table-cell office:value-type="float" office:value="0.8545">
            <text:p>0.8545</text:p>
          </table:table-cell>
          <table:table-cell office:value-type="float" office:value="0.51811">
            <text:p>0.51811</text:p>
          </table:table-cell>
          <table:table-cell office:value-type="string">
            <text:p>Palominas Observatory</text:p>
          </table:table-cell>
        </table:table-row>
        <table:table-row table:style-name="ro2">
          <table:table-cell table:style-name="ce2" office:value-type="string">
            <text:p>926</text:p>
          </table:table-cell>
          <table:table-cell office:value-type="float" office:value="249.1209">
            <text:p>249.1209</text:p>
          </table:table-cell>
          <table:table-cell office:value-type="float" office:value="0.85394">
            <text:p>0.85394</text:p>
          </table:table-cell>
          <table:table-cell office:value-type="float" office:value="0.51902">
            <text:p>0.51902</text:p>
          </table:table-cell>
          <table:table-cell office:value-type="string">
            <text:p>Tenagra II Observatory, Nogales</text:p>
          </table:table-cell>
        </table:table-row>
        <table:table-row table:style-name="ro1">
          <table:table-cell table:style-name="ce2" office:value-type="string">
            <text:p>927</text:p>
          </table:table-cell>
          <table:table-cell office:value-type="float" office:value="270.5619">
            <text:p>270.5619</text:p>
          </table:table-cell>
          <table:table-cell office:value-type="float" office:value="0.73509">
            <text:p>0.73509</text:p>
          </table:table-cell>
          <table:table-cell office:value-type="float" office:value="0.67593">
            <text:p>0.67593</text:p>
          </table:table-cell>
          <table:table-cell office:value-type="string">
            <text:p>Madison-YRS</text:p>
          </table:table-cell>
        </table:table-row>
        <table:table-row table:style-name="ro2">
          <table:table-cell table:style-name="ce2" office:value-type="string">
            <text:p>928</text:p>
          </table:table-cell>
          <table:table-cell office:value-type="float" office:value="286.6761">
            <text:p>286.6761</text:p>
          </table:table-cell>
          <table:table-cell office:value-type="float" office:value="0.75688">
            <text:p>0.75688</text:p>
          </table:table-cell>
          <table:table-cell office:value-type="float" office:value="0.65136">
            <text:p>0.65136</text:p>
          </table:table-cell>
          <table:table-cell office:value-type="string">
            <text:p>Moonedge Observatory, Northport</text:p>
          </table:table-cell>
        </table:table-row>
        <table:table-row table:style-name="ro1">
          <table:table-cell table:style-name="ce2" office:value-type="string">
            <text:p>929</text:p>
          </table:table-cell>
          <table:table-cell office:value-type="float" office:value="268.7758">
            <text:p>268.7758</text:p>
          </table:table-cell>
          <table:table-cell office:value-type="float" office:value="0.86319">
            <text:p>0.86319</text:p>
          </table:table-cell>
          <table:table-cell office:value-type="float" office:value="0.50319">
            <text:p>0.50319</text:p>
          </table:table-cell>
          <table:table-cell office:value-type="string">
            <text:p>Port Allen</text:p>
          </table:table-cell>
        </table:table-row>
        <table:table-row table:style-name="ro1">
          <table:table-cell table:style-name="ce2" office:value-type="string">
            <text:p>930</text:p>
          </table:table-cell>
          <table:table-cell office:value-type="float" office:value="210.41224">
            <text:p>210.41224</text:p>
          </table:table-cell>
          <table:table-cell office:value-type="float" office:value="0.953752">
            <text:p>0.953752</text:p>
          </table:table-cell>
          <table:table-cell office:value-type="float" office:value="-0.29963">
            <text:p>-0.29963</text:p>
          </table:table-cell>
          <table:table-cell office:value-type="string">
            <text:p>Southern Stars Observatory, Tahiti</text:p>
          </table:table-cell>
        </table:table-row>
        <table:table-row table:style-name="ro2">
          <table:table-cell table:style-name="ce2" office:value-type="string">
            <text:p>931</text:p>
          </table:table-cell>
          <table:table-cell office:value-type="float" office:value="210.3842">
            <text:p>210.3842</text:p>
          </table:table-cell>
          <table:table-cell office:value-type="float" office:value="0.9533">
            <text:p>0.9533</text:p>
          </table:table-cell>
          <table:table-cell office:value-type="float" office:value="-0.301">
            <text:p>-0.301</text:p>
          </table:table-cell>
          <table:table-cell office:value-type="string">
            <text:p>Punaauia</text:p>
          </table:table-cell>
        </table:table-row>
        <table:table-row table:style-name="ro1">
          <table:table-cell table:style-name="ce2" office:value-type="string">
            <text:p>932</text:p>
          </table:table-cell>
          <table:table-cell office:value-type="float" office:value="286.57394">
            <text:p>286.57394</text:p>
          </table:table-cell>
          <table:table-cell office:value-type="float" office:value="0.749771">
            <text:p>0.749771</text:p>
          </table:table-cell>
          <table:table-cell office:value-type="float" office:value="0.65949">
            <text:p>0.65949</text:p>
          </table:table-cell>
          <table:table-cell office:value-type="string">
            <text:p>John J. McCarthy Obs., New Milford</text:p>
          </table:table-cell>
        </table:table-row>
        <table:table-row table:style-name="ro1">
          <table:table-cell table:style-name="ce2" office:value-type="string">
            <text:p>933</text:p>
          </table:table-cell>
          <table:table-cell office:value-type="float" office:value="249.7342">
            <text:p>249.7342</text:p>
          </table:table-cell>
          <table:table-cell office:value-type="float" office:value="0.85383">
            <text:p>0.85383</text:p>
          </table:table-cell>
          <table:table-cell office:value-type="float" office:value="0.51924">
            <text:p>0.51924</text:p>
          </table:table-cell>
          <table:table-cell office:value-type="string">
            <text:p>Rockland Observatory, Sierra Vista</text:p>
          </table:table-cell>
        </table:table-row>
        <table:table-row table:style-name="ro2">
          <table:table-cell table:style-name="ce2" office:value-type="string">
            <text:p>934</text:p>
          </table:table-cell>
          <table:table-cell office:value-type="float" office:value="242.9572">
            <text:p>242.9572</text:p>
          </table:table-cell>
          <table:table-cell office:value-type="float" office:value="0.83985">
            <text:p>0.83985</text:p>
          </table:table-cell>
          <table:table-cell office:value-type="float" office:value="0.54108">
            <text:p>0.54108</text:p>
          </table:table-cell>
          <table:table-cell office:value-type="string">
            <text:p>Poway Valley</text:p>
          </table:table-cell>
        </table:table-row>
        <table:table-row table:style-name="ro2">
          <table:table-cell table:style-name="ce2" office:value-type="string">
            <text:p>935</text:p>
          </table:table-cell>
          <table:table-cell office:value-type="float" office:value="282.3394">
            <text:p>282.3394</text:p>
          </table:table-cell>
          <table:table-cell office:value-type="float" office:value="0.77977">
            <text:p>0.77977</text:p>
          </table:table-cell>
          <table:table-cell office:value-type="float" office:value="0.624">
            <text:p>0.624</text:p>
          </table:table-cell>
          <table:table-cell office:value-type="string">
            <text:p>Wyrick Observatory, Haymarket</text:p>
          </table:table-cell>
        </table:table-row>
        <table:table-row table:style-name="ro1">
          <table:table-cell table:style-name="ce2" office:value-type="string">
            <text:p>936</text:p>
          </table:table-cell>
          <table:table-cell office:value-type="float" office:value="263.3792">
            <text:p>263.3792</text:p>
          </table:table-cell>
          <table:table-cell office:value-type="float" office:value="0.77614">
            <text:p>0.77614</text:p>
          </table:table-cell>
          <table:table-cell office:value-type="float" office:value="0.62852">
            <text:p>0.62852</text:p>
          </table:table-cell>
          <table:table-cell office:value-type="string">
            <text:p>Ibis Observatory, Manhattan</text:p>
          </table:table-cell>
        </table:table-row>
        <table:table-row table:style-name="ro1">
          <table:table-cell table:style-name="ce2" office:value-type="string">
            <text:p>937</text:p>
          </table:table-cell>
          <table:table-cell office:value-type="float" office:value="358.69">
            <text:p>358.69</text:p>
          </table:table-cell>
          <table:table-cell office:value-type="float" office:value="0.58065">
            <text:p>0.58065</text:p>
          </table:table-cell>
          <table:table-cell office:value-type="float" office:value="0.81143">
            <text:p>0.81143</text:p>
          </table:table-cell>
          <table:table-cell office:value-type="string">
            <text:p>Bradbury Observatory, Stockton-on-Tees</text:p>
          </table:table-cell>
        </table:table-row>
        <table:table-row table:style-name="ro2">
          <table:table-cell table:style-name="ce2" office:value-type="string">
            <text:p>938</text:p>
          </table:table-cell>
          <table:table-cell office:value-type="float" office:value="351.6162">
            <text:p>351.6162</text:p>
          </table:table-cell>
          <table:table-cell office:value-type="float" office:value="0.77243">
            <text:p>0.77243</text:p>
          </table:table-cell>
          <table:table-cell office:value-type="float" office:value="0.63299">
            <text:p>0.63299</text:p>
          </table:table-cell>
          <table:table-cell office:value-type="string">
            <text:p>Linhaceira</text:p>
          </table:table-cell>
        </table:table-row>
        <table:table-row table:style-name="ro2">
          <table:table-cell table:style-name="ce2" office:value-type="string">
            <text:p>939</text:p>
          </table:table-cell>
          <table:table-cell office:value-type="float" office:value="359.6033">
            <text:p>359.6033</text:p>
          </table:table-cell>
          <table:table-cell office:value-type="float" office:value="0.76982">
            <text:p>0.76982</text:p>
          </table:table-cell>
          <table:table-cell office:value-type="float" office:value="0.63619">
            <text:p>0.63619</text:p>
          </table:table-cell>
          <table:table-cell office:value-type="string">
            <text:p>Observatorio Rodeno</text:p>
          </table:table-cell>
        </table:table-row>
        <table:table-row table:style-name="ro2">
          <table:table-cell table:style-name="ce2" office:value-type="string">
            <text:p>940</text:p>
          </table:table-cell>
          <table:table-cell office:value-type="float" office:value="358.9611">
            <text:p>358.9611</text:p>
          </table:table-cell>
          <table:table-cell office:value-type="float" office:value="0.63199">
            <text:p>0.63199</text:p>
          </table:table-cell>
          <table:table-cell office:value-type="float" office:value="0.77238">
            <text:p>0.77238</text:p>
          </table:table-cell>
          <table:table-cell office:value-type="string">
            <text:p>Waterlooville</text:p>
          </table:table-cell>
        </table:table-row>
        <table:table-row table:style-name="ro2">
          <table:table-cell table:style-name="ce2" office:value-type="string">
            <text:p>941</text:p>
          </table:table-cell>
          <table:table-cell office:value-type="float" office:value="359.6139">
            <text:p>359.6139</text:p>
          </table:table-cell>
          <table:table-cell office:value-type="float" office:value="0.76988">
            <text:p>0.76988</text:p>
          </table:table-cell>
          <table:table-cell office:value-type="float" office:value="0.63608">
            <text:p>0.63608</text:p>
          </table:table-cell>
          <table:table-cell office:value-type="string">
            <text:p>Observatorio Pla D'Arguines</text:p>
          </table:table-cell>
        </table:table-row>
        <table:table-row table:style-name="ro1">
          <table:table-cell table:style-name="ce2" office:value-type="string">
            <text:p>942</text:p>
          </table:table-cell>
          <table:table-cell office:value-type="float" office:value="359.3636">
            <text:p>359.3636</text:p>
          </table:table-cell>
          <table:table-cell office:value-type="float" office:value="0.60413">
            <text:p>0.60413</text:p>
          </table:table-cell>
          <table:table-cell office:value-type="float" office:value="0.79423">
            <text:p>0.79423</text:p>
          </table:table-cell>
          <table:table-cell office:value-type="string">
            <text:p>Grantham</text:p>
          </table:table-cell>
        </table:table-row>
        <table:table-row table:style-name="ro2">
          <table:table-cell table:style-name="ce2" office:value-type="string">
            <text:p>943</text:p>
          </table:table-cell>
          <table:table-cell office:value-type="float" office:value="355.8664">
            <text:p>355.8664</text:p>
          </table:table-cell>
          <table:table-cell office:value-type="float" office:value="0.63881">
            <text:p>0.63881</text:p>
          </table:table-cell>
          <table:table-cell office:value-type="float" office:value="0.76679">
            <text:p>0.76679</text:p>
          </table:table-cell>
          <table:table-cell office:value-type="string">
            <text:p>Peverell</text:p>
          </table:table-cell>
        </table:table-row>
        <table:table-row table:style-name="ro2">
          <table:table-cell table:style-name="ce2" office:value-type="string">
            <text:p>944</text:p>
          </table:table-cell>
          <table:table-cell office:value-type="float" office:value="354.08315">
            <text:p>354.08315</text:p>
          </table:table-cell>
          <table:table-cell office:value-type="float" office:value="0.796657">
            <text:p>0.796657</text:p>
          </table:table-cell>
          <table:table-cell office:value-type="float" office:value="0.60241">
            <text:p>0.60241</text:p>
          </table:table-cell>
          <table:table-cell office:value-type="string">
            <text:p>Observatorio Geminis, Dos Hermanas</text:p>
          </table:table-cell>
        </table:table-row>
        <table:table-row table:style-name="ro2">
          <table:table-cell table:style-name="ce2" office:value-type="string">
            <text:p>945</text:p>
          </table:table-cell>
          <table:table-cell office:value-type="float" office:value="354.3986">
            <text:p>354.3986</text:p>
          </table:table-cell>
          <table:table-cell office:value-type="float" office:value="0.72671">
            <text:p>0.72671</text:p>
          </table:table-cell>
          <table:table-cell office:value-type="float" office:value="0.68474">
            <text:p>0.68474</text:p>
          </table:table-cell>
          <table:table-cell office:value-type="string">
            <text:p>Observatorio Monte Deva</text:p>
          </table:table-cell>
        </table:table-row>
        <table:table-row table:style-name="ro2">
          <table:table-cell table:style-name="ce2" office:value-type="string">
            <text:p>946</text:p>
          </table:table-cell>
          <table:table-cell office:value-type="float" office:value="0.7931">
            <text:p>0.7931</text:p>
          </table:table-cell>
          <table:table-cell office:value-type="float" office:value="0.75662">
            <text:p>0.75662</text:p>
          </table:table-cell>
          <table:table-cell office:value-type="float" office:value="0.6517">
            <text:p>0.6517</text:p>
          </table:table-cell>
          <table:table-cell office:value-type="string">
            <text:p>Ametlla de Mar</text:p>
          </table:table-cell>
        </table:table-row>
        <table:table-row table:style-name="ro2">
          <table:table-cell table:style-name="ce2" office:value-type="string">
            <text:p>947</text:p>
          </table:table-cell>
          <table:table-cell office:value-type="float" office:value="2.1244">
            <text:p>2.1244</text:p>
          </table:table-cell>
          <table:table-cell office:value-type="float" office:value="0.65268">
            <text:p>0.65268</text:p>
          </table:table-cell>
          <table:table-cell office:value-type="float" office:value="0.75511">
            <text:p>0.75511</text:p>
          </table:table-cell>
          <table:table-cell office:value-type="string">
            <text:p>Saint-Sulpice</text:p>
          </table:table-cell>
        </table:table-row>
        <table:table-row table:style-name="ro2">
          <table:table-cell table:style-name="ce2" office:value-type="string">
            <text:p>948</text:p>
          </table:table-cell>
          <table:table-cell office:value-type="float" office:value="0.2189">
            <text:p>0.2189</text:p>
          </table:table-cell>
          <table:table-cell office:value-type="float" office:value="0.61048">
            <text:p>0.61048</text:p>
          </table:table-cell>
          <table:table-cell office:value-type="float" office:value="0.78937">
            <text:p>0.78937</text:p>
          </table:table-cell>
          <table:table-cell office:value-type="string">
            <text:p>Pymoor</text:p>
          </table:table-cell>
        </table:table-row>
        <table:table-row table:style-name="ro2">
          <table:table-cell table:style-name="ce2" office:value-type="string">
            <text:p>949</text:p>
          </table:table-cell>
          <table:table-cell office:value-type="float" office:value="359.8169">
            <text:p>359.8169</text:p>
          </table:table-cell>
          <table:table-cell office:value-type="float" office:value="0.67454">
            <text:p>0.67454</text:p>
          </table:table-cell>
          <table:table-cell office:value-type="float" office:value="0.73577">
            <text:p>0.73577</text:p>
          </table:table-cell>
          <table:table-cell office:value-type="string">
            <text:p>Durtal</text:p>
          </table:table-cell>
        </table:table-row>
        <table:table-row table:style-name="ro2">
          <table:table-cell table:style-name="ce2" office:value-type="string">
            <text:p>950</text:p>
          </table:table-cell>
          <table:table-cell office:value-type="float" office:value="342.1176">
            <text:p>342.1176</text:p>
          </table:table-cell>
          <table:table-cell office:value-type="float" office:value="0.87764">
            <text:p>0.87764</text:p>
          </table:table-cell>
          <table:table-cell office:value-type="float" office:value="0.47847">
            <text:p>0.47847</text:p>
          </table:table-cell>
          <table:table-cell office:value-type="string">
            <text:p>La Palma</text:p>
          </table:table-cell>
        </table:table-row>
        <table:table-row table:style-name="ro2">
          <table:table-cell table:style-name="ce2" office:value-type="string">
            <text:p>951</text:p>
          </table:table-cell>
          <table:table-cell office:value-type="float" office:value="358.2983">
            <text:p>358.2983</text:p>
          </table:table-cell>
          <table:table-cell office:value-type="float" office:value="0.62194">
            <text:p>0.62194</text:p>
          </table:table-cell>
          <table:table-cell office:value-type="float" office:value="0.78046">
            <text:p>0.78046</text:p>
          </table:table-cell>
          <table:table-cell office:value-type="string">
            <text:p>Highworth</text:p>
          </table:table-cell>
        </table:table-row>
        <table:table-row table:style-name="ro2">
          <table:table-cell table:style-name="ce2" office:value-type="string">
            <text:p>952</text:p>
          </table:table-cell>
          <table:table-cell office:value-type="float" office:value="359.7583">
            <text:p>359.7583</text:p>
          </table:table-cell>
          <table:table-cell office:value-type="float" office:value="0.7787">
            <text:p>0.7787</text:p>
          </table:table-cell>
          <table:table-cell office:value-type="float" office:value="0.6253">
            <text:p>0.6253</text:p>
          </table:table-cell>
          <table:table-cell office:value-type="string">
            <text:p>Marxuquera</text:p>
          </table:table-cell>
        </table:table-row>
        <table:table-row table:style-name="ro2">
          <table:table-cell table:style-name="ce2" office:value-type="string">
            <text:p>953</text:p>
          </table:table-cell>
          <table:table-cell office:value-type="float" office:value="2.1339">
            <text:p>2.1339</text:p>
          </table:table-cell>
          <table:table-cell office:value-type="float" office:value="0.74602">
            <text:p>0.74602</text:p>
          </table:table-cell>
          <table:table-cell office:value-type="float" office:value="0.66393">
            <text:p>0.66393</text:p>
          </table:table-cell>
          <table:table-cell office:value-type="string">
            <text:p>Montjoia</text:p>
          </table:table-cell>
        </table:table-row>
        <table:table-row table:style-name="ro2">
          <table:table-cell table:style-name="ce2" office:value-type="string">
            <text:p>954</text:p>
          </table:table-cell>
          <table:table-cell office:value-type="float" office:value="343.4906">
            <text:p>343.4906</text:p>
          </table:table-cell>
          <table:table-cell office:value-type="float" office:value="0.88148">
            <text:p>0.88148</text:p>
          </table:table-cell>
          <table:table-cell office:value-type="float" office:value="0.47142">
            <text:p>0.47142</text:p>
          </table:table-cell>
          <table:table-cell office:value-type="string">
            <text:p>Teide Observatory</text:p>
          </table:table-cell>
        </table:table-row>
        <table:table-row table:style-name="ro2">
          <table:table-cell table:style-name="ce2" office:value-type="string">
            <text:p>955</text:p>
          </table:table-cell>
          <table:table-cell office:value-type="float" office:value="350.6739">
            <text:p>350.6739</text:p>
          </table:table-cell>
          <table:table-cell office:value-type="float" office:value="0.78146">
            <text:p>0.78146</text:p>
          </table:table-cell>
          <table:table-cell office:value-type="float" office:value="0.62188">
            <text:p>0.62188</text:p>
          </table:table-cell>
          <table:table-cell office:value-type="string">
            <text:p>Sassoeiros</text:p>
          </table:table-cell>
        </table:table-row>
        <table:table-row table:style-name="ro2">
          <table:table-cell table:style-name="ce2" office:value-type="string">
            <text:p>956</text:p>
          </table:table-cell>
          <table:table-cell office:value-type="float" office:value="356.1908">
            <text:p>356.1908</text:p>
          </table:table-cell>
          <table:table-cell office:value-type="float" office:value="0.76224">
            <text:p>0.76224</text:p>
          </table:table-cell>
          <table:table-cell office:value-type="float" office:value="0.6453">
            <text:p>0.6453</text:p>
          </table:table-cell>
          <table:table-cell office:value-type="string">
            <text:p>Observatorio Pozuelo</text:p>
          </table:table-cell>
        </table:table-row>
        <table:table-row table:style-name="ro2">
          <table:table-cell table:style-name="ce2" office:value-type="string">
            <text:p>957</text:p>
          </table:table-cell>
          <table:table-cell office:value-type="float" office:value="359.3506">
            <text:p>359.3506</text:p>
          </table:table-cell>
          <table:table-cell office:value-type="float" office:value="0.71047">
            <text:p>0.71047</text:p>
          </table:table-cell>
          <table:table-cell office:value-type="float" office:value="0.70137">
            <text:p>0.70137</text:p>
          </table:table-cell>
          <table:table-cell office:value-type="string">
            <text:p>Merignac</text:p>
          </table:table-cell>
        </table:table-row>
        <table:table-row table:style-name="ro2">
          <table:table-cell table:style-name="ce2" office:value-type="string">
            <text:p>958</text:p>
          </table:table-cell>
          <table:table-cell office:value-type="float" office:value="358.96961">
            <text:p>358.96961</text:p>
          </table:table-cell>
          <table:table-cell office:value-type="float" office:value="0.724206">
            <text:p>0.724206</text:p>
          </table:table-cell>
          <table:table-cell office:value-type="float" office:value="0.68727">
            <text:p>0.68727</text:p>
          </table:table-cell>
          <table:table-cell office:value-type="string">
            <text:p>Observatoire de Dax</text:p>
          </table:table-cell>
        </table:table-row>
        <table:table-row table:style-name="ro2">
          <table:table-cell table:style-name="ce2" office:value-type="string">
            <text:p>959</text:p>
          </table:table-cell>
          <table:table-cell office:value-type="float" office:value="1.4653">
            <text:p>1.4653</text:p>
          </table:table-cell>
          <table:table-cell office:value-type="float" office:value="0.72596">
            <text:p>0.72596</text:p>
          </table:table-cell>
          <table:table-cell office:value-type="float" office:value="0.68548">
            <text:p>0.68548</text:p>
          </table:table-cell>
          <table:table-cell office:value-type="string">
            <text:p>Ramonville Saint Agne</text:p>
          </table:table-cell>
        </table:table-row>
        <table:table-row table:style-name="ro2">
          <table:table-cell table:style-name="ce2" office:value-type="string">
            <text:p>960</text:p>
          </table:table-cell>
          <table:table-cell office:value-type="float" office:value="0.6108">
            <text:p>0.6108</text:p>
          </table:table-cell>
          <table:table-cell office:value-type="float" office:value="0.63016">
            <text:p>0.63016</text:p>
          </table:table-cell>
          <table:table-cell office:value-type="float" office:value="0.77387">
            <text:p>0.77387</text:p>
          </table:table-cell>
          <table:table-cell office:value-type="string">
            <text:p>Rolvenden</text:p>
          </table:table-cell>
        </table:table-row>
        <table:table-row table:style-name="ro1">
          <table:table-cell table:style-name="ce2" office:value-type="string">
            <text:p>961</text:p>
          </table:table-cell>
          <table:table-cell office:value-type="float" office:value="356.8206">
            <text:p>356.8206</text:p>
          </table:table-cell>
          <table:table-cell office:value-type="float" office:value="0.56112">
            <text:p>0.56112</text:p>
          </table:table-cell>
          <table:table-cell office:value-type="float" office:value="0.82498">
            <text:p>0.82498</text:p>
          </table:table-cell>
          <table:table-cell office:value-type="string">
            <text:p>City Observatory, Edinburgh</text:p>
          </table:table-cell>
        </table:table-row>
        <table:table-row table:style-name="ro2">
          <table:table-cell table:style-name="ce2" office:value-type="string">
            <text:p>962</text:p>
          </table:table-cell>
          <table:table-cell office:value-type="float" office:value="359.8188">
            <text:p>359.8188</text:p>
          </table:table-cell>
          <table:table-cell office:value-type="float" office:value="0.77845">
            <text:p>0.77845</text:p>
          </table:table-cell>
          <table:table-cell office:value-type="float" office:value="0.62561">
            <text:p>0.62561</text:p>
          </table:table-cell>
          <table:table-cell office:value-type="string">
            <text:p>Gandia</text:p>
          </table:table-cell>
        </table:table-row>
        <table:table-row table:style-name="ro2">
          <table:table-cell table:style-name="ce2" office:value-type="string">
            <text:p>963</text:p>
          </table:table-cell>
          <table:table-cell office:value-type="float" office:value="359.7333">
            <text:p>359.7333</text:p>
          </table:table-cell>
          <table:table-cell office:value-type="float" office:value="0.6084">
            <text:p>0.6084</text:p>
          </table:table-cell>
          <table:table-cell office:value-type="float" office:value="0.7909">
            <text:p>0.7909</text:p>
          </table:table-cell>
          <table:table-cell office:value-type="string">
            <text:p>Werrington</text:p>
          </table:table-cell>
        </table:table-row>
        <table:table-row table:style-name="ro2">
          <table:table-cell table:style-name="ce2" office:value-type="string">
            <text:p>964</text:p>
          </table:table-cell>
          <table:table-cell office:value-type="float" office:value="358.8433">
            <text:p>358.8433</text:p>
          </table:table-cell>
          <table:table-cell office:value-type="float" office:value="0.62471">
            <text:p>0.62471</text:p>
          </table:table-cell>
          <table:table-cell office:value-type="float" office:value="0.77826">
            <text:p>0.77826</text:p>
          </table:table-cell>
          <table:table-cell office:value-type="string">
            <text:p>Southend Bradfield</text:p>
          </table:table-cell>
        </table:table-row>
        <table:table-row table:style-name="ro2">
          <table:table-cell table:style-name="ce2" office:value-type="string">
            <text:p>965</text:p>
          </table:table-cell>
          <table:table-cell office:value-type="float" office:value="351.4008">
            <text:p>351.4008</text:p>
          </table:table-cell>
          <table:table-cell office:value-type="float" office:value="0.79761">
            <text:p>0.79761</text:p>
          </table:table-cell>
          <table:table-cell office:value-type="float" office:value="0.60118">
            <text:p>0.60118</text:p>
          </table:table-cell>
          <table:table-cell office:value-type="string">
            <text:p>Observacao Astronomica no Algarve, Portimao</text:p>
          </table:table-cell>
        </table:table-row>
        <table:table-row table:style-name="ro2">
          <table:table-cell table:style-name="ce2" office:value-type="string">
            <text:p>966</text:p>
          </table:table-cell>
          <table:table-cell office:value-type="float" office:value="357.20423">
            <text:p>357.20423</text:p>
          </table:table-cell>
          <table:table-cell office:value-type="float" office:value="0.609591">
            <text:p>0.609591</text:p>
          </table:table-cell>
          <table:table-cell office:value-type="float" office:value="0.7901">
            <text:p>0.7901</text:p>
          </table:table-cell>
          <table:table-cell office:value-type="string">
            <text:p>Church Stretton</text:p>
          </table:table-cell>
        </table:table-row>
        <table:table-row table:style-name="ro1">
          <table:table-cell table:style-name="ce2" office:value-type="string">
            <text:p>967</text:p>
          </table:table-cell>
          <table:table-cell office:value-type="float" office:value="358.9778">
            <text:p>358.9778</text:p>
          </table:table-cell>
          <table:table-cell office:value-type="float" office:value="0.61508">
            <text:p>0.61508</text:p>
          </table:table-cell>
          <table:table-cell office:value-type="float" office:value="0.78585">
            <text:p>0.78585</text:p>
          </table:table-cell>
          <table:table-cell office:value-type="string">
            <text:p>Greens Norton</text:p>
          </table:table-cell>
        </table:table-row>
        <table:table-row table:style-name="ro2">
          <table:table-cell table:style-name="ce2" office:value-type="string">
            <text:p>968</text:p>
          </table:table-cell>
          <table:table-cell office:value-type="float" office:value="0.425">
            <text:p>0.425</text:p>
          </table:table-cell>
          <table:table-cell office:value-type="float" office:value="0.6158">
            <text:p>0.6158</text:p>
          </table:table-cell>
          <table:table-cell office:value-type="float" office:value="0.7853">
            <text:p>0.7853</text:p>
          </table:table-cell>
          <table:table-cell office:value-type="string">
            <text:p>Haverhill</text:p>
          </table:table-cell>
        </table:table-row>
        <table:table-row table:style-name="ro1">
          <table:table-cell table:style-name="ce2" office:value-type="string">
            <text:p>969</text:p>
          </table:table-cell>
          <table:table-cell office:value-type="float" office:value="359.8454">
            <text:p>359.8454</text:p>
          </table:table-cell>
          <table:table-cell office:value-type="float" office:value="0.6235">
            <text:p>0.6235</text:p>
          </table:table-cell>
          <table:table-cell office:value-type="float" office:value="0.7792">
            <text:p>0.7792</text:p>
          </table:table-cell>
          <table:table-cell office:value-type="string">
            <text:p>London-Regents Park</text:p>
          </table:table-cell>
        </table:table-row>
        <table:table-row table:style-name="ro2">
          <table:table-cell table:style-name="ce2" office:value-type="string">
            <text:p>970</text:p>
          </table:table-cell>
          <table:table-cell office:value-type="float" office:value="0.4954">
            <text:p>0.4954</text:p>
          </table:table-cell>
          <table:table-cell office:value-type="float" office:value="0.62045">
            <text:p>0.62045</text:p>
          </table:table-cell>
          <table:table-cell office:value-type="float" office:value="0.78162">
            <text:p>0.78162</text:p>
          </table:table-cell>
          <table:table-cell office:value-type="string">
            <text:p>Chelmsford</text:p>
          </table:table-cell>
        </table:table-row>
        <table:table-row table:style-name="ro1">
          <table:table-cell table:style-name="ce2" office:value-type="string">
            <text:p>971</text:p>
          </table:table-cell>
          <table:table-cell office:value-type="float" office:value="350.814">
            <text:p>350.814</text:p>
          </table:table-cell>
          <table:table-cell office:value-type="float" office:value="0.78134">
            <text:p>0.78134</text:p>
          </table:table-cell>
          <table:table-cell office:value-type="float" office:value="0.62204">
            <text:p>0.62204</text:p>
          </table:table-cell>
          <table:table-cell office:value-type="string">
            <text:p>Lisbon</text:p>
          </table:table-cell>
        </table:table-row>
        <table:table-row table:style-name="ro2">
          <table:table-cell table:style-name="ce2" office:value-type="string">
            <text:p>972</text:p>
          </table:table-cell>
          <table:table-cell office:value-type="float" office:value="357.5833">
            <text:p>357.5833</text:p>
          </table:table-cell>
          <table:table-cell office:value-type="float" office:value="0.54359">
            <text:p>0.54359</text:p>
          </table:table-cell>
          <table:table-cell office:value-type="float" office:value="0.83656">
            <text:p>0.83656</text:p>
          </table:table-cell>
          <table:table-cell office:value-type="string">
            <text:p>Dun Echt</text:p>
          </table:table-cell>
        </table:table-row>
        <table:table-row table:style-name="ro1">
          <table:table-cell table:style-name="ce2" office:value-type="string">
            <text:p>973</text:p>
          </table:table-cell>
          <table:table-cell office:value-type="float" office:value="359.6671">
            <text:p>359.6671</text:p>
          </table:table-cell>
          <table:table-cell office:value-type="float" office:value="0.62271">
            <text:p>0.62271</text:p>
          </table:table-cell>
          <table:table-cell office:value-type="float" office:value="0.77983">
            <text:p>0.77983</text:p>
          </table:table-cell>
          <table:table-cell office:value-type="string">
            <text:p>Harrow</text:p>
          </table:table-cell>
        </table:table-row>
        <table:table-row table:style-name="ro1">
          <table:table-cell table:style-name="ce2" office:value-type="string">
            <text:p>974</text:p>
          </table:table-cell>
          <table:table-cell office:value-type="float" office:value="8.922">
            <text:p>8.922</text:p>
          </table:table-cell>
          <table:table-cell office:value-type="float" office:value="0.71542">
            <text:p>0.71542</text:p>
          </table:table-cell>
          <table:table-cell office:value-type="float" office:value="0.69637">
            <text:p>0.69637</text:p>
          </table:table-cell>
          <table:table-cell office:value-type="string">
            <text:p>Genoa</text:p>
          </table:table-cell>
        </table:table-row>
        <table:table-row table:style-name="ro2">
          <table:table-cell table:style-name="ce2" office:value-type="string">
            <text:p>975</text:p>
          </table:table-cell>
          <table:table-cell office:value-type="float" office:value="359.6333">
            <text:p>359.6333</text:p>
          </table:table-cell>
          <table:table-cell office:value-type="float" office:value="0.77292">
            <text:p>0.77292</text:p>
          </table:table-cell>
          <table:table-cell office:value-type="float" office:value="0.63239">
            <text:p>0.63239</text:p>
          </table:table-cell>
          <table:table-cell office:value-type="string">
            <text:p>Observatorio Astronomico de Valencia</text:p>
          </table:table-cell>
        </table:table-row>
        <table:table-row table:style-name="ro2">
          <table:table-cell table:style-name="ce2" office:value-type="string">
            <text:p>976</text:p>
          </table:table-cell>
          <table:table-cell office:value-type="float" office:value="358.48">
            <text:p>358.48</text:p>
          </table:table-cell>
          <table:table-cell office:value-type="float" office:value="0.612">
            <text:p>0.612</text:p>
          </table:table-cell>
          <table:table-cell office:value-type="float" office:value="0.788">
            <text:p>0.788</text:p>
          </table:table-cell>
          <table:table-cell office:value-type="string">
            <text:p>Leamington Spa</text:p>
          </table:table-cell>
        </table:table-row>
        <table:table-row table:style-name="ro2">
          <table:table-cell table:style-name="ce2" office:value-type="string">
            <text:p>977</text:p>
          </table:table-cell>
          <table:table-cell office:value-type="float" office:value="351.5483">
            <text:p>351.5483</text:p>
          </table:table-cell>
          <table:table-cell office:value-type="float" office:value="0.5866">
            <text:p>0.5866</text:p>
          </table:table-cell>
          <table:table-cell office:value-type="float" office:value="0.80717">
            <text:p>0.80717</text:p>
          </table:table-cell>
          <table:table-cell office:value-type="string">
            <text:p>Markree</text:p>
          </table:table-cell>
        </table:table-row>
        <table:table-row table:style-name="ro2">
          <table:table-cell table:style-name="ce2" office:value-type="string">
            <text:p>978</text:p>
          </table:table-cell>
          <table:table-cell office:value-type="float" office:value="357.24541">
            <text:p>357.24541</text:p>
          </table:table-cell>
          <table:table-cell office:value-type="float" office:value="0.588685">
            <text:p>0.588685</text:p>
          </table:table-cell>
          <table:table-cell office:value-type="float" office:value="0.80567">
            <text:p>0.80567</text:p>
          </table:table-cell>
          <table:table-cell office:value-type="string">
            <text:p>Conder Brow</text:p>
          </table:table-cell>
        </table:table-row>
        <table:table-row table:style-name="ro2">
          <table:table-cell table:style-name="ce2" office:value-type="string">
            <text:p>979</text:p>
          </table:table-cell>
          <table:table-cell office:value-type="float" office:value="358.6697">
            <text:p>358.6697</text:p>
          </table:table-cell>
          <table:table-cell office:value-type="float" office:value="0.62896">
            <text:p>0.62896</text:p>
          </table:table-cell>
          <table:table-cell office:value-type="float" office:value="0.77485">
            <text:p>0.77485</text:p>
          </table:table-cell>
          <table:table-cell office:value-type="string">
            <text:p>South Wonston</text:p>
          </table:table-cell>
        </table:table-row>
        <table:table-row table:style-name="ro1">
          <table:table-cell table:style-name="ce2" office:value-type="string">
            <text:p>980</text:p>
          </table:table-cell>
          <table:table-cell office:value-type="float" office:value="357.22">
            <text:p>357.22</text:p>
          </table:table-cell>
          <table:table-cell office:value-type="float" office:value="0.58864">
            <text:p>0.58864</text:p>
          </table:table-cell>
          <table:table-cell office:value-type="float" office:value="0.8057">
            <text:p>0.8057</text:p>
          </table:table-cell>
          <table:table-cell office:value-type="string">
            <text:p>Lancaster</text:p>
          </table:table-cell>
        </table:table-row>
        <table:table-row table:style-name="ro2">
          <table:table-cell table:style-name="ce2" office:value-type="string">
            <text:p>981</text:p>
          </table:table-cell>
          <table:table-cell office:value-type="float" office:value="353.3522">
            <text:p>353.3522</text:p>
          </table:table-cell>
          <table:table-cell office:value-type="float" office:value="0.58409">
            <text:p>0.58409</text:p>
          </table:table-cell>
          <table:table-cell office:value-type="float" office:value="0.80898">
            <text:p>0.80898</text:p>
          </table:table-cell>
          <table:table-cell office:value-type="string">
            <text:p>Armagh</text:p>
          </table:table-cell>
        </table:table-row>
        <table:table-row table:style-name="ro2">
          <table:table-cell table:style-name="ce2" office:value-type="string">
            <text:p>982</text:p>
          </table:table-cell>
          <table:table-cell office:value-type="float" office:value="353.6621">
            <text:p>353.6621</text:p>
          </table:table-cell>
          <table:table-cell office:value-type="float" office:value="0.59771">
            <text:p>0.59771</text:p>
          </table:table-cell>
          <table:table-cell office:value-type="float" office:value="0.79904">
            <text:p>0.79904</text:p>
          </table:table-cell>
          <table:table-cell office:value-type="string">
            <text:p>Dunsink Observatory, Dublin</text:p>
          </table:table-cell>
        </table:table-row>
        <table:table-row table:style-name="ro1">
          <table:table-cell table:style-name="ce2" office:value-type="string">
            <text:p>983</text:p>
          </table:table-cell>
          <table:table-cell office:value-type="float" office:value="353.79525">
            <text:p>353.79525</text:p>
          </table:table-cell>
          <table:table-cell office:value-type="float" office:value="0.805167">
            <text:p>0.805167</text:p>
          </table:table-cell>
          <table:table-cell office:value-type="float" office:value="0.59106">
            <text:p>0.59106</text:p>
          </table:table-cell>
          <table:table-cell office:value-type="string">
            <text:p>San Fernando</text:p>
          </table:table-cell>
        </table:table-row>
        <table:table-row table:style-name="ro2">
          <table:table-cell table:style-name="ce2" office:value-type="string">
            <text:p>984</text:p>
          </table:table-cell>
          <table:table-cell office:value-type="float" office:value="357.26">
            <text:p>357.26</text:p>
          </table:table-cell>
          <table:table-cell office:value-type="float" office:value="0.631">
            <text:p>0.631</text:p>
          </table:table-cell>
          <table:table-cell office:value-type="float" office:value="0.774">
            <text:p>0.774</text:p>
          </table:table-cell>
          <table:table-cell office:value-type="string">
            <text:p>Eastfield</text:p>
          </table:table-cell>
        </table:table-row>
        <table:table-row table:style-name="ro2">
          <table:table-cell table:style-name="ce2" office:value-type="string">
            <text:p>985</text:p>
          </table:table-cell>
          <table:table-cell office:value-type="float" office:value="357.53">
            <text:p>357.53</text:p>
          </table:table-cell>
          <table:table-cell office:value-type="float" office:value="0.607">
            <text:p>0.607</text:p>
          </table:table-cell>
          <table:table-cell office:value-type="float" office:value="0.79">
            <text:p>0.79</text:p>
          </table:table-cell>
          <table:table-cell office:value-type="string">
            <text:p>Telford</text:p>
          </table:table-cell>
        </table:table-row>
        <table:table-row table:style-name="ro1">
          <table:table-cell table:style-name="ce2" office:value-type="string">
            <text:p>986</text:p>
          </table:table-cell>
          <table:table-cell office:value-type="float" office:value="358.75">
            <text:p>358.75</text:p>
          </table:table-cell>
          <table:table-cell office:value-type="float" office:value="0.624">
            <text:p>0.624</text:p>
          </table:table-cell>
          <table:table-cell office:value-type="float" office:value="0.779">
            <text:p>0.779</text:p>
          </table:table-cell>
          <table:table-cell office:value-type="string">
            <text:p>Ascot</text:p>
          </table:table-cell>
        </table:table-row>
        <table:table-row table:style-name="ro2">
          <table:table-cell table:style-name="ce2" office:value-type="string">
            <text:p>987</text:p>
          </table:table-cell>
          <table:table-cell office:value-type="float" office:value="355.3735">
            <text:p>355.3735</text:p>
          </table:table-cell>
          <table:table-cell office:value-type="float" office:value="0.58658">
            <text:p>0.58658</text:p>
          </table:table-cell>
          <table:table-cell office:value-type="float" office:value="0.80721">
            <text:p>0.80721</text:p>
          </table:table-cell>
          <table:table-cell office:value-type="string">
            <text:p>Isle of Man Observatory, Foxdale</text:p>
          </table:table-cell>
        </table:table-row>
        <table:table-row table:style-name="ro1">
          <table:table-cell table:style-name="ce2" office:value-type="string">
            <text:p>988</text:p>
          </table:table-cell>
          <table:table-cell office:value-type="float" office:value="355.706">
            <text:p>355.706</text:p>
          </table:table-cell>
          <table:table-cell office:value-type="float" office:value="0.56225">
            <text:p>0.56225</text:p>
          </table:table-cell>
          <table:table-cell office:value-type="float" office:value="0.82421">
            <text:p>0.82421</text:p>
          </table:table-cell>
          <table:table-cell office:value-type="string">
            <text:p>Glasgow</text:p>
          </table:table-cell>
        </table:table-row>
        <table:table-row table:style-name="ro1">
          <table:table-cell table:style-name="ce2" office:value-type="string">
            <text:p>989</text:p>
          </table:table-cell>
          <table:table-cell office:value-type="float" office:value="357.69">
            <text:p>357.69</text:p>
          </table:table-cell>
          <table:table-cell office:value-type="float" office:value="0.6">
            <text:p>0.6</text:p>
          </table:table-cell>
          <table:table-cell office:value-type="float" office:value="0.797">
            <text:p>0.797</text:p>
          </table:table-cell>
          <table:table-cell office:value-type="string">
            <text:p>Wilfred Hall Observatory, Preston</text:p>
          </table:table-cell>
        </table:table-row>
        <table:table-row table:style-name="ro1">
          <table:table-cell table:style-name="ce2" office:value-type="string">
            <text:p>990</text:p>
          </table:table-cell>
          <table:table-cell office:value-type="float" office:value="356.3121">
            <text:p>356.3121</text:p>
          </table:table-cell>
          <table:table-cell office:value-type="float" office:value="0.7626">
            <text:p>0.7626</text:p>
          </table:table-cell>
          <table:table-cell office:value-type="float" office:value="0.64487">
            <text:p>0.64487</text:p>
          </table:table-cell>
          <table:table-cell office:value-type="string">
            <text:p>Madrid</text:p>
          </table:table-cell>
        </table:table-row>
        <table:table-row table:style-name="ro1">
          <table:table-cell table:style-name="ce2" office:value-type="string">
            <text:p>991</text:p>
          </table:table-cell>
          <table:table-cell office:value-type="float" office:value="356.9278">
            <text:p>356.9278</text:p>
          </table:table-cell>
          <table:table-cell office:value-type="float" office:value="0.5975">
            <text:p>0.5975</text:p>
          </table:table-cell>
          <table:table-cell office:value-type="float" office:value="0.79919">
            <text:p>0.79919</text:p>
          </table:table-cell>
          <table:table-cell office:value-type="string">
            <text:p>Liverpool (since 1867)</text:p>
          </table:table-cell>
        </table:table-row>
        <table:table-row table:style-name="ro1">
          <table:table-cell table:style-name="ce2" office:value-type="string">
            <text:p>992</text:p>
          </table:table-cell>
          <table:table-cell office:value-type="float" office:value="356.9995">
            <text:p>356.9995</text:p>
          </table:table-cell>
          <table:table-cell office:value-type="float" office:value="0.5973">
            <text:p>0.5973</text:p>
          </table:table-cell>
          <table:table-cell office:value-type="float" office:value="0.7993">
            <text:p>0.7993</text:p>
          </table:table-cell>
          <table:table-cell office:value-type="string">
            <text:p>Liverpool (before 1867)</text:p>
          </table:table-cell>
        </table:table-row>
        <table:table-row table:style-name="ro2">
          <table:table-cell table:style-name="ce2" office:value-type="string">
            <text:p>993</text:p>
          </table:table-cell>
          <table:table-cell office:value-type="float" office:value="357.49556">
            <text:p>357.49556</text:p>
          </table:table-cell>
          <table:table-cell office:value-type="float" office:value="0.629975">
            <text:p>0.629975</text:p>
          </table:table-cell>
          <table:table-cell office:value-type="float" office:value="0.77403">
            <text:p>0.77403</text:p>
          </table:table-cell>
          <table:table-cell office:value-type="string">
            <text:p>Woolston Observatory</text:p>
          </table:table-cell>
        </table:table-row>
        <table:table-row table:style-name="ro2">
          <table:table-cell table:style-name="ce2" office:value-type="string">
            <text:p>994</text:p>
          </table:table-cell>
          <table:table-cell office:value-type="float" office:value="359.3878">
            <text:p>359.3878</text:p>
          </table:table-cell>
          <table:table-cell office:value-type="float" office:value="0.62827">
            <text:p>0.62827</text:p>
          </table:table-cell>
          <table:table-cell office:value-type="float" office:value="0.7754">
            <text:p>0.7754</text:p>
          </table:table-cell>
          <table:table-cell office:value-type="string">
            <text:p>Godalming</text:p>
          </table:table-cell>
        </table:table-row>
        <table:table-row table:style-name="ro1">
          <table:table-cell table:style-name="ce2" office:value-type="string">
            <text:p>995</text:p>
          </table:table-cell>
          <table:table-cell office:value-type="float" office:value="358.4177">
            <text:p>358.4177</text:p>
          </table:table-cell>
          <table:table-cell office:value-type="float" office:value="0.57819">
            <text:p>0.57819</text:p>
          </table:table-cell>
          <table:table-cell office:value-type="float" office:value="0.81319">
            <text:p>0.81319</text:p>
          </table:table-cell>
          <table:table-cell office:value-type="string">
            <text:p>Durham</text:p>
          </table:table-cell>
        </table:table-row>
        <table:table-row table:style-name="ro1">
          <table:table-cell table:style-name="ce2" office:value-type="string">
            <text:p>996</text:p>
          </table:table-cell>
          <table:table-cell office:value-type="float" office:value="358.7483">
            <text:p>358.7483</text:p>
          </table:table-cell>
          <table:table-cell office:value-type="float" office:value="0.62025">
            <text:p>0.62025</text:p>
          </table:table-cell>
          <table:table-cell office:value-type="float" office:value="0.78179">
            <text:p>0.78179</text:p>
          </table:table-cell>
          <table:table-cell office:value-type="string">
            <text:p>Oxford</text:p>
          </table:table-cell>
        </table:table-row>
        <table:table-row table:style-name="ro1">
          <table:table-cell table:style-name="ce2" office:value-type="string">
            <text:p>997</text:p>
          </table:table-cell>
          <table:table-cell office:value-type="float" office:value="359.15">
            <text:p>359.15</text:p>
          </table:table-cell>
          <table:table-cell office:value-type="float" office:value="0.619">
            <text:p>0.619</text:p>
          </table:table-cell>
          <table:table-cell office:value-type="float" office:value="0.783">
            <text:p>0.783</text:p>
          </table:table-cell>
          <table:table-cell office:value-type="string">
            <text:p>Hartwell</text:p>
          </table:table-cell>
        </table:table-row>
        <table:table-row table:style-name="ro1">
          <table:table-cell table:style-name="ce2" office:value-type="string">
            <text:p>998</text:p>
          </table:table-cell>
          <table:table-cell office:value-type="float" office:value="359.75753">
            <text:p>359.75753</text:p>
          </table:table-cell>
          <table:table-cell office:value-type="float" office:value="0.622254">
            <text:p>0.622254</text:p>
          </table:table-cell>
          <table:table-cell office:value-type="float" office:value="0.7802">
            <text:p>0.7802</text:p>
          </table:table-cell>
          <table:table-cell office:value-type="string">
            <text:p>London-Mill Hill</text:p>
          </table:table-cell>
        </table:table-row>
        <table:table-row table:style-name="ro2">
          <table:table-cell table:style-name="ce2" office:value-type="string">
            <text:p>999</text:p>
          </table:table-cell>
          <table:table-cell office:value-type="float" office:value="359.4725">
            <text:p>359.4725</text:p>
          </table:table-cell>
          <table:table-cell office:value-type="float" office:value="0.71033">
            <text:p>0.71033</text:p>
          </table:table-cell>
          <table:table-cell office:value-type="float" office:value="0.70153">
            <text:p>0.70153</text:p>
          </table:table-cell>
          <table:table-cell office:value-type="string">
            <text:p>Bordeaux-Floirac</text:p>
          </table:table-cell>
        </table:table-row>
        <table:table-row table:style-name="ro2">
          <table:table-cell office:value-type="string">
            <text:p>A00</text:p>
          </table:table-cell>
          <table:table-cell office:value-type="float" office:value="0.377">
            <text:p>0.377</text:p>
          </table:table-cell>
          <table:table-cell office:value-type="float" office:value="0.62475">
            <text:p>0.62475</text:p>
          </table:table-cell>
          <table:table-cell office:value-type="float" office:value="0.77821">
            <text:p>0.77821</text:p>
          </table:table-cell>
          <table:table-cell office:value-type="string">
            <text:p>Gravesend</text:p>
          </table:table-cell>
        </table:table-row>
        <table:table-row table:style-name="ro2">
          <table:table-cell office:value-type="string">
            <text:p>A01</text:p>
          </table:table-cell>
          <table:table-cell office:value-type="float" office:value="0.7441">
            <text:p>0.7441</text:p>
          </table:table-cell>
          <table:table-cell office:value-type="float" office:value="0.74414">
            <text:p>0.74414</text:p>
          </table:table-cell>
          <table:table-cell office:value-type="float" office:value="0.66596">
            <text:p>0.66596</text:p>
          </table:table-cell>
          <table:table-cell office:value-type="string">
            <text:p>Masia Cal Maciarol Modul 2</text:p>
          </table:table-cell>
        </table:table-row>
        <table:table-row table:style-name="ro2">
          <table:table-cell office:value-type="string">
            <text:p>A02</text:p>
          </table:table-cell>
          <table:table-cell office:value-type="float" office:value="0.7441">
            <text:p>0.7441</text:p>
          </table:table-cell>
          <table:table-cell office:value-type="float" office:value="0.74414">
            <text:p>0.74414</text:p>
          </table:table-cell>
          <table:table-cell office:value-type="float" office:value="0.66596">
            <text:p>0.66596</text:p>
          </table:table-cell>
          <table:table-cell office:value-type="string">
            <text:p>Masia Cal Maciarol Modul 8</text:p>
          </table:table-cell>
        </table:table-row>
        <table:table-row table:style-name="ro2">
          <table:table-cell office:value-type="string">
            <text:p>A03</text:p>
          </table:table-cell>
          <table:table-cell office:value-type="float" office:value="1.4">
            <text:p>1.4</text:p>
          </table:table-cell>
          <table:table-cell office:value-type="float" office:value="0.7541">
            <text:p>0.7541</text:p>
          </table:table-cell>
          <table:table-cell office:value-type="float" office:value="0.6546">
            <text:p>0.6546</text:p>
          </table:table-cell>
          <table:table-cell office:value-type="string">
            <text:p>Torredembarra</text:p>
          </table:table-cell>
        </table:table-row>
        <table:table-row table:style-name="ro2">
          <table:table-cell office:value-type="string">
            <text:p>A04</text:p>
          </table:table-cell>
          <table:table-cell office:value-type="float" office:value="1.7181">
            <text:p>1.7181</text:p>
          </table:table-cell>
          <table:table-cell office:value-type="float" office:value="0.72206">
            <text:p>0.72206</text:p>
          </table:table-cell>
          <table:table-cell office:value-type="float" office:value="0.68956">
            <text:p>0.68956</text:p>
          </table:table-cell>
          <table:table-cell office:value-type="string">
            <text:p>Saint-Caprais</text:p>
          </table:table-cell>
        </table:table-row>
        <table:table-row table:style-name="ro2">
          <table:table-cell office:value-type="string">
            <text:p>A05</text:p>
          </table:table-cell>
          <table:table-cell office:value-type="float" office:value="1.8175">
            <text:p>1.8175</text:p>
          </table:table-cell>
          <table:table-cell office:value-type="float" office:value="0.72721">
            <text:p>0.72721</text:p>
          </table:table-cell>
          <table:table-cell office:value-type="float" office:value="0.68417">
            <text:p>0.68417</text:p>
          </table:table-cell>
          <table:table-cell office:value-type="string">
            <text:p>Belesta</text:p>
          </table:table-cell>
        </table:table-row>
        <table:table-row table:style-name="ro2">
          <table:table-cell office:value-type="string">
            <text:p>A06</text:p>
          </table:table-cell>
          <table:table-cell office:value-type="float" office:value="2.4417">
            <text:p>2.4417</text:p>
          </table:table-cell>
          <table:table-cell office:value-type="float" office:value="0.74922">
            <text:p>0.74922</text:p>
          </table:table-cell>
          <table:table-cell office:value-type="float" office:value="0.66012">
            <text:p>0.66012</text:p>
          </table:table-cell>
          <table:table-cell office:value-type="string">
            <text:p>Mataro</text:p>
          </table:table-cell>
        </table:table-row>
        <table:table-row table:style-name="ro2">
          <table:table-cell office:value-type="string">
            <text:p>A07</text:p>
          </table:table-cell>
          <table:table-cell office:value-type="float" office:value="2.7444">
            <text:p>2.7444</text:p>
          </table:table-cell>
          <table:table-cell office:value-type="float" office:value="0.6607">
            <text:p>0.6607</text:p>
          </table:table-cell>
          <table:table-cell office:value-type="float" office:value="0.74815">
            <text:p>0.74815</text:p>
          </table:table-cell>
          <table:table-cell office:value-type="string">
            <text:p>Gretz-Armainvilliers</text:p>
          </table:table-cell>
        </table:table-row>
        <table:table-row table:style-name="ro2">
          <table:table-cell office:value-type="string">
            <text:p>A08</text:p>
          </table:table-cell>
          <table:table-cell office:value-type="float" office:value="2.8847">
            <text:p>2.8847</text:p>
          </table:table-cell>
          <table:table-cell office:value-type="float" office:value="0.72735">
            <text:p>0.72735</text:p>
          </table:table-cell>
          <table:table-cell office:value-type="float" office:value="0.68406">
            <text:p>0.68406</text:p>
          </table:table-cell>
          <table:table-cell office:value-type="string">
            <text:p>Malibert</text:p>
          </table:table-cell>
        </table:table-row>
        <table:table-row table:style-name="ro2">
          <table:table-cell office:value-type="string">
            <text:p>A09</text:p>
          </table:table-cell>
          <table:table-cell office:value-type="float" office:value="1.1803">
            <text:p>1.1803</text:p>
          </table:table-cell>
          <table:table-cell office:value-type="float" office:value="0.65037">
            <text:p>0.65037</text:p>
          </table:table-cell>
          <table:table-cell office:value-type="float" office:value="0.75711">
            <text:p>0.75711</text:p>
          </table:table-cell>
          <table:table-cell office:value-type="string">
            <text:p>Quincampoix</text:p>
          </table:table-cell>
        </table:table-row>
        <table:table-row table:style-name="ro2">
          <table:table-cell office:value-type="string">
            <text:p>A10</text:p>
          </table:table-cell>
          <table:table-cell office:value-type="float" office:value="1.9281">
            <text:p>1.9281</text:p>
          </table:table-cell>
          <table:table-cell office:value-type="float" office:value="0.75278">
            <text:p>0.75278</text:p>
          </table:table-cell>
          <table:table-cell office:value-type="float" office:value="0.65613">
            <text:p>0.65613</text:p>
          </table:table-cell>
          <table:table-cell office:value-type="string">
            <text:p>Observatorio Astronomico de Corbera</text:p>
          </table:table-cell>
        </table:table-row>
        <table:table-row table:style-name="ro2">
          <table:table-cell office:value-type="string">
            <text:p>A11</text:p>
          </table:table-cell>
          <table:table-cell office:value-type="float" office:value="2.4718">
            <text:p>2.4718</text:p>
          </table:table-cell>
          <table:table-cell office:value-type="float" office:value="0.63222">
            <text:p>0.63222</text:p>
          </table:table-cell>
          <table:table-cell office:value-type="float" office:value="0.77219">
            <text:p>0.77219</text:p>
          </table:table-cell>
          <table:table-cell office:value-type="string">
            <text:p>Wormhout</text:p>
          </table:table-cell>
        </table:table-row>
        <table:table-row table:style-name="ro2">
          <table:table-cell office:value-type="string">
            <text:p>A12</text:p>
          </table:table-cell>
          <table:table-cell office:value-type="float" office:value="8.74768">
            <text:p>8.74768</text:p>
          </table:table-cell>
          <table:table-cell office:value-type="float" office:value="0.703404">
            <text:p>0.703404</text:p>
          </table:table-cell>
          <table:table-cell office:value-type="float" office:value="0.70843">
            <text:p>0.70843</text:p>
          </table:table-cell>
          <table:table-cell office:value-type="string">
            <text:p>Stazione Astronomica di Sozzago</text:p>
          </table:table-cell>
        </table:table-row>
        <table:table-row table:style-name="ro2">
          <table:table-cell office:value-type="string">
            <text:p>A13</text:p>
          </table:table-cell>
          <table:table-cell office:value-type="float" office:value="7.1394">
            <text:p>7.1394</text:p>
          </table:table-cell>
          <table:table-cell office:value-type="float" office:value="0.68632">
            <text:p>0.68632</text:p>
          </table:table-cell>
          <table:table-cell office:value-type="float" office:value="0.72501">
            <text:p>0.72501</text:p>
          </table:table-cell>
          <table:table-cell office:value-type="string">
            <text:p>Observatoire Naef, Marly</text:p>
          </table:table-cell>
        </table:table-row>
        <table:table-row table:style-name="ro2">
          <table:table-cell office:value-type="string">
            <text:p>A14</text:p>
          </table:table-cell>
          <table:table-cell office:value-type="float" office:value="5.1864">
            <text:p>5.1864</text:p>
          </table:table-cell>
          <table:table-cell office:value-type="float" office:value="0.72028">
            <text:p>0.72028</text:p>
          </table:table-cell>
          <table:table-cell office:value-type="float" office:value="0.69143">
            <text:p>0.69143</text:p>
          </table:table-cell>
          <table:table-cell office:value-type="string">
            <text:p>Les Engarouines Observatory</text:p>
          </table:table-cell>
        </table:table-row>
        <table:table-row table:style-name="ro2">
          <table:table-cell office:value-type="string">
            <text:p>A15</text:p>
          </table:table-cell>
          <table:table-cell office:value-type="float" office:value="6.7972">
            <text:p>6.7972</text:p>
          </table:table-cell>
          <table:table-cell office:value-type="float" office:value="0.61903">
            <text:p>0.61903</text:p>
          </table:table-cell>
          <table:table-cell office:value-type="float" office:value="0.78275">
            <text:p>0.78275</text:p>
          </table:table-cell>
          <table:table-cell office:value-type="string">
            <text:p>Josef Bresser Sternwarte, Borken</text:p>
          </table:table-cell>
        </table:table-row>
        <table:table-row table:style-name="ro2">
          <table:table-cell office:value-type="string">
            <text:p>A16</text:p>
          </table:table-cell>
          <table:table-cell office:value-type="float" office:value="7.1922">
            <text:p>7.1922</text:p>
          </table:table-cell>
          <table:table-cell office:value-type="float" office:value="0.68622">
            <text:p>0.68622</text:p>
          </table:table-cell>
          <table:table-cell office:value-type="float" office:value="0.72511">
            <text:p>0.72511</text:p>
          </table:table-cell>
          <table:table-cell office:value-type="string">
            <text:p>Tentlingen</text:p>
          </table:table-cell>
        </table:table-row>
        <table:table-row table:style-name="ro2">
          <table:table-cell office:value-type="string">
            <text:p>A17</text:p>
          </table:table-cell>
          <table:table-cell office:value-type="float" office:value="8.68152">
            <text:p>8.68152</text:p>
          </table:table-cell>
          <table:table-cell office:value-type="float" office:value="0.650125">
            <text:p>0.650125</text:p>
          </table:table-cell>
          <table:table-cell office:value-type="float" office:value="0.75731">
            <text:p>0.75731</text:p>
          </table:table-cell>
          <table:table-cell office:value-type="string">
            <text:p>Guidestar Observatory, Weinheim</text:p>
          </table:table-cell>
        </table:table-row>
        <table:table-row table:style-name="ro2">
          <table:table-cell office:value-type="string">
            <text:p>A18</text:p>
          </table:table-cell>
          <table:table-cell office:value-type="float" office:value="7.1761">
            <text:p>7.1761</text:p>
          </table:table-cell>
          <table:table-cell office:value-type="float" office:value="0.62342">
            <text:p>0.62342</text:p>
          </table:table-cell>
          <table:table-cell office:value-type="float" office:value="0.77928">
            <text:p>0.77928</text:p>
          </table:table-cell>
          <table:table-cell office:value-type="string">
            <text:p>Herne</text:p>
          </table:table-cell>
        </table:table-row>
        <table:table-row table:style-name="ro2">
          <table:table-cell office:value-type="string">
            <text:p>A19</text:p>
          </table:table-cell>
          <table:table-cell office:value-type="float" office:value="7.0744">
            <text:p>7.0744</text:p>
          </table:table-cell>
          <table:table-cell office:value-type="float" office:value="0.63164">
            <text:p>0.63164</text:p>
          </table:table-cell>
          <table:table-cell office:value-type="float" office:value="0.77267">
            <text:p>0.77267</text:p>
          </table:table-cell>
          <table:table-cell office:value-type="string">
            <text:p>Koln</text:p>
          </table:table-cell>
        </table:table-row>
        <table:table-row table:style-name="ro2">
          <table:table-cell office:value-type="string">
            <text:p>A20</text:p>
          </table:table-cell>
          <table:table-cell office:value-type="float" office:value="7.51887">
            <text:p>7.51887</text:p>
          </table:table-cell>
          <table:table-cell office:value-type="float" office:value="0.605274">
            <text:p>0.605274</text:p>
          </table:table-cell>
          <table:table-cell office:value-type="float" office:value="0.79335">
            <text:p>0.79335</text:p>
          </table:table-cell>
          <table:table-cell office:value-type="string">
            <text:p>Sogel</text:p>
          </table:table-cell>
        </table:table-row>
        <table:table-row table:style-name="ro2">
          <table:table-cell office:value-type="string">
            <text:p>A21</text:p>
          </table:table-cell>
          <table:table-cell office:value-type="float" office:value="8.0581">
            <text:p>8.0581</text:p>
          </table:table-cell>
          <table:table-cell office:value-type="float" office:value="0.63667">
            <text:p>0.63667</text:p>
          </table:table-cell>
          <table:table-cell office:value-type="float" office:value="0.76862">
            <text:p>0.76862</text:p>
          </table:table-cell>
          <table:table-cell office:value-type="string">
            <text:p>Irmtraut</text:p>
          </table:table-cell>
        </table:table-row>
        <table:table-row table:style-name="ro2">
          <table:table-cell office:value-type="string">
            <text:p>A22</text:p>
          </table:table-cell>
          <table:table-cell office:value-type="float" office:value="8.6531">
            <text:p>8.6531</text:p>
          </table:table-cell>
          <table:table-cell office:value-type="float" office:value="0.64877">
            <text:p>0.64877</text:p>
          </table:table-cell>
          <table:table-cell office:value-type="float" office:value="0.75848">
            <text:p>0.75848</text:p>
          </table:table-cell>
          <table:table-cell office:value-type="string">
            <text:p>Starkenburg Sternwarte-SOHAS</text:p>
          </table:table-cell>
        </table:table-row>
        <table:table-row table:style-name="ro2">
          <table:table-cell office:value-type="string">
            <text:p>A23</text:p>
          </table:table-cell>
          <table:table-cell office:value-type="float" office:value="8.6677">
            <text:p>8.6677</text:p>
          </table:table-cell>
          <table:table-cell office:value-type="float" office:value="0.65027">
            <text:p>0.65027</text:p>
          </table:table-cell>
          <table:table-cell office:value-type="float" office:value="0.75719">
            <text:p>0.75719</text:p>
          </table:table-cell>
          <table:table-cell office:value-type="string">
            <text:p>Weinheim</text:p>
          </table:table-cell>
        </table:table-row>
        <table:table-row table:style-name="ro2">
          <table:table-cell office:value-type="string">
            <text:p>A24</text:p>
          </table:table-cell>
          <table:table-cell office:value-type="float" office:value="8.9481">
            <text:p>8.9481</text:p>
          </table:table-cell>
          <table:table-cell office:value-type="float" office:value="0.69995">
            <text:p>0.69995</text:p>
          </table:table-cell>
          <table:table-cell office:value-type="float" office:value="0.71185">
            <text:p>0.71185</text:p>
          </table:table-cell>
          <table:table-cell office:value-type="string">
            <text:p>New Millennium Observatory, Mozzate</text:p>
          </table:table-cell>
        </table:table-row>
        <table:table-row table:style-name="ro1">
          <table:table-cell office:value-type="string">
            <text:p>A25</text:p>
          </table:table-cell>
          <table:table-cell office:value-type="float" office:value="9.1925">
            <text:p>9.1925</text:p>
          </table:table-cell>
          <table:table-cell office:value-type="float" office:value="0.70104">
            <text:p>0.70104</text:p>
          </table:table-cell>
          <table:table-cell office:value-type="float" office:value="0.71077">
            <text:p>0.71077</text:p>
          </table:table-cell>
          <table:table-cell office:value-type="string">
            <text:p>Nova Milanese</text:p>
          </table:table-cell>
        </table:table-row>
        <table:table-row table:style-name="ro2">
          <table:table-cell office:value-type="string">
            <text:p>A26</text:p>
          </table:table-cell>
          <table:table-cell office:value-type="float" office:value="8.65736">
            <text:p>8.65736</text:p>
          </table:table-cell>
          <table:table-cell office:value-type="float" office:value="0.646597">
            <text:p>0.646597</text:p>
          </table:table-cell>
          <table:table-cell office:value-type="float" office:value="0.7603">
            <text:p>0.7603</text:p>
          </table:table-cell>
          <table:table-cell office:value-type="string">
            <text:p>Darmstadt</text:p>
          </table:table-cell>
        </table:table-row>
        <table:table-row table:style-name="ro2">
          <table:table-cell office:value-type="string">
            <text:p>A27</text:p>
          </table:table-cell>
          <table:table-cell office:value-type="float" office:value="10.3236">
            <text:p>10.3236</text:p>
          </table:table-cell>
          <table:table-cell office:value-type="float" office:value="0.61823">
            <text:p>0.61823</text:p>
          </table:table-cell>
          <table:table-cell office:value-type="float" office:value="0.78341">
            <text:p>0.78341</text:p>
          </table:table-cell>
          <table:table-cell office:value-type="string">
            <text:p>Eridanus Observatory, Langelsheim</text:p>
          </table:table-cell>
        </table:table-row>
        <table:table-row table:style-name="ro2">
          <table:table-cell office:value-type="string">
            <text:p>A28</text:p>
          </table:table-cell>
          <table:table-cell office:value-type="float" office:value="10.3342">
            <text:p>10.3342</text:p>
          </table:table-cell>
          <table:table-cell office:value-type="float" office:value="0.67398">
            <text:p>0.67398</text:p>
          </table:table-cell>
          <table:table-cell office:value-type="float" office:value="0.73642">
            <text:p>0.73642</text:p>
          </table:table-cell>
          <table:table-cell office:value-type="string">
            <text:p>Kempten</text:p>
          </table:table-cell>
        </table:table-row>
        <table:table-row table:style-name="ro1">
          <table:table-cell office:value-type="string">
            <text:p>A29</text:p>
          </table:table-cell>
          <table:table-cell office:value-type="float" office:value="10.6733">
            <text:p>10.6733</text:p>
          </table:table-cell>
          <table:table-cell office:value-type="float" office:value="0.72369">
            <text:p>0.72369</text:p>
          </table:table-cell>
          <table:table-cell office:value-type="float" office:value="0.68782">
            <text:p>0.68782</text:p>
          </table:table-cell>
          <table:table-cell office:value-type="string">
            <text:p>Santa Maria a Monte</text:p>
          </table:table-cell>
        </table:table-row>
        <table:table-row table:style-name="ro2">
          <table:table-cell office:value-type="string">
            <text:p>A30</text:p>
          </table:table-cell>
          <table:table-cell office:value-type="float" office:value="11.22308">
            <text:p>11.22308</text:p>
          </table:table-cell>
          <table:table-cell office:value-type="float" office:value="0.700397">
            <text:p>0.700397</text:p>
          </table:table-cell>
          <table:table-cell office:value-type="float" office:value="0.71155">
            <text:p>0.71155</text:p>
          </table:table-cell>
          <table:table-cell office:value-type="string">
            <text:p>Crespadoro</text:p>
          </table:table-cell>
        </table:table-row>
        <table:table-row table:style-name="ro2">
          <table:table-cell office:value-type="string">
            <text:p>A31</text:p>
          </table:table-cell>
          <table:table-cell office:value-type="float" office:value="11.4186">
            <text:p>11.4186</text:p>
          </table:table-cell>
          <table:table-cell office:value-type="float" office:value="0.70024">
            <text:p>0.70024</text:p>
          </table:table-cell>
          <table:table-cell office:value-type="float" office:value="0.71155">
            <text:p>0.71155</text:p>
          </table:table-cell>
          <table:table-cell office:value-type="string">
            <text:p>Corcaroli Observatory</text:p>
          </table:table-cell>
        </table:table-row>
        <table:table-row table:style-name="ro2">
          <table:table-cell office:value-type="string">
            <text:p>A32</text:p>
          </table:table-cell>
          <table:table-cell office:value-type="float" office:value="10.5517">
            <text:p>10.5517</text:p>
          </table:table-cell>
          <table:table-cell office:value-type="float" office:value="0.58423">
            <text:p>0.58423</text:p>
          </table:table-cell>
          <table:table-cell office:value-type="float" office:value="0.80887">
            <text:p>0.80887</text:p>
          </table:table-cell>
          <table:table-cell office:value-type="string">
            <text:p>Panker</text:p>
          </table:table-cell>
        </table:table-row>
        <table:table-row table:style-name="ro2">
          <table:table-cell office:value-type="string">
            <text:p>A33</text:p>
          </table:table-cell>
          <table:table-cell office:value-type="float" office:value="11.0157">
            <text:p>11.0157</text:p>
          </table:table-cell>
          <table:table-cell office:value-type="float" office:value="0.63231">
            <text:p>0.63231</text:p>
          </table:table-cell>
          <table:table-cell office:value-type="float" office:value="0.77217">
            <text:p>0.77217</text:p>
          </table:table-cell>
          <table:table-cell office:value-type="string">
            <text:p>Volkssternwarte Kirchheim</text:p>
          </table:table-cell>
        </table:table-row>
        <table:table-row table:style-name="ro2">
          <table:table-cell office:value-type="string">
            <text:p>A34</text:p>
          </table:table-cell>
          <table:table-cell office:value-type="float" office:value="10.7911">
            <text:p>10.7911</text:p>
          </table:table-cell>
          <table:table-cell office:value-type="float" office:value="0.64944">
            <text:p>0.64944</text:p>
          </table:table-cell>
          <table:table-cell office:value-type="float" office:value="0.75793">
            <text:p>0.75793</text:p>
          </table:table-cell>
          <table:table-cell office:value-type="string">
            <text:p>Grosshabersdorf</text:p>
          </table:table-cell>
        </table:table-row>
        <table:table-row table:style-name="ro2">
          <table:table-cell office:value-type="string">
            <text:p>A35</text:p>
          </table:table-cell>
          <table:table-cell office:value-type="float" office:value="12.8978">
            <text:p>12.8978</text:p>
          </table:table-cell>
          <table:table-cell office:value-type="float" office:value="0.63511">
            <text:p>0.63511</text:p>
          </table:table-cell>
          <table:table-cell office:value-type="float" office:value="0.76995">
            <text:p>0.76995</text:p>
          </table:table-cell>
          <table:table-cell office:value-type="string">
            <text:p>Hormersdorf Observatory</text:p>
          </table:table-cell>
        </table:table-row>
        <table:table-row table:style-name="ro2">
          <table:table-cell office:value-type="string">
            <text:p>A36</text:p>
          </table:table-cell>
          <table:table-cell office:value-type="float" office:value="9.7911">
            <text:p>9.7911</text:p>
          </table:table-cell>
          <table:table-cell office:value-type="float" office:value="0.69856">
            <text:p>0.69856</text:p>
          </table:table-cell>
          <table:table-cell office:value-type="float" office:value="0.7134">
            <text:p>0.7134</text:p>
          </table:table-cell>
          <table:table-cell office:value-type="string">
            <text:p>Ganda di Aviatico</text:p>
          </table:table-cell>
        </table:table-row>
        <table:table-row table:style-name="ro2">
          <table:table-cell office:value-type="string">
            <text:p>A37</text:p>
          </table:table-cell>
          <table:table-cell office:value-type="float" office:value="13.6634">
            <text:p>13.6634</text:p>
          </table:table-cell>
          <table:table-cell office:value-type="float" office:value="0.61128">
            <text:p>0.61128</text:p>
          </table:table-cell>
          <table:table-cell office:value-type="float" office:value="0.78877">
            <text:p>0.78877</text:p>
          </table:table-cell>
          <table:table-cell office:value-type="string">
            <text:p>Mueggelheim</text:p>
          </table:table-cell>
        </table:table-row>
        <table:table-row table:style-name="ro2">
          <table:table-cell office:value-type="string">
            <text:p>A38</text:p>
          </table:table-cell>
          <table:table-cell office:value-type="float" office:value="13.3747">
            <text:p>13.3747</text:p>
          </table:table-cell>
          <table:table-cell office:value-type="float" office:value="0.74706">
            <text:p>0.74706</text:p>
          </table:table-cell>
          <table:table-cell office:value-type="float" office:value="0.66266">
            <text:p>0.66266</text:p>
          </table:table-cell>
          <table:table-cell office:value-type="string">
            <text:p>Campocatino Automated Telescope, Collepardo</text:p>
          </table:table-cell>
        </table:table-row>
        <table:table-row table:style-name="ro2">
          <table:table-cell office:value-type="string">
            <text:p>A39</text:p>
          </table:table-cell>
          <table:table-cell office:value-type="float" office:value="12.4186">
            <text:p>12.4186</text:p>
          </table:table-cell>
          <table:table-cell office:value-type="float" office:value="0.63084">
            <text:p>0.63084</text:p>
          </table:table-cell>
          <table:table-cell office:value-type="float" office:value="0.77336">
            <text:p>0.77336</text:p>
          </table:table-cell>
          <table:table-cell office:value-type="string">
            <text:p>Altenburg</text:p>
          </table:table-cell>
        </table:table-row>
        <table:table-row table:style-name="ro2">
          <table:table-cell office:value-type="string">
            <text:p>A40</text:p>
          </table:table-cell>
          <table:table-cell office:value-type="float" office:value="14.4978">
            <text:p>14.4978</text:p>
          </table:table-cell>
          <table:table-cell office:value-type="float" office:value="0.81104">
            <text:p>0.81104</text:p>
          </table:table-cell>
          <table:table-cell office:value-type="float" office:value="0.58306">
            <text:p>0.58306</text:p>
          </table:table-cell>
          <table:table-cell office:value-type="string">
            <text:p>Pieta</text:p>
          </table:table-cell>
        </table:table-row>
        <table:table-row table:style-name="ro2">
          <table:table-cell office:value-type="string">
            <text:p>A41</text:p>
          </table:table-cell>
          <table:table-cell office:value-type="float" office:value="14.5911">
            <text:p>14.5911</text:p>
          </table:table-cell>
          <table:table-cell office:value-type="float" office:value="0.6929">
            <text:p>0.6929</text:p>
          </table:table-cell>
          <table:table-cell office:value-type="float" office:value="0.71871">
            <text:p>0.71871</text:p>
          </table:table-cell>
          <table:table-cell office:value-type="string">
            <text:p>Rezman Observatory, Kamnik</text:p>
          </table:table-cell>
        </table:table-row>
        <table:table-row table:style-name="ro2">
          <table:table-cell office:value-type="string">
            <text:p>A42</text:p>
          </table:table-cell>
          <table:table-cell office:value-type="float" office:value="9.5019">
            <text:p>9.5019</text:p>
          </table:table-cell>
          <table:table-cell office:value-type="float" office:value="0.6128">
            <text:p>0.6128</text:p>
          </table:table-cell>
          <table:table-cell office:value-type="float" office:value="0.7876">
            <text:p>0.7876</text:p>
          </table:table-cell>
          <table:table-cell office:value-type="string">
            <text:p>Gehrden</text:p>
          </table:table-cell>
        </table:table-row>
        <table:table-row table:style-name="ro2">
          <table:table-cell office:value-type="string">
            <text:p>A43</text:p>
          </table:table-cell>
          <table:table-cell office:value-type="float" office:value="13.0897">
            <text:p>13.0897</text:p>
          </table:table-cell>
          <table:table-cell office:value-type="float" office:value="0.61201">
            <text:p>0.61201</text:p>
          </table:table-cell>
          <table:table-cell office:value-type="float" office:value="0.78821">
            <text:p>0.78821</text:p>
          </table:table-cell>
          <table:table-cell office:value-type="string">
            <text:p>Inastars Observatory, Potsdam (before 2006)</text:p>
          </table:table-cell>
        </table:table-row>
        <table:table-row table:style-name="ro2">
          <table:table-cell office:value-type="string">
            <text:p>A44</text:p>
          </table:table-cell>
          <table:table-cell office:value-type="float" office:value="13.6972">
            <text:p>13.6972</text:p>
          </table:table-cell>
          <table:table-cell office:value-type="float" office:value="0.66609">
            <text:p>0.66609</text:p>
          </table:table-cell>
          <table:table-cell office:value-type="float" office:value="0.74346">
            <text:p>0.74346</text:p>
          </table:table-cell>
          <table:table-cell office:value-type="string">
            <text:p>Altschwendt</text:p>
          </table:table-cell>
        </table:table-row>
        <table:table-row table:style-name="ro2">
          <table:table-cell office:value-type="string">
            <text:p>A45</text:p>
          </table:table-cell>
          <table:table-cell office:value-type="float" office:value="9.362">
            <text:p>9.362</text:p>
          </table:table-cell>
          <table:table-cell office:value-type="float" office:value="0.62525">
            <text:p>0.62525</text:p>
          </table:table-cell>
          <table:table-cell office:value-type="float" office:value="0.77786">
            <text:p>0.77786</text:p>
          </table:table-cell>
          <table:table-cell office:value-type="string">
            <text:p>Karrenkneul</text:p>
          </table:table-cell>
        </table:table-row>
        <table:table-row table:style-name="ro2">
          <table:table-cell office:value-type="string">
            <text:p>A46</text:p>
          </table:table-cell>
          <table:table-cell office:value-type="float" office:value="16.5825">
            <text:p>16.5825</text:p>
          </table:table-cell>
          <table:table-cell office:value-type="float" office:value="0.65349">
            <text:p>0.65349</text:p>
          </table:table-cell>
          <table:table-cell office:value-type="float" office:value="0.75447">
            <text:p>0.75447</text:p>
          </table:table-cell>
          <table:table-cell office:value-type="string">
            <text:p>Lelekovice</text:p>
          </table:table-cell>
        </table:table-row>
        <table:table-row table:style-name="ro2">
          <table:table-cell office:value-type="string">
            <text:p>A47</text:p>
          </table:table-cell>
          <table:table-cell office:value-type="float" office:value="16.6031">
            <text:p>16.6031</text:p>
          </table:table-cell>
          <table:table-cell office:value-type="float" office:value="0.75962">
            <text:p>0.75962</text:p>
          </table:table-cell>
          <table:table-cell office:value-type="float" office:value="0.64829">
            <text:p>0.64829</text:p>
          </table:table-cell>
          <table:table-cell office:value-type="string">
            <text:p>Matera</text:p>
          </table:table-cell>
        </table:table-row>
        <table:table-row table:style-name="ro2">
          <table:table-cell office:value-type="string">
            <text:p>A48</text:p>
          </table:table-cell>
          <table:table-cell office:value-type="float" office:value="10.8885">
            <text:p>10.8885</text:p>
          </table:table-cell>
          <table:table-cell office:value-type="float" office:value="0.70401">
            <text:p>0.70401</text:p>
          </table:table-cell>
          <table:table-cell office:value-type="float" office:value="0.70782">
            <text:p>0.70782</text:p>
          </table:table-cell>
          <table:table-cell office:value-type="string">
            <text:p>Povegliano Veronese</text:p>
          </table:table-cell>
        </table:table-row>
        <table:table-row table:style-name="ro2">
          <table:table-cell office:value-type="string">
            <text:p>A49</text:p>
          </table:table-cell>
          <table:table-cell office:value-type="float" office:value="17.6372">
            <text:p>17.6372</text:p>
          </table:table-cell>
          <table:table-cell office:value-type="float" office:value="0.50372">
            <text:p>0.50372</text:p>
          </table:table-cell>
          <table:table-cell office:value-type="float" office:value="0.86098">
            <text:p>0.86098</text:p>
          </table:table-cell>
          <table:table-cell office:value-type="string">
            <text:p>Uppsala-Angstrom</text:p>
          </table:table-cell>
        </table:table-row>
        <table:table-row table:style-name="ro2">
          <table:table-cell office:value-type="string">
            <text:p>A50</text:p>
          </table:table-cell>
          <table:table-cell office:value-type="float" office:value="28.9973">
            <text:p>28.9973</text:p>
          </table:table-cell>
          <table:table-cell office:value-type="float" office:value="0.64407">
            <text:p>0.64407</text:p>
          </table:table-cell>
          <table:table-cell office:value-type="float" office:value="0.76245">
            <text:p>0.76245</text:p>
          </table:table-cell>
          <table:table-cell office:value-type="string">
            <text:p>Andrushivka Astronomical Observatory</text:p>
          </table:table-cell>
        </table:table-row>
        <table:table-row table:style-name="ro1">
          <table:table-cell office:value-type="string">
            <text:p>A51</text:p>
          </table:table-cell>
          <table:table-cell office:value-type="float" office:value="18.6667">
            <text:p>18.6667</text:p>
          </table:table-cell>
          <table:table-cell office:value-type="float" office:value="0.5837">
            <text:p>0.5837</text:p>
          </table:table-cell>
          <table:table-cell office:value-type="float" office:value="0.8093">
            <text:p>0.8093</text:p>
          </table:table-cell>
          <table:table-cell office:value-type="string">
            <text:p>Danzig</text:p>
          </table:table-cell>
        </table:table-row>
        <table:table-row table:style-name="ro2">
          <table:table-cell office:value-type="string">
            <text:p>A52</text:p>
          </table:table-cell>
          <table:table-cell office:value-type="float" office:value="18.7553">
            <text:p>18.7553</text:p>
          </table:table-cell>
          <table:table-cell office:value-type="float" office:value="0.67756">
            <text:p>0.67756</text:p>
          </table:table-cell>
          <table:table-cell office:value-type="float" office:value="0.73304">
            <text:p>0.73304</text:p>
          </table:table-cell>
          <table:table-cell office:value-type="string">
            <text:p>Etyek</text:p>
          </table:table-cell>
        </table:table-row>
        <table:table-row table:style-name="ro2">
          <table:table-cell office:value-type="string">
            <text:p>A53</text:p>
          </table:table-cell>
          <table:table-cell office:value-type="float" office:value="10.6883">
            <text:p>10.6883</text:p>
          </table:table-cell>
          <table:table-cell office:value-type="float" office:value="0.70294">
            <text:p>0.70294</text:p>
          </table:table-cell>
          <table:table-cell office:value-type="float" office:value="0.70889">
            <text:p>0.70889</text:p>
          </table:table-cell>
          <table:table-cell office:value-type="string">
            <text:p>Peschiera del Garda</text:p>
          </table:table-cell>
        </table:table-row>
        <table:table-row table:style-name="ro2">
          <table:table-cell office:value-type="string">
            <text:p>A54</text:p>
          </table:table-cell>
          <table:table-cell office:value-type="float" office:value="16.6217">
            <text:p>16.6217</text:p>
          </table:table-cell>
          <table:table-cell office:value-type="float" office:value="0.60828">
            <text:p>0.60828</text:p>
          </table:table-cell>
          <table:table-cell office:value-type="float" office:value="0.79108">
            <text:p>0.79108</text:p>
          </table:table-cell>
          <table:table-cell office:value-type="string">
            <text:p>Ostrorog</text:p>
          </table:table-cell>
        </table:table-row>
        <table:table-row table:style-name="ro2">
          <table:table-cell office:value-type="string">
            <text:p>A55</text:p>
          </table:table-cell>
          <table:table-cell office:value-type="float" office:value="13.1181">
            <text:p>13.1181</text:p>
          </table:table-cell>
          <table:table-cell office:value-type="float" office:value="0.73871">
            <text:p>0.73871</text:p>
          </table:table-cell>
          <table:table-cell office:value-type="float" office:value="0.67204">
            <text:p>0.67204</text:p>
          </table:table-cell>
          <table:table-cell office:value-type="string">
            <text:p>Osservatorio Astronomico Vallemare di Borbona</text:p>
          </table:table-cell>
        </table:table-row>
        <table:table-row table:style-name="ro2">
          <table:table-cell office:value-type="string">
            <text:p>A56</text:p>
          </table:table-cell>
          <table:table-cell office:value-type="float" office:value="10.3197">
            <text:p>10.3197</text:p>
          </table:table-cell>
          <table:table-cell office:value-type="float" office:value="0.71406">
            <text:p>0.71406</text:p>
          </table:table-cell>
          <table:table-cell office:value-type="float" office:value="0.69784">
            <text:p>0.69784</text:p>
          </table:table-cell>
          <table:table-cell office:value-type="string">
            <text:p>Parma</text:p>
          </table:table-cell>
        </table:table-row>
        <table:table-row table:style-name="ro2">
          <table:table-cell office:value-type="string">
            <text:p>A57</text:p>
          </table:table-cell>
          <table:table-cell office:value-type="float" office:value="11.1031">
            <text:p>11.1031</text:p>
          </table:table-cell>
          <table:table-cell office:value-type="float" office:value="0.72364">
            <text:p>0.72364</text:p>
          </table:table-cell>
          <table:table-cell office:value-type="float" office:value="0.68791">
            <text:p>0.68791</text:p>
          </table:table-cell>
          <table:table-cell office:value-type="string">
            <text:p>Osservatorio Astron. Margherita Hack, Firenze</text:p>
          </table:table-cell>
        </table:table-row>
        <table:table-row table:style-name="ro2">
          <table:table-cell office:value-type="string">
            <text:p>A58</text:p>
          </table:table-cell>
          <table:table-cell office:value-type="float" office:value="2.4694">
            <text:p>2.4694</text:p>
          </table:table-cell>
          <table:table-cell office:value-type="float" office:value="0.66135">
            <text:p>0.66135</text:p>
          </table:table-cell>
          <table:table-cell office:value-type="float" office:value="0.74758">
            <text:p>0.74758</text:p>
          </table:table-cell>
          <table:table-cell office:value-type="string">
            <text:p>Observatoire de Chalandray-Canotiers</text:p>
          </table:table-cell>
        </table:table-row>
        <table:table-row table:style-name="ro2">
          <table:table-cell office:value-type="string">
            <text:p>A59</text:p>
          </table:table-cell>
          <table:table-cell office:value-type="float" office:value="12.9071">
            <text:p>12.9071</text:p>
          </table:table-cell>
          <table:table-cell office:value-type="float" office:value="0.64123">
            <text:p>0.64123</text:p>
          </table:table-cell>
          <table:table-cell office:value-type="float" office:value="0.7649">
            <text:p>0.7649</text:p>
          </table:table-cell>
          <table:table-cell office:value-type="string">
            <text:p>Karlovy Vary Observatory</text:p>
          </table:table-cell>
        </table:table-row>
        <table:table-row table:style-name="ro1">
          <table:table-cell office:value-type="string">
            <text:p>A60</text:p>
          </table:table-cell>
          <table:table-cell office:value-type="float" office:value="20.8106">
            <text:p>20.8106</text:p>
          </table:table-cell>
          <table:table-cell office:value-type="float" office:value="0.84556">
            <text:p>0.84556</text:p>
          </table:table-cell>
          <table:table-cell office:value-type="float" office:value="-0.5326">
            <text:p>-0.5326</text:p>
          </table:table-cell>
          <table:table-cell office:value-type="string">
            <text:p>YSTAR-NEOPAT Station, Sutherland</text:p>
          </table:table-cell>
        </table:table-row>
        <table:table-row table:style-name="ro2">
          <table:table-cell office:value-type="string">
            <text:p>A61</text:p>
          </table:table-cell>
          <table:table-cell office:value-type="float" office:value="8.8581">
            <text:p>8.8581</text:p>
          </table:table-cell>
          <table:table-cell office:value-type="float" office:value="0.70949">
            <text:p>0.70949</text:p>
          </table:table-cell>
          <table:table-cell office:value-type="float" office:value="0.70238">
            <text:p>0.70238</text:p>
          </table:table-cell>
          <table:table-cell office:value-type="string">
            <text:p>Tortona</text:p>
          </table:table-cell>
        </table:table-row>
        <table:table-row table:style-name="ro2">
          <table:table-cell office:value-type="string">
            <text:p>A62</text:p>
          </table:table-cell>
          <table:table-cell office:value-type="float" office:value="9.2301">
            <text:p>9.2301</text:p>
          </table:table-cell>
          <table:table-cell office:value-type="float" office:value="0.66233">
            <text:p>0.66233</text:p>
          </table:table-cell>
          <table:table-cell office:value-type="float" office:value="0.74678">
            <text:p>0.74678</text:p>
          </table:table-cell>
          <table:table-cell office:value-type="string">
            <text:p>Aichtal</text:p>
          </table:table-cell>
        </table:table-row>
        <table:table-row table:style-name="ro2">
          <table:table-cell office:value-type="string">
            <text:p>A63</text:p>
          </table:table-cell>
          <table:table-cell office:value-type="float" office:value="4.7567">
            <text:p>4.7567</text:p>
          </table:table-cell>
          <table:table-cell office:value-type="float" office:value="0.69879">
            <text:p>0.69879</text:p>
          </table:table-cell>
          <table:table-cell office:value-type="float" office:value="0.71298">
            <text:p>0.71298</text:p>
          </table:table-cell>
          <table:table-cell office:value-type="string">
            <text:p>Cosmosoz Obs., Tassin la Demi Lune</text:p>
          </table:table-cell>
        </table:table-row>
        <table:table-row table:style-name="ro2">
          <table:table-cell office:value-type="string">
            <text:p>A64</text:p>
          </table:table-cell>
          <table:table-cell office:value-type="float" office:value="6.1151">
            <text:p>6.1151</text:p>
          </table:table-cell>
          <table:table-cell office:value-type="float" office:value="0.69034">
            <text:p>0.69034</text:p>
          </table:table-cell>
          <table:table-cell office:value-type="float" office:value="0.72132">
            <text:p>0.72132</text:p>
          </table:table-cell>
          <table:table-cell office:value-type="string">
            <text:p>Couvaloup de St-Cergue</text:p>
          </table:table-cell>
        </table:table-row>
        <table:table-row table:style-name="ro2">
          <table:table-cell office:value-type="string">
            <text:p>A65</text:p>
          </table:table-cell>
          <table:table-cell office:value-type="float" office:value="2.4083">
            <text:p>2.4083</text:p>
          </table:table-cell>
          <table:table-cell office:value-type="float" office:value="0.71939">
            <text:p>0.71939</text:p>
          </table:table-cell>
          <table:table-cell office:value-type="float" office:value="0.69239">
            <text:p>0.69239</text:p>
          </table:table-cell>
          <table:table-cell office:value-type="string">
            <text:p>Le Couvent de Lentin</text:p>
          </table:table-cell>
        </table:table-row>
        <table:table-row table:style-name="ro2">
          <table:table-cell office:value-type="string">
            <text:p>A66</text:p>
          </table:table-cell>
          <table:table-cell office:value-type="float" office:value="10.3161">
            <text:p>10.3161</text:p>
          </table:table-cell>
          <table:table-cell office:value-type="float" office:value="0.72613">
            <text:p>0.72613</text:p>
          </table:table-cell>
          <table:table-cell office:value-type="float" office:value="0.68526">
            <text:p>0.68526</text:p>
          </table:table-cell>
          <table:table-cell office:value-type="string">
            <text:p>Stazione Osservativa Astronomica, Livorno</text:p>
          </table:table-cell>
        </table:table-row>
        <table:table-row table:style-name="ro2">
          <table:table-cell office:value-type="string">
            <text:p>A67</text:p>
          </table:table-cell>
          <table:table-cell office:value-type="float" office:value="7.6785">
            <text:p>7.6785</text:p>
          </table:table-cell>
          <table:table-cell office:value-type="float" office:value="0.71665">
            <text:p>0.71665</text:p>
          </table:table-cell>
          <table:table-cell office:value-type="float" office:value="0.69522">
            <text:p>0.69522</text:p>
          </table:table-cell>
          <table:table-cell office:value-type="string">
            <text:p>Chiusa di Pesio</text:p>
          </table:table-cell>
        </table:table-row>
        <table:table-row table:style-name="ro2">
          <table:table-cell office:value-type="string">
            <text:p>A68</text:p>
          </table:table-cell>
          <table:table-cell office:value-type="float" office:value="9.6533">
            <text:p>9.6533</text:p>
          </table:table-cell>
          <table:table-cell office:value-type="float" office:value="0.57755">
            <text:p>0.57755</text:p>
          </table:table-cell>
          <table:table-cell office:value-type="float" office:value="0.81362">
            <text:p>0.81362</text:p>
          </table:table-cell>
          <table:table-cell office:value-type="string">
            <text:p>Swedenborg Obs., Bockholmwik</text:p>
          </table:table-cell>
        </table:table-row>
        <table:table-row table:style-name="ro2">
          <table:table-cell office:value-type="string">
            <text:p>A69</text:p>
          </table:table-cell>
          <table:table-cell office:value-type="float" office:value="11.33">
            <text:p>11.33</text:p>
          </table:table-cell>
          <table:table-cell office:value-type="float" office:value="0.7287">
            <text:p>0.7287</text:p>
          </table:table-cell>
          <table:table-cell office:value-type="float" office:value="0.6826">
            <text:p>0.6826</text:p>
          </table:table-cell>
          <table:table-cell office:value-type="string">
            <text:p>Osservatorio Palazzo Bindi Sergardi</text:p>
          </table:table-cell>
        </table:table-row>
        <table:table-row table:style-name="ro2">
          <table:table-cell office:value-type="string">
            <text:p>A70</text:p>
          </table:table-cell>
          <table:table-cell office:value-type="float" office:value="25.2033">
            <text:p>25.2033</text:p>
          </table:table-cell>
          <table:table-cell office:value-type="float" office:value="0.42654">
            <text:p>0.42654</text:p>
          </table:table-cell>
          <table:table-cell office:value-type="float" office:value="0.90144">
            <text:p>0.90144</text:p>
          </table:table-cell>
          <table:table-cell office:value-type="string">
            <text:p>Lumijoki</text:p>
          </table:table-cell>
        </table:table-row>
        <table:table-row table:style-name="ro2">
          <table:table-cell office:value-type="string">
            <text:p>A71</text:p>
          </table:table-cell>
          <table:table-cell office:value-type="float" office:value="15.4533">
            <text:p>15.4533</text:p>
          </table:table-cell>
          <table:table-cell office:value-type="float" office:value="0.66486">
            <text:p>0.66486</text:p>
          </table:table-cell>
          <table:table-cell office:value-type="float" office:value="0.74459">
            <text:p>0.74459</text:p>
          </table:table-cell>
          <table:table-cell office:value-type="string">
            <text:p>Stixendorf</text:p>
          </table:table-cell>
        </table:table-row>
        <table:table-row table:style-name="ro2">
          <table:table-cell office:value-type="string">
            <text:p>A72</text:p>
          </table:table-cell>
          <table:table-cell office:value-type="float" office:value="13.6222">
            <text:p>13.6222</text:p>
          </table:table-cell>
          <table:table-cell office:value-type="float" office:value="0.62904">
            <text:p>0.62904</text:p>
          </table:table-cell>
          <table:table-cell office:value-type="float" office:value="0.77481">
            <text:p>0.77481</text:p>
          </table:table-cell>
          <table:table-cell office:value-type="string">
            <text:p>Radebeul Observatory</text:p>
          </table:table-cell>
        </table:table-row>
        <table:table-row table:style-name="ro2">
          <table:table-cell office:value-type="string">
            <text:p>A73</text:p>
          </table:table-cell>
          <table:table-cell office:value-type="float" office:value="16.2895">
            <text:p>16.2895</text:p>
          </table:table-cell>
          <table:table-cell office:value-type="float" office:value="0.66788">
            <text:p>0.66788</text:p>
          </table:table-cell>
          <table:table-cell office:value-type="float" office:value="0.74183">
            <text:p>0.74183</text:p>
          </table:table-cell>
          <table:table-cell office:value-type="string">
            <text:p>Penzing Astrometric Obs., Vienna</text:p>
          </table:table-cell>
        </table:table-row>
        <table:table-row table:style-name="ro2">
          <table:table-cell office:value-type="string">
            <text:p>A74</text:p>
          </table:table-cell>
          <table:table-cell office:value-type="float" office:value="8.7624">
            <text:p>8.7624</text:p>
          </table:table-cell>
          <table:table-cell office:value-type="float" office:value="0.641951">
            <text:p>0.641951</text:p>
          </table:table-cell>
          <table:table-cell office:value-type="float" office:value="0.76421">
            <text:p>0.76421</text:p>
          </table:table-cell>
          <table:table-cell office:value-type="string">
            <text:p>Bergen-Enkheim Observatory</text:p>
          </table:table-cell>
        </table:table-row>
        <table:table-row table:style-name="ro1">
          <table:table-cell office:value-type="string">
            <text:p>A75</text:p>
          </table:table-cell>
          <table:table-cell office:value-type="float" office:value="2.1861">
            <text:p>2.1861</text:p>
          </table:table-cell>
          <table:table-cell office:value-type="float" office:value="0.75124">
            <text:p>0.75124</text:p>
          </table:table-cell>
          <table:table-cell office:value-type="float" office:value="0.65783">
            <text:p>0.65783</text:p>
          </table:table-cell>
          <table:table-cell office:value-type="string">
            <text:p>Fort Pius Observatory, Barcelona</text:p>
          </table:table-cell>
        </table:table-row>
        <table:table-row table:style-name="ro2">
          <table:table-cell office:value-type="string">
            <text:p>A76</text:p>
          </table:table-cell>
          <table:table-cell office:value-type="float" office:value="20.8356">
            <text:p>20.8356</text:p>
          </table:table-cell>
          <table:table-cell office:value-type="float" office:value="0.66948">
            <text:p>0.66948</text:p>
          </table:table-cell>
          <table:table-cell office:value-type="float" office:value="0.74037">
            <text:p>0.74037</text:p>
          </table:table-cell>
          <table:table-cell office:value-type="string">
            <text:p>Andromeda Observatory, Miskolc</text:p>
          </table:table-cell>
        </table:table-row>
        <table:table-row table:style-name="ro2">
          <table:table-cell office:value-type="string">
            <text:p>A77</text:p>
          </table:table-cell>
          <table:table-cell office:value-type="float" office:value="5.6475">
            <text:p>5.6475</text:p>
          </table:table-cell>
          <table:table-cell office:value-type="float" office:value="0.72058">
            <text:p>0.72058</text:p>
          </table:table-cell>
          <table:table-cell office:value-type="float" office:value="0.69119">
            <text:p>0.69119</text:p>
          </table:table-cell>
          <table:table-cell office:value-type="string">
            <text:p>Observatoire Chante-Perdrix, Dauban</text:p>
          </table:table-cell>
        </table:table-row>
        <table:table-row table:style-name="ro2">
          <table:table-cell office:value-type="string">
            <text:p>A78</text:p>
          </table:table-cell>
          <table:table-cell office:value-type="float" office:value="11.71509">
            <text:p>11.71509</text:p>
          </table:table-cell>
          <table:table-cell office:value-type="float" office:value="0.730944">
            <text:p>0.730944</text:p>
          </table:table-cell>
          <table:table-cell office:value-type="float" office:value="0.68026">
            <text:p>0.68026</text:p>
          </table:table-cell>
          <table:table-cell office:value-type="string">
            <text:p>Stia</text:p>
          </table:table-cell>
        </table:table-row>
        <table:table-row table:style-name="ro2">
          <table:table-cell office:value-type="string">
            <text:p>A79</text:p>
          </table:table-cell>
          <table:table-cell office:value-type="float" office:value="23.8434">
            <text:p>23.8434</text:p>
          </table:table-cell>
          <table:table-cell office:value-type="float" office:value="0.743686">
            <text:p>0.743686</text:p>
          </table:table-cell>
          <table:table-cell office:value-type="float" office:value="0.66662">
            <text:p>0.66662</text:p>
          </table:table-cell>
          <table:table-cell office:value-type="string">
            <text:p>Zvezdno Obshtestvo Observatory, Plana</text:p>
          </table:table-cell>
        </table:table-row>
        <table:table-row table:style-name="ro2">
          <table:table-cell office:value-type="string">
            <text:p>A80</text:p>
          </table:table-cell>
          <table:table-cell office:value-type="float" office:value="14.1222">
            <text:p>14.1222</text:p>
          </table:table-cell>
          <table:table-cell office:value-type="float" office:value="0.61408">
            <text:p>0.61408</text:p>
          </table:table-cell>
          <table:table-cell office:value-type="float" office:value="0.78662">
            <text:p>0.78662</text:p>
          </table:table-cell>
          <table:table-cell office:value-type="string">
            <text:p>Lindenberg Observatory</text:p>
          </table:table-cell>
        </table:table-row>
        <table:table-row table:style-name="ro2">
          <table:table-cell office:value-type="string">
            <text:p>A81</text:p>
          </table:table-cell>
          <table:table-cell office:value-type="float" office:value="12.4033">
            <text:p>12.4033</text:p>
          </table:table-cell>
          <table:table-cell office:value-type="float" office:value="0.74578">
            <text:p>0.74578</text:p>
          </table:table-cell>
          <table:table-cell office:value-type="float" office:value="0.66397">
            <text:p>0.66397</text:p>
          </table:table-cell>
          <table:table-cell office:value-type="string">
            <text:p>Balzaretto Observatory, Rome</text:p>
          </table:table-cell>
        </table:table-row>
        <table:table-row table:style-name="ro2">
          <table:table-cell office:value-type="string">
            <text:p>A82</text:p>
          </table:table-cell>
          <table:table-cell office:value-type="float" office:value="13.8744">
            <text:p>13.8744</text:p>
          </table:table-cell>
          <table:table-cell office:value-type="float" office:value="0.70037">
            <text:p>0.70037</text:p>
          </table:table-cell>
          <table:table-cell office:value-type="float" office:value="0.71148">
            <text:p>0.71148</text:p>
          </table:table-cell>
          <table:table-cell office:value-type="string">
            <text:p>Osservatorio Astronomico di Trieste</text:p>
          </table:table-cell>
        </table:table-row>
        <table:table-row table:style-name="ro2">
          <table:table-cell office:value-type="string">
            <text:p>A83</text:p>
          </table:table-cell>
          <table:table-cell office:value-type="float" office:value="29.9969">
            <text:p>29.9969</text:p>
          </table:table-cell>
          <table:table-cell office:value-type="float" office:value="0.45945">
            <text:p>0.45945</text:p>
          </table:table-cell>
          <table:table-cell office:value-type="float" office:value="0.88525">
            <text:p>0.88525</text:p>
          </table:table-cell>
          <table:table-cell office:value-type="string">
            <text:p>Jakokoski Observatory</text:p>
          </table:table-cell>
        </table:table-row>
        <table:table-row table:style-name="ro1">
          <table:table-cell office:value-type="string">
            <text:p>A84</text:p>
          </table:table-cell>
          <table:table-cell office:value-type="float" office:value="30.3333">
            <text:p>30.3333</text:p>
          </table:table-cell>
          <table:table-cell office:value-type="float" office:value="0.80175">
            <text:p>0.80175</text:p>
          </table:table-cell>
          <table:table-cell office:value-type="float" office:value="0.59632">
            <text:p>0.59632</text:p>
          </table:table-cell>
          <table:table-cell office:value-type="string">
            <text:p>TUBITAK National Observatory</text:p>
          </table:table-cell>
        </table:table-row>
        <table:table-row table:style-name="ro2">
          <table:table-cell office:value-type="string">
            <text:p>A85</text:p>
          </table:table-cell>
          <table:table-cell office:value-type="float" office:value="30.8065">
            <text:p>30.8065</text:p>
          </table:table-cell>
          <table:table-cell office:value-type="float" office:value="0.68881">
            <text:p>0.68881</text:p>
          </table:table-cell>
          <table:table-cell office:value-type="float" office:value="0.72252">
            <text:p>0.72252</text:p>
          </table:table-cell>
          <table:table-cell office:value-type="string">
            <text:p>Odessa Astronomical Observatory, Kryzhanovka</text:p>
          </table:table-cell>
        </table:table-row>
        <table:table-row table:style-name="ro2">
          <table:table-cell office:value-type="string">
            <text:p>A86</text:p>
          </table:table-cell>
          <table:table-cell office:value-type="float" office:value="4.3547">
            <text:p>4.3547</text:p>
          </table:table-cell>
          <table:table-cell office:value-type="float" office:value="0.7017">
            <text:p>0.7017</text:p>
          </table:table-cell>
          <table:table-cell office:value-type="float" office:value="0.71021">
            <text:p>0.71021</text:p>
          </table:table-cell>
          <table:table-cell office:value-type="string">
            <text:p>Albigneux</text:p>
          </table:table-cell>
        </table:table-row>
        <table:table-row table:style-name="ro2">
          <table:table-cell office:value-type="string">
            <text:p>A87</text:p>
          </table:table-cell>
          <table:table-cell office:value-type="float" office:value="8.7662">
            <text:p>8.7662</text:p>
          </table:table-cell>
          <table:table-cell office:value-type="float" office:value="0.64935">
            <text:p>0.64935</text:p>
          </table:table-cell>
          <table:table-cell office:value-type="float" office:value="0.75798">
            <text:p>0.75798</text:p>
          </table:table-cell>
          <table:table-cell office:value-type="string">
            <text:p>Rimbach</text:p>
          </table:table-cell>
        </table:table-row>
        <table:table-row table:style-name="ro2">
          <table:table-cell office:value-type="string">
            <text:p>A88</text:p>
          </table:table-cell>
          <table:table-cell office:value-type="float" office:value="8.90133">
            <text:p>8.90133</text:p>
          </table:table-cell>
          <table:table-cell office:value-type="float" office:value="0.714961">
            <text:p>0.714961</text:p>
          </table:table-cell>
          <table:table-cell office:value-type="float" office:value="0.69683">
            <text:p>0.69683</text:p>
          </table:table-cell>
          <table:table-cell office:value-type="string">
            <text:p>Bolzaneto</text:p>
          </table:table-cell>
        </table:table-row>
        <table:table-row table:style-name="ro2">
          <table:table-cell office:value-type="string">
            <text:p>A89</text:p>
          </table:table-cell>
          <table:table-cell office:value-type="float" office:value="10.3308">
            <text:p>10.3308</text:p>
          </table:table-cell>
          <table:table-cell office:value-type="float" office:value="0.67421">
            <text:p>0.67421</text:p>
          </table:table-cell>
          <table:table-cell office:value-type="float" office:value="0.73621">
            <text:p>0.73621</text:p>
          </table:table-cell>
          <table:table-cell office:value-type="string">
            <text:p>Sterni Observatory, Kempten</text:p>
          </table:table-cell>
        </table:table-row>
        <table:table-row table:style-name="ro2">
          <table:table-cell office:value-type="string">
            <text:p>A90</text:p>
          </table:table-cell>
          <table:table-cell office:value-type="float" office:value="2.1431">
            <text:p>2.1431</text:p>
          </table:table-cell>
          <table:table-cell office:value-type="float" office:value="0.7512">
            <text:p>0.7512</text:p>
          </table:table-cell>
          <table:table-cell office:value-type="float" office:value="0.65788">
            <text:p>0.65788</text:p>
          </table:table-cell>
          <table:table-cell office:value-type="string">
            <text:p>Sant Gervasi Observatory, Barcelona</text:p>
          </table:table-cell>
        </table:table-row>
        <table:table-row table:style-name="ro2">
          <table:table-cell office:value-type="string">
            <text:p>A91</text:p>
          </table:table-cell>
          <table:table-cell office:value-type="float" office:value="26.5997">
            <text:p>26.5997</text:p>
          </table:table-cell>
          <table:table-cell office:value-type="float" office:value="0.46678">
            <text:p>0.46678</text:p>
          </table:table-cell>
          <table:table-cell office:value-type="float" office:value="0.88143">
            <text:p>0.88143</text:p>
          </table:table-cell>
          <table:table-cell office:value-type="string">
            <text:p>Hankasalmi Observatory</text:p>
          </table:table-cell>
        </table:table-row>
        <table:table-row table:style-name="ro2">
          <table:table-cell office:value-type="string">
            <text:p>A92</text:p>
          </table:table-cell>
          <table:table-cell office:value-type="float" office:value="26.0927">
            <text:p>26.0927</text:p>
          </table:table-cell>
          <table:table-cell office:value-type="float" office:value="0.71506">
            <text:p>0.71506</text:p>
          </table:table-cell>
          <table:table-cell office:value-type="float" office:value="0.69673">
            <text:p>0.69673</text:p>
          </table:table-cell>
          <table:table-cell office:value-type="string">
            <text:p>Urseanu Observatory, Bucharest</text:p>
          </table:table-cell>
        </table:table-row>
        <table:table-row table:style-name="ro2">
          <table:table-cell office:value-type="string">
            <text:p>A93</text:p>
          </table:table-cell>
          <table:table-cell office:value-type="float" office:value="10.4189">
            <text:p>10.4189</text:p>
          </table:table-cell>
          <table:table-cell office:value-type="float" office:value="0.72222">
            <text:p>0.72222</text:p>
          </table:table-cell>
          <table:table-cell office:value-type="float" office:value="0.68935">
            <text:p>0.68935</text:p>
          </table:table-cell>
          <table:table-cell office:value-type="string">
            <text:p>Lucca</text:p>
          </table:table-cell>
        </table:table-row>
        <table:table-row table:style-name="ro2">
          <table:table-cell office:value-type="string">
            <text:p>A94</text:p>
          </table:table-cell>
          <table:table-cell office:value-type="float" office:value="13.4577">
            <text:p>13.4577</text:p>
          </table:table-cell>
          <table:table-cell office:value-type="float" office:value="0.69641">
            <text:p>0.69641</text:p>
          </table:table-cell>
          <table:table-cell office:value-type="float" office:value="0.71526">
            <text:p>0.71526</text:p>
          </table:table-cell>
          <table:table-cell office:value-type="string">
            <text:p>Cormons</text:p>
          </table:table-cell>
        </table:table-row>
        <table:table-row table:style-name="ro2">
          <table:table-cell office:value-type="string">
            <text:p>A95</text:p>
          </table:table-cell>
          <table:table-cell office:value-type="float" office:value="28.3892">
            <text:p>28.3892</text:p>
          </table:table-cell>
          <table:table-cell office:value-type="float" office:value="0.46584">
            <text:p>0.46584</text:p>
          </table:table-cell>
          <table:table-cell office:value-type="float" office:value="0.88193">
            <text:p>0.88193</text:p>
          </table:table-cell>
          <table:table-cell office:value-type="string">
            <text:p>Taurus Hill Observatory, Varkaus</text:p>
          </table:table-cell>
        </table:table-row>
        <table:table-row table:style-name="ro2">
          <table:table-cell office:value-type="string">
            <text:p>A96</text:p>
          </table:table-cell>
          <table:table-cell office:value-type="float" office:value="16.2867">
            <text:p>16.2867</text:p>
          </table:table-cell>
          <table:table-cell office:value-type="float" office:value="0.66656">
            <text:p>0.66656</text:p>
          </table:table-cell>
          <table:table-cell office:value-type="float" office:value="0.74303">
            <text:p>0.74303</text:p>
          </table:table-cell>
          <table:table-cell office:value-type="string">
            <text:p>Klosterneuburg</text:p>
          </table:table-cell>
        </table:table-row>
        <table:table-row table:style-name="ro2">
          <table:table-cell office:value-type="string">
            <text:p>A97</text:p>
          </table:table-cell>
          <table:table-cell office:value-type="float" office:value="16.4219">
            <text:p>16.4219</text:p>
          </table:table-cell>
          <table:table-cell office:value-type="float" office:value="0.66646">
            <text:p>0.66646</text:p>
          </table:table-cell>
          <table:table-cell office:value-type="float" office:value="0.74308">
            <text:p>0.74308</text:p>
          </table:table-cell>
          <table:table-cell office:value-type="string">
            <text:p>Stammersdorf</text:p>
          </table:table-cell>
        </table:table-row>
        <table:table-row table:style-name="ro2">
          <table:table-cell office:value-type="string">
            <text:p>A98</text:p>
          </table:table-cell>
          <table:table-cell office:value-type="float" office:value="30.2092">
            <text:p>30.2092</text:p>
          </table:table-cell>
          <table:table-cell office:value-type="float" office:value="0.58214">
            <text:p>0.58214</text:p>
          </table:table-cell>
          <table:table-cell office:value-type="float" office:value="0.8104">
            <text:p>0.8104</text:p>
          </table:table-cell>
          <table:table-cell office:value-type="string">
            <text:p>Taurus-1 Observatory, Baran'</text:p>
          </table:table-cell>
        </table:table-row>
        <table:table-row table:style-name="ro2">
          <table:table-cell office:value-type="string">
            <text:p>A99</text:p>
          </table:table-cell>
          <table:table-cell office:value-type="float" office:value="10.8589">
            <text:p>10.8589</text:p>
          </table:table-cell>
          <table:table-cell office:value-type="float" office:value="0.69978">
            <text:p>0.69978</text:p>
          </table:table-cell>
          <table:table-cell office:value-type="float" office:value="0.71223">
            <text:p>0.71223</text:p>
          </table:table-cell>
          <table:table-cell office:value-type="string">
            <text:p>Osservatorio del Monte Baldo</text:p>
          </table:table-cell>
        </table:table-row>
        <table:table-row table:style-name="ro2">
          <table:table-cell office:value-type="string">
            <text:p>B00</text:p>
          </table:table-cell>
          <table:table-cell office:value-type="float" office:value="2.5767">
            <text:p>2.5767</text:p>
          </table:table-cell>
          <table:table-cell office:value-type="float" office:value="0.66289">
            <text:p>0.66289</text:p>
          </table:table-cell>
          <table:table-cell office:value-type="float" office:value="0.74622">
            <text:p>0.74622</text:p>
          </table:table-cell>
          <table:table-cell office:value-type="string">
            <text:p>Savigny-le-Temple</text:p>
          </table:table-cell>
        </table:table-row>
        <table:table-row table:style-name="ro2">
          <table:table-cell office:value-type="string">
            <text:p>B01</text:p>
          </table:table-cell>
          <table:table-cell office:value-type="float" office:value="8.4464">
            <text:p>8.4464</text:p>
          </table:table-cell>
          <table:table-cell office:value-type="float" office:value="0.64117">
            <text:p>0.64117</text:p>
          </table:table-cell>
          <table:table-cell office:value-type="float" office:value="0.76499">
            <text:p>0.76499</text:p>
          </table:table-cell>
          <table:table-cell office:value-type="string">
            <text:p>Taunus Observatory, Frankfurt</text:p>
          </table:table-cell>
        </table:table-row>
        <table:table-row table:style-name="ro2">
          <table:table-cell office:value-type="string">
            <text:p>B02</text:p>
          </table:table-cell>
          <table:table-cell office:value-type="float" office:value="20.6566">
            <text:p>20.6566</text:p>
          </table:table-cell>
          <table:table-cell office:value-type="float" office:value="0.63224">
            <text:p>0.63224</text:p>
          </table:table-cell>
          <table:table-cell office:value-type="float" office:value="0.77224">
            <text:p>0.77224</text:p>
          </table:table-cell>
          <table:table-cell office:value-type="string">
            <text:p>Kielce</text:p>
          </table:table-cell>
        </table:table-row>
        <table:table-row table:style-name="ro2">
          <table:table-cell office:value-type="string">
            <text:p>B03</text:p>
          </table:table-cell>
          <table:table-cell office:value-type="float" office:value="16.2698">
            <text:p>16.2698</text:p>
          </table:table-cell>
          <table:table-cell office:value-type="float" office:value="0.66759">
            <text:p>0.66759</text:p>
          </table:table-cell>
          <table:table-cell office:value-type="float" office:value="0.74211">
            <text:p>0.74211</text:p>
          </table:table-cell>
          <table:table-cell office:value-type="string">
            <text:p>Alter Satzberg, Vienna</text:p>
          </table:table-cell>
        </table:table-row>
        <table:table-row table:style-name="ro2">
          <table:table-cell office:value-type="string">
            <text:p>B04</text:p>
          </table:table-cell>
          <table:table-cell office:value-type="float" office:value="7.47851">
            <text:p>7.47851</text:p>
          </table:table-cell>
          <table:table-cell office:value-type="float" office:value="0.698677">
            <text:p>0.698677</text:p>
          </table:table-cell>
          <table:table-cell office:value-type="float" office:value="0.7134">
            <text:p>0.7134</text:p>
          </table:table-cell>
          <table:table-cell office:value-type="string">
            <text:p>OAVdA, Saint-Barthelemy</text:p>
          </table:table-cell>
        </table:table-row>
        <table:table-row table:style-name="ro2">
          <table:table-cell office:value-type="string">
            <text:p>B05</text:p>
          </table:table-cell>
          <table:table-cell office:value-type="float" office:value="37.8831">
            <text:p>37.8831</text:p>
          </table:table-cell>
          <table:table-cell office:value-type="float" office:value="0.57134">
            <text:p>0.57134</text:p>
          </table:table-cell>
          <table:table-cell office:value-type="float" office:value="0.818">
            <text:p>0.818</text:p>
          </table:table-cell>
          <table:table-cell office:value-type="string">
            <text:p>Ka-Dar Observatory, Barybino</text:p>
          </table:table-cell>
        </table:table-row>
        <table:table-row table:style-name="ro2">
          <table:table-cell office:value-type="string">
            <text:p>B06</text:p>
          </table:table-cell>
          <table:table-cell office:value-type="float" office:value="2.53372">
            <text:p>2.53372</text:p>
          </table:table-cell>
          <table:table-cell office:value-type="float" office:value="0.74752">
            <text:p>0.74752</text:p>
          </table:table-cell>
          <table:table-cell office:value-type="float" office:value="0.66205">
            <text:p>0.66205</text:p>
          </table:table-cell>
          <table:table-cell office:value-type="string">
            <text:p>Montseny Astronomical Observatory</text:p>
          </table:table-cell>
        </table:table-row>
        <table:table-row table:style-name="ro2">
          <table:table-cell office:value-type="string">
            <text:p>B07</text:p>
          </table:table-cell>
          <table:table-cell office:value-type="float" office:value="9.0033">
            <text:p>9.0033</text:p>
          </table:table-cell>
          <table:table-cell office:value-type="float" office:value="0.69383">
            <text:p>0.69383</text:p>
          </table:table-cell>
          <table:table-cell office:value-type="float" office:value="0.71778">
            <text:p>0.71778</text:p>
          </table:table-cell>
          <table:table-cell office:value-type="string">
            <text:p>Camorino</text:p>
          </table:table-cell>
        </table:table-row>
        <table:table-row table:style-name="ro2">
          <table:table-cell office:value-type="string">
            <text:p>B08</text:p>
          </table:table-cell>
          <table:table-cell office:value-type="float" office:value="11.3807">
            <text:p>11.3807</text:p>
          </table:table-cell>
          <table:table-cell office:value-type="float" office:value="0.71498">
            <text:p>0.71498</text:p>
          </table:table-cell>
          <table:table-cell office:value-type="float" office:value="0.69683">
            <text:p>0.69683</text:p>
          </table:table-cell>
          <table:table-cell office:value-type="string">
            <text:p>San Lazzaro di Savena</text:p>
          </table:table-cell>
        </table:table-row>
        <table:table-row table:style-name="ro2">
          <table:table-cell office:value-type="string">
            <text:p>B09</text:p>
          </table:table-cell>
          <table:table-cell office:value-type="float" office:value="10.6708">
            <text:p>10.6708</text:p>
          </table:table-cell>
          <table:table-cell office:value-type="float" office:value="0.7255">
            <text:p>0.7255</text:p>
          </table:table-cell>
          <table:table-cell office:value-type="float" office:value="0.68593">
            <text:p>0.68593</text:p>
          </table:table-cell>
          <table:table-cell office:value-type="string">
            <text:p>Capannoli</text:p>
          </table:table-cell>
        </table:table-row>
        <table:table-row table:style-name="ro2">
          <table:table-cell office:value-type="string">
            <text:p>B10</text:p>
          </table:table-cell>
          <table:table-cell office:value-type="float" office:value="5.515">
            <text:p>5.515</text:p>
          </table:table-cell>
          <table:table-cell office:value-type="float" office:value="0.71564">
            <text:p>0.71564</text:p>
          </table:table-cell>
          <table:table-cell office:value-type="float" office:value="0.69631">
            <text:p>0.69631</text:p>
          </table:table-cell>
          <table:table-cell office:value-type="string">
            <text:p>Observatoire des Baronnies Provencales, Moydans</text:p>
          </table:table-cell>
        </table:table-row>
        <table:table-row table:style-name="ro2">
          <table:table-cell office:value-type="string">
            <text:p>B11</text:p>
          </table:table-cell>
          <table:table-cell office:value-type="float" office:value="10.6286">
            <text:p>10.6286</text:p>
          </table:table-cell>
          <table:table-cell office:value-type="float" office:value="0.69881">
            <text:p>0.69881</text:p>
          </table:table-cell>
          <table:table-cell office:value-type="float" office:value="0.71318">
            <text:p>0.71318</text:p>
          </table:table-cell>
          <table:table-cell office:value-type="string">
            <text:p>Osservatorio Cima Rest, Magasa</text:p>
          </table:table-cell>
        </table:table-row>
        <table:table-row table:style-name="ro2">
          <table:table-cell office:value-type="string">
            <text:p>B12</text:p>
          </table:table-cell>
          <table:table-cell office:value-type="float" office:value="4.4906">
            <text:p>4.4906</text:p>
          </table:table-cell>
          <table:table-cell office:value-type="float" office:value="0.61329">
            <text:p>0.61329</text:p>
          </table:table-cell>
          <table:table-cell office:value-type="float" office:value="0.78721">
            <text:p>0.78721</text:p>
          </table:table-cell>
          <table:table-cell office:value-type="string">
            <text:p>Koschny Observatory, Noordwijkerhout</text:p>
          </table:table-cell>
        </table:table-row>
        <table:table-row table:style-name="ro2">
          <table:table-cell office:value-type="string">
            <text:p>B13</text:p>
          </table:table-cell>
          <table:table-cell office:value-type="float" office:value="8.9311">
            <text:p>8.9311</text:p>
          </table:table-cell>
          <table:table-cell office:value-type="float" office:value="0.6995">
            <text:p>0.6995</text:p>
          </table:table-cell>
          <table:table-cell office:value-type="float" office:value="0.71231">
            <text:p>0.71231</text:p>
          </table:table-cell>
          <table:table-cell office:value-type="string">
            <text:p>Osservatorio di Tradate</text:p>
          </table:table-cell>
        </table:table-row>
        <table:table-row table:style-name="ro2">
          <table:table-cell office:value-type="string">
            <text:p>B14</text:p>
          </table:table-cell>
          <table:table-cell office:value-type="float" office:value="9.0758">
            <text:p>9.0758</text:p>
          </table:table-cell>
          <table:table-cell office:value-type="float" office:value="0.71061">
            <text:p>0.71061</text:p>
          </table:table-cell>
          <table:table-cell office:value-type="float" office:value="0.70138">
            <text:p>0.70138</text:p>
          </table:table-cell>
          <table:table-cell office:value-type="string">
            <text:p>Ca del Monte</text:p>
          </table:table-cell>
        </table:table-row>
        <table:table-row table:style-name="ro2">
          <table:table-cell office:value-type="string">
            <text:p>B15</text:p>
          </table:table-cell>
          <table:table-cell office:value-type="float" office:value="13.0129">
            <text:p>13.0129</text:p>
          </table:table-cell>
          <table:table-cell office:value-type="float" office:value="0.61111">
            <text:p>0.61111</text:p>
          </table:table-cell>
          <table:table-cell office:value-type="float" office:value="0.7889">
            <text:p>0.7889</text:p>
          </table:table-cell>
          <table:table-cell office:value-type="string">
            <text:p>Inastars Observatory, Potsdam (since 2006)</text:p>
          </table:table-cell>
        </table:table-row>
        <table:table-row table:style-name="ro2">
          <table:table-cell office:value-type="string">
            <text:p>B16</text:p>
          </table:table-cell>
          <table:table-cell office:value-type="float" office:value="36.9547">
            <text:p>36.9547</text:p>
          </table:table-cell>
          <table:table-cell office:value-type="float" office:value="0.56382">
            <text:p>0.56382</text:p>
          </table:table-cell>
          <table:table-cell office:value-type="float" office:value="0.82317">
            <text:p>0.82317</text:p>
          </table:table-cell>
          <table:table-cell office:value-type="string">
            <text:p>1st Moscow Gymnasium Observatory, Lipki</text:p>
          </table:table-cell>
        </table:table-row>
        <table:table-row table:style-name="ro2">
          <table:table-cell office:value-type="string">
            <text:p>B17</text:p>
          </table:table-cell>
          <table:table-cell office:value-type="float" office:value="33.1628">
            <text:p>33.1628</text:p>
          </table:table-cell>
          <table:table-cell office:value-type="float" office:value="0.705588">
            <text:p>0.705588</text:p>
          </table:table-cell>
          <table:table-cell office:value-type="float" office:value="0.70625">
            <text:p>0.70625</text:p>
          </table:table-cell>
          <table:table-cell office:value-type="string">
            <text:p>AZT-8 Evpatoria</text:p>
          </table:table-cell>
        </table:table-row>
        <table:table-row table:style-name="ro2">
          <table:table-cell office:value-type="string">
            <text:p>B18</text:p>
          </table:table-cell>
          <table:table-cell office:value-type="float" office:value="42.5008">
            <text:p>42.5008</text:p>
          </table:table-cell>
          <table:table-cell office:value-type="float" office:value="0.72958">
            <text:p>0.72958</text:p>
          </table:table-cell>
          <table:table-cell office:value-type="float" office:value="0.68232">
            <text:p>0.68232</text:p>
          </table:table-cell>
          <table:table-cell office:value-type="string">
            <text:p>Terskol</text:p>
          </table:table-cell>
        </table:table-row>
        <table:table-row table:style-name="ro2">
          <table:table-cell office:value-type="string">
            <text:p>B19</text:p>
          </table:table-cell>
          <table:table-cell office:value-type="float" office:value="2.4414">
            <text:p>2.4414</text:p>
          </table:table-cell>
          <table:table-cell office:value-type="float" office:value="0.74963">
            <text:p>0.74963</text:p>
          </table:table-cell>
          <table:table-cell office:value-type="float" office:value="0.65966">
            <text:p>0.65966</text:p>
          </table:table-cell>
          <table:table-cell office:value-type="string">
            <text:p>Observatorio Iluro, Mataro</text:p>
          </table:table-cell>
        </table:table-row>
        <table:table-row table:style-name="ro2">
          <table:table-cell office:value-type="string">
            <text:p>B20</text:p>
          </table:table-cell>
          <table:table-cell office:value-type="float" office:value="2.2636">
            <text:p>2.2636</text:p>
          </table:table-cell>
          <table:table-cell office:value-type="float" office:value="0.75026">
            <text:p>0.75026</text:p>
          </table:table-cell>
          <table:table-cell office:value-type="float" office:value="0.65897">
            <text:p>0.65897</text:p>
          </table:table-cell>
          <table:table-cell office:value-type="string">
            <text:p>Observatorio Carmelita, Tiana</text:p>
          </table:table-cell>
        </table:table-row>
        <table:table-row table:style-name="ro2">
          <table:table-cell office:value-type="string">
            <text:p>B21</text:p>
          </table:table-cell>
          <table:table-cell office:value-type="float" office:value="13.4744">
            <text:p>13.4744</text:p>
          </table:table-cell>
          <table:table-cell office:value-type="float" office:value="0.66335">
            <text:p>0.66335</text:p>
          </table:table-cell>
          <table:table-cell office:value-type="float" office:value="0.74589">
            <text:p>0.74589</text:p>
          </table:table-cell>
          <table:table-cell office:value-type="string">
            <text:p>Gaisberg Observatory, Schaerding</text:p>
          </table:table-cell>
        </table:table-row>
        <table:table-row table:style-name="ro2">
          <table:table-cell office:value-type="string">
            <text:p>B22</text:p>
          </table:table-cell>
          <table:table-cell office:value-type="float" office:value="0.7441">
            <text:p>0.7441</text:p>
          </table:table-cell>
          <table:table-cell office:value-type="float" office:value="0.74412">
            <text:p>0.74412</text:p>
          </table:table-cell>
          <table:table-cell office:value-type="float" office:value="0.66598">
            <text:p>0.66598</text:p>
          </table:table-cell>
          <table:table-cell office:value-type="string">
            <text:p>Observatorio d'Ager</text:p>
          </table:table-cell>
        </table:table-row>
        <table:table-row table:style-name="ro2">
          <table:table-cell office:value-type="string">
            <text:p>B23</text:p>
          </table:table-cell>
          <table:table-cell office:value-type="float" office:value="10.971">
            <text:p>10.971</text:p>
          </table:table-cell>
          <table:table-cell office:value-type="float" office:value="0.70124">
            <text:p>0.70124</text:p>
          </table:table-cell>
          <table:table-cell office:value-type="float" office:value="0.71069">
            <text:p>0.71069</text:p>
          </table:table-cell>
          <table:table-cell office:value-type="string">
            <text:p>Fiamene</text:p>
          </table:table-cell>
        </table:table-row>
        <table:table-row table:style-name="ro2">
          <table:table-cell office:value-type="string">
            <text:p>B24</text:p>
          </table:table-cell>
          <table:table-cell office:value-type="float" office:value="2.5983">
            <text:p>2.5983</text:p>
          </table:table-cell>
          <table:table-cell office:value-type="float" office:value="0.66317">
            <text:p>0.66317</text:p>
          </table:table-cell>
          <table:table-cell office:value-type="float" office:value="0.74598">
            <text:p>0.74598</text:p>
          </table:table-cell>
          <table:table-cell office:value-type="string">
            <text:p>Cesson</text:p>
          </table:table-cell>
        </table:table-row>
        <table:table-row table:style-name="ro2">
          <table:table-cell office:value-type="string">
            <text:p>B25</text:p>
          </table:table-cell>
          <table:table-cell office:value-type="float" office:value="15.0557">
            <text:p>15.0557</text:p>
          </table:table-cell>
          <table:table-cell office:value-type="float" office:value="0.79386">
            <text:p>0.79386</text:p>
          </table:table-cell>
          <table:table-cell office:value-type="float" office:value="0.60614">
            <text:p>0.60614</text:p>
          </table:table-cell>
          <table:table-cell office:value-type="string">
            <text:p>Catania</text:p>
          </table:table-cell>
        </table:table-row>
        <table:table-row table:style-name="ro2">
          <table:table-cell office:value-type="string">
            <text:p>B26</text:p>
          </table:table-cell>
          <table:table-cell office:value-type="float" office:value="5.6667">
            <text:p>5.6667</text:p>
          </table:table-cell>
          <table:table-cell office:value-type="float" office:value="0.72204">
            <text:p>0.72204</text:p>
          </table:table-cell>
          <table:table-cell office:value-type="float" office:value="0.68966">
            <text:p>0.68966</text:p>
          </table:table-cell>
          <table:table-cell office:value-type="string">
            <text:p>Observatoire des Terres Blanches, Reillanne</text:p>
          </table:table-cell>
        </table:table-row>
        <table:table-row table:style-name="ro2">
          <table:table-cell office:value-type="string">
            <text:p>B27</text:p>
          </table:table-cell>
          <table:table-cell office:value-type="float" office:value="14.1544">
            <text:p>14.1544</text:p>
          </table:table-cell>
          <table:table-cell office:value-type="float" office:value="0.66425">
            <text:p>0.66425</text:p>
          </table:table-cell>
          <table:table-cell office:value-type="float" office:value="0.74516">
            <text:p>0.74516</text:p>
          </table:table-cell>
          <table:table-cell office:value-type="string">
            <text:p>Picard Observatory, St. Veit</text:p>
          </table:table-cell>
        </table:table-row>
        <table:table-row table:style-name="ro2">
          <table:table-cell office:value-type="string">
            <text:p>B28</text:p>
          </table:table-cell>
          <table:table-cell office:value-type="float" office:value="13.1836">
            <text:p>13.1836</text:p>
          </table:table-cell>
          <table:table-cell office:value-type="float" office:value="0.69466">
            <text:p>0.69466</text:p>
          </table:table-cell>
          <table:table-cell office:value-type="float" office:value="0.71696">
            <text:p>0.71696</text:p>
          </table:table-cell>
          <table:table-cell office:value-type="string">
            <text:p>Mandi Observatory, Pagnacco</text:p>
          </table:table-cell>
        </table:table-row>
        <table:table-row table:style-name="ro2">
          <table:table-cell office:value-type="string">
            <text:p>B29</text:p>
          </table:table-cell>
          <table:table-cell office:value-type="float" office:value="0.6701">
            <text:p>0.6701</text:p>
          </table:table-cell>
          <table:table-cell office:value-type="float" office:value="0.75801">
            <text:p>0.75801</text:p>
          </table:table-cell>
          <table:table-cell office:value-type="float" office:value="0.65008">
            <text:p>0.65008</text:p>
          </table:table-cell>
          <table:table-cell office:value-type="string">
            <text:p>L'Ampolla Observatory, Tarragona</text:p>
          </table:table-cell>
        </table:table-row>
        <table:table-row table:style-name="ro2">
          <table:table-cell office:value-type="string">
            <text:p>B30</text:p>
          </table:table-cell>
          <table:table-cell office:value-type="float" office:value="16.5689">
            <text:p>16.5689</text:p>
          </table:table-cell>
          <table:table-cell office:value-type="float" office:value="0.60872">
            <text:p>0.60872</text:p>
          </table:table-cell>
          <table:table-cell office:value-type="float" office:value="0.79074">
            <text:p>0.79074</text:p>
          </table:table-cell>
          <table:table-cell office:value-type="string">
            <text:p>Szamotuly-Galowo</text:p>
          </table:table-cell>
        </table:table-row>
        <table:table-row table:style-name="ro1">
          <table:table-cell office:value-type="string">
            <text:p>B31</text:p>
          </table:table-cell>
          <table:table-cell office:value-type="float" office:value="20.8108">
            <text:p>20.8108</text:p>
          </table:table-cell>
          <table:table-cell office:value-type="float" office:value="0.8456">
            <text:p>0.8456</text:p>
          </table:table-cell>
          <table:table-cell office:value-type="float" office:value="-0.53254">
            <text:p>-0.53254</text:p>
          </table:table-cell>
          <table:table-cell office:value-type="string">
            <text:p>Southern African Large Telescope, Sutherland</text:p>
          </table:table-cell>
        </table:table-row>
        <table:table-row table:style-name="ro2">
          <table:table-cell office:value-type="string">
            <text:p>B32</text:p>
          </table:table-cell>
          <table:table-cell office:value-type="float" office:value="12.9486">
            <text:p>12.9486</text:p>
          </table:table-cell>
          <table:table-cell office:value-type="float" office:value="0.63467">
            <text:p>0.63467</text:p>
          </table:table-cell>
          <table:table-cell office:value-type="float" office:value="0.7703">
            <text:p>0.7703</text:p>
          </table:table-cell>
          <table:table-cell office:value-type="string">
            <text:p>Gelenau</text:p>
          </table:table-cell>
        </table:table-row>
        <table:table-row table:style-name="ro2">
          <table:table-cell office:value-type="string">
            <text:p>B33</text:p>
          </table:table-cell>
          <table:table-cell office:value-type="float" office:value="10.7783">
            <text:p>10.7783</text:p>
          </table:table-cell>
          <table:table-cell office:value-type="float" office:value="0.72588">
            <text:p>0.72588</text:p>
          </table:table-cell>
          <table:table-cell office:value-type="float" office:value="0.68555">
            <text:p>0.68555</text:p>
          </table:table-cell>
          <table:table-cell office:value-type="string">
            <text:p>Libbiano Observatory, Peccioli</text:p>
          </table:table-cell>
        </table:table-row>
        <table:table-row table:style-name="ro2">
          <table:table-cell office:value-type="string">
            <text:p>B34</text:p>
          </table:table-cell>
          <table:table-cell office:value-type="float" office:value="33.7258">
            <text:p>33.7258</text:p>
          </table:table-cell>
          <table:table-cell office:value-type="float" office:value="0.81748">
            <text:p>0.81748</text:p>
          </table:table-cell>
          <table:table-cell office:value-type="float" office:value="0.57405">
            <text:p>0.57405</text:p>
          </table:table-cell>
          <table:table-cell office:value-type="string">
            <text:p>Green Island Observatory, Gecitkale</text:p>
          </table:table-cell>
        </table:table-row>
        <table:table-row table:style-name="ro2">
          <table:table-cell office:value-type="string">
            <text:p>B35</text:p>
          </table:table-cell>
          <table:table-cell office:value-type="float" office:value="35.0317">
            <text:p>35.0317</text:p>
          </table:table-cell>
          <table:table-cell office:value-type="float" office:value="0.84991">
            <text:p>0.84991</text:p>
          </table:table-cell>
          <table:table-cell office:value-type="float" office:value="0.52524">
            <text:p>0.52524</text:p>
          </table:table-cell>
          <table:table-cell office:value-type="string">
            <text:p>Bareket Observatory, Macabim</text:p>
          </table:table-cell>
        </table:table-row>
        <table:table-row table:style-name="ro2">
          <table:table-cell office:value-type="string">
            <text:p>B36</text:p>
          </table:table-cell>
          <table:table-cell office:value-type="float" office:value="13.7125">
            <text:p>13.7125</text:p>
          </table:table-cell>
          <table:table-cell office:value-type="float" office:value="0.66684">
            <text:p>0.66684</text:p>
          </table:table-cell>
          <table:table-cell office:value-type="float" office:value="0.74278">
            <text:p>0.74278</text:p>
          </table:table-cell>
          <table:table-cell office:value-type="string">
            <text:p>Redshed Observatory, Kallham</text:p>
          </table:table-cell>
        </table:table-row>
        <table:table-row table:style-name="ro2">
          <table:table-cell office:value-type="string">
            <text:p>B37</text:p>
          </table:table-cell>
          <table:table-cell office:value-type="float" office:value="2.25934">
            <text:p>2.25934</text:p>
          </table:table-cell>
          <table:table-cell office:value-type="float" office:value="0.748338">
            <text:p>0.748338</text:p>
          </table:table-cell>
          <table:table-cell office:value-type="float" office:value="0.66114">
            <text:p>0.66114</text:p>
          </table:table-cell>
          <table:table-cell office:value-type="string">
            <text:p>Obs. de L' Ametlla del Valles, Barcelona</text:p>
          </table:table-cell>
        </table:table-row>
        <table:table-row table:style-name="ro1">
          <table:table-cell office:value-type="string">
            <text:p>B38</text:p>
          </table:table-cell>
          <table:table-cell office:value-type="float" office:value="11.85746">
            <text:p>11.85746</text:p>
          </table:table-cell>
          <table:table-cell office:value-type="float" office:value="0.724995">
            <text:p>0.724995</text:p>
          </table:table-cell>
          <table:table-cell office:value-type="float" office:value="0.68652">
            <text:p>0.68652</text:p>
          </table:table-cell>
          <table:table-cell office:value-type="string">
            <text:p>Santa Mama</text:p>
          </table:table-cell>
        </table:table-row>
        <table:table-row table:style-name="ro2">
          <table:table-cell office:value-type="string">
            <text:p>B39</text:p>
          </table:table-cell>
          <table:table-cell office:value-type="float" office:value="8.9072">
            <text:p>8.9072</text:p>
          </table:table-cell>
          <table:table-cell office:value-type="float" office:value="0.6995">
            <text:p>0.6995</text:p>
          </table:table-cell>
          <table:table-cell office:value-type="float" office:value="0.71231">
            <text:p>0.71231</text:p>
          </table:table-cell>
          <table:table-cell office:value-type="string">
            <text:p>Tradate</text:p>
          </table:table-cell>
        </table:table-row>
        <table:table-row table:style-name="ro2">
          <table:table-cell office:value-type="string">
            <text:p>B40</text:p>
          </table:table-cell>
          <table:table-cell office:value-type="float" office:value="15.0706">
            <text:p>15.0706</text:p>
          </table:table-cell>
          <table:table-cell office:value-type="float" office:value="0.79331">
            <text:p>0.79331</text:p>
          </table:table-cell>
          <table:table-cell office:value-type="float" office:value="0.6069">
            <text:p>0.6069</text:p>
          </table:table-cell>
          <table:table-cell office:value-type="string">
            <text:p>Skylive Observatory, Catania</text:p>
          </table:table-cell>
        </table:table-row>
        <table:table-row table:style-name="ro2">
          <table:table-cell office:value-type="string">
            <text:p>B41</text:p>
          </table:table-cell>
          <table:table-cell office:value-type="float" office:value="17.6925">
            <text:p>17.6925</text:p>
          </table:table-cell>
          <table:table-cell office:value-type="float" office:value="0.65449">
            <text:p>0.65449</text:p>
          </table:table-cell>
          <table:table-cell office:value-type="float" office:value="0.75362">
            <text:p>0.75362</text:p>
          </table:table-cell>
          <table:table-cell office:value-type="string">
            <text:p>Zlin Observatory</text:p>
          </table:table-cell>
        </table:table-row>
        <table:table-row table:style-name="ro2">
          <table:table-cell office:value-type="string">
            <text:p>B42</text:p>
          </table:table-cell>
          <table:table-cell office:value-type="float" office:value="30.3275">
            <text:p>30.3275</text:p>
          </table:table-cell>
          <table:table-cell office:value-type="float" office:value="0.57401">
            <text:p>0.57401</text:p>
          </table:table-cell>
          <table:table-cell office:value-type="float" office:value="0.81614">
            <text:p>0.81614</text:p>
          </table:table-cell>
          <table:table-cell office:value-type="string">
            <text:p>Vitebsk</text:p>
          </table:table-cell>
        </table:table-row>
        <table:table-row table:style-name="ro2">
          <table:table-cell office:value-type="string">
            <text:p>B43</text:p>
          </table:table-cell>
          <table:table-cell office:value-type="float" office:value="7.3089">
            <text:p>7.3089</text:p>
          </table:table-cell>
          <table:table-cell office:value-type="float" office:value="0.63404">
            <text:p>0.63404</text:p>
          </table:table-cell>
          <table:table-cell office:value-type="float" office:value="0.77073">
            <text:p>0.77073</text:p>
          </table:table-cell>
          <table:table-cell office:value-type="string">
            <text:p>Hennef</text:p>
          </table:table-cell>
        </table:table-row>
        <table:table-row table:style-name="ro2">
          <table:table-cell office:value-type="string">
            <text:p>B44</text:p>
          </table:table-cell>
          <table:table-cell office:value-type="float" office:value="5.5906">
            <text:p>5.5906</text:p>
          </table:table-cell>
          <table:table-cell office:value-type="float" office:value="0.71772">
            <text:p>0.71772</text:p>
          </table:table-cell>
          <table:table-cell office:value-type="float" office:value="0.69419">
            <text:p>0.69419</text:p>
          </table:table-cell>
          <table:table-cell office:value-type="string">
            <text:p>Eygalayes</text:p>
          </table:table-cell>
        </table:table-row>
        <table:table-row table:style-name="ro2">
          <table:table-cell office:value-type="string">
            <text:p>B45</text:p>
          </table:table-cell>
          <table:table-cell office:value-type="float" office:value="19.9356">
            <text:p>19.9356</text:p>
          </table:table-cell>
          <table:table-cell office:value-type="float" office:value="0.64169">
            <text:p>0.64169</text:p>
          </table:table-cell>
          <table:table-cell office:value-type="float" office:value="0.76447">
            <text:p>0.76447</text:p>
          </table:table-cell>
          <table:table-cell office:value-type="string">
            <text:p>Narama</text:p>
          </table:table-cell>
        </table:table-row>
        <table:table-row table:style-name="ro2">
          <table:table-cell office:value-type="string">
            <text:p>B46</text:p>
          </table:table-cell>
          <table:table-cell office:value-type="float" office:value="12.05439">
            <text:p>12.05439</text:p>
          </table:table-cell>
          <table:table-cell office:value-type="float" office:value="0.714373">
            <text:p>0.714373</text:p>
          </table:table-cell>
          <table:table-cell office:value-type="float" office:value="0.69742">
            <text:p>0.69742</text:p>
          </table:table-cell>
          <table:table-cell office:value-type="string">
            <text:p>Sintini Observatory, Alfonsine</text:p>
          </table:table-cell>
        </table:table-row>
        <table:table-row table:style-name="ro2">
          <table:table-cell office:value-type="string">
            <text:p>B47</text:p>
          </table:table-cell>
          <table:table-cell office:value-type="float" office:value="24.7503">
            <text:p>24.7503</text:p>
          </table:table-cell>
          <table:table-cell office:value-type="float" office:value="0.49826">
            <text:p>0.49826</text:p>
          </table:table-cell>
          <table:table-cell office:value-type="float" office:value="0.86413">
            <text:p>0.86413</text:p>
          </table:table-cell>
          <table:table-cell office:value-type="string">
            <text:p>Metsala Observatory, Espoo</text:p>
          </table:table-cell>
        </table:table-row>
        <table:table-row table:style-name="ro2">
          <table:table-cell office:value-type="string">
            <text:p>B48</text:p>
          </table:table-cell>
          <table:table-cell office:value-type="float" office:value="6.5981">
            <text:p>6.5981</text:p>
          </table:table-cell>
          <table:table-cell office:value-type="float" office:value="0.61901">
            <text:p>0.61901</text:p>
          </table:table-cell>
          <table:table-cell office:value-type="float" office:value="0.78275">
            <text:p>0.78275</text:p>
          </table:table-cell>
          <table:table-cell office:value-type="string">
            <text:p>Bocholt</text:p>
          </table:table-cell>
        </table:table-row>
        <table:table-row table:style-name="ro2">
          <table:table-cell office:value-type="string">
            <text:p>B49</text:p>
          </table:table-cell>
          <table:table-cell office:value-type="float" office:value="2.11269">
            <text:p>2.11269</text:p>
          </table:table-cell>
          <table:table-cell office:value-type="float" office:value="0.749492">
            <text:p>0.749492</text:p>
          </table:table-cell>
          <table:table-cell office:value-type="float" office:value="0.65984">
            <text:p>0.65984</text:p>
          </table:table-cell>
          <table:table-cell office:value-type="string">
            <text:p>Paus Observatory, Sabadell</text:p>
          </table:table-cell>
        </table:table-row>
        <table:table-row table:style-name="ro2">
          <table:table-cell office:value-type="string">
            <text:p>B50</text:p>
          </table:table-cell>
          <table:table-cell office:value-type="float" office:value="8.2767">
            <text:p>8.2767</text:p>
          </table:table-cell>
          <table:table-cell office:value-type="float" office:value="0.65808">
            <text:p>0.65808</text:p>
          </table:table-cell>
          <table:table-cell office:value-type="float" office:value="0.75045">
            <text:p>0.75045</text:p>
          </table:table-cell>
          <table:table-cell office:value-type="string">
            <text:p>Corner Observatory, Durmersheim</text:p>
          </table:table-cell>
        </table:table-row>
        <table:table-row table:style-name="ro2">
          <table:table-cell office:value-type="string">
            <text:p>B51</text:p>
          </table:table-cell>
          <table:table-cell office:value-type="float" office:value="7.06669">
            <text:p>7.06669</text:p>
          </table:table-cell>
          <table:table-cell office:value-type="float" office:value="0.725612">
            <text:p>0.725612</text:p>
          </table:table-cell>
          <table:table-cell office:value-type="float" office:value="0.68583">
            <text:p>0.68583</text:p>
          </table:table-cell>
          <table:table-cell office:value-type="string">
            <text:p>Vallauris</text:p>
          </table:table-cell>
        </table:table-row>
        <table:table-row table:style-name="ro2">
          <table:table-cell office:value-type="string">
            <text:p>B52</text:p>
          </table:table-cell>
          <table:table-cell office:value-type="float" office:value="2.99725">
            <text:p>2.99725</text:p>
          </table:table-cell>
          <table:table-cell office:value-type="float" office:value="0.741344">
            <text:p>0.741344</text:p>
          </table:table-cell>
          <table:table-cell office:value-type="float" office:value="0.66888">
            <text:p>0.66888</text:p>
          </table:table-cell>
          <table:table-cell office:value-type="string">
            <text:p>Observatorio El Far</text:p>
          </table:table-cell>
        </table:table-row>
        <table:table-row table:style-name="ro2">
          <table:table-cell office:value-type="string">
            <text:p>B53</text:p>
          </table:table-cell>
          <table:table-cell office:value-type="float" office:value="12.3536">
            <text:p>12.3536</text:p>
          </table:table-cell>
          <table:table-cell office:value-type="float" office:value="0.74572">
            <text:p>0.74572</text:p>
          </table:table-cell>
          <table:table-cell office:value-type="float" office:value="0.66404">
            <text:p>0.66404</text:p>
          </table:table-cell>
          <table:table-cell office:value-type="string">
            <text:p>Casal Lumbroso, Rome</text:p>
          </table:table-cell>
        </table:table-row>
        <table:table-row table:style-name="ro1">
          <table:table-cell office:value-type="string">
            <text:p>B54</text:p>
          </table:table-cell>
          <table:table-cell office:value-type="float" office:value="0.7439">
            <text:p>0.7439</text:p>
          </table:table-cell>
          <table:table-cell office:value-type="float" office:value="0.74413">
            <text:p>0.74413</text:p>
          </table:table-cell>
          <table:table-cell office:value-type="float" office:value="0.66597">
            <text:p>0.66597</text:p>
          </table:table-cell>
          <table:table-cell office:value-type="string">
            <text:p>Ager</text:p>
          </table:table-cell>
        </table:table-row>
        <table:table-row table:style-name="ro2">
          <table:table-cell office:value-type="string">
            <text:p>B55</text:p>
          </table:table-cell>
          <table:table-cell office:value-type="float" office:value="12.876">
            <text:p>12.876</text:p>
          </table:table-cell>
          <table:table-cell office:value-type="float" office:value="0.689553">
            <text:p>0.689553</text:p>
          </table:table-cell>
          <table:table-cell office:value-type="float" office:value="0.72197">
            <text:p>0.72197</text:p>
          </table:table-cell>
          <table:table-cell office:value-type="string">
            <text:p>Comeglians</text:p>
          </table:table-cell>
        </table:table-row>
        <table:table-row table:style-name="ro2">
          <table:table-cell office:value-type="string">
            <text:p>B56</text:p>
          </table:table-cell>
          <table:table-cell office:value-type="float" office:value="2.44935">
            <text:p>2.44935</text:p>
          </table:table-cell>
          <table:table-cell office:value-type="float" office:value="0.749614">
            <text:p>0.749614</text:p>
          </table:table-cell>
          <table:table-cell office:value-type="float" office:value="0.65966">
            <text:p>0.65966</text:p>
          </table:table-cell>
          <table:table-cell office:value-type="string">
            <text:p>Observatorio Sant Pere, Mataro</text:p>
          </table:table-cell>
        </table:table-row>
        <table:table-row table:style-name="ro2">
          <table:table-cell office:value-type="string">
            <text:p>B57</text:p>
          </table:table-cell>
          <table:table-cell office:value-type="float" office:value="2.22439">
            <text:p>2.22439</text:p>
          </table:table-cell>
          <table:table-cell office:value-type="float" office:value="0.749316">
            <text:p>0.749316</text:p>
          </table:table-cell>
          <table:table-cell office:value-type="float" office:value="0.66001">
            <text:p>0.66001</text:p>
          </table:table-cell>
          <table:table-cell office:value-type="string">
            <text:p>Laietania Observatory, Parets del Valles</text:p>
          </table:table-cell>
        </table:table-row>
        <table:table-row table:style-name="ro1">
          <table:table-cell office:value-type="string">
            <text:p>B58</text:p>
          </table:table-cell>
          <table:table-cell office:value-type="float" office:value="19.02529">
            <text:p>19.02529</text:p>
          </table:table-cell>
          <table:table-cell office:value-type="float" office:value="0.676156">
            <text:p>0.676156</text:p>
          </table:table-cell>
          <table:table-cell office:value-type="float" office:value="0.73431">
            <text:p>0.73431</text:p>
          </table:table-cell>
          <table:table-cell office:value-type="string">
            <text:p>Polaris Observatory, Budapest</text:p>
          </table:table-cell>
        </table:table-row>
        <table:table-row table:style-name="ro2">
          <table:table-cell office:value-type="string">
            <text:p>B59</text:p>
          </table:table-cell>
          <table:table-cell office:value-type="float" office:value="6.87881">
            <text:p>6.87881</text:p>
          </table:table-cell>
          <table:table-cell office:value-type="float" office:value="0.619231">
            <text:p>0.619231</text:p>
          </table:table-cell>
          <table:table-cell office:value-type="float" office:value="0.78258">
            <text:p>0.78258</text:p>
          </table:table-cell>
          <table:table-cell office:value-type="string">
            <text:p>Borken</text:p>
          </table:table-cell>
        </table:table-row>
        <table:table-row table:style-name="ro2">
          <table:table-cell office:value-type="string">
            <text:p>B60</text:p>
          </table:table-cell>
          <table:table-cell office:value-type="float" office:value="7.17531">
            <text:p>7.17531</text:p>
          </table:table-cell>
          <table:table-cell office:value-type="float" office:value="0.612824">
            <text:p>0.612824</text:p>
          </table:table-cell>
          <table:table-cell office:value-type="float" office:value="0.78757">
            <text:p>0.78757</text:p>
          </table:table-cell>
          <table:table-cell office:value-type="string">
            <text:p>Deep Sky Observatorium, Bad Bentheim</text:p>
          </table:table-cell>
        </table:table-row>
        <table:table-row table:style-name="ro2">
          <table:table-cell office:value-type="string">
            <text:p>B61</text:p>
          </table:table-cell>
          <table:table-cell office:value-type="float" office:value="2.0435">
            <text:p>2.0435</text:p>
          </table:table-cell>
          <table:table-cell office:value-type="float" office:value="0.750575">
            <text:p>0.750575</text:p>
          </table:table-cell>
          <table:table-cell office:value-type="float" office:value="0.6586">
            <text:p>0.6586</text:p>
          </table:table-cell>
          <table:table-cell office:value-type="string">
            <text:p>Valldoreix Obs.,Sant Cugat del Valles</text:p>
          </table:table-cell>
        </table:table-row>
        <table:table-row table:style-name="ro2">
          <table:table-cell office:value-type="string">
            <text:p>B62</text:p>
          </table:table-cell>
          <table:table-cell office:value-type="float" office:value="9.68531">
            <text:p>9.68531</text:p>
          </table:table-cell>
          <table:table-cell office:value-type="float" office:value="0.609275">
            <text:p>0.609275</text:p>
          </table:table-cell>
          <table:table-cell office:value-type="float" office:value="0.79031">
            <text:p>0.79031</text:p>
          </table:table-cell>
          <table:table-cell office:value-type="string">
            <text:p>Brelingen</text:p>
          </table:table-cell>
        </table:table-row>
        <table:table-row table:style-name="ro2">
          <table:table-cell office:value-type="string">
            <text:p>B63</text:p>
          </table:table-cell>
          <table:table-cell office:value-type="float" office:value="20.10799">
            <text:p>20.10799</text:p>
          </table:table-cell>
          <table:table-cell office:value-type="float" office:value="0.6426">
            <text:p>0.6426</text:p>
          </table:table-cell>
          <table:table-cell office:value-type="float" office:value="0.76371">
            <text:p>0.76371</text:p>
          </table:table-cell>
          <table:table-cell office:value-type="string">
            <text:p>Solaris Observatory, Luczanowice</text:p>
          </table:table-cell>
        </table:table-row>
        <table:table-row table:style-name="ro2">
          <table:table-cell office:value-type="string">
            <text:p>B64</text:p>
          </table:table-cell>
          <table:table-cell office:value-type="float" office:value="24.88779">
            <text:p>24.88779</text:p>
          </table:table-cell>
          <table:table-cell office:value-type="float" office:value="0.491587">
            <text:p>0.491587</text:p>
          </table:table-cell>
          <table:table-cell office:value-type="float" office:value="0.86792">
            <text:p>0.86792</text:p>
          </table:table-cell>
          <table:table-cell office:value-type="string">
            <text:p>Slope Rock Observatory, Hyvinkaa</text:p>
          </table:table-cell>
        </table:table-row>
        <table:table-row table:style-name="ro2">
          <table:table-cell office:value-type="string">
            <text:p>B65</text:p>
          </table:table-cell>
          <table:table-cell office:value-type="float" office:value="24.3878">
            <text:p>24.3878</text:p>
          </table:table-cell>
          <table:table-cell office:value-type="float" office:value="0.49864">
            <text:p>0.49864</text:p>
          </table:table-cell>
          <table:table-cell office:value-type="float" office:value="0.86391">
            <text:p>0.86391</text:p>
          </table:table-cell>
          <table:table-cell office:value-type="string">
            <text:p>Komakallio Observatory, Kirkkonummi</text:p>
          </table:table-cell>
        </table:table-row>
        <table:table-row table:style-name="ro2">
          <table:table-cell office:value-type="string">
            <text:p>B66</text:p>
          </table:table-cell>
          <table:table-cell office:value-type="float" office:value="9.00693">
            <text:p>9.00693</text:p>
          </table:table-cell>
          <table:table-cell office:value-type="float" office:value="0.710595">
            <text:p>0.710595</text:p>
          </table:table-cell>
          <table:table-cell office:value-type="float" office:value="0.70133">
            <text:p>0.70133</text:p>
          </table:table-cell>
          <table:table-cell office:value-type="string">
            <text:p>Osservatorio di Casasco</text:p>
          </table:table-cell>
        </table:table-row>
        <table:table-row table:style-name="ro2">
          <table:table-cell office:value-type="string">
            <text:p>B67</text:p>
          </table:table-cell>
          <table:table-cell office:value-type="float" office:value="9.22419">
            <text:p>9.22419</text:p>
          </table:table-cell>
          <table:table-cell office:value-type="float" office:value="0.685858">
            <text:p>0.685858</text:p>
          </table:table-cell>
          <table:table-cell office:value-type="float" office:value="0.72558">
            <text:p>0.72558</text:p>
          </table:table-cell>
          <table:table-cell office:value-type="string">
            <text:p>Sternwarte Mirasteilas, Falera</text:p>
          </table:table-cell>
        </table:table-row>
        <table:table-row table:style-name="ro2">
          <table:table-cell office:value-type="string">
            <text:p>B68</text:p>
          </table:table-cell>
          <table:table-cell office:value-type="float" office:value="13.5395">
            <text:p>13.5395</text:p>
          </table:table-cell>
          <table:table-cell office:value-type="float" office:value="0.693458">
            <text:p>0.693458</text:p>
          </table:table-cell>
          <table:table-cell office:value-type="float" office:value="0.71837">
            <text:p>0.71837</text:p>
          </table:table-cell>
          <table:table-cell office:value-type="string">
            <text:p>Mount Matajur Observatory</text:p>
          </table:table-cell>
        </table:table-row>
        <table:table-row table:style-name="ro2">
          <table:table-cell office:value-type="string">
            <text:p>B69</text:p>
          </table:table-cell>
          <table:table-cell office:value-type="float" office:value="9.01719">
            <text:p>9.01719</text:p>
          </table:table-cell>
          <table:table-cell office:value-type="float" office:value="0.662152">
            <text:p>0.662152</text:p>
          </table:table-cell>
          <table:table-cell office:value-type="float" office:value="0.74695">
            <text:p>0.74695</text:p>
          </table:table-cell>
          <table:table-cell office:value-type="string">
            <text:p>Owls and Ravens Observatory, Holzgerlingen</text:p>
          </table:table-cell>
        </table:table-row>
        <table:table-row table:style-name="ro2">
          <table:table-cell office:value-type="string">
            <text:p>B70</text:p>
          </table:table-cell>
          <table:table-cell office:value-type="float" office:value="2.4937">
            <text:p>2.4937</text:p>
          </table:table-cell>
          <table:table-cell office:value-type="float" office:value="0.74787">
            <text:p>0.74787</text:p>
          </table:table-cell>
          <table:table-cell office:value-type="float" office:value="0.66165">
            <text:p>0.66165</text:p>
          </table:table-cell>
          <table:table-cell office:value-type="string">
            <text:p>Sant Celoni</text:p>
          </table:table-cell>
        </table:table-row>
        <table:table-row table:style-name="ro2">
          <table:table-cell office:value-type="string">
            <text:p>B71</text:p>
          </table:table-cell>
          <table:table-cell office:value-type="float" office:value="1.5213">
            <text:p>1.5213</text:p>
          </table:table-cell>
          <table:table-cell office:value-type="float" office:value="0.75363">
            <text:p>0.75363</text:p>
          </table:table-cell>
          <table:table-cell office:value-type="float" office:value="0.6551">
            <text:p>0.6551</text:p>
          </table:table-cell>
          <table:table-cell office:value-type="string">
            <text:p>Observatorio El Vendrell</text:p>
          </table:table-cell>
        </table:table-row>
        <table:table-row table:style-name="ro2">
          <table:table-cell office:value-type="string">
            <text:p>B72</text:p>
          </table:table-cell>
          <table:table-cell office:value-type="float" office:value="7.6811">
            <text:p>7.6811</text:p>
          </table:table-cell>
          <table:table-cell office:value-type="float" office:value="0.6347">
            <text:p>0.6347</text:p>
          </table:table-cell>
          <table:table-cell office:value-type="float" office:value="0.77022">
            <text:p>0.77022</text:p>
          </table:table-cell>
          <table:table-cell office:value-type="string">
            <text:p>Soerth</text:p>
          </table:table-cell>
        </table:table-row>
        <table:table-row table:style-name="ro2">
          <table:table-cell office:value-type="string">
            <text:p>B73</text:p>
          </table:table-cell>
          <table:table-cell office:value-type="float" office:value="8.98503">
            <text:p>8.98503</text:p>
          </table:table-cell>
          <table:table-cell office:value-type="float" office:value="0.662074">
            <text:p>0.662074</text:p>
          </table:table-cell>
          <table:table-cell office:value-type="float" office:value="0.74702">
            <text:p>0.74702</text:p>
          </table:table-cell>
          <table:table-cell office:value-type="string">
            <text:p>Mauren Valley Observatory, Holzgerlingen</text:p>
          </table:table-cell>
        </table:table-row>
        <table:table-row table:style-name="ro2">
          <table:table-cell office:value-type="string">
            <text:p>B74</text:p>
          </table:table-cell>
          <table:table-cell office:value-type="float" office:value="1.10536">
            <text:p>1.10536</text:p>
          </table:table-cell>
          <table:table-cell office:value-type="float" office:value="0.74755">
            <text:p>0.74755</text:p>
          </table:table-cell>
          <table:table-cell office:value-type="float" office:value="0.66205">
            <text:p>0.66205</text:p>
          </table:table-cell>
          <table:table-cell office:value-type="string">
            <text:p>Santa Maria de Montmagastrell</text:p>
          </table:table-cell>
        </table:table-row>
        <table:table-row table:style-name="ro2">
          <table:table-cell office:value-type="string">
            <text:p>B75</text:p>
          </table:table-cell>
          <table:table-cell office:value-type="float" office:value="8.80519">
            <text:p>8.80519</text:p>
          </table:table-cell>
          <table:table-cell office:value-type="float" office:value="0.701074">
            <text:p>0.701074</text:p>
          </table:table-cell>
          <table:table-cell office:value-type="float" office:value="0.71074">
            <text:p>0.71074</text:p>
          </table:table-cell>
          <table:table-cell office:value-type="string">
            <text:p>Stazione Astronomica Betelgeuse, Magnago</text:p>
          </table:table-cell>
        </table:table-row>
        <table:table-row table:style-name="ro2">
          <table:table-cell office:value-type="string">
            <text:p>B76</text:p>
          </table:table-cell>
          <table:table-cell office:value-type="float" office:value="13.8944">
            <text:p>13.8944</text:p>
          </table:table-cell>
          <table:table-cell office:value-type="float" office:value="0.63019">
            <text:p>0.63019</text:p>
          </table:table-cell>
          <table:table-cell office:value-type="float" office:value="0.7739">
            <text:p>0.7739</text:p>
          </table:table-cell>
          <table:table-cell office:value-type="string">
            <text:p>Sternwarte Schonfeld, Dresden</text:p>
          </table:table-cell>
        </table:table-row>
        <table:table-row table:style-name="ro2">
          <table:table-cell office:value-type="string">
            <text:p>B77</text:p>
          </table:table-cell>
          <table:table-cell office:value-type="float" office:value="7.95083">
            <text:p>7.95083</text:p>
          </table:table-cell>
          <table:table-cell office:value-type="float" office:value="0.677934">
            <text:p>0.677934</text:p>
          </table:table-cell>
          <table:table-cell office:value-type="float" office:value="0.73283">
            <text:p>0.73283</text:p>
          </table:table-cell>
          <table:table-cell office:value-type="string">
            <text:p>Schafmatt Observatory, Aarau</text:p>
          </table:table-cell>
        </table:table-row>
        <table:table-row table:style-name="ro2">
          <table:table-cell office:value-type="string">
            <text:p>B78</text:p>
          </table:table-cell>
          <table:table-cell office:value-type="float" office:value="14.12811">
            <text:p>14.12811</text:p>
          </table:table-cell>
          <table:table-cell office:value-type="float" office:value="0.670885">
            <text:p>0.670885</text:p>
          </table:table-cell>
          <table:table-cell office:value-type="float" office:value="0.73915">
            <text:p>0.73915</text:p>
          </table:table-cell>
          <table:table-cell office:value-type="string">
            <text:p>Astrophoton Observatory, Audorf</text:p>
          </table:table-cell>
        </table:table-row>
        <table:table-row table:style-name="ro2">
          <table:table-cell office:value-type="string">
            <text:p>B79</text:p>
          </table:table-cell>
          <table:table-cell office:value-type="float" office:value="11.2099">
            <text:p>11.2099</text:p>
          </table:table-cell>
          <table:table-cell office:value-type="float" office:value="0.70048">
            <text:p>0.70048</text:p>
          </table:table-cell>
          <table:table-cell office:value-type="float" office:value="0.71145">
            <text:p>0.71145</text:p>
          </table:table-cell>
          <table:table-cell office:value-type="string">
            <text:p>Marana Observatory</text:p>
          </table:table-cell>
        </table:table-row>
        <table:table-row table:style-name="ro2">
          <table:table-cell office:value-type="string">
            <text:p>B80</text:p>
          </table:table-cell>
          <table:table-cell office:value-type="float" office:value="12.74126">
            <text:p>12.74126</text:p>
          </table:table-cell>
          <table:table-cell office:value-type="float" office:value="0.742254">
            <text:p>0.742254</text:p>
          </table:table-cell>
          <table:table-cell office:value-type="float" office:value="0.66791">
            <text:p>0.66791</text:p>
          </table:table-cell>
          <table:table-cell office:value-type="string">
            <text:p>Osservatorio Astronomico Campomaggiore</text:p>
          </table:table-cell>
        </table:table-row>
        <table:table-row table:style-name="ro2">
          <table:table-cell office:value-type="string">
            <text:p>B81</text:p>
          </table:table-cell>
          <table:table-cell office:value-type="float" office:value="2.899">
            <text:p>2.899</text:p>
          </table:table-cell>
          <table:table-cell office:value-type="float" office:value="0.76967">
            <text:p>0.76967</text:p>
          </table:table-cell>
          <table:table-cell office:value-type="float" office:value="0.63634">
            <text:p>0.63634</text:p>
          </table:table-cell>
          <table:table-cell office:value-type="string">
            <text:p>Caimari</text:p>
          </table:table-cell>
        </table:table-row>
        <table:table-row table:style-name="ro2">
          <table:table-cell office:value-type="string">
            <text:p>B82</text:p>
          </table:table-cell>
          <table:table-cell office:value-type="float" office:value="9.9716">
            <text:p>9.9716</text:p>
          </table:table-cell>
          <table:table-cell office:value-type="float" office:value="0.64613">
            <text:p>0.64613</text:p>
          </table:table-cell>
          <table:table-cell office:value-type="float" office:value="0.76072">
            <text:p>0.76072</text:p>
          </table:table-cell>
          <table:table-cell office:value-type="string">
            <text:p>Maidbronn</text:p>
          </table:table-cell>
        </table:table-row>
        <table:table-row table:style-name="ro2">
          <table:table-cell office:value-type="string">
            <text:p>B83</text:p>
          </table:table-cell>
          <table:table-cell office:value-type="float" office:value="5.79769">
            <text:p>5.79769</text:p>
          </table:table-cell>
          <table:table-cell office:value-type="float" office:value="0.706034">
            <text:p>0.706034</text:p>
          </table:table-cell>
          <table:table-cell office:value-type="float" office:value="0.70585">
            <text:p>0.70585</text:p>
          </table:table-cell>
          <table:table-cell office:value-type="string">
            <text:p>Gieres</text:p>
          </table:table-cell>
        </table:table-row>
        <table:table-row table:style-name="ro2">
          <table:table-cell office:value-type="string">
            <text:p>B84</text:p>
          </table:table-cell>
          <table:table-cell office:value-type="float" office:value="3.53775">
            <text:p>3.53775</text:p>
          </table:table-cell>
          <table:table-cell office:value-type="float" office:value="0.622812">
            <text:p>0.622812</text:p>
          </table:table-cell>
          <table:table-cell office:value-type="float" office:value="0.77974">
            <text:p>0.77974</text:p>
          </table:table-cell>
          <table:table-cell office:value-type="string">
            <text:p>Cyclops Observatory, Oostkapelle</text:p>
          </table:table-cell>
        </table:table-row>
        <table:table-row table:style-name="ro2">
          <table:table-cell office:value-type="string">
            <text:p>B85</text:p>
          </table:table-cell>
          <table:table-cell office:value-type="float" office:value="6.51011">
            <text:p>6.51011</text:p>
          </table:table-cell>
          <table:table-cell office:value-type="float" office:value="0.604962">
            <text:p>0.604962</text:p>
          </table:table-cell>
          <table:table-cell office:value-type="float" office:value="0.79358">
            <text:p>0.79358</text:p>
          </table:table-cell>
          <table:table-cell office:value-type="string">
            <text:p>Beilen Observatory</text:p>
          </table:table-cell>
        </table:table-row>
        <table:table-row table:style-name="ro2">
          <table:table-cell office:value-type="string">
            <text:p>B86</text:p>
          </table:table-cell>
          <table:table-cell office:value-type="float" office:value="7.45561">
            <text:p>7.45561</text:p>
          </table:table-cell>
          <table:table-cell office:value-type="float" office:value="0.625931">
            <text:p>0.625931</text:p>
          </table:table-cell>
          <table:table-cell office:value-type="float" office:value="0.77732">
            <text:p>0.77732</text:p>
          </table:table-cell>
          <table:table-cell office:value-type="string">
            <text:p>Sternwarte Hagen</text:p>
          </table:table-cell>
        </table:table-row>
        <table:table-row table:style-name="ro2">
          <table:table-cell office:value-type="string">
            <text:p>B87</text:p>
          </table:table-cell>
          <table:table-cell office:value-type="float" office:value="2.7701">
            <text:p>2.7701</text:p>
          </table:table-cell>
          <table:table-cell office:value-type="float" office:value="0.74295">
            <text:p>0.74295</text:p>
          </table:table-cell>
          <table:table-cell office:value-type="float" office:value="0.66715">
            <text:p>0.66715</text:p>
          </table:table-cell>
          <table:table-cell office:value-type="string">
            <text:p>Banyoles</text:p>
          </table:table-cell>
        </table:table-row>
        <table:table-row table:style-name="ro2">
          <table:table-cell office:value-type="string">
            <text:p>B88</text:p>
          </table:table-cell>
          <table:table-cell office:value-type="float" office:value="8.29681">
            <text:p>8.29681</text:p>
          </table:table-cell>
          <table:table-cell office:value-type="float" office:value="0.71057">
            <text:p>0.71057</text:p>
          </table:table-cell>
          <table:table-cell office:value-type="float" office:value="0.7013">
            <text:p>0.7013</text:p>
          </table:table-cell>
          <table:table-cell office:value-type="string">
            <text:p>Bigmuskie Observatory, Mombercelli</text:p>
          </table:table-cell>
        </table:table-row>
        <table:table-row table:style-name="ro2">
          <table:table-cell office:value-type="string">
            <text:p>B89</text:p>
          </table:table-cell>
          <table:table-cell office:value-type="float" office:value="2.2619">
            <text:p>2.2619</text:p>
          </table:table-cell>
          <table:table-cell office:value-type="float" office:value="0.75018">
            <text:p>0.75018</text:p>
          </table:table-cell>
          <table:table-cell office:value-type="float" office:value="0.65907">
            <text:p>0.65907</text:p>
          </table:table-cell>
          <table:table-cell office:value-type="string">
            <text:p>Observatori Astronomic de Tiana</text:p>
          </table:table-cell>
        </table:table-row>
        <table:table-row table:style-name="ro2">
          <table:table-cell office:value-type="string">
            <text:p>B90</text:p>
          </table:table-cell>
          <table:table-cell office:value-type="float" office:value="13.29686">
            <text:p>13.29686</text:p>
          </table:table-cell>
          <table:table-cell office:value-type="float" office:value="0.693994">
            <text:p>0.693994</text:p>
          </table:table-cell>
          <table:table-cell office:value-type="float" office:value="0.7176">
            <text:p>0.7176</text:p>
          </table:table-cell>
          <table:table-cell office:value-type="string">
            <text:p>Malina River Observatory, Povoletto</text:p>
          </table:table-cell>
        </table:table-row>
        <table:table-row table:style-name="ro2">
          <table:table-cell office:value-type="string">
            <text:p>B91</text:p>
          </table:table-cell>
          <table:table-cell office:value-type="float" office:value="7.25544">
            <text:p>7.25544</text:p>
          </table:table-cell>
          <table:table-cell office:value-type="float" office:value="0.672149">
            <text:p>0.672149</text:p>
          </table:table-cell>
          <table:table-cell office:value-type="float" office:value="0.73799">
            <text:p>0.73799</text:p>
          </table:table-cell>
          <table:table-cell office:value-type="string">
            <text:p>Bollwiller</text:p>
          </table:table-cell>
        </table:table-row>
        <table:table-row table:style-name="ro2">
          <table:table-cell office:value-type="string">
            <text:p>B92</text:p>
          </table:table-cell>
          <table:table-cell office:value-type="float" office:value="0.27539">
            <text:p>0.27539</text:p>
          </table:table-cell>
          <table:table-cell office:value-type="float" office:value="0.681073">
            <text:p>0.681073</text:p>
          </table:table-cell>
          <table:table-cell office:value-type="float" office:value="0.72978">
            <text:p>0.72978</text:p>
          </table:table-cell>
          <table:table-cell office:value-type="string">
            <text:p>Chinon</text:p>
          </table:table-cell>
        </table:table-row>
        <table:table-row table:style-name="ro2">
          <table:table-cell office:value-type="string">
            <text:p>B93</text:p>
          </table:table-cell>
          <table:table-cell office:value-type="float" office:value="6.47856">
            <text:p>6.47856</text:p>
          </table:table-cell>
          <table:table-cell office:value-type="float" office:value="0.607102">
            <text:p>0.607102</text:p>
          </table:table-cell>
          <table:table-cell office:value-type="float" office:value="0.79196">
            <text:p>0.79196</text:p>
          </table:table-cell>
          <table:table-cell office:value-type="string">
            <text:p>Hoogeveen</text:p>
          </table:table-cell>
        </table:table-row>
        <table:table-row table:style-name="ro2">
          <table:table-cell office:value-type="string">
            <text:p>B94</text:p>
          </table:table-cell>
          <table:table-cell office:value-type="float" office:value="34.2817">
            <text:p>34.2817</text:p>
          </table:table-cell>
          <table:table-cell office:value-type="float" office:value="0.47422">
            <text:p>0.47422</text:p>
          </table:table-cell>
          <table:table-cell office:value-type="float" office:value="0.87748">
            <text:p>0.87748</text:p>
          </table:table-cell>
          <table:table-cell office:value-type="string">
            <text:p>Petrozavodsk</text:p>
          </table:table-cell>
        </table:table-row>
        <table:table-row table:style-name="ro2">
          <table:table-cell office:value-type="string">
            <text:p>B95</text:p>
          </table:table-cell>
          <table:table-cell office:value-type="float" office:value="8.1545">
            <text:p>8.1545</text:p>
          </table:table-cell>
          <table:table-cell office:value-type="float" office:value="0.602437">
            <text:p>0.602437</text:p>
          </table:table-cell>
          <table:table-cell office:value-type="float" office:value="0.79549">
            <text:p>0.79549</text:p>
          </table:table-cell>
          <table:table-cell office:value-type="string">
            <text:p>Achternholt</text:p>
          </table:table-cell>
        </table:table-row>
        <table:table-row table:style-name="ro2">
          <table:table-cell office:value-type="string">
            <text:p>B96</text:p>
          </table:table-cell>
          <table:table-cell office:value-type="float" office:value="4.31031">
            <text:p>4.31031</text:p>
          </table:table-cell>
          <table:table-cell office:value-type="float" office:value="0.628378">
            <text:p>0.628378</text:p>
          </table:table-cell>
          <table:table-cell office:value-type="float" office:value="0.7753">
            <text:p>0.7753</text:p>
          </table:table-cell>
          <table:table-cell office:value-type="string">
            <text:p>Brixiis Observatory, Kruibeke</text:p>
          </table:table-cell>
        </table:table-row>
        <table:table-row table:style-name="ro2">
          <table:table-cell office:value-type="string">
            <text:p>B97</text:p>
          </table:table-cell>
          <table:table-cell office:value-type="float" office:value="6.1118">
            <text:p>6.1118</text:p>
          </table:table-cell>
          <table:table-cell office:value-type="float" office:value="0.61688">
            <text:p>0.61688</text:p>
          </table:table-cell>
          <table:table-cell office:value-type="float" office:value="0.78442">
            <text:p>0.78442</text:p>
          </table:table-cell>
          <table:table-cell office:value-type="string">
            <text:p>Sterrenwacht Andromeda, Meppel</text:p>
          </table:table-cell>
        </table:table-row>
        <table:table-row table:style-name="ro1">
          <table:table-cell office:value-type="string">
            <text:p>B98</text:p>
          </table:table-cell>
          <table:table-cell office:value-type="float" office:value="11.313">
            <text:p>11.313</text:p>
          </table:table-cell>
          <table:table-cell office:value-type="float" office:value="0.728746">
            <text:p>0.728746</text:p>
          </table:table-cell>
          <table:table-cell office:value-type="float" office:value="0.68256">
            <text:p>0.68256</text:p>
          </table:table-cell>
          <table:table-cell office:value-type="string">
            <text:p>Siena</text:p>
          </table:table-cell>
        </table:table-row>
        <table:table-row table:style-name="ro2">
          <table:table-cell office:value-type="string">
            <text:p>B99</text:p>
          </table:table-cell>
          <table:table-cell office:value-type="float" office:value="0.7443">
            <text:p>0.7443</text:p>
          </table:table-cell>
          <table:table-cell office:value-type="float" office:value="0.74413">
            <text:p>0.74413</text:p>
          </table:table-cell>
          <table:table-cell office:value-type="float" office:value="0.66598">
            <text:p>0.66598</text:p>
          </table:table-cell>
          <table:table-cell office:value-type="string">
            <text:p>Santa Coloma de Gramenet</text:p>
          </table:table-cell>
        </table:table-row>
        <table:table-row table:style-name="ro2">
          <table:table-cell office:value-type="string">
            <text:p>C00</text:p>
          </table:table-cell>
          <table:table-cell office:value-type="float" office:value="30.515">
            <text:p>30.515</text:p>
          </table:table-cell>
          <table:table-cell office:value-type="float" office:value="0.55583">
            <text:p>0.55583</text:p>
          </table:table-cell>
          <table:table-cell office:value-type="float" office:value="0.82853">
            <text:p>0.82853</text:p>
          </table:table-cell>
          <table:table-cell office:value-type="string">
            <text:p>Velikie Luki</text:p>
          </table:table-cell>
        </table:table-row>
        <table:table-row table:style-name="ro2">
          <table:table-cell office:value-type="string">
            <text:p>C01</text:p>
          </table:table-cell>
          <table:table-cell office:value-type="float" office:value="13.92293">
            <text:p>13.92293</text:p>
          </table:table-cell>
          <table:table-cell office:value-type="float" office:value="0.630265">
            <text:p>0.630265</text:p>
          </table:table-cell>
          <table:table-cell office:value-type="float" office:value="0.77385">
            <text:p>0.77385</text:p>
          </table:table-cell>
          <table:table-cell office:value-type="string">
            <text:p>Lohrmann-Observatorium, Triebenberg</text:p>
          </table:table-cell>
        </table:table-row>
        <table:table-row table:style-name="ro2">
          <table:table-cell office:value-type="string">
            <text:p>C02</text:p>
          </table:table-cell>
          <table:table-cell office:value-type="float" office:value="2.5305">
            <text:p>2.5305</text:p>
          </table:table-cell>
          <table:table-cell office:value-type="float" office:value="0.7474">
            <text:p>0.7474</text:p>
          </table:table-cell>
          <table:table-cell office:value-type="float" office:value="0.66218">
            <text:p>0.66218</text:p>
          </table:table-cell>
          <table:table-cell office:value-type="string">
            <text:p>Observatorio Royal Park</text:p>
          </table:table-cell>
        </table:table-row>
        <table:table-row table:style-name="ro2">
          <table:table-cell office:value-type="string">
            <text:p>C03</text:p>
          </table:table-cell>
          <table:table-cell office:value-type="float" office:value="24.96156">
            <text:p>24.96156</text:p>
          </table:table-cell>
          <table:table-cell office:value-type="float" office:value="0.49289">
            <text:p>0.49289</text:p>
          </table:table-cell>
          <table:table-cell office:value-type="float" office:value="0.86718">
            <text:p>0.86718</text:p>
          </table:table-cell>
          <table:table-cell office:value-type="string">
            <text:p>Clayhole Observatory, Jokela</text:p>
          </table:table-cell>
        </table:table-row>
        <table:table-row table:style-name="ro2">
          <table:table-cell office:value-type="string">
            <text:p>C04</text:p>
          </table:table-cell>
          <table:table-cell office:value-type="float" office:value="37.6331">
            <text:p>37.6331</text:p>
          </table:table-cell>
          <table:table-cell office:value-type="float" office:value="0.65998">
            <text:p>0.65998</text:p>
          </table:table-cell>
          <table:table-cell office:value-type="float" office:value="0.74878">
            <text:p>0.74878</text:p>
          </table:table-cell>
          <table:table-cell office:value-type="string">
            <text:p>Kramatorsk</text:p>
          </table:table-cell>
        </table:table-row>
        <table:table-row table:style-name="ro2">
          <table:table-cell office:value-type="string">
            <text:p>C05</text:p>
          </table:table-cell>
          <table:table-cell office:value-type="float" office:value="12.1153">
            <text:p>12.1153</text:p>
          </table:table-cell>
          <table:table-cell office:value-type="float" office:value="0.68023">
            <text:p>0.68023</text:p>
          </table:table-cell>
          <table:table-cell office:value-type="float" office:value="0.73088">
            <text:p>0.73088</text:p>
          </table:table-cell>
          <table:table-cell office:value-type="string">
            <text:p>Konigsleiten</text:p>
          </table:table-cell>
        </table:table-row>
        <table:table-row table:style-name="ro1">
          <table:table-cell office:value-type="string">
            <text:p>C06</text:p>
          </table:table-cell>
          <table:table-cell office:value-type="float" office:value="92.9744">
            <text:p>92.9744</text:p>
          </table:table-cell>
          <table:table-cell office:value-type="float" office:value="0.56032">
            <text:p>0.56032</text:p>
          </table:table-cell>
          <table:table-cell office:value-type="float" office:value="0.82553">
            <text:p>0.82553</text:p>
          </table:table-cell>
          <table:table-cell office:value-type="string">
            <text:p>Krasnoyarsk</text:p>
          </table:table-cell>
        </table:table-row>
        <table:table-row table:style-name="ro2">
          <table:table-cell office:value-type="string">
            <text:p>C07</text:p>
          </table:table-cell>
          <table:table-cell office:value-type="float" office:value="0.7442">
            <text:p>0.7442</text:p>
          </table:table-cell>
          <table:table-cell office:value-type="float" office:value="0.74413">
            <text:p>0.74413</text:p>
          </table:table-cell>
          <table:table-cell office:value-type="float" office:value="0.66597">
            <text:p>0.66597</text:p>
          </table:table-cell>
          <table:table-cell office:value-type="string">
            <text:p>Anysllum Observatory, Ager</text:p>
          </table:table-cell>
        </table:table-row>
        <table:table-row table:style-name="ro2">
          <table:table-cell office:value-type="string">
            <text:p>C08</text:p>
          </table:table-cell>
          <table:table-cell office:value-type="float" office:value="17.3761">
            <text:p>17.3761</text:p>
          </table:table-cell>
          <table:table-cell office:value-type="float" office:value="0.50302">
            <text:p>0.50302</text:p>
          </table:table-cell>
          <table:table-cell office:value-type="float" office:value="0.86138">
            <text:p>0.86138</text:p>
          </table:table-cell>
          <table:table-cell office:value-type="string">
            <text:p>Fiby</text:p>
          </table:table-cell>
        </table:table-row>
        <table:table-row table:style-name="ro2">
          <table:table-cell office:value-type="string">
            <text:p>C09</text:p>
          </table:table-cell>
          <table:table-cell office:value-type="float" office:value="3.80397">
            <text:p>3.80397</text:p>
          </table:table-cell>
          <table:table-cell office:value-type="float" office:value="0.72266">
            <text:p>0.72266</text:p>
          </table:table-cell>
          <table:table-cell office:value-type="float" office:value="0.68893">
            <text:p>0.68893</text:p>
          </table:table-cell>
          <table:table-cell office:value-type="string">
            <text:p>Rouet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float" office:value="3.42622">
            <text:p>3.42622</text:p>
          </table:table-cell>
          <table:table-cell office:value-type="float" office:value="0.661039">
            <text:p>0.661039</text:p>
          </table:table-cell>
          <table:table-cell office:value-type="float" office:value="0.74787">
            <text:p>0.74787</text:p>
          </table:table-cell>
          <table:table-cell office:value-type="string">
            <text:p>Maisoncelles</text:p>
          </table:table-cell>
        </table:table-row>
        <table:table-row table:style-name="ro2">
          <table:table-cell office:value-type="string">
            <text:p>C11</text:p>
          </table:table-cell>
          <table:table-cell office:value-type="float" office:value="14.0901">
            <text:p>14.0901</text:p>
          </table:table-cell>
          <table:table-cell office:value-type="float" office:value="0.64091">
            <text:p>0.64091</text:p>
          </table:table-cell>
          <table:table-cell office:value-type="float" office:value="0.76509">
            <text:p>0.76509</text:p>
          </table:table-cell>
          <table:table-cell office:value-type="string">
            <text:p>City Observatory, Slany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float" office:value="2.1107">
            <text:p>2.1107</text:p>
          </table:table-cell>
          <table:table-cell office:value-type="float" office:value="0.74967">
            <text:p>0.74967</text:p>
          </table:table-cell>
          <table:table-cell office:value-type="float" office:value="0.65964">
            <text:p>0.65964</text:p>
          </table:table-cell>
          <table:table-cell office:value-type="string">
            <text:p>Berta Observatory, Sabadell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float" office:value="9.10031">
            <text:p>9.10031</text:p>
          </table:table-cell>
          <table:table-cell office:value-type="float" office:value="0.698332">
            <text:p>0.698332</text:p>
          </table:table-cell>
          <table:table-cell office:value-type="float" office:value="0.71343">
            <text:p>0.71343</text:p>
          </table:table-cell>
          <table:table-cell office:value-type="string">
            <text:p>Como</text:p>
          </table:table-cell>
        </table:table-row>
        <table:table-row table:style-name="ro2">
          <table:table-cell office:value-type="string">
            <text:p>C14</text:p>
          </table:table-cell>
          <table:table-cell office:value-type="float" office:value="15.967">
            <text:p>15.967</text:p>
          </table:table-cell>
          <table:table-cell office:value-type="float" office:value="0.668463">
            <text:p>0.668463</text:p>
          </table:table-cell>
          <table:table-cell office:value-type="float" office:value="0.74134">
            <text:p>0.74134</text:p>
          </table:table-cell>
          <table:table-cell office:value-type="string">
            <text:p>Sky Vistas Observatory, Eichgraben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float" office:value="132.1656">
            <text:p>132.1656</text:p>
          </table:table-cell>
          <table:table-cell office:value-type="float" office:value="0.72418">
            <text:p>0.72418</text:p>
          </table:table-cell>
          <table:table-cell office:value-type="float" office:value="0.68737">
            <text:p>0.68737</text:p>
          </table:table-cell>
          <table:table-cell office:value-type="string">
            <text:p>ISON-Ussuriysk Observatory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float" office:value="11.57261">
            <text:p>11.57261</text:p>
          </table:table-cell>
          <table:table-cell office:value-type="float" office:value="0.673618">
            <text:p>0.673618</text:p>
          </table:table-cell>
          <table:table-cell office:value-type="float" office:value="0.73661">
            <text:p>0.73661</text:p>
          </table:table-cell>
          <table:table-cell office:value-type="string">
            <text:p>Isarwinkel Observatory, Bad Tolz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float" office:value="0.74381">
            <text:p>0.74381</text:p>
          </table:table-cell>
          <table:table-cell office:value-type="float" office:value="0.744124">
            <text:p>0.744124</text:p>
          </table:table-cell>
          <table:table-cell office:value-type="float" office:value="0.66597">
            <text:p>0.66597</text:p>
          </table:table-cell>
          <table:table-cell office:value-type="string">
            <text:p>Observatorio Joan Roget, Ager</text:p>
          </table:table-cell>
        </table:table-row>
        <table:table-row table:style-name="ro2">
          <table:table-cell office:value-type="string">
            <text:p>C18</text:p>
          </table:table-cell>
          <table:table-cell office:value-type="float" office:value="3.604">
            <text:p>3.604</text:p>
          </table:table-cell>
          <table:table-cell office:value-type="float" office:value="0.634888">
            <text:p>0.634888</text:p>
          </table:table-cell>
          <table:table-cell office:value-type="float" office:value="0.77003">
            <text:p>0.77003</text:p>
          </table:table-cell>
          <table:table-cell office:value-type="string">
            <text:p>Frasnes-Lez-Anvaing</text:p>
          </table:table-cell>
        </table:table-row>
        <table:table-row table:style-name="ro2">
          <table:table-cell office:value-type="string">
            <text:p>C19</text:p>
          </table:table-cell>
          <table:table-cell office:value-type="float" office:value="5.4231">
            <text:p>5.4231</text:p>
          </table:table-cell>
          <table:table-cell office:value-type="float" office:value="0.71591">
            <text:p>0.71591</text:p>
          </table:table-cell>
          <table:table-cell office:value-type="float" office:value="0.69599">
            <text:p>0.69599</text:p>
          </table:table-cell>
          <table:table-cell office:value-type="string">
            <text:p>ROSA Observatory, Vaucluse</text:p>
          </table:table-cell>
        </table:table-row>
        <table:table-row table:style-name="ro2">
          <table:table-cell office:value-type="string">
            <text:p>C20</text:p>
          </table:table-cell>
          <table:table-cell office:value-type="float" office:value="42.66191">
            <text:p>42.66191</text:p>
          </table:table-cell>
          <table:table-cell office:value-type="float" office:value="0.723859">
            <text:p>0.723859</text:p>
          </table:table-cell>
          <table:table-cell office:value-type="float" office:value="0.6881">
            <text:p>0.6881</text:p>
          </table:table-cell>
          <table:table-cell office:value-type="string">
            <text:p>Kislovodsk Mtn. Astronomical Stn., Pulkovo Obs.</text:p>
          </table:table-cell>
        </table:table-row>
        <table:table-row table:style-name="ro2">
          <table:table-cell office:value-type="string">
            <text:p>C21</text:p>
          </table:table-cell>
          <table:table-cell office:value-type="float" office:value="0.74383">
            <text:p>0.74383</text:p>
          </table:table-cell>
          <table:table-cell office:value-type="float" office:value="0.744124">
            <text:p>0.744124</text:p>
          </table:table-cell>
          <table:table-cell office:value-type="float" office:value="0.66597">
            <text:p>0.66597</text:p>
          </table:table-cell>
          <table:table-cell office:value-type="string">
            <text:p>Observatorio Via Lactea, Ager</text:p>
          </table:table-cell>
        </table:table-row>
        <table:table-row table:style-name="ro2">
          <table:table-cell office:value-type="string">
            <text:p>C22</text:p>
          </table:table-cell>
          <table:table-cell office:value-type="float" office:value="12.9599">
            <text:p>12.9599</text:p>
          </table:table-cell>
          <table:table-cell office:value-type="float" office:value="0.63858">
            <text:p>0.63858</text:p>
          </table:table-cell>
          <table:table-cell office:value-type="float" office:value="0.76717">
            <text:p>0.76717</text:p>
          </table:table-cell>
          <table:table-cell office:value-type="string">
            <text:p>Oberwiesenthal</text:p>
          </table:table-cell>
        </table:table-row>
        <table:table-row table:style-name="ro2">
          <table:table-cell office:value-type="string">
            <text:p>C23</text:p>
          </table:table-cell>
          <table:table-cell office:value-type="float" office:value="5.15439">
            <text:p>5.15439</text:p>
          </table:table-cell>
          <table:table-cell office:value-type="float" office:value="0.628694">
            <text:p>0.628694</text:p>
          </table:table-cell>
          <table:table-cell office:value-type="float" office:value="0.77505">
            <text:p>0.77505</text:p>
          </table:table-cell>
          <table:table-cell office:value-type="string">
            <text:p>Olmen</text:p>
          </table:table-cell>
        </table:table-row>
        <table:table-row table:style-name="ro2">
          <table:table-cell office:value-type="string">
            <text:p>C24</text:p>
          </table:table-cell>
          <table:table-cell office:value-type="float" office:value="9.1331">
            <text:p>9.1331</text:p>
          </table:table-cell>
          <table:table-cell office:value-type="float" office:value="0.70036">
            <text:p>0.70036</text:p>
          </table:table-cell>
          <table:table-cell office:value-type="float" office:value="0.71145">
            <text:p>0.71145</text:p>
          </table:table-cell>
          <table:table-cell office:value-type="string">
            <text:p>Seveso</text:p>
          </table:table-cell>
        </table:table-row>
        <table:table-row table:style-name="ro2">
          <table:table-cell office:value-type="string">
            <text:p>C25</text:p>
          </table:table-cell>
          <table:table-cell office:value-type="float" office:value="13.55806">
            <text:p>13.55806</text:p>
          </table:table-cell>
          <table:table-cell office:value-type="float" office:value="0.73931">
            <text:p>0.73931</text:p>
          </table:table-cell>
          <table:table-cell office:value-type="float" office:value="0.6716">
            <text:p>0.6716</text:p>
          </table:table-cell>
          <table:table-cell office:value-type="string">
            <text:p>Pulkovo Observatory Station, Campo Imperatore</text:p>
          </table:table-cell>
        </table:table-row>
        <table:table-row table:style-name="ro2">
          <table:table-cell office:value-type="string">
            <text:p>C26</text:p>
          </table:table-cell>
          <table:table-cell office:value-type="float" office:value="4.49928">
            <text:p>4.49928</text:p>
          </table:table-cell>
          <table:table-cell office:value-type="float" office:value="0.614813">
            <text:p>0.614813</text:p>
          </table:table-cell>
          <table:table-cell office:value-type="float" office:value="0.78603">
            <text:p>0.78603</text:p>
          </table:table-cell>
          <table:table-cell office:value-type="string">
            <text:p>Levendaal Observatory, Leiden</text:p>
          </table:table-cell>
        </table:table-row>
        <table:table-row table:style-name="ro2">
          <table:table-cell office:value-type="string">
            <text:p>C27</text:p>
          </table:table-cell>
          <table:table-cell office:value-type="float" office:value="1.35302">
            <text:p>1.35302</text:p>
          </table:table-cell>
          <table:table-cell office:value-type="float" office:value="0.748763">
            <text:p>0.748763</text:p>
          </table:table-cell>
          <table:table-cell office:value-type="float" office:value="0.66075">
            <text:p>0.66075</text:p>
          </table:table-cell>
          <table:table-cell office:value-type="string">
            <text:p>Pallerols</text:p>
          </table:table-cell>
        </table:table-row>
        <table:table-row table:style-name="ro2">
          <table:table-cell office:value-type="string">
            <text:p>C28</text:p>
          </table:table-cell>
          <table:table-cell office:value-type="float" office:value="7.483">
            <text:p>7.483</text:p>
          </table:table-cell>
          <table:table-cell office:value-type="float" office:value="0.624224">
            <text:p>0.624224</text:p>
          </table:table-cell>
          <table:table-cell office:value-type="float" office:value="0.77865">
            <text:p>0.77865</text:p>
          </table:table-cell>
          <table:table-cell office:value-type="string">
            <text:p>Wellinghofen</text:p>
          </table:table-cell>
        </table:table-row>
        <table:table-row table:style-name="ro2">
          <table:table-cell office:value-type="string">
            <text:p>C29</text:p>
          </table:table-cell>
          <table:table-cell office:value-type="float" office:value="1.07889">
            <text:p>1.07889</text:p>
          </table:table-cell>
          <table:table-cell office:value-type="float" office:value="0.737202">
            <text:p>0.737202</text:p>
          </table:table-cell>
          <table:table-cell office:value-type="float" office:value="0.67377">
            <text:p>0.67377</text:p>
          </table:table-cell>
          <table:table-cell office:value-type="string">
            <text:p>Observatori Astronomic de Les Planes de Son</text:p>
          </table:table-cell>
        </table:table-row>
        <table:table-row table:style-name="ro2">
          <table:table-cell office:value-type="string">
            <text:p>C30</text:p>
          </table:table-cell>
          <table:table-cell office:value-type="float" office:value="35.3425">
            <text:p>35.3425</text:p>
          </table:table-cell>
          <table:table-cell office:value-type="float" office:value="0.47988">
            <text:p>0.47988</text:p>
          </table:table-cell>
          <table:table-cell office:value-type="float" office:value="0.8744">
            <text:p>0.8744</text:p>
          </table:table-cell>
          <table:table-cell office:value-type="string">
            <text:p>Petrozavodsk University Obs., Sheltozero Stn.</text:p>
          </table:table-cell>
        </table:table-row>
        <table:table-row table:style-name="ro2">
          <table:table-cell office:value-type="string">
            <text:p>C31</text:p>
          </table:table-cell>
          <table:table-cell office:value-type="float" office:value="6.9825">
            <text:p>6.9825</text:p>
          </table:table-cell>
          <table:table-cell office:value-type="float" office:value="0.62777">
            <text:p>0.62777</text:p>
          </table:table-cell>
          <table:table-cell office:value-type="float" office:value="0.77581">
            <text:p>0.77581</text:p>
          </table:table-cell>
          <table:table-cell office:value-type="string">
            <text:p>Sternwarte Neanderhoehe Hochdahl e.V., Erkrath</text:p>
          </table:table-cell>
        </table:table-row>
        <table:table-row table:style-name="ro2">
          <table:table-cell office:value-type="string">
            <text:p>C32</text:p>
          </table:table-cell>
          <table:table-cell office:value-type="float" office:value="41.4258">
            <text:p>41.4258</text:p>
          </table:table-cell>
          <table:table-cell office:value-type="float" office:value="0.72496">
            <text:p>0.72496</text:p>
          </table:table-cell>
          <table:table-cell office:value-type="float" office:value="0.68694">
            <text:p>0.68694</text:p>
          </table:table-cell>
          <table:table-cell office:value-type="string">
            <text:p>Ka-Dar Observatory, TAU Station, Nizhny Arkhyz</text:p>
          </table:table-cell>
        </table:table-row>
        <table:table-row table:style-name="ro2">
          <table:table-cell office:value-type="string">
            <text:p>C33</text:p>
          </table:table-cell>
          <table:table-cell office:value-type="float" office:value="2.8989">
            <text:p>2.8989</text:p>
          </table:table-cell>
          <table:table-cell office:value-type="float" office:value="0.76967">
            <text:p>0.76967</text:p>
          </table:table-cell>
          <table:table-cell office:value-type="float" office:value="0.63634">
            <text:p>0.63634</text:p>
          </table:table-cell>
          <table:table-cell office:value-type="string">
            <text:p>Observatorio CEAM, Caimari</text:p>
          </table:table-cell>
        </table:table-row>
        <table:table-row table:style-name="ro1">
          <table:table-cell office:value-type="string">
            <text:p>C34</text:p>
          </table:table-cell>
          <table:table-cell office:value-type="float" office:value="19.0108">
            <text:p>19.0108</text:p>
          </table:table-cell>
          <table:table-cell office:value-type="float" office:value="0.69361">
            <text:p>0.69361</text:p>
          </table:table-cell>
          <table:table-cell office:value-type="float" office:value="0.71796">
            <text:p>0.71796</text:p>
          </table:table-cell>
          <table:table-cell office:value-type="string">
            <text:p>Baja Astronomical Observatory</text:p>
          </table:table-cell>
        </table:table-row>
        <table:table-row table:style-name="ro2">
          <table:table-cell office:value-type="string">
            <text:p>C35</text:p>
          </table:table-cell>
          <table:table-cell office:value-type="float" office:value="2.0349">
            <text:p>2.0349</text:p>
          </table:table-cell>
          <table:table-cell office:value-type="float" office:value="0.74927">
            <text:p>0.74927</text:p>
          </table:table-cell>
          <table:table-cell office:value-type="float" office:value="0.66012">
            <text:p>0.66012</text:p>
          </table:table-cell>
          <table:table-cell office:value-type="string">
            <text:p>Terrassa</text:p>
          </table:table-cell>
        </table:table-row>
        <table:table-row table:style-name="ro2">
          <table:table-cell office:value-type="string">
            <text:p>C36</text:p>
          </table:table-cell>
          <table:table-cell office:value-type="float" office:value="30.3086">
            <text:p>30.3086</text:p>
          </table:table-cell>
          <table:table-cell office:value-type="float" office:value="0.5823">
            <text:p>0.5823</text:p>
          </table:table-cell>
          <table:table-cell office:value-type="float" office:value="0.81028">
            <text:p>0.81028</text:p>
          </table:table-cell>
          <table:table-cell office:value-type="string">
            <text:p>Starry Wanderer Observatory, Baran'</text:p>
          </table:table-cell>
        </table:table-row>
        <table:table-row table:style-name="ro2">
          <table:table-cell office:value-type="string">
            <text:p>C37</text:p>
          </table:table-cell>
          <table:table-cell office:value-type="float" office:value="1.0183">
            <text:p>1.0183</text:p>
          </table:table-cell>
          <table:table-cell office:value-type="float" office:value="0.614242">
            <text:p>0.614242</text:p>
          </table:table-cell>
          <table:table-cell office:value-type="float" office:value="0.78648">
            <text:p>0.78648</text:p>
          </table:table-cell>
          <table:table-cell office:value-type="string">
            <text:p>Stowupland</text:p>
          </table:table-cell>
        </table:table-row>
        <table:table-row table:style-name="ro2">
          <table:table-cell office:value-type="string">
            <text:p>C38</text:p>
          </table:table-cell>
          <table:table-cell office:value-type="float" office:value="7.64911">
            <text:p>7.64911</text:p>
          </table:table-cell>
          <table:table-cell office:value-type="float" office:value="0.703322">
            <text:p>0.703322</text:p>
          </table:table-cell>
          <table:table-cell office:value-type="float" office:value="0.70858">
            <text:p>0.70858</text:p>
          </table:table-cell>
          <table:table-cell office:value-type="string">
            <text:p>Varuna Observatory, Cuorgne</text:p>
          </table:table-cell>
        </table:table-row>
        <table:table-row table:style-name="ro2">
          <table:table-cell office:value-type="string">
            <text:p>C39</text:p>
          </table:table-cell>
          <table:table-cell office:value-type="float" office:value="5.7992">
            <text:p>5.7992</text:p>
          </table:table-cell>
          <table:table-cell office:value-type="float" office:value="0.61929">
            <text:p>0.61929</text:p>
          </table:table-cell>
          <table:table-cell office:value-type="float" office:value="0.78253">
            <text:p>0.78253</text:p>
          </table:table-cell>
          <table:table-cell office:value-type="string">
            <text:p>Nijmegen</text:p>
          </table:table-cell>
        </table:table-row>
        <table:table-row table:style-name="ro2">
          <table:table-cell office:value-type="string">
            <text:p>C40</text:p>
          </table:table-cell>
          <table:table-cell office:value-type="float" office:value="39.0308">
            <text:p>39.0308</text:p>
          </table:table-cell>
          <table:table-cell office:value-type="float" office:value="0.70806">
            <text:p>0.70806</text:p>
          </table:table-cell>
          <table:table-cell office:value-type="float" office:value="0.7038">
            <text:p>0.7038</text:p>
          </table:table-cell>
          <table:table-cell office:value-type="string">
            <text:p>Kuban State University Astrophysical Observatory</text:p>
          </table:table-cell>
        </table:table-row>
        <table:table-row table:style-name="ro2">
          <table:table-cell office:value-type="string">
            <text:p>C41</text:p>
          </table:table-cell>
          <table:table-cell office:value-type="float" office:value="42.66126">
            <text:p>42.66126</text:p>
          </table:table-cell>
          <table:table-cell office:value-type="float" office:value="0.723857">
            <text:p>0.723857</text:p>
          </table:table-cell>
          <table:table-cell office:value-type="float" office:value="0.6881">
            <text:p>0.6881</text:p>
          </table:table-cell>
          <table:table-cell office:value-type="string">
            <text:p>MASTER-II Observatory, Kislovodsk</text:p>
          </table:table-cell>
        </table:table-row>
        <table:table-row table:style-name="ro2">
          <table:table-cell office:value-type="string">
            <text:p>C42</text:p>
          </table:table-cell>
          <table:table-cell office:value-type="float" office:value="87.1778">
            <text:p>87.1778</text:p>
          </table:table-cell>
          <table:table-cell office:value-type="float" office:value="0.72711">
            <text:p>0.72711</text:p>
          </table:table-cell>
          <table:table-cell office:value-type="float" office:value="0.68469">
            <text:p>0.68469</text:p>
          </table:table-cell>
          <table:table-cell office:value-type="string">
            <text:p>Xingming Observatory, Mt. Nanshan</text:p>
          </table:table-cell>
        </table:table-row>
        <table:table-row table:style-name="ro2">
          <table:table-cell office:value-type="string">
            <text:p>C43</text:p>
          </table:table-cell>
          <table:table-cell office:value-type="float" office:value="14.2792">
            <text:p>14.2792</text:p>
          </table:table-cell>
          <table:table-cell office:value-type="float" office:value="0.62451">
            <text:p>0.62451</text:p>
          </table:table-cell>
          <table:table-cell office:value-type="float" office:value="0.77842">
            <text:p>0.77842</text:p>
          </table:table-cell>
          <table:table-cell office:value-type="string">
            <text:p>Hoyerswerda</text:p>
          </table:table-cell>
        </table:table-row>
        <table:table-row table:style-name="ro2">
          <table:table-cell office:value-type="string">
            <text:p>C44</text:p>
          </table:table-cell>
          <table:table-cell office:value-type="float" office:value="9.02239">
            <text:p>9.02239</text:p>
          </table:table-cell>
          <table:table-cell office:value-type="float" office:value="0.696268">
            <text:p>0.696268</text:p>
          </table:table-cell>
          <table:table-cell office:value-type="float" office:value="0.71556">
            <text:p>0.71556</text:p>
          </table:table-cell>
          <table:table-cell office:value-type="string">
            <text:p>A. Volta Observatory, Lanzo d'Intelvi</text:p>
          </table:table-cell>
        </table:table-row>
        <table:table-row table:style-name="ro2">
          <table:table-cell office:value-type="string">
            <text:p>C45</text:p>
          </table:table-cell>
          <table:table-cell office:value-type="float" office:value="12.40639">
            <text:p>12.40639</text:p>
          </table:table-cell>
          <table:table-cell office:value-type="float" office:value="0.744413">
            <text:p>0.744413</text:p>
          </table:table-cell>
          <table:table-cell office:value-type="float" office:value="0.66551">
            <text:p>0.66551</text:p>
          </table:table-cell>
          <table:table-cell office:value-type="string">
            <text:p>MPC1 Cassia Observatory, La Giustiniana</text:p>
          </table:table-cell>
        </table:table-row>
        <table:table-row table:style-name="ro2">
          <table:table-cell office:value-type="string">
            <text:p>C46</text:p>
          </table:table-cell>
          <table:table-cell office:value-type="float" office:value="69.12219">
            <text:p>69.12219</text:p>
          </table:table-cell>
          <table:table-cell office:value-type="float" office:value="0.57662">
            <text:p>0.57662</text:p>
          </table:table-cell>
          <table:table-cell office:value-type="float" office:value="0.81429">
            <text:p>0.81429</text:p>
          </table:table-cell>
          <table:table-cell office:value-type="string">
            <text:p>Horizon Observatory, Petropavlovsk</text:p>
          </table:table-cell>
        </table:table-row>
        <table:table-row table:style-name="ro2">
          <table:table-cell office:value-type="string">
            <text:p>C47</text:p>
          </table:table-cell>
          <table:table-cell office:value-type="float" office:value="15.2356">
            <text:p>15.2356</text:p>
          </table:table-cell>
          <table:table-cell office:value-type="float" office:value="0.66017">
            <text:p>0.66017</text:p>
          </table:table-cell>
          <table:table-cell office:value-type="float" office:value="0.74871">
            <text:p>0.74871</text:p>
          </table:table-cell>
          <table:table-cell office:value-type="string">
            <text:p>Nonndorf</text:p>
          </table:table-cell>
        </table:table-row>
        <table:table-row table:style-name="ro2">
          <table:table-cell office:value-type="string">
            <text:p>C48</text:p>
          </table:table-cell>
          <table:table-cell office:value-type="float" office:value="100.9214">
            <text:p>100.9214</text:p>
          </table:table-cell>
          <table:table-cell office:value-type="float" office:value="0.62235">
            <text:p>0.62235</text:p>
          </table:table-cell>
          <table:table-cell office:value-type="float" office:value="0.78051">
            <text:p>0.78051</text:p>
          </table:table-cell>
          <table:table-cell office:value-type="string">
            <text:p>Sayan Solar Observatory, Irkutsk</text:p>
          </table:table-cell>
        </table:table-row>
        <table:table-row table:style-name="ro1">
          <table:table-cell office:value-type="string">
            <text:p>C49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STEREO-A</text:p>
          </table:table-cell>
        </table:table-row>
        <table:table-row table:style-name="ro1">
          <table:table-cell office:value-type="string">
            <text:p>C50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STEREO-B</text:p>
          </table:table-cell>
        </table:table-row>
        <table:table-row table:style-name="ro1">
          <table:table-cell office:value-type="string">
            <text:p>C51</text:p>
          </table:table-cell>
          <table:table-cell office:value-type="string">
            <text:p><text:s text:c="10"/></text:p>
          </table:table-cell>
          <table:table-cell table:number-columns-repeated="2" office:value-type="string">
            <text:p><text:s text:c="8"/></text:p>
          </table:table-cell>
          <table:table-cell office:value-type="string">
            <text:p>WISE</text:p>
          </table:table-cell>
        </table:table-row>
        <table:table-row table:style-name="ro2">
          <table:table-cell office:value-type="string">
            <text:p>C60</text:p>
          </table:table-cell>
          <table:table-cell office:value-type="float" office:value="7.06926">
            <text:p>7.06926</text:p>
          </table:table-cell>
          <table:table-cell office:value-type="float" office:value="0.634261">
            <text:p>0.634261</text:p>
          </table:table-cell>
          <table:table-cell office:value-type="float" office:value="0.77054">
            <text:p>0.77054</text:p>
          </table:table-cell>
          <table:table-cell office:value-type="string">
            <text:p>Argelander Institute for Astronomy Obs., Bonn</text:p>
          </table:table-cell>
        </table:table-row>
        <table:table-row table:style-name="ro2">
          <table:table-cell office:value-type="string">
            <text:p>C61</text:p>
          </table:table-cell>
          <table:table-cell office:value-type="float" office:value="2.58202">
            <text:p>2.58202</text:p>
          </table:table-cell>
          <table:table-cell office:value-type="float" office:value="0.658892">
            <text:p>0.658892</text:p>
          </table:table-cell>
          <table:table-cell office:value-type="float" office:value="0.74972">
            <text:p>0.74972</text:p>
          </table:table-cell>
          <table:table-cell office:value-type="string">
            <text:p>Chelles</text:p>
          </table:table-cell>
        </table:table-row>
        <table:table-row table:style-name="ro2">
          <table:table-cell office:value-type="string">
            <text:p>C62</text:p>
          </table:table-cell>
          <table:table-cell office:value-type="float" office:value="11.3467">
            <text:p>11.3467</text:p>
          </table:table-cell>
          <table:table-cell office:value-type="float" office:value="0.68967">
            <text:p>0.68967</text:p>
          </table:table-cell>
          <table:table-cell office:value-type="float" office:value="0.72175">
            <text:p>0.72175</text:p>
          </table:table-cell>
          <table:table-cell office:value-type="string">
            <text:p>Eurac Observatory, Bolzano</text:p>
          </table:table-cell>
        </table:table-row>
        <table:table-row table:style-name="ro2">
          <table:table-cell office:value-type="string">
            <text:p>C63</text:p>
          </table:table-cell>
          <table:table-cell office:value-type="float" office:value="9.9797">
            <text:p>9.9797</text:p>
          </table:table-cell>
          <table:table-cell office:value-type="float" office:value="0.69363">
            <text:p>0.69363</text:p>
          </table:table-cell>
          <table:table-cell office:value-type="float" office:value="0.71819">
            <text:p>0.71819</text:p>
          </table:table-cell>
          <table:table-cell office:value-type="string">
            <text:p>Giuseppe Piazzi Observatory, Ponte in Valtellina</text:p>
          </table:table-cell>
        </table:table-row>
        <table:table-row table:style-name="ro2">
          <table:table-cell office:value-type="string">
            <text:p>C64</text:p>
          </table:table-cell>
          <table:table-cell office:value-type="float" office:value="15.28439">
            <text:p>15.28439</text:p>
          </table:table-cell>
          <table:table-cell office:value-type="float" office:value="0.67138">
            <text:p>0.67138</text:p>
          </table:table-cell>
          <table:table-cell office:value-type="float" office:value="0.73881">
            <text:p>0.73881</text:p>
          </table:table-cell>
          <table:table-cell office:value-type="string">
            <text:p>Puchenstuben</text:p>
          </table:table-cell>
        </table:table-row>
        <table:table-row table:style-name="ro2">
          <table:table-cell office:value-type="string">
            <text:p>C65</text:p>
          </table:table-cell>
          <table:table-cell office:value-type="float" office:value="0.72965">
            <text:p>0.72965</text:p>
          </table:table-cell>
          <table:table-cell office:value-type="float" office:value="0.743841">
            <text:p>0.743841</text:p>
          </table:table-cell>
          <table:table-cell office:value-type="float" office:value="0.66648">
            <text:p>0.66648</text:p>
          </table:table-cell>
          <table:table-cell office:value-type="string">
            <text:p>Observatori Astronomic del Montsec</text:p>
          </table:table-cell>
        </table:table-row>
        <table:table-row table:style-name="ro2">
          <table:table-cell office:value-type="string">
            <text:p>C66</text:p>
          </table:table-cell>
          <table:table-cell office:value-type="float" office:value="2.805">
            <text:p>2.805</text:p>
          </table:table-cell>
          <table:table-cell office:value-type="float" office:value="0.77084">
            <text:p>0.77084</text:p>
          </table:table-cell>
          <table:table-cell office:value-type="float" office:value="0.63493">
            <text:p>0.63493</text:p>
          </table:table-cell>
          <table:table-cell office:value-type="string">
            <text:p>Observatorio El Cielo de Consell</text:p>
          </table:table-cell>
        </table:table-row>
        <table:table-row table:style-name="ro2">
          <table:table-cell office:value-type="string">
            <text:p>C67</text:p>
          </table:table-cell>
          <table:table-cell office:value-type="float" office:value="12.2199">
            <text:p>12.2199</text:p>
          </table:table-cell>
          <table:table-cell office:value-type="float" office:value="0.59747">
            <text:p>0.59747</text:p>
          </table:table-cell>
          <table:table-cell office:value-type="float" office:value="0.79922">
            <text:p>0.79922</text:p>
          </table:table-cell>
          <table:table-cell office:value-type="string">
            <text:p>Gnevsdorf</text:p>
          </table:table-cell>
        </table:table-row>
        <table:table-row table:style-name="ro2">
          <table:table-cell office:value-type="string">
            <text:p>C68</text:p>
          </table:table-cell>
          <table:table-cell office:value-type="float" office:value="23.89339">
            <text:p>23.89339</text:p>
          </table:table-cell>
          <table:table-cell office:value-type="float" office:value="0.789058">
            <text:p>0.789058</text:p>
          </table:table-cell>
          <table:table-cell office:value-type="float" office:value="0.6123">
            <text:p>0.6123</text:p>
          </table:table-cell>
          <table:table-cell office:value-type="string">
            <text:p>Ellinogermaniki Agogi Observatory, Pallini</text:p>
          </table:table-cell>
        </table:table-row>
        <table:table-row table:style-name="ro2">
          <table:table-cell office:value-type="string">
            <text:p>C69</text:p>
          </table:table-cell>
          <table:table-cell office:value-type="float" office:value="13.3611">
            <text:p>13.3611</text:p>
          </table:table-cell>
          <table:table-cell office:value-type="float" office:value="0.65835">
            <text:p>0.65835</text:p>
          </table:table-cell>
          <table:table-cell office:value-type="float" office:value="0.75036">
            <text:p>0.75036</text:p>
          </table:table-cell>
          <table:table-cell office:value-type="string">
            <text:p>Bayerwald Sternwarte, Neuhuette</text:p>
          </table:table-cell>
        </table:table-row>
        <table:table-row table:style-name="ro2">
          <table:table-cell office:value-type="string">
            <text:p>C70</text:p>
          </table:table-cell>
          <table:table-cell office:value-type="float" office:value="4.49775">
            <text:p>4.49775</text:p>
          </table:table-cell>
          <table:table-cell office:value-type="float" office:value="0.614779">
            <text:p>0.614779</text:p>
          </table:table-cell>
          <table:table-cell office:value-type="float" office:value="0.78605">
            <text:p>0.78605</text:p>
          </table:table-cell>
          <table:table-cell office:value-type="string">
            <text:p>Uiterstegracht Station, Leiden</text:p>
          </table:table-cell>
        </table:table-row>
        <table:table-row table:style-name="ro2">
          <table:table-cell office:value-type="string">
            <text:p>C71</text:p>
          </table:table-cell>
          <table:table-cell office:value-type="float" office:value="1.4892">
            <text:p>1.4892</text:p>
          </table:table-cell>
          <table:table-cell office:value-type="float" office:value="0.7478">
            <text:p>0.7478</text:p>
          </table:table-cell>
          <table:table-cell office:value-type="float" office:value="0.66186">
            <text:p>0.66186</text:p>
          </table:table-cell>
          <table:table-cell office:value-type="string">
            <text:p>Sant Marti Sesgueioles</text:p>
          </table:table-cell>
        </table:table-row>
        <table:table-row table:style-name="ro1">
          <table:table-cell office:value-type="string">
            <text:p>C72</text:p>
          </table:table-cell>
          <table:table-cell office:value-type="float" office:value="12.8717">
            <text:p>12.8717</text:p>
          </table:table-cell>
          <table:table-cell office:value-type="float" office:value="0.74621">
            <text:p>0.74621</text:p>
          </table:table-cell>
          <table:table-cell office:value-type="float" office:value="0.66358">
            <text:p>0.66358</text:p>
          </table:table-cell>
          <table:table-cell office:value-type="string">
            <text:p>Palestrina</text:p>
          </table:table-cell>
        </table:table-row>
        <table:table-row table:style-name="ro2">
          <table:table-cell office:value-type="string">
            <text:p>C73</text:p>
          </table:table-cell>
          <table:table-cell office:value-type="float" office:value="28.0325">
            <text:p>28.0325</text:p>
          </table:table-cell>
          <table:table-cell office:value-type="float" office:value="0.70312">
            <text:p>0.70312</text:p>
          </table:table-cell>
          <table:table-cell office:value-type="float" office:value="0.7087">
            <text:p>0.7087</text:p>
          </table:table-cell>
          <table:table-cell office:value-type="string">
            <text:p>Galati Observatory</text:p>
          </table:table-cell>
        </table:table-row>
        <table:table-row table:style-name="ro2">
          <table:table-cell office:value-type="string">
            <text:p>C74</text:p>
          </table:table-cell>
          <table:table-cell office:value-type="float" office:value="0.7449">
            <text:p>0.7449</text:p>
          </table:table-cell>
          <table:table-cell office:value-type="float" office:value="0.74412">
            <text:p>0.74412</text:p>
          </table:table-cell>
          <table:table-cell office:value-type="float" office:value="0.66598">
            <text:p>0.66598</text:p>
          </table:table-cell>
          <table:table-cell office:value-type="string">
            <text:p>Observatorio El Teatrillo de Lyra, Ager</text:p>
          </table:table-cell>
        </table:table-row>
        <table:table-row table:style-name="ro2">
          <table:table-cell office:value-type="string">
            <text:p>C75</text:p>
          </table:table-cell>
          <table:table-cell office:value-type="float" office:value="13.2225">
            <text:p>13.2225</text:p>
          </table:table-cell>
          <table:table-cell office:value-type="float" office:value="0.69384">
            <text:p>0.69384</text:p>
          </table:table-cell>
          <table:table-cell office:value-type="float" office:value="0.71776">
            <text:p>0.71776</text:p>
          </table:table-cell>
          <table:table-cell office:value-type="string">
            <text:p>Whitestar Observatory, Borgobello</text:p>
          </table:table-cell>
        </table:table-row>
        <table:table-row table:style-name="ro2">
          <table:table-cell office:value-type="string">
            <text:p>C76</text:p>
          </table:table-cell>
          <table:table-cell office:value-type="float" office:value="0.74431">
            <text:p>0.74431</text:p>
          </table:table-cell>
          <table:table-cell office:value-type="float" office:value="0.744127">
            <text:p>0.744127</text:p>
          </table:table-cell>
          <table:table-cell office:value-type="float" office:value="0.66597">
            <text:p>0.66597</text:p>
          </table:table-cell>
          <table:table-cell office:value-type="string">
            <text:p>Observatorio Estels, Ager</text:p>
          </table:table-cell>
        </table:table-row>
        <table:table-row table:style-name="ro2">
          <table:table-cell office:value-type="string">
            <text:p>C77</text:p>
          </table:table-cell>
          <table:table-cell office:value-type="float" office:value="7.4535">
            <text:p>7.4535</text:p>
          </table:table-cell>
          <table:table-cell office:value-type="float" office:value="0.71589">
            <text:p>0.71589</text:p>
          </table:table-cell>
          <table:table-cell office:value-type="float" office:value="0.696">
            <text:p>0.696</text:p>
          </table:table-cell>
          <table:table-cell office:value-type="string">
            <text:p>Bernezzo Observatory</text:p>
          </table:table-cell>
        </table:table-row>
        <table:table-row table:style-name="ro2">
          <table:table-cell office:value-type="string">
            <text:p>C78</text:p>
          </table:table-cell>
          <table:table-cell office:value-type="float" office:value="34.81242">
            <text:p>34.81242</text:p>
          </table:table-cell>
          <table:table-cell office:value-type="float" office:value="0.849698">
            <text:p>0.849698</text:p>
          </table:table-cell>
          <table:table-cell office:value-type="float" office:value="0.52551">
            <text:p>0.52551</text:p>
          </table:table-cell>
          <table:table-cell office:value-type="string">
            <text:p>Martin S. Kraar Observatory, Rehovot</text:p>
          </table:table-cell>
        </table:table-row>
        <table:table-row table:style-name="ro2">
          <table:table-cell office:value-type="string">
            <text:p>C79</text:p>
          </table:table-cell>
          <table:table-cell office:value-type="float" office:value="2.7855">
            <text:p>2.7855</text:p>
          </table:table-cell>
          <table:table-cell office:value-type="float" office:value="0.74801">
            <text:p>0.74801</text:p>
          </table:table-cell>
          <table:table-cell office:value-type="float" office:value="0.66147">
            <text:p>0.66147</text:p>
          </table:table-cell>
          <table:table-cell office:value-type="string">
            <text:p>Roser Observatory, Blanes</text:p>
          </table:table-cell>
        </table:table-row>
        <table:table-row table:style-name="ro1">
          <table:table-cell office:value-type="string">
            <text:p>C80</text:p>
          </table:table-cell>
          <table:table-cell office:value-type="float" office:value="47.2344">
            <text:p>47.2344</text:p>
          </table:table-cell>
          <table:table-cell office:value-type="float" office:value="0.77027">
            <text:p>0.77027</text:p>
          </table:table-cell>
          <table:table-cell office:value-type="float" office:value="0.63559">
            <text:p>0.63559</text:p>
          </table:table-cell>
          <table:table-cell office:value-type="string">
            <text:p>Don Astronomical Observatory, Rostov-on-Don</text:p>
          </table:table-cell>
        </table:table-row>
        <table:table-row table:style-name="ro1">
          <table:table-cell office:value-type="string">
            <text:p>C81</text:p>
          </table:table-cell>
          <table:table-cell office:value-type="float" office:value="10.84098">
            <text:p>10.84098</text:p>
          </table:table-cell>
          <table:table-cell office:value-type="float" office:value="0.693023">
            <text:p>0.693023</text:p>
          </table:table-cell>
          <table:table-cell office:value-type="float" office:value="0.71887">
            <text:p>0.71887</text:p>
          </table:table-cell>
          <table:table-cell office:value-type="string">
            <text:p>Dolomites Astronomical Observatory</text:p>
          </table:table-cell>
        </table:table-row>
        <table:table-row table:style-name="ro2">
          <table:table-cell office:value-type="string">
            <text:p>C82</text:p>
          </table:table-cell>
          <table:table-cell office:value-type="float" office:value="14.35763">
            <text:p>14.35763</text:p>
          </table:table-cell>
          <table:table-cell office:value-type="float" office:value="0.760171">
            <text:p>0.760171</text:p>
          </table:table-cell>
          <table:table-cell office:value-type="float" office:value="0.64761">
            <text:p>0.64761</text:p>
          </table:table-cell>
          <table:table-cell office:value-type="string">
            <text:p>Osservatorio Astronomico Nastro Verde, Sorrento</text:p>
          </table:table-cell>
        </table:table-row>
        <table:table-row table:style-name="ro2">
          <table:table-cell office:value-type="string">
            <text:p>C83</text:p>
          </table:table-cell>
          <table:table-cell office:value-type="float" office:value="91.8425">
            <text:p>91.8425</text:p>
          </table:table-cell>
          <table:table-cell office:value-type="float" office:value="0.5593">
            <text:p>0.5593</text:p>
          </table:table-cell>
          <table:table-cell office:value-type="float" office:value="0.82626">
            <text:p>0.82626</text:p>
          </table:table-cell>
          <table:table-cell office:value-type="string">
            <text:p>Badalozhnyj Observatory</text:p>
          </table:table-cell>
        </table:table-row>
        <table:table-row table:style-name="ro2">
          <table:table-cell office:value-type="string">
            <text:p>C84</text:p>
          </table:table-cell>
          <table:table-cell office:value-type="float" office:value="2.24372">
            <text:p>2.24372</text:p>
          </table:table-cell>
          <table:table-cell office:value-type="float" office:value="0.75069">
            <text:p>0.75069</text:p>
          </table:table-cell>
          <table:table-cell office:value-type="float" office:value="0.65844">
            <text:p>0.65844</text:p>
          </table:table-cell>
          <table:table-cell office:value-type="string">
            <text:p>Badalona</text:p>
          </table:table-cell>
        </table:table-row>
        <table:table-row table:style-name="ro2">
          <table:table-cell office:value-type="string">
            <text:p>C85</text:p>
          </table:table-cell>
          <table:table-cell office:value-type="float" office:value="1.2408">
            <text:p>1.2408</text:p>
          </table:table-cell>
          <table:table-cell office:value-type="float" office:value="0.77939">
            <text:p>0.77939</text:p>
          </table:table-cell>
          <table:table-cell office:value-type="float" office:value="0.62448">
            <text:p>0.62448</text:p>
          </table:table-cell>
          <table:table-cell office:value-type="string">
            <text:p>Observatorio Cala d'Hort, Ibiza</text:p>
          </table:table-cell>
        </table:table-row>
        <table:table-row table:style-name="ro2">
          <table:table-cell office:value-type="string">
            <text:p>C86</text:p>
          </table:table-cell>
          <table:table-cell office:value-type="float" office:value="2.7813">
            <text:p>2.7813</text:p>
          </table:table-cell>
          <table:table-cell office:value-type="float" office:value="0.74801">
            <text:p>0.74801</text:p>
          </table:table-cell>
          <table:table-cell office:value-type="float" office:value="0.66147">
            <text:p>0.66147</text:p>
          </table:table-cell>
          <table:table-cell office:value-type="string">
            <text:p>Blanes</text:p>
          </table:table-cell>
        </table:table-row>
        <table:table-row table:style-name="ro2">
          <table:table-cell office:value-type="string">
            <text:p>C87</text:p>
          </table:table-cell>
          <table:table-cell office:value-type="float" office:value="8.7689">
            <text:p>8.7689</text:p>
          </table:table-cell>
          <table:table-cell office:value-type="float" office:value="0.64913">
            <text:p>0.64913</text:p>
          </table:table-cell>
          <table:table-cell office:value-type="float" office:value="0.75817">
            <text:p>0.75817</text:p>
          </table:table-cell>
          <table:table-cell office:value-type="string">
            <text:p>Rimbach</text:p>
          </table:table-cell>
        </table:table-row>
        <table:table-row table:style-name="ro2">
          <table:table-cell office:value-type="string">
            <text:p>C88</text:p>
          </table:table-cell>
          <table:table-cell office:value-type="float" office:value="11.18331">
            <text:p>11.18331</text:p>
          </table:table-cell>
          <table:table-cell office:value-type="float" office:value="0.729763">
            <text:p>0.729763</text:p>
          </table:table-cell>
          <table:table-cell office:value-type="float" office:value="0.68148">
            <text:p>0.68148</text:p>
          </table:table-cell>
          <table:table-cell office:value-type="string">
            <text:p>Montarrenti Observatory, Siena</text:p>
          </table:table-cell>
        </table:table-row>
        <table:table-row table:style-name="ro2">
          <table:table-cell office:value-type="string">
            <text:p>C89</text:p>
          </table:table-cell>
          <table:table-cell office:value-type="float" office:value="21.55558">
            <text:p>21.55558</text:p>
          </table:table-cell>
          <table:table-cell office:value-type="float" office:value="0.730958">
            <text:p>0.730958</text:p>
          </table:table-cell>
          <table:table-cell office:value-type="float" office:value="0.68039">
            <text:p>0.68039</text:p>
          </table:table-cell>
          <table:table-cell office:value-type="string">
            <text:p>Astronomical Station Vidojevica</text:p>
          </table:table-cell>
        </table:table-row>
        <table:table-row table:style-name="ro2">
          <table:table-cell office:value-type="string">
            <text:p>C90</text:p>
          </table:table-cell>
          <table:table-cell office:value-type="float" office:value="1.05181">
            <text:p>1.05181</text:p>
          </table:table-cell>
          <table:table-cell office:value-type="float" office:value="0.754546">
            <text:p>0.754546</text:p>
          </table:table-cell>
          <table:table-cell office:value-type="float" office:value="0.65406">
            <text:p>0.65406</text:p>
          </table:table-cell>
          <table:table-cell office:value-type="string">
            <text:p>Vinyols</text:p>
          </table:table-cell>
        </table:table-row>
        <table:table-row table:style-name="ro2">
          <table:table-cell office:value-type="string">
            <text:p>C91</text:p>
          </table:table-cell>
          <table:table-cell office:value-type="float" office:value="11.22621">
            <text:p>11.22621</text:p>
          </table:table-cell>
          <table:table-cell office:value-type="float" office:value="0.717604">
            <text:p>0.717604</text:p>
          </table:table-cell>
          <table:table-cell office:value-type="float" office:value="0.69421">
            <text:p>0.69421</text:p>
          </table:table-cell>
          <table:table-cell office:value-type="string">
            <text:p>Montevenere Observatory, Monzuno</text:p>
          </table:table-cell>
        </table:table-row>
        <table:table-row table:style-name="ro2">
          <table:table-cell office:value-type="string">
            <text:p>C92</text:p>
          </table:table-cell>
          <table:table-cell office:value-type="float" office:value="13.61">
            <text:p>13.61</text:p>
          </table:table-cell>
          <table:table-cell office:value-type="float" office:value="0.72742">
            <text:p>0.72742</text:p>
          </table:table-cell>
          <table:table-cell office:value-type="float" office:value="0.68392">
            <text:p>0.68392</text:p>
          </table:table-cell>
          <table:table-cell office:value-type="string">
            <text:p>Valdicerro Observatory, Loreto</text:p>
          </table:table-cell>
        </table:table-row>
        <table:table-row table:style-name="ro2">
          <table:table-cell office:value-type="string">
            <text:p>C93</text:p>
          </table:table-cell>
          <table:table-cell office:value-type="float" office:value="13.4064">
            <text:p>13.4064</text:p>
          </table:table-cell>
          <table:table-cell office:value-type="float" office:value="0.74042">
            <text:p>0.74042</text:p>
          </table:table-cell>
          <table:table-cell office:value-type="float" office:value="0.67004">
            <text:p>0.67004</text:p>
          </table:table-cell>
          <table:table-cell office:value-type="string">
            <text:p>Bellavista Observatory, L'Aquila</text:p>
          </table:table-cell>
        </table:table-row>
        <table:table-row table:style-name="ro2">
          <table:table-cell office:value-type="string">
            <text:p>C94</text:p>
          </table:table-cell>
          <table:table-cell office:value-type="float" office:value="103.067">
            <text:p>103.067</text:p>
          </table:table-cell>
          <table:table-cell office:value-type="float" office:value="0.61962">
            <text:p>0.61962</text:p>
          </table:table-cell>
          <table:table-cell office:value-type="float" office:value="0.78241">
            <text:p>0.78241</text:p>
          </table:table-cell>
          <table:table-cell office:value-type="string">
            <text:p>MASTER-II Observatory, Tunka</text:p>
          </table:table-cell>
        </table:table-row>
        <table:table-row table:style-name="ro2">
          <table:table-cell office:value-type="string">
            <text:p>C95</text:p>
          </table:table-cell>
          <table:table-cell office:value-type="float" office:value="5.71239">
            <text:p>5.71239</text:p>
          </table:table-cell>
          <table:table-cell office:value-type="float" office:value="0.721401">
            <text:p>0.721401</text:p>
          </table:table-cell>
          <table:table-cell office:value-type="float" office:value="0.69034">
            <text:p>0.69034</text:p>
          </table:table-cell>
          <table:table-cell office:value-type="string">
            <text:p>SATINO Remote Observatory, Haute Provence</text:p>
          </table:table-cell>
        </table:table-row>
        <table:table-row table:style-name="ro2">
          <table:table-cell office:value-type="string">
            <text:p>C96</text:p>
          </table:table-cell>
          <table:table-cell office:value-type="float" office:value="13.8786">
            <text:p>13.8786</text:p>
          </table:table-cell>
          <table:table-cell office:value-type="float" office:value="0.73544">
            <text:p>0.73544</text:p>
          </table:table-cell>
          <table:table-cell office:value-type="float" office:value="0.67537">
            <text:p>0.67537</text:p>
          </table:table-cell>
          <table:table-cell office:value-type="string">
            <text:p>OACL Observatory, Mosciano Sant Angelo</text:p>
          </table:table-cell>
        </table:table-row>
        <table:table-row table:style-name="ro2">
          <table:table-cell office:value-type="string">
            <text:p>C97</text:p>
          </table:table-cell>
          <table:table-cell office:value-type="float" office:value="57.97633">
            <text:p>57.97633</text:p>
          </table:table-cell>
          <table:table-cell office:value-type="float" office:value="0.916656">
            <text:p>0.916656</text:p>
          </table:table-cell>
          <table:table-cell office:value-type="float" office:value="0.39835">
            <text:p>0.39835</text:p>
          </table:table-cell>
          <table:table-cell office:value-type="string">
            <text:p>Al-Fulaij Observatory, Oman</text:p>
          </table:table-cell>
        </table:table-row>
        <table:table-row table:style-name="ro2">
          <table:table-cell office:value-type="string">
            <text:p>C98</text:p>
          </table:table-cell>
          <table:table-cell office:value-type="float" office:value="11.1764">
            <text:p>11.1764</text:p>
          </table:table-cell>
          <table:table-cell office:value-type="float" office:value="0.72335">
            <text:p>0.72335</text:p>
          </table:table-cell>
          <table:table-cell office:value-type="float" office:value="0.68818">
            <text:p>0.68818</text:p>
          </table:table-cell>
          <table:table-cell office:value-type="string">
            <text:p>Osservatorio Casellina, Scandicci</text:p>
          </table:table-cell>
        </table:table-row>
        <table:table-row table:style-name="ro2">
          <table:table-cell office:value-type="string">
            <text:p>C99</text:p>
          </table:table-cell>
          <table:table-cell office:value-type="float" office:value="2.89631">
            <text:p>2.89631</text:p>
          </table:table-cell>
          <table:table-cell office:value-type="float" office:value="0.746295">
            <text:p>0.746295</text:p>
          </table:table-cell>
          <table:table-cell office:value-type="float" office:value="0.66341">
            <text:p>0.66341</text:p>
          </table:table-cell>
          <table:table-cell office:value-type="string">
            <text:p>Observatori Can Roig, Llagostera</text:p>
          </table:table-cell>
        </table:table-row>
        <table:table-row table:style-name="ro2">
          <table:table-cell office:value-type="string">
            <text:p>D00</text:p>
          </table:table-cell>
          <table:table-cell office:value-type="float" office:value="42.6536">
            <text:p>42.6536</text:p>
          </table:table-cell>
          <table:table-cell office:value-type="float" office:value="0.72388">
            <text:p>0.72388</text:p>
          </table:table-cell>
          <table:table-cell office:value-type="float" office:value="0.68809">
            <text:p>0.68809</text:p>
          </table:table-cell>
          <table:table-cell office:value-type="string">
            <text:p>ISON-Kislovodsk Observatory</text:p>
          </table:table-cell>
        </table:table-row>
        <table:table-row table:style-name="ro2">
          <table:table-cell office:value-type="string">
            <text:p>D01</text:p>
          </table:table-cell>
          <table:table-cell office:value-type="float" office:value="23.93061">
            <text:p>23.93061</text:p>
          </table:table-cell>
          <table:table-cell office:value-type="float" office:value="0.49592">
            <text:p>0.49592</text:p>
          </table:table-cell>
          <table:table-cell office:value-type="float" office:value="0.86547">
            <text:p>0.86547</text:p>
          </table:table-cell>
          <table:table-cell office:value-type="string">
            <text:p>Andean Northern Observatory, Nummi-Pusula</text:p>
          </table:table-cell>
        </table:table-row>
        <table:table-row table:style-name="ro2">
          <table:table-cell office:value-type="string">
            <text:p>D02</text:p>
          </table:table-cell>
          <table:table-cell office:value-type="float" office:value="2.05189">
            <text:p>2.05189</text:p>
          </table:table-cell>
          <table:table-cell office:value-type="float" office:value="0.751414">
            <text:p>0.751414</text:p>
          </table:table-cell>
          <table:table-cell office:value-type="float" office:value="0.65764">
            <text:p>0.65764</text:p>
          </table:table-cell>
          <table:table-cell office:value-type="string">
            <text:p>Observatori Petit Sant Feliu</text:p>
          </table:table-cell>
        </table:table-row>
        <table:table-row table:style-name="ro2">
          <table:table-cell office:value-type="string">
            <text:p>D03</text:p>
          </table:table-cell>
          <table:table-cell office:value-type="float" office:value="10.5889">
            <text:p>10.5889</text:p>
          </table:table-cell>
          <table:table-cell office:value-type="float" office:value="0.71522">
            <text:p>0.71522</text:p>
          </table:table-cell>
          <table:table-cell office:value-type="float" office:value="0.6967">
            <text:p>0.6967</text:p>
          </table:table-cell>
          <table:table-cell office:value-type="string">
            <text:p>Rantiga Osservatorio, Tincana</text:p>
          </table:table-cell>
        </table:table-row>
        <table:table-row table:style-name="ro1">
          <table:table-cell office:value-type="string">
            <text:p>D04</text:p>
          </table:table-cell>
          <table:table-cell office:value-type="float" office:value="38.4308">
            <text:p>38.4308</text:p>
          </table:table-cell>
          <table:table-cell office:value-type="float" office:value="0.7096">
            <text:p>0.7096</text:p>
          </table:table-cell>
          <table:table-cell office:value-type="float" office:value="0.70225">
            <text:p>0.70225</text:p>
          </table:table-cell>
          <table:table-cell office:value-type="string">
            <text:p>Krasnodar</text:p>
          </table:table-cell>
        </table:table-row>
        <table:table-row table:style-name="ro2">
          <table:table-cell office:value-type="string">
            <text:p>D05</text:p>
          </table:table-cell>
          <table:table-cell office:value-type="float" office:value="42.50005">
            <text:p>42.50005</text:p>
          </table:table-cell>
          <table:table-cell office:value-type="float" office:value="0.72958">
            <text:p>0.72958</text:p>
          </table:table-cell>
          <table:table-cell office:value-type="float" office:value="0.68231">
            <text:p>0.68231</text:p>
          </table:table-cell>
          <table:table-cell office:value-type="string">
            <text:p>ISON-Terskol Observatory</text:p>
          </table:table-cell>
        </table:table-row>
        <table:table-row table:style-name="ro2">
          <table:table-cell office:value-type="string">
            <text:p>D06</text:p>
          </table:table-cell>
          <table:table-cell office:value-type="float" office:value="12.77017">
            <text:p>12.77017</text:p>
          </table:table-cell>
          <table:table-cell office:value-type="float" office:value="0.747232">
            <text:p>0.747232</text:p>
          </table:table-cell>
          <table:table-cell office:value-type="float" office:value="0.66247">
            <text:p>0.66247</text:p>
          </table:table-cell>
          <table:table-cell office:value-type="string">
            <text:p>Associazione Tuscolana di Astronomia, Domatore</text:p>
          </table:table-cell>
        </table:table-row>
        <table:table-row table:style-name="ro2">
          <table:table-cell office:value-type="string">
            <text:p>D07</text:p>
          </table:table-cell>
          <table:table-cell office:value-type="float" office:value="6.2094">
            <text:p>6.2094</text:p>
          </table:table-cell>
          <table:table-cell office:value-type="float" office:value="0.62867">
            <text:p>0.62867</text:p>
          </table:table-cell>
          <table:table-cell office:value-type="float" office:value="0.77508">
            <text:p>0.77508</text:p>
          </table:table-cell>
          <table:table-cell office:value-type="string">
            <text:p>Wegberg</text:p>
          </table:table-cell>
        </table:table-row>
        <table:table-row table:style-name="ro2">
          <table:table-cell office:value-type="string">
            <text:p>D08</text:p>
          </table:table-cell>
          <table:table-cell office:value-type="float" office:value="8.9191">
            <text:p>8.9191</text:p>
          </table:table-cell>
          <table:table-cell office:value-type="float" office:value="0.69024">
            <text:p>0.69024</text:p>
          </table:table-cell>
          <table:table-cell office:value-type="float" office:value="0.72136">
            <text:p>0.72136</text:p>
          </table:table-cell>
          <table:table-cell office:value-type="string">
            <text:p>Ghezz Observatory, Leontica</text:p>
          </table:table-cell>
        </table:table-row>
        <table:table-row table:style-name="ro2">
          <table:table-cell office:value-type="string">
            <text:p>D09</text:p>
          </table:table-cell>
          <table:table-cell office:value-type="float" office:value="5.6794">
            <text:p>5.6794</text:p>
          </table:table-cell>
          <table:table-cell office:value-type="float" office:value="0.63139">
            <text:p>0.63139</text:p>
          </table:table-cell>
          <table:table-cell office:value-type="float" office:value="0.77287">
            <text:p>0.77287</text:p>
          </table:table-cell>
          <table:table-cell office:value-type="string">
            <text:p>Observatory Gromme, Maasmechelen</text:p>
          </table:table-cell>
        </table:table-row>
        <table:table-row table:style-name="ro2">
          <table:table-cell office:value-type="string">
            <text:p>D14</text:p>
          </table:table-cell>
          <table:table-cell office:value-type="float" office:value="113.3231">
            <text:p>113.3231</text:p>
          </table:table-cell>
          <table:table-cell office:value-type="float" office:value="0.92">
            <text:p>0.92</text:p>
          </table:table-cell>
          <table:table-cell office:value-type="float" office:value="0.39061">
            <text:p>0.39061</text:p>
          </table:table-cell>
          <table:table-cell office:value-type="string">
            <text:p>Nanchuan Observatory, Guangzhou</text:p>
          </table:table-cell>
        </table:table-row>
        <table:table-row table:style-name="ro2">
          <table:table-cell office:value-type="string">
            <text:p>D16</text:p>
          </table:table-cell>
          <table:table-cell office:value-type="float" office:value="113.96422">
            <text:p>113.96422</text:p>
          </table:table-cell>
          <table:table-cell office:value-type="float" office:value="0.925155">
            <text:p>0.925155</text:p>
          </table:table-cell>
          <table:table-cell office:value-type="float" office:value="0.37833">
            <text:p>0.37833</text:p>
          </table:table-cell>
          <table:table-cell office:value-type="string">
            <text:p>Po Leung Kuk Observatory, Tuen Mun</text:p>
          </table:table-cell>
        </table:table-row>
        <table:table-row table:style-name="ro1">
          <table:table-cell office:value-type="string">
            <text:p>D17</text:p>
          </table:table-cell>
          <table:table-cell office:value-type="float" office:value="114.22">
            <text:p>114.22</text:p>
          </table:table-cell>
          <table:table-cell office:value-type="float" office:value="0.9245">
            <text:p>0.9245</text:p>
          </table:table-cell>
          <table:table-cell office:value-type="float" office:value="0.3799">
            <text:p>0.3799</text:p>
          </table:table-cell>
          <table:table-cell office:value-type="string">
            <text:p>Hong Kong</text:p>
          </table:table-cell>
        </table:table-row>
        <table:table-row table:style-name="ro2">
          <table:table-cell office:value-type="string">
            <text:p>D18</text:p>
          </table:table-cell>
          <table:table-cell office:value-type="float" office:value="114.358">
            <text:p>114.358</text:p>
          </table:table-cell>
          <table:table-cell office:value-type="float" office:value="0.86219">
            <text:p>0.86219</text:p>
          </table:table-cell>
          <table:table-cell office:value-type="float" office:value="0.5049">
            <text:p>0.5049</text:p>
          </table:table-cell>
          <table:table-cell office:value-type="string">
            <text:p>Mt. Guizi Observatory</text:p>
          </table:table-cell>
        </table:table-row>
        <table:table-row table:style-name="ro2">
          <table:table-cell office:value-type="string">
            <text:p>D19</text:p>
          </table:table-cell>
          <table:table-cell office:value-type="float" office:value="114.323">
            <text:p>114.323</text:p>
          </table:table-cell>
          <table:table-cell office:value-type="float" office:value="0.924955">
            <text:p>0.924955</text:p>
          </table:table-cell>
          <table:table-cell office:value-type="float" office:value="0.37884">
            <text:p>0.37884</text:p>
          </table:table-cell>
          <table:table-cell office:value-type="string">
            <text:p>Hong Kong Space Museum, Tsimshatsui</text:p>
          </table:table-cell>
        </table:table-row>
        <table:table-row table:style-name="ro2">
          <table:table-cell office:value-type="string">
            <text:p>D20</text:p>
          </table:table-cell>
          <table:table-cell office:value-type="float" office:value="115.71311">
            <text:p>115.71311</text:p>
          </table:table-cell>
          <table:table-cell office:value-type="float" office:value="0.854733">
            <text:p>0.854733</text:p>
          </table:table-cell>
          <table:table-cell office:value-type="float" office:value="-0.51734">
            <text:p>-0.51734</text:p>
          </table:table-cell>
          <table:table-cell office:value-type="string">
            <text:p>Zadko Observatory, Wallingup Plain</text:p>
          </table:table-cell>
        </table:table-row>
        <table:table-row table:style-name="ro2">
          <table:table-cell office:value-type="string">
            <text:p>D21</text:p>
          </table:table-cell>
          <table:table-cell office:value-type="float" office:value="115.815">
            <text:p>115.815</text:p>
          </table:table-cell>
          <table:table-cell office:value-type="float" office:value="0.8492">
            <text:p>0.8492</text:p>
          </table:table-cell>
          <table:table-cell office:value-type="float" office:value="-0.5263">
            <text:p>-0.5263</text:p>
          </table:table-cell>
          <table:table-cell office:value-type="string">
            <text:p>Shenton Park</text:p>
          </table:table-cell>
        </table:table-row>
        <table:table-row table:style-name="ro2">
          <table:table-cell office:value-type="string">
            <text:p>D22</text:p>
          </table:table-cell>
          <table:table-cell office:value-type="float" office:value="115.81667">
            <text:p>115.81667</text:p>
          </table:table-cell>
          <table:table-cell office:value-type="float" office:value="0.849044">
            <text:p>0.849044</text:p>
          </table:table-cell>
          <table:table-cell office:value-type="float" office:value="-0.52655">
            <text:p>-0.52655</text:p>
          </table:table-cell>
          <table:table-cell office:value-type="string">
            <text:p>UWA Observatory, Crawley</text:p>
          </table:table-cell>
        </table:table-row>
        <table:table-row table:style-name="ro2">
          <table:table-cell office:value-type="string">
            <text:p>D24</text:p>
          </table:table-cell>
          <table:table-cell office:value-type="float" office:value="117.08969">
            <text:p>117.08969</text:p>
          </table:table-cell>
          <table:table-cell office:value-type="float" office:value="0.844095">
            <text:p>0.844095</text:p>
          </table:table-cell>
          <table:table-cell office:value-type="float" office:value="-0.53443">
            <text:p>-0.53443</text:p>
          </table:table-cell>
          <table:table-cell office:value-type="string">
            <text:p>LightBuckets Observatory, Pingelly</text:p>
          </table:table-cell>
        </table:table-row>
        <table:table-row table:style-name="ro2">
          <table:table-cell office:value-type="string">
            <text:p>D25</text:p>
          </table:table-cell>
          <table:table-cell office:value-type="float" office:value="117.08978">
            <text:p>117.08978</text:p>
          </table:table-cell>
          <table:table-cell office:value-type="float" office:value="0.844104">
            <text:p>0.844104</text:p>
          </table:table-cell>
          <table:table-cell office:value-type="float" office:value="-0.53442">
            <text:p>-0.53442</text:p>
          </table:table-cell>
          <table:table-cell office:value-type="string">
            <text:p>Tzec Maun Observatory, Pingelly (before 2010)</text:p>
          </table:table-cell>
        </table:table-row>
        <table:table-row table:style-name="ro2">
          <table:table-cell office:value-type="string">
            <text:p>D29</text:p>
          </table:table-cell>
          <table:table-cell office:value-type="float" office:value="118.4639">
            <text:p>118.4639</text:p>
          </table:table-cell>
          <table:table-cell office:value-type="float" office:value="0.84204">
            <text:p>0.84204</text:p>
          </table:table-cell>
          <table:table-cell office:value-type="float" office:value="0.53767">
            <text:p>0.53767</text:p>
          </table:table-cell>
          <table:table-cell office:value-type="string">
            <text:p>Purple Mountain Observatory, XuYi Station</text:p>
          </table:table-cell>
        </table:table-row>
        <table:table-row table:style-name="ro2">
          <table:table-cell office:value-type="string">
            <text:p>D32</text:p>
          </table:table-cell>
          <table:table-cell office:value-type="float" office:value="119.59975">
            <text:p>119.59975</text:p>
          </table:table-cell>
          <table:table-cell office:value-type="float" office:value="0.86277">
            <text:p>0.86277</text:p>
          </table:table-cell>
          <table:table-cell office:value-type="float" office:value="0.50419">
            <text:p>0.50419</text:p>
          </table:table-cell>
          <table:table-cell office:value-type="string">
            <text:p>JiangNanTianChi Observatory, Mt. Getianling</text:p>
          </table:table-cell>
        </table:table-row>
        <table:table-row table:style-name="ro2">
          <table:table-cell office:value-type="string">
            <text:p>D33</text:p>
          </table:table-cell>
          <table:table-cell office:value-type="float" office:value="120.6982">
            <text:p>120.6982</text:p>
          </table:table-cell>
          <table:table-cell office:value-type="float" office:value="0.9273">
            <text:p>0.9273</text:p>
          </table:table-cell>
          <table:table-cell office:value-type="float" office:value="0.37308">
            <text:p>0.37308</text:p>
          </table:table-cell>
          <table:table-cell office:value-type="string">
            <text:p>Kenting Observatory, Checheng</text:p>
          </table:table-cell>
        </table:table-row>
        <table:table-row table:style-name="ro2">
          <table:table-cell office:value-type="string">
            <text:p>D34</text:p>
          </table:table-cell>
          <table:table-cell office:value-type="float" office:value="120.7839">
            <text:p>120.7839</text:p>
          </table:table-cell>
          <table:table-cell office:value-type="float" office:value="0.92796">
            <text:p>0.92796</text:p>
          </table:table-cell>
          <table:table-cell office:value-type="float" office:value="0.37148">
            <text:p>0.37148</text:p>
          </table:table-cell>
          <table:table-cell office:value-type="string">
            <text:p>Kenting Observatory, Hengchun</text:p>
          </table:table-cell>
        </table:table-row>
        <table:table-row table:style-name="ro2">
          <table:table-cell office:value-type="string">
            <text:p>D35</text:p>
          </table:table-cell>
          <table:table-cell office:value-type="float" office:value="120.8736">
            <text:p>120.8736</text:p>
          </table:table-cell>
          <table:table-cell office:value-type="float" office:value="0.91818">
            <text:p>0.91818</text:p>
          </table:table-cell>
          <table:table-cell office:value-type="float" office:value="0.39597">
            <text:p>0.39597</text:p>
          </table:table-cell>
          <table:table-cell office:value-type="string">
            <text:p>Lulin Observatory</text:p>
          </table:table-cell>
        </table:table-row>
        <table:table-row table:style-name="ro2">
          <table:table-cell office:value-type="string">
            <text:p>D36</text:p>
          </table:table-cell>
          <table:table-cell office:value-type="float" office:value="120.8897">
            <text:p>120.8897</text:p>
          </table:table-cell>
          <table:table-cell office:value-type="float" office:value="0.91801">
            <text:p>0.91801</text:p>
          </table:table-cell>
          <table:table-cell office:value-type="float" office:value="0.39625">
            <text:p>0.39625</text:p>
          </table:table-cell>
          <table:table-cell office:value-type="string">
            <text:p>Tataka, Mt. Yu-Shan National Park</text:p>
          </table:table-cell>
        </table:table-row>
        <table:table-row table:style-name="ro2">
          <table:table-cell office:value-type="string">
            <text:p>D39</text:p>
          </table:table-cell>
          <table:table-cell office:value-type="float" office:value="122.049">
            <text:p>122.049</text:p>
          </table:table-cell>
          <table:table-cell office:value-type="float" office:value="0.793974">
            <text:p>0.793974</text:p>
          </table:table-cell>
          <table:table-cell office:value-type="float" office:value="0.60593">
            <text:p>0.60593</text:p>
          </table:table-cell>
          <table:table-cell office:value-type="string">
            <text:p>Shandong University Observatory, Weihai</text:p>
          </table:table-cell>
        </table:table-row>
        <table:table-row table:style-name="ro2">
          <table:table-cell office:value-type="string">
            <text:p>D44</text:p>
          </table:table-cell>
          <table:table-cell office:value-type="float" office:value="124.13928">
            <text:p>124.13928</text:p>
          </table:table-cell>
          <table:table-cell office:value-type="float" office:value="0.911427">
            <text:p>0.911427</text:p>
          </table:table-cell>
          <table:table-cell office:value-type="float" office:value="0.41015">
            <text:p>0.41015</text:p>
          </table:table-cell>
          <table:table-cell office:value-type="string">
            <text:p>Ishigakijima Astronomical Observatory</text:p>
          </table:table-cell>
        </table:table-row>
        <table:table-row table:style-name="ro2">
          <table:table-cell office:value-type="string">
            <text:p>D54</text:p>
          </table:table-cell>
          <table:table-cell office:value-type="float" office:value="127.483">
            <text:p>127.483</text:p>
          </table:table-cell>
          <table:table-cell office:value-type="float" office:value="0.63981">
            <text:p>0.63981</text:p>
          </table:table-cell>
          <table:table-cell office:value-type="float" office:value="0.76601">
            <text:p>0.76601</text:p>
          </table:table-cell>
          <table:table-cell office:value-type="string">
            <text:p>MASTER-II Observatory, Blagoveshchensk</text:p>
          </table:table-cell>
        </table:table-row>
        <table:table-row table:style-name="ro2">
          <table:table-cell office:value-type="string">
            <text:p>D55</text:p>
          </table:table-cell>
          <table:table-cell office:value-type="float" office:value="127.9747">
            <text:p>127.9747</text:p>
          </table:table-cell>
          <table:table-cell office:value-type="float" office:value="0.79571">
            <text:p>0.79571</text:p>
          </table:table-cell>
          <table:table-cell office:value-type="float" office:value="0.6037">
            <text:p>0.6037</text:p>
          </table:table-cell>
          <table:table-cell office:value-type="string">
            <text:p>Kangwon Science High School Observatory, Ksho</text:p>
          </table:table-cell>
        </table:table-row>
        <table:table-row table:style-name="ro2">
          <table:table-cell office:value-type="string">
            <text:p>D57</text:p>
          </table:table-cell>
          <table:table-cell office:value-type="float" office:value="128.88744">
            <text:p>128.88744</text:p>
          </table:table-cell>
          <table:table-cell office:value-type="float" office:value="0.817572">
            <text:p>0.817572</text:p>
          </table:table-cell>
          <table:table-cell office:value-type="float" office:value="0.57399">
            <text:p>0.57399</text:p>
          </table:table-cell>
          <table:table-cell office:value-type="string">
            <text:p>Gimhae Astronomical Observatory, Uhbang-dong</text:p>
          </table:table-cell>
        </table:table-row>
        <table:table-row table:style-name="ro2">
          <table:table-cell office:value-type="string">
            <text:p>D58</text:p>
          </table:table-cell>
          <table:table-cell office:value-type="float" office:value="129.025">
            <text:p>129.025</text:p>
          </table:table-cell>
          <table:table-cell office:value-type="float" office:value="0.818419">
            <text:p>0.818419</text:p>
          </table:table-cell>
          <table:table-cell office:value-type="float" office:value="0.57273">
            <text:p>0.57273</text:p>
          </table:table-cell>
          <table:table-cell office:value-type="string">
            <text:p>KSA SEM Observatory, Danggam-dong</text:p>
          </table:table-cell>
        </table:table-row>
        <table:table-row table:style-name="ro2">
          <table:table-cell office:value-type="string">
            <text:p>D61</text:p>
          </table:table-cell>
          <table:table-cell office:value-type="float" office:value="134.9131">
            <text:p>134.9131</text:p>
          </table:table-cell>
          <table:table-cell office:value-type="float" office:value="0.82671">
            <text:p>0.82671</text:p>
          </table:table-cell>
          <table:table-cell office:value-type="float" office:value="0.56075">
            <text:p>0.56075</text:p>
          </table:table-cell>
          <table:table-cell office:value-type="string">
            <text:p>Suntopia Marina, Sumoto</text:p>
          </table:table-cell>
        </table:table-row>
        <table:table-row table:style-name="ro2">
          <table:table-cell office:value-type="string">
            <text:p>D62</text:p>
          </table:table-cell>
          <table:table-cell office:value-type="float" office:value="130.4494">
            <text:p>130.4494</text:p>
          </table:table-cell>
          <table:table-cell office:value-type="float" office:value="0.83676">
            <text:p>0.83676</text:p>
          </table:table-cell>
          <table:table-cell office:value-type="float" office:value="0.54575">
            <text:p>0.54575</text:p>
          </table:table-cell>
          <table:table-cell office:value-type="string">
            <text:p>Miyaki-Argenteus</text:p>
          </table:table-cell>
        </table:table-row>
        <table:table-row table:style-name="ro2">
          <table:table-cell office:value-type="string">
            <text:p>D70</text:p>
          </table:table-cell>
          <table:table-cell office:value-type="float" office:value="133.4686">
            <text:p>133.4686</text:p>
          </table:table-cell>
          <table:table-cell office:value-type="float" office:value="0.83505">
            <text:p>0.83505</text:p>
          </table:table-cell>
          <table:table-cell office:value-type="float" office:value="0.54834">
            <text:p>0.54834</text:p>
          </table:table-cell>
          <table:table-cell office:value-type="string">
            <text:p>Tosa</text:p>
          </table:table-cell>
        </table:table-row>
        <table:table-row table:style-name="ro2">
          <table:table-cell office:value-type="string">
            <text:p>D74</text:p>
          </table:table-cell>
          <table:table-cell office:value-type="float" office:value="134.6819">
            <text:p>134.6819</text:p>
          </table:table-cell>
          <table:table-cell office:value-type="float" office:value="0.83041">
            <text:p>0.83041</text:p>
          </table:table-cell>
          <table:table-cell office:value-type="float" office:value="0.5553">
            <text:p>0.5553</text:p>
          </table:table-cell>
          <table:table-cell office:value-type="string">
            <text:p>Nakagawa</text:p>
          </table:table-cell>
        </table:table-row>
        <table:table-row table:style-name="ro2">
          <table:table-cell office:value-type="string">
            <text:p>D78</text:p>
          </table:table-cell>
          <table:table-cell office:value-type="float" office:value="136.13281">
            <text:p>136.13281</text:p>
          </table:table-cell>
          <table:table-cell office:value-type="float" office:value="0.822378">
            <text:p>0.822378</text:p>
          </table:table-cell>
          <table:table-cell office:value-type="float" office:value="0.56707">
            <text:p>0.56707</text:p>
          </table:table-cell>
          <table:table-cell office:value-type="string">
            <text:p>Iga-Ueno</text:p>
          </table:table-cell>
        </table:table-row>
        <table:table-row table:style-name="ro1">
          <table:table-cell office:value-type="string">
            <text:p>D79</text:p>
          </table:table-cell>
          <table:table-cell office:value-type="float" office:value="138.63092">
            <text:p>138.63092</text:p>
          </table:table-cell>
          <table:table-cell office:value-type="float" office:value="0.821212">
            <text:p>0.821212</text:p>
          </table:table-cell>
          <table:table-cell office:value-type="float" office:value="-0.56872">
            <text:p>-0.56872</text:p>
          </table:table-cell>
          <table:table-cell office:value-type="string">
            <text:p>YSVP Observatory, Vale Park</text:p>
          </table:table-cell>
        </table:table-row>
        <table:table-row table:style-name="ro2">
          <table:table-cell office:value-type="string">
            <text:p>D80</text:p>
          </table:table-cell>
          <table:table-cell office:value-type="float" office:value="138.9728">
            <text:p>138.9728</text:p>
          </table:table-cell>
          <table:table-cell office:value-type="float" office:value="0.80392">
            <text:p>0.80392</text:p>
          </table:table-cell>
          <table:table-cell office:value-type="float" office:value="0.59297">
            <text:p>0.59297</text:p>
          </table:table-cell>
          <table:table-cell office:value-type="string">
            <text:p>Gumma Astronomical Observatory</text:p>
          </table:table-cell>
        </table:table-row>
        <table:table-row table:style-name="ro2">
          <table:table-cell office:value-type="string">
            <text:p>D81</text:p>
          </table:table-cell>
          <table:table-cell office:value-type="float" office:value="138.2239">
            <text:p>138.2239</text:p>
          </table:table-cell>
          <table:table-cell office:value-type="float" office:value="0.8031">
            <text:p>0.8031</text:p>
          </table:table-cell>
          <table:table-cell office:value-type="float" office:value="0.59394">
            <text:p>0.59394</text:p>
          </table:table-cell>
          <table:table-cell office:value-type="string">
            <text:p>Nagano</text:p>
          </table:table-cell>
        </table:table-row>
        <table:table-row table:style-name="ro2">
          <table:table-cell office:value-type="string">
            <text:p>D82</text:p>
          </table:table-cell>
          <table:table-cell office:value-type="float" office:value="137.6317">
            <text:p>137.6317</text:p>
          </table:table-cell>
          <table:table-cell office:value-type="float" office:value="0.83058">
            <text:p>0.83058</text:p>
          </table:table-cell>
          <table:table-cell office:value-type="float" office:value="-0.55504">
            <text:p>-0.55504</text:p>
          </table:table-cell>
          <table:table-cell office:value-type="string">
            <text:p>Wallaroo</text:p>
          </table:table-cell>
        </table:table-row>
        <table:table-row table:style-name="ro2">
          <table:table-cell office:value-type="string">
            <text:p>D83</text:p>
          </table:table-cell>
          <table:table-cell office:value-type="float" office:value="138.4681">
            <text:p>138.4681</text:p>
          </table:table-cell>
          <table:table-cell office:value-type="float" office:value="0.80501">
            <text:p>0.80501</text:p>
          </table:table-cell>
          <table:table-cell office:value-type="float" office:value="0.59161">
            <text:p>0.59161</text:p>
          </table:table-cell>
          <table:table-cell office:value-type="string">
            <text:p>Miwa</text:p>
          </table:table-cell>
        </table:table-row>
        <table:table-row table:style-name="ro2">
          <table:table-cell office:value-type="string">
            <text:p>D84</text:p>
          </table:table-cell>
          <table:table-cell office:value-type="float" office:value="138.5086">
            <text:p>138.5086</text:p>
          </table:table-cell>
          <table:table-cell office:value-type="float" office:value="0.8192">
            <text:p>0.8192</text:p>
          </table:table-cell>
          <table:table-cell office:value-type="float" office:value="-0.5716">
            <text:p>-0.5716</text:p>
          </table:table-cell>
          <table:table-cell office:value-type="string">
            <text:p>Hallet Cove</text:p>
          </table:table-cell>
        </table:table-row>
        <table:table-row table:style-name="ro2">
          <table:table-cell office:value-type="string">
            <text:p>D85</text:p>
          </table:table-cell>
          <table:table-cell office:value-type="float" office:value="138.6597">
            <text:p>138.6597</text:p>
          </table:table-cell>
          <table:table-cell office:value-type="float" office:value="0.82186">
            <text:p>0.82186</text:p>
          </table:table-cell>
          <table:table-cell office:value-type="float" office:value="-0.56782">
            <text:p>-0.56782</text:p>
          </table:table-cell>
          <table:table-cell office:value-type="string">
            <text:p>Ingle Farm</text:p>
          </table:table-cell>
        </table:table-row>
        <table:table-row table:style-name="ro2">
          <table:table-cell office:value-type="string">
            <text:p>D86</text:p>
          </table:table-cell>
          <table:table-cell office:value-type="float" office:value="138.6407">
            <text:p>138.6407</text:p>
          </table:table-cell>
          <table:table-cell office:value-type="float" office:value="0.83075">
            <text:p>0.83075</text:p>
          </table:table-cell>
          <table:table-cell office:value-type="float" office:value="-0.5549">
            <text:p>-0.5549</text:p>
          </table:table-cell>
          <table:table-cell office:value-type="string">
            <text:p>Penwortham</text:p>
          </table:table-cell>
        </table:table-row>
        <table:table-row table:style-name="ro1">
          <table:table-cell office:value-type="string">
            <text:p>D87</text:p>
          </table:table-cell>
          <table:table-cell office:value-type="float" office:value="138.55">
            <text:p>138.55</text:p>
          </table:table-cell>
          <table:table-cell office:value-type="float" office:value="0.82079">
            <text:p>0.82079</text:p>
          </table:table-cell>
          <table:table-cell office:value-type="float" office:value="-0.56931">
            <text:p>-0.56931</text:p>
          </table:table-cell>
          <table:table-cell office:value-type="string">
            <text:p>Brooklyn Park</text:p>
          </table:table-cell>
        </table:table-row>
        <table:table-row table:style-name="ro2">
          <table:table-cell office:value-type="string">
            <text:p>D88</text:p>
          </table:table-cell>
          <table:table-cell office:value-type="float" office:value="139.3142">
            <text:p>139.3142</text:p>
          </table:table-cell>
          <table:table-cell office:value-type="float" office:value="0.81635">
            <text:p>0.81635</text:p>
          </table:table-cell>
          <table:table-cell office:value-type="float" office:value="0.57562">
            <text:p>0.57562</text:p>
          </table:table-cell>
          <table:table-cell office:value-type="string">
            <text:p>Hiratsuka</text:p>
          </table:table-cell>
        </table:table-row>
        <table:table-row table:style-name="ro2">
          <table:table-cell office:value-type="string">
            <text:p>D89</text:p>
          </table:table-cell>
          <table:table-cell office:value-type="float" office:value="140.3383">
            <text:p>140.3383</text:p>
          </table:table-cell>
          <table:table-cell office:value-type="float" office:value="0.7871">
            <text:p>0.7871</text:p>
          </table:table-cell>
          <table:table-cell office:value-type="float" office:value="0.6149">
            <text:p>0.6149</text:p>
          </table:table-cell>
          <table:table-cell office:value-type="string">
            <text:p>Yamagata</text:p>
          </table:table-cell>
        </table:table-row>
        <table:table-row table:style-name="ro2">
          <table:table-cell office:value-type="string">
            <text:p>D90</text:p>
          </table:table-cell>
          <table:table-cell office:value-type="float" office:value="140.342">
            <text:p>140.342</text:p>
          </table:table-cell>
          <table:table-cell office:value-type="float" office:value="0.82728">
            <text:p>0.82728</text:p>
          </table:table-cell>
          <table:table-cell office:value-type="float" office:value="-0.55991">
            <text:p>-0.55991</text:p>
          </table:table-cell>
          <table:table-cell office:value-type="string">
            <text:p>RAS Observatory, Moorook</text:p>
          </table:table-cell>
        </table:table-row>
        <table:table-row table:style-name="ro2">
          <table:table-cell office:value-type="string">
            <text:p>D91</text:p>
          </table:table-cell>
          <table:table-cell office:value-type="float" office:value="140.825">
            <text:p>140.825</text:p>
          </table:table-cell>
          <table:table-cell office:value-type="float" office:value="0.79261">
            <text:p>0.79261</text:p>
          </table:table-cell>
          <table:table-cell office:value-type="float" office:value="0.60775">
            <text:p>0.60775</text:p>
          </table:table-cell>
          <table:table-cell office:value-type="string">
            <text:p>Adati</text:p>
          </table:table-cell>
        </table:table-row>
        <table:table-row table:style-name="ro2">
          <table:table-cell office:value-type="string">
            <text:p>D92</text:p>
          </table:table-cell>
          <table:table-cell office:value-type="float" office:value="140.94638">
            <text:p>140.94638</text:p>
          </table:table-cell>
          <table:table-cell office:value-type="float" office:value="0.78292">
            <text:p>0.78292</text:p>
          </table:table-cell>
          <table:table-cell office:value-type="float" office:value="0.62004">
            <text:p>0.62004</text:p>
          </table:table-cell>
          <table:table-cell office:value-type="string">
            <text:p>Osaki</text:p>
          </table:table-cell>
        </table:table-row>
        <table:table-row table:style-name="ro1">
          <table:table-cell office:value-type="string">
            <text:p>D93</text:p>
          </table:table-cell>
          <table:table-cell office:value-type="float" office:value="140.75516">
            <text:p>140.75516</text:p>
          </table:table-cell>
          <table:table-cell office:value-type="float" office:value="0.786291">
            <text:p>0.786291</text:p>
          </table:table-cell>
          <table:table-cell office:value-type="float" office:value="0.61582">
            <text:p>0.61582</text:p>
          </table:table-cell>
          <table:table-cell office:value-type="string">
            <text:p>Sendai Astronomical Observatory</text:p>
          </table:table-cell>
        </table:table-row>
        <table:table-row table:style-name="ro2">
          <table:table-cell office:value-type="string">
            <text:p>D94</text:p>
          </table:table-cell>
          <table:table-cell office:value-type="float" office:value="139.9962">
            <text:p>139.9962</text:p>
          </table:table-cell>
          <table:table-cell office:value-type="float" office:value="0.80351">
            <text:p>0.80351</text:p>
          </table:table-cell>
          <table:table-cell office:value-type="float" office:value="0.59335">
            <text:p>0.59335</text:p>
          </table:table-cell>
          <table:table-cell office:value-type="string">
            <text:p>Takanezawa, Tochigi</text:p>
          </table:table-cell>
        </table:table-row>
        <table:table-row table:style-name="ro2">
          <table:table-cell office:value-type="string">
            <text:p>D95</text:p>
          </table:table-cell>
          <table:table-cell office:value-type="float" office:value="141.068">
            <text:p>141.068</text:p>
          </table:table-cell>
          <table:table-cell office:value-type="float" office:value="0.78035">
            <text:p>0.78035</text:p>
          </table:table-cell>
          <table:table-cell office:value-type="float" office:value="0.62325">
            <text:p>0.62325</text:p>
          </table:table-cell>
          <table:table-cell office:value-type="string">
            <text:p>Kurihara</text:p>
          </table:table-cell>
        </table:table-row>
        <table:table-row table:style-name="ro2">
          <table:table-cell office:value-type="string">
            <text:p>D96</text:p>
          </table:table-cell>
          <table:table-cell office:value-type="float" office:value="140.34216">
            <text:p>140.34216</text:p>
          </table:table-cell>
          <table:table-cell office:value-type="float" office:value="0.827287">
            <text:p>0.827287</text:p>
          </table:table-cell>
          <table:table-cell office:value-type="float" office:value="-0.5599">
            <text:p>-0.5599</text:p>
          </table:table-cell>
          <table:table-cell office:value-type="string">
            <text:p>Tzec Maun Observatory, Moorook</text:p>
          </table:table-cell>
        </table:table-row>
        <table:table-row table:style-name="ro1">
          <table:table-cell office:value-type="string">
            <text:p>D97</text:p>
          </table:table-cell>
          <table:table-cell office:value-type="float" office:value="140.57">
            <text:p>140.57</text:p>
          </table:table-cell>
          <table:table-cell office:value-type="float" office:value="0.82752">
            <text:p>0.82752</text:p>
          </table:table-cell>
          <table:table-cell office:value-type="float" office:value="-0.55956">
            <text:p>-0.55956</text:p>
          </table:table-cell>
          <table:table-cell office:value-type="string">
            <text:p>Berri</text:p>
          </table:table-cell>
        </table:table-row>
        <table:table-row table:style-name="ro2">
          <table:table-cell office:value-type="string">
            <text:p>E00</text:p>
          </table:table-cell>
          <table:table-cell office:value-type="float" office:value="144.2089">
            <text:p>144.2089</text:p>
          </table:table-cell>
          <table:table-cell office:value-type="float" office:value="0.79902">
            <text:p>0.79902</text:p>
          </table:table-cell>
          <table:table-cell office:value-type="float" office:value="-0.59937">
            <text:p>-0.59937</text:p>
          </table:table-cell>
          <table:table-cell office:value-type="string">
            <text:p>Castlemaine</text:p>
          </table:table-cell>
        </table:table-row>
        <table:table-row table:style-name="ro2">
          <table:table-cell office:value-type="string">
            <text:p>E01</text:p>
          </table:table-cell>
          <table:table-cell office:value-type="float" office:value="144.54142">
            <text:p>144.54142</text:p>
          </table:table-cell>
          <table:table-cell office:value-type="float" office:value="0.798618">
            <text:p>0.798618</text:p>
          </table:table-cell>
          <table:table-cell office:value-type="float" office:value="-0.59992">
            <text:p>-0.59992</text:p>
          </table:table-cell>
          <table:table-cell office:value-type="string">
            <text:p>Barfold</text:p>
          </table:table-cell>
        </table:table-row>
        <table:table-row table:style-name="ro1">
          <table:table-cell office:value-type="string">
            <text:p>E03</text:p>
          </table:table-cell>
          <table:table-cell office:value-type="float" office:value="145.3822">
            <text:p>145.3822</text:p>
          </table:table-cell>
          <table:table-cell office:value-type="float" office:value="0.78756">
            <text:p>0.78756</text:p>
          </table:table-cell>
          <table:table-cell office:value-type="float" office:value="-0.61419">
            <text:p>-0.61419</text:p>
          </table:table-cell>
          <table:table-cell office:value-type="string">
            <text:p>RAS Observatory, Officer</text:p>
          </table:table-cell>
        </table:table-row>
        <table:table-row table:style-name="ro2">
          <table:table-cell office:value-type="string">
            <text:p>E04</text:p>
          </table:table-cell>
          <table:table-cell office:value-type="float" office:value="145.7403">
            <text:p>145.7403</text:p>
          </table:table-cell>
          <table:table-cell office:value-type="float" office:value="0.96545">
            <text:p>0.96545</text:p>
          </table:table-cell>
          <table:table-cell office:value-type="float" office:value="0.25977">
            <text:p>0.25977</text:p>
          </table:table-cell>
          <table:table-cell office:value-type="string">
            <text:p>Pacific Sky Observatory, Saipan</text:p>
          </table:table-cell>
        </table:table-row>
        <table:table-row table:style-name="ro1">
          <table:table-cell office:value-type="string">
            <text:p>E05</text:p>
          </table:table-cell>
          <table:table-cell office:value-type="float" office:value="145.69721">
            <text:p>145.69721</text:p>
          </table:table-cell>
          <table:table-cell office:value-type="float" office:value="0.957625">
            <text:p>0.957625</text:p>
          </table:table-cell>
          <table:table-cell office:value-type="float" office:value="-0.28709">
            <text:p>-0.28709</text:p>
          </table:table-cell>
          <table:table-cell office:value-type="string">
            <text:p>Earl Hill Observatory, Trinity Beach</text:p>
          </table:table-cell>
        </table:table-row>
        <table:table-row table:style-name="ro2">
          <table:table-cell office:value-type="string">
            <text:p>E07</text:p>
          </table:table-cell>
          <table:table-cell office:value-type="float" office:value="148.99889">
            <text:p>148.99889</text:p>
          </table:table-cell>
          <table:table-cell office:value-type="float" office:value="0.820544">
            <text:p>0.820544</text:p>
          </table:table-cell>
          <table:table-cell office:value-type="float" office:value="-0.56983">
            <text:p>-0.56983</text:p>
          </table:table-cell>
          <table:table-cell office:value-type="string">
            <text:p>Murrumbateman</text:p>
          </table:table-cell>
        </table:table-row>
        <table:table-row table:style-name="ro2">
          <table:table-cell office:value-type="string">
            <text:p>E08</text:p>
          </table:table-cell>
          <table:table-cell office:value-type="float" office:value="149.33431">
            <text:p>149.33431</text:p>
          </table:table-cell>
          <table:table-cell office:value-type="float" office:value="0.855971">
            <text:p>0.855971</text:p>
          </table:table-cell>
          <table:table-cell office:value-type="float" office:value="-0.51547">
            <text:p>-0.51547</text:p>
          </table:table-cell>
          <table:table-cell office:value-type="string">
            <text:p>Wobblesock Observatory, Coonabarabran</text:p>
          </table:table-cell>
        </table:table-row>
        <table:table-row table:style-name="ro2">
          <table:table-cell office:value-type="string">
            <text:p>E09</text:p>
          </table:table-cell>
          <table:table-cell office:value-type="float" office:value="149.0814">
            <text:p>149.0814</text:p>
          </table:table-cell>
          <table:table-cell office:value-type="float" office:value="0.85551">
            <text:p>0.85551</text:p>
          </table:table-cell>
          <table:table-cell office:value-type="float" office:value="-0.5163">
            <text:p>-0.5163</text:p>
          </table:table-cell>
          <table:table-cell office:value-type="string">
            <text:p>Oakley Southern Sky Observatory, Coonabarabran</text:p>
          </table:table-cell>
        </table:table-row>
        <table:table-row table:style-name="ro2">
          <table:table-cell office:value-type="string">
            <text:p>E10</text:p>
          </table:table-cell>
          <table:table-cell office:value-type="float" office:value="149.07028">
            <text:p>149.07028</text:p>
          </table:table-cell>
          <table:table-cell office:value-type="float" office:value="0.855623">
            <text:p>0.855623</text:p>
          </table:table-cell>
          <table:table-cell office:value-type="float" office:value="-0.5162">
            <text:p>-0.5162</text:p>
          </table:table-cell>
          <table:table-cell office:value-type="string">
            <text:p>Siding Spring-Faulkes Telescope South</text:p>
          </table:table-cell>
        </table:table-row>
        <table:table-row table:style-name="ro2">
          <table:table-cell office:value-type="string">
            <text:p>E11</text:p>
          </table:table-cell>
          <table:table-cell office:value-type="float" office:value="149.6627">
            <text:p>149.6627</text:p>
          </table:table-cell>
          <table:table-cell office:value-type="float" office:value="0.84469">
            <text:p>0.84469</text:p>
          </table:table-cell>
          <table:table-cell office:value-type="float" office:value="-0.53362">
            <text:p>-0.53362</text:p>
          </table:table-cell>
          <table:table-cell office:value-type="string">
            <text:p>Frog Rock Observatory, Mudgee</text:p>
          </table:table-cell>
        </table:table-row>
        <table:table-row table:style-name="ro1">
          <table:table-cell office:value-type="string">
            <text:p>E12</text:p>
          </table:table-cell>
          <table:table-cell office:value-type="float" office:value="149.0642">
            <text:p>149.0642</text:p>
          </table:table-cell>
          <table:table-cell office:value-type="float" office:value="0.85563">
            <text:p>0.85563</text:p>
          </table:table-cell>
          <table:table-cell office:value-type="float" office:value="-0.51621">
            <text:p>-0.51621</text:p>
          </table:table-cell>
          <table:table-cell office:value-type="string">
            <text:p>Siding Spring Survey</text:p>
          </table:table-cell>
        </table:table-row>
        <table:table-row table:style-name="ro2">
          <table:table-cell office:value-type="string">
            <text:p>E13</text:p>
          </table:table-cell>
          <table:table-cell office:value-type="float" office:value="149.0969">
            <text:p>149.0969</text:p>
          </table:table-cell>
          <table:table-cell office:value-type="float" office:value="0.81622">
            <text:p>0.81622</text:p>
          </table:table-cell>
          <table:table-cell office:value-type="float" office:value="-0.57597">
            <text:p>-0.57597</text:p>
          </table:table-cell>
          <table:table-cell office:value-type="string">
            <text:p>Wanniassa</text:p>
          </table:table-cell>
        </table:table-row>
        <table:table-row table:style-name="ro2">
          <table:table-cell office:value-type="string">
            <text:p>E14</text:p>
          </table:table-cell>
          <table:table-cell office:value-type="float" office:value="149.11">
            <text:p>149.11</text:p>
          </table:table-cell>
          <table:table-cell office:value-type="float" office:value="0.81852">
            <text:p>0.81852</text:p>
          </table:table-cell>
          <table:table-cell office:value-type="float" office:value="-0.57274">
            <text:p>-0.57274</text:p>
          </table:table-cell>
          <table:table-cell office:value-type="string">
            <text:p>Hunters Hill Observatory, Ngunnawal</text:p>
          </table:table-cell>
        </table:table-row>
        <table:table-row table:style-name="ro2">
          <table:table-cell office:value-type="string">
            <text:p>E15</text:p>
          </table:table-cell>
          <table:table-cell office:value-type="float" office:value="149.6061">
            <text:p>149.6061</text:p>
          </table:table-cell>
          <table:table-cell office:value-type="float" office:value="0.82016">
            <text:p>0.82016</text:p>
          </table:table-cell>
          <table:table-cell office:value-type="float" office:value="-0.57041">
            <text:p>-0.57041</text:p>
          </table:table-cell>
          <table:table-cell office:value-type="string">
            <text:p>Magellan Observatory, near Goulburn</text:p>
          </table:table-cell>
        </table:table-row>
        <table:table-row table:style-name="ro2">
          <table:table-cell office:value-type="string">
            <text:p>E16</text:p>
          </table:table-cell>
          <table:table-cell office:value-type="float" office:value="149.36657">
            <text:p>149.36657</text:p>
          </table:table-cell>
          <table:table-cell office:value-type="float" office:value="0.831679">
            <text:p>0.831679</text:p>
          </table:table-cell>
          <table:table-cell office:value-type="float" office:value="-0.55365">
            <text:p>-0.55365</text:p>
          </table:table-cell>
          <table:table-cell office:value-type="string">
            <text:p>Grove Creek Observatory, Trunkey</text:p>
          </table:table-cell>
        </table:table-row>
        <table:table-row table:style-name="ro2">
          <table:table-cell office:value-type="string">
            <text:p>E17</text:p>
          </table:table-cell>
          <table:table-cell office:value-type="float" office:value="150.3417">
            <text:p>150.3417</text:p>
          </table:table-cell>
          <table:table-cell office:value-type="float" office:value="0.8329">
            <text:p>0.8329</text:p>
          </table:table-cell>
          <table:table-cell office:value-type="float" office:value="-0.5519">
            <text:p>-0.5519</text:p>
          </table:table-cell>
          <table:table-cell office:value-type="string">
            <text:p>Leura</text:p>
          </table:table-cell>
        </table:table-row>
        <table:table-row table:style-name="ro1">
          <table:table-cell office:value-type="string">
            <text:p>E18</text:p>
          </table:table-cell>
          <table:table-cell office:value-type="float" office:value="151.02714">
            <text:p>151.02714</text:p>
          </table:table-cell>
          <table:table-cell office:value-type="float" office:value="0.829819">
            <text:p>0.829819</text:p>
          </table:table-cell>
          <table:table-cell office:value-type="float" office:value="-0.55619">
            <text:p>-0.55619</text:p>
          </table:table-cell>
          <table:table-cell office:value-type="string">
            <text:p>BDI Observatory, Regents Park</text:p>
          </table:table-cell>
        </table:table-row>
        <table:table-row table:style-name="ro2">
          <table:table-cell office:value-type="string">
            <text:p>E19</text:p>
          </table:table-cell>
          <table:table-cell office:value-type="float" office:value="151.0958">
            <text:p>151.0958</text:p>
          </table:table-cell>
          <table:table-cell office:value-type="float" office:value="0.83042">
            <text:p>0.83042</text:p>
          </table:table-cell>
          <table:table-cell office:value-type="float" office:value="-0.55528">
            <text:p>-0.55528</text:p>
          </table:table-cell>
          <table:table-cell office:value-type="string">
            <text:p>Kingsgrove</text:p>
          </table:table-cell>
        </table:table-row>
        <table:table-row table:style-name="ro2">
          <table:table-cell office:value-type="string">
            <text:p>E20</text:p>
          </table:table-cell>
          <table:table-cell office:value-type="float" office:value="151.1032">
            <text:p>151.1032</text:p>
          </table:table-cell>
          <table:table-cell office:value-type="float" office:value="0.832146">
            <text:p>0.832146</text:p>
          </table:table-cell>
          <table:table-cell office:value-type="float" office:value="-0.55272">
            <text:p>-0.55272</text:p>
          </table:table-cell>
          <table:table-cell office:value-type="string">
            <text:p>Marsfield</text:p>
          </table:table-cell>
        </table:table-row>
        <table:table-row table:style-name="ro2">
          <table:table-cell office:value-type="string">
            <text:p>E21</text:p>
          </table:table-cell>
          <table:table-cell office:value-type="float" office:value="151.5667">
            <text:p>151.5667</text:p>
          </table:table-cell>
          <table:table-cell office:value-type="float" office:value="0.8838">
            <text:p>0.8838</text:p>
          </table:table-cell>
          <table:table-cell office:value-type="float" office:value="-0.4665">
            <text:p>-0.4665</text:p>
          </table:table-cell>
          <table:table-cell office:value-type="string">
            <text:p>Norma Rose Observatory, Leyburn</text:p>
          </table:table-cell>
        </table:table-row>
        <table:table-row table:style-name="ro1">
          <table:table-cell office:value-type="string">
            <text:p>E22</text:p>
          </table:table-cell>
          <table:table-cell office:value-type="float" office:value="151.855">
            <text:p>151.855</text:p>
          </table:table-cell>
          <table:table-cell office:value-type="float" office:value="0.885337">
            <text:p>0.885337</text:p>
          </table:table-cell>
          <table:table-cell office:value-type="float" office:value="-0.46361">
            <text:p>-0.46361</text:p>
          </table:table-cell>
          <table:table-cell office:value-type="string">
            <text:p>Univ. of Southern Queensland Obs., Mt. Kent</text:p>
          </table:table-cell>
        </table:table-row>
        <table:table-row table:style-name="ro1">
          <table:table-cell office:value-type="string">
            <text:p>E23</text:p>
          </table:table-cell>
          <table:table-cell office:value-type="float" office:value="151.07119">
            <text:p>151.07119</text:p>
          </table:table-cell>
          <table:table-cell office:value-type="float" office:value="0.833596">
            <text:p>0.833596</text:p>
          </table:table-cell>
          <table:table-cell office:value-type="float" office:value="-0.55057">
            <text:p>-0.55057</text:p>
          </table:table-cell>
          <table:table-cell office:value-type="string">
            <text:p>Arcadia</text:p>
          </table:table-cell>
        </table:table-row>
        <table:table-row table:style-name="ro2">
          <table:table-cell office:value-type="string">
            <text:p>E24</text:p>
          </table:table-cell>
          <table:table-cell office:value-type="float" office:value="150.7769">
            <text:p>150.7769</text:p>
          </table:table-cell>
          <table:table-cell office:value-type="float" office:value="0.83176">
            <text:p>0.83176</text:p>
          </table:table-cell>
          <table:table-cell office:value-type="float" office:value="-0.55329">
            <text:p>-0.55329</text:p>
          </table:table-cell>
          <table:table-cell office:value-type="string">
            <text:p>Tangra Observatory, St. Clair</text:p>
          </table:table-cell>
        </table:table-row>
        <table:table-row table:style-name="ro2">
          <table:table-cell office:value-type="string">
            <text:p>E25</text:p>
          </table:table-cell>
          <table:table-cell office:value-type="float" office:value="153.117">
            <text:p>153.117</text:p>
          </table:table-cell>
          <table:table-cell office:value-type="float" office:value="0.88713">
            <text:p>0.88713</text:p>
          </table:table-cell>
          <table:table-cell office:value-type="float" office:value="-0.45997">
            <text:p>-0.45997</text:p>
          </table:table-cell>
          <table:table-cell office:value-type="string">
            <text:p>Rochedale (APTA)</text:p>
          </table:table-cell>
        </table:table-row>
        <table:table-row table:style-name="ro2">
          <table:table-cell office:value-type="string">
            <text:p>E26</text:p>
          </table:table-cell>
          <table:table-cell office:value-type="float" office:value="153.3971">
            <text:p>153.3971</text:p>
          </table:table-cell>
          <table:table-cell office:value-type="float" office:value="0.88414">
            <text:p>0.88414</text:p>
          </table:table-cell>
          <table:table-cell office:value-type="float" office:value="-0.46566">
            <text:p>-0.46566</text:p>
          </table:table-cell>
          <table:table-cell office:value-type="string">
            <text:p>RAS Observatory, Biggera Waters</text:p>
          </table:table-cell>
        </table:table-row>
        <table:table-row table:style-name="ro2">
          <table:table-cell office:value-type="string">
            <text:p>E27</text:p>
          </table:table-cell>
          <table:table-cell office:value-type="float" office:value="153.2667">
            <text:p>153.2667</text:p>
          </table:table-cell>
          <table:table-cell office:value-type="float" office:value="0.8871">
            <text:p>0.8871</text:p>
          </table:table-cell>
          <table:table-cell office:value-type="float" office:value="-0.46">
            <text:p>-0.46</text:p>
          </table:table-cell>
          <table:table-cell office:value-type="string">
            <text:p>Thornlands</text:p>
          </table:table-cell>
        </table:table-row>
        <table:table-row table:style-name="ro2">
          <table:table-cell office:value-type="string">
            <text:p>E28</text:p>
          </table:table-cell>
          <table:table-cell office:value-type="float" office:value="150.6411">
            <text:p>150.6411</text:p>
          </table:table-cell>
          <table:table-cell office:value-type="float" office:value="0.83319">
            <text:p>0.83319</text:p>
          </table:table-cell>
          <table:table-cell office:value-type="float" office:value="-0.55121">
            <text:p>-0.55121</text:p>
          </table:table-cell>
          <table:table-cell office:value-type="string">
            <text:p>Kuriwa Observatory, Hawkesbury Heights</text:p>
          </table:table-cell>
        </table:table-row>
        <table:table-row table:style-name="ro1">
          <table:table-cell office:value-type="string">
            <text:p>E81</text:p>
          </table:table-cell>
          <table:table-cell office:value-type="float" office:value="173.2617">
            <text:p>173.2617</text:p>
          </table:table-cell>
          <table:table-cell office:value-type="float" office:value="0.75267">
            <text:p>0.75267</text:p>
          </table:table-cell>
          <table:table-cell office:value-type="float" office:value="-0.65622">
            <text:p>-0.65622</text:p>
          </table:table-cell>
          <table:table-cell office:value-type="string">
            <text:p>Nelson</text:p>
          </table:table-cell>
        </table:table-row>
        <table:table-row table:style-name="ro2">
          <table:table-cell office:value-type="string">
            <text:p>E83</text:p>
          </table:table-cell>
          <table:table-cell office:value-type="float" office:value="173.95703">
            <text:p>173.95703</text:p>
          </table:table-cell>
          <table:table-cell office:value-type="float" office:value="0.749648">
            <text:p>0.749648</text:p>
          </table:table-cell>
          <table:table-cell office:value-type="float" office:value="-0.65962">
            <text:p>-0.65962</text:p>
          </table:table-cell>
          <table:table-cell office:value-type="string">
            <text:p>Wither Observatory, Witherlea</text:p>
          </table:table-cell>
        </table:table-row>
        <table:table-row table:style-name="ro1">
          <table:table-cell office:value-type="string">
            <text:p>E85</text:p>
          </table:table-cell>
          <table:table-cell office:value-type="float" office:value="174.894">
            <text:p>174.894</text:p>
          </table:table-cell>
          <table:table-cell office:value-type="float" office:value="0.800696">
            <text:p>0.800696</text:p>
          </table:table-cell>
          <table:table-cell office:value-type="float" office:value="-0.59706">
            <text:p>-0.59706</text:p>
          </table:table-cell>
          <table:table-cell office:value-type="string">
            <text:p>Farm Cove</text:p>
          </table:table-cell>
        </table:table-row>
        <table:table-row table:style-name="ro2">
          <table:table-cell office:value-type="string">
            <text:p>E87</text:p>
          </table:table-cell>
          <table:table-cell office:value-type="float" office:value="175.654">
            <text:p>175.654</text:p>
          </table:table-cell>
          <table:table-cell office:value-type="float" office:value="0.76249">
            <text:p>0.76249</text:p>
          </table:table-cell>
          <table:table-cell office:value-type="float" office:value="-0.64485">
            <text:p>-0.64485</text:p>
          </table:table-cell>
          <table:table-cell office:value-type="string">
            <text:p>Turitea</text:p>
          </table:table-cell>
        </table:table-row>
        <table:table-row table:style-name="ro2">
          <table:table-cell office:value-type="string">
            <text:p>E89</text:p>
          </table:table-cell>
          <table:table-cell office:value-type="float" office:value="176.204">
            <text:p>176.204</text:p>
          </table:table-cell>
          <table:table-cell office:value-type="float" office:value="0.78759">
            <text:p>0.78759</text:p>
          </table:table-cell>
          <table:table-cell office:value-type="float" office:value="-0.61421">
            <text:p>-0.61421</text:p>
          </table:table-cell>
          <table:table-cell office:value-type="string">
            <text:p>Geyserland Observatory, Pukehangi</text:p>
          </table:table-cell>
        </table:table-row>
        <table:table-row table:style-name="ro2">
          <table:table-cell office:value-type="string">
            <text:p>E94</text:p>
          </table:table-cell>
          <table:table-cell office:value-type="float" office:value="177.88331">
            <text:p>177.88331</text:p>
          </table:table-cell>
          <table:table-cell office:value-type="float" office:value="0.782217">
            <text:p>0.782217</text:p>
          </table:table-cell>
          <table:table-cell office:value-type="float" office:value="-0.62092">
            <text:p>-0.62092</text:p>
          </table:table-cell>
          <table:table-cell office:value-type="string">
            <text:p>Possum Observatory, Gisborne</text:p>
          </table:table-cell>
        </table:table-row>
        <table:table-row table:style-name="ro2">
          <table:table-cell office:value-type="string">
            <text:p>F51</text:p>
          </table:table-cell>
          <table:table-cell office:value-type="float" office:value="203.74409">
            <text:p>203.74409</text:p>
          </table:table-cell>
          <table:table-cell office:value-type="float" office:value="0.936242">
            <text:p>0.936242</text:p>
          </table:table-cell>
          <table:table-cell office:value-type="float" office:value="0.35154">
            <text:p>0.35154</text:p>
          </table:table-cell>
          <table:table-cell office:value-type="string">
            <text:p>Pan-STARRS 1, Haleakala</text:p>
          </table:table-cell>
        </table:table-row>
        <table:table-row table:style-name="ro1">
          <table:table-cell office:value-type="string">
            <text:p>F59</text:p>
          </table:table-cell>
          <table:table-cell office:value-type="float" office:value="201.941">
            <text:p>201.941</text:p>
          </table:table-cell>
          <table:table-cell office:value-type="float" office:value="0.932037">
            <text:p>0.932037</text:p>
          </table:table-cell>
          <table:table-cell office:value-type="float" office:value="0.36116">
            <text:p>0.36116</text:p>
          </table:table-cell>
          <table:table-cell office:value-type="string">
            <text:p>Ironwood Remote Observatory, Hawaii</text:p>
          </table:table-cell>
        </table:table-row>
        <table:table-row table:style-name="ro1">
          <table:table-cell office:value-type="string">
            <text:p>F60</text:p>
          </table:table-cell>
          <table:table-cell office:value-type="float" office:value="201.95283">
            <text:p>201.95283</text:p>
          </table:table-cell>
          <table:table-cell office:value-type="float" office:value="0.929942">
            <text:p>0.929942</text:p>
          </table:table-cell>
          <table:table-cell office:value-type="float" office:value="0.36655">
            <text:p>0.36655</text:p>
          </table:table-cell>
          <table:table-cell office:value-type="string">
            <text:p>Ironwood Observatory, Hawaii</text:p>
          </table:table-cell>
        </table:table-row>
        <table:table-row table:style-name="ro2">
          <table:table-cell office:value-type="string">
            <text:p>F65</text:p>
          </table:table-cell>
          <table:table-cell office:value-type="float" office:value="203.7424">
            <text:p>203.7424</text:p>
          </table:table-cell>
          <table:table-cell office:value-type="float" office:value="0.93624">
            <text:p>0.93624</text:p>
          </table:table-cell>
          <table:table-cell office:value-type="float" office:value="0.35154">
            <text:p>0.35154</text:p>
          </table:table-cell>
          <table:table-cell office:value-type="string">
            <text:p>Haleakala-Faulkes Telescope North</text:p>
          </table:table-cell>
        </table:table-row>
        <table:table-row table:style-name="ro2">
          <table:table-cell office:value-type="string">
            <text:p>F84</text:p>
          </table:table-cell>
          <table:table-cell office:value-type="float" office:value="210.3842">
            <text:p>210.3842</text:p>
          </table:table-cell>
          <table:table-cell office:value-type="float" office:value="0.9533">
            <text:p>0.9533</text:p>
          </table:table-cell>
          <table:table-cell office:value-type="float" office:value="-0.301">
            <text:p>-0.301</text:p>
          </table:table-cell>
          <table:table-cell office:value-type="string">
            <text:p>Hibiscus Observatory, Punaauia</text:p>
          </table:table-cell>
        </table:table-row>
        <table:table-row table:style-name="ro2">
          <table:table-cell office:value-type="string">
            <text:p>F85</text:p>
          </table:table-cell>
          <table:table-cell office:value-type="float" office:value="210.3842">
            <text:p>210.3842</text:p>
          </table:table-cell>
          <table:table-cell office:value-type="float" office:value="0.9533">
            <text:p>0.9533</text:p>
          </table:table-cell>
          <table:table-cell office:value-type="float" office:value="-0.301">
            <text:p>-0.301</text:p>
          </table:table-cell>
          <table:table-cell office:value-type="string">
            <text:p>Tiki Observatory, Punaauia</text:p>
          </table:table-cell>
        </table:table-row>
        <table:table-row table:style-name="ro2">
          <table:table-cell office:value-type="string">
            <text:p>F86</text:p>
          </table:table-cell>
          <table:table-cell office:value-type="float" office:value="210.38381">
            <text:p>210.38381</text:p>
          </table:table-cell>
          <table:table-cell office:value-type="float" office:value="0.953304">
            <text:p>0.953304</text:p>
          </table:table-cell>
          <table:table-cell office:value-type="float" office:value="-0.301">
            <text:p>-0.301</text:p>
          </table:table-cell>
          <table:table-cell office:value-type="string">
            <text:p>Moana Observatory, Punaauia</text:p>
          </table:table-cell>
        </table:table-row>
        <table:table-row table:style-name="ro2">
          <table:table-cell office:value-type="string">
            <text:p>G25</text:p>
          </table:table-cell>
          <table:table-cell office:value-type="float" office:value="288.105">
            <text:p>288.105</text:p>
          </table:table-cell>
          <table:table-cell office:value-type="float" office:value="0.70317">
            <text:p>0.70317</text:p>
          </table:table-cell>
          <table:table-cell office:value-type="float" office:value="0.70867">
            <text:p>0.70867</text:p>
          </table:table-cell>
          <table:table-cell office:value-type="string">
            <text:p>Sherbrooke</text:p>
          </table:table-cell>
        </table:table-row>
        <table:table-row table:style-name="ro2">
          <table:table-cell office:value-type="string">
            <text:p>G26</text:p>
          </table:table-cell>
          <table:table-cell office:value-type="float" office:value="109.8236">
            <text:p>109.8236</text:p>
          </table:table-cell>
          <table:table-cell office:value-type="float" office:value="0.82499">
            <text:p>0.82499</text:p>
          </table:table-cell>
          <table:table-cell office:value-type="float" office:value="0.56338">
            <text:p>0.56338</text:p>
          </table:table-cell>
          <table:table-cell office:value-type="string">
            <text:p>Fushan Observatory, Mt Shaohua</text:p>
          </table:table-cell>
        </table:table-row>
        <table:table-row table:style-name="ro2">
          <table:table-cell office:value-type="string">
            <text:p>G27</text:p>
          </table:table-cell>
          <table:table-cell office:value-type="float" office:value="0.72935">
            <text:p>0.72935</text:p>
          </table:table-cell>
          <table:table-cell office:value-type="float" office:value="0.743842">
            <text:p>0.743842</text:p>
          </table:table-cell>
          <table:table-cell office:value-type="float" office:value="0.66648">
            <text:p>0.66648</text:p>
          </table:table-cell>
          <table:table-cell office:value-type="string">
            <text:p>Fabra Observatory, Montsec</text:p>
          </table:table-cell>
        </table:table-row>
        <table:table-row table:style-name="ro2">
          <table:table-cell office:value-type="string">
            <text:p>G28</text:p>
          </table:table-cell>
          <table:table-cell office:value-type="float" office:value="1.0085">
            <text:p>1.0085</text:p>
          </table:table-cell>
          <table:table-cell office:value-type="float" office:value="0.6099">
            <text:p>0.6099</text:p>
          </table:table-cell>
          <table:table-cell office:value-type="float" office:value="0.78983">
            <text:p>0.78983</text:p>
          </table:table-cell>
          <table:table-cell office:value-type="string">
            <text:p>Wyncroft Observatory, Attleborough</text:p>
          </table:table-cell>
        </table:table-row>
        <table:table-row table:style-name="ro2">
          <table:table-cell office:value-type="string">
            <text:p>G29</text:p>
          </table:table-cell>
          <table:table-cell office:value-type="float" office:value="358.9124">
            <text:p>358.9124</text:p>
          </table:table-cell>
          <table:table-cell office:value-type="float" office:value="0.77285">
            <text:p>0.77285</text:p>
          </table:table-cell>
          <table:table-cell office:value-type="float" office:value="0.63263">
            <text:p>0.63263</text:p>
          </table:table-cell>
          <table:table-cell office:value-type="string">
            <text:p>Requena</text:p>
          </table:table-cell>
        </table:table-row>
        <table:table-row table:style-name="ro2">
          <table:table-cell office:value-type="string">
            <text:p>G30</text:p>
          </table:table-cell>
          <table:table-cell office:value-type="float" office:value="284.90719">
            <text:p>284.90719</text:p>
          </table:table-cell>
          <table:table-cell office:value-type="float" office:value="0.704518">
            <text:p>0.704518</text:p>
          </table:table-cell>
          <table:table-cell office:value-type="float" office:value="0.70732">
            <text:p>0.70732</text:p>
          </table:table-cell>
          <table:table-cell office:value-type="string">
            <text:p>Casselman</text:p>
          </table:table-cell>
        </table:table-row>
        <table:table-row table:style-name="ro1">
          <table:table-cell office:value-type="string">
            <text:p>G31</text:p>
          </table:table-cell>
          <table:table-cell office:value-type="float" office:value="13.7253">
            <text:p>13.7253</text:p>
          </table:table-cell>
          <table:table-cell office:value-type="float" office:value="0.69946">
            <text:p>0.69946</text:p>
          </table:table-cell>
          <table:table-cell office:value-type="float" office:value="0.71233">
            <text:p>0.71233</text:p>
          </table:table-cell>
          <table:table-cell office:value-type="string">
            <text:p>CCAT Trieste</text:p>
          </table:table-cell>
        </table:table-row>
        <table:table-row table:style-name="ro2">
          <table:table-cell office:value-type="string">
            <text:p>G32</text:p>
          </table:table-cell>
          <table:table-cell office:value-type="float" office:value="291.8203">
            <text:p>291.8203</text:p>
          </table:table-cell>
          <table:table-cell office:value-type="float" office:value="0.92164">
            <text:p>0.92164</text:p>
          </table:table-cell>
          <table:table-cell office:value-type="float" office:value="-0.38771">
            <text:p>-0.38771</text:p>
          </table:table-cell>
          <table:table-cell office:value-type="string">
            <text:p>Elena Remote Observatory, San Pedro de Atacama</text:p>
          </table:table-cell>
        </table:table-row>
        <table:table-row table:style-name="ro2">
          <table:table-cell office:value-type="string">
            <text:p>G33</text:p>
          </table:table-cell>
          <table:table-cell office:value-type="float" office:value="7.60879">
            <text:p>7.60879</text:p>
          </table:table-cell>
          <table:table-cell office:value-type="float" office:value="0.623411">
            <text:p>0.623411</text:p>
          </table:table-cell>
          <table:table-cell office:value-type="float" office:value="0.77929">
            <text:p>0.77929</text:p>
          </table:table-cell>
          <table:table-cell office:value-type="string">
            <text:p>Wickede</text:p>
          </table:table-cell>
        </table:table-row>
        <table:table-row table:style-name="ro2">
          <table:table-cell office:value-type="string">
            <text:p>G34</text:p>
          </table:table-cell>
          <table:table-cell office:value-type="float" office:value="13.7015">
            <text:p>13.7015</text:p>
          </table:table-cell>
          <table:table-cell office:value-type="float" office:value="0.63254">
            <text:p>0.63254</text:p>
          </table:table-cell>
          <table:table-cell office:value-type="float" office:value="0.77203">
            <text:p>0.77203</text:p>
          </table:table-cell>
          <table:table-cell office:value-type="string">
            <text:p>Oberfrauendorf</text:p>
          </table:table-cell>
        </table:table-row>
        <table:table-row table:style-name="ro2">
          <table:table-cell office:value-type="string">
            <text:p>G35</text:p>
          </table:table-cell>
          <table:table-cell office:value-type="float" office:value="249.15789">
            <text:p>249.15789</text:p>
          </table:table-cell>
          <table:table-cell office:value-type="float" office:value="0.849476">
            <text:p>0.849476</text:p>
          </table:table-cell>
          <table:table-cell office:value-type="float" office:value="0.52613">
            <text:p>0.52613</text:p>
          </table:table-cell>
          <table:table-cell office:value-type="string">
            <text:p>Elephant Head Obsevatory, Sahuarita</text:p>
          </table:table-cell>
        </table:table-row>
        <table:table-row table:style-name="ro2">
          <table:table-cell office:value-type="string">
            <text:p>G36</text:p>
          </table:table-cell>
          <table:table-cell office:value-type="float" office:value="357.4525">
            <text:p>357.4525</text:p>
          </table:table-cell>
          <table:table-cell office:value-type="float" office:value="0.797538">
            <text:p>0.797538</text:p>
          </table:table-cell>
          <table:table-cell office:value-type="float" office:value="0.60181">
            <text:p>0.60181</text:p>
          </table:table-cell>
          <table:table-cell office:value-type="string">
            <text:p>Calar Alto-CASADO</text:p>
          </table:table-cell>
        </table:table-row>
        <table:table-row table:style-name="ro1">
          <table:table-cell office:value-type="string">
            <text:p>G37</text:p>
          </table:table-cell>
          <table:table-cell office:value-type="float" office:value="248.57749">
            <text:p>248.57749</text:p>
          </table:table-cell>
          <table:table-cell office:value-type="float" office:value="0.822887">
            <text:p>0.822887</text:p>
          </table:table-cell>
          <table:table-cell office:value-type="float" office:value="0.56691">
            <text:p>0.56691</text:p>
          </table:table-cell>
          <table:table-cell office:value-type="string">
            <text:p>Lowell Observatory-Discovery Channel Telescope</text:p>
          </table:table-cell>
        </table:table-row>
        <table:table-row table:style-name="ro2">
          <table:table-cell office:value-type="string">
            <text:p>G38</text:p>
          </table:table-cell>
          <table:table-cell office:value-type="float" office:value="356.76842">
            <text:p>356.76842</text:p>
          </table:table-cell>
          <table:table-cell office:value-type="float" office:value="0.759967">
            <text:p>0.759967</text:p>
          </table:table-cell>
          <table:table-cell office:value-type="float" office:value="0.64795">
            <text:p>0.64795</text:p>
          </table:table-cell>
          <table:table-cell office:value-type="string">
            <text:p>Observatorio La Senda, Cabanillas del Campo</text:p>
          </table:table-cell>
        </table:table-row>
        <table:table-row table:style-name="ro2">
          <table:table-cell office:value-type="string">
            <text:p>G39</text:p>
          </table:table-cell>
          <table:table-cell office:value-type="float" office:value="291.8214">
            <text:p>291.8214</text:p>
          </table:table-cell>
          <table:table-cell office:value-type="float" office:value="0.92164">
            <text:p>0.92164</text:p>
          </table:table-cell>
          <table:table-cell office:value-type="float" office:value="-0.38772">
            <text:p>-0.38772</text:p>
          </table:table-cell>
          <table:table-cell office:value-type="string">
            <text:p>ROAD, San Pedro de Atacama</text:p>
          </table:table-cell>
        </table:table-row>
        <table:table-row table:style-name="ro2">
          <table:table-cell office:value-type="string">
            <text:p>G40</text:p>
          </table:table-cell>
          <table:table-cell office:value-type="float" office:value="343.49174">
            <text:p>343.49174</text:p>
          </table:table-cell>
          <table:table-cell office:value-type="float" office:value="0.88147">
            <text:p>0.88147</text:p>
          </table:table-cell>
          <table:table-cell office:value-type="float" office:value="0.47144">
            <text:p>0.47144</text:p>
          </table:table-cell>
          <table:table-cell office:value-type="string">
            <text:p>Slooh.com Canary Islands Observatory</text:p>
          </table:table-cell>
        </table:table-row>
        <table:table-row table:style-name="ro2">
          <table:table-cell office:value-type="string">
            <text:p>G41</text:p>
          </table:table-cell>
          <table:table-cell office:value-type="float" office:value="264.73816">
            <text:p>264.73816</text:p>
          </table:table-cell>
          <table:table-cell office:value-type="float" office:value="0.86704">
            <text:p>0.86704</text:p>
          </table:table-cell>
          <table:table-cell office:value-type="float" office:value="0.49657">
            <text:p>0.49657</text:p>
          </table:table-cell>
          <table:table-cell office:value-type="string">
            <text:p>Insperity Observatory, Humble</text:p>
          </table:table-cell>
        </table:table-row>
        <table:table-row table:style-name="ro2">
          <table:table-cell office:value-type="string">
            <text:p>G42</text:p>
          </table:table-cell>
          <table:table-cell office:value-type="float" office:value="259.023">
            <text:p>259.023</text:p>
          </table:table-cell>
          <table:table-cell office:value-type="float" office:value="0.90391">
            <text:p>0.90391</text:p>
          </table:table-cell>
          <table:table-cell office:value-type="float" office:value="0.42687">
            <text:p>0.42687</text:p>
          </table:table-cell>
          <table:table-cell office:value-type="string">
            <text:p>Observatorio Astronomico UAdeC, Saltillo</text:p>
          </table:table-cell>
        </table:table-row>
        <table:table-row table:style-name="ro2">
          <table:table-cell office:value-type="string">
            <text:p>G43</text:p>
          </table:table-cell>
          <table:table-cell office:value-type="float" office:value="293.6879">
            <text:p>293.6879</text:p>
          </table:table-cell>
          <table:table-cell office:value-type="float" office:value="0.83817">
            <text:p>0.83817</text:p>
          </table:table-cell>
          <table:table-cell office:value-type="float" office:value="-0.54382">
            <text:p>-0.54382</text:p>
          </table:table-cell>
          <table:table-cell office:value-type="string">
            <text:p>Observatorio Buenaventura Suarez, San Luis</text:p>
          </table:table-cell>
        </table:table-row>
        <table:table-row table:style-name="ro2">
          <table:table-cell office:value-type="string">
            <text:p>G44</text:p>
          </table:table-cell>
          <table:table-cell office:value-type="float" office:value="313.3061">
            <text:p>313.3061</text:p>
          </table:table-cell>
          <table:table-cell office:value-type="float" office:value="0.92118">
            <text:p>0.92118</text:p>
          </table:table-cell>
          <table:table-cell office:value-type="float" office:value="-0.38816">
            <text:p>-0.38816</text:p>
          </table:table-cell>
          <table:table-cell office:value-type="string">
            <text:p>Observatorio Longa Vista, Sao Paulo</text:p>
          </table:table-cell>
        </table:table-row>
        <table:table-row table:style-name="ro1">
          <table:table-cell office:value-type="string">
            <text:p>G45</text:p>
          </table:table-cell>
          <table:table-cell office:value-type="float" office:value="253.63564">
            <text:p>253.63564</text:p>
          </table:table-cell>
          <table:table-cell office:value-type="float" office:value="0.832748">
            <text:p>0.832748</text:p>
          </table:table-cell>
          <table:table-cell office:value-type="float" office:value="0.55248">
            <text:p>0.55248</text:p>
          </table:table-cell>
          <table:table-cell office:value-type="string">
            <text:p>Space Surveillance Telescope, Atom Site</text:p>
          </table:table-cell>
        </table:table-row>
        <table:table-row table:style-name="ro1">
          <table:table-cell office:value-type="string">
            <text:p>G46</text:p>
          </table:table-cell>
          <table:table-cell office:value-type="float" office:value="244.66153">
            <text:p>244.66153</text:p>
          </table:table-cell>
          <table:table-cell office:value-type="float" office:value="0.818022">
            <text:p>0.818022</text:p>
          </table:table-cell>
          <table:table-cell office:value-type="float" office:value="0.57371">
            <text:p>0.57371</text:p>
          </table:table-cell>
          <table:table-cell office:value-type="string">
            <text:p>Pinto Valley Observatory</text:p>
          </table:table-cell>
        </table:table-row>
        <table:table-row table:style-name="ro2">
          <table:table-cell office:value-type="string">
            <text:p>G47</text:p>
          </table:table-cell>
          <table:table-cell office:value-type="float" office:value="253.80654">
            <text:p>253.80654</text:p>
          </table:table-cell>
          <table:table-cell office:value-type="float" office:value="0.819827">
            <text:p>0.819827</text:p>
          </table:table-cell>
          <table:table-cell office:value-type="float" office:value="0.57126">
            <text:p>0.57126</text:p>
          </table:table-cell>
          <table:table-cell office:value-type="string">
            <text:p>HillTopTop Observatory, Edgewood</text:p>
          </table:table-cell>
        </table:table-row>
        <table:table-row table:style-name="ro2">
          <table:table-cell office:value-type="string">
            <text:p>G48</text:p>
          </table:table-cell>
          <table:table-cell office:value-type="float" office:value="251.10148">
            <text:p>251.10148</text:p>
          </table:table-cell>
          <table:table-cell office:value-type="float" office:value="0.849514">
            <text:p>0.849514</text:p>
          </table:table-cell>
          <table:table-cell office:value-type="float" office:value="0.52619">
            <text:p>0.52619</text:p>
          </table:table-cell>
          <table:table-cell office:value-type="string">
            <text:p>Doc Greiner Research Obs., Rancho Hildalgo</text:p>
          </table:table-cell>
        </table:table-row>
        <table:table-row table:style-name="ro2">
          <table:table-cell office:value-type="string">
            <text:p>G49</text:p>
          </table:table-cell>
          <table:table-cell office:value-type="float" office:value="266.5943">
            <text:p>266.5943</text:p>
          </table:table-cell>
          <table:table-cell office:value-type="float" office:value="0.70889">
            <text:p>0.70889</text:p>
          </table:table-cell>
          <table:table-cell office:value-type="float" office:value="0.70302">
            <text:p>0.70302</text:p>
          </table:table-cell>
          <table:table-cell office:value-type="string">
            <text:p>Minnetonka</text:p>
          </table:table-cell>
        </table:table-row>
        <table:table-row table:style-name="ro2">
          <table:table-cell office:value-type="string">
            <text:p>G50</text:p>
          </table:table-cell>
          <table:table-cell office:value-type="float" office:value="253.33">
            <text:p>253.33</text:p>
          </table:table-cell>
          <table:table-cell office:value-type="float" office:value="0.84629">
            <text:p>0.84629</text:p>
          </table:table-cell>
          <table:table-cell office:value-type="float" office:value="0.53134">
            <text:p>0.53134</text:p>
          </table:table-cell>
          <table:table-cell office:value-type="string">
            <text:p>Organ Mesa Observatory, Las Cruces</text:p>
          </table:table-cell>
        </table:table-row>
        <table:table-row table:style-name="ro1">
          <table:table-cell office:value-type="string">
            <text:p>G51</text:p>
          </table:table-cell>
          <table:table-cell office:value-type="float" office:value="239.95778">
            <text:p>239.95778</text:p>
          </table:table-cell>
          <table:table-cell office:value-type="float" office:value="0.823164">
            <text:p>0.823164</text:p>
          </table:table-cell>
          <table:table-cell office:value-type="float" office:value="0.56599">
            <text:p>0.56599</text:p>
          </table:table-cell>
          <table:table-cell office:value-type="string">
            <text:p>Byrne Observatory, Sedgwick Reserve</text:p>
          </table:table-cell>
        </table:table-row>
        <table:table-row table:style-name="ro2">
          <table:table-cell office:value-type="string">
            <text:p>G52</text:p>
          </table:table-cell>
          <table:table-cell office:value-type="float" office:value="237.49604">
            <text:p>237.49604</text:p>
          </table:table-cell>
          <table:table-cell office:value-type="float" office:value="0.785917">
            <text:p>0.785917</text:p>
          </table:table-cell>
          <table:table-cell office:value-type="float" office:value="0.61627">
            <text:p>0.61627</text:p>
          </table:table-cell>
          <table:table-cell office:value-type="string">
            <text:p>Stone Edge Observatory, El Verano</text:p>
          </table:table-cell>
        </table:table-row>
        <table:table-row table:style-name="ro2">
          <table:table-cell office:value-type="string">
            <text:p>G53</text:p>
          </table:table-cell>
          <table:table-cell office:value-type="float" office:value="240.58727">
            <text:p>240.58727</text:p>
          </table:table-cell>
          <table:table-cell office:value-type="float" office:value="0.799043">
            <text:p>0.799043</text:p>
          </table:table-cell>
          <table:table-cell office:value-type="float" office:value="0.59962">
            <text:p>0.59962</text:p>
          </table:table-cell>
          <table:table-cell office:value-type="string">
            <text:p>Alder Springs Observatory, Auberry</text:p>
          </table:table-cell>
        </table:table-row>
        <table:table-row table:style-name="ro2">
          <table:table-cell office:value-type="string">
            <text:p>G54</text:p>
          </table:table-cell>
          <table:table-cell office:value-type="float" office:value="243.063">
            <text:p>243.063</text:p>
          </table:table-cell>
          <table:table-cell office:value-type="float" office:value="0.83295">
            <text:p>0.83295</text:p>
          </table:table-cell>
          <table:table-cell office:value-type="float" office:value="0.55166">
            <text:p>0.55166</text:p>
          </table:table-cell>
          <table:table-cell office:value-type="string">
            <text:p>Hemet</text:p>
          </table:table-cell>
        </table:table-row>
        <table:table-row table:style-name="ro1">
          <table:table-cell office:value-type="string">
            <text:p>G55</text:p>
          </table:table-cell>
          <table:table-cell office:value-type="float" office:value="241.09533">
            <text:p>241.09533</text:p>
          </table:table-cell>
          <table:table-cell office:value-type="float" office:value="0.816361">
            <text:p>0.816361</text:p>
          </table:table-cell>
          <table:table-cell office:value-type="float" office:value="0.57565">
            <text:p>0.57565</text:p>
          </table:table-cell>
          <table:table-cell office:value-type="string">
            <text:p>Bakersfield</text:p>
          </table:table-cell>
        </table:table-row>
        <table:table-row table:style-name="ro1">
          <table:table-cell office:value-type="string">
            <text:p>G56</text:p>
          </table:table-cell>
          <table:table-cell office:value-type="float" office:value="237.9294">
            <text:p>237.9294</text:p>
          </table:table-cell>
          <table:table-cell office:value-type="float" office:value="0.78983">
            <text:p>0.78983</text:p>
          </table:table-cell>
          <table:table-cell office:value-type="float" office:value="0.61128">
            <text:p>0.61128</text:p>
          </table:table-cell>
          <table:table-cell office:value-type="string">
            <text:p>Walnut Creek</text:p>
          </table:table-cell>
        </table:table-row>
        <table:table-row table:style-name="ro1">
          <table:table-cell office:value-type="string">
            <text:p>G57</text:p>
          </table:table-cell>
          <table:table-cell office:value-type="float" office:value="236.8564">
            <text:p>236.8564</text:p>
          </table:table-cell>
          <table:table-cell office:value-type="float" office:value="0.70171">
            <text:p>0.70171</text:p>
          </table:table-cell>
          <table:table-cell office:value-type="float" office:value="0.71009">
            <text:p>0.71009</text:p>
          </table:table-cell>
          <table:table-cell office:value-type="string">
            <text:p>Dilbert Observatory, Forest Grove</text:p>
          </table:table-cell>
        </table:table-row>
        <table:table-row table:style-name="ro2">
          <table:table-cell office:value-type="string">
            <text:p>G58</text:p>
          </table:table-cell>
          <table:table-cell office:value-type="float" office:value="237.818">
            <text:p>237.818</text:p>
          </table:table-cell>
          <table:table-cell office:value-type="float" office:value="0.791">
            <text:p>0.791</text:p>
          </table:table-cell>
          <table:table-cell office:value-type="float" office:value="0.60988">
            <text:p>0.60988</text:p>
          </table:table-cell>
          <table:table-cell office:value-type="string">
            <text:p>Chabot Space and Science Center, Oakland</text:p>
          </table:table-cell>
        </table:table-row>
        <table:table-row table:style-name="ro2">
          <table:table-cell office:value-type="string">
            <text:p>G59</text:p>
          </table:table-cell>
          <table:table-cell office:value-type="float" office:value="237.453">
            <text:p>237.453</text:p>
          </table:table-cell>
          <table:table-cell office:value-type="float" office:value="0.67475">
            <text:p>0.67475</text:p>
          </table:table-cell>
          <table:table-cell office:value-type="float" office:value="0.73559">
            <text:p>0.73559</text:p>
          </table:table-cell>
          <table:table-cell office:value-type="string">
            <text:p>Maiden Lane Obs., Bainbridge Island</text:p>
          </table:table-cell>
        </table:table-row>
        <table:table-row table:style-name="ro2">
          <table:table-cell office:value-type="string">
            <text:p>G60</text:p>
          </table:table-cell>
          <table:table-cell office:value-type="float" office:value="240.33888">
            <text:p>240.33888</text:p>
          </table:table-cell>
          <table:table-cell office:value-type="float" office:value="0.825544">
            <text:p>0.825544</text:p>
          </table:table-cell>
          <table:table-cell office:value-type="float" office:value="0.56249">
            <text:p>0.56249</text:p>
          </table:table-cell>
          <table:table-cell office:value-type="string">
            <text:p>Carroll Observatory, Montecito</text:p>
          </table:table-cell>
        </table:table-row>
        <table:table-row table:style-name="ro2">
          <table:table-cell office:value-type="string">
            <text:p>G61</text:p>
          </table:table-cell>
          <table:table-cell office:value-type="float" office:value="238.1524">
            <text:p>238.1524</text:p>
          </table:table-cell>
          <table:table-cell office:value-type="float" office:value="0.7927">
            <text:p>0.7927</text:p>
          </table:table-cell>
          <table:table-cell office:value-type="float" office:value="0.6076">
            <text:p>0.6076</text:p>
          </table:table-cell>
          <table:table-cell office:value-type="string">
            <text:p>Pleasanton</text:p>
          </table:table-cell>
        </table:table-row>
        <table:table-row table:style-name="ro2">
          <table:table-cell office:value-type="string">
            <text:p>G62</text:p>
          </table:table-cell>
          <table:table-cell office:value-type="float" office:value="238.5469">
            <text:p>238.5469</text:p>
          </table:table-cell>
          <table:table-cell office:value-type="float" office:value="0.72214">
            <text:p>0.72214</text:p>
          </table:table-cell>
          <table:table-cell office:value-type="float" office:value="0.68971">
            <text:p>0.68971</text:p>
          </table:table-cell>
          <table:table-cell office:value-type="string">
            <text:p>Sunriver Nature Center Observatory, Sunriver</text:p>
          </table:table-cell>
        </table:table-row>
        <table:table-row table:style-name="ro2">
          <table:table-cell office:value-type="string">
            <text:p>G63</text:p>
          </table:table-cell>
          <table:table-cell office:value-type="float" office:value="238.6858">
            <text:p>238.6858</text:p>
          </table:table-cell>
          <table:table-cell office:value-type="float" office:value="0.70152">
            <text:p>0.70152</text:p>
          </table:table-cell>
          <table:table-cell office:value-type="float" office:value="0.71031">
            <text:p>0.71031</text:p>
          </table:table-cell>
          <table:table-cell office:value-type="string">
            <text:p>Mill Creek Observatory, The Dalles</text:p>
          </table:table-cell>
        </table:table-row>
        <table:table-row table:style-name="ro1">
          <table:table-cell office:value-type="string">
            <text:p>G64</text:p>
          </table:table-cell>
          <table:table-cell office:value-type="float" office:value="239.2911">
            <text:p>239.2911</text:p>
          </table:table-cell>
          <table:table-cell office:value-type="float" office:value="0.77535">
            <text:p>0.77535</text:p>
          </table:table-cell>
          <table:table-cell office:value-type="float" office:value="0.62979">
            <text:p>0.62979</text:p>
          </table:table-cell>
          <table:table-cell office:value-type="string">
            <text:p>Blue Canyon Observatory</text:p>
          </table:table-cell>
        </table:table-row>
        <table:table-row table:style-name="ro1">
          <table:table-cell office:value-type="string">
            <text:p>G65</text:p>
          </table:table-cell>
          <table:table-cell office:value-type="float" office:value="238.3612">
            <text:p>238.3612</text:p>
          </table:table-cell>
          <table:table-cell office:value-type="float" office:value="0.79616">
            <text:p>0.79616</text:p>
          </table:table-cell>
          <table:table-cell office:value-type="float" office:value="0.60338">
            <text:p>0.60338</text:p>
          </table:table-cell>
          <table:table-cell office:value-type="string">
            <text:p>Vulcan North, Lick Observatory, Mount Hamilton</text:p>
          </table:table-cell>
        </table:table-row>
        <table:table-row table:style-name="ro1">
          <table:table-cell office:value-type="string">
            <text:p>G66</text:p>
          </table:table-cell>
          <table:table-cell office:value-type="float" office:value="238.9169">
            <text:p>238.9169</text:p>
          </table:table-cell>
          <table:table-cell office:value-type="float" office:value="0.78135">
            <text:p>0.78135</text:p>
          </table:table-cell>
          <table:table-cell office:value-type="float" office:value="0.62206">
            <text:p>0.62206</text:p>
          </table:table-cell>
          <table:table-cell office:value-type="string">
            <text:p>Lake Forest Observatory, Forest Hills</text:p>
          </table:table-cell>
        </table:table-row>
        <table:table-row table:style-name="ro1">
          <table:table-cell office:value-type="string">
            <text:p>G67</text:p>
          </table:table-cell>
          <table:table-cell office:value-type="float" office:value="239.365">
            <text:p>239.365</text:p>
          </table:table-cell>
          <table:table-cell office:value-type="float" office:value="0.78134">
            <text:p>0.78134</text:p>
          </table:table-cell>
          <table:table-cell office:value-type="float" office:value="0.62225">
            <text:p>0.62225</text:p>
          </table:table-cell>
          <table:table-cell office:value-type="string">
            <text:p>Rancho Del Sol, Camino</text:p>
          </table:table-cell>
        </table:table-row>
        <table:table-row table:style-name="ro2">
          <table:table-cell office:value-type="string">
            <text:p>G68</text:p>
          </table:table-cell>
          <table:table-cell office:value-type="float" office:value="240.225">
            <text:p>240.225</text:p>
          </table:table-cell>
          <table:table-cell office:value-type="float" office:value="0.78044">
            <text:p>0.78044</text:p>
          </table:table-cell>
          <table:table-cell office:value-type="float" office:value="0.62355">
            <text:p>0.62355</text:p>
          </table:table-cell>
          <table:table-cell office:value-type="string">
            <text:p>Sierra Stars Observatory, Markleeville</text:p>
          </table:table-cell>
        </table:table-row>
        <table:table-row table:style-name="ro1">
          <table:table-cell office:value-type="string">
            <text:p>G69</text:p>
          </table:table-cell>
          <table:table-cell office:value-type="float" office:value="241.0158">
            <text:p>241.0158</text:p>
          </table:table-cell>
          <table:table-cell office:value-type="float" office:value="0.82829">
            <text:p>0.82829</text:p>
          </table:table-cell>
          <table:table-cell office:value-type="float" office:value="0.5585">
            <text:p>0.5585</text:p>
          </table:table-cell>
          <table:table-cell office:value-type="string">
            <text:p>Via Capote Sky Observatory, Thousand Oaks</text:p>
          </table:table-cell>
        </table:table-row>
        <table:table-row table:style-name="ro2">
          <table:table-cell office:value-type="string">
            <text:p>G70</text:p>
          </table:table-cell>
          <table:table-cell office:value-type="float" office:value="241.4547">
            <text:p>241.4547</text:p>
          </table:table-cell>
          <table:table-cell office:value-type="float" office:value="0.82543">
            <text:p>0.82543</text:p>
          </table:table-cell>
          <table:table-cell office:value-type="float" office:value="0.56273">
            <text:p>0.56273</text:p>
          </table:table-cell>
          <table:table-cell office:value-type="string">
            <text:p>Francisquito Observatory, Los Angeles</text:p>
          </table:table-cell>
        </table:table-row>
        <table:table-row table:style-name="ro2">
          <table:table-cell office:value-type="string">
            <text:p>G71</text:p>
          </table:table-cell>
          <table:table-cell office:value-type="float" office:value="241.6047">
            <text:p>241.6047</text:p>
          </table:table-cell>
          <table:table-cell office:value-type="float" office:value="0.83216">
            <text:p>0.83216</text:p>
          </table:table-cell>
          <table:table-cell office:value-type="float" office:value="0.55276">
            <text:p>0.55276</text:p>
          </table:table-cell>
          <table:table-cell office:value-type="string">
            <text:p>Rancho Palos Verdes</text:p>
          </table:table-cell>
        </table:table-row>
        <table:table-row table:style-name="ro1">
          <table:table-cell office:value-type="string">
            <text:p>G72</text:p>
          </table:table-cell>
          <table:table-cell office:value-type="float" office:value="241.82408">
            <text:p>241.82408</text:p>
          </table:table-cell>
          <table:table-cell office:value-type="float" office:value="0.829301">
            <text:p>0.829301</text:p>
          </table:table-cell>
          <table:table-cell office:value-type="float" office:value="0.55697">
            <text:p>0.55697</text:p>
          </table:table-cell>
          <table:table-cell office:value-type="string">
            <text:p>University Hills</text:p>
          </table:table-cell>
        </table:table-row>
        <table:table-row table:style-name="ro1">
          <table:table-cell office:value-type="string">
            <text:p>G73</text:p>
          </table:table-cell>
          <table:table-cell office:value-type="float" office:value="241.94">
            <text:p>241.94</text:p>
          </table:table-cell>
          <table:table-cell office:value-type="float" office:value="0.82804">
            <text:p>0.82804</text:p>
          </table:table-cell>
          <table:table-cell office:value-type="float" office:value="0.55925">
            <text:p>0.55925</text:p>
          </table:table-cell>
          <table:table-cell office:value-type="string">
            <text:p>Mount Wilson-TIE</text:p>
          </table:table-cell>
        </table:table-row>
        <table:table-row table:style-name="ro1">
          <table:table-cell office:value-type="string">
            <text:p>G74</text:p>
          </table:table-cell>
          <table:table-cell office:value-type="float" office:value="242.88538">
            <text:p>242.88538</text:p>
          </table:table-cell>
          <table:table-cell office:value-type="float" office:value="0.837429">
            <text:p>0.837429</text:p>
          </table:table-cell>
          <table:table-cell office:value-type="float" office:value="0.54484">
            <text:p>0.54484</text:p>
          </table:table-cell>
          <table:table-cell office:value-type="string">
            <text:p>Boulder Knolls Observatory, Escondido</text:p>
          </table:table-cell>
        </table:table-row>
        <table:table-row table:style-name="ro2">
          <table:table-cell office:value-type="string">
            <text:p>G75</text:p>
          </table:table-cell>
          <table:table-cell office:value-type="float" office:value="243.2783">
            <text:p>243.2783</text:p>
          </table:table-cell>
          <table:table-cell office:value-type="float" office:value="0.8351">
            <text:p>0.8351</text:p>
          </table:table-cell>
          <table:table-cell office:value-type="float" office:value="0.5487">
            <text:p>0.5487</text:p>
          </table:table-cell>
          <table:table-cell office:value-type="string">
            <text:p>Starry Knight Observatory, Coto de Caza</text:p>
          </table:table-cell>
        </table:table-row>
        <table:table-row table:style-name="ro2">
          <table:table-cell office:value-type="string">
            <text:p>G76</text:p>
          </table:table-cell>
          <table:table-cell office:value-type="float" office:value="242.4178">
            <text:p>242.4178</text:p>
          </table:table-cell>
          <table:table-cell office:value-type="float" office:value="0.83388">
            <text:p>0.83388</text:p>
          </table:table-cell>
          <table:table-cell office:value-type="float" office:value="0.55015">
            <text:p>0.55015</text:p>
          </table:table-cell>
          <table:table-cell office:value-type="string">
            <text:p>Altimira Observatory, Coto de Caza</text:p>
          </table:table-cell>
        </table:table-row>
        <table:table-row table:style-name="ro1">
          <table:table-cell office:value-type="string">
            <text:p>G77</text:p>
          </table:table-cell>
          <table:table-cell office:value-type="float" office:value="243.7183">
            <text:p>243.7183</text:p>
          </table:table-cell>
          <table:table-cell office:value-type="float" office:value="0.8274">
            <text:p>0.8274</text:p>
          </table:table-cell>
          <table:table-cell office:value-type="float" office:value="0.5603">
            <text:p>0.5603</text:p>
          </table:table-cell>
          <table:table-cell office:value-type="string">
            <text:p>Baldwin Lake</text:p>
          </table:table-cell>
        </table:table-row>
        <table:table-row table:style-name="ro2">
          <table:table-cell office:value-type="string">
            <text:p>G78</text:p>
          </table:table-cell>
          <table:table-cell office:value-type="float" office:value="244.3127">
            <text:p>244.3127</text:p>
          </table:table-cell>
          <table:table-cell office:value-type="float" office:value="0.84158">
            <text:p>0.84158</text:p>
          </table:table-cell>
          <table:table-cell office:value-type="float" office:value="0.53832">
            <text:p>0.53832</text:p>
          </table:table-cell>
          <table:table-cell office:value-type="string">
            <text:p>Desert Wanderer Observatory, El Centro</text:p>
          </table:table-cell>
        </table:table-row>
        <table:table-row table:style-name="ro1">
          <table:table-cell office:value-type="string">
            <text:p>G79</text:p>
          </table:table-cell>
          <table:table-cell office:value-type="float" office:value="243.6165">
            <text:p>243.6165</text:p>
          </table:table-cell>
          <table:table-cell office:value-type="float" office:value="0.82718">
            <text:p>0.82718</text:p>
          </table:table-cell>
          <table:table-cell office:value-type="float" office:value="0.5603">
            <text:p>0.5603</text:p>
          </table:table-cell>
          <table:table-cell office:value-type="string">
            <text:p>Goat Mountain Astronomical Research Station</text:p>
          </table:table-cell>
        </table:table-row>
        <table:table-row table:style-name="ro2">
          <table:table-cell office:value-type="string">
            <text:p>G80</text:p>
          </table:table-cell>
          <table:table-cell office:value-type="float" office:value="240.5873">
            <text:p>240.5873</text:p>
          </table:table-cell>
          <table:table-cell office:value-type="float" office:value="0.79904">
            <text:p>0.79904</text:p>
          </table:table-cell>
          <table:table-cell office:value-type="float" office:value="0.59962">
            <text:p>0.59962</text:p>
          </table:table-cell>
          <table:table-cell office:value-type="string">
            <text:p>Sierra Remote Observatories, Auberry</text:p>
          </table:table-cell>
        </table:table-row>
        <table:table-row table:style-name="ro2">
          <table:table-cell office:value-type="string">
            <text:p>G81</text:p>
          </table:table-cell>
          <table:table-cell office:value-type="float" office:value="242.913">
            <text:p>242.913</text:p>
          </table:table-cell>
          <table:table-cell office:value-type="float" office:value="0.834904">
            <text:p>0.834904</text:p>
          </table:table-cell>
          <table:table-cell office:value-type="float" office:value="0.54863">
            <text:p>0.54863</text:p>
          </table:table-cell>
          <table:table-cell office:value-type="string">
            <text:p>Temecula</text:p>
          </table:table-cell>
        </table:table-row>
        <table:table-row table:style-name="ro2">
          <table:table-cell office:value-type="string">
            <text:p>G82</text:p>
          </table:table-cell>
          <table:table-cell office:value-type="float" office:value="248.40025">
            <text:p>248.40025</text:p>
          </table:table-cell>
          <table:table-cell office:value-type="float" office:value="0.849488">
            <text:p>0.849488</text:p>
          </table:table-cell>
          <table:table-cell office:value-type="float" office:value="0.52644">
            <text:p>0.52644</text:p>
          </table:table-cell>
          <table:table-cell office:value-type="string">
            <text:p>SARA Observatory, Kitt Peak</text:p>
          </table:table-cell>
        </table:table-row>
        <table:table-row table:style-name="ro2">
          <table:table-cell office:value-type="string">
            <text:p>G83</text:p>
          </table:table-cell>
          <table:table-cell office:value-type="float" office:value="250.11039">
            <text:p>250.11039</text:p>
          </table:table-cell>
          <table:table-cell office:value-type="float" office:value="0.84274">
            <text:p>0.84274</text:p>
          </table:table-cell>
          <table:table-cell office:value-type="float" office:value="0.53744">
            <text:p>0.53744</text:p>
          </table:table-cell>
          <table:table-cell office:value-type="string">
            <text:p>Mt. Graham-LBT</text:p>
          </table:table-cell>
        </table:table-row>
        <table:table-row table:style-name="ro2">
          <table:table-cell office:value-type="string">
            <text:p>G84</text:p>
          </table:table-cell>
          <table:table-cell office:value-type="float" office:value="249.21084">
            <text:p>249.21084</text:p>
          </table:table-cell>
          <table:table-cell office:value-type="float" office:value="0.845112">
            <text:p>0.845112</text:p>
          </table:table-cell>
          <table:table-cell office:value-type="float" office:value="0.53361">
            <text:p>0.53361</text:p>
          </table:table-cell>
          <table:table-cell office:value-type="string">
            <text:p>Mount Lemmon SkyCenter</text:p>
          </table:table-cell>
        </table:table-row>
        <table:table-row table:style-name="ro2">
          <table:table-cell office:value-type="string">
            <text:p>G85</text:p>
          </table:table-cell>
          <table:table-cell office:value-type="float" office:value="247.56518">
            <text:p>247.56518</text:p>
          </table:table-cell>
          <table:table-cell office:value-type="float" office:value="0.799502">
            <text:p>0.799502</text:p>
          </table:table-cell>
          <table:table-cell office:value-type="float" office:value="0.59906">
            <text:p>0.59906</text:p>
          </table:table-cell>
          <table:table-cell office:value-type="string">
            <text:p>Vermillion Cliffs Observatory, Kanab</text:p>
          </table:table-cell>
        </table:table-row>
        <table:table-row table:style-name="ro2">
          <table:table-cell office:value-type="string">
            <text:p>G86</text:p>
          </table:table-cell>
          <table:table-cell office:value-type="float" office:value="249.0697">
            <text:p>249.0697</text:p>
          </table:table-cell>
          <table:table-cell office:value-type="float" office:value="0.84645">
            <text:p>0.84645</text:p>
          </table:table-cell>
          <table:table-cell office:value-type="float" office:value="0.5309">
            <text:p>0.5309</text:p>
          </table:table-cell>
          <table:table-cell office:value-type="string">
            <text:p>Tucson-Winterhaven</text:p>
          </table:table-cell>
        </table:table-row>
        <table:table-row table:style-name="ro1">
          <table:table-cell office:value-type="string">
            <text:p>G87</text:p>
          </table:table-cell>
          <table:table-cell office:value-type="float" office:value="248.1894">
            <text:p>248.1894</text:p>
          </table:table-cell>
          <table:table-cell office:value-type="float" office:value="0.74666">
            <text:p>0.74666</text:p>
          </table:table-cell>
          <table:table-cell office:value-type="float" office:value="0.66331">
            <text:p>0.66331</text:p>
          </table:table-cell>
          <table:table-cell office:value-type="string">
            <text:p>Calvin M. Hooper Memorial Observatory, Hyde Park</text:p>
          </table:table-cell>
        </table:table-row>
        <table:table-row table:style-name="ro1">
          <table:table-cell office:value-type="string">
            <text:p>G88</text:p>
          </table:table-cell>
          <table:table-cell office:value-type="float" office:value="247.8881">
            <text:p>247.8881</text:p>
          </table:table-cell>
          <table:table-cell office:value-type="float" office:value="0.83064">
            <text:p>0.83064</text:p>
          </table:table-cell>
          <table:table-cell office:value-type="float" office:value="0.55514">
            <text:p>0.55514</text:p>
          </table:table-cell>
          <table:table-cell office:value-type="string">
            <text:p>LAMP Observatory, New River</text:p>
          </table:table-cell>
        </table:table-row>
        <table:table-row table:style-name="ro2">
          <table:table-cell office:value-type="string">
            <text:p>G89</text:p>
          </table:table-cell>
          <table:table-cell office:value-type="float" office:value="248.3069">
            <text:p>248.3069</text:p>
          </table:table-cell>
          <table:table-cell office:value-type="float" office:value="0.81933">
            <text:p>0.81933</text:p>
          </table:table-cell>
          <table:table-cell office:value-type="float" office:value="0.57197">
            <text:p>0.57197</text:p>
          </table:table-cell>
          <table:table-cell office:value-type="string">
            <text:p>Kachina Observatory, Flagstaff</text:p>
          </table:table-cell>
        </table:table-row>
        <table:table-row table:style-name="ro1">
          <table:table-cell office:value-type="string">
            <text:p>G90</text:p>
          </table:table-cell>
          <table:table-cell office:value-type="float" office:value="248.9658">
            <text:p>248.9658</text:p>
          </table:table-cell>
          <table:table-cell office:value-type="float" office:value="0.84301">
            <text:p>0.84301</text:p>
          </table:table-cell>
          <table:table-cell office:value-type="float" office:value="0.53639">
            <text:p>0.53639</text:p>
          </table:table-cell>
          <table:table-cell office:value-type="string">
            <text:p>Three Buttes Observatory, Tucson</text:p>
          </table:table-cell>
        </table:table-row>
        <table:table-row table:style-name="ro1">
          <table:table-cell office:value-type="string">
            <text:p>G91</text:p>
          </table:table-cell>
          <table:table-cell office:value-type="float" office:value="249.1219">
            <text:p>249.1219</text:p>
          </table:table-cell>
          <table:table-cell office:value-type="float" office:value="0.85208">
            <text:p>0.85208</text:p>
          </table:table-cell>
          <table:table-cell office:value-type="float" office:value="0.52234">
            <text:p>0.52234</text:p>
          </table:table-cell>
          <table:table-cell office:value-type="string">
            <text:p>Whipple Observatory, Mt. Hopkins--2MASS</text:p>
          </table:table-cell>
        </table:table-row>
        <table:table-row table:style-name="ro2">
          <table:table-cell office:value-type="string">
            <text:p>G92</text:p>
          </table:table-cell>
          <table:table-cell office:value-type="float" office:value="249.2814">
            <text:p>249.2814</text:p>
          </table:table-cell>
          <table:table-cell office:value-type="float" office:value="0.8492">
            <text:p>0.8492</text:p>
          </table:table-cell>
          <table:table-cell office:value-type="float" office:value="0.5266">
            <text:p>0.5266</text:p>
          </table:table-cell>
          <table:table-cell office:value-type="string">
            <text:p>Jarnac Observatory, Vail</text:p>
          </table:table-cell>
        </table:table-row>
        <table:table-row table:style-name="ro2">
          <table:table-cell office:value-type="string">
            <text:p>G93</text:p>
          </table:table-cell>
          <table:table-cell office:value-type="float" office:value="249.3726">
            <text:p>249.3726</text:p>
          </table:table-cell>
          <table:table-cell office:value-type="float" office:value="0.85215">
            <text:p>0.85215</text:p>
          </table:table-cell>
          <table:table-cell office:value-type="float" office:value="0.52201">
            <text:p>0.52201</text:p>
          </table:table-cell>
          <table:table-cell office:value-type="string">
            <text:p>Sonoita Research Observatory, Sonoita</text:p>
          </table:table-cell>
        </table:table-row>
        <table:table-row table:style-name="ro2">
          <table:table-cell office:value-type="string">
            <text:p>G94</text:p>
          </table:table-cell>
          <table:table-cell office:value-type="float" office:value="249.9267">
            <text:p>249.9267</text:p>
          </table:table-cell>
          <table:table-cell office:value-type="float" office:value="0.84971">
            <text:p>0.84971</text:p>
          </table:table-cell>
          <table:table-cell office:value-type="float" office:value="0.52594">
            <text:p>0.52594</text:p>
          </table:table-cell>
          <table:table-cell office:value-type="string">
            <text:p>Sonoran Skies Observatory, St. David</text:p>
          </table:table-cell>
        </table:table-row>
        <table:table-row table:style-name="ro1">
          <table:table-cell office:value-type="string">
            <text:p>G95</text:p>
          </table:table-cell>
          <table:table-cell office:value-type="float" office:value="249.7622">
            <text:p>249.7622</text:p>
          </table:table-cell>
          <table:table-cell office:value-type="float" office:value="0.85404">
            <text:p>0.85404</text:p>
          </table:table-cell>
          <table:table-cell office:value-type="float" office:value="0.51888">
            <text:p>0.51888</text:p>
          </table:table-cell>
          <table:table-cell office:value-type="string">
            <text:p>Hereford Arizona Observatory, Hereford</text:p>
          </table:table-cell>
        </table:table-row>
        <table:table-row table:style-name="ro2">
          <table:table-cell office:value-type="string">
            <text:p>G96</text:p>
          </table:table-cell>
          <table:table-cell office:value-type="float" office:value="249.21128">
            <text:p>249.21128</text:p>
          </table:table-cell>
          <table:table-cell office:value-type="float" office:value="0.845111">
            <text:p>0.845111</text:p>
          </table:table-cell>
          <table:table-cell office:value-type="float" office:value="0.53361">
            <text:p>0.53361</text:p>
          </table:table-cell>
          <table:table-cell office:value-type="string">
            <text:p>Mt. Lemmon Survey</text:p>
          </table:table-cell>
        </table:table-row>
        <table:table-row table:style-name="ro1">
          <table:table-cell office:value-type="string">
            <text:p>G97</text:p>
          </table:table-cell>
          <table:table-cell office:value-type="float" office:value="250.8694">
            <text:p>250.8694</text:p>
          </table:table-cell>
          <table:table-cell office:value-type="float" office:value="0.84965">
            <text:p>0.84965</text:p>
          </table:table-cell>
          <table:table-cell office:value-type="float" office:value="0.526">
            <text:p>0.526</text:p>
          </table:table-cell>
          <table:table-cell office:value-type="string">
            <text:p>Astronomical League Alpha Observatory, Portal</text:p>
          </table:table-cell>
        </table:table-row>
        <table:table-row table:style-name="ro2">
          <table:table-cell office:value-type="string">
            <text:p>G98</text:p>
          </table:table-cell>
          <table:table-cell office:value-type="float" office:value="251.34354">
            <text:p>251.34354</text:p>
          </table:table-cell>
          <table:table-cell office:value-type="float" office:value="0.815037">
            <text:p>0.815037</text:p>
          </table:table-cell>
          <table:table-cell office:value-type="float" office:value="0.57801">
            <text:p>0.57801</text:p>
          </table:table-cell>
          <table:table-cell office:value-type="string">
            <text:p>Calvin-Rehoboth Observatory, Rehoboth</text:p>
          </table:table-cell>
        </table:table-row>
        <table:table-row table:style-name="ro1">
          <table:table-cell office:value-type="string">
            <text:p>G99</text:p>
          </table:table-cell>
          <table:table-cell office:value-type="float" office:value="251.8104">
            <text:p>251.8104</text:p>
          </table:table-cell>
          <table:table-cell office:value-type="float" office:value="0.84192">
            <text:p>0.84192</text:p>
          </table:table-cell>
          <table:table-cell office:value-type="float" office:value="0.53835">
            <text:p>0.53835</text:p>
          </table:table-cell>
          <table:table-cell office:value-type="string">
            <text:p>NF Observatory, Silver City</text:p>
          </table:table-cell>
        </table:table-row>
        <table:table-row table:style-name="ro1">
          <table:table-cell office:value-type="string">
            <text:p>H00</text:p>
          </table:table-cell>
          <table:table-cell office:value-type="float" office:value="251.6987">
            <text:p>251.6987</text:p>
          </table:table-cell>
          <table:table-cell office:value-type="float" office:value="0.84247">
            <text:p>0.84247</text:p>
          </table:table-cell>
          <table:table-cell office:value-type="float" office:value="0.53746">
            <text:p>0.53746</text:p>
          </table:table-cell>
          <table:table-cell office:value-type="string">
            <text:p>Tyrone</text:p>
          </table:table-cell>
        </table:table-row>
        <table:table-row table:style-name="ro1">
          <table:table-cell office:value-type="string">
            <text:p>H01</text:p>
          </table:table-cell>
          <table:table-cell office:value-type="float" office:value="252.8108">
            <text:p>252.8108</text:p>
          </table:table-cell>
          <table:table-cell office:value-type="float" office:value="0.83047">
            <text:p>0.83047</text:p>
          </table:table-cell>
          <table:table-cell office:value-type="float" office:value="0.5561">
            <text:p>0.5561</text:p>
          </table:table-cell>
          <table:table-cell office:value-type="string">
            <text:p>Magdalena Ridge Observatory, Socorro</text:p>
          </table:table-cell>
        </table:table-row>
        <table:table-row table:style-name="ro2">
          <table:table-cell office:value-type="string">
            <text:p>H02</text:p>
          </table:table-cell>
          <table:table-cell office:value-type="float" office:value="253.3706">
            <text:p>253.3706</text:p>
          </table:table-cell>
          <table:table-cell office:value-type="float" office:value="0.81146">
            <text:p>0.81146</text:p>
          </table:table-cell>
          <table:table-cell office:value-type="float" office:value="0.58309">
            <text:p>0.58309</text:p>
          </table:table-cell>
          <table:table-cell office:value-type="string">
            <text:p>Sulphur Flats Observatory, La Cueva</text:p>
          </table:table-cell>
        </table:table-row>
        <table:table-row table:style-name="ro1">
          <table:table-cell office:value-type="string">
            <text:p>H03</text:p>
          </table:table-cell>
          <table:table-cell office:value-type="float" office:value="253.3553">
            <text:p>253.3553</text:p>
          </table:table-cell>
          <table:table-cell office:value-type="float" office:value="0.81753">
            <text:p>0.81753</text:p>
          </table:table-cell>
          <table:table-cell office:value-type="float" office:value="0.5744">
            <text:p>0.5744</text:p>
          </table:table-cell>
          <table:table-cell office:value-type="string">
            <text:p>Sandia View Observatory, Rio Rancho</text:p>
          </table:table-cell>
        </table:table-row>
        <table:table-row table:style-name="ro1">
          <table:table-cell office:value-type="string">
            <text:p>H04</text:p>
          </table:table-cell>
          <table:table-cell office:value-type="float" office:value="254.026">
            <text:p>254.026</text:p>
          </table:table-cell>
          <table:table-cell office:value-type="float" office:value="0.81388">
            <text:p>0.81388</text:p>
          </table:table-cell>
          <table:table-cell office:value-type="float" office:value="0.57964">
            <text:p>0.57964</text:p>
          </table:table-cell>
          <table:table-cell office:value-type="string">
            <text:p>Santa Fe</text:p>
          </table:table-cell>
        </table:table-row>
        <table:table-row table:style-name="ro1">
          <table:table-cell office:value-type="string">
            <text:p>H05</text:p>
          </table:table-cell>
          <table:table-cell office:value-type="float" office:value="256.0707">
            <text:p>256.0707</text:p>
          </table:table-cell>
          <table:table-cell office:value-type="float" office:value="0.77126">
            <text:p>0.77126</text:p>
          </table:table-cell>
          <table:table-cell office:value-type="float" office:value="0.63477">
            <text:p>0.63477</text:p>
          </table:table-cell>
          <table:table-cell office:value-type="string">
            <text:p>Edmund Kline Observatory, Deer Trail</text:p>
          </table:table-cell>
        </table:table-row>
        <table:table-row table:style-name="ro2">
          <table:table-cell office:value-type="string">
            <text:p>H06</text:p>
          </table:table-cell>
          <table:table-cell office:value-type="float" office:value="254.4713">
            <text:p>254.4713</text:p>
          </table:table-cell>
          <table:table-cell office:value-type="float" office:value="0.840712">
            <text:p>0.840712</text:p>
          </table:table-cell>
          <table:table-cell office:value-type="float" office:value="0.54031">
            <text:p>0.54031</text:p>
          </table:table-cell>
          <table:table-cell office:value-type="string">
            <text:p>iTelescope Observatory, Mayhill</text:p>
          </table:table-cell>
        </table:table-row>
        <table:table-row table:style-name="ro2">
          <table:table-cell office:value-type="string">
            <text:p>H07</text:p>
          </table:table-cell>
          <table:table-cell office:value-type="float" office:value="254.47134">
            <text:p>254.47134</text:p>
          </table:table-cell>
          <table:table-cell office:value-type="float" office:value="0.840711">
            <text:p>0.840711</text:p>
          </table:table-cell>
          <table:table-cell office:value-type="float" office:value="0.54031">
            <text:p>0.54031</text:p>
          </table:table-cell>
          <table:table-cell office:value-type="string">
            <text:p>7300 Observatory, Cloudcroft</text:p>
          </table:table-cell>
        </table:table-row>
        <table:table-row table:style-name="ro2">
          <table:table-cell office:value-type="string">
            <text:p>H08</text:p>
          </table:table-cell>
          <table:table-cell office:value-type="float" office:value="254.47081">
            <text:p>254.47081</text:p>
          </table:table-cell>
          <table:table-cell office:value-type="float" office:value="0.840705">
            <text:p>0.840705</text:p>
          </table:table-cell>
          <table:table-cell office:value-type="float" office:value="0.54031">
            <text:p>0.54031</text:p>
          </table:table-cell>
          <table:table-cell office:value-type="string">
            <text:p>BlackBird Observatory, Cloudcroft</text:p>
          </table:table-cell>
        </table:table-row>
        <table:table-row table:style-name="ro1">
          <table:table-cell office:value-type="string">
            <text:p>H09</text:p>
          </table:table-cell>
          <table:table-cell office:value-type="float" office:value="255.5886">
            <text:p>255.5886</text:p>
          </table:table-cell>
          <table:table-cell office:value-type="float" office:value="0.7707">
            <text:p>0.7707</text:p>
          </table:table-cell>
          <table:table-cell office:value-type="float" office:value="0.63549">
            <text:p>0.63549</text:p>
          </table:table-cell>
          <table:table-cell office:value-type="string">
            <text:p>Antelope Hills Observatory, Bennett</text:p>
          </table:table-cell>
        </table:table-row>
        <table:table-row table:style-name="ro2">
          <table:table-cell office:value-type="string">
            <text:p>H10</text:p>
          </table:table-cell>
          <table:table-cell office:value-type="float" office:value="254.47141">
            <text:p>254.47141</text:p>
          </table:table-cell>
          <table:table-cell office:value-type="float" office:value="0.840711">
            <text:p>0.840711</text:p>
          </table:table-cell>
          <table:table-cell office:value-type="float" office:value="0.5403">
            <text:p>0.5403</text:p>
          </table:table-cell>
          <table:table-cell office:value-type="string">
            <text:p>Tzec Maun Observatory, Mayhill</text:p>
          </table:table-cell>
        </table:table-row>
        <table:table-row table:style-name="ro2">
          <table:table-cell office:value-type="string">
            <text:p>H11</text:p>
          </table:table-cell>
          <table:table-cell office:value-type="float" office:value="250.984">
            <text:p>250.984</text:p>
          </table:table-cell>
          <table:table-cell office:value-type="float" office:value="0.85029">
            <text:p>0.85029</text:p>
          </table:table-cell>
          <table:table-cell office:value-type="float" office:value="0.52492">
            <text:p>0.52492</text:p>
          </table:table-cell>
          <table:table-cell office:value-type="string">
            <text:p>LightBuckets Observatory, Rodeo</text:p>
          </table:table-cell>
        </table:table-row>
        <table:table-row table:style-name="ro2">
          <table:table-cell office:value-type="string">
            <text:p>H12</text:p>
          </table:table-cell>
          <table:table-cell office:value-type="float" office:value="254.47078">
            <text:p>254.47078</text:p>
          </table:table-cell>
          <table:table-cell office:value-type="float" office:value="0.840712">
            <text:p>0.840712</text:p>
          </table:table-cell>
          <table:table-cell office:value-type="float" office:value="0.5403">
            <text:p>0.5403</text:p>
          </table:table-cell>
          <table:table-cell office:value-type="string">
            <text:p>TechDome, Mayhill</text:p>
          </table:table-cell>
        </table:table-row>
        <table:table-row table:style-name="ro2">
          <table:table-cell office:value-type="string">
            <text:p>H13</text:p>
          </table:table-cell>
          <table:table-cell office:value-type="float" office:value="248.25212">
            <text:p>248.25212</text:p>
          </table:table-cell>
          <table:table-cell office:value-type="float" office:value="0.840489">
            <text:p>0.840489</text:p>
          </table:table-cell>
          <table:table-cell office:value-type="float" office:value="0.54013">
            <text:p>0.54013</text:p>
          </table:table-cell>
          <table:table-cell office:value-type="string">
            <text:p>Lenomiya Observatory, Casa Grande</text:p>
          </table:table-cell>
        </table:table-row>
        <table:table-row table:style-name="ro1">
          <table:table-cell office:value-type="string">
            <text:p>H14</text:p>
          </table:table-cell>
          <table:table-cell office:value-type="float" office:value="249.21233">
            <text:p>249.21233</text:p>
          </table:table-cell>
          <table:table-cell office:value-type="float" office:value="0.846402">
            <text:p>0.846402</text:p>
          </table:table-cell>
          <table:table-cell office:value-type="float" office:value="0.53099">
            <text:p>0.53099</text:p>
          </table:table-cell>
          <table:table-cell office:value-type="string">
            <text:p>Morning Star Observatory, Tucson</text:p>
          </table:table-cell>
        </table:table-row>
        <table:table-row table:style-name="ro2">
          <table:table-cell office:value-type="string">
            <text:p>H15</text:p>
          </table:table-cell>
          <table:table-cell office:value-type="float" office:value="254.47156">
            <text:p>254.47156</text:p>
          </table:table-cell>
          <table:table-cell office:value-type="float" office:value="0.840711">
            <text:p>0.840711</text:p>
          </table:table-cell>
          <table:table-cell office:value-type="float" office:value="0.5403">
            <text:p>0.5403</text:p>
          </table:table-cell>
          <table:table-cell office:value-type="string">
            <text:p>ISON-NM Observatory, Mayhill</text:p>
          </table:table-cell>
        </table:table-row>
        <table:table-row table:style-name="ro1">
          <table:table-cell office:value-type="string">
            <text:p>H16</text:p>
          </table:table-cell>
          <table:table-cell office:value-type="float" office:value="253.289">
            <text:p>253.289</text:p>
          </table:table-cell>
          <table:table-cell office:value-type="float" office:value="0.77152">
            <text:p>0.77152</text:p>
          </table:table-cell>
          <table:table-cell office:value-type="float" office:value="0.63472">
            <text:p>0.63472</text:p>
          </table:table-cell>
          <table:table-cell office:value-type="string">
            <text:p>HUT Observatory, Eagle</text:p>
          </table:table-cell>
        </table:table-row>
        <table:table-row table:style-name="ro1">
          <table:table-cell office:value-type="string">
            <text:p>H17</text:p>
          </table:table-cell>
          <table:table-cell office:value-type="float" office:value="254.38333">
            <text:p>254.38333</text:p>
          </table:table-cell>
          <table:table-cell office:value-type="float" office:value="0.783783">
            <text:p>0.783783</text:p>
          </table:table-cell>
          <table:table-cell office:value-type="float" office:value="0.61965">
            <text:p>0.61965</text:p>
          </table:table-cell>
          <table:table-cell office:value-type="string">
            <text:p>Angel Peaks Observatory</text:p>
          </table:table-cell>
        </table:table-row>
        <table:table-row table:style-name="ro1">
          <table:table-cell office:value-type="string">
            <text:p>H18</text:p>
          </table:table-cell>
          <table:table-cell office:value-type="float" office:value="249.28798">
            <text:p>249.28798</text:p>
          </table:table-cell>
          <table:table-cell office:value-type="float" office:value="0.849231">
            <text:p>0.849231</text:p>
          </table:table-cell>
          <table:table-cell office:value-type="float" office:value="0.52657">
            <text:p>0.52657</text:p>
          </table:table-cell>
          <table:table-cell office:value-type="string">
            <text:p>Vail</text:p>
          </table:table-cell>
        </table:table-row>
        <table:table-row table:style-name="ro2">
          <table:table-cell office:value-type="string">
            <text:p>H19</text:p>
          </table:table-cell>
          <table:table-cell office:value-type="float" office:value="263.86259">
            <text:p>263.86259</text:p>
          </table:table-cell>
          <table:table-cell office:value-type="float" office:value="0.828144">
            <text:p>0.828144</text:p>
          </table:table-cell>
          <table:table-cell office:value-type="float" office:value="0.55868">
            <text:p>0.55868</text:p>
          </table:table-cell>
          <table:table-cell office:value-type="string">
            <text:p>Lone Star Observatory, Caney</text:p>
          </table:table-cell>
        </table:table-row>
        <table:table-row table:style-name="ro1">
          <table:table-cell office:value-type="string">
            <text:p>H20</text:p>
          </table:table-cell>
          <table:table-cell office:value-type="float" office:value="271.81682">
            <text:p>271.81682</text:p>
          </table:table-cell>
          <table:table-cell office:value-type="float" office:value="0.77295">
            <text:p>0.77295</text:p>
          </table:table-cell>
          <table:table-cell office:value-type="float" office:value="0.63239">
            <text:p>0.63239</text:p>
          </table:table-cell>
          <table:table-cell office:value-type="string">
            <text:p>Eastern Illinois University Obs., Charleston</text:p>
          </table:table-cell>
        </table:table-row>
        <table:table-row table:style-name="ro1">
          <table:table-cell office:value-type="string">
            <text:p>H21</text:p>
          </table:table-cell>
          <table:table-cell office:value-type="float" office:value="272.03173">
            <text:p>272.03173</text:p>
          </table:table-cell>
          <table:table-cell office:value-type="float" office:value="0.772885">
            <text:p>0.772885</text:p>
          </table:table-cell>
          <table:table-cell office:value-type="float" office:value="0.63247">
            <text:p>0.63247</text:p>
          </table:table-cell>
          <table:table-cell office:value-type="string">
            <text:p>Astronomical Research Observatory, Westfield</text:p>
          </table:table-cell>
        </table:table-row>
        <table:table-row table:style-name="ro2">
          <table:table-cell office:value-type="string">
            <text:p>H22</text:p>
          </table:table-cell>
          <table:table-cell office:value-type="float" office:value="272.7371">
            <text:p>272.7371</text:p>
          </table:table-cell>
          <table:table-cell office:value-type="float" office:value="0.77438">
            <text:p>0.77438</text:p>
          </table:table-cell>
          <table:table-cell office:value-type="float" office:value="0.63062">
            <text:p>0.63062</text:p>
          </table:table-cell>
          <table:table-cell office:value-type="string">
            <text:p>Terre Haute</text:p>
          </table:table-cell>
        </table:table-row>
        <table:table-row table:style-name="ro1">
          <table:table-cell office:value-type="string">
            <text:p>H23</text:p>
          </table:table-cell>
          <table:table-cell office:value-type="float" office:value="273.49858">
            <text:p>273.49858</text:p>
          </table:table-cell>
          <table:table-cell office:value-type="float" office:value="0.862319">
            <text:p>0.862319</text:p>
          </table:table-cell>
          <table:table-cell office:value-type="float" office:value="0.50467">
            <text:p>0.50467</text:p>
          </table:table-cell>
          <table:table-cell office:value-type="string">
            <text:p>Pear Tree Observatory, Valparaiso</text:p>
          </table:table-cell>
        </table:table-row>
        <table:table-row table:style-name="ro2">
          <table:table-cell office:value-type="string">
            <text:p>H24</text:p>
          </table:table-cell>
          <table:table-cell office:value-type="float" office:value="274.59881">
            <text:p>274.59881</text:p>
          </table:table-cell>
          <table:table-cell office:value-type="float" office:value="0.733648">
            <text:p>0.733648</text:p>
          </table:table-cell>
          <table:table-cell office:value-type="float" office:value="0.67731">
            <text:p>0.67731</text:p>
          </table:table-cell>
          <table:table-cell office:value-type="string">
            <text:p>J. C. Veen Observatory, Lowell</text:p>
          </table:table-cell>
        </table:table-row>
        <table:table-row table:style-name="ro1">
          <table:table-cell office:value-type="string">
            <text:p>H25</text:p>
          </table:table-cell>
          <table:table-cell office:value-type="float" office:value="266.87082">
            <text:p>266.87082</text:p>
          </table:table-cell>
          <table:table-cell office:value-type="float" office:value="0.714467">
            <text:p>0.714467</text:p>
          </table:table-cell>
          <table:table-cell office:value-type="float" office:value="0.69738">
            <text:p>0.69738</text:p>
          </table:table-cell>
          <table:table-cell office:value-type="string">
            <text:p>Harvest Moon Observatory, Northfield</text:p>
          </table:table-cell>
        </table:table-row>
        <table:table-row table:style-name="ro2">
          <table:table-cell office:value-type="string">
            <text:p>H26</text:p>
          </table:table-cell>
          <table:table-cell office:value-type="float" office:value="270.78922">
            <text:p>270.78922</text:p>
          </table:table-cell>
          <table:table-cell office:value-type="float" office:value="0.735075">
            <text:p>0.735075</text:p>
          </table:table-cell>
          <table:table-cell office:value-type="float" office:value="0.67578">
            <text:p>0.67578</text:p>
          </table:table-cell>
          <table:table-cell office:value-type="string">
            <text:p>Doc Greiner Research Observatory, Janesvillle</text:p>
          </table:table-cell>
        </table:table-row>
        <table:table-row table:style-name="ro2">
          <table:table-cell office:value-type="string">
            <text:p>H27</text:p>
          </table:table-cell>
          <table:table-cell office:value-type="float" office:value="266.23134">
            <text:p>266.23134</text:p>
          </table:table-cell>
          <table:table-cell office:value-type="float" office:value="0.780074">
            <text:p>0.780074</text:p>
          </table:table-cell>
          <table:table-cell office:value-type="float" office:value="0.62364">
            <text:p>0.62364</text:p>
          </table:table-cell>
          <table:table-cell office:value-type="string">
            <text:p>Moonglow Observatory, Warrensburg</text:p>
          </table:table-cell>
        </table:table-row>
        <table:table-row table:style-name="ro1">
          <table:table-cell office:value-type="string">
            <text:p>H28</text:p>
          </table:table-cell>
          <table:table-cell office:value-type="float" office:value="263.2315">
            <text:p>263.2315</text:p>
          </table:table-cell>
          <table:table-cell office:value-type="float" office:value="0.836912">
            <text:p>0.836912</text:p>
          </table:table-cell>
          <table:table-cell office:value-type="float" office:value="0.54556">
            <text:p>0.54556</text:p>
          </table:table-cell>
          <table:table-cell office:value-type="string">
            <text:p>Preston Hills Observatory, Celina</text:p>
          </table:table-cell>
        </table:table-row>
        <table:table-row table:style-name="ro2">
          <table:table-cell office:value-type="string">
            <text:p>H29</text:p>
          </table:table-cell>
          <table:table-cell office:value-type="float" office:value="262.5494">
            <text:p>262.5494</text:p>
          </table:table-cell>
          <table:table-cell office:value-type="float" office:value="0.81372">
            <text:p>0.81372</text:p>
          </table:table-cell>
          <table:table-cell office:value-type="float" office:value="0.5794">
            <text:p>0.5794</text:p>
          </table:table-cell>
          <table:table-cell office:value-type="string">
            <text:p>Ivywood Observatory, Edmond</text:p>
          </table:table-cell>
        </table:table-row>
        <table:table-row table:style-name="ro1">
          <table:table-cell office:value-type="string">
            <text:p>H30</text:p>
          </table:table-cell>
          <table:table-cell office:value-type="float" office:value="262.5558">
            <text:p>262.5558</text:p>
          </table:table-cell>
          <table:table-cell office:value-type="float" office:value="0.81808">
            <text:p>0.81808</text:p>
          </table:table-cell>
          <table:table-cell office:value-type="float" office:value="0.57328">
            <text:p>0.57328</text:p>
          </table:table-cell>
          <table:table-cell office:value-type="string">
            <text:p>University of Oklahoma Observatory, Norman</text:p>
          </table:table-cell>
        </table:table-row>
        <table:table-row table:style-name="ro2">
          <table:table-cell office:value-type="string">
            <text:p>H31</text:p>
          </table:table-cell>
          <table:table-cell office:value-type="float" office:value="263.33">
            <text:p>263.33</text:p>
          </table:table-cell>
          <table:table-cell office:value-type="float" office:value="0.87011">
            <text:p>0.87011</text:p>
          </table:table-cell>
          <table:table-cell office:value-type="float" office:value="0.49123">
            <text:p>0.49123</text:p>
          </table:table-cell>
          <table:table-cell office:value-type="string">
            <text:p>Star Ridge Observatory, Weimar</text:p>
          </table:table-cell>
        </table:table-row>
        <table:table-row table:style-name="ro1">
          <table:table-cell office:value-type="string">
            <text:p>H32</text:p>
          </table:table-cell>
          <table:table-cell office:value-type="float" office:value="263.6334">
            <text:p>263.6334</text:p>
          </table:table-cell>
          <table:table-cell office:value-type="float" office:value="0.86174">
            <text:p>0.86174</text:p>
          </table:table-cell>
          <table:table-cell office:value-type="float" office:value="0.50567">
            <text:p>0.50567</text:p>
          </table:table-cell>
          <table:table-cell office:value-type="string">
            <text:p>Texas A&amp;M Physics Observatory, College Station</text:p>
          </table:table-cell>
        </table:table-row>
        <table:table-row table:style-name="ro2">
          <table:table-cell office:value-type="string">
            <text:p>H33</text:p>
          </table:table-cell>
          <table:table-cell office:value-type="float" office:value="264.1217">
            <text:p>264.1217</text:p>
          </table:table-cell>
          <table:table-cell office:value-type="float" office:value="0.8099">
            <text:p>0.8099</text:p>
          </table:table-cell>
          <table:table-cell office:value-type="float" office:value="0.58466">
            <text:p>0.58466</text:p>
          </table:table-cell>
          <table:table-cell office:value-type="string">
            <text:p>Bixhoma Observatory, Bixby</text:p>
          </table:table-cell>
        </table:table-row>
        <table:table-row table:style-name="ro1">
          <table:table-cell office:value-type="string">
            <text:p>H34</text:p>
          </table:table-cell>
          <table:table-cell office:value-type="float" office:value="264.8258">
            <text:p>264.8258</text:p>
          </table:table-cell>
          <table:table-cell office:value-type="float" office:value="0.846">
            <text:p>0.846</text:p>
          </table:table-cell>
          <table:table-cell office:value-type="float" office:value="0.53143">
            <text:p>0.53143</text:p>
          </table:table-cell>
          <table:table-cell office:value-type="string">
            <text:p>Chapel Hill</text:p>
          </table:table-cell>
        </table:table-row>
        <table:table-row table:style-name="ro1">
          <table:table-cell office:value-type="string">
            <text:p>H35</text:p>
          </table:table-cell>
          <table:table-cell office:value-type="float" office:value="264.9517">
            <text:p>264.9517</text:p>
          </table:table-cell>
          <table:table-cell office:value-type="float" office:value="0.77423">
            <text:p>0.77423</text:p>
          </table:table-cell>
          <table:table-cell office:value-type="float" office:value="0.63085">
            <text:p>0.63085</text:p>
          </table:table-cell>
          <table:table-cell office:value-type="string">
            <text:p>Leavenworth</text:p>
          </table:table-cell>
        </table:table-row>
        <table:table-row table:style-name="ro1">
          <table:table-cell office:value-type="string">
            <text:p>H36</text:p>
          </table:table-cell>
          <table:table-cell office:value-type="float" office:value="264.2936">
            <text:p>264.2936</text:p>
          </table:table-cell>
          <table:table-cell office:value-type="float" office:value="0.78043">
            <text:p>0.78043</text:p>
          </table:table-cell>
          <table:table-cell office:value-type="float" office:value="0.62323">
            <text:p>0.62323</text:p>
          </table:table-cell>
          <table:table-cell office:value-type="string">
            <text:p>Sandlot Observatory, Scranton</text:p>
          </table:table-cell>
        </table:table-row>
        <table:table-row table:style-name="ro2">
          <table:table-cell office:value-type="string">
            <text:p>H37</text:p>
          </table:table-cell>
          <table:table-cell office:value-type="float" office:value="265.2003">
            <text:p>265.2003</text:p>
          </table:table-cell>
          <table:table-cell office:value-type="float" office:value="0.72947">
            <text:p>0.72947</text:p>
          </table:table-cell>
          <table:table-cell office:value-type="float" office:value="0.68182">
            <text:p>0.68182</text:p>
          </table:table-cell>
          <table:table-cell office:value-type="string">
            <text:p>Grems Timmons Observatories, Graettinger</text:p>
          </table:table-cell>
        </table:table-row>
        <table:table-row table:style-name="ro2">
          <table:table-cell office:value-type="string">
            <text:p>H38</text:p>
          </table:table-cell>
          <table:table-cell office:value-type="float" office:value="265.9864">
            <text:p>265.9864</text:p>
          </table:table-cell>
          <table:table-cell office:value-type="float" office:value="0.75079">
            <text:p>0.75079</text:p>
          </table:table-cell>
          <table:table-cell office:value-type="float" office:value="0.6584">
            <text:p>0.6584</text:p>
          </table:table-cell>
          <table:table-cell office:value-type="string">
            <text:p>Timberline Observatory, Urbandale</text:p>
          </table:table-cell>
        </table:table-row>
        <table:table-row table:style-name="ro1">
          <table:table-cell office:value-type="string">
            <text:p>H39</text:p>
          </table:table-cell>
          <table:table-cell office:value-type="float" office:value="266.6828">
            <text:p>266.6828</text:p>
          </table:table-cell>
          <table:table-cell office:value-type="float" office:value="0.70944">
            <text:p>0.70944</text:p>
          </table:table-cell>
          <table:table-cell office:value-type="float" office:value="0.70247">
            <text:p>0.70247</text:p>
          </table:table-cell>
          <table:table-cell office:value-type="string">
            <text:p>S.O.S. Observatory, Minneapolis</text:p>
          </table:table-cell>
        </table:table-row>
        <table:table-row table:style-name="ro1">
          <table:table-cell office:value-type="string">
            <text:p>H40</text:p>
          </table:table-cell>
          <table:table-cell office:value-type="float" office:value="266.7306">
            <text:p>266.7306</text:p>
          </table:table-cell>
          <table:table-cell office:value-type="float" office:value="0.82519">
            <text:p>0.82519</text:p>
          </table:table-cell>
          <table:table-cell office:value-type="float" office:value="0.56302">
            <text:p>0.56302</text:p>
          </table:table-cell>
          <table:table-cell office:value-type="string">
            <text:p>Nubbin Ridge Observatory</text:p>
          </table:table-cell>
        </table:table-row>
        <table:table-row table:style-name="ro2">
          <table:table-cell office:value-type="string">
            <text:p>H41</text:p>
          </table:table-cell>
          <table:table-cell office:value-type="float" office:value="267.0742">
            <text:p>267.0742</text:p>
          </table:table-cell>
          <table:table-cell office:value-type="float" office:value="0.8187">
            <text:p>0.8187</text:p>
          </table:table-cell>
          <table:table-cell office:value-type="float" office:value="0.57238">
            <text:p>0.57238</text:p>
          </table:table-cell>
          <table:table-cell office:value-type="string">
            <text:p>Petit Jean Mountain</text:p>
          </table:table-cell>
        </table:table-row>
        <table:table-row table:style-name="ro2">
          <table:table-cell office:value-type="string">
            <text:p>H42</text:p>
          </table:table-cell>
          <table:table-cell office:value-type="float" office:value="267.5078">
            <text:p>267.5078</text:p>
          </table:table-cell>
          <table:table-cell office:value-type="float" office:value="0.73568">
            <text:p>0.73568</text:p>
          </table:table-cell>
          <table:table-cell office:value-type="float" office:value="0.67512">
            <text:p>0.67512</text:p>
          </table:table-cell>
          <table:table-cell office:value-type="string">
            <text:p>Wartburg College Observatory, Waverly</text:p>
          </table:table-cell>
        </table:table-row>
        <table:table-row table:style-name="ro1">
          <table:table-cell office:value-type="string">
            <text:p>H43</text:p>
          </table:table-cell>
          <table:table-cell office:value-type="float" office:value="267.4998">
            <text:p>267.4998</text:p>
          </table:table-cell>
          <table:table-cell office:value-type="float" office:value="0.81918">
            <text:p>0.81918</text:p>
          </table:table-cell>
          <table:table-cell office:value-type="float" office:value="0.57163">
            <text:p>0.57163</text:p>
          </table:table-cell>
          <table:table-cell office:value-type="string">
            <text:p>Conway</text:p>
          </table:table-cell>
        </table:table-row>
        <table:table-row table:style-name="ro1">
          <table:table-cell office:value-type="string">
            <text:p>H44</text:p>
          </table:table-cell>
          <table:table-cell office:value-type="float" office:value="267.7982">
            <text:p>267.7982</text:p>
          </table:table-cell>
          <table:table-cell office:value-type="float" office:value="0.8188">
            <text:p>0.8188</text:p>
          </table:table-cell>
          <table:table-cell office:value-type="float" office:value="0.5722">
            <text:p>0.5722</text:p>
          </table:table-cell>
          <table:table-cell office:value-type="string">
            <text:p>Cascade Mountain</text:p>
          </table:table-cell>
        </table:table-row>
        <table:table-row table:style-name="ro2">
          <table:table-cell office:value-type="string">
            <text:p>H45</text:p>
          </table:table-cell>
          <table:table-cell office:value-type="float" office:value="267.0831">
            <text:p>267.0831</text:p>
          </table:table-cell>
          <table:table-cell office:value-type="float" office:value="0.8189">
            <text:p>0.8189</text:p>
          </table:table-cell>
          <table:table-cell office:value-type="float" office:value="0.5721">
            <text:p>0.5721</text:p>
          </table:table-cell>
          <table:table-cell office:value-type="string">
            <text:p>Arkansas Sky Obs., Petit Jean Mountain South</text:p>
          </table:table-cell>
        </table:table-row>
        <table:table-row table:style-name="ro1">
          <table:table-cell office:value-type="string">
            <text:p>H46</text:p>
          </table:table-cell>
          <table:table-cell office:value-type="float" office:value="265.7297">
            <text:p>265.7297</text:p>
          </table:table-cell>
          <table:table-cell office:value-type="float" office:value="0.77818">
            <text:p>0.77818</text:p>
          </table:table-cell>
          <table:table-cell office:value-type="float" office:value="0.62602">
            <text:p>0.62602</text:p>
          </table:table-cell>
          <table:table-cell office:value-type="string">
            <text:p>Ricky Observatory, Blue Springs</text:p>
          </table:table-cell>
        </table:table-row>
        <table:table-row table:style-name="ro1">
          <table:table-cell office:value-type="string">
            <text:p>H47</text:p>
          </table:table-cell>
          <table:table-cell office:value-type="float" office:value="269.1439">
            <text:p>269.1439</text:p>
          </table:table-cell>
          <table:table-cell office:value-type="float" office:value="0.84639">
            <text:p>0.84639</text:p>
          </table:table-cell>
          <table:table-cell office:value-type="float" office:value="0.53079">
            <text:p>0.53079</text:p>
          </table:table-cell>
          <table:table-cell office:value-type="string">
            <text:p>Vicksburg</text:p>
          </table:table-cell>
        </table:table-row>
        <table:table-row table:style-name="ro2">
          <table:table-cell office:value-type="string">
            <text:p>H48</text:p>
          </table:table-cell>
          <table:table-cell office:value-type="float" office:value="265.0139">
            <text:p>265.0139</text:p>
          </table:table-cell>
          <table:table-cell office:value-type="float" office:value="0.79424">
            <text:p>0.79424</text:p>
          </table:table-cell>
          <table:table-cell office:value-type="float" office:value="0.60565">
            <text:p>0.60565</text:p>
          </table:table-cell>
          <table:table-cell office:value-type="string">
            <text:p>PSU Greenbush Observatory, Pittsburg</text:p>
          </table:table-cell>
        </table:table-row>
        <table:table-row table:style-name="ro2">
          <table:table-cell office:value-type="string">
            <text:p>H49</text:p>
          </table:table-cell>
          <table:table-cell office:value-type="float" office:value="266.8636">
            <text:p>266.8636</text:p>
          </table:table-cell>
          <table:table-cell office:value-type="float" office:value="0.81712">
            <text:p>0.81712</text:p>
          </table:table-cell>
          <table:table-cell office:value-type="float" office:value="0.57457">
            <text:p>0.57457</text:p>
          </table:table-cell>
          <table:table-cell office:value-type="string">
            <text:p>ATU Astronomical Observatory, Russellville</text:p>
          </table:table-cell>
        </table:table-row>
        <table:table-row table:style-name="ro1">
          <table:table-cell office:value-type="string">
            <text:p>H50</text:p>
          </table:table-cell>
          <table:table-cell office:value-type="float" office:value="267.54139">
            <text:p>267.54139</text:p>
          </table:table-cell>
          <table:table-cell office:value-type="float" office:value="0.819253">
            <text:p>0.819253</text:p>
          </table:table-cell>
          <table:table-cell office:value-type="float" office:value="0.57153">
            <text:p>0.57153</text:p>
          </table:table-cell>
          <table:table-cell office:value-type="string">
            <text:p>University of Central Arkansas Obs., Conway</text:p>
          </table:table-cell>
        </table:table-row>
        <table:table-row table:style-name="ro2">
          <table:table-cell office:value-type="string">
            <text:p>H51</text:p>
          </table:table-cell>
          <table:table-cell office:value-type="float" office:value="270.4003">
            <text:p>270.4003</text:p>
          </table:table-cell>
          <table:table-cell office:value-type="float" office:value="0.73117">
            <text:p>0.73117</text:p>
          </table:table-cell>
          <table:table-cell office:value-type="float" office:value="0.68011">
            <text:p>0.68011</text:p>
          </table:table-cell>
          <table:table-cell office:value-type="string">
            <text:p>Greiner Research Observatory, Verona</text:p>
          </table:table-cell>
        </table:table-row>
        <table:table-row table:style-name="ro2">
          <table:table-cell office:value-type="string">
            <text:p>H52</text:p>
          </table:table-cell>
          <table:table-cell office:value-type="float" office:value="270.67354">
            <text:p>270.67354</text:p>
          </table:table-cell>
          <table:table-cell office:value-type="float" office:value="0.739151">
            <text:p>0.739151</text:p>
          </table:table-cell>
          <table:table-cell office:value-type="float" office:value="0.67133">
            <text:p>0.67133</text:p>
          </table:table-cell>
          <table:table-cell office:value-type="string">
            <text:p>Hawkeye Observatory, Durand</text:p>
          </table:table-cell>
        </table:table-row>
        <table:table-row table:style-name="ro2">
          <table:table-cell office:value-type="string">
            <text:p>H53</text:p>
          </table:table-cell>
          <table:table-cell office:value-type="float" office:value="271.22842">
            <text:p>271.22842</text:p>
          </table:table-cell>
          <table:table-cell office:value-type="float" office:value="0.789618">
            <text:p>0.789618</text:p>
          </table:table-cell>
          <table:table-cell office:value-type="float" office:value="0.61158">
            <text:p>0.61158</text:p>
          </table:table-cell>
          <table:table-cell office:value-type="string">
            <text:p>Thompsonville</text:p>
          </table:table-cell>
        </table:table-row>
        <table:table-row table:style-name="ro1">
          <table:table-cell office:value-type="string">
            <text:p>H54</text:p>
          </table:table-cell>
          <table:table-cell office:value-type="float" office:value="271.6514">
            <text:p>271.6514</text:p>
          </table:table-cell>
          <table:table-cell office:value-type="float" office:value="0.71305">
            <text:p>0.71305</text:p>
          </table:table-cell>
          <table:table-cell office:value-type="float" office:value="0.69883">
            <text:p>0.69883</text:p>
          </table:table-cell>
          <table:table-cell office:value-type="string">
            <text:p>Cedar Drive Observatory, Pulaski</text:p>
          </table:table-cell>
        </table:table-row>
        <table:table-row table:style-name="ro1">
          <table:table-cell office:value-type="string">
            <text:p>H55</text:p>
          </table:table-cell>
          <table:table-cell office:value-type="float" office:value="271.8558">
            <text:p>271.8558</text:p>
          </table:table-cell>
          <table:table-cell office:value-type="float" office:value="0.77283">
            <text:p>0.77283</text:p>
          </table:table-cell>
          <table:table-cell office:value-type="float" office:value="0.63254">
            <text:p>0.63254</text:p>
          </table:table-cell>
          <table:table-cell office:value-type="string">
            <text:p>Astronomical Research Observatory, Charleston</text:p>
          </table:table-cell>
        </table:table-row>
        <table:table-row table:style-name="ro2">
          <table:table-cell office:value-type="string">
            <text:p>H56</text:p>
          </table:table-cell>
          <table:table-cell office:value-type="float" office:value="272.16764">
            <text:p>272.16764</text:p>
          </table:table-cell>
          <table:table-cell office:value-type="float" office:value="0.742693">
            <text:p>0.742693</text:p>
          </table:table-cell>
          <table:table-cell office:value-type="float" office:value="0.66743">
            <text:p>0.66743</text:p>
          </table:table-cell>
          <table:table-cell office:value-type="string">
            <text:p>Northbrook Meadow Observatory</text:p>
          </table:table-cell>
        </table:table-row>
        <table:table-row table:style-name="ro1">
          <table:table-cell office:value-type="string">
            <text:p>H57</text:p>
          </table:table-cell>
          <table:table-cell office:value-type="float" office:value="275.97246">
            <text:p>275.97246</text:p>
          </table:table-cell>
          <table:table-cell office:value-type="float" office:value="0.75885">
            <text:p>0.75885</text:p>
          </table:table-cell>
          <table:table-cell office:value-type="float" office:value="0.64915">
            <text:p>0.64915</text:p>
          </table:table-cell>
          <table:table-cell office:value-type="string">
            <text:p>Ohio State University Observatory, Lima</text:p>
          </table:table-cell>
        </table:table-row>
        <table:table-row table:style-name="ro2">
          <table:table-cell office:value-type="string">
            <text:p>H58</text:p>
          </table:table-cell>
          <table:table-cell office:value-type="float" office:value="273.3353">
            <text:p>273.3353</text:p>
          </table:table-cell>
          <table:table-cell office:value-type="float" office:value="0.82349">
            <text:p>0.82349</text:p>
          </table:table-cell>
          <table:table-cell office:value-type="float" office:value="0.56548">
            <text:p>0.56548</text:p>
          </table:table-cell>
          <table:table-cell office:value-type="string">
            <text:p>NASA/MSFC ALaMO, Redstone Arsenal</text:p>
          </table:table-cell>
        </table:table-row>
        <table:table-row table:style-name="ro2">
          <table:table-cell office:value-type="string">
            <text:p>H59</text:p>
          </table:table-cell>
          <table:table-cell office:value-type="float" office:value="273.3651">
            <text:p>273.3651</text:p>
          </table:table-cell>
          <table:table-cell office:value-type="float" office:value="0.76362">
            <text:p>0.76362</text:p>
          </table:table-cell>
          <table:table-cell office:value-type="float" office:value="0.64356">
            <text:p>0.64356</text:p>
          </table:table-cell>
          <table:table-cell office:value-type="string">
            <text:p>Prairie Grass Observatory, Camp Cullom</text:p>
          </table:table-cell>
        </table:table-row>
        <table:table-row table:style-name="ro1">
          <table:table-cell office:value-type="string">
            <text:p>H60</text:p>
          </table:table-cell>
          <table:table-cell office:value-type="float" office:value="273.86542">
            <text:p>273.86542</text:p>
          </table:table-cell>
          <table:table-cell office:value-type="float" office:value="0.767435">
            <text:p>0.767435</text:p>
          </table:table-cell>
          <table:table-cell office:value-type="float" office:value="0.63903">
            <text:p>0.63903</text:p>
          </table:table-cell>
          <table:table-cell office:value-type="string">
            <text:p>Heartland Observatory, Carmel</text:p>
          </table:table-cell>
        </table:table-row>
        <table:table-row table:style-name="ro1">
          <table:table-cell office:value-type="string">
            <text:p>H61</text:p>
          </table:table-cell>
          <table:table-cell office:value-type="float" office:value="281.41689">
            <text:p>281.41689</text:p>
          </table:table-cell>
          <table:table-cell office:value-type="float" office:value="0.721533">
            <text:p>0.721533</text:p>
          </table:table-cell>
          <table:table-cell office:value-type="float" office:value="0.69008">
            <text:p>0.69008</text:p>
          </table:table-cell>
          <table:table-cell office:value-type="string">
            <text:p>Newcastle</text:p>
          </table:table-cell>
        </table:table-row>
        <table:table-row table:style-name="ro1">
          <table:table-cell office:value-type="string">
            <text:p>H62</text:p>
          </table:table-cell>
          <table:table-cell office:value-type="float" office:value="274.4117">
            <text:p>274.4117</text:p>
          </table:table-cell>
          <table:table-cell office:value-type="float" office:value="0.73335">
            <text:p>0.73335</text:p>
          </table:table-cell>
          <table:table-cell office:value-type="float" office:value="0.67763">
            <text:p>0.67763</text:p>
          </table:table-cell>
          <table:table-cell office:value-type="string">
            <text:p>Calvin College Observatory</text:p>
          </table:table-cell>
        </table:table-row>
        <table:table-row table:style-name="ro1">
          <table:table-cell office:value-type="string">
            <text:p>H63</text:p>
          </table:table-cell>
          <table:table-cell office:value-type="float" office:value="274.9276">
            <text:p>274.9276</text:p>
          </table:table-cell>
          <table:table-cell office:value-type="float" office:value="0.75227">
            <text:p>0.75227</text:p>
          </table:table-cell>
          <table:table-cell office:value-type="float" office:value="0.65672">
            <text:p>0.65672</text:p>
          </table:table-cell>
          <table:table-cell office:value-type="string">
            <text:p>DeKalb Observatory, Auburn</text:p>
          </table:table-cell>
        </table:table-row>
        <table:table-row table:style-name="ro1">
          <table:table-cell office:value-type="string">
            <text:p>H64</text:p>
          </table:table-cell>
          <table:table-cell office:value-type="float" office:value="275.4364">
            <text:p>275.4364</text:p>
          </table:table-cell>
          <table:table-cell office:value-type="float" office:value="0.77796">
            <text:p>0.77796</text:p>
          </table:table-cell>
          <table:table-cell office:value-type="float" office:value="0.62623">
            <text:p>0.62623</text:p>
          </table:table-cell>
          <table:table-cell office:value-type="string">
            <text:p>Thomas More College Observatory, Crestview Hills</text:p>
          </table:table-cell>
        </table:table-row>
        <table:table-row table:style-name="ro2">
          <table:table-cell office:value-type="string">
            <text:p>H65</text:p>
          </table:table-cell>
          <table:table-cell office:value-type="float" office:value="275.4364">
            <text:p>275.4364</text:p>
          </table:table-cell>
          <table:table-cell office:value-type="float" office:value="0.77995">
            <text:p>0.77995</text:p>
          </table:table-cell>
          <table:table-cell office:value-type="float" office:value="0.62381">
            <text:p>0.62381</text:p>
          </table:table-cell>
          <table:table-cell office:value-type="string">
            <text:p>Waltonfields Observatory, Walton</text:p>
          </table:table-cell>
        </table:table-row>
        <table:table-row table:style-name="ro1">
          <table:table-cell office:value-type="string">
            <text:p>H66</text:p>
          </table:table-cell>
          <table:table-cell office:value-type="float" office:value="276.146">
            <text:p>276.146</text:p>
          </table:table-cell>
          <table:table-cell office:value-type="float" office:value="0.76956">
            <text:p>0.76956</text:p>
          </table:table-cell>
          <table:table-cell office:value-type="float" office:value="0.63651">
            <text:p>0.63651</text:p>
          </table:table-cell>
          <table:table-cell office:value-type="string">
            <text:p>Yellow Springs</text:p>
          </table:table-cell>
        </table:table-row>
        <table:table-row table:style-name="ro2">
          <table:table-cell office:value-type="string">
            <text:p>H67</text:p>
          </table:table-cell>
          <table:table-cell office:value-type="float" office:value="276.16241">
            <text:p>276.16241</text:p>
          </table:table-cell>
          <table:table-cell office:value-type="float" office:value="0.740813">
            <text:p>0.740813</text:p>
          </table:table-cell>
          <table:table-cell office:value-type="float" office:value="0.66952">
            <text:p>0.66952</text:p>
          </table:table-cell>
          <table:table-cell office:value-type="string">
            <text:p>Stonegate Observatory, Ann Arbor</text:p>
          </table:table-cell>
        </table:table-row>
        <table:table-row table:style-name="ro1">
          <table:table-cell office:value-type="string">
            <text:p>H68</text:p>
          </table:table-cell>
          <table:table-cell office:value-type="float" office:value="276.34824">
            <text:p>276.34824</text:p>
          </table:table-cell>
          <table:table-cell office:value-type="float" office:value="0.854246">
            <text:p>0.854246</text:p>
          </table:table-cell>
          <table:table-cell office:value-type="float" office:value="0.51815">
            <text:p>0.51815</text:p>
          </table:table-cell>
          <table:table-cell office:value-type="string">
            <text:p>Red Barn Observatory, Ty Ty</text:p>
          </table:table-cell>
        </table:table-row>
        <table:table-row table:style-name="ro1">
          <table:table-cell office:value-type="string">
            <text:p>H69</text:p>
          </table:table-cell>
          <table:table-cell office:value-type="float" office:value="276.94463">
            <text:p>276.94463</text:p>
          </table:table-cell>
          <table:table-cell office:value-type="float" office:value="0.76432">
            <text:p>0.76432</text:p>
          </table:table-cell>
          <table:table-cell office:value-type="float" office:value="0.64274">
            <text:p>0.64274</text:p>
          </table:table-cell>
          <table:table-cell office:value-type="string">
            <text:p>Perkins Observatory, Delaware</text:p>
          </table:table-cell>
        </table:table-row>
        <table:table-row table:style-name="ro1">
          <table:table-cell office:value-type="string">
            <text:p>H70</text:p>
          </table:table-cell>
          <table:table-cell office:value-type="float" office:value="277.4458">
            <text:p>277.4458</text:p>
          </table:table-cell>
          <table:table-cell office:value-type="float" office:value="0.81412">
            <text:p>0.81412</text:p>
          </table:table-cell>
          <table:table-cell office:value-type="float" office:value="0.57897">
            <text:p>0.57897</text:p>
          </table:table-cell>
          <table:table-cell office:value-type="string">
            <text:p>Asheville</text:p>
          </table:table-cell>
        </table:table-row>
        <table:table-row table:style-name="ro2">
          <table:table-cell office:value-type="string">
            <text:p>H71</text:p>
          </table:table-cell>
          <table:table-cell office:value-type="float" office:value="276.48282">
            <text:p>276.48282</text:p>
          </table:table-cell>
          <table:table-cell office:value-type="float" office:value="0.852885">
            <text:p>0.852885</text:p>
          </table:table-cell>
          <table:table-cell office:value-type="float" office:value="0.52037">
            <text:p>0.52037</text:p>
          </table:table-cell>
          <table:table-cell office:value-type="string">
            <text:p>Chula</text:p>
          </table:table-cell>
        </table:table-row>
        <table:table-row table:style-name="ro1">
          <table:table-cell office:value-type="string">
            <text:p>H72</text:p>
          </table:table-cell>
          <table:table-cell office:value-type="float" office:value="278.2258">
            <text:p>278.2258</text:p>
          </table:table-cell>
          <table:table-cell office:value-type="float" office:value="0.89584">
            <text:p>0.89584</text:p>
          </table:table-cell>
          <table:table-cell office:value-type="float" office:value="0.44289">
            <text:p>0.44289</text:p>
          </table:table-cell>
          <table:table-cell office:value-type="string">
            <text:p>Evelyn L. Egan Observatory, Fort Myers</text:p>
          </table:table-cell>
        </table:table-row>
        <table:table-row table:style-name="ro2">
          <table:table-cell office:value-type="string">
            <text:p>H73</text:p>
          </table:table-cell>
          <table:table-cell office:value-type="float" office:value="278.6351">
            <text:p>278.6351</text:p>
          </table:table-cell>
          <table:table-cell office:value-type="float" office:value="0.7485">
            <text:p>0.7485</text:p>
          </table:table-cell>
          <table:table-cell office:value-type="float" office:value="0.66097">
            <text:p>0.66097</text:p>
          </table:table-cell>
          <table:table-cell office:value-type="string">
            <text:p>Lakeland Astronomical Observatory, Kirtland</text:p>
          </table:table-cell>
        </table:table-row>
        <table:table-row table:style-name="ro1">
          <table:table-cell office:value-type="string">
            <text:p>H74</text:p>
          </table:table-cell>
          <table:table-cell office:value-type="float" office:value="278.8747">
            <text:p>278.8747</text:p>
          </table:table-cell>
          <table:table-cell office:value-type="float" office:value="0.87602">
            <text:p>0.87602</text:p>
          </table:table-cell>
          <table:table-cell office:value-type="float" office:value="0.48066">
            <text:p>0.48066</text:p>
          </table:table-cell>
          <table:table-cell office:value-type="string">
            <text:p>Bar J Observatory, New Smyrna Beach</text:p>
          </table:table-cell>
        </table:table-row>
        <table:table-row table:style-name="ro2">
          <table:table-cell office:value-type="string">
            <text:p>H75</text:p>
          </table:table-cell>
          <table:table-cell office:value-type="float" office:value="278.91856">
            <text:p>278.91856</text:p>
          </table:table-cell>
          <table:table-cell office:value-type="float" office:value="0.749551">
            <text:p>0.749551</text:p>
          </table:table-cell>
          <table:table-cell office:value-type="float" office:value="0.65981">
            <text:p>0.65981</text:p>
          </table:table-cell>
          <table:table-cell office:value-type="string">
            <text:p>Indian Hill North Observatory, Huntsburg</text:p>
          </table:table-cell>
        </table:table-row>
        <table:table-row table:style-name="ro2">
          <table:table-cell office:value-type="string">
            <text:p>H76</text:p>
          </table:table-cell>
          <table:table-cell office:value-type="float" office:value="279.4133">
            <text:p>279.4133</text:p>
          </table:table-cell>
          <table:table-cell office:value-type="float" office:value="0.90197">
            <text:p>0.90197</text:p>
          </table:table-cell>
          <table:table-cell office:value-type="float" office:value="0.43036">
            <text:p>0.43036</text:p>
          </table:table-cell>
          <table:table-cell office:value-type="string">
            <text:p>Oakridge Observatory, Miami</text:p>
          </table:table-cell>
        </table:table-row>
        <table:table-row table:style-name="ro2">
          <table:table-cell office:value-type="string">
            <text:p>H77</text:p>
          </table:table-cell>
          <table:table-cell office:value-type="float" office:value="279.7653">
            <text:p>279.7653</text:p>
          </table:table-cell>
          <table:table-cell office:value-type="float" office:value="0.89877">
            <text:p>0.89877</text:p>
          </table:table-cell>
          <table:table-cell office:value-type="float" office:value="0.43695">
            <text:p>0.43695</text:p>
          </table:table-cell>
          <table:table-cell office:value-type="string">
            <text:p>Buehler Observatory</text:p>
          </table:table-cell>
        </table:table-row>
        <table:table-row table:style-name="ro2">
          <table:table-cell office:value-type="string">
            <text:p>H78</text:p>
          </table:table-cell>
          <table:table-cell office:value-type="float" office:value="282.70896">
            <text:p>282.70896</text:p>
          </table:table-cell>
          <table:table-cell office:value-type="float" office:value="1.000183">
            <text:p>1.000183</text:p>
          </table:table-cell>
          <table:table-cell office:value-type="float" office:value="0.02103">
            <text:p>0.02103</text:p>
          </table:table-cell>
          <table:table-cell office:value-type="string">
            <text:p>University of Narino Observatory, Pasto</text:p>
          </table:table-cell>
        </table:table-row>
        <table:table-row table:style-name="ro1">
          <table:table-cell office:value-type="string">
            <text:p>H79</text:p>
          </table:table-cell>
          <table:table-cell office:value-type="float" office:value="280.4927">
            <text:p>280.4927</text:p>
          </table:table-cell>
          <table:table-cell office:value-type="float" office:value="0.723258">
            <text:p>0.723258</text:p>
          </table:table-cell>
          <table:table-cell office:value-type="float" office:value="0.6883">
            <text:p>0.6883</text:p>
          </table:table-cell>
          <table:table-cell office:value-type="string">
            <text:p>York University Observatory, Toronto</text:p>
          </table:table-cell>
        </table:table-row>
        <table:table-row table:style-name="ro2">
          <table:table-cell office:value-type="string">
            <text:p>H80</text:p>
          </table:table-cell>
          <table:table-cell office:value-type="float" office:value="285.33567">
            <text:p>285.33567</text:p>
          </table:table-cell>
          <table:table-cell office:value-type="float" office:value="0.763194">
            <text:p>0.763194</text:p>
          </table:table-cell>
          <table:table-cell office:value-type="float" office:value="0.64401">
            <text:p>0.64401</text:p>
          </table:table-cell>
          <table:table-cell office:value-type="string">
            <text:p>Halstead Observatory, Princeton</text:p>
          </table:table-cell>
        </table:table-row>
        <table:table-row table:style-name="ro2">
          <table:table-cell office:value-type="string">
            <text:p>H81</text:p>
          </table:table-cell>
          <table:table-cell office:value-type="float" office:value="283.61539">
            <text:p>283.61539</text:p>
          </table:table-cell>
          <table:table-cell office:value-type="float" office:value="0.738959">
            <text:p>0.738959</text:p>
          </table:table-cell>
          <table:table-cell office:value-type="float" office:value="0.67161">
            <text:p>0.67161</text:p>
          </table:table-cell>
          <table:table-cell office:value-type="string">
            <text:p>Hartung-Boothroyd Observatory, Ithaca</text:p>
          </table:table-cell>
        </table:table-row>
        <table:table-row table:style-name="ro1">
          <table:table-cell office:value-type="string">
            <text:p>H82</text:p>
          </table:table-cell>
          <table:table-cell office:value-type="float" office:value="281.7839">
            <text:p>281.7839</text:p>
          </table:table-cell>
          <table:table-cell office:value-type="float" office:value="0.77836">
            <text:p>0.77836</text:p>
          </table:table-cell>
          <table:table-cell office:value-type="float" office:value="0.62576">
            <text:p>0.62576</text:p>
          </table:table-cell>
          <table:table-cell office:value-type="string">
            <text:p>CBA-NOVAC Observatory, Front Royal</text:p>
          </table:table-cell>
        </table:table-row>
        <table:table-row table:style-name="ro2">
          <table:table-cell office:value-type="string">
            <text:p>H83</text:p>
          </table:table-cell>
          <table:table-cell office:value-type="float" office:value="282.6641">
            <text:p>282.6641</text:p>
          </table:table-cell>
          <table:table-cell office:value-type="float" office:value="0.77926">
            <text:p>0.77926</text:p>
          </table:table-cell>
          <table:table-cell office:value-type="float" office:value="0.62463">
            <text:p>0.62463</text:p>
          </table:table-cell>
          <table:table-cell office:value-type="string">
            <text:p>Timberlake Observatory, Oakton</text:p>
          </table:table-cell>
        </table:table-row>
        <table:table-row table:style-name="ro2">
          <table:table-cell office:value-type="string">
            <text:p>H84</text:p>
          </table:table-cell>
          <table:table-cell office:value-type="float" office:value="282.4961">
            <text:p>282.4961</text:p>
          </table:table-cell>
          <table:table-cell office:value-type="float" office:value="0.73259">
            <text:p>0.73259</text:p>
          </table:table-cell>
          <table:table-cell office:value-type="float" office:value="0.67843">
            <text:p>0.67843</text:p>
          </table:table-cell>
          <table:table-cell office:value-type="string">
            <text:p>Northview Observatory, Mendon</text:p>
          </table:table-cell>
        </table:table-row>
        <table:table-row table:style-name="ro1">
          <table:table-cell office:value-type="string">
            <text:p>H85</text:p>
          </table:table-cell>
          <table:table-cell office:value-type="float" office:value="283.0029">
            <text:p>283.0029</text:p>
          </table:table-cell>
          <table:table-cell office:value-type="float" office:value="0.77784">
            <text:p>0.77784</text:p>
          </table:table-cell>
          <table:table-cell office:value-type="float" office:value="0.62638">
            <text:p>0.62638</text:p>
          </table:table-cell>
          <table:table-cell office:value-type="string">
            <text:p>Silver Spring</text:p>
          </table:table-cell>
        </table:table-row>
        <table:table-row table:style-name="ro2">
          <table:table-cell office:value-type="string">
            <text:p>H86</text:p>
          </table:table-cell>
          <table:table-cell office:value-type="float" office:value="283.1576">
            <text:p>283.1576</text:p>
          </table:table-cell>
          <table:table-cell office:value-type="float" office:value="0.77693">
            <text:p>0.77693</text:p>
          </table:table-cell>
          <table:table-cell office:value-type="float" office:value="0.62749">
            <text:p>0.62749</text:p>
          </table:table-cell>
          <table:table-cell office:value-type="string">
            <text:p>CBA-East Observatory, Laurel</text:p>
          </table:table-cell>
        </table:table-row>
        <table:table-row table:style-name="ro1">
          <table:table-cell office:value-type="string">
            <text:p>H87</text:p>
          </table:table-cell>
          <table:table-cell office:value-type="float" office:value="282.4361">
            <text:p>282.4361</text:p>
          </table:table-cell>
          <table:table-cell office:value-type="float" office:value="0.79309">
            <text:p>0.79309</text:p>
          </table:table-cell>
          <table:table-cell office:value-type="float" office:value="0.60708">
            <text:p>0.60708</text:p>
          </table:table-cell>
          <table:table-cell office:value-type="string">
            <text:p>Fenwick Observatory, Richmond</text:p>
          </table:table-cell>
        </table:table-row>
        <table:table-row table:style-name="ro2">
          <table:table-cell office:value-type="string">
            <text:p>H88</text:p>
          </table:table-cell>
          <table:table-cell office:value-type="float" office:value="283.7577">
            <text:p>283.7577</text:p>
          </table:table-cell>
          <table:table-cell office:value-type="float" office:value="0.77295">
            <text:p>0.77295</text:p>
          </table:table-cell>
          <table:table-cell office:value-type="float" office:value="0.63235">
            <text:p>0.63235</text:p>
          </table:table-cell>
          <table:table-cell office:value-type="string">
            <text:p>Hope Observatory, Belcamp</text:p>
          </table:table-cell>
        </table:table-row>
        <table:table-row table:style-name="ro2">
          <table:table-cell office:value-type="string">
            <text:p>H89</text:p>
          </table:table-cell>
          <table:table-cell office:value-type="float" office:value="284.2975">
            <text:p>284.2975</text:p>
          </table:table-cell>
          <table:table-cell office:value-type="float" office:value="0.70235">
            <text:p>0.70235</text:p>
          </table:table-cell>
          <table:table-cell office:value-type="float" office:value="0.70945">
            <text:p>0.70945</text:p>
          </table:table-cell>
          <table:table-cell office:value-type="string">
            <text:p>Galaxy Blues Observatory, Gatineau</text:p>
          </table:table-cell>
        </table:table-row>
        <table:table-row table:style-name="ro1">
          <table:table-cell office:value-type="string">
            <text:p>H90</text:p>
          </table:table-cell>
          <table:table-cell office:value-type="float" office:value="284.4731">
            <text:p>284.4731</text:p>
          </table:table-cell>
          <table:table-cell office:value-type="float" office:value="0.70267">
            <text:p>0.70267</text:p>
          </table:table-cell>
          <table:table-cell office:value-type="float" office:value="0.70914">
            <text:p>0.70914</text:p>
          </table:table-cell>
          <table:table-cell office:value-type="string">
            <text:p>Ottawa</text:p>
          </table:table-cell>
        </table:table-row>
        <table:table-row table:style-name="ro1">
          <table:table-cell office:value-type="string">
            <text:p>H91</text:p>
          </table:table-cell>
          <table:table-cell office:value-type="float" office:value="285.04839">
            <text:p>285.04839</text:p>
          </table:table-cell>
          <table:table-cell office:value-type="float" office:value="0.712263">
            <text:p>0.712263</text:p>
          </table:table-cell>
          <table:table-cell office:value-type="float" office:value="0.69959">
            <text:p>0.69959</text:p>
          </table:table-cell>
          <table:table-cell office:value-type="string">
            <text:p>Reynolds Observatory, Potsdam</text:p>
          </table:table-cell>
        </table:table-row>
        <table:table-row table:style-name="ro1">
          <table:table-cell office:value-type="string">
            <text:p>H92</text:p>
          </table:table-cell>
          <table:table-cell office:value-type="float" office:value="285.6211">
            <text:p>285.6211</text:p>
          </table:table-cell>
          <table:table-cell office:value-type="float" office:value="0.76785">
            <text:p>0.76785</text:p>
          </table:table-cell>
          <table:table-cell office:value-type="float" office:value="0.63849">
            <text:p>0.63849</text:p>
          </table:table-cell>
          <table:table-cell office:value-type="string">
            <text:p>Arcturus Observatory</text:p>
          </table:table-cell>
        </table:table-row>
        <table:table-row table:style-name="ro1">
          <table:table-cell office:value-type="string">
            <text:p>H93</text:p>
          </table:table-cell>
          <table:table-cell office:value-type="float" office:value="285.5758">
            <text:p>285.5758</text:p>
          </table:table-cell>
          <table:table-cell office:value-type="float" office:value="0.75934">
            <text:p>0.75934</text:p>
          </table:table-cell>
          <table:table-cell office:value-type="float" office:value="0.64853">
            <text:p>0.64853</text:p>
          </table:table-cell>
          <table:table-cell office:value-type="string">
            <text:p>Berkeley Heights</text:p>
          </table:table-cell>
        </table:table-row>
        <table:table-row table:style-name="ro1">
          <table:table-cell office:value-type="string">
            <text:p>H94</text:p>
          </table:table-cell>
          <table:table-cell office:value-type="float" office:value="285.5439">
            <text:p>285.5439</text:p>
          </table:table-cell>
          <table:table-cell office:value-type="float" office:value="0.75781">
            <text:p>0.75781</text:p>
          </table:table-cell>
          <table:table-cell office:value-type="float" office:value="0.65032">
            <text:p>0.65032</text:p>
          </table:table-cell>
          <table:table-cell office:value-type="string">
            <text:p>Cedar Knolls</text:p>
          </table:table-cell>
        </table:table-row>
        <table:table-row table:style-name="ro1">
          <table:table-cell office:value-type="string">
            <text:p>H95</text:p>
          </table:table-cell>
          <table:table-cell office:value-type="float" office:value="285.8212">
            <text:p>285.8212</text:p>
          </table:table-cell>
          <table:table-cell office:value-type="float" office:value="0.758745">
            <text:p>0.758745</text:p>
          </table:table-cell>
          <table:table-cell office:value-type="float" office:value="0.64921">
            <text:p>0.64921</text:p>
          </table:table-cell>
          <table:table-cell office:value-type="string">
            <text:p>NJIT Observatory, Newark</text:p>
          </table:table-cell>
        </table:table-row>
        <table:table-row table:style-name="ro2">
          <table:table-cell office:value-type="string">
            <text:p>H96</text:p>
          </table:table-cell>
          <table:table-cell office:value-type="float" office:value="286.6142">
            <text:p>286.6142</text:p>
          </table:table-cell>
          <table:table-cell office:value-type="float" office:value="0.69143">
            <text:p>0.69143</text:p>
          </table:table-cell>
          <table:table-cell office:value-type="float" office:value="0.72005">
            <text:p>0.72005</text:p>
          </table:table-cell>
          <table:table-cell office:value-type="string">
            <text:p>Observatoire des Pleiades, Mandeville</text:p>
          </table:table-cell>
        </table:table-row>
        <table:table-row table:style-name="ro2">
          <table:table-cell office:value-type="string">
            <text:p>H97</text:p>
          </table:table-cell>
          <table:table-cell office:value-type="float" office:value="287.20132">
            <text:p>287.20132</text:p>
          </table:table-cell>
          <table:table-cell office:value-type="float" office:value="0.746487">
            <text:p>0.746487</text:p>
          </table:table-cell>
          <table:table-cell office:value-type="float" office:value="0.66323">
            <text:p>0.66323</text:p>
          </table:table-cell>
          <table:table-cell office:value-type="string">
            <text:p>Talcott Mountain Science Center, Avon</text:p>
          </table:table-cell>
        </table:table-row>
        <table:table-row table:style-name="ro2">
          <table:table-cell office:value-type="string">
            <text:p>H98</text:p>
          </table:table-cell>
          <table:table-cell office:value-type="float" office:value="287.2655">
            <text:p>287.2655</text:p>
          </table:table-cell>
          <table:table-cell office:value-type="float" office:value="0.74987">
            <text:p>0.74987</text:p>
          </table:table-cell>
          <table:table-cell office:value-type="float" office:value="0.65938">
            <text:p>0.65938</text:p>
          </table:table-cell>
          <table:table-cell office:value-type="string">
            <text:p>Dark Rosanne Obs., Middlefield</text:p>
          </table:table-cell>
        </table:table-row>
        <table:table-row table:style-name="ro2">
          <table:table-cell office:value-type="string">
            <text:p>H99</text:p>
          </table:table-cell>
          <table:table-cell office:value-type="float" office:value="288.8036">
            <text:p>288.8036</text:p>
          </table:table-cell>
          <table:table-cell office:value-type="float" office:value="0.7404">
            <text:p>0.7404</text:p>
          </table:table-cell>
          <table:table-cell office:value-type="float" office:value="0.66992">
            <text:p>0.66992</text:p>
          </table:table-cell>
          <table:table-cell office:value-type="string">
            <text:p>Sunhill Observatory, Newton</text:p>
          </table:table-cell>
        </table:table-row>
        <table:table-row table:style-name="ro1">
          <table:table-cell office:value-type="string">
            <text:p>I00</text:p>
          </table:table-cell>
          <table:table-cell office:value-type="float" office:value="288.2294">
            <text:p>288.2294</text:p>
          </table:table-cell>
          <table:table-cell office:value-type="float" office:value="0.74794">
            <text:p>0.74794</text:p>
          </table:table-cell>
          <table:table-cell office:value-type="float" office:value="0.66157">
            <text:p>0.66157</text:p>
          </table:table-cell>
          <table:table-cell office:value-type="string">
            <text:p>Carbuncle Hill Observatory, Coventry</text:p>
          </table:table-cell>
        </table:table-row>
        <table:table-row table:style-name="ro2">
          <table:table-cell office:value-type="string">
            <text:p>I01</text:p>
          </table:table-cell>
          <table:table-cell office:value-type="float" office:value="288.86253">
            <text:p>288.86253</text:p>
          </table:table-cell>
          <table:table-cell office:value-type="float" office:value="0.740677">
            <text:p>0.740677</text:p>
          </table:table-cell>
          <table:table-cell office:value-type="float" office:value="0.66963">
            <text:p>0.66963</text:p>
          </table:table-cell>
          <table:table-cell office:value-type="string">
            <text:p>Clay Center Observatory, Brookline</text:p>
          </table:table-cell>
        </table:table-row>
        <table:table-row table:style-name="ro2">
          <table:table-cell office:value-type="string">
            <text:p>I02</text:p>
          </table:table-cell>
          <table:table-cell office:value-type="float" office:value="289.1949">
            <text:p>289.1949</text:p>
          </table:table-cell>
          <table:table-cell office:value-type="float" office:value="0.86558">
            <text:p>0.86558</text:p>
          </table:table-cell>
          <table:table-cell office:value-type="float" office:value="-0.49976">
            <text:p>-0.49976</text:p>
          </table:table-cell>
          <table:table-cell office:value-type="string">
            <text:p>Cerro Tololo Observatory, La Serena--2MASS</text:p>
          </table:table-cell>
        </table:table-row>
        <table:table-row table:style-name="ro2">
          <table:table-cell office:value-type="string">
            <text:p>I03</text:p>
          </table:table-cell>
          <table:table-cell office:value-type="float" office:value="289.26626">
            <text:p>289.26626</text:p>
          </table:table-cell>
          <table:table-cell office:value-type="float" office:value="0.87344">
            <text:p>0.87344</text:p>
          </table:table-cell>
          <table:table-cell office:value-type="float" office:value="-0.48605">
            <text:p>-0.48605</text:p>
          </table:table-cell>
          <table:table-cell office:value-type="string">
            <text:p>European Southern Obs., La Silla--ASTROVIRTEL</text:p>
          </table:table-cell>
        </table:table-row>
        <table:table-row table:style-name="ro2">
          <table:table-cell office:value-type="string">
            <text:p>I04</text:p>
          </table:table-cell>
          <table:table-cell office:value-type="float" office:value="289.3152">
            <text:p>289.3152</text:p>
          </table:table-cell>
          <table:table-cell office:value-type="float" office:value="0.86693">
            <text:p>0.86693</text:p>
          </table:table-cell>
          <table:table-cell office:value-type="float" office:value="-0.49697">
            <text:p>-0.49697</text:p>
          </table:table-cell>
          <table:table-cell office:value-type="string">
            <text:p>Mamalluca Observatory</text:p>
          </table:table-cell>
        </table:table-row>
        <table:table-row table:style-name="ro2">
          <table:table-cell office:value-type="string">
            <text:p>I05</text:p>
          </table:table-cell>
          <table:table-cell office:value-type="float" office:value="289.298">
            <text:p>289.298</text:p>
          </table:table-cell>
          <table:table-cell office:value-type="float" office:value="0.87559">
            <text:p>0.87559</text:p>
          </table:table-cell>
          <table:table-cell office:value-type="float" office:value="-0.48217">
            <text:p>-0.48217</text:p>
          </table:table-cell>
          <table:table-cell office:value-type="string">
            <text:p>Las Campanas Observatory-TIE</text:p>
          </table:table-cell>
        </table:table-row>
        <table:table-row table:style-name="ro2">
          <table:table-cell office:value-type="string">
            <text:p>I06</text:p>
          </table:table-cell>
          <table:table-cell office:value-type="float" office:value="289.8061">
            <text:p>289.8061</text:p>
          </table:table-cell>
          <table:table-cell office:value-type="float" office:value="0.74801">
            <text:p>0.74801</text:p>
          </table:table-cell>
          <table:table-cell office:value-type="float" office:value="0.66147">
            <text:p>0.66147</text:p>
          </table:table-cell>
          <table:table-cell office:value-type="string">
            <text:p>Werner Schmidt Obs., Dennis-Yarmouth Regional HS</text:p>
          </table:table-cell>
        </table:table-row>
        <table:table-row table:style-name="ro2">
          <table:table-cell office:value-type="string">
            <text:p>I07</text:p>
          </table:table-cell>
          <table:table-cell office:value-type="float" office:value="288.0971">
            <text:p>288.0971</text:p>
          </table:table-cell>
          <table:table-cell office:value-type="float" office:value="0.74279">
            <text:p>0.74279</text:p>
          </table:table-cell>
          <table:table-cell office:value-type="float" office:value="0.66735">
            <text:p>0.66735</text:p>
          </table:table-cell>
          <table:table-cell office:value-type="string">
            <text:p>Conlin Hill Observatory, Oxford</text:p>
          </table:table-cell>
        </table:table-row>
        <table:table-row table:style-name="ro2">
          <table:table-cell office:value-type="string">
            <text:p>I08</text:p>
          </table:table-cell>
          <table:table-cell office:value-type="float" office:value="290.6932">
            <text:p>290.6932</text:p>
          </table:table-cell>
          <table:table-cell office:value-type="float" office:value="0.85116">
            <text:p>0.85116</text:p>
          </table:table-cell>
          <table:table-cell office:value-type="float" office:value="-0.52394">
            <text:p>-0.52394</text:p>
          </table:table-cell>
          <table:table-cell office:value-type="string">
            <text:p>Alianza S4, Cerro Burek</text:p>
          </table:table-cell>
        </table:table-row>
        <table:table-row table:style-name="ro2">
          <table:table-cell office:value-type="string">
            <text:p>I09</text:p>
          </table:table-cell>
          <table:table-cell office:value-type="float" office:value="289.80377">
            <text:p>289.80377</text:p>
          </table:table-cell>
          <table:table-cell office:value-type="float" office:value="0.910166">
            <text:p>0.910166</text:p>
          </table:table-cell>
          <table:table-cell office:value-type="float" office:value="-0.41387">
            <text:p>-0.41387</text:p>
          </table:table-cell>
          <table:table-cell office:value-type="string">
            <text:p>Cerro Armazones</text:p>
          </table:table-cell>
        </table:table-row>
        <table:table-row table:style-name="ro2">
          <table:table-cell office:value-type="string">
            <text:p>I10</text:p>
          </table:table-cell>
          <table:table-cell office:value-type="float" office:value="291.82">
            <text:p>291.82</text:p>
          </table:table-cell>
          <table:table-cell office:value-type="float" office:value="0.92165">
            <text:p>0.92165</text:p>
          </table:table-cell>
          <table:table-cell office:value-type="float" office:value="-0.3877">
            <text:p>-0.3877</text:p>
          </table:table-cell>
          <table:table-cell office:value-type="string">
            <text:p>CAO, San Pedro de Atacama (until 2012)</text:p>
          </table:table-cell>
        </table:table-row>
        <table:table-row table:style-name="ro2">
          <table:table-cell office:value-type="string">
            <text:p>I11</text:p>
          </table:table-cell>
          <table:table-cell office:value-type="float" office:value="289.26345">
            <text:p>289.26345</text:p>
          </table:table-cell>
          <table:table-cell office:value-type="float" office:value="0.86502">
            <text:p>0.86502</text:p>
          </table:table-cell>
          <table:table-cell office:value-type="float" office:value="-0.5009">
            <text:p>-0.5009</text:p>
          </table:table-cell>
          <table:table-cell office:value-type="string">
            <text:p>Gemini South Observatory, Cerro Pachon</text:p>
          </table:table-cell>
        </table:table-row>
        <table:table-row table:style-name="ro1">
          <table:table-cell office:value-type="string">
            <text:p>I12</text:p>
          </table:table-cell>
          <table:table-cell office:value-type="float" office:value="288.87053">
            <text:p>288.87053</text:p>
          </table:table-cell>
          <table:table-cell office:value-type="float" office:value="0.736679">
            <text:p>0.736679</text:p>
          </table:table-cell>
          <table:table-cell office:value-type="float" office:value="0.67399">
            <text:p>0.67399</text:p>
          </table:table-cell>
          <table:table-cell office:value-type="string">
            <text:p>Phillips Academy Observatory, Andover</text:p>
          </table:table-cell>
        </table:table-row>
        <table:table-row table:style-name="ro2">
          <table:table-cell office:value-type="string">
            <text:p>I13</text:p>
          </table:table-cell>
          <table:table-cell office:value-type="float" office:value="282.93006">
            <text:p>282.93006</text:p>
          </table:table-cell>
          <table:table-cell office:value-type="float" office:value="0.779116">
            <text:p>0.779116</text:p>
          </table:table-cell>
          <table:table-cell office:value-type="float" office:value="0.62479">
            <text:p>0.62479</text:p>
          </table:table-cell>
          <table:table-cell office:value-type="string">
            <text:p>Burleith Observatory, Washington D.C.</text:p>
          </table:table-cell>
        </table:table-row>
        <table:table-row table:style-name="ro2">
          <table:table-cell office:value-type="string">
            <text:p>I14</text:p>
          </table:table-cell>
          <table:table-cell office:value-type="float" office:value="288.58931">
            <text:p>288.58931</text:p>
          </table:table-cell>
          <table:table-cell office:value-type="float" office:value="0.740298">
            <text:p>0.740298</text:p>
          </table:table-cell>
          <table:table-cell office:value-type="float" office:value="0.67004">
            <text:p>0.67004</text:p>
          </table:table-cell>
          <table:table-cell office:value-type="string">
            <text:p>Tigh Speuran Observatory, Framingham</text:p>
          </table:table-cell>
        </table:table-row>
        <table:table-row table:style-name="ro2">
          <table:table-cell office:value-type="string">
            <text:p>I15</text:p>
          </table:table-cell>
          <table:table-cell office:value-type="float" office:value="288.70076">
            <text:p>288.70076</text:p>
          </table:table-cell>
          <table:table-cell office:value-type="float" office:value="0.747034">
            <text:p>0.747034</text:p>
          </table:table-cell>
          <table:table-cell office:value-type="float" office:value="0.66255">
            <text:p>0.66255</text:p>
          </table:table-cell>
          <table:table-cell office:value-type="string">
            <text:p>Wishing Star Observatory, Barrington</text:p>
          </table:table-cell>
        </table:table-row>
        <table:table-row table:style-name="ro2">
          <table:table-cell office:value-type="string">
            <text:p>I16</text:p>
          </table:table-cell>
          <table:table-cell office:value-type="float" office:value="291.82028">
            <text:p>291.82028</text:p>
          </table:table-cell>
          <table:table-cell office:value-type="float" office:value="0.921638">
            <text:p>0.921638</text:p>
          </table:table-cell>
          <table:table-cell office:value-type="float" office:value="-0.38771">
            <text:p>-0.38771</text:p>
          </table:table-cell>
          <table:table-cell office:value-type="string">
            <text:p>IAA-AI Atacama, San Pedro de Atacama</text:p>
          </table:table-cell>
        </table:table-row>
        <table:table-row table:style-name="ro2">
          <table:table-cell office:value-type="string">
            <text:p>I17</text:p>
          </table:table-cell>
          <table:table-cell office:value-type="float" office:value="284.32206">
            <text:p>284.32206</text:p>
          </table:table-cell>
          <table:table-cell office:value-type="float" office:value="0.748993">
            <text:p>0.748993</text:p>
          </table:table-cell>
          <table:table-cell office:value-type="float" office:value="0.66045">
            <text:p>0.66045</text:p>
          </table:table-cell>
          <table:table-cell office:value-type="string">
            <text:p>Thomas G. Cupillari Observatory, Fleetville</text:p>
          </table:table-cell>
        </table:table-row>
        <table:table-row table:style-name="ro2">
          <table:table-cell office:value-type="string">
            <text:p>I18</text:p>
          </table:table-cell>
          <table:table-cell office:value-type="float" office:value="281.3067">
            <text:p>281.3067</text:p>
          </table:table-cell>
          <table:table-cell office:value-type="float" office:value="0.79038">
            <text:p>0.79038</text:p>
          </table:table-cell>
          <table:table-cell office:value-type="float" office:value="0.6107">
            <text:p>0.6107</text:p>
          </table:table-cell>
          <table:table-cell office:value-type="string">
            <text:p>Fan Mountain Observatory, Covesville</text:p>
          </table:table-cell>
        </table:table-row>
        <table:table-row table:style-name="ro2">
          <table:table-cell office:value-type="string">
            <text:p>I19</text:p>
          </table:table-cell>
          <table:table-cell office:value-type="float" office:value="295.40711">
            <text:p>295.40711</text:p>
          </table:table-cell>
          <table:table-cell office:value-type="float" office:value="0.854834">
            <text:p>0.854834</text:p>
          </table:table-cell>
          <table:table-cell office:value-type="float" office:value="-0.51742">
            <text:p>-0.51742</text:p>
          </table:table-cell>
          <table:table-cell office:value-type="string">
            <text:p>Observatorio El Gato Gris, Tanti</text:p>
          </table:table-cell>
        </table:table-row>
        <table:table-row table:style-name="ro2">
          <table:table-cell office:value-type="string">
            <text:p>I20</text:p>
          </table:table-cell>
          <table:table-cell office:value-type="float" office:value="295.68161">
            <text:p>295.68161</text:p>
          </table:table-cell>
          <table:table-cell office:value-type="float" office:value="0.838551">
            <text:p>0.838551</text:p>
          </table:table-cell>
          <table:table-cell office:value-type="float" office:value="-0.54312">
            <text:p>-0.54312</text:p>
          </table:table-cell>
          <table:table-cell office:value-type="string">
            <text:p>Observatorio Astronomico Salvador, Rio Cuarto</text:p>
          </table:table-cell>
        </table:table-row>
        <table:table-row table:style-name="ro1">
          <table:table-cell office:value-type="string">
            <text:p>I21</text:p>
          </table:table-cell>
          <table:table-cell office:value-type="float" office:value="295.8281">
            <text:p>295.8281</text:p>
          </table:table-cell>
          <table:table-cell office:value-type="float" office:value="0.85465">
            <text:p>0.85465</text:p>
          </table:table-cell>
          <table:table-cell office:value-type="float" office:value="-0.5176">
            <text:p>-0.5176</text:p>
          </table:table-cell>
          <table:table-cell office:value-type="string">
            <text:p>El Condor Observatory, Cordoba</text:p>
          </table:table-cell>
        </table:table-row>
        <table:table-row table:style-name="ro2">
          <table:table-cell office:value-type="string">
            <text:p>I22</text:p>
          </table:table-cell>
          <table:table-cell office:value-type="float" office:value="296.174">
            <text:p>296.174</text:p>
          </table:table-cell>
          <table:table-cell office:value-type="float" office:value="0.71212">
            <text:p>0.71212</text:p>
          </table:table-cell>
          <table:table-cell office:value-type="float" office:value="0.69973">
            <text:p>0.69973</text:p>
          </table:table-cell>
          <table:table-cell office:value-type="string">
            <text:p>Abbey Ridge Observatory, Stillwater Lake</text:p>
          </table:table-cell>
        </table:table-row>
        <table:table-row table:style-name="ro1">
          <table:table-cell office:value-type="string">
            <text:p>I23</text:p>
          </table:table-cell>
          <table:table-cell office:value-type="float" office:value="292.26649">
            <text:p>292.26649</text:p>
          </table:table-cell>
          <table:table-cell office:value-type="float" office:value="0.714173">
            <text:p>0.714173</text:p>
          </table:table-cell>
          <table:table-cell office:value-type="float" office:value="0.69762">
            <text:p>0.69762</text:p>
          </table:table-cell>
          <table:table-cell office:value-type="string">
            <text:p>Frosty Cold Observatory, Mash Harbor</text:p>
          </table:table-cell>
        </table:table-row>
        <table:table-row table:style-name="ro1">
          <table:table-cell office:value-type="string">
            <text:p>I24</text:p>
          </table:table-cell>
          <table:table-cell office:value-type="float" office:value="282.2306">
            <text:p>282.2306</text:p>
          </table:table-cell>
          <table:table-cell office:value-type="float" office:value="0.78534">
            <text:p>0.78534</text:p>
          </table:table-cell>
          <table:table-cell office:value-type="float" office:value="0.61702">
            <text:p>0.61702</text:p>
          </table:table-cell>
          <table:table-cell office:value-type="string">
            <text:p>Lake of the Woods Observatory, Locust Grove</text:p>
          </table:table-cell>
        </table:table-row>
        <table:table-row table:style-name="ro2">
          <table:table-cell office:value-type="string">
            <text:p>I25</text:p>
          </table:table-cell>
          <table:table-cell office:value-type="float" office:value="295.44381">
            <text:p>295.44381</text:p>
          </table:table-cell>
          <table:table-cell office:value-type="float" office:value="0.850887">
            <text:p>0.850887</text:p>
          </table:table-cell>
          <table:table-cell office:value-type="float" office:value="-0.52394">
            <text:p>-0.52394</text:p>
          </table:table-cell>
          <table:table-cell office:value-type="string">
            <text:p>ECCCO Observatory, Bosque Alegre</text:p>
          </table:table-cell>
        </table:table-row>
        <table:table-row table:style-name="ro2">
          <table:table-cell office:value-type="string">
            <text:p>I26</text:p>
          </table:table-cell>
          <table:table-cell office:value-type="float" office:value="295.8214">
            <text:p>295.8214</text:p>
          </table:table-cell>
          <table:table-cell office:value-type="float" office:value="0.85417">
            <text:p>0.85417</text:p>
          </table:table-cell>
          <table:table-cell office:value-type="float" office:value="-0.51839">
            <text:p>-0.51839</text:p>
          </table:table-cell>
          <table:table-cell office:value-type="string">
            <text:p>Observatorio Kappa Crucis, Cordoba</text:p>
          </table:table-cell>
        </table:table-row>
        <table:table-row table:style-name="ro1">
          <table:table-cell office:value-type="string">
            <text:p>I27</text:p>
          </table:table-cell>
          <table:table-cell office:value-type="float" office:value="284.0006">
            <text:p>284.0006</text:p>
          </table:table-cell>
          <table:table-cell office:value-type="float" office:value="0.70401">
            <text:p>0.70401</text:p>
          </table:table-cell>
          <table:table-cell office:value-type="float" office:value="0.70783">
            <text:p>0.70783</text:p>
          </table:table-cell>
          <table:table-cell office:value-type="string">
            <text:p>Barred Owl Observatory, Carp</text:p>
          </table:table-cell>
        </table:table-row>
        <table:table-row table:style-name="ro2">
          <table:table-cell office:value-type="string">
            <text:p>I28</text:p>
          </table:table-cell>
          <table:table-cell office:value-type="float" office:value="289.0889">
            <text:p>289.0889</text:p>
          </table:table-cell>
          <table:table-cell office:value-type="float" office:value="0.74643">
            <text:p>0.74643</text:p>
          </table:table-cell>
          <table:table-cell office:value-type="float" office:value="0.66324">
            <text:p>0.66324</text:p>
          </table:table-cell>
          <table:table-cell office:value-type="string">
            <text:p>Starhoo Observatory, Lakeville</text:p>
          </table:table-cell>
        </table:table-row>
        <table:table-row table:style-name="ro1">
          <table:table-cell office:value-type="string">
            <text:p>I29</text:p>
          </table:table-cell>
          <table:table-cell office:value-type="float" office:value="288.63304">
            <text:p>288.63304</text:p>
          </table:table-cell>
          <table:table-cell office:value-type="float" office:value="0.738432">
            <text:p>0.738432</text:p>
          </table:table-cell>
          <table:table-cell office:value-type="float" office:value="0.67208">
            <text:p>0.67208</text:p>
          </table:table-cell>
          <table:table-cell office:value-type="string">
            <text:p>Middlesex School Observatory, Concord</text:p>
          </table:table-cell>
        </table:table-row>
        <table:table-row table:style-name="ro2">
          <table:table-cell office:value-type="string">
            <text:p>I30</text:p>
          </table:table-cell>
          <table:table-cell office:value-type="float" office:value="299.3417">
            <text:p>299.3417</text:p>
          </table:table-cell>
          <table:table-cell office:value-type="float" office:value="0.83966">
            <text:p>0.83966</text:p>
          </table:table-cell>
          <table:table-cell office:value-type="float" office:value="-0.54131">
            <text:p>-0.54131</text:p>
          </table:table-cell>
          <table:table-cell office:value-type="string">
            <text:p>Observatorio Geminis Austral</text:p>
          </table:table-cell>
        </table:table-row>
        <table:table-row table:style-name="ro2">
          <table:table-cell office:value-type="string">
            <text:p>I31</text:p>
          </table:table-cell>
          <table:table-cell office:value-type="float" office:value="299.3649">
            <text:p>299.3649</text:p>
          </table:table-cell>
          <table:table-cell office:value-type="float" office:value="0.83995">
            <text:p>0.83995</text:p>
          </table:table-cell>
          <table:table-cell office:value-type="float" office:value="-0.54086">
            <text:p>-0.54086</text:p>
          </table:table-cell>
          <table:table-cell office:value-type="string">
            <text:p>Observatorio Astronomico del Colegio Cristo Rey</text:p>
          </table:table-cell>
        </table:table-row>
        <table:table-row table:style-name="ro2">
          <table:table-cell office:value-type="string">
            <text:p>I32</text:p>
          </table:table-cell>
          <table:table-cell office:value-type="float" office:value="299.3464">
            <text:p>299.3464</text:p>
          </table:table-cell>
          <table:table-cell office:value-type="float" office:value="0.83969">
            <text:p>0.83969</text:p>
          </table:table-cell>
          <table:table-cell office:value-type="float" office:value="-0.54125">
            <text:p>-0.54125</text:p>
          </table:table-cell>
          <table:table-cell office:value-type="string">
            <text:p>Observatorio Beta Orionis, Rosario</text:p>
          </table:table-cell>
        </table:table-row>
        <table:table-row table:style-name="ro2">
          <table:table-cell office:value-type="string">
            <text:p>I33</text:p>
          </table:table-cell>
          <table:table-cell office:value-type="float" office:value="289.2608">
            <text:p>289.2608</text:p>
          </table:table-cell>
          <table:table-cell office:value-type="float" office:value="0.86504">
            <text:p>0.86504</text:p>
          </table:table-cell>
          <table:table-cell office:value-type="float" office:value="-0.50086">
            <text:p>-0.50086</text:p>
          </table:table-cell>
          <table:table-cell office:value-type="string">
            <text:p>SOAR, Cerro Pachon</text:p>
          </table:table-cell>
        </table:table-row>
        <table:table-row table:style-name="ro2">
          <table:table-cell office:value-type="string">
            <text:p>I34</text:p>
          </table:table-cell>
          <table:table-cell office:value-type="float" office:value="284.1297">
            <text:p>284.1297</text:p>
          </table:table-cell>
          <table:table-cell office:value-type="float" office:value="0.76548">
            <text:p>0.76548</text:p>
          </table:table-cell>
          <table:table-cell office:value-type="float" office:value="0.64134">
            <text:p>0.64134</text:p>
          </table:table-cell>
          <table:table-cell office:value-type="string">
            <text:p>Morgantown</text:p>
          </table:table-cell>
        </table:table-row>
        <table:table-row table:style-name="ro2">
          <table:table-cell office:value-type="string">
            <text:p>I35</text:p>
          </table:table-cell>
          <table:table-cell office:value-type="float" office:value="301.5572">
            <text:p>301.5572</text:p>
          </table:table-cell>
          <table:table-cell office:value-type="float" office:value="0.82198">
            <text:p>0.82198</text:p>
          </table:table-cell>
          <table:table-cell office:value-type="float" office:value="-0.56762">
            <text:p>-0.56762</text:p>
          </table:table-cell>
          <table:table-cell office:value-type="string">
            <text:p>Sidoli</text:p>
          </table:table-cell>
        </table:table-row>
        <table:table-row table:style-name="ro2">
          <table:table-cell office:value-type="string">
            <text:p>I36</text:p>
          </table:table-cell>
          <table:table-cell office:value-type="float" office:value="301.28271">
            <text:p>301.28271</text:p>
          </table:table-cell>
          <table:table-cell office:value-type="float" office:value="0.819978">
            <text:p>0.819978</text:p>
          </table:table-cell>
          <table:table-cell office:value-type="float" office:value="-0.57048">
            <text:p>-0.57048</text:p>
          </table:table-cell>
          <table:table-cell office:value-type="string">
            <text:p>Observatorio Los Campitos, Canuelas</text:p>
          </table:table-cell>
        </table:table-row>
        <table:table-row table:style-name="ro2">
          <table:table-cell office:value-type="string">
            <text:p>I37</text:p>
          </table:table-cell>
          <table:table-cell office:value-type="float" office:value="301.35275">
            <text:p>301.35275</text:p>
          </table:table-cell>
          <table:table-cell office:value-type="float" office:value="0.825603">
            <text:p>0.825603</text:p>
          </table:table-cell>
          <table:table-cell office:value-type="float" office:value="-0.56236">
            <text:p>-0.56236</text:p>
          </table:table-cell>
          <table:table-cell office:value-type="string">
            <text:p>Astrodomi Observatory, Santa Rita</text:p>
          </table:table-cell>
        </table:table-row>
        <table:table-row table:style-name="ro2">
          <table:table-cell office:value-type="string">
            <text:p>I38</text:p>
          </table:table-cell>
          <table:table-cell office:value-type="float" office:value="302.02141">
            <text:p>302.02141</text:p>
          </table:table-cell>
          <table:table-cell office:value-type="float" office:value="0.8544">
            <text:p>0.8544</text:p>
          </table:table-cell>
          <table:table-cell office:value-type="float" office:value="-0.51788">
            <text:p>-0.51788</text:p>
          </table:table-cell>
          <table:table-cell office:value-type="string">
            <text:p>Observatorio Los Algarrobos, Salto</text:p>
          </table:table-cell>
        </table:table-row>
        <table:table-row table:style-name="ro2">
          <table:table-cell office:value-type="string">
            <text:p>I39</text:p>
          </table:table-cell>
          <table:table-cell office:value-type="float" office:value="301.42661">
            <text:p>301.42661</text:p>
          </table:table-cell>
          <table:table-cell office:value-type="float" office:value="0.823342">
            <text:p>0.823342</text:p>
          </table:table-cell>
          <table:table-cell office:value-type="float" office:value="-0.56565">
            <text:p>-0.56565</text:p>
          </table:table-cell>
          <table:table-cell office:value-type="string">
            <text:p>Observatorio Cruz del Sur, San Justo</text:p>
          </table:table-cell>
        </table:table-row>
        <table:table-row table:style-name="ro2">
          <table:table-cell office:value-type="string">
            <text:p>I40</text:p>
          </table:table-cell>
          <table:table-cell office:value-type="float" office:value="289.26061">
            <text:p>289.26061</text:p>
          </table:table-cell>
          <table:table-cell office:value-type="float" office:value="0.873472">
            <text:p>0.873472</text:p>
          </table:table-cell>
          <table:table-cell office:value-type="float" office:value="-0.48598">
            <text:p>-0.48598</text:p>
          </table:table-cell>
          <table:table-cell office:value-type="string">
            <text:p>La Silla--TRAPPIST</text:p>
          </table:table-cell>
        </table:table-row>
        <table:table-row table:style-name="ro1">
          <table:table-cell office:value-type="string">
            <text:p>I41</text:p>
          </table:table-cell>
          <table:table-cell office:value-type="float" office:value="243.14022">
            <text:p>243.14022</text:p>
          </table:table-cell>
          <table:table-cell office:value-type="float" office:value="0.836325">
            <text:p>0.836325</text:p>
          </table:table-cell>
          <table:table-cell office:value-type="float" office:value="0.54687">
            <text:p>0.54687</text:p>
          </table:table-cell>
          <table:table-cell office:value-type="string">
            <text:p>Palomar Mountain--PTF</text:p>
          </table:table-cell>
        </table:table-row>
        <table:table-row table:style-name="ro1">
          <table:table-cell office:value-type="string">
            <text:p>I42</text:p>
          </table:table-cell>
          <table:table-cell office:value-type="float" office:value="288.9081">
            <text:p>288.9081</text:p>
          </table:table-cell>
          <table:table-cell office:value-type="float" office:value="0.74895">
            <text:p>0.74895</text:p>
          </table:table-cell>
          <table:table-cell office:value-type="float" office:value="0.66041">
            <text:p>0.66041</text:p>
          </table:table-cell>
          <table:table-cell office:value-type="string">
            <text:p>Westport Observatory</text:p>
          </table:table-cell>
        </table:table-row>
        <table:table-row table:style-name="ro2">
          <table:table-cell office:value-type="string">
            <text:p>I43</text:p>
          </table:table-cell>
          <table:table-cell office:value-type="float" office:value="261.90237">
            <text:p>261.90237</text:p>
          </table:table-cell>
          <table:table-cell office:value-type="float" office:value="0.846901">
            <text:p>0.846901</text:p>
          </table:table-cell>
          <table:table-cell office:value-type="float" office:value="0.53008">
            <text:p>0.53008</text:p>
          </table:table-cell>
          <table:table-cell office:value-type="string">
            <text:p>Tarleton State University Obs., Stephenville</text:p>
          </table:table-cell>
        </table:table-row>
        <table:table-row table:style-name="ro2">
          <table:table-cell office:value-type="string">
            <text:p>I44</text:p>
          </table:table-cell>
          <table:table-cell office:value-type="float" office:value="273.5176">
            <text:p>273.5176</text:p>
          </table:table-cell>
          <table:table-cell office:value-type="float" office:value="0.86201">
            <text:p>0.86201</text:p>
          </table:table-cell>
          <table:table-cell office:value-type="float" office:value="0.50521">
            <text:p>0.50521</text:p>
          </table:table-cell>
          <table:table-cell office:value-type="string">
            <text:p>Northwest Florida State College, Niceville</text:p>
          </table:table-cell>
        </table:table-row>
        <table:table-row table:style-name="ro2">
          <table:table-cell office:value-type="string">
            <text:p>I45</text:p>
          </table:table-cell>
          <table:table-cell office:value-type="float" office:value="301.4281">
            <text:p>301.4281</text:p>
          </table:table-cell>
          <table:table-cell office:value-type="float" office:value="0.82326">
            <text:p>0.82326</text:p>
          </table:table-cell>
          <table:table-cell office:value-type="float" office:value="-0.56577">
            <text:p>-0.56577</text:p>
          </table:table-cell>
          <table:table-cell office:value-type="string">
            <text:p>Observatorio W Crucis, San Justo</text:p>
          </table:table-cell>
        </table:table-row>
        <table:table-row table:style-name="ro2">
          <table:table-cell office:value-type="string">
            <text:p>I46</text:p>
          </table:table-cell>
          <table:table-cell office:value-type="float" office:value="281.6108">
            <text:p>281.6108</text:p>
          </table:table-cell>
          <table:table-cell office:value-type="float" office:value="0.76192">
            <text:p>0.76192</text:p>
          </table:table-cell>
          <table:table-cell office:value-type="float" office:value="0.64558">
            <text:p>0.64558</text:p>
          </table:table-cell>
          <table:table-cell office:value-type="string">
            <text:p>The Cottage Observatory, Altoona</text:p>
          </table:table-cell>
        </table:table-row>
        <table:table-row table:style-name="ro2">
          <table:table-cell office:value-type="string">
            <text:p>I47</text:p>
          </table:table-cell>
          <table:table-cell office:value-type="float" office:value="290.5503">
            <text:p>290.5503</text:p>
          </table:table-cell>
          <table:table-cell office:value-type="float" office:value="0.81526">
            <text:p>0.81526</text:p>
          </table:table-cell>
          <table:table-cell office:value-type="float" office:value="-0.57753">
            <text:p>-0.57753</text:p>
          </table:table-cell>
          <table:table-cell office:value-type="string">
            <text:p>Pierre Auger Observatory, Malargue</text:p>
          </table:table-cell>
        </table:table-row>
        <table:table-row table:style-name="ro2">
          <table:table-cell office:value-type="string">
            <text:p>I48</text:p>
          </table:table-cell>
          <table:table-cell office:value-type="float" office:value="295.6757">
            <text:p>295.6757</text:p>
          </table:table-cell>
          <table:table-cell office:value-type="float" office:value="0.8034">
            <text:p>0.8034</text:p>
          </table:table-cell>
          <table:table-cell office:value-type="float" office:value="-0.59348">
            <text:p>-0.59348</text:p>
          </table:table-cell>
          <table:table-cell office:value-type="string">
            <text:p>Observatorio El Catalejo, Santa Rosa</text:p>
          </table:table-cell>
        </table:table-row>
        <table:table-row table:style-name="ro1">
          <table:table-cell office:value-type="string">
            <text:p>I49</text:p>
          </table:table-cell>
          <table:table-cell office:value-type="float" office:value="253.98617">
            <text:p>253.98617</text:p>
          </table:table-cell>
          <table:table-cell office:value-type="float" office:value="0.813183">
            <text:p>0.813183</text:p>
          </table:table-cell>
          <table:table-cell office:value-type="float" office:value="0.58061">
            <text:p>0.58061</text:p>
          </table:table-cell>
          <table:table-cell office:value-type="string">
            <text:p>Sunflower Observatory, Santa Fe</text:p>
          </table:table-cell>
        </table:table-row>
        <table:table-row table:style-name="ro2">
          <table:table-cell office:value-type="string">
            <text:p>I50</text:p>
          </table:table-cell>
          <table:table-cell office:value-type="float" office:value="254.47142">
            <text:p>254.47142</text:p>
          </table:table-cell>
          <table:table-cell office:value-type="float" office:value="0.840712">
            <text:p>0.840712</text:p>
          </table:table-cell>
          <table:table-cell office:value-type="float" office:value="0.5403">
            <text:p>0.5403</text:p>
          </table:table-cell>
          <table:table-cell office:value-type="string">
            <text:p>P2 Observatory, Mayhill</text:p>
          </table:table-cell>
        </table:table-row>
        <table:table-row table:style-name="ro1">
          <table:table-cell office:value-type="string">
            <text:p>I51</text:p>
          </table:table-cell>
          <table:table-cell office:value-type="float" office:value="283.0547">
            <text:p>283.0547</text:p>
          </table:table-cell>
          <table:table-cell office:value-type="float" office:value="0.78133">
            <text:p>0.78133</text:p>
          </table:table-cell>
          <table:table-cell office:value-type="float" office:value="0.62203">
            <text:p>0.62203</text:p>
          </table:table-cell>
          <table:table-cell office:value-type="string">
            <text:p>Clinton</text:p>
          </table:table-cell>
        </table:table-row>
        <table:table-row table:style-name="ro2">
          <table:table-cell office:value-type="string">
            <text:p>I52</text:p>
          </table:table-cell>
          <table:table-cell office:value-type="float" office:value="249.21108">
            <text:p>249.21108</text:p>
          </table:table-cell>
          <table:table-cell office:value-type="float" office:value="0.845113">
            <text:p>0.845113</text:p>
          </table:table-cell>
          <table:table-cell office:value-type="float" office:value="0.53361">
            <text:p>0.53361</text:p>
          </table:table-cell>
          <table:table-cell office:value-type="string">
            <text:p>Steward Observatory, Mt. Lemmon Station</text:p>
          </table:table-cell>
        </table:table-row>
        <table:table-row table:style-name="ro2">
          <table:table-cell office:value-type="string">
            <text:p>I53</text:p>
          </table:table-cell>
          <table:table-cell office:value-type="float" office:value="356.3783">
            <text:p>356.3783</text:p>
          </table:table-cell>
          <table:table-cell office:value-type="float" office:value="0.79822">
            <text:p>0.79822</text:p>
          </table:table-cell>
          <table:table-cell office:value-type="float" office:value="0.60052">
            <text:p>0.60052</text:p>
          </table:table-cell>
          <table:table-cell office:value-type="string">
            <text:p>Armilla</text:p>
          </table:table-cell>
        </table:table-row>
        <table:table-row table:style-name="ro2">
          <table:table-cell office:value-type="string">
            <text:p>I54</text:p>
          </table:table-cell>
          <table:table-cell office:value-type="float" office:value="353.03081">
            <text:p>353.03081</text:p>
          </table:table-cell>
          <table:table-cell office:value-type="float" office:value="0.779853">
            <text:p>0.779853</text:p>
          </table:table-cell>
          <table:table-cell office:value-type="float" office:value="0.62391">
            <text:p>0.62391</text:p>
          </table:table-cell>
          <table:table-cell office:value-type="string">
            <text:p>Observatorio Las Vaguadas, Badajoz</text:p>
          </table:table-cell>
        </table:table-row>
        <table:table-row table:style-name="ro1">
          <table:table-cell office:value-type="string">
            <text:p>I55</text:p>
          </table:table-cell>
          <table:table-cell office:value-type="float" office:value="359.64214">
            <text:p>359.64214</text:p>
          </table:table-cell>
          <table:table-cell office:value-type="float" office:value="0.772769">
            <text:p>0.772769</text:p>
          </table:table-cell>
          <table:table-cell office:value-type="float" office:value="0.63256">
            <text:p>0.63256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string">
            <text:p>I56</text:p>
          </table:table-cell>
          <table:table-cell office:value-type="float" office:value="357.71066">
            <text:p>357.71066</text:p>
          </table:table-cell>
          <table:table-cell office:value-type="float" office:value="0.801182">
            <text:p>0.801182</text:p>
          </table:table-cell>
          <table:table-cell office:value-type="float" office:value="0.59642">
            <text:p>0.59642</text:p>
          </table:table-cell>
          <table:table-cell office:value-type="string">
            <text:p>Observatorio Astronomico John Beckman, Almeria</text:p>
          </table:table-cell>
        </table:table-row>
        <table:table-row table:style-name="ro2">
          <table:table-cell office:value-type="string">
            <text:p>I57</text:p>
          </table:table-cell>
          <table:table-cell office:value-type="float" office:value="359.3256">
            <text:p>359.3256</text:p>
          </table:table-cell>
          <table:table-cell office:value-type="float" office:value="0.78579">
            <text:p>0.78579</text:p>
          </table:table-cell>
          <table:table-cell office:value-type="float" office:value="0.61646">
            <text:p>0.61646</text:p>
          </table:table-cell>
          <table:table-cell office:value-type="string">
            <text:p>Elche</text:p>
          </table:table-cell>
        </table:table-row>
        <table:table-row table:style-name="ro2">
          <table:table-cell office:value-type="string">
            <text:p>I58</text:p>
          </table:table-cell>
          <table:table-cell office:value-type="float" office:value="359.5374">
            <text:p>359.5374</text:p>
          </table:table-cell>
          <table:table-cell office:value-type="float" office:value="0.77206">
            <text:p>0.77206</text:p>
          </table:table-cell>
          <table:table-cell office:value-type="float" office:value="0.63345">
            <text:p>0.63345</text:p>
          </table:table-cell>
          <table:table-cell office:value-type="string">
            <text:p>Betera</text:p>
          </table:table-cell>
        </table:table-row>
        <table:table-row table:style-name="ro2">
          <table:table-cell office:value-type="string">
            <text:p>I59</text:p>
          </table:table-cell>
          <table:table-cell office:value-type="float" office:value="356.1558">
            <text:p>356.1558</text:p>
          </table:table-cell>
          <table:table-cell office:value-type="float" office:value="0.72754">
            <text:p>0.72754</text:p>
          </table:table-cell>
          <table:table-cell office:value-type="float" office:value="0.68377">
            <text:p>0.68377</text:p>
          </table:table-cell>
          <table:table-cell office:value-type="string">
            <text:p>Observatorio Fuente de los matos, Muriedas</text:p>
          </table:table-cell>
        </table:table-row>
        <table:table-row table:style-name="ro2">
          <table:table-cell office:value-type="string">
            <text:p>I60</text:p>
          </table:table-cell>
          <table:table-cell office:value-type="float" office:value="357.1781">
            <text:p>357.1781</text:p>
          </table:table-cell>
          <table:table-cell office:value-type="float" office:value="0.67397">
            <text:p>0.67397</text:p>
          </table:table-cell>
          <table:table-cell office:value-type="float" office:value="0.7363">
            <text:p>0.7363</text:p>
          </table:table-cell>
          <table:table-cell office:value-type="string">
            <text:p>Guernanderf</text:p>
          </table:table-cell>
        </table:table-row>
        <table:table-row table:style-name="ro2">
          <table:table-cell office:value-type="string">
            <text:p>I61</text:p>
          </table:table-cell>
          <table:table-cell office:value-type="float" office:value="352.1494">
            <text:p>352.1494</text:p>
          </table:table-cell>
          <table:table-cell office:value-type="float" office:value="0.74047">
            <text:p>0.74047</text:p>
          </table:table-cell>
          <table:table-cell office:value-type="float" office:value="0.66989">
            <text:p>0.66989</text:p>
          </table:table-cell>
          <table:table-cell office:value-type="string">
            <text:p>Ourense</text:p>
          </table:table-cell>
        </table:table-row>
        <table:table-row table:style-name="ro2">
          <table:table-cell office:value-type="string">
            <text:p>I62</text:p>
          </table:table-cell>
          <table:table-cell office:value-type="float" office:value="356.42639">
            <text:p>356.42639</text:p>
          </table:table-cell>
          <table:table-cell office:value-type="float" office:value="0.767072">
            <text:p>0.767072</text:p>
          </table:table-cell>
          <table:table-cell office:value-type="float" office:value="0.63956">
            <text:p>0.63956</text:p>
          </table:table-cell>
          <table:table-cell office:value-type="string">
            <text:p>Observatorio Helios Ontigola</text:p>
          </table:table-cell>
        </table:table-row>
        <table:table-row table:style-name="ro2">
          <table:table-cell office:value-type="string">
            <text:p>I63</text:p>
          </table:table-cell>
          <table:table-cell office:value-type="float" office:value="358.833">
            <text:p>358.833</text:p>
          </table:table-cell>
          <table:table-cell office:value-type="float" office:value="0.62944">
            <text:p>0.62944</text:p>
          </table:table-cell>
          <table:table-cell office:value-type="float" office:value="0.77446">
            <text:p>0.77446</text:p>
          </table:table-cell>
          <table:table-cell office:value-type="string">
            <text:p>Cygnus Observatory, New Airesford</text:p>
          </table:table-cell>
        </table:table-row>
        <table:table-row table:style-name="ro1">
          <table:table-cell office:value-type="string">
            <text:p>I64</text:p>
          </table:table-cell>
          <table:table-cell office:value-type="float" office:value="359.29386">
            <text:p>359.29386</text:p>
          </table:table-cell>
          <table:table-cell office:value-type="float" office:value="0.623532">
            <text:p>0.623532</text:p>
          </table:table-cell>
          <table:table-cell office:value-type="float" office:value="0.77918">
            <text:p>0.77918</text:p>
          </table:table-cell>
          <table:table-cell office:value-type="string">
            <text:p>Maidenhead</text:p>
          </table:table-cell>
        </table:table-row>
        <table:table-row table:style-name="ro2">
          <table:table-cell office:value-type="string">
            <text:p>I65</text:p>
          </table:table-cell>
          <table:table-cell office:value-type="float" office:value="355.0796">
            <text:p>355.0796</text:p>
          </table:table-cell>
          <table:table-cell office:value-type="float" office:value="0.80245">
            <text:p>0.80245</text:p>
          </table:table-cell>
          <table:table-cell office:value-type="float" office:value="0.59491">
            <text:p>0.59491</text:p>
          </table:table-cell>
          <table:table-cell office:value-type="string">
            <text:p>Yunquera</text:p>
          </table:table-cell>
        </table:table-row>
        <table:table-row table:style-name="ro1">
          <table:table-cell office:value-type="string">
            <text:p>I66</text:p>
          </table:table-cell>
          <table:table-cell office:value-type="float" office:value="312">
            <text:p>312</text:p>
          </table:table-cell>
          <table:table-cell office:value-type="float" office:value="0.96235">
            <text:p>0.96235</text:p>
          </table:table-cell>
          <table:table-cell office:value-type="float" office:value="-0.27153">
            <text:p>-0.27153</text:p>
          </table:table-cell>
          <table:table-cell office:value-type="string">
            <text:p>Taurus Australis Observatory, Brasilia</text:p>
          </table:table-cell>
        </table:table-row>
        <table:table-row table:style-name="ro2">
          <table:table-cell office:value-type="string">
            <text:p>I67</text:p>
          </table:table-cell>
          <table:table-cell office:value-type="float" office:value="359.08753">
            <text:p>359.08753</text:p>
          </table:table-cell>
          <table:table-cell office:value-type="float" office:value="0.62644">
            <text:p>0.62644</text:p>
          </table:table-cell>
          <table:table-cell office:value-type="float" office:value="0.77687">
            <text:p>0.77687</text:p>
          </table:table-cell>
          <table:table-cell office:value-type="string">
            <text:p>Hartley Wintney</text:p>
          </table:table-cell>
        </table:table-row>
        <table:table-row table:style-name="ro2">
          <table:table-cell office:value-type="string">
            <text:p>I68</text:p>
          </table:table-cell>
          <table:table-cell office:value-type="float" office:value="312.4981">
            <text:p>312.4981</text:p>
          </table:table-cell>
          <table:table-cell office:value-type="float" office:value="0.96931">
            <text:p>0.96931</text:p>
          </table:table-cell>
          <table:table-cell office:value-type="float" office:value="-0.24573">
            <text:p>-0.24573</text:p>
          </table:table-cell>
          <table:table-cell office:value-type="string">
            <text:p>Pousada dos Anoes Observatory</text:p>
          </table:table-cell>
        </table:table-row>
        <table:table-row table:style-name="ro2">
          <table:table-cell office:value-type="string">
            <text:p>I69</text:p>
          </table:table-cell>
          <table:table-cell office:value-type="float" office:value="352.0069">
            <text:p>352.0069</text:p>
          </table:table-cell>
          <table:table-cell office:value-type="float" office:value="0.85232">
            <text:p>0.85232</text:p>
          </table:table-cell>
          <table:table-cell office:value-type="float" office:value="0.5214">
            <text:p>0.5214</text:p>
          </table:table-cell>
          <table:table-cell office:value-type="string">
            <text:p>AGM Observatory, Marrakech</text:p>
          </table:table-cell>
        </table:table-row>
        <table:table-row table:style-name="ro2">
          <table:table-cell office:value-type="string">
            <text:p>I70</text:p>
          </table:table-cell>
          <table:table-cell office:value-type="float" office:value="359.94158">
            <text:p>359.94158</text:p>
          </table:table-cell>
          <table:table-cell office:value-type="float" office:value="0.604128">
            <text:p>0.604128</text:p>
          </table:table-cell>
          <table:table-cell office:value-type="float" office:value="0.79421">
            <text:p>0.79421</text:p>
          </table:table-cell>
          <table:table-cell office:value-type="string">
            <text:p>Gedney House Observatory, Kirton</text:p>
          </table:table-cell>
        </table:table-row>
        <table:table-row table:style-name="ro2">
          <table:table-cell office:value-type="string">
            <text:p>I71</text:p>
          </table:table-cell>
          <table:table-cell office:value-type="float" office:value="353.6698">
            <text:p>353.6698</text:p>
          </table:table-cell>
          <table:table-cell office:value-type="float" office:value="0.7733">
            <text:p>0.7733</text:p>
          </table:table-cell>
          <table:table-cell office:value-type="float" office:value="0.63205">
            <text:p>0.63205</text:p>
          </table:table-cell>
          <table:table-cell office:value-type="string">
            <text:p>Observatorio Los Milanos, Caceres</text:p>
          </table:table-cell>
        </table:table-row>
        <table:table-row table:style-name="ro2">
          <table:table-cell office:value-type="string">
            <text:p>I72</text:p>
          </table:table-cell>
          <table:table-cell office:value-type="float" office:value="355.9849">
            <text:p>355.9849</text:p>
          </table:table-cell>
          <table:table-cell office:value-type="float" office:value="0.75923">
            <text:p>0.75923</text:p>
          </table:table-cell>
          <table:table-cell office:value-type="float" office:value="0.64893">
            <text:p>0.64893</text:p>
          </table:table-cell>
          <table:table-cell office:value-type="string">
            <text:p>Observatorio Carpe-Noctem, Madrid</text:p>
          </table:table-cell>
        </table:table-row>
        <table:table-row table:style-name="ro2">
          <table:table-cell office:value-type="string">
            <text:p>I73</text:p>
          </table:table-cell>
          <table:table-cell office:value-type="float" office:value="359.58711">
            <text:p>359.58711</text:p>
          </table:table-cell>
          <table:table-cell office:value-type="float" office:value="0.670611">
            <text:p>0.670611</text:p>
          </table:table-cell>
          <table:table-cell office:value-type="float" office:value="0.73935">
            <text:p>0.73935</text:p>
          </table:table-cell>
          <table:table-cell office:value-type="string">
            <text:p>Salvia Observatory, Saulges</text:p>
          </table:table-cell>
        </table:table-row>
        <table:table-row table:style-name="ro1">
          <table:table-cell office:value-type="string">
            <text:p>I74</text:p>
          </table:table-cell>
          <table:table-cell office:value-type="float" office:value="358.18739">
            <text:p>358.18739</text:p>
          </table:table-cell>
          <table:table-cell office:value-type="float" office:value="0.629588">
            <text:p>0.629588</text:p>
          </table:table-cell>
          <table:table-cell office:value-type="float" office:value="0.77433">
            <text:p>0.77433</text:p>
          </table:table-cell>
          <table:table-cell office:value-type="string">
            <text:p>Baxter Garden Observatory, Salisbury</text:p>
          </table:table-cell>
        </table:table-row>
        <table:table-row table:style-name="ro2">
          <table:table-cell office:value-type="string">
            <text:p>I75</text:p>
          </table:table-cell>
          <table:table-cell office:value-type="float" office:value="359.965">
            <text:p>359.965</text:p>
          </table:table-cell>
          <table:table-cell office:value-type="float" office:value="0.76735">
            <text:p>0.76735</text:p>
          </table:table-cell>
          <table:table-cell office:value-type="float" office:value="0.6391">
            <text:p>0.6391</text:p>
          </table:table-cell>
          <table:table-cell office:value-type="string">
            <text:p>Observatorio Castellon</text:p>
          </table:table-cell>
        </table:table-row>
        <table:table-row table:style-name="ro2">
          <table:table-cell office:value-type="string">
            <text:p>I76</text:p>
          </table:table-cell>
          <table:table-cell office:value-type="float" office:value="355.93681">
            <text:p>355.93681</text:p>
          </table:table-cell>
          <table:table-cell office:value-type="float" office:value="0.761573">
            <text:p>0.761573</text:p>
          </table:table-cell>
          <table:table-cell office:value-type="float" office:value="0.6461">
            <text:p>0.6461</text:p>
          </table:table-cell>
          <table:table-cell office:value-type="string">
            <text:p>Observatorio Tesla, Valdemorillo</text:p>
          </table:table-cell>
        </table:table-row>
        <table:table-row table:style-name="ro2">
          <table:table-cell office:value-type="string">
            <text:p>I77</text:p>
          </table:table-cell>
          <table:table-cell office:value-type="float" office:value="316.0025">
            <text:p>316.0025</text:p>
          </table:table-cell>
          <table:table-cell office:value-type="float" office:value="0.94119">
            <text:p>0.94119</text:p>
          </table:table-cell>
          <table:table-cell office:value-type="float" office:value="-0.33714">
            <text:p>-0.33714</text:p>
          </table:table-cell>
          <table:table-cell office:value-type="string">
            <text:p>CEAMIG-REA Observatory, Belo Horizonte</text:p>
          </table:table-cell>
        </table:table-row>
        <table:table-row table:style-name="ro2">
          <table:table-cell office:value-type="string">
            <text:p>I78</text:p>
          </table:table-cell>
          <table:table-cell office:value-type="float" office:value="355.5721">
            <text:p>355.5721</text:p>
          </table:table-cell>
          <table:table-cell office:value-type="float" office:value="0.8024">
            <text:p>0.8024</text:p>
          </table:table-cell>
          <table:table-cell office:value-type="float" office:value="0.59481">
            <text:p>0.59481</text:p>
          </table:table-cell>
          <table:table-cell office:value-type="string">
            <text:p>Observatorio Principia, Malaga</text:p>
          </table:table-cell>
        </table:table-row>
        <table:table-row table:style-name="ro2">
          <table:table-cell office:value-type="string">
            <text:p>I79</text:p>
          </table:table-cell>
          <table:table-cell office:value-type="float" office:value="357.6733">
            <text:p>357.6733</text:p>
          </table:table-cell>
          <table:table-cell office:value-type="float" office:value="0.78743">
            <text:p>0.78743</text:p>
          </table:table-cell>
          <table:table-cell office:value-type="float" office:value="0.61474">
            <text:p>0.61474</text:p>
          </table:table-cell>
          <table:table-cell office:value-type="string">
            <text:p>AstroCamp, Nerpio</text:p>
          </table:table-cell>
        </table:table-row>
        <table:table-row table:style-name="ro2">
          <table:table-cell office:value-type="string">
            <text:p>I80</text:p>
          </table:table-cell>
          <table:table-cell office:value-type="float" office:value="358.13328">
            <text:p>358.13328</text:p>
          </table:table-cell>
          <table:table-cell office:value-type="float" office:value="0.590762">
            <text:p>0.590762</text:p>
          </table:table-cell>
          <table:table-cell office:value-type="float" office:value="0.80418">
            <text:p>0.80418</text:p>
          </table:table-cell>
          <table:table-cell office:value-type="string">
            <text:p>Rose Cottage Observatory, Keighley</text:p>
          </table:table-cell>
        </table:table-row>
        <table:table-row table:style-name="ro2">
          <table:table-cell office:value-type="string">
            <text:p>I81</text:p>
          </table:table-cell>
          <table:table-cell office:value-type="float" office:value="356.20111">
            <text:p>356.20111</text:p>
          </table:table-cell>
          <table:table-cell office:value-type="float" office:value="0.53351">
            <text:p>0.53351</text:p>
          </table:table-cell>
          <table:table-cell office:value-type="float" office:value="0.84296">
            <text:p>0.84296</text:p>
          </table:table-cell>
          <table:table-cell office:value-type="string">
            <text:p>Tarbatness Observatory, Portmahomack</text:p>
          </table:table-cell>
        </table:table-row>
        <table:table-row table:style-name="ro2">
          <table:table-cell office:value-type="string">
            <text:p>I82</text:p>
          </table:table-cell>
          <table:table-cell office:value-type="float" office:value="343.5797">
            <text:p>343.5797</text:p>
          </table:table-cell>
          <table:table-cell office:value-type="float" office:value="0.88105">
            <text:p>0.88105</text:p>
          </table:table-cell>
          <table:table-cell office:value-type="float" office:value="0.47156">
            <text:p>0.47156</text:p>
          </table:table-cell>
          <table:table-cell office:value-type="string">
            <text:p>Guimar</text:p>
          </table:table-cell>
        </table:table-row>
        <table:table-row table:style-name="ro2">
          <table:table-cell office:value-type="string">
            <text:p>I83</text:p>
          </table:table-cell>
          <table:table-cell office:value-type="float" office:value="353.19">
            <text:p>353.19</text:p>
          </table:table-cell>
          <table:table-cell office:value-type="float" office:value="0.5963">
            <text:p>0.5963</text:p>
          </table:table-cell>
          <table:table-cell office:value-type="float" office:value="0.80008">
            <text:p>0.80008</text:p>
          </table:table-cell>
          <table:table-cell office:value-type="string">
            <text:p>Cherryvalley Observatory, Rathmolyon</text:p>
          </table:table-cell>
        </table:table-row>
        <table:table-row table:style-name="ro2">
          <table:table-cell office:value-type="string">
            <text:p>I84</text:p>
          </table:table-cell>
          <table:table-cell office:value-type="float" office:value="353.0212">
            <text:p>353.0212</text:p>
          </table:table-cell>
          <table:table-cell office:value-type="float" office:value="0.77967">
            <text:p>0.77967</text:p>
          </table:table-cell>
          <table:table-cell office:value-type="float" office:value="0.62415">
            <text:p>0.62415</text:p>
          </table:table-cell>
          <table:table-cell office:value-type="string">
            <text:p>Cerro del Viento, Badajoz</text:p>
          </table:table-cell>
        </table:table-row>
        <table:table-row table:style-name="ro2">
          <table:table-cell office:value-type="string">
            <text:p>I85</text:p>
          </table:table-cell>
          <table:table-cell office:value-type="float" office:value="357.9848">
            <text:p>357.9848</text:p>
          </table:table-cell>
          <table:table-cell office:value-type="float" office:value="0.80086">
            <text:p>0.80086</text:p>
          </table:table-cell>
          <table:table-cell office:value-type="float" office:value="0.59686">
            <text:p>0.59686</text:p>
          </table:table-cell>
          <table:table-cell office:value-type="string">
            <text:p>Las Negras</text:p>
          </table:table-cell>
        </table:table-row>
        <table:table-row table:style-name="ro2">
          <table:table-cell office:value-type="string">
            <text:p>I86</text:p>
          </table:table-cell>
          <table:table-cell office:value-type="float" office:value="356.2739">
            <text:p>356.2739</text:p>
          </table:table-cell>
          <table:table-cell office:value-type="float" office:value="0.76211">
            <text:p>0.76211</text:p>
          </table:table-cell>
          <table:table-cell office:value-type="float" office:value="0.64543">
            <text:p>0.64543</text:p>
          </table:table-cell>
          <table:table-cell office:value-type="string">
            <text:p>Observatorio UCM, Madrid</text:p>
          </table:table-cell>
        </table:table-row>
        <table:table-row table:style-name="ro2">
          <table:table-cell office:value-type="string">
            <text:p>I87</text:p>
          </table:table-cell>
          <table:table-cell office:value-type="float" office:value="352.9593">
            <text:p>352.9593</text:p>
          </table:table-cell>
          <table:table-cell office:value-type="float" office:value="0.60121">
            <text:p>0.60121</text:p>
          </table:table-cell>
          <table:table-cell office:value-type="float" office:value="0.79643">
            <text:p>0.79643</text:p>
          </table:table-cell>
          <table:table-cell office:value-type="string">
            <text:p>Astroshot Observatory, Monasterevin</text:p>
          </table:table-cell>
        </table:table-row>
        <table:table-row table:style-name="ro2">
          <table:table-cell office:value-type="string">
            <text:p>I88</text:p>
          </table:table-cell>
          <table:table-cell office:value-type="float" office:value="356.0823">
            <text:p>356.0823</text:p>
          </table:table-cell>
          <table:table-cell office:value-type="float" office:value="0.79287">
            <text:p>0.79287</text:p>
          </table:table-cell>
          <table:table-cell office:value-type="float" office:value="0.60753">
            <text:p>0.60753</text:p>
          </table:table-cell>
          <table:table-cell office:value-type="string">
            <text:p>Fuensanta de Martos</text:p>
          </table:table-cell>
        </table:table-row>
        <table:table-row table:style-name="ro2">
          <table:table-cell office:value-type="string">
            <text:p>I89</text:p>
          </table:table-cell>
          <table:table-cell office:value-type="float" office:value="357.6739">
            <text:p>357.6739</text:p>
          </table:table-cell>
          <table:table-cell office:value-type="float" office:value="0.78744">
            <text:p>0.78744</text:p>
          </table:table-cell>
          <table:table-cell office:value-type="float" office:value="0.61474">
            <text:p>0.61474</text:p>
          </table:table-cell>
          <table:table-cell office:value-type="string">
            <text:p>iTelescope Observatory, Nerpio</text:p>
          </table:table-cell>
        </table:table-row>
        <table:table-row table:style-name="ro2">
          <table:table-cell office:value-type="string">
            <text:p>I90</text:p>
          </table:table-cell>
          <table:table-cell office:value-type="float" office:value="351.5976">
            <text:p>351.5976</text:p>
          </table:table-cell>
          <table:table-cell office:value-type="float" office:value="0.618315">
            <text:p>0.618315</text:p>
          </table:table-cell>
          <table:table-cell office:value-type="float" office:value="0.78329">
            <text:p>0.78329</text:p>
          </table:table-cell>
          <table:table-cell office:value-type="string">
            <text:p>Blackrock Castle Observatory</text:p>
          </table:table-cell>
        </table:table-row>
        <table:table-row table:style-name="ro2">
          <table:table-cell office:value-type="string">
            <text:p>I91</text:p>
          </table:table-cell>
          <table:table-cell office:value-type="float" office:value="357.6925">
            <text:p>357.6925</text:p>
          </table:table-cell>
          <table:table-cell office:value-type="float" office:value="0.801192">
            <text:p>0.801192</text:p>
          </table:table-cell>
          <table:table-cell office:value-type="float" office:value="0.5964">
            <text:p>0.5964</text:p>
          </table:table-cell>
          <table:table-cell office:value-type="string">
            <text:p>Retamar</text:p>
          </table:table-cell>
        </table:table-row>
        <table:table-row table:style-name="ro2">
          <table:table-cell office:value-type="string">
            <text:p>I92</text:p>
          </table:table-cell>
          <table:table-cell office:value-type="float" office:value="353.95289">
            <text:p>353.95289</text:p>
          </table:table-cell>
          <table:table-cell office:value-type="float" office:value="0.795987">
            <text:p>0.795987</text:p>
          </table:table-cell>
          <table:table-cell office:value-type="float" office:value="0.60331">
            <text:p>0.60331</text:p>
          </table:table-cell>
          <table:table-cell office:value-type="string">
            <text:p>Astreo Observatory, Mairena del Aljarafe</text:p>
          </table:table-cell>
        </table:table-row>
        <table:table-row table:style-name="ro2">
          <table:table-cell office:value-type="string">
            <text:p>I93</text:p>
          </table:table-cell>
          <table:table-cell office:value-type="float" office:value="359.797">
            <text:p>359.797</text:p>
          </table:table-cell>
          <table:table-cell office:value-type="float" office:value="0.713711">
            <text:p>0.713711</text:p>
          </table:table-cell>
          <table:table-cell office:value-type="float" office:value="0.69809">
            <text:p>0.69809</text:p>
          </table:table-cell>
          <table:table-cell office:value-type="string">
            <text:p>St Pardon de Conques</text:p>
          </table:table-cell>
        </table:table-row>
        <table:table-row table:style-name="ro2">
          <table:table-cell office:value-type="string">
            <text:p>I94</text:p>
          </table:table-cell>
          <table:table-cell office:value-type="float" office:value="356.1367">
            <text:p>356.1367</text:p>
          </table:table-cell>
          <table:table-cell office:value-type="float" office:value="0.76162">
            <text:p>0.76162</text:p>
          </table:table-cell>
          <table:table-cell office:value-type="float" office:value="0.64603">
            <text:p>0.64603</text:p>
          </table:table-cell>
          <table:table-cell office:value-type="string">
            <text:p>Observatorio Rho Ophiocus, Las Rozas de Madrid</text:p>
          </table:table-cell>
        </table:table-row>
        <table:table-row table:style-name="ro2">
          <table:table-cell office:value-type="string">
            <text:p>I95</text:p>
          </table:table-cell>
          <table:table-cell office:value-type="float" office:value="356.81394">
            <text:p>356.81394</text:p>
          </table:table-cell>
          <table:table-cell office:value-type="float" office:value="0.771993">
            <text:p>0.771993</text:p>
          </table:table-cell>
          <table:table-cell office:value-type="float" office:value="0.63366">
            <text:p>0.63366</text:p>
          </table:table-cell>
          <table:table-cell office:value-type="string">
            <text:p>Observatorio de la Hita</text:p>
          </table:table-cell>
        </table:table-row>
        <table:table-row table:style-name="ro2">
          <table:table-cell office:value-type="string">
            <text:p>I96</text:p>
          </table:table-cell>
          <table:table-cell office:value-type="float" office:value="356.50384">
            <text:p>356.50384</text:p>
          </table:table-cell>
          <table:table-cell office:value-type="float" office:value="0.758233">
            <text:p>0.758233</text:p>
          </table:table-cell>
          <table:table-cell office:value-type="float" office:value="0.64996">
            <text:p>0.64996</text:p>
          </table:table-cell>
          <table:table-cell office:value-type="string">
            <text:p>Hyperion Observatory, Urbanizacion Caraquiz</text:p>
          </table:table-cell>
        </table:table-row>
        <table:table-row table:style-name="ro2">
          <table:table-cell office:value-type="string">
            <text:p>I97</text:p>
          </table:table-cell>
          <table:table-cell office:value-type="float" office:value="359.50178">
            <text:p>359.50178</text:p>
          </table:table-cell>
          <table:table-cell office:value-type="float" office:value="0.621889">
            <text:p>0.621889</text:p>
          </table:table-cell>
          <table:table-cell office:value-type="float" office:value="0.78049">
            <text:p>0.78049</text:p>
          </table:table-cell>
          <table:table-cell office:value-type="string">
            <text:p>Penn Heights Observatory, Rickmansworth</text:p>
          </table:table-cell>
        </table:table-row>
        <table:table-row table:style-name="ro2">
          <table:table-cell office:value-type="string">
            <text:p>I98</text:p>
          </table:table-cell>
          <table:table-cell office:value-type="float" office:value="356.41339">
            <text:p>356.41339</text:p>
          </table:table-cell>
          <table:table-cell office:value-type="float" office:value="0.757256">
            <text:p>0.757256</text:p>
          </table:table-cell>
          <table:table-cell office:value-type="float" office:value="0.65118">
            <text:p>0.65118</text:p>
          </table:table-cell>
          <table:table-cell office:value-type="string">
            <text:p>El Berrueco</text:p>
          </table:table-cell>
        </table:table-row>
        <table:table-row table:style-name="ro2">
          <table:table-cell office:value-type="string">
            <text:p>I99</text:p>
          </table:table-cell>
          <table:table-cell office:value-type="float" office:value="356.46043">
            <text:p>356.46043</text:p>
          </table:table-cell>
          <table:table-cell office:value-type="float" office:value="0.763221">
            <text:p>0.763221</text:p>
          </table:table-cell>
          <table:table-cell office:value-type="float" office:value="0.64412">
            <text:p>0.64412</text:p>
          </table:table-cell>
          <table:table-cell office:value-type="string">
            <text:p>Observatorio Blanquita, Vaciamadrid</text:p>
          </table:table-cell>
        </table:table-row>
        <table:table-row table:style-name="ro2">
          <table:table-cell office:value-type="string">
            <text:p>J00</text:p>
          </table:table-cell>
          <table:table-cell office:value-type="float" office:value="359.5056">
            <text:p>359.5056</text:p>
          </table:table-cell>
          <table:table-cell office:value-type="float" office:value="0.7688">
            <text:p>0.7688</text:p>
          </table:table-cell>
          <table:table-cell office:value-type="float" office:value="0.63744">
            <text:p>0.63744</text:p>
          </table:table-cell>
          <table:table-cell office:value-type="string">
            <text:p>Segorbe</text:p>
          </table:table-cell>
        </table:table-row>
        <table:table-row table:style-name="ro2">
          <table:table-cell office:value-type="string">
            <text:p>J01</text:p>
          </table:table-cell>
          <table:table-cell office:value-type="float" office:value="354.2845">
            <text:p>354.2845</text:p>
          </table:table-cell>
          <table:table-cell office:value-type="float" office:value="0.739938">
            <text:p>0.739938</text:p>
          </table:table-cell>
          <table:table-cell office:value-type="float" office:value="0.6706">
            <text:p>0.6706</text:p>
          </table:table-cell>
          <table:table-cell office:value-type="string">
            <text:p>Observatorio Cielo Profundo, Oviedo</text:p>
          </table:table-cell>
        </table:table-row>
        <table:table-row table:style-name="ro2">
          <table:table-cell office:value-type="string">
            <text:p>J02</text:p>
          </table:table-cell>
          <table:table-cell office:value-type="float" office:value="359.555">
            <text:p>359.555</text:p>
          </table:table-cell>
          <table:table-cell office:value-type="float" office:value="0.78391">
            <text:p>0.78391</text:p>
          </table:table-cell>
          <table:table-cell office:value-type="float" office:value="0.61884">
            <text:p>0.61884</text:p>
          </table:table-cell>
          <table:table-cell office:value-type="string">
            <text:p>Busot</text:p>
          </table:table-cell>
        </table:table-row>
        <table:table-row table:style-name="ro2">
          <table:table-cell office:value-type="string">
            <text:p>J03</text:p>
          </table:table-cell>
          <table:table-cell office:value-type="float" office:value="355.1325">
            <text:p>355.1325</text:p>
          </table:table-cell>
          <table:table-cell office:value-type="float" office:value="0.638787">
            <text:p>0.638787</text:p>
          </table:table-cell>
          <table:table-cell office:value-type="float" office:value="0.76683">
            <text:p>0.76683</text:p>
          </table:table-cell>
          <table:table-cell office:value-type="string">
            <text:p>Gothers Observatory, St. Dennis</text:p>
          </table:table-cell>
        </table:table-row>
        <table:table-row table:style-name="ro2">
          <table:table-cell office:value-type="string">
            <text:p>J04</text:p>
          </table:table-cell>
          <table:table-cell office:value-type="float" office:value="343.48817">
            <text:p>343.48817</text:p>
          </table:table-cell>
          <table:table-cell office:value-type="float" office:value="0.881463">
            <text:p>0.881463</text:p>
          </table:table-cell>
          <table:table-cell office:value-type="float" office:value="0.47146">
            <text:p>0.47146</text:p>
          </table:table-cell>
          <table:table-cell office:value-type="string">
            <text:p>ESA Optical Ground Station, Tenerife</text:p>
          </table:table-cell>
        </table:table-row>
        <table:table-row table:style-name="ro2">
          <table:table-cell office:value-type="string">
            <text:p>J05</text:p>
          </table:table-cell>
          <table:table-cell office:value-type="float" office:value="355.29639">
            <text:p>355.29639</text:p>
          </table:table-cell>
          <table:table-cell office:value-type="float" office:value="0.749617">
            <text:p>0.749617</text:p>
          </table:table-cell>
          <table:table-cell office:value-type="float" office:value="0.65982">
            <text:p>0.65982</text:p>
          </table:table-cell>
          <table:table-cell office:value-type="string">
            <text:p>Bootes Observatory, Boecillo</text:p>
          </table:table-cell>
        </table:table-row>
        <table:table-row table:style-name="ro1">
          <table:table-cell office:value-type="string">
            <text:p>J06</text:p>
          </table:table-cell>
          <table:table-cell office:value-type="float" office:value="358.81247">
            <text:p>358.81247</text:p>
          </table:table-cell>
          <table:table-cell office:value-type="float" office:value="0.604374">
            <text:p>0.604374</text:p>
          </table:table-cell>
          <table:table-cell office:value-type="float" office:value="0.79403">
            <text:p>0.79403</text:p>
          </table:table-cell>
          <table:table-cell office:value-type="string">
            <text:p>Trent Astronomical Observatory, Clifton</text:p>
          </table:table-cell>
        </table:table-row>
        <table:table-row table:style-name="ro2">
          <table:table-cell office:value-type="string">
            <text:p>J07</text:p>
          </table:table-cell>
          <table:table-cell office:value-type="float" office:value="353.89543">
            <text:p>353.89543</text:p>
          </table:table-cell>
          <table:table-cell office:value-type="float" office:value="0.767881">
            <text:p>0.767881</text:p>
          </table:table-cell>
          <table:table-cell office:value-type="float" office:value="0.63854">
            <text:p>0.63854</text:p>
          </table:table-cell>
          <table:table-cell office:value-type="string">
            <text:p>Observatorio SPAG Monfrague, Palazuelo-Empalme</text:p>
          </table:table-cell>
        </table:table-row>
        <table:table-row table:style-name="ro2">
          <table:table-cell office:value-type="string">
            <text:p>J08</text:p>
          </table:table-cell>
          <table:table-cell office:value-type="float" office:value="359.6549">
            <text:p>359.6549</text:p>
          </table:table-cell>
          <table:table-cell office:value-type="float" office:value="0.77127">
            <text:p>0.77127</text:p>
          </table:table-cell>
          <table:table-cell office:value-type="float" office:value="0.63439">
            <text:p>0.63439</text:p>
          </table:table-cell>
          <table:table-cell office:value-type="string">
            <text:p>Observatorio Zonalunar, Puzol</text:p>
          </table:table-cell>
        </table:table-row>
        <table:table-row table:style-name="ro2">
          <table:table-cell office:value-type="string">
            <text:p>J09</text:p>
          </table:table-cell>
          <table:table-cell office:value-type="float" office:value="353.7917">
            <text:p>353.7917</text:p>
          </table:table-cell>
          <table:table-cell office:value-type="float" office:value="0.5945">
            <text:p>0.5945</text:p>
          </table:table-cell>
          <table:table-cell office:value-type="float" office:value="0.80141">
            <text:p>0.80141</text:p>
          </table:table-cell>
          <table:table-cell office:value-type="string">
            <text:p>Balbriggan</text:p>
          </table:table-cell>
        </table:table-row>
        <table:table-row table:style-name="ro2">
          <table:table-cell office:value-type="string">
            <text:p>J10</text:p>
          </table:table-cell>
          <table:table-cell office:value-type="float" office:value="359.59839">
            <text:p>359.59839</text:p>
          </table:table-cell>
          <table:table-cell office:value-type="float" office:value="0.784437">
            <text:p>0.784437</text:p>
          </table:table-cell>
          <table:table-cell office:value-type="float" office:value="0.61815">
            <text:p>0.61815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string">
            <text:p>J11</text:p>
          </table:table-cell>
          <table:table-cell office:value-type="float" office:value="351.31769">
            <text:p>351.31769</text:p>
          </table:table-cell>
          <table:table-cell office:value-type="float" office:value="0.746984">
            <text:p>0.746984</text:p>
          </table:table-cell>
          <table:table-cell office:value-type="float" office:value="0.66261">
            <text:p>0.66261</text:p>
          </table:table-cell>
          <table:table-cell office:value-type="string">
            <text:p>Matosinhos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float" office:value="356.51061">
            <text:p>356.51061</text:p>
          </table:table-cell>
          <table:table-cell office:value-type="float" office:value="0.758248">
            <text:p>0.758248</text:p>
          </table:table-cell>
          <table:table-cell office:value-type="float" office:value="0.64994">
            <text:p>0.64994</text:p>
          </table:table-cell>
          <table:table-cell office:value-type="string">
            <text:p>Caraquiz</text:p>
          </table:table-cell>
        </table:table-row>
        <table:table-row table:style-name="ro2">
          <table:table-cell office:value-type="string">
            <text:p>J13</text:p>
          </table:table-cell>
          <table:table-cell office:value-type="float" office:value="342.1208">
            <text:p>342.1208</text:p>
          </table:table-cell>
          <table:table-cell office:value-type="float" office:value="0.87763">
            <text:p>0.87763</text:p>
          </table:table-cell>
          <table:table-cell office:value-type="float" office:value="0.47851">
            <text:p>0.47851</text:p>
          </table:table-cell>
          <table:table-cell office:value-type="string">
            <text:p>La Palma-Liverpool Telescope</text:p>
          </table:table-cell>
        </table:table-row>
        <table:table-row table:style-name="ro2">
          <table:table-cell office:value-type="string">
            <text:p>J14</text:p>
          </table:table-cell>
          <table:table-cell office:value-type="float" office:value="345.99281">
            <text:p>345.99281</text:p>
          </table:table-cell>
          <table:table-cell office:value-type="float" office:value="0.880303">
            <text:p>0.880303</text:p>
          </table:table-cell>
          <table:table-cell office:value-type="float" office:value="0.47289">
            <text:p>0.47289</text:p>
          </table:table-cell>
          <table:table-cell office:value-type="string">
            <text:p>La Corte</text:p>
          </table:table-cell>
        </table:table-row>
        <table:table-row table:style-name="ro2">
          <table:table-cell office:value-type="string">
            <text:p>J15</text:p>
          </table:table-cell>
          <table:table-cell office:value-type="float" office:value="352.83061">
            <text:p>352.83061</text:p>
          </table:table-cell>
          <table:table-cell office:value-type="float" office:value="0.75542">
            <text:p>0.75542</text:p>
          </table:table-cell>
          <table:table-cell office:value-type="float" office:value="0.65312">
            <text:p>0.65312</text:p>
          </table:table-cell>
          <table:table-cell office:value-type="string">
            <text:p>Muxagata</text:p>
          </table:table-cell>
        </table:table-row>
        <table:table-row table:style-name="ro2">
          <table:table-cell office:value-type="string">
            <text:p>J16</text:p>
          </table:table-cell>
          <table:table-cell office:value-type="float" office:value="354.20356">
            <text:p>354.20356</text:p>
          </table:table-cell>
          <table:table-cell office:value-type="float" office:value="0.584292">
            <text:p>0.584292</text:p>
          </table:table-cell>
          <table:table-cell office:value-type="float" office:value="0.80882">
            <text:p>0.80882</text:p>
          </table:table-cell>
          <table:table-cell office:value-type="string">
            <text:p>An Carraig Observatory, Loughinisland</text:p>
          </table:table-cell>
        </table:table-row>
        <table:table-row table:style-name="ro2">
          <table:table-cell office:value-type="string">
            <text:p>J17</text:p>
          </table:table-cell>
          <table:table-cell office:value-type="float" office:value="357.20313">
            <text:p>357.20313</text:p>
          </table:table-cell>
          <table:table-cell office:value-type="float" office:value="0.609723">
            <text:p>0.609723</text:p>
          </table:table-cell>
          <table:table-cell office:value-type="float" office:value="0.79001">
            <text:p>0.79001</text:p>
          </table:table-cell>
          <table:table-cell office:value-type="string">
            <text:p>Ragdon</text:p>
          </table:table-cell>
        </table:table-row>
        <table:table-row table:style-name="ro1">
          <table:table-cell office:value-type="string">
            <text:p>J18</text:p>
          </table:table-cell>
          <table:table-cell office:value-type="float" office:value="356.906">
            <text:p>356.906</text:p>
          </table:table-cell>
          <table:table-cell office:value-type="float" office:value="0.60992">
            <text:p>0.60992</text:p>
          </table:table-cell>
          <table:table-cell office:value-type="float" office:value="0.78984">
            <text:p>0.78984</text:p>
          </table:table-cell>
          <table:table-cell office:value-type="string">
            <text:p>Dingle Observatory, Montgomery</text:p>
          </table:table-cell>
        </table:table-row>
        <table:table-row table:style-name="ro2">
          <table:table-cell office:value-type="string">
            <text:p>J19</text:p>
          </table:table-cell>
          <table:table-cell office:value-type="float" office:value="359.83036">
            <text:p>359.83036</text:p>
          </table:table-cell>
          <table:table-cell office:value-type="float" office:value="0.764671">
            <text:p>0.764671</text:p>
          </table:table-cell>
          <table:table-cell office:value-type="float" office:value="0.64235">
            <text:p>0.64235</text:p>
          </table:table-cell>
          <table:table-cell office:value-type="string">
            <text:p>El Maestrat</text:p>
          </table:table-cell>
        </table:table-row>
        <table:table-row table:style-name="ro2">
          <table:table-cell office:value-type="string">
            <text:p>J20</text:p>
          </table:table-cell>
          <table:table-cell office:value-type="float" office:value="356.21926">
            <text:p>356.21926</text:p>
          </table:table-cell>
          <table:table-cell office:value-type="float" office:value="0.762019">
            <text:p>0.762019</text:p>
          </table:table-cell>
          <table:table-cell office:value-type="float" office:value="0.64554">
            <text:p>0.64554</text:p>
          </table:table-cell>
          <table:table-cell office:value-type="string">
            <text:p>Aravaca</text:p>
          </table:table-cell>
        </table:table-row>
        <table:table-row table:style-name="ro2">
          <table:table-cell office:value-type="string">
            <text:p>J21</text:p>
          </table:table-cell>
          <table:table-cell office:value-type="float" office:value="356.08003">
            <text:p>356.08003</text:p>
          </table:table-cell>
          <table:table-cell office:value-type="float" office:value="0.759065">
            <text:p>0.759065</text:p>
          </table:table-cell>
          <table:table-cell office:value-type="float" office:value="0.64906">
            <text:p>0.64906</text:p>
          </table:table-cell>
          <table:table-cell office:value-type="string">
            <text:p>El Boalo</text:p>
          </table:table-cell>
        </table:table-row>
        <table:table-row table:style-name="ro2">
          <table:table-cell office:value-type="string">
            <text:p>J22</text:p>
          </table:table-cell>
          <table:table-cell office:value-type="float" office:value="342.13235">
            <text:p>342.13235</text:p>
          </table:table-cell>
          <table:table-cell office:value-type="float" office:value="0.878415">
            <text:p>0.878415</text:p>
          </table:table-cell>
          <table:table-cell office:value-type="float" office:value="0.47654">
            <text:p>0.47654</text:p>
          </table:table-cell>
          <table:table-cell office:value-type="string">
            <text:p>Tacande Observatory, La Palma</text:p>
          </table:table-cell>
        </table:table-row>
        <table:table-row table:style-name="ro2">
          <table:table-cell office:value-type="string">
            <text:p>J23</text:p>
          </table:table-cell>
          <table:table-cell office:value-type="float" office:value="358.49361">
            <text:p>358.49361</text:p>
          </table:table-cell>
          <table:table-cell office:value-type="float" office:value="0.671765">
            <text:p>0.671765</text:p>
          </table:table-cell>
          <table:table-cell office:value-type="float" office:value="0.7383">
            <text:p>0.7383</text:p>
          </table:table-cell>
          <table:table-cell office:value-type="string">
            <text:p>Centre Astronomique de La Couyere</text:p>
          </table:table-cell>
        </table:table-row>
        <table:table-row table:style-name="ro2">
          <table:table-cell office:value-type="string">
            <text:p>J24</text:p>
          </table:table-cell>
          <table:table-cell office:value-type="float" office:value="343.55719">
            <text:p>343.55719</text:p>
          </table:table-cell>
          <table:table-cell office:value-type="float" office:value="0.881661">
            <text:p>0.881661</text:p>
          </table:table-cell>
          <table:table-cell office:value-type="float" office:value="0.47049">
            <text:p>0.47049</text:p>
          </table:table-cell>
          <table:table-cell office:value-type="string">
            <text:p>Observatorio Altamira</text:p>
          </table:table-cell>
        </table:table-row>
        <table:table-row table:style-name="ro2">
          <table:table-cell office:value-type="string">
            <text:p>J25</text:p>
          </table:table-cell>
          <table:table-cell office:value-type="float" office:value="354.48883">
            <text:p>354.48883</text:p>
          </table:table-cell>
          <table:table-cell office:value-type="float" office:value="0.728241">
            <text:p>0.728241</text:p>
          </table:table-cell>
          <table:table-cell office:value-type="float" office:value="0.68307">
            <text:p>0.68307</text:p>
          </table:table-cell>
          <table:table-cell office:value-type="string">
            <text:p>Penamayor Observatory, Nava</text:p>
          </table:table-cell>
        </table:table-row>
        <table:table-row table:style-name="ro2">
          <table:table-cell office:value-type="string">
            <text:p>J26</text:p>
          </table:table-cell>
          <table:table-cell office:value-type="float" office:value="356.98119">
            <text:p>356.98119</text:p>
          </table:table-cell>
          <table:table-cell office:value-type="float" office:value="0.612507">
            <text:p>0.612507</text:p>
          </table:table-cell>
          <table:table-cell office:value-type="float" office:value="0.78789">
            <text:p>0.78789</text:p>
          </table:table-cell>
          <table:table-cell office:value-type="string">
            <text:p>The Spaceguard Centre, Knighton</text:p>
          </table:table-cell>
        </table:table-row>
        <table:table-row table:style-name="ro2">
          <table:table-cell office:value-type="string">
            <text:p>J27</text:p>
          </table:table-cell>
          <table:table-cell office:value-type="float" office:value="355.96899">
            <text:p>355.96899</text:p>
          </table:table-cell>
          <table:table-cell office:value-type="float" office:value="0.760373">
            <text:p>0.760373</text:p>
          </table:table-cell>
          <table:table-cell office:value-type="float" office:value="0.64752">
            <text:p>0.64752</text:p>
          </table:table-cell>
          <table:table-cell office:value-type="string">
            <text:p>El Guijo Observatory</text:p>
          </table:table-cell>
        </table:table-row>
        <table:table-row table:style-name="ro2">
          <table:table-cell office:value-type="string">
            <text:p>J28</text:p>
          </table:table-cell>
          <table:table-cell office:value-type="float" office:value="356.21381">
            <text:p>356.21381</text:p>
          </table:table-cell>
          <table:table-cell office:value-type="float" office:value="0.791408">
            <text:p>0.791408</text:p>
          </table:table-cell>
          <table:table-cell office:value-type="float" office:value="0.60936">
            <text:p>0.60936</text:p>
          </table:table-cell>
          <table:table-cell office:value-type="string">
            <text:p>Jaen</text:p>
          </table:table-cell>
        </table:table-row>
        <table:table-row table:style-name="ro2">
          <table:table-cell office:value-type="string">
            <text:p>J29</text:p>
          </table:table-cell>
          <table:table-cell office:value-type="float" office:value="346.34213">
            <text:p>346.34213</text:p>
          </table:table-cell>
          <table:table-cell office:value-type="float" office:value="0.875695">
            <text:p>0.875695</text:p>
          </table:table-cell>
          <table:table-cell office:value-type="float" office:value="0.48131">
            <text:p>0.48131</text:p>
          </table:table-cell>
          <table:table-cell office:value-type="string">
            <text:p>Observatorio Nira, Tias</text:p>
          </table:table-cell>
        </table:table-row>
        <table:table-row table:style-name="ro2">
          <table:table-cell office:value-type="string">
            <text:p>J30</text:p>
          </table:table-cell>
          <table:table-cell office:value-type="float" office:value="356.293">
            <text:p>356.293</text:p>
          </table:table-cell>
          <table:table-cell office:value-type="float" office:value="0.761925">
            <text:p>0.761925</text:p>
          </table:table-cell>
          <table:table-cell office:value-type="float" office:value="0.64566">
            <text:p>0.64566</text:p>
          </table:table-cell>
          <table:table-cell office:value-type="string">
            <text:p>Observatorio Ventilla, Madrid</text:p>
          </table:table-cell>
        </table:table-row>
        <table:table-row table:style-name="ro2">
          <table:table-cell office:value-type="string">
            <text:p>J31</text:p>
          </table:table-cell>
          <table:table-cell office:value-type="float" office:value="355.77411">
            <text:p>355.77411</text:p>
          </table:table-cell>
          <table:table-cell office:value-type="float" office:value="0.802445">
            <text:p>0.802445</text:p>
          </table:table-cell>
          <table:table-cell office:value-type="float" office:value="0.59475">
            <text:p>0.59475</text:p>
          </table:table-cell>
          <table:table-cell office:value-type="string">
            <text:p>La Axarquia</text:p>
          </table:table-cell>
        </table:table-row>
        <table:table-row table:style-name="ro2">
          <table:table-cell office:value-type="string">
            <text:p>J32</text:p>
          </table:table-cell>
          <table:table-cell office:value-type="float" office:value="352.97769">
            <text:p>352.97769</text:p>
          </table:table-cell>
          <table:table-cell office:value-type="float" office:value="0.796769">
            <text:p>0.796769</text:p>
          </table:table-cell>
          <table:table-cell office:value-type="float" office:value="0.60226">
            <text:p>0.60226</text:p>
          </table:table-cell>
          <table:table-cell office:value-type="string">
            <text:p>Aljaraque</text:p>
          </table:table-cell>
        </table:table-row>
        <table:table-row table:style-name="ro2">
          <table:table-cell office:value-type="string">
            <text:p>J33</text:p>
          </table:table-cell>
          <table:table-cell office:value-type="float" office:value="359.906">
            <text:p>359.906</text:p>
          </table:table-cell>
          <table:table-cell office:value-type="float" office:value="0.62004">
            <text:p>0.62004</text:p>
          </table:table-cell>
          <table:table-cell office:value-type="float" office:value="0.78195">
            <text:p>0.78195</text:p>
          </table:table-cell>
          <table:table-cell office:value-type="string">
            <text:p>University of Hertfordshire Obs., Bayfordbury</text:p>
          </table:table-cell>
        </table:table-row>
        <table:table-row table:style-name="ro2">
          <table:table-cell office:value-type="string">
            <text:p>J34</text:p>
          </table:table-cell>
          <table:table-cell office:value-type="float" office:value="355.22711">
            <text:p>355.22711</text:p>
          </table:table-cell>
          <table:table-cell office:value-type="float" office:value="0.748695">
            <text:p>0.748695</text:p>
          </table:table-cell>
          <table:table-cell office:value-type="float" office:value="0.66085">
            <text:p>0.66085</text:p>
          </table:table-cell>
          <table:table-cell office:value-type="string">
            <text:p>La Fecha</text:p>
          </table:table-cell>
        </table:table-row>
        <table:table-row table:style-name="ro2">
          <table:table-cell office:value-type="string">
            <text:p>J35</text:p>
          </table:table-cell>
          <table:table-cell office:value-type="float" office:value="356.02911">
            <text:p>356.02911</text:p>
          </table:table-cell>
          <table:table-cell office:value-type="float" office:value="0.792167">
            <text:p>0.792167</text:p>
          </table:table-cell>
          <table:table-cell office:value-type="float" office:value="0.60843">
            <text:p>0.60843</text:p>
          </table:table-cell>
          <table:table-cell office:value-type="string">
            <text:p>Tucci Observatory, Martos</text:p>
          </table:table-cell>
        </table:table-row>
        <table:table-row table:style-name="ro2">
          <table:table-cell office:value-type="string">
            <text:p>J36</text:p>
          </table:table-cell>
          <table:table-cell office:value-type="float" office:value="356.94519">
            <text:p>356.94519</text:p>
          </table:table-cell>
          <table:table-cell office:value-type="float" office:value="0.765179">
            <text:p>0.765179</text:p>
          </table:table-cell>
          <table:table-cell office:value-type="float" office:value="0.64165">
            <text:p>0.64165</text:p>
          </table:table-cell>
          <table:table-cell office:value-type="string">
            <text:p>Observatorio DiezALaOnce, Illana</text:p>
          </table:table-cell>
        </table:table-row>
        <table:table-row table:style-name="ro2">
          <table:table-cell office:value-type="string">
            <text:p>J37</text:p>
          </table:table-cell>
          <table:table-cell office:value-type="float" office:value="353.06469">
            <text:p>353.06469</text:p>
          </table:table-cell>
          <table:table-cell office:value-type="float" office:value="0.796893">
            <text:p>0.796893</text:p>
          </table:table-cell>
          <table:table-cell office:value-type="float" office:value="0.6021">
            <text:p>0.6021</text:p>
          </table:table-cell>
          <table:table-cell office:value-type="string">
            <text:p>Huelva</text:p>
          </table:table-cell>
        </table:table-row>
        <table:table-row table:style-name="ro2">
          <table:table-cell office:value-type="string">
            <text:p>J38</text:p>
          </table:table-cell>
          <table:table-cell office:value-type="float" office:value="353.6089">
            <text:p>353.6089</text:p>
          </table:table-cell>
          <table:table-cell office:value-type="float" office:value="0.726876">
            <text:p>0.726876</text:p>
          </table:table-cell>
          <table:table-cell office:value-type="float" office:value="0.6845">
            <text:p>0.6845</text:p>
          </table:table-cell>
          <table:table-cell office:value-type="string">
            <text:p>Observatorio La Vara, Valdes</text:p>
          </table:table-cell>
        </table:table-row>
        <table:table-row table:style-name="ro2">
          <table:table-cell office:value-type="string">
            <text:p>J39</text:p>
          </table:table-cell>
          <table:table-cell office:value-type="float" office:value="344.5636">
            <text:p>344.5636</text:p>
          </table:table-cell>
          <table:table-cell office:value-type="float" office:value="0.88429">
            <text:p>0.88429</text:p>
          </table:table-cell>
          <table:table-cell office:value-type="float" office:value="0.46547">
            <text:p>0.46547</text:p>
          </table:table-cell>
          <table:table-cell office:value-type="string">
            <text:p>Ingenio</text:p>
          </table:table-cell>
        </table:table-row>
        <table:table-row table:style-name="ro2">
          <table:table-cell office:value-type="string">
            <text:p>J40</text:p>
          </table:table-cell>
          <table:table-cell office:value-type="float" office:value="355.55847">
            <text:p>355.55847</text:p>
          </table:table-cell>
          <table:table-cell office:value-type="float" office:value="0.802546">
            <text:p>0.802546</text:p>
          </table:table-cell>
          <table:table-cell office:value-type="float" office:value="0.5946">
            <text:p>0.5946</text:p>
          </table:table-cell>
          <table:table-cell office:value-type="string">
            <text:p>Malaga</text:p>
          </table:table-cell>
        </table:table-row>
        <table:table-row table:style-name="ro2">
          <table:table-cell office:value-type="string">
            <text:p>J41</text:p>
          </table:table-cell>
          <table:table-cell office:value-type="float" office:value="353.8189">
            <text:p>353.8189</text:p>
          </table:table-cell>
          <table:table-cell office:value-type="float" office:value="0.59779">
            <text:p>0.59779</text:p>
          </table:table-cell>
          <table:table-cell office:value-type="float" office:value="0.79897">
            <text:p>0.79897</text:p>
          </table:table-cell>
          <table:table-cell office:value-type="string">
            <text:p>Raheny</text:p>
          </table:table-cell>
        </table:table-row>
        <table:table-row table:style-name="ro2">
          <table:table-cell office:value-type="string">
            <text:p>J42</text:p>
          </table:table-cell>
          <table:table-cell office:value-type="float" office:value="359.6989">
            <text:p>359.6989</text:p>
          </table:table-cell>
          <table:table-cell office:value-type="float" office:value="0.77138">
            <text:p>0.77138</text:p>
          </table:table-cell>
          <table:table-cell office:value-type="float" office:value="0.63425">
            <text:p>0.63425</text:p>
          </table:table-cell>
          <table:table-cell office:value-type="string">
            <text:p>Puzol</text:p>
          </table:table-cell>
        </table:table-row>
        <table:table-row table:style-name="ro2">
          <table:table-cell office:value-type="string">
            <text:p>J43</text:p>
          </table:table-cell>
          <table:table-cell office:value-type="float" office:value="352.13354">
            <text:p>352.13354</text:p>
          </table:table-cell>
          <table:table-cell office:value-type="float" office:value="0.856441">
            <text:p>0.856441</text:p>
          </table:table-cell>
          <table:table-cell office:value-type="float" office:value="0.51533">
            <text:p>0.51533</text:p>
          </table:table-cell>
          <table:table-cell office:value-type="string">
            <text:p>Oukaimeden Observatory, Marrakech</text:p>
          </table:table-cell>
        </table:table-row>
        <table:table-row table:style-name="ro2">
          <table:table-cell office:value-type="string">
            <text:p>J44</text:p>
          </table:table-cell>
          <table:table-cell office:value-type="float" office:value="357.6552">
            <text:p>357.6552</text:p>
          </table:table-cell>
          <table:table-cell office:value-type="float" office:value="0.73506">
            <text:p>0.73506</text:p>
          </table:table-cell>
          <table:table-cell office:value-type="float" office:value="0.67596">
            <text:p>0.67596</text:p>
          </table:table-cell>
          <table:table-cell office:value-type="string">
            <text:p>Observatorio Iturrieta, Alava</text:p>
          </table:table-cell>
        </table:table-row>
        <table:table-row table:style-name="ro2">
          <table:table-cell office:value-type="string">
            <text:p>J45</text:p>
          </table:table-cell>
          <table:table-cell office:value-type="float" office:value="344.6779">
            <text:p>344.6779</text:p>
          </table:table-cell>
          <table:table-cell office:value-type="float" office:value="0.8837">
            <text:p>0.8837</text:p>
          </table:table-cell>
          <table:table-cell office:value-type="float" office:value="0.46678">
            <text:p>0.46678</text:p>
          </table:table-cell>
          <table:table-cell office:value-type="string">
            <text:p>Observatorio Montana Cabreja, Vega de San Mateo</text:p>
          </table:table-cell>
        </table:table-row>
        <table:table-row table:style-name="ro2">
          <table:table-cell office:value-type="string">
            <text:p>J46</text:p>
          </table:table-cell>
          <table:table-cell office:value-type="float" office:value="346.3594">
            <text:p>346.3594</text:p>
          </table:table-cell>
          <table:table-cell office:value-type="float" office:value="0.87569">
            <text:p>0.87569</text:p>
          </table:table-cell>
          <table:table-cell office:value-type="float" office:value="0.48131">
            <text:p>0.48131</text:p>
          </table:table-cell>
          <table:table-cell office:value-type="string">
            <text:p>Observatorio Montana Blanca, Tias</text:p>
          </table:table-cell>
        </table:table-row>
        <table:table-row table:style-name="ro2">
          <table:table-cell office:value-type="string">
            <text:p>J47</text:p>
          </table:table-cell>
          <table:table-cell office:value-type="float" office:value="346.444">
            <text:p>346.444</text:p>
          </table:table-cell>
          <table:table-cell office:value-type="float" office:value="0.87501">
            <text:p>0.87501</text:p>
          </table:table-cell>
          <table:table-cell office:value-type="float" office:value="0.4826">
            <text:p>0.4826</text:p>
          </table:table-cell>
          <table:table-cell office:value-type="string">
            <text:p>Observatorio Nazaret</text:p>
          </table:table-cell>
        </table:table-row>
        <table:table-row table:style-name="ro2">
          <table:table-cell office:value-type="string">
            <text:p>J48</text:p>
          </table:table-cell>
          <table:table-cell office:value-type="float" office:value="343.696">
            <text:p>343.696</text:p>
          </table:table-cell>
          <table:table-cell office:value-type="float" office:value="0.87977">
            <text:p>0.87977</text:p>
          </table:table-cell>
          <table:table-cell office:value-type="float" office:value="0.47393">
            <text:p>0.47393</text:p>
          </table:table-cell>
          <table:table-cell office:value-type="string">
            <text:p>Observatory Mackay, La Laguna</text:p>
          </table:table-cell>
        </table:table-row>
        <table:table-row table:style-name="ro2">
          <table:table-cell office:value-type="string">
            <text:p>J49</text:p>
          </table:table-cell>
          <table:table-cell office:value-type="float" office:value="359.4482">
            <text:p>359.4482</text:p>
          </table:table-cell>
          <table:table-cell office:value-type="float" office:value="0.78695">
            <text:p>0.78695</text:p>
          </table:table-cell>
          <table:table-cell office:value-type="float" office:value="0.61496">
            <text:p>0.61496</text:p>
          </table:table-cell>
          <table:table-cell office:value-type="string">
            <text:p>Santa Pola</text:p>
          </table:table-cell>
        </table:table-row>
        <table:table-row table:style-name="ro2">
          <table:table-cell office:value-type="string">
            <text:p>J50</text:p>
          </table:table-cell>
          <table:table-cell office:value-type="float" office:value="342.1176">
            <text:p>342.1176</text:p>
          </table:table-cell>
          <table:table-cell office:value-type="float" office:value="0.87764">
            <text:p>0.87764</text:p>
          </table:table-cell>
          <table:table-cell office:value-type="float" office:value="0.47847">
            <text:p>0.47847</text:p>
          </table:table-cell>
          <table:table-cell office:value-type="string">
            <text:p>La Palma-NEON</text:p>
          </table:table-cell>
        </table:table-row>
        <table:table-row table:style-name="ro2">
          <table:table-cell office:value-type="string">
            <text:p>J51</text:p>
          </table:table-cell>
          <table:table-cell office:value-type="float" office:value="343.72898">
            <text:p>343.72898</text:p>
          </table:table-cell>
          <table:table-cell office:value-type="float" office:value="0.879789">
            <text:p>0.879789</text:p>
          </table:table-cell>
          <table:table-cell office:value-type="float" office:value="0.4738">
            <text:p>0.4738</text:p>
          </table:table-cell>
          <table:table-cell office:value-type="string">
            <text:p>Observatorio Atlante, Tenerife</text:p>
          </table:table-cell>
        </table:table-row>
        <table:table-row table:style-name="ro2">
          <table:table-cell office:value-type="string">
            <text:p>J52</text:p>
          </table:table-cell>
          <table:table-cell office:value-type="float" office:value="358.6608">
            <text:p>358.6608</text:p>
          </table:table-cell>
          <table:table-cell office:value-type="float" office:value="0.74198">
            <text:p>0.74198</text:p>
          </table:table-cell>
          <table:table-cell office:value-type="float" office:value="0.66826">
            <text:p>0.66826</text:p>
          </table:table-cell>
          <table:table-cell office:value-type="string">
            <text:p>Observatorio Pinsoro</text:p>
          </table:table-cell>
        </table:table-row>
        <table:table-row table:style-name="ro2">
          <table:table-cell office:value-type="string">
            <text:p>J53</text:p>
          </table:table-cell>
          <table:table-cell office:value-type="float" office:value="354.89278">
            <text:p>354.89278</text:p>
          </table:table-cell>
          <table:table-cell office:value-type="float" office:value="0.791142">
            <text:p>0.791142</text:p>
          </table:table-cell>
          <table:table-cell office:value-type="float" office:value="0.6096">
            <text:p>0.6096</text:p>
          </table:table-cell>
          <table:table-cell office:value-type="string">
            <text:p>Posadas</text:p>
          </table:table-cell>
        </table:table-row>
        <table:table-row table:style-name="ro1">
          <table:table-cell office:value-type="string">
            <text:p>J54</text:p>
          </table:table-cell>
          <table:table-cell office:value-type="float" office:value="343.4906">
            <text:p>343.4906</text:p>
          </table:table-cell>
          <table:table-cell office:value-type="float" office:value="0.88149">
            <text:p>0.88149</text:p>
          </table:table-cell>
          <table:table-cell office:value-type="float" office:value="0.47142">
            <text:p>0.47142</text:p>
          </table:table-cell>
          <table:table-cell office:value-type="string">
            <text:p>Bradford Robotic Telescope</text:p>
          </table:table-cell>
        </table:table-row>
        <table:table-row table:style-name="ro2">
          <table:table-cell office:value-type="string">
            <text:p>J55</text:p>
          </table:table-cell>
          <table:table-cell office:value-type="float" office:value="344.3144">
            <text:p>344.3144</text:p>
          </table:table-cell>
          <table:table-cell office:value-type="float" office:value="0.88549">
            <text:p>0.88549</text:p>
          </table:table-cell>
          <table:table-cell office:value-type="float" office:value="0.46313">
            <text:p>0.46313</text:p>
          </table:table-cell>
          <table:table-cell office:value-type="string">
            <text:p>Los Altos de Arguineguin Observatory</text:p>
          </table:table-cell>
        </table:table-row>
        <table:table-row table:style-name="ro2">
          <table:table-cell office:value-type="string">
            <text:p>J56</text:p>
          </table:table-cell>
          <table:table-cell office:value-type="float" office:value="344.4536">
            <text:p>344.4536</text:p>
          </table:table-cell>
          <table:table-cell office:value-type="float" office:value="0.88416">
            <text:p>0.88416</text:p>
          </table:table-cell>
          <table:table-cell office:value-type="float" office:value="0.46624">
            <text:p>0.46624</text:p>
          </table:table-cell>
          <table:table-cell office:value-type="string">
            <text:p>Observatorio La Avejerilla</text:p>
          </table:table-cell>
        </table:table-row>
        <table:table-row table:style-name="ro2">
          <table:table-cell office:value-type="string">
            <text:p>J57</text:p>
          </table:table-cell>
          <table:table-cell office:value-type="float" office:value="358.89089">
            <text:p>358.89089</text:p>
          </table:table-cell>
          <table:table-cell office:value-type="float" office:value="0.767817">
            <text:p>0.767817</text:p>
          </table:table-cell>
          <table:table-cell office:value-type="float" office:value="0.63883">
            <text:p>0.63883</text:p>
          </table:table-cell>
          <table:table-cell office:value-type="string">
            <text:p>Centro Astronomico Alto Turia, Valencia</text:p>
          </table:table-cell>
        </table:table-row>
        <table:table-row table:style-name="ro2">
          <table:table-cell office:value-type="string">
            <text:p>J58</text:p>
          </table:table-cell>
          <table:table-cell office:value-type="float" office:value="356.6644">
            <text:p>356.6644</text:p>
          </table:table-cell>
          <table:table-cell office:value-type="float" office:value="0.62304">
            <text:p>0.62304</text:p>
          </table:table-cell>
          <table:table-cell office:value-type="float" office:value="0.77959">
            <text:p>0.77959</text:p>
          </table:table-cell>
          <table:table-cell office:value-type="string">
            <text:p>Brynllefrith Observatory, Llantwit Fardre</text:p>
          </table:table-cell>
        </table:table-row>
        <table:table-row table:style-name="ro2">
          <table:table-cell office:value-type="string">
            <text:p>J59</text:p>
          </table:table-cell>
          <table:table-cell office:value-type="float" office:value="356.20256">
            <text:p>356.20256</text:p>
          </table:table-cell>
          <table:table-cell office:value-type="float" office:value="0.726956">
            <text:p>0.726956</text:p>
          </table:table-cell>
          <table:table-cell office:value-type="float" office:value="0.68438">
            <text:p>0.68438</text:p>
          </table:table-cell>
          <table:table-cell office:value-type="string">
            <text:p>Observatorio Linceo, Santander</text:p>
          </table:table-cell>
        </table:table-row>
        <table:table-row table:style-name="ro2">
          <table:table-cell office:value-type="string">
            <text:p>J60</text:p>
          </table:table-cell>
          <table:table-cell office:value-type="float" office:value="354.3406">
            <text:p>354.3406</text:p>
          </table:table-cell>
          <table:table-cell office:value-type="float" office:value="0.74773">
            <text:p>0.74773</text:p>
          </table:table-cell>
          <table:table-cell office:value-type="float" office:value="0.66201">
            <text:p>0.66201</text:p>
          </table:table-cell>
          <table:table-cell office:value-type="string">
            <text:p>Tocororo Observatory, Arquillinos</text:p>
          </table:table-cell>
        </table:table-row>
        <table:table-row table:style-name="ro2">
          <table:table-cell office:value-type="string">
            <text:p>J61</text:p>
          </table:table-cell>
          <table:table-cell office:value-type="float" office:value="353.4264">
            <text:p>353.4264</text:p>
          </table:table-cell>
          <table:table-cell office:value-type="float" office:value="0.59719">
            <text:p>0.59719</text:p>
          </table:table-cell>
          <table:table-cell office:value-type="float" office:value="0.79942">
            <text:p>0.79942</text:p>
          </table:table-cell>
          <table:table-cell office:value-type="string">
            <text:p>Brownstown Observatory, Kilcloon</text:p>
          </table:table-cell>
        </table:table-row>
        <table:table-row table:style-name="ro2">
          <table:table-cell office:value-type="string">
            <text:p>J62</text:p>
          </table:table-cell>
          <table:table-cell office:value-type="float" office:value="351.6345">
            <text:p>351.6345</text:p>
          </table:table-cell>
          <table:table-cell office:value-type="float" office:value="0.59017">
            <text:p>0.59017</text:p>
          </table:table-cell>
          <table:table-cell office:value-type="float" office:value="0.80459">
            <text:p>0.80459</text:p>
          </table:table-cell>
          <table:table-cell office:value-type="string">
            <text:p>Kingsland Observatory, Boyle</text:p>
          </table:table-cell>
        </table:table-row>
        <table:table-row table:style-name="ro1">
          <table:table-cell office:value-type="string">
            <text:p>J63</text:p>
          </table:table-cell>
          <table:table-cell office:value-type="float" office:value="359.4831">
            <text:p>359.4831</text:p>
          </table:table-cell>
          <table:table-cell office:value-type="float" office:value="0.78548">
            <text:p>0.78548</text:p>
          </table:table-cell>
          <table:table-cell office:value-type="float" office:value="0.61683">
            <text:p>0.61683</text:p>
          </table:table-cell>
          <table:table-cell office:value-type="string">
            <text:p>San Gabriel</text:p>
          </table:table-cell>
        </table:table-row>
        <table:table-row table:style-name="ro1">
          <table:table-cell office:value-type="string">
            <text:p>J64</text:p>
          </table:table-cell>
          <table:table-cell office:value-type="float" office:value="359.3459">
            <text:p>359.3459</text:p>
          </table:table-cell>
          <table:table-cell office:value-type="float" office:value="0.78871">
            <text:p>0.78871</text:p>
          </table:table-cell>
          <table:table-cell office:value-type="float" office:value="0.61271">
            <text:p>0.61271</text:p>
          </table:table-cell>
          <table:table-cell office:value-type="string">
            <text:p>La Mata</text:p>
          </table:table-cell>
        </table:table-row>
        <table:table-row table:style-name="ro2">
          <table:table-cell office:value-type="string">
            <text:p>J65</text:p>
          </table:table-cell>
          <table:table-cell office:value-type="float" office:value="353.4497">
            <text:p>353.4497</text:p>
          </table:table-cell>
          <table:table-cell office:value-type="float" office:value="0.5983">
            <text:p>0.5983</text:p>
          </table:table-cell>
          <table:table-cell office:value-type="float" office:value="0.7986">
            <text:p>0.7986</text:p>
          </table:table-cell>
          <table:table-cell office:value-type="string">
            <text:p>Celbridge</text:p>
          </table:table-cell>
        </table:table-row>
        <table:table-row table:style-name="ro2">
          <table:table-cell office:value-type="string">
            <text:p>J66</text:p>
          </table:table-cell>
          <table:table-cell office:value-type="float" office:value="357.7833">
            <text:p>357.7833</text:p>
          </table:table-cell>
          <table:table-cell office:value-type="float" office:value="0.61071">
            <text:p>0.61071</text:p>
          </table:table-cell>
          <table:table-cell office:value-type="float" office:value="0.78922">
            <text:p>0.78922</text:p>
          </table:table-cell>
          <table:table-cell office:value-type="string">
            <text:p>Kinver</text:p>
          </table:table-cell>
        </table:table-row>
        <table:table-row table:style-name="ro2">
          <table:table-cell office:value-type="string">
            <text:p>J67</text:p>
          </table:table-cell>
          <table:table-cell office:value-type="float" office:value="359.4667">
            <text:p>359.4667</text:p>
          </table:table-cell>
          <table:table-cell office:value-type="float" office:value="0.77114">
            <text:p>0.77114</text:p>
          </table:table-cell>
          <table:table-cell office:value-type="float" office:value="0.63457">
            <text:p>0.63457</text:p>
          </table:table-cell>
          <table:table-cell office:value-type="string">
            <text:p>Observatorio La Puebla de Vallbona</text:p>
          </table:table-cell>
        </table:table-row>
        <table:table-row table:style-name="ro2">
          <table:table-cell office:value-type="string">
            <text:p>J68</text:p>
          </table:table-cell>
          <table:table-cell office:value-type="float" office:value="357.7055">
            <text:p>357.7055</text:p>
          </table:table-cell>
          <table:table-cell office:value-type="float" office:value="0.61813">
            <text:p>0.61813</text:p>
          </table:table-cell>
          <table:table-cell office:value-type="float" office:value="0.78345">
            <text:p>0.78345</text:p>
          </table:table-cell>
          <table:table-cell office:value-type="string">
            <text:p>Tweenhills Observatory, Hartpury</text:p>
          </table:table-cell>
        </table:table-row>
        <table:table-row table:style-name="ro2">
          <table:table-cell office:value-type="string">
            <text:p>J69</text:p>
          </table:table-cell>
          <table:table-cell office:value-type="float" office:value="358.9803">
            <text:p>358.9803</text:p>
          </table:table-cell>
          <table:table-cell office:value-type="float" office:value="0.63144">
            <text:p>0.63144</text:p>
          </table:table-cell>
          <table:table-cell office:value-type="float" office:value="0.77286">
            <text:p>0.77286</text:p>
          </table:table-cell>
          <table:table-cell office:value-type="string">
            <text:p>North Observatory, Clanfield</text:p>
          </table:table-cell>
        </table:table-row>
        <table:table-row table:style-name="ro2">
          <table:table-cell office:value-type="string">
            <text:p>J70</text:p>
          </table:table-cell>
          <table:table-cell office:value-type="float" office:value="358.8404">
            <text:p>358.8404</text:p>
          </table:table-cell>
          <table:table-cell office:value-type="float" office:value="0.78968">
            <text:p>0.78968</text:p>
          </table:table-cell>
          <table:table-cell office:value-type="float" office:value="0.61149">
            <text:p>0.61149</text:p>
          </table:table-cell>
          <table:table-cell office:value-type="string">
            <text:p>Obs. Astronomico Vega del Thader, El Palmar</text:p>
          </table:table-cell>
        </table:table-row>
        <table:table-row table:style-name="ro1">
          <table:table-cell office:value-type="string">
            <text:p>J71</text:p>
          </table:table-cell>
          <table:table-cell office:value-type="float" office:value="357.8947">
            <text:p>357.8947</text:p>
          </table:table-cell>
          <table:table-cell office:value-type="float" office:value="0.5935">
            <text:p>0.5935</text:p>
          </table:table-cell>
          <table:table-cell office:value-type="float" office:value="0.80217">
            <text:p>0.80217</text:p>
          </table:table-cell>
          <table:table-cell office:value-type="string">
            <text:p>Willow Bank Observatory</text:p>
          </table:table-cell>
        </table:table-row>
        <table:table-row table:style-name="ro2">
          <table:table-cell office:value-type="string">
            <text:p>J72</text:p>
          </table:table-cell>
          <table:table-cell office:value-type="float" office:value="358.9664">
            <text:p>358.9664</text:p>
          </table:table-cell>
          <table:table-cell office:value-type="float" office:value="0.79065">
            <text:p>0.79065</text:p>
          </table:table-cell>
          <table:table-cell office:value-type="float" office:value="0.61028">
            <text:p>0.61028</text:p>
          </table:table-cell>
          <table:table-cell office:value-type="string">
            <text:p>Valle del Sol</text:p>
          </table:table-cell>
        </table:table-row>
        <table:table-row table:style-name="ro2">
          <table:table-cell office:value-type="string">
            <text:p>J73</text:p>
          </table:table-cell>
          <table:table-cell office:value-type="float" office:value="359.0833">
            <text:p>359.0833</text:p>
          </table:table-cell>
          <table:table-cell office:value-type="float" office:value="0.6187">
            <text:p>0.6187</text:p>
          </table:table-cell>
          <table:table-cell office:value-type="float" office:value="0.783">
            <text:p>0.783</text:p>
          </table:table-cell>
          <table:table-cell office:value-type="string">
            <text:p>Quainton</text:p>
          </table:table-cell>
        </table:table-row>
        <table:table-row table:style-name="ro1">
          <table:table-cell office:value-type="string">
            <text:p>J74</text:p>
          </table:table-cell>
          <table:table-cell office:value-type="float" office:value="357.0961">
            <text:p>357.0961</text:p>
          </table:table-cell>
          <table:table-cell office:value-type="float" office:value="0.7295">
            <text:p>0.7295</text:p>
          </table:table-cell>
          <table:table-cell office:value-type="float" office:value="0.68169">
            <text:p>0.68169</text:p>
          </table:table-cell>
          <table:table-cell office:value-type="string">
            <text:p>Bilbao</text:p>
          </table:table-cell>
        </table:table-row>
        <table:table-row table:style-name="ro2">
          <table:table-cell office:value-type="string">
            <text:p>J75</text:p>
          </table:table-cell>
          <table:table-cell office:value-type="float" office:value="357.43471">
            <text:p>357.43471</text:p>
          </table:table-cell>
          <table:table-cell office:value-type="float" office:value="0.789388">
            <text:p>0.789388</text:p>
          </table:table-cell>
          <table:table-cell office:value-type="float" office:value="0.61222">
            <text:p>0.61222</text:p>
          </table:table-cell>
          <table:table-cell office:value-type="string">
            <text:p>OAM Observatory, La Sagra</text:p>
          </table:table-cell>
        </table:table-row>
        <table:table-row table:style-name="ro2">
          <table:table-cell office:value-type="string">
            <text:p>J76</text:p>
          </table:table-cell>
          <table:table-cell office:value-type="float" office:value="358.79718">
            <text:p>358.79718</text:p>
          </table:table-cell>
          <table:table-cell office:value-type="float" office:value="0.790771">
            <text:p>0.790771</text:p>
          </table:table-cell>
          <table:table-cell office:value-type="float" office:value="0.61016">
            <text:p>0.61016</text:p>
          </table:table-cell>
          <table:table-cell office:value-type="string">
            <text:p>La Murta</text:p>
          </table:table-cell>
        </table:table-row>
        <table:table-row table:style-name="ro2">
          <table:table-cell office:value-type="string">
            <text:p>J77</text:p>
          </table:table-cell>
          <table:table-cell office:value-type="float" office:value="357.5947">
            <text:p>357.5947</text:p>
          </table:table-cell>
          <table:table-cell office:value-type="float" office:value="0.63154">
            <text:p>0.63154</text:p>
          </table:table-cell>
          <table:table-cell office:value-type="float" office:value="0.77276">
            <text:p>0.77276</text:p>
          </table:table-cell>
          <table:table-cell office:value-type="string">
            <text:p>Golden Hill Observatory, Stourton Caundle</text:p>
          </table:table-cell>
        </table:table-row>
        <table:table-row table:style-name="ro1">
          <table:table-cell office:value-type="string">
            <text:p>J78</text:p>
          </table:table-cell>
          <table:table-cell office:value-type="float" office:value="358.8244">
            <text:p>358.8244</text:p>
          </table:table-cell>
          <table:table-cell office:value-type="float" office:value="0.78887">
            <text:p>0.78887</text:p>
          </table:table-cell>
          <table:table-cell office:value-type="float" office:value="0.61253">
            <text:p>0.61253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string">
            <text:p>J79</text:p>
          </table:table-cell>
          <table:table-cell office:value-type="float" office:value="358.38066">
            <text:p>358.38066</text:p>
          </table:table-cell>
          <table:table-cell office:value-type="float" office:value="0.795516">
            <text:p>0.795516</text:p>
          </table:table-cell>
          <table:table-cell office:value-type="float" office:value="0.6039">
            <text:p>0.6039</text:p>
          </table:table-cell>
          <table:table-cell office:value-type="string">
            <text:p>Observatorio Calarreona, Aguilas</text:p>
          </table:table-cell>
        </table:table-row>
        <table:table-row table:style-name="ro2">
          <table:table-cell office:value-type="string">
            <text:p>J80</text:p>
          </table:table-cell>
          <table:table-cell office:value-type="float" office:value="359.1083">
            <text:p>359.1083</text:p>
          </table:table-cell>
          <table:table-cell office:value-type="float" office:value="0.70862">
            <text:p>0.70862</text:p>
          </table:table-cell>
          <table:table-cell office:value-type="float" office:value="0.70323">
            <text:p>0.70323</text:p>
          </table:table-cell>
          <table:table-cell office:value-type="string">
            <text:p>Sainte Helene</text:p>
          </table:table-cell>
        </table:table-row>
        <table:table-row table:style-name="ro2">
          <table:table-cell office:value-type="string">
            <text:p>J81</text:p>
          </table:table-cell>
          <table:table-cell office:value-type="float" office:value="358.135">
            <text:p>358.135</text:p>
          </table:table-cell>
          <table:table-cell office:value-type="float" office:value="0.736">
            <text:p>0.736</text:p>
          </table:table-cell>
          <table:table-cell office:value-type="float" office:value="0.6749">
            <text:p>0.6749</text:p>
          </table:table-cell>
          <table:table-cell office:value-type="string">
            <text:p>Guirguillano</text:p>
          </table:table-cell>
        </table:table-row>
        <table:table-row table:style-name="ro2">
          <table:table-cell office:value-type="string">
            <text:p>J82</text:p>
          </table:table-cell>
          <table:table-cell office:value-type="float" office:value="357.3067">
            <text:p>357.3067</text:p>
          </table:table-cell>
          <table:table-cell office:value-type="float" office:value="0.5935">
            <text:p>0.5935</text:p>
          </table:table-cell>
          <table:table-cell office:value-type="float" office:value="0.8021">
            <text:p>0.8021</text:p>
          </table:table-cell>
          <table:table-cell office:value-type="string">
            <text:p>Leyland</text:p>
          </table:table-cell>
        </table:table-row>
        <table:table-row table:style-name="ro2">
          <table:table-cell office:value-type="string">
            <text:p>J83</text:p>
          </table:table-cell>
          <table:table-cell office:value-type="float" office:value="357.3883">
            <text:p>357.3883</text:p>
          </table:table-cell>
          <table:table-cell office:value-type="float" office:value="0.59274">
            <text:p>0.59274</text:p>
          </table:table-cell>
          <table:table-cell office:value-type="float" office:value="0.8027">
            <text:p>0.8027</text:p>
          </table:table-cell>
          <table:table-cell office:value-type="string">
            <text:p>Olive Farm Observatory, Hoghton</text:p>
          </table:table-cell>
        </table:table-row>
        <table:table-row table:style-name="ro2">
          <table:table-cell office:value-type="string">
            <text:p>J84</text:p>
          </table:table-cell>
          <table:table-cell office:value-type="float" office:value="358.9803">
            <text:p>358.9803</text:p>
          </table:table-cell>
          <table:table-cell office:value-type="float" office:value="0.63144">
            <text:p>0.63144</text:p>
          </table:table-cell>
          <table:table-cell office:value-type="float" office:value="0.77285">
            <text:p>0.77285</text:p>
          </table:table-cell>
          <table:table-cell office:value-type="string">
            <text:p>South Observatory, Clanfield</text:p>
          </table:table-cell>
        </table:table-row>
        <table:table-row table:style-name="ro2">
          <table:table-cell office:value-type="string">
            <text:p>J85</text:p>
          </table:table-cell>
          <table:table-cell office:value-type="float" office:value="357.4833">
            <text:p>357.4833</text:p>
          </table:table-cell>
          <table:table-cell office:value-type="float" office:value="0.5666">
            <text:p>0.5666</text:p>
          </table:table-cell>
          <table:table-cell office:value-type="float" office:value="0.8213">
            <text:p>0.8213</text:p>
          </table:table-cell>
          <table:table-cell office:value-type="string">
            <text:p>Makerstoun</text:p>
          </table:table-cell>
        </table:table-row>
        <table:table-row table:style-name="ro1">
          <table:table-cell office:value-type="string">
            <text:p>J86</text:p>
          </table:table-cell>
          <table:table-cell office:value-type="float" office:value="356.6153">
            <text:p>356.6153</text:p>
          </table:table-cell>
          <table:table-cell office:value-type="float" office:value="0.7993">
            <text:p>0.7993</text:p>
          </table:table-cell>
          <table:table-cell office:value-type="float" office:value="0.59968">
            <text:p>0.59968</text:p>
          </table:table-cell>
          <table:table-cell office:value-type="string">
            <text:p>Sierra Nevada Observatory</text:p>
          </table:table-cell>
        </table:table-row>
        <table:table-row table:style-name="ro1">
          <table:table-cell office:value-type="string">
            <text:p>J87</text:p>
          </table:table-cell>
          <table:table-cell office:value-type="float" office:value="355.5067">
            <text:p>355.5067</text:p>
          </table:table-cell>
          <table:table-cell office:value-type="float" office:value="0.76047">
            <text:p>0.76047</text:p>
          </table:table-cell>
          <table:table-cell office:value-type="float" office:value="0.64753">
            <text:p>0.64753</text:p>
          </table:table-cell>
          <table:table-cell office:value-type="string">
            <text:p>La Canada</text:p>
          </table:table-cell>
        </table:table-row>
        <table:table-row table:style-name="ro1">
          <table:table-cell office:value-type="string">
            <text:p>J88</text:p>
          </table:table-cell>
          <table:table-cell office:value-type="float" office:value="358.5592">
            <text:p>358.5592</text:p>
          </table:table-cell>
          <table:table-cell office:value-type="float" office:value="0.63165">
            <text:p>0.63165</text:p>
          </table:table-cell>
          <table:table-cell office:value-type="float" office:value="0.77266">
            <text:p>0.77266</text:p>
          </table:table-cell>
          <table:table-cell office:value-type="string">
            <text:p>Strawberry Field Obs., Southampton</text:p>
          </table:table-cell>
        </table:table-row>
        <table:table-row table:style-name="ro2">
          <table:table-cell office:value-type="string">
            <text:p>J89</text:p>
          </table:table-cell>
          <table:table-cell office:value-type="float" office:value="356.2861">
            <text:p>356.2861</text:p>
          </table:table-cell>
          <table:table-cell office:value-type="float" office:value="0.76045">
            <text:p>0.76045</text:p>
          </table:table-cell>
          <table:table-cell office:value-type="float" office:value="0.64739">
            <text:p>0.64739</text:p>
          </table:table-cell>
          <table:table-cell office:value-type="string">
            <text:p>Tres Cantos Observatory</text:p>
          </table:table-cell>
        </table:table-row>
        <table:table-row table:style-name="ro2">
          <table:table-cell office:value-type="string">
            <text:p>J90</text:p>
          </table:table-cell>
          <table:table-cell office:value-type="float" office:value="358.5317">
            <text:p>358.5317</text:p>
          </table:table-cell>
          <table:table-cell office:value-type="float" office:value="0.62251">
            <text:p>0.62251</text:p>
          </table:table-cell>
          <table:table-cell office:value-type="float" office:value="0.78">
            <text:p>0.78</text:p>
          </table:table-cell>
          <table:table-cell office:value-type="string">
            <text:p>West Challow</text:p>
          </table:table-cell>
        </table:table-row>
        <table:table-row table:style-name="ro2">
          <table:table-cell office:value-type="string">
            <text:p>J91</text:p>
          </table:table-cell>
          <table:table-cell office:value-type="float" office:value="357.0483">
            <text:p>357.0483</text:p>
          </table:table-cell>
          <table:table-cell office:value-type="float" office:value="0.7411">
            <text:p>0.7411</text:p>
          </table:table-cell>
          <table:table-cell office:value-type="float" office:value="0.6692">
            <text:p>0.6692</text:p>
          </table:table-cell>
          <table:table-cell office:value-type="string">
            <text:p>Alt emporda Observatory, Figueres</text:p>
          </table:table-cell>
        </table:table-row>
        <table:table-row table:style-name="ro2">
          <table:table-cell office:value-type="string">
            <text:p>J92</text:p>
          </table:table-cell>
          <table:table-cell office:value-type="float" office:value="359.3487">
            <text:p>359.3487</text:p>
          </table:table-cell>
          <table:table-cell office:value-type="float" office:value="0.62214">
            <text:p>0.62214</text:p>
          </table:table-cell>
          <table:table-cell office:value-type="float" office:value="0.78031">
            <text:p>0.78031</text:p>
          </table:table-cell>
          <table:table-cell office:value-type="string">
            <text:p>Beaconsfield</text:p>
          </table:table-cell>
        </table:table-row>
        <table:table-row table:style-name="ro2">
          <table:table-cell office:value-type="string">
            <text:p>J93</text:p>
          </table:table-cell>
          <table:table-cell office:value-type="float" office:value="357.7426">
            <text:p>357.7426</text:p>
          </table:table-cell>
          <table:table-cell office:value-type="float" office:value="0.61927">
            <text:p>0.61927</text:p>
          </table:table-cell>
          <table:table-cell office:value-type="float" office:value="0.78255">
            <text:p>0.78255</text:p>
          </table:table-cell>
          <table:table-cell office:value-type="string">
            <text:p>Mount Tuffley Observatory, Gloucester</text:p>
          </table:table-cell>
        </table:table-row>
        <table:table-row table:style-name="ro2">
          <table:table-cell office:value-type="string">
            <text:p>J94</text:p>
          </table:table-cell>
          <table:table-cell office:value-type="float" office:value="357.7886">
            <text:p>357.7886</text:p>
          </table:table-cell>
          <table:table-cell office:value-type="float" office:value="0.61909">
            <text:p>0.61909</text:p>
          </table:table-cell>
          <table:table-cell office:value-type="float" office:value="0.7827">
            <text:p>0.7827</text:p>
          </table:table-cell>
          <table:table-cell office:value-type="string">
            <text:p>Abbeydale</text:p>
          </table:table-cell>
        </table:table-row>
        <table:table-row table:style-name="ro2">
          <table:table-cell office:value-type="string">
            <text:p>J95</text:p>
          </table:table-cell>
          <table:table-cell office:value-type="float" office:value="358.553">
            <text:p>358.553</text:p>
          </table:table-cell>
          <table:table-cell office:value-type="float" office:value="0.624147">
            <text:p>0.624147</text:p>
          </table:table-cell>
          <table:table-cell office:value-type="float" office:value="0.7787">
            <text:p>0.7787</text:p>
          </table:table-cell>
          <table:table-cell office:value-type="string">
            <text:p>Great Shefford</text:p>
          </table:table-cell>
        </table:table-row>
        <table:table-row table:style-name="ro2">
          <table:table-cell office:value-type="string">
            <text:p>J96</text:p>
          </table:table-cell>
          <table:table-cell office:value-type="float" office:value="356.05669">
            <text:p>356.05669</text:p>
          </table:table-cell>
          <table:table-cell office:value-type="float" office:value="0.735326">
            <text:p>0.735326</text:p>
          </table:table-cell>
          <table:table-cell office:value-type="float" office:value="0.67569">
            <text:p>0.67569</text:p>
          </table:table-cell>
          <table:table-cell office:value-type="string">
            <text:p>Observatorio de Cantabria</text:p>
          </table:table-cell>
        </table:table-row>
        <table:table-row table:style-name="ro2">
          <table:table-cell office:value-type="string">
            <text:p>J97</text:p>
          </table:table-cell>
          <table:table-cell office:value-type="float" office:value="359.5333">
            <text:p>359.5333</text:p>
          </table:table-cell>
          <table:table-cell office:value-type="float" office:value="0.7754">
            <text:p>0.7754</text:p>
          </table:table-cell>
          <table:table-cell office:value-type="float" office:value="0.6293">
            <text:p>0.6293</text:p>
          </table:table-cell>
          <table:table-cell office:value-type="string">
            <text:p>Alginet</text:p>
          </table:table-cell>
        </table:table-row>
        <table:table-row table:style-name="ro2">
          <table:table-cell office:value-type="string">
            <text:p>J98</text:p>
          </table:table-cell>
          <table:table-cell office:value-type="float" office:value="359.5344">
            <text:p>359.5344</text:p>
          </table:table-cell>
          <table:table-cell office:value-type="float" office:value="0.77275">
            <text:p>0.77275</text:p>
          </table:table-cell>
          <table:table-cell office:value-type="float" office:value="0.63259">
            <text:p>0.63259</text:p>
          </table:table-cell>
          <table:table-cell office:value-type="string">
            <text:p>Observatorio Manises</text:p>
          </table:table-cell>
        </table:table-row>
        <table:table-row table:style-name="ro2">
          <table:table-cell office:value-type="string">
            <text:p>J99</text:p>
          </table:table-cell>
          <table:table-cell office:value-type="float" office:value="359.57808">
            <text:p>359.57808</text:p>
          </table:table-cell>
          <table:table-cell office:value-type="float" office:value="0.772589">
            <text:p>0.772589</text:p>
          </table:table-cell>
          <table:table-cell office:value-type="float" office:value="0.63279">
            <text:p>0.63279</text:p>
          </table:table-cell>
          <table:table-cell office:value-type="string">
            <text:p>Burjassot</text:p>
          </table:table-cell>
        </table:table-row>
        <table:table-row table:style-name="ro2">
          <table:table-cell office:value-type="string">
            <text:p>K12</text:p>
          </table:table-cell>
          <table:table-cell office:value-type="float" office:value="2.7267">
            <text:p>2.7267</text:p>
          </table:table-cell>
          <table:table-cell office:value-type="float" office:value="0.77121">
            <text:p>0.77121</text:p>
          </table:table-cell>
          <table:table-cell office:value-type="float" office:value="0.63447">
            <text:p>0.63447</text:p>
          </table:table-cell>
          <table:table-cell office:value-type="string">
            <text:p>Obsevatorio Astronomico de Marratxi</text:p>
          </table:table-cell>
        </table:table-row>
        <table:table-row table:style-name="ro1">
          <table:table-cell office:value-type="string">
            <text:p>K13</text:p>
          </table:table-cell>
          <table:table-cell office:value-type="float" office:value="2.9124">
            <text:p>2.9124</text:p>
          </table:table-cell>
          <table:table-cell office:value-type="float" office:value="0.77015">
            <text:p>0.77015</text:p>
          </table:table-cell>
          <table:table-cell office:value-type="float" office:value="0.63575">
            <text:p>0.63575</text:p>
          </table:table-cell>
          <table:table-cell office:value-type="string">
            <text:p>Albireo Observatory, Inca</text:p>
          </table:table-cell>
        </table:table-row>
        <table:table-row table:style-name="ro2">
          <table:table-cell office:value-type="string">
            <text:p>K15</text:p>
          </table:table-cell>
          <table:table-cell office:value-type="float" office:value="3.75522">
            <text:p>3.75522</text:p>
          </table:table-cell>
          <table:table-cell office:value-type="float" office:value="0.725152">
            <text:p>0.725152</text:p>
          </table:table-cell>
          <table:table-cell office:value-type="float" office:value="0.68631">
            <text:p>0.68631</text:p>
          </table:table-cell>
          <table:table-cell office:value-type="string">
            <text:p>Murviel-les-Montpellier</text:p>
          </table:table-cell>
        </table:table-row>
        <table:table-row table:style-name="ro2">
          <table:table-cell office:value-type="string">
            <text:p>K20</text:p>
          </table:table-cell>
          <table:table-cell office:value-type="float" office:value="4.68015">
            <text:p>4.68015</text:p>
          </table:table-cell>
          <table:table-cell office:value-type="float" office:value="0.642261">
            <text:p>0.642261</text:p>
          </table:table-cell>
          <table:table-cell office:value-type="float" office:value="0.76395">
            <text:p>0.76395</text:p>
          </table:table-cell>
          <table:table-cell office:value-type="string">
            <text:p>Danastro Observatory, Romeree</text:p>
          </table:table-cell>
        </table:table-row>
        <table:table-row table:style-name="ro2">
          <table:table-cell office:value-type="string">
            <text:p>K21</text:p>
          </table:table-cell>
          <table:table-cell office:value-type="float" office:value="4.9292">
            <text:p>4.9292</text:p>
          </table:table-cell>
          <table:table-cell office:value-type="float" office:value="0.72101">
            <text:p>0.72101</text:p>
          </table:table-cell>
          <table:table-cell office:value-type="float" office:value="0.69061">
            <text:p>0.69061</text:p>
          </table:table-cell>
          <table:table-cell office:value-type="string">
            <text:p>Saint-Saturnin-les-Avignon</text:p>
          </table:table-cell>
        </table:table-row>
        <table:table-row table:style-name="ro2">
          <table:table-cell office:value-type="string">
            <text:p>K25</text:p>
          </table:table-cell>
          <table:table-cell office:value-type="float" office:value="5.7136">
            <text:p>5.7136</text:p>
          </table:table-cell>
          <table:table-cell office:value-type="float" office:value="0.72157">
            <text:p>0.72157</text:p>
          </table:table-cell>
          <table:table-cell office:value-type="float" office:value="0.69014">
            <text:p>0.69014</text:p>
          </table:table-cell>
          <table:table-cell office:value-type="string">
            <text:p>Haute Provence Sud, Saint-Michel-l'Observatoire</text:p>
          </table:table-cell>
        </table:table-row>
        <table:table-row table:style-name="ro2">
          <table:table-cell office:value-type="string">
            <text:p>K30</text:p>
          </table:table-cell>
          <table:table-cell office:value-type="float" office:value="7.14839">
            <text:p>7.14839</text:p>
          </table:table-cell>
          <table:table-cell office:value-type="float" office:value="0.682674">
            <text:p>0.682674</text:p>
          </table:table-cell>
          <table:table-cell office:value-type="float" office:value="0.72836">
            <text:p>0.72836</text:p>
          </table:table-cell>
          <table:table-cell office:value-type="string">
            <text:p>Luscherz</text:p>
          </table:table-cell>
        </table:table-row>
        <table:table-row table:style-name="ro2">
          <table:table-cell office:value-type="string">
            <text:p>K31</text:p>
          </table:table-cell>
          <table:table-cell office:value-type="float" office:value="7.00361">
            <text:p>7.00361</text:p>
          </table:table-cell>
          <table:table-cell office:value-type="float" office:value="0.713656">
            <text:p>0.713656</text:p>
          </table:table-cell>
          <table:table-cell office:value-type="float" office:value="0.69854">
            <text:p>0.69854</text:p>
          </table:table-cell>
          <table:table-cell office:value-type="string">
            <text:p>Osservatorio Astronomico di Bellino</text:p>
          </table:table-cell>
        </table:table-row>
        <table:table-row table:style-name="ro2">
          <table:table-cell office:value-type="string">
            <text:p>K32</text:p>
          </table:table-cell>
          <table:table-cell office:value-type="float" office:value="7.52964">
            <text:p>7.52964</text:p>
          </table:table-cell>
          <table:table-cell office:value-type="float" office:value="0.716152">
            <text:p>0.716152</text:p>
          </table:table-cell>
          <table:table-cell office:value-type="float" office:value="0.69573">
            <text:p>0.69573</text:p>
          </table:table-cell>
          <table:table-cell office:value-type="string">
            <text:p>Maritime Alps Observatory, Cuneo</text:p>
          </table:table-cell>
        </table:table-row>
        <table:table-row table:style-name="ro2">
          <table:table-cell office:value-type="string">
            <text:p>K33</text:p>
          </table:table-cell>
          <table:table-cell office:value-type="float" office:value="7.49761">
            <text:p>7.49761</text:p>
          </table:table-cell>
          <table:table-cell office:value-type="float" office:value="0.715775">
            <text:p>0.715775</text:p>
          </table:table-cell>
          <table:table-cell office:value-type="float" office:value="0.69611">
            <text:p>0.69611</text:p>
          </table:table-cell>
          <table:table-cell office:value-type="string">
            <text:p>San Defendente</text:p>
          </table:table-cell>
        </table:table-row>
        <table:table-row table:style-name="ro1">
          <table:table-cell office:value-type="string">
            <text:p>K34</text:p>
          </table:table-cell>
          <table:table-cell office:value-type="float" office:value="7.7005">
            <text:p>7.7005</text:p>
          </table:table-cell>
          <table:table-cell office:value-type="float" office:value="0.70697">
            <text:p>0.70697</text:p>
          </table:table-cell>
          <table:table-cell office:value-type="float" office:value="0.70492">
            <text:p>0.70492</text:p>
          </table:table-cell>
          <table:table-cell office:value-type="string">
            <text:p>Turin</text:p>
          </table:table-cell>
        </table:table-row>
        <table:table-row table:style-name="ro2">
          <table:table-cell office:value-type="string">
            <text:p>K35</text:p>
          </table:table-cell>
          <table:table-cell office:value-type="float" office:value="8.16369">
            <text:p>8.16369</text:p>
          </table:table-cell>
          <table:table-cell office:value-type="float" office:value="0.639883">
            <text:p>0.639883</text:p>
          </table:table-cell>
          <table:table-cell office:value-type="float" office:value="0.76593">
            <text:p>0.76593</text:p>
          </table:table-cell>
          <table:table-cell office:value-type="string">
            <text:p>Huenfelden</text:p>
          </table:table-cell>
        </table:table-row>
        <table:table-row table:style-name="ro2">
          <table:table-cell office:value-type="string">
            <text:p>K36</text:p>
          </table:table-cell>
          <table:table-cell office:value-type="float" office:value="8.24887">
            <text:p>8.24887</text:p>
          </table:table-cell>
          <table:table-cell office:value-type="float" office:value="0.645167">
            <text:p>0.645167</text:p>
          </table:table-cell>
          <table:table-cell office:value-type="float" office:value="0.76152">
            <text:p>0.76152</text:p>
          </table:table-cell>
          <table:table-cell office:value-type="string">
            <text:p>Ebersheim</text:p>
          </table:table-cell>
        </table:table-row>
        <table:table-row table:style-name="ro2">
          <table:table-cell office:value-type="string">
            <text:p>K37</text:p>
          </table:table-cell>
          <table:table-cell office:value-type="float" office:value="8.3148">
            <text:p>8.3148</text:p>
          </table:table-cell>
          <table:table-cell office:value-type="float" office:value="0.70738">
            <text:p>0.70738</text:p>
          </table:table-cell>
          <table:table-cell office:value-type="float" office:value="0.70449">
            <text:p>0.70449</text:p>
          </table:table-cell>
          <table:table-cell office:value-type="string">
            <text:p>Cereseto</text:p>
          </table:table-cell>
        </table:table-row>
        <table:table-row table:style-name="ro2">
          <table:table-cell office:value-type="string">
            <text:p>K38</text:p>
          </table:table-cell>
          <table:table-cell office:value-type="float" office:value="8.5511">
            <text:p>8.5511</text:p>
          </table:table-cell>
          <table:table-cell office:value-type="float" office:value="0.70189">
            <text:p>0.70189</text:p>
          </table:table-cell>
          <table:table-cell office:value-type="float" office:value="0.71002">
            <text:p>0.71002</text:p>
          </table:table-cell>
          <table:table-cell office:value-type="string">
            <text:p>M57 Observatory, Saltrio</text:p>
          </table:table-cell>
        </table:table-row>
        <table:table-row table:style-name="ro2">
          <table:table-cell office:value-type="string">
            <text:p>K43</text:p>
          </table:table-cell>
          <table:table-cell office:value-type="float" office:value="9.8389">
            <text:p>9.8389</text:p>
          </table:table-cell>
          <table:table-cell office:value-type="float" office:value="0.69215">
            <text:p>0.69215</text:p>
          </table:table-cell>
          <table:table-cell office:value-type="float" office:value="0.7197">
            <text:p>0.7197</text:p>
          </table:table-cell>
          <table:table-cell office:value-type="string">
            <text:p>OVM Observatory, Chiesa in Valmalencom</text:p>
          </table:table-cell>
        </table:table-row>
        <table:table-row table:style-name="ro2">
          <table:table-cell office:value-type="string">
            <text:p>K44</text:p>
          </table:table-cell>
          <table:table-cell office:value-type="float" office:value="9.97331">
            <text:p>9.97331</text:p>
          </table:table-cell>
          <table:table-cell office:value-type="float" office:value="0.615161">
            <text:p>0.615161</text:p>
          </table:table-cell>
          <table:table-cell office:value-type="float" office:value="0.78577">
            <text:p>0.78577</text:p>
          </table:table-cell>
          <table:table-cell office:value-type="string">
            <text:p>Marienburg Sternwarte, Hildesheim</text:p>
          </table:table-cell>
        </table:table-row>
        <table:table-row table:style-name="ro2">
          <table:table-cell office:value-type="string">
            <text:p>K46</text:p>
          </table:table-cell>
          <table:table-cell office:value-type="float" office:value="10.9114">
            <text:p>10.9114</text:p>
          </table:table-cell>
          <table:table-cell office:value-type="float" office:value="0.64561">
            <text:p>0.64561</text:p>
          </table:table-cell>
          <table:table-cell office:value-type="float" office:value="0.76115">
            <text:p>0.76115</text:p>
          </table:table-cell>
          <table:table-cell office:value-type="string">
            <text:p>Bamberg</text:p>
          </table:table-cell>
        </table:table-row>
        <table:table-row table:style-name="ro1">
          <table:table-cell office:value-type="string">
            <text:p>K47</text:p>
          </table:table-cell>
          <table:table-cell office:value-type="float" office:value="10.68822">
            <text:p>10.68822</text:p>
          </table:table-cell>
          <table:table-cell office:value-type="float" office:value="0.724257">
            <text:p>0.724257</text:p>
          </table:table-cell>
          <table:table-cell office:value-type="float" office:value="0.68722">
            <text:p>0.68722</text:p>
          </table:table-cell>
          <table:table-cell office:value-type="string">
            <text:p>BSCR Observatory, Santa Maria a Monte</text:p>
          </table:table-cell>
        </table:table-row>
        <table:table-row table:style-name="ro2">
          <table:table-cell office:value-type="string">
            <text:p>K48</text:p>
          </table:table-cell>
          <table:table-cell office:value-type="float" office:value="10.83881">
            <text:p>10.83881</text:p>
          </table:table-cell>
          <table:table-cell office:value-type="float" office:value="0.705714">
            <text:p>0.705714</text:p>
          </table:table-cell>
          <table:table-cell office:value-type="float" office:value="0.70612">
            <text:p>0.70612</text:p>
          </table:table-cell>
          <table:table-cell office:value-type="string">
            <text:p>Keyhole Observatory, San Giorgio di Mantova</text:p>
          </table:table-cell>
        </table:table-row>
        <table:table-row table:style-name="ro2">
          <table:table-cell office:value-type="string">
            <text:p>K49</text:p>
          </table:table-cell>
          <table:table-cell office:value-type="float" office:value="11.18581">
            <text:p>11.18581</text:p>
          </table:table-cell>
          <table:table-cell office:value-type="float" office:value="0.724381">
            <text:p>0.724381</text:p>
          </table:table-cell>
          <table:table-cell office:value-type="float" office:value="0.68714">
            <text:p>0.68714</text:p>
          </table:table-cell>
          <table:table-cell office:value-type="string">
            <text:p>Carpione Observatory, Spedaletto</text:p>
          </table:table-cell>
        </table:table-row>
        <table:table-row table:style-name="ro2">
          <table:table-cell office:value-type="string">
            <text:p>K51</text:p>
          </table:table-cell>
          <table:table-cell office:value-type="float" office:value="11.6579">
            <text:p>11.6579</text:p>
          </table:table-cell>
          <table:table-cell office:value-type="float" office:value="0.69563">
            <text:p>0.69563</text:p>
          </table:table-cell>
          <table:table-cell office:value-type="float" office:value="0.71626">
            <text:p>0.71626</text:p>
          </table:table-cell>
          <table:table-cell office:value-type="string">
            <text:p>Osservatorio del Celado, Castello Tesino</text:p>
          </table:table-cell>
        </table:table-row>
        <table:table-row table:style-name="ro2">
          <table:table-cell office:value-type="string">
            <text:p>K57</text:p>
          </table:table-cell>
          <table:table-cell office:value-type="float" office:value="13.0444">
            <text:p>13.0444</text:p>
          </table:table-cell>
          <table:table-cell office:value-type="float" office:value="0.69854">
            <text:p>0.69854</text:p>
          </table:table-cell>
          <table:table-cell office:value-type="float" office:value="0.71317">
            <text:p>0.71317</text:p>
          </table:table-cell>
          <table:table-cell office:value-type="string">
            <text:p>Fiore Observatory</text:p>
          </table:table-cell>
        </table:table-row>
        <table:table-row table:style-name="ro2">
          <table:table-cell office:value-type="string">
            <text:p>K59</text:p>
          </table:table-cell>
          <table:table-cell office:value-type="float" office:value="13.27744">
            <text:p>13.27744</text:p>
          </table:table-cell>
          <table:table-cell office:value-type="float" office:value="0.620411">
            <text:p>0.620411</text:p>
          </table:table-cell>
          <table:table-cell office:value-type="float" office:value="0.78166">
            <text:p>0.78166</text:p>
          </table:table-cell>
          <table:table-cell office:value-type="string">
            <text:p>Elsterland Observatory, Jessnigk</text:p>
          </table:table-cell>
        </table:table-row>
        <table:table-row table:style-name="ro2">
          <table:table-cell office:value-type="string">
            <text:p>K60</text:p>
          </table:table-cell>
          <table:table-cell office:value-type="float" office:value="13.51069">
            <text:p>13.51069</text:p>
          </table:table-cell>
          <table:table-cell office:value-type="float" office:value="0.568623">
            <text:p>0.568623</text:p>
          </table:table-cell>
          <table:table-cell office:value-type="float" office:value="0.81984">
            <text:p>0.81984</text:p>
          </table:table-cell>
          <table:table-cell office:value-type="string">
            <text:p>Lindby</text:p>
          </table:table-cell>
        </table:table-row>
        <table:table-row table:style-name="ro2">
          <table:table-cell office:value-type="string">
            <text:p>K70</text:p>
          </table:table-cell>
          <table:table-cell office:value-type="float" office:value="15.9736">
            <text:p>15.9736</text:p>
          </table:table-cell>
          <table:table-cell office:value-type="float" office:value="0.78375">
            <text:p>0.78375</text:p>
          </table:table-cell>
          <table:table-cell office:value-type="float" office:value="0.61901">
            <text:p>0.61901</text:p>
          </table:table-cell>
          <table:table-cell office:value-type="string">
            <text:p>Rosarno</text:p>
          </table:table-cell>
        </table:table-row>
        <table:table-row table:style-name="ro2">
          <table:table-cell office:value-type="string">
            <text:p>K72</text:p>
          </table:table-cell>
          <table:table-cell office:value-type="float" office:value="16.3396">
            <text:p>16.3396</text:p>
          </table:table-cell>
          <table:table-cell office:value-type="float" office:value="0.77485">
            <text:p>0.77485</text:p>
          </table:table-cell>
          <table:table-cell office:value-type="float" office:value="0.63021">
            <text:p>0.63021</text:p>
          </table:table-cell>
          <table:table-cell office:value-type="string">
            <text:p>Celico</text:p>
          </table:table-cell>
        </table:table-row>
        <table:table-row table:style-name="ro2">
          <table:table-cell office:value-type="string">
            <text:p>K90</text:p>
          </table:table-cell>
          <table:table-cell office:value-type="float" office:value="20.54577">
            <text:p>20.54577</text:p>
          </table:table-cell>
          <table:table-cell office:value-type="float" office:value="0.714093">
            <text:p>0.714093</text:p>
          </table:table-cell>
          <table:table-cell office:value-type="float" office:value="0.69777">
            <text:p>0.69777</text:p>
          </table:table-cell>
          <table:table-cell office:value-type="string">
            <text:p>Sopot Astronomical Observatory</text:p>
          </table:table-cell>
        </table:table-row>
        <table:table-row table:style-name="ro2">
          <table:table-cell office:value-type="string">
            <text:p>K91</text:p>
          </table:table-cell>
          <table:table-cell office:value-type="float" office:value="20.81019">
            <text:p>20.81019</text:p>
          </table:table-cell>
          <table:table-cell office:value-type="float" office:value="0.845561">
            <text:p>0.845561</text:p>
          </table:table-cell>
          <table:table-cell office:value-type="float" office:value="-0.53261">
            <text:p>-0.53261</text:p>
          </table:table-cell>
          <table:table-cell office:value-type="string">
            <text:p>Sutherland-LCOGT A</text:p>
          </table:table-cell>
        </table:table-row>
        <table:table-row table:style-name="ro2">
          <table:table-cell office:value-type="string">
            <text:p>K92</text:p>
          </table:table-cell>
          <table:table-cell office:value-type="float" office:value="20.81004">
            <text:p>20.81004</text:p>
          </table:table-cell>
          <table:table-cell office:value-type="float" office:value="0.845561">
            <text:p>0.845561</text:p>
          </table:table-cell>
          <table:table-cell office:value-type="float" office:value="-0.53261">
            <text:p>-0.53261</text:p>
          </table:table-cell>
          <table:table-cell office:value-type="string">
            <text:p>Sutherland-LCOGT B</text:p>
          </table:table-cell>
        </table:table-row>
        <table:table-row table:style-name="ro2">
          <table:table-cell office:value-type="string">
            <text:p>K93</text:p>
          </table:table-cell>
          <table:table-cell office:value-type="float" office:value="20.81011">
            <text:p>20.81011</text:p>
          </table:table-cell>
          <table:table-cell office:value-type="float" office:value="0.84556">
            <text:p>0.84556</text:p>
          </table:table-cell>
          <table:table-cell office:value-type="float" office:value="-0.53262">
            <text:p>-0.53262</text:p>
          </table:table-cell>
          <table:table-cell office:value-type="string">
            <text:p>Sutherland-LCOGT C</text:p>
          </table:table-cell>
        </table:table-row>
        <table:table-row table:style-name="ro2">
          <table:table-cell office:value-type="string">
            <text:p>L04</text:p>
          </table:table-cell>
          <table:table-cell office:value-type="float" office:value="23.5964">
            <text:p>23.5964</text:p>
          </table:table-cell>
          <table:table-cell office:value-type="float" office:value="0.685544">
            <text:p>0.685544</text:p>
          </table:table-cell>
          <table:table-cell office:value-type="float" office:value="0.72567">
            <text:p>0.72567</text:p>
          </table:table-cell>
          <table:table-cell office:value-type="string">
            <text:p>ROASTERR-1 Observatory, Cluj-Napoca</text:p>
          </table:table-cell>
        </table:table-row>
        <table:table-row table:style-name="ro2">
          <table:table-cell office:value-type="string">
            <text:p>L15</text:p>
          </table:table-cell>
          <table:table-cell office:value-type="float" office:value="25.97839">
            <text:p>25.97839</text:p>
          </table:table-cell>
          <table:table-cell office:value-type="float" office:value="0.708234">
            <text:p>0.708234</text:p>
          </table:table-cell>
          <table:table-cell office:value-type="float" office:value="0.70366">
            <text:p>0.70366</text:p>
          </table:table-cell>
          <table:table-cell office:value-type="string">
            <text:p>St. George Observatory, Ploiesti</text:p>
          </table:table-cell>
        </table:table-row>
        <table:table-row table:style-name="ro2">
          <table:table-cell office:value-type="string">
            <text:p>L22</text:p>
          </table:table-cell>
          <table:table-cell office:value-type="float" office:value="27.66953">
            <text:p>27.66953</text:p>
          </table:table-cell>
          <table:table-cell office:value-type="float" office:value="0.692963">
            <text:p>0.692963</text:p>
          </table:table-cell>
          <table:table-cell office:value-type="float" office:value="0.71857">
            <text:p>0.71857</text:p>
          </table:table-cell>
          <table:table-cell office:value-type="string">
            <text:p>Barlad Observatory</text:p>
          </table:table-cell>
        </table:table-row>
        <table:table-row table:style-name="ro2">
          <table:table-cell office:value-type="string">
            <text:p>L23</text:p>
          </table:table-cell>
          <table:table-cell office:value-type="float" office:value="27.8319">
            <text:p>27.8319</text:p>
          </table:table-cell>
          <table:table-cell office:value-type="float" office:value="0.70211">
            <text:p>0.70211</text:p>
          </table:table-cell>
          <table:table-cell office:value-type="float" office:value="0.70968">
            <text:p>0.70968</text:p>
          </table:table-cell>
          <table:table-cell office:value-type="string">
            <text:p>Schela Observatory</text:p>
          </table:table-cell>
        </table:table-row>
        <table:table-row table:style-name="ro2">
          <table:table-cell office:value-type="string">
            <text:p>L24</text:p>
          </table:table-cell>
          <table:table-cell office:value-type="float" office:value="27.9289">
            <text:p>27.9289</text:p>
          </table:table-cell>
          <table:table-cell office:value-type="float" office:value="0.89882">
            <text:p>0.89882</text:p>
          </table:table-cell>
          <table:table-cell office:value-type="float" office:value="-0.43743">
            <text:p>-0.43743</text:p>
          </table:table-cell>
          <table:table-cell office:value-type="string">
            <text:p>Gauteng</text:p>
          </table:table-cell>
        </table:table-row>
        <table:table-row table:style-name="ro2">
          <table:table-cell office:value-type="string">
            <text:p>L51</text:p>
          </table:table-cell>
          <table:table-cell office:value-type="float" office:value="34.0164">
            <text:p>34.0164</text:p>
          </table:table-cell>
          <table:table-cell office:value-type="float" office:value="0.71169">
            <text:p>0.71169</text:p>
          </table:table-cell>
          <table:table-cell office:value-type="float" office:value="0.70028">
            <text:p>0.70028</text:p>
          </table:table-cell>
          <table:table-cell office:value-type="string">
            <text:p>MARGO, Nauchnij</text:p>
          </table:table-cell>
        </table:table-row>
        <table:table-row table:style-name="ro2">
          <table:table-cell office:value-type="string">
            <text:p>N27</text:p>
          </table:table-cell>
          <table:table-cell office:value-type="float" office:value="73.7253">
            <text:p>73.7253</text:p>
          </table:table-cell>
          <table:table-cell office:value-type="float" office:value="0.57847">
            <text:p>0.57847</text:p>
          </table:table-cell>
          <table:table-cell office:value-type="float" office:value="0.81298">
            <text:p>0.81298</text:p>
          </table:table-cell>
          <table:table-cell office:value-type="string">
            <text:p>Omsk-Yogik Observatory</text:p>
          </table:table-cell>
        </table:table-row>
        <table:table-row table:style-name="ro2">
          <table:table-cell office:value-type="string">
            <text:p>N87</text:p>
          </table:table-cell>
          <table:table-cell office:value-type="float" office:value="87.17503">
            <text:p>87.17503</text:p>
          </table:table-cell>
          <table:table-cell office:value-type="float" office:value="0.727076">
            <text:p>0.727076</text:p>
          </table:table-cell>
          <table:table-cell office:value-type="float" office:value="0.68472">
            <text:p>0.68472</text:p>
          </table:table-cell>
          <table:table-cell office:value-type="string">
            <text:p>Nanshan Station, Xinjiang Observatory</text:p>
          </table:table-cell>
        </table:table-row>
        <table:table-row table:style-name="ro2">
          <table:table-cell office:value-type="string">
            <text:p>O44</text:p>
          </table:table-cell>
          <table:table-cell office:value-type="float" office:value="100.031">
            <text:p>100.031</text:p>
          </table:table-cell>
          <table:table-cell office:value-type="float" office:value="0.89435">
            <text:p>0.89435</text:p>
          </table:table-cell>
          <table:table-cell office:value-type="float" office:value="0.44698">
            <text:p>0.44698</text:p>
          </table:table-cell>
          <table:table-cell office:value-type="string">
            <text:p>Lijiang Station, Yunnan Observatories</text:p>
          </table:table-cell>
        </table:table-row>
        <table:table-row table:style-name="ro2">
          <table:table-cell office:value-type="string">
            <text:p>O75</text:p>
          </table:table-cell>
          <table:table-cell office:value-type="float" office:value="107.0518">
            <text:p>107.0518</text:p>
          </table:table-cell>
          <table:table-cell office:value-type="float" office:value="0.672284">
            <text:p>0.672284</text:p>
          </table:table-cell>
          <table:table-cell office:value-type="float" office:value="0.73815">
            <text:p>0.73815</text:p>
          </table:table-cell>
          <table:table-cell office:value-type="string">
            <text:p>ISON-Hureltogoot Observatory</text:p>
          </table:table-cell>
        </table:table-row>
        <table:table-row table:style-name="ro2">
          <table:table-cell office:value-type="string">
            <text:p>P25</text:p>
          </table:table-cell>
          <table:table-cell office:value-type="float" office:value="118.31274">
            <text:p>118.31274</text:p>
          </table:table-cell>
          <table:table-cell office:value-type="float" office:value="0.910976">
            <text:p>0.910976</text:p>
          </table:table-cell>
          <table:table-cell office:value-type="float" office:value="0.41108">
            <text:p>0.41108</text:p>
          </table:table-cell>
          <table:table-cell office:value-type="string">
            <text:p>Kinmen Educational Remote Observatory, Jincheng</text:p>
          </table:table-cell>
        </table:table-row>
        <table:table-row table:style-name="ro2">
          <table:table-cell office:value-type="string">
            <text:p>P34</text:p>
          </table:table-cell>
          <table:table-cell office:value-type="float" office:value="120.32031">
            <text:p>120.32031</text:p>
          </table:table-cell>
          <table:table-cell office:value-type="float" office:value="0.85504">
            <text:p>0.85504</text:p>
          </table:table-cell>
          <table:table-cell office:value-type="float" office:value="0.51682">
            <text:p>0.51682</text:p>
          </table:table-cell>
          <table:table-cell office:value-type="string">
            <text:p>Lvye Observatory, Suzhou</text:p>
          </table:table-cell>
        </table:table-row>
        <table:table-row table:style-name="ro2">
          <table:table-cell office:value-type="string">
            <text:p>P35</text:p>
          </table:table-cell>
          <table:table-cell office:value-type="float" office:value="120.55699">
            <text:p>120.55699</text:p>
          </table:table-cell>
          <table:table-cell office:value-type="float" office:value="0.913398">
            <text:p>0.913398</text:p>
          </table:table-cell>
          <table:table-cell office:value-type="float" office:value="0.40572">
            <text:p>0.40572</text:p>
          </table:table-cell>
          <table:table-cell office:value-type="string">
            <text:p>Cuteip Remote Observatory, Changhua</text:p>
          </table:table-cell>
        </table:table-row>
        <table:table-row table:style-name="ro1">
          <table:table-cell office:value-type="string">
            <text:p>P36</text:p>
          </table:table-cell>
          <table:table-cell office:value-type="float" office:value="120.62669">
            <text:p>120.62669</text:p>
          </table:table-cell>
          <table:table-cell office:value-type="float" office:value="0.855207">
            <text:p>0.855207</text:p>
          </table:table-cell>
          <table:table-cell office:value-type="float" office:value="0.51655">
            <text:p>0.51655</text:p>
          </table:table-cell>
          <table:table-cell office:value-type="string">
            <text:p>ULTRA Observatory,Suzhou</text:p>
          </table:table-cell>
        </table:table-row>
        <table:table-row table:style-name="ro2">
          <table:table-cell office:value-type="string">
            <text:p>P73</text:p>
          </table:table-cell>
          <table:table-cell office:value-type="float" office:value="129.082">
            <text:p>129.082</text:p>
          </table:table-cell>
          <table:table-cell office:value-type="float" office:value="0.81744">
            <text:p>0.81744</text:p>
          </table:table-cell>
          <table:table-cell office:value-type="float" office:value="0.57412">
            <text:p>0.57412</text:p>
          </table:table-cell>
          <table:table-cell office:value-type="string">
            <text:p>BSH Byulsem Observatory, Busan</text:p>
          </table:table-cell>
        </table:table-row>
        <table:table-row table:style-name="ro2">
          <table:table-cell office:value-type="string">
            <text:p>Q24</text:p>
          </table:table-cell>
          <table:table-cell office:value-type="float" office:value="140.5236">
            <text:p>140.5236</text:p>
          </table:table-cell>
          <table:table-cell office:value-type="float" office:value="0.81099">
            <text:p>0.81099</text:p>
          </table:table-cell>
          <table:table-cell office:value-type="float" office:value="0.5831">
            <text:p>0.5831</text:p>
          </table:table-cell>
          <table:table-cell office:value-type="string">
            <text:p>Katori</text:p>
          </table:table-cell>
        </table:table-row>
        <table:table-row table:style-name="ro1">
          <table:table-cell office:value-type="string">
            <text:p>Q61</text:p>
          </table:table-cell>
          <table:table-cell office:value-type="float" office:value="149.0619">
            <text:p>149.0619</text:p>
          </table:table-cell>
          <table:table-cell office:value-type="float" office:value="0.85564">
            <text:p>0.85564</text:p>
          </table:table-cell>
          <table:table-cell office:value-type="float" office:value="-0.51618">
            <text:p>-0.51618</text:p>
          </table:table-cell>
          <table:table-cell office:value-type="string">
            <text:p>PROMPT, Siding Spring</text:p>
          </table:table-cell>
        </table:table-row>
        <table:table-row table:style-name="ro2">
          <table:table-cell office:value-type="string">
            <text:p>Q62</text:p>
          </table:table-cell>
          <table:table-cell office:value-type="float" office:value="149.06442">
            <text:p>149.06442</text:p>
          </table:table-cell>
          <table:table-cell office:value-type="float" office:value="0.855629">
            <text:p>0.855629</text:p>
          </table:table-cell>
          <table:table-cell office:value-type="float" office:value="-0.5162">
            <text:p>-0.5162</text:p>
          </table:table-cell>
          <table:table-cell office:value-type="string">
            <text:p>iTelescope Observatory, Siding Spring</text:p>
          </table:table-cell>
        </table:table-row>
        <table:table-row table:style-name="ro2">
          <table:table-cell office:value-type="string">
            <text:p>Q63</text:p>
          </table:table-cell>
          <table:table-cell office:value-type="float" office:value="149.07064">
            <text:p>149.07064</text:p>
          </table:table-cell>
          <table:table-cell office:value-type="float" office:value="0.855632">
            <text:p>0.855632</text:p>
          </table:table-cell>
          <table:table-cell office:value-type="float" office:value="-0.5162">
            <text:p>-0.5162</text:p>
          </table:table-cell>
          <table:table-cell office:value-type="string">
            <text:p>Siding Spring-LCOGT A</text:p>
          </table:table-cell>
        </table:table-row>
        <table:table-row table:style-name="ro2">
          <table:table-cell office:value-type="string">
            <text:p>Q64</text:p>
          </table:table-cell>
          <table:table-cell office:value-type="float" office:value="149.07078">
            <text:p>149.07078</text:p>
          </table:table-cell>
          <table:table-cell office:value-type="float" office:value="0.855632">
            <text:p>0.855632</text:p>
          </table:table-cell>
          <table:table-cell office:value-type="float" office:value="-0.5162">
            <text:p>-0.5162</text:p>
          </table:table-cell>
          <table:table-cell office:value-type="string">
            <text:p>Siding Spring-LCOGT B</text:p>
          </table:table-cell>
        </table:table-row>
        <table:table-row table:style-name="ro2">
          <table:table-cell office:value-type="string">
            <text:p>Q68</text:p>
          </table:table-cell>
          <table:table-cell office:value-type="float" office:value="150.33742">
            <text:p>150.33742</text:p>
          </table:table-cell>
          <table:table-cell office:value-type="float" office:value="0.832917">
            <text:p>0.832917</text:p>
          </table:table-cell>
          <table:table-cell office:value-type="float" office:value="-0.55181">
            <text:p>-0.55181</text:p>
          </table:table-cell>
          <table:table-cell office:value-type="string">
            <text:p>Blue Mountains Observatory, Leura</text:p>
          </table:table-cell>
        </table:table-row>
        <table:table-row table:style-name="ro2">
          <table:table-cell office:value-type="string">
            <text:p>Q79</text:p>
          </table:table-cell>
          <table:table-cell office:value-type="float" office:value="152.8481">
            <text:p>152.8481</text:p>
          </table:table-cell>
          <table:table-cell office:value-type="float" office:value="0.88871">
            <text:p>0.88871</text:p>
          </table:table-cell>
          <table:table-cell office:value-type="float" office:value="-0.45696">
            <text:p>-0.45696</text:p>
          </table:table-cell>
          <table:table-cell office:value-type="string">
            <text:p>Samford Valley Observatory</text:p>
          </table:table-cell>
        </table:table-row>
        <table:table-row table:style-name="ro2">
          <table:table-cell office:value-type="string">
            <text:p>Q80</text:p>
          </table:table-cell>
          <table:table-cell office:value-type="float" office:value="153.216">
            <text:p>153.216</text:p>
          </table:table-cell>
          <table:table-cell office:value-type="float" office:value="0.88762">
            <text:p>0.88762</text:p>
          </table:table-cell>
          <table:table-cell office:value-type="float" office:value="-0.45904">
            <text:p>-0.45904</text:p>
          </table:table-cell>
          <table:table-cell office:value-type="string">
            <text:p>Birkdale</text:p>
          </table:table-cell>
        </table:table-row>
        <table:table-row table:style-name="ro2">
          <table:table-cell office:value-type="string">
            <text:p>T08</text:p>
          </table:table-cell>
          <table:table-cell office:value-type="float" office:value="204.4236">
            <text:p>204.4236</text:p>
          </table:table-cell>
          <table:table-cell office:value-type="float" office:value="0.94329">
            <text:p>0.94329</text:p>
          </table:table-cell>
          <table:table-cell office:value-type="float" office:value="0.33246">
            <text:p>0.33246</text:p>
          </table:table-cell>
          <table:table-cell office:value-type="string">
            <text:p>ATLAS-MLO, Mauna Loa</text:p>
          </table:table-cell>
        </table:table-row>
        <table:table-row table:style-name="ro2">
          <table:table-cell office:value-type="string">
            <text:p>U69</text:p>
          </table:table-cell>
          <table:table-cell office:value-type="float" office:value="240.587">
            <text:p>240.587</text:p>
          </table:table-cell>
          <table:table-cell office:value-type="float" office:value="0.79904">
            <text:p>0.79904</text:p>
          </table:table-cell>
          <table:table-cell office:value-type="float" office:value="0.59962">
            <text:p>0.59962</text:p>
          </table:table-cell>
          <table:table-cell office:value-type="string">
            <text:p>iTelescope SRO Observatory, Auberry</text:p>
          </table:table-cell>
        </table:table-row>
        <table:table-row table:style-name="ro2">
          <table:table-cell office:value-type="string">
            <text:p>U80</text:p>
          </table:table-cell>
          <table:table-cell office:value-type="float" office:value="243.6151">
            <text:p>243.6151</text:p>
          </table:table-cell>
          <table:table-cell office:value-type="float" office:value="0.82737">
            <text:p>0.82737</text:p>
          </table:table-cell>
          <table:table-cell office:value-type="float" office:value="0.56004">
            <text:p>0.56004</text:p>
          </table:table-cell>
          <table:table-cell office:value-type="string">
            <text:p>CS3-DanHenge Observatory, Landers</text:p>
          </table:table-cell>
        </table:table-row>
        <table:table-row table:style-name="ro1">
          <table:table-cell office:value-type="string">
            <text:p>U81</text:p>
          </table:table-cell>
          <table:table-cell office:value-type="float" office:value="243.61514">
            <text:p>243.61514</text:p>
          </table:table-cell>
          <table:table-cell office:value-type="float" office:value="0.827367">
            <text:p>0.827367</text:p>
          </table:table-cell>
          <table:table-cell office:value-type="float" office:value="0.56003">
            <text:p>0.56003</text:p>
          </table:table-cell>
          <table:table-cell office:value-type="string">
            <text:p>CS3-Trojan Station, Landers</text:p>
          </table:table-cell>
        </table:table-row>
        <table:table-row table:style-name="ro1">
          <table:table-cell office:value-type="string">
            <text:p>U82</text:p>
          </table:table-cell>
          <table:table-cell office:value-type="float" office:value="243.61519">
            <text:p>243.61519</text:p>
          </table:table-cell>
          <table:table-cell office:value-type="float" office:value="0.827368">
            <text:p>0.827368</text:p>
          </table:table-cell>
          <table:table-cell office:value-type="float" office:value="0.56003">
            <text:p>0.56003</text:p>
          </table:table-cell>
          <table:table-cell office:value-type="string">
            <text:p>CS3-Palmer Divide Station, Landers</text:p>
          </table:table-cell>
        </table:table-row>
        <table:table-row table:style-name="ro1">
          <table:table-cell office:value-type="string">
            <text:p>V05</text:p>
          </table:table-cell>
          <table:table-cell office:value-type="float" office:value="248.63195">
            <text:p>248.63195</text:p>
          </table:table-cell>
          <table:table-cell office:value-type="float" office:value="0.836631">
            <text:p>0.836631</text:p>
          </table:table-cell>
          <table:table-cell office:value-type="float" office:value="0.5461">
            <text:p>0.5461</text:p>
          </table:table-cell>
          <table:table-cell office:value-type="string">
            <text:p>Rusty Mountain Observatory, Gold Canyon</text:p>
          </table:table-cell>
        </table:table-row>
        <table:table-row table:style-name="ro2">
          <table:table-cell office:value-type="string">
            <text:p>V07</text:p>
          </table:table-cell>
          <table:table-cell office:value-type="float" office:value="249.1219">
            <text:p>249.1219</text:p>
          </table:table-cell>
          <table:table-cell office:value-type="float" office:value="0.85208">
            <text:p>0.85208</text:p>
          </table:table-cell>
          <table:table-cell office:value-type="float" office:value="0.52234">
            <text:p>0.52234</text:p>
          </table:table-cell>
          <table:table-cell office:value-type="string">
            <text:p>Whipple Observatory, Mount Hopkins-PAIRITEL</text:p>
          </table:table-cell>
        </table:table-row>
        <table:table-row table:style-name="ro2">
          <table:table-cell office:value-type="string">
            <text:p>V31</text:p>
          </table:table-cell>
          <table:table-cell office:value-type="float" office:value="254.475">
            <text:p>254.475</text:p>
          </table:table-cell>
          <table:table-cell office:value-type="float" office:value="0.84061">
            <text:p>0.84061</text:p>
          </table:table-cell>
          <table:table-cell office:value-type="float" office:value="0.54046">
            <text:p>0.54046</text:p>
          </table:table-cell>
          <table:table-cell office:value-type="string">
            <text:p>Hazardous Observatory, Mayhill</text:p>
          </table:table-cell>
        </table:table-row>
        <table:table-row table:style-name="ro2">
          <table:table-cell office:value-type="string">
            <text:p>V37</text:p>
          </table:table-cell>
          <table:table-cell office:value-type="float" office:value="255.98483">
            <text:p>255.98483</text:p>
          </table:table-cell>
          <table:table-cell office:value-type="float" office:value="0.861053">
            <text:p>0.861053</text:p>
          </table:table-cell>
          <table:table-cell office:value-type="float" office:value="0.50742">
            <text:p>0.50742</text:p>
          </table:table-cell>
          <table:table-cell office:value-type="string">
            <text:p>McDonald Observatory-LCOGT ELP</text:p>
          </table:table-cell>
        </table:table-row>
        <table:table-row table:style-name="ro1">
          <table:table-cell office:value-type="string">
            <text:p>V88</text:p>
          </table:table-cell>
          <table:table-cell office:value-type="float" office:value="267.42811">
            <text:p>267.42811</text:p>
          </table:table-cell>
          <table:table-cell office:value-type="float" office:value="0.820618">
            <text:p>0.820618</text:p>
          </table:table-cell>
          <table:table-cell office:value-type="float" office:value="0.56961">
            <text:p>0.56961</text:p>
          </table:table-cell>
          <table:table-cell office:value-type="string">
            <text:p>River Ridge Observatory, Conway</text:p>
          </table:table-cell>
        </table:table-row>
        <table:table-row table:style-name="ro1">
          <table:table-cell office:value-type="string">
            <text:p>W04</text:p>
          </table:table-cell>
          <table:table-cell office:value-type="float" office:value="271.00944">
            <text:p>271.00944</text:p>
          </table:table-cell>
          <table:table-cell office:value-type="float" office:value="0.761606">
            <text:p>0.761606</text:p>
          </table:table-cell>
          <table:table-cell office:value-type="float" office:value="0.64592">
            <text:p>0.64592</text:p>
          </table:table-cell>
          <table:table-cell office:value-type="string">
            <text:p>Mark Evans Observatory, Bloomington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72.6247">
            <text:p>272.6247</text:p>
          </table:table-cell>
          <table:table-cell office:value-type="float" office:value="0.75272">
            <text:p>0.75272</text:p>
          </table:table-cell>
          <table:table-cell office:value-type="float" office:value="0.65618">
            <text:p>0.65618</text:p>
          </table:table-cell>
          <table:table-cell office:value-type="string">
            <text:p>Calumet Astronomy Center, Lowell</text:p>
          </table:table-cell>
        </table:table-row>
        <table:table-row table:style-name="ro1">
          <table:table-cell office:value-type="string">
            <text:p>W19</text:p>
          </table:table-cell>
          <table:table-cell office:value-type="float" office:value="274.37283">
            <text:p>274.37283</text:p>
          </table:table-cell>
          <table:table-cell office:value-type="float" office:value="0.740783">
            <text:p>0.740783</text:p>
          </table:table-cell>
          <table:table-cell office:value-type="float" office:value="0.66955">
            <text:p>0.66955</text:p>
          </table:table-cell>
          <table:table-cell office:value-type="string">
            <text:p>Kalamazoo</text:p>
          </table:table-cell>
        </table:table-row>
        <table:table-row table:style-name="ro1">
          <table:table-cell office:value-type="string">
            <text:p>W49</text:p>
          </table:table-cell>
          <table:table-cell office:value-type="float" office:value="281.06757">
            <text:p>281.06757</text:p>
          </table:table-cell>
          <table:table-cell office:value-type="float" office:value="0.778794">
            <text:p>0.778794</text:p>
          </table:table-cell>
          <table:table-cell office:value-type="float" office:value="0.62538">
            <text:p>0.62538</text:p>
          </table:table-cell>
          <table:table-cell office:value-type="string">
            <text:p>CBA-MM Observatory, Mountain Meadows</text:p>
          </table:table-cell>
        </table:table-row>
        <table:table-row table:style-name="ro1">
          <table:table-cell office:value-type="string">
            <text:p>W50</text:p>
          </table:table-cell>
          <table:table-cell office:value-type="float" office:value="281.25404">
            <text:p>281.25404</text:p>
          </table:table-cell>
          <table:table-cell office:value-type="float" office:value="0.813127">
            <text:p>0.813127</text:p>
          </table:table-cell>
          <table:table-cell office:value-type="float" office:value="0.58016">
            <text:p>0.58016</text:p>
          </table:table-cell>
          <table:table-cell office:value-type="string">
            <text:p>Apex</text:p>
          </table:table-cell>
        </table:table-row>
        <table:table-row table:style-name="ro2">
          <table:table-cell office:value-type="string">
            <text:p>W66</text:p>
          </table:table-cell>
          <table:table-cell office:value-type="float" office:value="285.05381">
            <text:p>285.05381</text:p>
          </table:table-cell>
          <table:table-cell office:value-type="float" office:value="0.756278">
            <text:p>0.756278</text:p>
          </table:table-cell>
          <table:table-cell office:value-type="float" office:value="0.6521">
            <text:p>0.6521</text:p>
          </table:table-cell>
          <table:table-cell office:value-type="string">
            <text:p>Blairstown</text:p>
          </table:table-cell>
        </table:table-row>
        <table:table-row table:style-name="ro1">
          <table:table-cell office:value-type="string">
            <text:p>W71</text:p>
          </table:table-cell>
          <table:table-cell office:value-type="float" office:value="285.99297">
            <text:p>285.99297</text:p>
          </table:table-cell>
          <table:table-cell office:value-type="float" office:value="0.717404">
            <text:p>0.717404</text:p>
          </table:table-cell>
          <table:table-cell office:value-type="float" office:value="0.69445">
            <text:p>0.69445</text:p>
          </table:table-cell>
          <table:table-cell office:value-type="string">
            <text:p>Rand II Observatory, Lake Placid</text:p>
          </table:table-cell>
        </table:table-row>
        <table:table-row table:style-name="ro2">
          <table:table-cell office:value-type="string">
            <text:p>W83</text:p>
          </table:table-cell>
          <table:table-cell office:value-type="float" office:value="288.69747">
            <text:p>288.69747</text:p>
          </table:table-cell>
          <table:table-cell office:value-type="float" office:value="0.740821">
            <text:p>0.740821</text:p>
          </table:table-cell>
          <table:table-cell office:value-type="float" office:value="0.66946">
            <text:p>0.66946</text:p>
          </table:table-cell>
          <table:table-cell office:value-type="string">
            <text:p>Whitin Observatory, Wellesley</text:p>
          </table:table-cell>
        </table:table-row>
        <table:table-row table:style-name="ro2">
          <table:table-cell office:value-type="string">
            <text:p>W84</text:p>
          </table:table-cell>
          <table:table-cell office:value-type="float" office:value="289.19358">
            <text:p>289.19358</text:p>
          </table:table-cell>
          <table:table-cell office:value-type="float" office:value="0.865572">
            <text:p>0.865572</text:p>
          </table:table-cell>
          <table:table-cell office:value-type="float" office:value="-0.49979">
            <text:p>-0.49979</text:p>
          </table:table-cell>
          <table:table-cell office:value-type="string">
            <text:p>Cerro Tololo-DECam</text:p>
          </table:table-cell>
        </table:table-row>
        <table:table-row table:style-name="ro2">
          <table:table-cell office:value-type="string">
            <text:p>W85</text:p>
          </table:table-cell>
          <table:table-cell office:value-type="float" office:value="289.19519">
            <text:p>289.19519</text:p>
          </table:table-cell>
          <table:table-cell office:value-type="float" office:value="0.865591">
            <text:p>0.865591</text:p>
          </table:table-cell>
          <table:table-cell office:value-type="float" office:value="-0.49976">
            <text:p>-0.49976</text:p>
          </table:table-cell>
          <table:table-cell office:value-type="string">
            <text:p>Cerro Tololo-LCOGT A</text:p>
          </table:table-cell>
        </table:table-row>
        <table:table-row table:style-name="ro2">
          <table:table-cell office:value-type="string">
            <text:p>W86</text:p>
          </table:table-cell>
          <table:table-cell office:value-type="float" office:value="289.19533">
            <text:p>289.19533</text:p>
          </table:table-cell>
          <table:table-cell office:value-type="float" office:value="0.865592">
            <text:p>0.865592</text:p>
          </table:table-cell>
          <table:table-cell office:value-type="float" office:value="-0.49975">
            <text:p>-0.49975</text:p>
          </table:table-cell>
          <table:table-cell office:value-type="string">
            <text:p>Cerro Tololo-LCOGT B</text:p>
          </table:table-cell>
        </table:table-row>
        <table:table-row table:style-name="ro2">
          <table:table-cell office:value-type="string">
            <text:p>W87</text:p>
          </table:table-cell>
          <table:table-cell office:value-type="float" office:value="289.19532">
            <text:p>289.19532</text:p>
          </table:table-cell>
          <table:table-cell office:value-type="float" office:value="0.865591">
            <text:p>0.865591</text:p>
          </table:table-cell>
          <table:table-cell office:value-type="float" office:value="-0.49976">
            <text:p>-0.49976</text:p>
          </table:table-cell>
          <table:table-cell office:value-type="string">
            <text:p>Cerro Tololo-LCOGT C</text:p>
          </table:table-cell>
        </table:table-row>
        <table:table-row table:style-name="ro2">
          <table:table-cell office:value-type="string">
            <text:p>W95</text:p>
          </table:table-cell>
          <table:table-cell office:value-type="float" office:value="291.81981">
            <text:p>291.81981</text:p>
          </table:table-cell>
          <table:table-cell office:value-type="float" office:value="0.921643">
            <text:p>0.921643</text:p>
          </table:table-cell>
          <table:table-cell office:value-type="float" office:value="-0.3877">
            <text:p>-0.3877</text:p>
          </table:table-cell>
          <table:table-cell office:value-type="string">
            <text:p>Observatorio Panameno, San Pedro de Atacama</text:p>
          </table:table-cell>
        </table:table-row>
        <table:table-row table:style-name="ro2">
          <table:table-cell office:value-type="string">
            <text:p>W96</text:p>
          </table:table-cell>
          <table:table-cell office:value-type="float" office:value="291.8201">
            <text:p>291.8201</text:p>
          </table:table-cell>
          <table:table-cell office:value-type="float" office:value="0.92164">
            <text:p>0.92164</text:p>
          </table:table-cell>
          <table:table-cell office:value-type="float" office:value="-0.38772">
            <text:p>-0.38772</text:p>
          </table:table-cell>
          <table:table-cell office:value-type="string">
            <text:p>CAO, San Pedro de Atacama (since 2013)</text:p>
          </table:table-cell>
        </table:table-row>
        <table:table-row table:style-name="ro2">
          <table:table-cell office:value-type="string">
            <text:p>W97</text:p>
          </table:table-cell>
          <table:table-cell office:value-type="float" office:value="291.82019">
            <text:p>291.82019</text:p>
          </table:table-cell>
          <table:table-cell office:value-type="float" office:value="0.921639">
            <text:p>0.921639</text:p>
          </table:table-cell>
          <table:table-cell office:value-type="float" office:value="-0.38771">
            <text:p>-0.38771</text:p>
          </table:table-cell>
          <table:table-cell office:value-type="string">
            <text:p>Atacama Desert Observatory, San Pedro de Atacama</text:p>
          </table:table-cell>
        </table:table-row>
        <table:table-row table:style-name="ro2">
          <table:table-cell office:value-type="string">
            <text:p>W98</text:p>
          </table:table-cell>
          <table:table-cell office:value-type="float" office:value="291.8203">
            <text:p>291.8203</text:p>
          </table:table-cell>
          <table:table-cell office:value-type="float" office:value="0.92164">
            <text:p>0.92164</text:p>
          </table:table-cell>
          <table:table-cell office:value-type="float" office:value="-0.38771">
            <text:p>-0.38771</text:p>
          </table:table-cell>
          <table:table-cell office:value-type="string">
            <text:p>SDA Observatory, San Pedro de Atacama</text:p>
          </table:table-cell>
        </table:table-row>
        <table:table-row table:style-name="ro2">
          <table:table-cell office:value-type="string">
            <text:p>X13</text:p>
          </table:table-cell>
          <table:table-cell office:value-type="float" office:value="295.4498">
            <text:p>295.4498</text:p>
          </table:table-cell>
          <table:table-cell office:value-type="float" office:value="0.85269">
            <text:p>0.85269</text:p>
          </table:table-cell>
          <table:table-cell office:value-type="float" office:value="-0.52103">
            <text:p>-0.52103</text:p>
          </table:table-cell>
          <table:table-cell office:value-type="string">
            <text:p>Observatorio Remoto Bosque Alegre</text:p>
          </table:table-cell>
        </table:table-row>
        <table:table-row table:style-name="ro2">
          <table:table-cell office:value-type="string">
            <text:p>X14</text:p>
          </table:table-cell>
          <table:table-cell office:value-type="float" office:value="295.83222">
            <text:p>295.83222</text:p>
          </table:table-cell>
          <table:table-cell office:value-type="float" office:value="0.854475">
            <text:p>0.854475</text:p>
          </table:table-cell>
          <table:table-cell office:value-type="float" office:value="-0.51787">
            <text:p>-0.51787</text:p>
          </table:table-cell>
          <table:table-cell office:value-type="string">
            <text:p>Observatorio Orbis Tertius, Cordoba</text:p>
          </table:table-cell>
        </table:table-row>
        <table:table-row table:style-name="ro2">
          <table:table-cell office:value-type="string">
            <text:p>X38</text:p>
          </table:table-cell>
          <table:table-cell office:value-type="float" office:value="301.13711">
            <text:p>301.13711</text:p>
          </table:table-cell>
          <table:table-cell office:value-type="float" office:value="0.825648">
            <text:p>0.825648</text:p>
          </table:table-cell>
          <table:table-cell office:value-type="float" office:value="-0.56229">
            <text:p>-0.56229</text:p>
          </table:table-cell>
          <table:table-cell office:value-type="string">
            <text:p>Observatorio Pueyrredon, La Lonja</text:p>
          </table:table-cell>
        </table:table-row>
        <table:table-row table:style-name="ro2">
          <table:table-cell office:value-type="string">
            <text:p>X57</text:p>
          </table:table-cell>
          <table:table-cell office:value-type="float" office:value="305.40626">
            <text:p>305.40626</text:p>
          </table:table-cell>
          <table:table-cell office:value-type="float" office:value="0.903659">
            <text:p>0.903659</text:p>
          </table:table-cell>
          <table:table-cell office:value-type="float" office:value="-0.42688">
            <text:p>-0.42688</text:p>
          </table:table-cell>
          <table:table-cell office:value-type="string">
            <text:p>Polo Astronomico CMF,Foz do Iguacu</text:p>
          </table:table-cell>
        </table:table-row>
        <table:table-row table:style-name="ro2">
          <table:table-cell office:value-type="string">
            <text:p>Y00</text:p>
          </table:table-cell>
          <table:table-cell office:value-type="float" office:value="315.21504">
            <text:p>315.21504</text:p>
          </table:table-cell>
          <table:table-cell office:value-type="float" office:value="0.935906">
            <text:p>0.935906</text:p>
          </table:table-cell>
          <table:table-cell office:value-type="float" office:value="-0.35156">
            <text:p>-0.35156</text:p>
          </table:table-cell>
          <table:table-cell office:value-type="string">
            <text:p>SONEAR Observatory, Oliveira</text:p>
          </table:table-cell>
        </table:table-row>
        <table:table-row table:style-name="ro2">
          <table:table-cell office:value-type="string">
            <text:p>Y28</text:p>
          </table:table-cell>
          <table:table-cell office:value-type="float" office:value="321.3126">
            <text:p>321.3126</text:p>
          </table:table-cell>
          <table:table-cell office:value-type="float" office:value="0.9884">
            <text:p>0.9884</text:p>
          </table:table-cell>
          <table:table-cell office:value-type="float" office:value="-0.15179">
            <text:p>-0.15179</text:p>
          </table:table-cell>
          <table:table-cell office:value-type="string">
            <text:p>OASI, Nova Itacuruba</text:p>
          </table:table-cell>
        </table:table-row>
        <table:table-row table:style-name="ro2">
          <table:table-cell office:value-type="string">
            <text:p>Z20</text:p>
          </table:table-cell>
          <table:table-cell office:value-type="float" office:value="342.1217">
            <text:p>342.1217</text:p>
          </table:table-cell>
          <table:table-cell office:value-type="float" office:value="0.87763">
            <text:p>0.87763</text:p>
          </table:table-cell>
          <table:table-cell office:value-type="float" office:value="0.4785">
            <text:p>0.4785</text:p>
          </table:table-cell>
          <table:table-cell office:value-type="string">
            <text:p>La Palma-MERCATOR</text:p>
          </table:table-cell>
        </table:table-row>
        <table:table-row table:style-name="ro2">
          <table:table-cell office:value-type="string">
            <text:p>Z62</text:p>
          </table:table-cell>
          <table:table-cell office:value-type="float" office:value="351.62912">
            <text:p>351.62912</text:p>
          </table:table-cell>
          <table:table-cell office:value-type="float" office:value="0.737181">
            <text:p>0.737181</text:p>
          </table:table-cell>
          <table:table-cell office:value-type="float" office:value="0.67358">
            <text:p>0.67358</text:p>
          </table:table-cell>
          <table:table-cell office:value-type="string">
            <text:p>Observatorio Forcarei</text:p>
          </table:table-cell>
        </table:table-row>
        <table:table-row table:style-name="ro2">
          <table:table-cell office:value-type="string">
            <text:p>Z65</text:p>
          </table:table-cell>
          <table:table-cell office:value-type="float" office:value="352.17252">
            <text:p>352.17252</text:p>
          </table:table-cell>
          <table:table-cell office:value-type="float" office:value="0.741388">
            <text:p>0.741388</text:p>
          </table:table-cell>
          <table:table-cell office:value-type="float" office:value="0.6689">
            <text:p>0.6689</text:p>
          </table:table-cell>
          <table:table-cell office:value-type="string">
            <text:p>Observatorio Astronomico Corgas</text:p>
          </table:table-cell>
        </table:table-row>
        <table:table-row table:style-name="ro2">
          <table:table-cell office:value-type="string">
            <text:p>Z69</text:p>
          </table:table-cell>
          <table:table-cell office:value-type="float" office:value="353.187">
            <text:p>353.187</text:p>
          </table:table-cell>
          <table:table-cell office:value-type="float" office:value="0.79823">
            <text:p>0.79823</text:p>
          </table:table-cell>
          <table:table-cell office:value-type="float" office:value="0.60034">
            <text:p>0.60034</text:p>
          </table:table-cell>
          <table:table-cell office:value-type="string">
            <text:p>Observatorio Mazagon Huelva</text:p>
          </table:table-cell>
        </table:table-row>
        <table:table-row table:style-name="ro2">
          <table:table-cell office:value-type="string">
            <text:p>Z72</text:p>
          </table:table-cell>
          <table:table-cell office:value-type="float" office:value="353.88864">
            <text:p>353.88864</text:p>
          </table:table-cell>
          <table:table-cell office:value-type="float" office:value="0.599295">
            <text:p>0.599295</text:p>
          </table:table-cell>
          <table:table-cell office:value-type="float" office:value="0.79785">
            <text:p>0.79785</text:p>
          </table:table-cell>
          <table:table-cell office:value-type="string">
            <text:p>Cademuir Observatory, Dalkey</text:p>
          </table:table-cell>
        </table:table-row>
        <table:table-row table:style-name="ro2">
          <table:table-cell office:value-type="string">
            <text:p>Z74</text:p>
          </table:table-cell>
          <table:table-cell office:value-type="float" office:value="354.1562">
            <text:p>354.1562</text:p>
          </table:table-cell>
          <table:table-cell office:value-type="float" office:value="0.7961">
            <text:p>0.7961</text:p>
          </table:table-cell>
          <table:table-cell office:value-type="float" office:value="0.60315">
            <text:p>0.60315</text:p>
          </table:table-cell>
          <table:table-cell office:value-type="string">
            <text:p>Amanecer de Arrakis</text:p>
          </table:table-cell>
        </table:table-row>
        <table:table-row table:style-name="ro2">
          <table:table-cell office:value-type="string">
            <text:p>Z75</text:p>
          </table:table-cell>
          <table:table-cell office:value-type="float" office:value="354.4676">
            <text:p>354.4676</text:p>
          </table:table-cell>
          <table:table-cell office:value-type="float" office:value="0.73736">
            <text:p>0.73736</text:p>
          </table:table-cell>
          <table:table-cell office:value-type="float" office:value="0.67346">
            <text:p>0.67346</text:p>
          </table:table-cell>
          <table:table-cell office:value-type="string">
            <text:p>Observatorio Sirius, Las Lomas</text:p>
          </table:table-cell>
        </table:table-row>
        <table:table-row table:style-name="ro2">
          <table:table-cell office:value-type="string">
            <text:p>Z77</text:p>
          </table:table-cell>
          <table:table-cell office:value-type="float" office:value="354.88958">
            <text:p>354.88958</text:p>
          </table:table-cell>
          <table:table-cell office:value-type="float" office:value="0.797212">
            <text:p>0.797212</text:p>
          </table:table-cell>
          <table:table-cell office:value-type="float" office:value="0.60173">
            <text:p>0.60173</text:p>
          </table:table-cell>
          <table:table-cell office:value-type="string">
            <text:p>Osuna</text:p>
          </table:table-cell>
        </table:table-row>
        <table:table-row table:style-name="ro2">
          <table:table-cell office:value-type="string">
            <text:p>Z81</text:p>
          </table:table-cell>
          <table:table-cell office:value-type="float" office:value="355.7324">
            <text:p>355.7324</text:p>
          </table:table-cell>
          <table:table-cell office:value-type="float" office:value="0.80253">
            <text:p>0.80253</text:p>
          </table:table-cell>
          <table:table-cell office:value-type="float" office:value="0.59462">
            <text:p>0.59462</text:p>
          </table:table-cell>
          <table:table-cell office:value-type="string">
            <text:p>Observatorio Estrella de Mar</text:p>
          </table:table-cell>
        </table:table-row>
        <table:table-row table:style-name="ro2">
          <table:table-cell office:value-type="string">
            <text:p>Z83</text:p>
          </table:table-cell>
          <table:table-cell office:value-type="float" office:value="356.2881">
            <text:p>356.2881</text:p>
          </table:table-cell>
          <table:table-cell office:value-type="float" office:value="0.76033">
            <text:p>0.76033</text:p>
          </table:table-cell>
          <table:table-cell office:value-type="float" office:value="0.64755">
            <text:p>0.64755</text:p>
          </table:table-cell>
          <table:table-cell office:value-type="string">
            <text:p>Chicharronian 3C Observatory, Tres Cantos</text:p>
          </table:table-cell>
        </table:table-row>
        <table:table-row table:style-name="ro2">
          <table:table-cell office:value-type="string">
            <text:p>Z86</text:p>
          </table:table-cell>
          <table:table-cell office:value-type="float" office:value="356.89">
            <text:p>356.89</text:p>
          </table:table-cell>
          <table:table-cell office:value-type="float" office:value="0.62347">
            <text:p>0.62347</text:p>
          </table:table-cell>
          <table:table-cell office:value-type="float" office:value="0.77923">
            <text:p>0.77923</text:p>
          </table:table-cell>
          <table:table-cell office:value-type="string">
            <text:p>St. Mellons</text:p>
          </table:table-cell>
        </table:table-row>
        <table:table-row table:style-name="ro2">
          <table:table-cell office:value-type="string">
            <text:p>Z88</text:p>
          </table:table-cell>
          <table:table-cell office:value-type="float" office:value="357.5101">
            <text:p>357.5101</text:p>
          </table:table-cell>
          <table:table-cell office:value-type="float" office:value="0.62716">
            <text:p>0.62716</text:p>
          </table:table-cell>
          <table:table-cell office:value-type="float" office:value="0.77632">
            <text:p>0.77632</text:p>
          </table:table-cell>
          <table:table-cell office:value-type="string">
            <text:p>Fosseway Observatoy, Stratton-on-the-Fosse</text:p>
          </table:table-cell>
        </table:table-row>
        <table:table-row table:style-name="ro1">
          <table:table-cell office:value-type="string">
            <text:p>Z92</text:p>
          </table:table-cell>
          <table:table-cell office:value-type="float" office:value="358.39222">
            <text:p>358.39222</text:p>
          </table:table-cell>
          <table:table-cell office:value-type="float" office:value="0.591378">
            <text:p>0.591378</text:p>
          </table:table-cell>
          <table:table-cell office:value-type="float" office:value="0.80371">
            <text:p>0.80371</text:p>
          </table:table-cell>
          <table:table-cell office:value-type="string">
            <text:p>West Park Observatory, Leeds</text:p>
          </table:table-cell>
        </table:table-row>
        <table:table-row table:style-name="ro2">
          <table:table-cell office:value-type="string">
            <text:p>Z95</text:p>
          </table:table-cell>
          <table:table-cell office:value-type="float" office:value="358.8909">
            <text:p>358.8909</text:p>
          </table:table-cell>
          <table:table-cell office:value-type="float" office:value="0.76782">
            <text:p>0.76782</text:p>
          </table:table-cell>
          <table:table-cell office:value-type="float" office:value="0.63883">
            <text:p>0.63883</text:p>
          </table:table-cell>
          <table:table-cell office:value-type="string">
            <text:p>Astronomia Para Todos Remote Observatory</text:p>
          </table:table-cell>
        </table:table-row>
        <table:table-row table:style-name="ro2">
          <table:table-cell office:value-type="string">
            <text:p>Z96</text:p>
          </table:table-cell>
          <table:table-cell office:value-type="float" office:value="359.19369">
            <text:p>359.19369</text:p>
          </table:table-cell>
          <table:table-cell office:value-type="float" office:value="0.747818">
            <text:p>0.747818</text:p>
          </table:table-cell>
          <table:table-cell office:value-type="float" office:value="0.66173">
            <text:p>0.66173</text:p>
          </table:table-cell>
          <table:table-cell office:value-type="string">
            <text:p>Observatorio Cesaraugusto</text:p>
          </table:table-cell>
        </table:table-row>
        <table:table-row table:style-name="ro2">
          <table:table-cell office:value-type="string">
            <text:p>Z97</text:p>
          </table:table-cell>
          <table:table-cell office:value-type="float" office:value="359.41647">
            <text:p>359.41647</text:p>
          </table:table-cell>
          <table:table-cell office:value-type="float" office:value="0.704568">
            <text:p>0.704568</text:p>
          </table:table-cell>
          <table:table-cell office:value-type="float" office:value="0.70727">
            <text:p>0.70727</text:p>
          </table:table-cell>
          <table:table-cell office:value-type="string">
            <text:p>OPERA Observatory, Saint Palais</text:p>
          </table:table-cell>
        </table:table-row>
        <table:table-row table:style-name="ro2">
          <table:table-cell office:value-type="string">
            <text:p>Z99</text:p>
          </table:table-cell>
          <table:table-cell office:value-type="float" office:value="359.97874">
            <text:p>359.97874</text:p>
          </table:table-cell>
          <table:table-cell office:value-type="float" office:value="0.595468">
            <text:p>0.595468</text:p>
          </table:table-cell>
          <table:table-cell office:value-type="float" office:value="0.80068">
            <text:p>0.80068</text:p>
          </table:table-cell>
          <table:table-cell office:value-type="string">
            <text:p>Clixby Observatory, Cleethorpes</text:p>
          </table:table-cell>
        </table:table-row>
        <table:table-row table:style-name="ro1" table:number-rows-repeated="10467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Primucci</meta:initial-creator>
    <meta:creation-date>2014-04-27T19:37:32</meta:creation-date>
    <dc:date>2014-04-27T20:02:53</dc:date>
    <dc:creator>Emilio Primucci</dc:creator>
    <meta:editing-duration>PT24M6S</meta:editing-duration>
    <meta:editing-cycles>3</meta:editing-cycles>
    <meta:generator>LibreOffice/3.5$Linux_X86_64 LibreOffice_project/350m1$Build-2</meta:generator>
    <meta:document-statistic meta:table-count="1" meta:cell-count="9160" meta:object-count="0"/>
  </office:meta>
</office:document-meta>
</file>